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3.266cm"/>
    </style:style>
    <style:style style:name="ro1" style:family="table-row">
      <style:table-row-properties style:row-height="0.409cm" fo:break-before="auto" style:use-optimal-row-height="true"/>
    </style:style>
    <style:style style:name="ro2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 table:print="false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Name</text:p>
          </table:table-cell>
          <table:table-cell office:value-type="string">
            <text:p>osmkey</text:p>
          </table:table-cell>
          <table:table-cell office:value-type="string">
            <text:p>osmvalue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1001</text:p>
          </table:table-cell>
          <table:table-cell office:value-type="string">
            <text:p>Flensburg</text:p>
          </table:table-cell>
          <table:table-cell office:value-type="string">
            <text:p>de:amtlicher_gemeindeschlüssel</text:p>
          </table:table-cell>
          <table:table-cell office:value-type="string">
            <text:p>01001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1002</text:p>
          </table:table-cell>
          <table:table-cell office:value-type="string">
            <text:p>Kiel</text:p>
          </table:table-cell>
          <table:table-cell office:value-type="string">
            <text:p>de:amtlicher_gemeindeschlüssel</text:p>
          </table:table-cell>
          <table:table-cell office:value-type="string">
            <text:p>01002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1003</text:p>
          </table:table-cell>
          <table:table-cell office:value-type="string">
            <text:p>Lübeck</text:p>
          </table:table-cell>
          <table:table-cell office:value-type="string">
            <text:p>de:amtlicher_gemeindeschlüssel</text:p>
          </table:table-cell>
          <table:table-cell office:value-type="string">
            <text:p>01003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1004</text:p>
          </table:table-cell>
          <table:table-cell office:value-type="string">
            <text:p>Neumünster</text:p>
          </table:table-cell>
          <table:table-cell office:value-type="string">
            <text:p>de:amtlicher_gemeindeschlüssel</text:p>
          </table:table-cell>
          <table:table-cell office:value-type="string">
            <text:p>01004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1051</text:p>
          </table:table-cell>
          <table:table-cell office:value-type="string">
            <text:p>Kreis Dithmarschen</text:p>
          </table:table-cell>
          <table:table-cell office:value-type="string">
            <text:p>de:amtlicher_gemeindeschlüssel</text:p>
          </table:table-cell>
          <table:table-cell office:value-type="string">
            <text:p>01051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1053</text:p>
          </table:table-cell>
          <table:table-cell office:value-type="string">
            <text:p>Kreis Herzogtum Lauenburg</text:p>
          </table:table-cell>
          <table:table-cell office:value-type="string">
            <text:p>de:amtlicher_gemeindeschlüssel</text:p>
          </table:table-cell>
          <table:table-cell office:value-type="string">
            <text:p>01053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1054</text:p>
          </table:table-cell>
          <table:table-cell office:value-type="string">
            <text:p>Kreis Nordfriesland</text:p>
          </table:table-cell>
          <table:table-cell office:value-type="string">
            <text:p>de:amtlicher_gemeindeschlüssel</text:p>
          </table:table-cell>
          <table:table-cell office:value-type="string">
            <text:p>01054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1055</text:p>
          </table:table-cell>
          <table:table-cell office:value-type="string">
            <text:p>Kreis Ostholstein</text:p>
          </table:table-cell>
          <table:table-cell office:value-type="string">
            <text:p>de:amtlicher_gemeindeschlüssel</text:p>
          </table:table-cell>
          <table:table-cell office:value-type="string">
            <text:p>01055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1056</text:p>
          </table:table-cell>
          <table:table-cell office:value-type="string">
            <text:p>Kreis Pinneberg</text:p>
          </table:table-cell>
          <table:table-cell office:value-type="string">
            <text:p>de:amtlicher_gemeindeschlüssel</text:p>
          </table:table-cell>
          <table:table-cell office:value-type="string">
            <text:p>01056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1057</text:p>
          </table:table-cell>
          <table:table-cell office:value-type="string">
            <text:p>Kreis Plön</text:p>
          </table:table-cell>
          <table:table-cell office:value-type="string">
            <text:p>de:amtlicher_gemeindeschlüssel</text:p>
          </table:table-cell>
          <table:table-cell office:value-type="string">
            <text:p>01057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1058</text:p>
          </table:table-cell>
          <table:table-cell office:value-type="string">
            <text:p>Kreis Rendsburg-Eckernförde</text:p>
          </table:table-cell>
          <table:table-cell office:value-type="string">
            <text:p>de:amtlicher_gemeindeschlüssel</text:p>
          </table:table-cell>
          <table:table-cell office:value-type="string">
            <text:p>01058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1059</text:p>
          </table:table-cell>
          <table:table-cell office:value-type="string">
            <text:p>Kreis Schleswig-Flensburg</text:p>
          </table:table-cell>
          <table:table-cell office:value-type="string">
            <text:p>de:amtlicher_gemeindeschlüssel</text:p>
          </table:table-cell>
          <table:table-cell office:value-type="string">
            <text:p>01059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1060</text:p>
          </table:table-cell>
          <table:table-cell office:value-type="string">
            <text:p>Kreis Segeberg</text:p>
          </table:table-cell>
          <table:table-cell office:value-type="string">
            <text:p>de:amtlicher_gemeindeschlüssel</text:p>
          </table:table-cell>
          <table:table-cell office:value-type="string">
            <text:p>01060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1061</text:p>
          </table:table-cell>
          <table:table-cell office:value-type="string">
            <text:p>Kreis Steinburg</text:p>
          </table:table-cell>
          <table:table-cell office:value-type="string">
            <text:p>de:amtlicher_gemeindeschlüssel</text:p>
          </table:table-cell>
          <table:table-cell office:value-type="string">
            <text:p>01061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1062</text:p>
          </table:table-cell>
          <table:table-cell office:value-type="string">
            <text:p>Kreis Stormarn</text:p>
          </table:table-cell>
          <table:table-cell office:value-type="string">
            <text:p>de:amtlicher_gemeindeschlüssel</text:p>
          </table:table-cell>
          <table:table-cell office:value-type="string">
            <text:p>01062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2000</text:p>
          </table:table-cell>
          <table:table-cell office:value-type="string">
            <text:p>Hamburg</text:p>
          </table:table-cell>
          <table:table-cell office:value-type="string">
            <text:p>de:amtlicher_gemeindeschlüssel</text:p>
          </table:table-cell>
          <table:table-cell office:value-type="string">
            <text:p>02000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3101</text:p>
          </table:table-cell>
          <table:table-cell office:value-type="string">
            <text:p>Braunschweig</text:p>
          </table:table-cell>
          <table:table-cell office:value-type="string">
            <text:p>de:amtlicher_gemeindeschlüssel</text:p>
          </table:table-cell>
          <table:table-cell office:value-type="string">
            <text:p>03101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3102</text:p>
          </table:table-cell>
          <table:table-cell office:value-type="string">
            <text:p>Salzgitter</text:p>
          </table:table-cell>
          <table:table-cell office:value-type="string">
            <text:p>de:amtlicher_gemeindeschlüssel</text:p>
          </table:table-cell>
          <table:table-cell office:value-type="string">
            <text:p>03102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3103</text:p>
          </table:table-cell>
          <table:table-cell office:value-type="string">
            <text:p>Wolfsburg</text:p>
          </table:table-cell>
          <table:table-cell office:value-type="string">
            <text:p>de:amtlicher_gemeindeschlüssel</text:p>
          </table:table-cell>
          <table:table-cell office:value-type="string">
            <text:p>03103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3151</text:p>
          </table:table-cell>
          <table:table-cell office:value-type="string">
            <text:p>Landkreis Gifhorn</text:p>
          </table:table-cell>
          <table:table-cell office:value-type="string">
            <text:p>de:amtlicher_gemeindeschlüssel</text:p>
          </table:table-cell>
          <table:table-cell office:value-type="string">
            <text:p>03151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3152</text:p>
          </table:table-cell>
          <table:table-cell office:value-type="string">
            <text:p>Landkreis Göttingen</text:p>
          </table:table-cell>
          <table:table-cell office:value-type="string">
            <text:p>de:amtlicher_gemeindeschlüssel</text:p>
          </table:table-cell>
          <table:table-cell office:value-type="string">
            <text:p>03152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3153</text:p>
          </table:table-cell>
          <table:table-cell office:value-type="string">
            <text:p>Landkreis Goslar</text:p>
          </table:table-cell>
          <table:table-cell office:value-type="string">
            <text:p>de:amtlicher_gemeindeschlüssel</text:p>
          </table:table-cell>
          <table:table-cell office:value-type="string">
            <text:p>03153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3154</text:p>
          </table:table-cell>
          <table:table-cell office:value-type="string">
            <text:p>Landkreis Helmstedt</text:p>
          </table:table-cell>
          <table:table-cell office:value-type="string">
            <text:p>de:amtlicher_gemeindeschlüssel</text:p>
          </table:table-cell>
          <table:table-cell office:value-type="string">
            <text:p>03154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3155</text:p>
          </table:table-cell>
          <table:table-cell office:value-type="string">
            <text:p>Landkreis Northeim</text:p>
          </table:table-cell>
          <table:table-cell office:value-type="string">
            <text:p>de:amtlicher_gemeindeschlüssel</text:p>
          </table:table-cell>
          <table:table-cell office:value-type="string">
            <text:p>03155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3156</text:p>
          </table:table-cell>
          <table:table-cell office:value-type="string">
            <text:p>Landkreis Osterode am Harz</text:p>
          </table:table-cell>
          <table:table-cell office:value-type="string">
            <text:p>de:amtlicher_gemeindeschlüssel</text:p>
          </table:table-cell>
          <table:table-cell office:value-type="string">
            <text:p>03156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3157</text:p>
          </table:table-cell>
          <table:table-cell office:value-type="string">
            <text:p>Landkreis Peine</text:p>
          </table:table-cell>
          <table:table-cell office:value-type="string">
            <text:p>de:amtlicher_gemeindeschlüssel</text:p>
          </table:table-cell>
          <table:table-cell office:value-type="string">
            <text:p>03157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3158</text:p>
          </table:table-cell>
          <table:table-cell office:value-type="string">
            <text:p>Landkreis Wolfenbüttel</text:p>
          </table:table-cell>
          <table:table-cell office:value-type="string">
            <text:p>de:amtlicher_gemeindeschlüssel</text:p>
          </table:table-cell>
          <table:table-cell office:value-type="string">
            <text:p>03158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3241</text:p>
          </table:table-cell>
          <table:table-cell office:value-type="string">
            <text:p>Region Hannover</text:p>
          </table:table-cell>
          <table:table-cell office:value-type="string">
            <text:p>de:amtlicher_gemeindeschlüssel</text:p>
          </table:table-cell>
          <table:table-cell office:value-type="string">
            <text:p>03241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3251</text:p>
          </table:table-cell>
          <table:table-cell office:value-type="string">
            <text:p>Landkreis Diepholz</text:p>
          </table:table-cell>
          <table:table-cell office:value-type="string">
            <text:p>de:amtlicher_gemeindeschlüssel</text:p>
          </table:table-cell>
          <table:table-cell office:value-type="string">
            <text:p>03251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3252</text:p>
          </table:table-cell>
          <table:table-cell office:value-type="string">
            <text:p>Landkreis Hameln-Pyrmont</text:p>
          </table:table-cell>
          <table:table-cell office:value-type="string">
            <text:p>de:amtlicher_gemeindeschlüssel</text:p>
          </table:table-cell>
          <table:table-cell office:value-type="string">
            <text:p>03252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3254</text:p>
          </table:table-cell>
          <table:table-cell office:value-type="string">
            <text:p>Landkreis Hildesheim</text:p>
          </table:table-cell>
          <table:table-cell office:value-type="string">
            <text:p>de:amtlicher_gemeindeschlüssel</text:p>
          </table:table-cell>
          <table:table-cell office:value-type="string">
            <text:p>03254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3255</text:p>
          </table:table-cell>
          <table:table-cell office:value-type="string">
            <text:p>Landkreis Holzminden</text:p>
          </table:table-cell>
          <table:table-cell office:value-type="string">
            <text:p>de:amtlicher_gemeindeschlüssel</text:p>
          </table:table-cell>
          <table:table-cell office:value-type="string">
            <text:p>03255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3256</text:p>
          </table:table-cell>
          <table:table-cell office:value-type="string">
            <text:p>Landkreis Nienburg/Weser</text:p>
          </table:table-cell>
          <table:table-cell office:value-type="string">
            <text:p>de:amtlicher_gemeindeschlüssel</text:p>
          </table:table-cell>
          <table:table-cell office:value-type="string">
            <text:p>03256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3257</text:p>
          </table:table-cell>
          <table:table-cell office:value-type="string">
            <text:p>Landkreis Schaumburg</text:p>
          </table:table-cell>
          <table:table-cell office:value-type="string">
            <text:p>de:amtlicher_gemeindeschlüssel</text:p>
          </table:table-cell>
          <table:table-cell office:value-type="string">
            <text:p>03257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3351</text:p>
          </table:table-cell>
          <table:table-cell office:value-type="string">
            <text:p>Landkreis Celle</text:p>
          </table:table-cell>
          <table:table-cell office:value-type="string">
            <text:p>de:amtlicher_gemeindeschlüssel</text:p>
          </table:table-cell>
          <table:table-cell office:value-type="string">
            <text:p>03351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3352</text:p>
          </table:table-cell>
          <table:table-cell office:value-type="string">
            <text:p>Landkreis Cuxhaven</text:p>
          </table:table-cell>
          <table:table-cell office:value-type="string">
            <text:p>de:amtlicher_gemeindeschlüssel</text:p>
          </table:table-cell>
          <table:table-cell office:value-type="string">
            <text:p>03352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3353</text:p>
          </table:table-cell>
          <table:table-cell office:value-type="string">
            <text:p>Landkreis Harburg</text:p>
          </table:table-cell>
          <table:table-cell office:value-type="string">
            <text:p>de:amtlicher_gemeindeschlüssel</text:p>
          </table:table-cell>
          <table:table-cell office:value-type="string">
            <text:p>03353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3354</text:p>
          </table:table-cell>
          <table:table-cell office:value-type="string">
            <text:p>Landkreis Lüchow-Dannenberg</text:p>
          </table:table-cell>
          <table:table-cell office:value-type="string">
            <text:p>de:amtlicher_gemeindeschlüssel</text:p>
          </table:table-cell>
          <table:table-cell office:value-type="string">
            <text:p>03354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3355</text:p>
          </table:table-cell>
          <table:table-cell office:value-type="string">
            <text:p>Landkreis Lüneburg</text:p>
          </table:table-cell>
          <table:table-cell office:value-type="string">
            <text:p>de:amtlicher_gemeindeschlüssel</text:p>
          </table:table-cell>
          <table:table-cell office:value-type="string">
            <text:p>03355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3356</text:p>
          </table:table-cell>
          <table:table-cell office:value-type="string">
            <text:p>Landkreis Osterholz</text:p>
          </table:table-cell>
          <table:table-cell office:value-type="string">
            <text:p>de:amtlicher_gemeindeschlüssel</text:p>
          </table:table-cell>
          <table:table-cell office:value-type="string">
            <text:p>03356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3357</text:p>
          </table:table-cell>
          <table:table-cell office:value-type="string">
            <text:p>Landkreis Rotenburg (Wümme)</text:p>
          </table:table-cell>
          <table:table-cell office:value-type="string">
            <text:p>de:amtlicher_gemeindeschlüssel</text:p>
          </table:table-cell>
          <table:table-cell office:value-type="string">
            <text:p>03357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3358</text:p>
          </table:table-cell>
          <table:table-cell office:value-type="string">
            <text:p>Landkreis Heidekreis</text:p>
          </table:table-cell>
          <table:table-cell office:value-type="string">
            <text:p>de:amtlicher_gemeindeschlüssel</text:p>
          </table:table-cell>
          <table:table-cell office:value-type="string">
            <text:p>03358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3359</text:p>
          </table:table-cell>
          <table:table-cell office:value-type="string">
            <text:p>Landkreis Stade</text:p>
          </table:table-cell>
          <table:table-cell office:value-type="string">
            <text:p>de:amtlicher_gemeindeschlüssel</text:p>
          </table:table-cell>
          <table:table-cell office:value-type="string">
            <text:p>03359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3360</text:p>
          </table:table-cell>
          <table:table-cell office:value-type="string">
            <text:p>Landkreis Uelzen</text:p>
          </table:table-cell>
          <table:table-cell office:value-type="string">
            <text:p>de:amtlicher_gemeindeschlüssel</text:p>
          </table:table-cell>
          <table:table-cell office:value-type="string">
            <text:p>03360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3361</text:p>
          </table:table-cell>
          <table:table-cell office:value-type="string">
            <text:p>Landkreis Verden</text:p>
          </table:table-cell>
          <table:table-cell office:value-type="string">
            <text:p>de:amtlicher_gemeindeschlüssel</text:p>
          </table:table-cell>
          <table:table-cell office:value-type="string">
            <text:p>03361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3401</text:p>
          </table:table-cell>
          <table:table-cell office:value-type="string">
            <text:p>Delmenhorst</text:p>
          </table:table-cell>
          <table:table-cell office:value-type="string">
            <text:p>de:amtlicher_gemeindeschlüssel</text:p>
          </table:table-cell>
          <table:table-cell office:value-type="string">
            <text:p>03401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3402</text:p>
          </table:table-cell>
          <table:table-cell office:value-type="string">
            <text:p>Emden</text:p>
          </table:table-cell>
          <table:table-cell office:value-type="string">
            <text:p>de:amtlicher_gemeindeschlüssel</text:p>
          </table:table-cell>
          <table:table-cell office:value-type="string">
            <text:p>03402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3403</text:p>
          </table:table-cell>
          <table:table-cell office:value-type="string">
            <text:p>Oldenburg</text:p>
          </table:table-cell>
          <table:table-cell office:value-type="string">
            <text:p>de:amtlicher_gemeindeschlüssel</text:p>
          </table:table-cell>
          <table:table-cell office:value-type="string">
            <text:p>03403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3404</text:p>
          </table:table-cell>
          <table:table-cell office:value-type="string">
            <text:p>Osnabrück</text:p>
          </table:table-cell>
          <table:table-cell office:value-type="string">
            <text:p>de:amtlicher_gemeindeschlüssel</text:p>
          </table:table-cell>
          <table:table-cell office:value-type="string">
            <text:p>03404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3405</text:p>
          </table:table-cell>
          <table:table-cell office:value-type="string">
            <text:p>Wilhelmshaven</text:p>
          </table:table-cell>
          <table:table-cell office:value-type="string">
            <text:p>de:amtlicher_gemeindeschlüssel</text:p>
          </table:table-cell>
          <table:table-cell office:value-type="string">
            <text:p>03405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3451</text:p>
          </table:table-cell>
          <table:table-cell office:value-type="string">
            <text:p>Landkreis Ammerland</text:p>
          </table:table-cell>
          <table:table-cell office:value-type="string">
            <text:p>de:amtlicher_gemeindeschlüssel</text:p>
          </table:table-cell>
          <table:table-cell office:value-type="string">
            <text:p>03451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3452</text:p>
          </table:table-cell>
          <table:table-cell office:value-type="string">
            <text:p>Landkreis Aurich</text:p>
          </table:table-cell>
          <table:table-cell office:value-type="string">
            <text:p>de:amtlicher_gemeindeschlüssel</text:p>
          </table:table-cell>
          <table:table-cell office:value-type="string">
            <text:p>03452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3453</text:p>
          </table:table-cell>
          <table:table-cell office:value-type="string">
            <text:p>Landkreis Cloppenburg</text:p>
          </table:table-cell>
          <table:table-cell office:value-type="string">
            <text:p>de:amtlicher_gemeindeschlüssel</text:p>
          </table:table-cell>
          <table:table-cell office:value-type="string">
            <text:p>03453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3454</text:p>
          </table:table-cell>
          <table:table-cell office:value-type="string">
            <text:p>Landkreis Emsland</text:p>
          </table:table-cell>
          <table:table-cell office:value-type="string">
            <text:p>de:amtlicher_gemeindeschlüssel</text:p>
          </table:table-cell>
          <table:table-cell office:value-type="string">
            <text:p>03454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3455</text:p>
          </table:table-cell>
          <table:table-cell office:value-type="string">
            <text:p>Landkreis Friesland</text:p>
          </table:table-cell>
          <table:table-cell office:value-type="string">
            <text:p>de:amtlicher_gemeindeschlüssel</text:p>
          </table:table-cell>
          <table:table-cell office:value-type="string">
            <text:p>03455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3456</text:p>
          </table:table-cell>
          <table:table-cell office:value-type="string">
            <text:p>Landkreis Grafschaft Bentheim</text:p>
          </table:table-cell>
          <table:table-cell office:value-type="string">
            <text:p>de:amtlicher_gemeindeschlüssel</text:p>
          </table:table-cell>
          <table:table-cell office:value-type="string">
            <text:p>03456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3457</text:p>
          </table:table-cell>
          <table:table-cell office:value-type="string">
            <text:p>Landkreis Leer</text:p>
          </table:table-cell>
          <table:table-cell office:value-type="string">
            <text:p>de:amtlicher_gemeindeschlüssel</text:p>
          </table:table-cell>
          <table:table-cell office:value-type="string">
            <text:p>03457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3458</text:p>
          </table:table-cell>
          <table:table-cell office:value-type="string">
            <text:p>Landkreis Oldenburg</text:p>
          </table:table-cell>
          <table:table-cell office:value-type="string">
            <text:p>de:amtlicher_gemeindeschlüssel</text:p>
          </table:table-cell>
          <table:table-cell office:value-type="string">
            <text:p>03458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3459</text:p>
          </table:table-cell>
          <table:table-cell office:value-type="string">
            <text:p>Landkreis Osnabrück</text:p>
          </table:table-cell>
          <table:table-cell office:value-type="string">
            <text:p>de:amtlicher_gemeindeschlüssel</text:p>
          </table:table-cell>
          <table:table-cell office:value-type="string">
            <text:p>03459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3460</text:p>
          </table:table-cell>
          <table:table-cell office:value-type="string">
            <text:p>Landkreis Vechta</text:p>
          </table:table-cell>
          <table:table-cell office:value-type="string">
            <text:p>de:amtlicher_gemeindeschlüssel</text:p>
          </table:table-cell>
          <table:table-cell office:value-type="string">
            <text:p>03460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3461</text:p>
          </table:table-cell>
          <table:table-cell office:value-type="string">
            <text:p>Landkreis Wesermarsch</text:p>
          </table:table-cell>
          <table:table-cell office:value-type="string">
            <text:p>de:amtlicher_gemeindeschlüssel</text:p>
          </table:table-cell>
          <table:table-cell office:value-type="string">
            <text:p>03461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3462</text:p>
          </table:table-cell>
          <table:table-cell office:value-type="string">
            <text:p>Landkreis Wittmund</text:p>
          </table:table-cell>
          <table:table-cell office:value-type="string">
            <text:p>de:amtlicher_gemeindeschlüssel</text:p>
          </table:table-cell>
          <table:table-cell office:value-type="string">
            <text:p>03462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4011</text:p>
          </table:table-cell>
          <table:table-cell office:value-type="string">
            <text:p>Bremen</text:p>
          </table:table-cell>
          <table:table-cell office:value-type="string">
            <text:p>de:amtlicher_gemeindeschlüssel</text:p>
          </table:table-cell>
          <table:table-cell office:value-type="string">
            <text:p>04011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4012</text:p>
          </table:table-cell>
          <table:table-cell office:value-type="string">
            <text:p>Bremerhaven</text:p>
          </table:table-cell>
          <table:table-cell office:value-type="string">
            <text:p>de:amtlicher_gemeindeschlüssel</text:p>
          </table:table-cell>
          <table:table-cell office:value-type="string">
            <text:p>04012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5111</text:p>
          </table:table-cell>
          <table:table-cell office:value-type="string">
            <text:p>Düsseldorf</text:p>
          </table:table-cell>
          <table:table-cell office:value-type="string">
            <text:p>de:amtlicher_gemeindeschlüssel</text:p>
          </table:table-cell>
          <table:table-cell office:value-type="string">
            <text:p>05111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5112</text:p>
          </table:table-cell>
          <table:table-cell office:value-type="string">
            <text:p>Duisburg</text:p>
          </table:table-cell>
          <table:table-cell office:value-type="string">
            <text:p>de:amtlicher_gemeindeschlüssel</text:p>
          </table:table-cell>
          <table:table-cell office:value-type="string">
            <text:p>05112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5113</text:p>
          </table:table-cell>
          <table:table-cell office:value-type="string">
            <text:p>Essen</text:p>
          </table:table-cell>
          <table:table-cell office:value-type="string">
            <text:p>de:amtlicher_gemeindeschlüssel</text:p>
          </table:table-cell>
          <table:table-cell office:value-type="string">
            <text:p>05113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5114</text:p>
          </table:table-cell>
          <table:table-cell office:value-type="string">
            <text:p>Krefeld</text:p>
          </table:table-cell>
          <table:table-cell office:value-type="string">
            <text:p>de:amtlicher_gemeindeschlüssel</text:p>
          </table:table-cell>
          <table:table-cell office:value-type="string">
            <text:p>05114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5116</text:p>
          </table:table-cell>
          <table:table-cell office:value-type="string">
            <text:p>Mönchengladbach</text:p>
          </table:table-cell>
          <table:table-cell office:value-type="string">
            <text:p>de:amtlicher_gemeindeschlüssel</text:p>
          </table:table-cell>
          <table:table-cell office:value-type="string">
            <text:p>05116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5117</text:p>
          </table:table-cell>
          <table:table-cell office:value-type="string">
            <text:p>Mülheim an der Ruhr</text:p>
          </table:table-cell>
          <table:table-cell office:value-type="string">
            <text:p>de:amtlicher_gemeindeschlüssel</text:p>
          </table:table-cell>
          <table:table-cell office:value-type="string">
            <text:p>05117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5119</text:p>
          </table:table-cell>
          <table:table-cell office:value-type="string">
            <text:p>Oberhausen</text:p>
          </table:table-cell>
          <table:table-cell office:value-type="string">
            <text:p>de:amtlicher_gemeindeschlüssel</text:p>
          </table:table-cell>
          <table:table-cell office:value-type="string">
            <text:p>05119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5120</text:p>
          </table:table-cell>
          <table:table-cell office:value-type="string">
            <text:p>Remscheid</text:p>
          </table:table-cell>
          <table:table-cell office:value-type="string">
            <text:p>de:amtlicher_gemeindeschlüssel</text:p>
          </table:table-cell>
          <table:table-cell office:value-type="string">
            <text:p>05120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5122</text:p>
          </table:table-cell>
          <table:table-cell office:value-type="string">
            <text:p>Solingen</text:p>
          </table:table-cell>
          <table:table-cell office:value-type="string">
            <text:p>de:amtlicher_gemeindeschlüssel</text:p>
          </table:table-cell>
          <table:table-cell office:value-type="string">
            <text:p>05122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5124</text:p>
          </table:table-cell>
          <table:table-cell office:value-type="string">
            <text:p>Wuppertal</text:p>
          </table:table-cell>
          <table:table-cell office:value-type="string">
            <text:p>de:amtlicher_gemeindeschlüssel</text:p>
          </table:table-cell>
          <table:table-cell office:value-type="string">
            <text:p>05124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5154</text:p>
          </table:table-cell>
          <table:table-cell office:value-type="string">
            <text:p>Kreis Kleve</text:p>
          </table:table-cell>
          <table:table-cell office:value-type="string">
            <text:p>de:amtlicher_gemeindeschlüssel</text:p>
          </table:table-cell>
          <table:table-cell office:value-type="string">
            <text:p>05154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5158</text:p>
          </table:table-cell>
          <table:table-cell office:value-type="string">
            <text:p>Kreis Mettmann</text:p>
          </table:table-cell>
          <table:table-cell office:value-type="string">
            <text:p>de:amtlicher_gemeindeschlüssel</text:p>
          </table:table-cell>
          <table:table-cell office:value-type="string">
            <text:p>05158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5162</text:p>
          </table:table-cell>
          <table:table-cell office:value-type="string">
            <text:p>Rhein-Kreis Neuss</text:p>
          </table:table-cell>
          <table:table-cell office:value-type="string">
            <text:p>de:amtlicher_gemeindeschlüssel</text:p>
          </table:table-cell>
          <table:table-cell office:value-type="string">
            <text:p>05162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5166</text:p>
          </table:table-cell>
          <table:table-cell office:value-type="string">
            <text:p>Kreis Viersen</text:p>
          </table:table-cell>
          <table:table-cell office:value-type="string">
            <text:p>de:amtlicher_gemeindeschlüssel</text:p>
          </table:table-cell>
          <table:table-cell office:value-type="string">
            <text:p>05166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5170</text:p>
          </table:table-cell>
          <table:table-cell office:value-type="string">
            <text:p>Kreis Wesel</text:p>
          </table:table-cell>
          <table:table-cell office:value-type="string">
            <text:p>de:amtlicher_gemeindeschlüssel</text:p>
          </table:table-cell>
          <table:table-cell office:value-type="string">
            <text:p>05170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5314</text:p>
          </table:table-cell>
          <table:table-cell office:value-type="string">
            <text:p>Bonn</text:p>
          </table:table-cell>
          <table:table-cell office:value-type="string">
            <text:p>de:amtlicher_gemeindeschlüssel</text:p>
          </table:table-cell>
          <table:table-cell office:value-type="string">
            <text:p>05314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5315</text:p>
          </table:table-cell>
          <table:table-cell office:value-type="string">
            <text:p>Köln</text:p>
          </table:table-cell>
          <table:table-cell office:value-type="string">
            <text:p>de:amtlicher_gemeindeschlüssel</text:p>
          </table:table-cell>
          <table:table-cell office:value-type="string">
            <text:p>05315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5316</text:p>
          </table:table-cell>
          <table:table-cell office:value-type="string">
            <text:p>Leverkusen</text:p>
          </table:table-cell>
          <table:table-cell office:value-type="string">
            <text:p>de:amtlicher_gemeindeschlüssel</text:p>
          </table:table-cell>
          <table:table-cell office:value-type="string">
            <text:p>05316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5334</text:p>
          </table:table-cell>
          <table:table-cell office:value-type="string">
            <text:p>Städteregion Aachen</text:p>
          </table:table-cell>
          <table:table-cell office:value-type="string">
            <text:p>de:amtlicher_gemeindeschlüssel</text:p>
          </table:table-cell>
          <table:table-cell office:value-type="string">
            <text:p>05334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5358</text:p>
          </table:table-cell>
          <table:table-cell office:value-type="string">
            <text:p>Kreis Düren</text:p>
          </table:table-cell>
          <table:table-cell office:value-type="string">
            <text:p>de:amtlicher_gemeindeschlüssel</text:p>
          </table:table-cell>
          <table:table-cell office:value-type="string">
            <text:p>05358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5362</text:p>
          </table:table-cell>
          <table:table-cell office:value-type="string">
            <text:p>Rhein-Erft-Kreis</text:p>
          </table:table-cell>
          <table:table-cell office:value-type="string">
            <text:p>de:amtlicher_gemeindeschlüssel</text:p>
          </table:table-cell>
          <table:table-cell office:value-type="string">
            <text:p>05362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5366</text:p>
          </table:table-cell>
          <table:table-cell office:value-type="string">
            <text:p>Kreis Euskirchen</text:p>
          </table:table-cell>
          <table:table-cell office:value-type="string">
            <text:p>de:amtlicher_gemeindeschlüssel</text:p>
          </table:table-cell>
          <table:table-cell office:value-type="string">
            <text:p>05366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5370</text:p>
          </table:table-cell>
          <table:table-cell office:value-type="string">
            <text:p>Kreis Heinsberg</text:p>
          </table:table-cell>
          <table:table-cell office:value-type="string">
            <text:p>de:amtlicher_gemeindeschlüssel</text:p>
          </table:table-cell>
          <table:table-cell office:value-type="string">
            <text:p>05370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5374</text:p>
          </table:table-cell>
          <table:table-cell office:value-type="string">
            <text:p>Oberbergischer Kreis</text:p>
          </table:table-cell>
          <table:table-cell office:value-type="string">
            <text:p>de:amtlicher_gemeindeschlüssel</text:p>
          </table:table-cell>
          <table:table-cell office:value-type="string">
            <text:p>05374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5378</text:p>
          </table:table-cell>
          <table:table-cell office:value-type="string">
            <text:p>Rheinisch-Bergischer Kreis</text:p>
          </table:table-cell>
          <table:table-cell office:value-type="string">
            <text:p>de:amtlicher_gemeindeschlüssel</text:p>
          </table:table-cell>
          <table:table-cell office:value-type="string">
            <text:p>05378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5382</text:p>
          </table:table-cell>
          <table:table-cell office:value-type="string">
            <text:p>Rhein-Sieg-Kreis</text:p>
          </table:table-cell>
          <table:table-cell office:value-type="string">
            <text:p>de:amtlicher_gemeindeschlüssel</text:p>
          </table:table-cell>
          <table:table-cell office:value-type="string">
            <text:p>05382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5512</text:p>
          </table:table-cell>
          <table:table-cell office:value-type="string">
            <text:p>Bottrop</text:p>
          </table:table-cell>
          <table:table-cell office:value-type="string">
            <text:p>de:amtlicher_gemeindeschlüssel</text:p>
          </table:table-cell>
          <table:table-cell office:value-type="string">
            <text:p>05512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5513</text:p>
          </table:table-cell>
          <table:table-cell office:value-type="string">
            <text:p>Gelsenkirchen</text:p>
          </table:table-cell>
          <table:table-cell office:value-type="string">
            <text:p>de:amtlicher_gemeindeschlüssel</text:p>
          </table:table-cell>
          <table:table-cell office:value-type="string">
            <text:p>05513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5515</text:p>
          </table:table-cell>
          <table:table-cell office:value-type="string">
            <text:p>Münster</text:p>
          </table:table-cell>
          <table:table-cell office:value-type="string">
            <text:p>de:amtlicher_gemeindeschlüssel</text:p>
          </table:table-cell>
          <table:table-cell office:value-type="string">
            <text:p>05515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5554</text:p>
          </table:table-cell>
          <table:table-cell office:value-type="string">
            <text:p>Kreis Borken</text:p>
          </table:table-cell>
          <table:table-cell office:value-type="string">
            <text:p>de:amtlicher_gemeindeschlüssel</text:p>
          </table:table-cell>
          <table:table-cell office:value-type="string">
            <text:p>05554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5558</text:p>
          </table:table-cell>
          <table:table-cell office:value-type="string">
            <text:p>Kreis Coesfeld</text:p>
          </table:table-cell>
          <table:table-cell office:value-type="string">
            <text:p>de:amtlicher_gemeindeschlüssel</text:p>
          </table:table-cell>
          <table:table-cell office:value-type="string">
            <text:p>05558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5562</text:p>
          </table:table-cell>
          <table:table-cell office:value-type="string">
            <text:p>Kreis Recklinghausen</text:p>
          </table:table-cell>
          <table:table-cell office:value-type="string">
            <text:p>de:amtlicher_gemeindeschlüssel</text:p>
          </table:table-cell>
          <table:table-cell office:value-type="string">
            <text:p>05562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5566</text:p>
          </table:table-cell>
          <table:table-cell office:value-type="string">
            <text:p>Kreis Steinfurt</text:p>
          </table:table-cell>
          <table:table-cell office:value-type="string">
            <text:p>de:amtlicher_gemeindeschlüssel</text:p>
          </table:table-cell>
          <table:table-cell office:value-type="string">
            <text:p>05566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5570</text:p>
          </table:table-cell>
          <table:table-cell office:value-type="string">
            <text:p>Kreis Warendorf</text:p>
          </table:table-cell>
          <table:table-cell office:value-type="string">
            <text:p>de:amtlicher_gemeindeschlüssel</text:p>
          </table:table-cell>
          <table:table-cell office:value-type="string">
            <text:p>05570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5711</text:p>
          </table:table-cell>
          <table:table-cell office:value-type="string">
            <text:p>Bielefeld</text:p>
          </table:table-cell>
          <table:table-cell office:value-type="string">
            <text:p>de:amtlicher_gemeindeschlüssel</text:p>
          </table:table-cell>
          <table:table-cell office:value-type="string">
            <text:p>05711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5754</text:p>
          </table:table-cell>
          <table:table-cell office:value-type="string">
            <text:p>Kreis Gütersloh</text:p>
          </table:table-cell>
          <table:table-cell office:value-type="string">
            <text:p>de:amtlicher_gemeindeschlüssel</text:p>
          </table:table-cell>
          <table:table-cell office:value-type="string">
            <text:p>05754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5758</text:p>
          </table:table-cell>
          <table:table-cell office:value-type="string">
            <text:p>Kreis Herford</text:p>
          </table:table-cell>
          <table:table-cell office:value-type="string">
            <text:p>de:amtlicher_gemeindeschlüssel</text:p>
          </table:table-cell>
          <table:table-cell office:value-type="string">
            <text:p>05758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5762</text:p>
          </table:table-cell>
          <table:table-cell office:value-type="string">
            <text:p>Kreis Höxter</text:p>
          </table:table-cell>
          <table:table-cell office:value-type="string">
            <text:p>de:amtlicher_gemeindeschlüssel</text:p>
          </table:table-cell>
          <table:table-cell office:value-type="string">
            <text:p>05762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5766</text:p>
          </table:table-cell>
          <table:table-cell office:value-type="string">
            <text:p>Kreis Lippe</text:p>
          </table:table-cell>
          <table:table-cell office:value-type="string">
            <text:p>de:amtlicher_gemeindeschlüssel</text:p>
          </table:table-cell>
          <table:table-cell office:value-type="string">
            <text:p>05766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5770</text:p>
          </table:table-cell>
          <table:table-cell office:value-type="string">
            <text:p>Kreis Minden-Lübbecke</text:p>
          </table:table-cell>
          <table:table-cell office:value-type="string">
            <text:p>de:amtlicher_gemeindeschlüssel</text:p>
          </table:table-cell>
          <table:table-cell office:value-type="string">
            <text:p>05770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5774</text:p>
          </table:table-cell>
          <table:table-cell office:value-type="string">
            <text:p>Kreis Paderborn</text:p>
          </table:table-cell>
          <table:table-cell office:value-type="string">
            <text:p>de:amtlicher_gemeindeschlüssel</text:p>
          </table:table-cell>
          <table:table-cell office:value-type="string">
            <text:p>05774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5911</text:p>
          </table:table-cell>
          <table:table-cell office:value-type="string">
            <text:p>Bochum</text:p>
          </table:table-cell>
          <table:table-cell office:value-type="string">
            <text:p>de:amtlicher_gemeindeschlüssel</text:p>
          </table:table-cell>
          <table:table-cell office:value-type="string">
            <text:p>05911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5913</text:p>
          </table:table-cell>
          <table:table-cell office:value-type="string">
            <text:p>Dortmund</text:p>
          </table:table-cell>
          <table:table-cell office:value-type="string">
            <text:p>de:amtlicher_gemeindeschlüssel</text:p>
          </table:table-cell>
          <table:table-cell office:value-type="string">
            <text:p>05913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5914</text:p>
          </table:table-cell>
          <table:table-cell office:value-type="string">
            <text:p>Hagen</text:p>
          </table:table-cell>
          <table:table-cell office:value-type="string">
            <text:p>de:amtlicher_gemeindeschlüssel</text:p>
          </table:table-cell>
          <table:table-cell office:value-type="string">
            <text:p>05914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5915</text:p>
          </table:table-cell>
          <table:table-cell office:value-type="string">
            <text:p>Hamm</text:p>
          </table:table-cell>
          <table:table-cell office:value-type="string">
            <text:p>de:amtlicher_gemeindeschlüssel</text:p>
          </table:table-cell>
          <table:table-cell office:value-type="string">
            <text:p>05915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5916</text:p>
          </table:table-cell>
          <table:table-cell office:value-type="string">
            <text:p>Herne</text:p>
          </table:table-cell>
          <table:table-cell office:value-type="string">
            <text:p>de:amtlicher_gemeindeschlüssel</text:p>
          </table:table-cell>
          <table:table-cell office:value-type="string">
            <text:p>05916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5954</text:p>
          </table:table-cell>
          <table:table-cell office:value-type="string">
            <text:p>Ennepe-Ruhr-Kreis</text:p>
          </table:table-cell>
          <table:table-cell office:value-type="string">
            <text:p>de:amtlicher_gemeindeschlüssel</text:p>
          </table:table-cell>
          <table:table-cell office:value-type="string">
            <text:p>05954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5958</text:p>
          </table:table-cell>
          <table:table-cell office:value-type="string">
            <text:p>Hochsauerlandkreis</text:p>
          </table:table-cell>
          <table:table-cell office:value-type="string">
            <text:p>de:amtlicher_gemeindeschlüssel</text:p>
          </table:table-cell>
          <table:table-cell office:value-type="string">
            <text:p>05958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5962</text:p>
          </table:table-cell>
          <table:table-cell office:value-type="string">
            <text:p>Märkischer Kreis</text:p>
          </table:table-cell>
          <table:table-cell office:value-type="string">
            <text:p>de:amtlicher_gemeindeschlüssel</text:p>
          </table:table-cell>
          <table:table-cell office:value-type="string">
            <text:p>05962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5966</text:p>
          </table:table-cell>
          <table:table-cell office:value-type="string">
            <text:p>Kreis Olpe</text:p>
          </table:table-cell>
          <table:table-cell office:value-type="string">
            <text:p>de:amtlicher_gemeindeschlüssel</text:p>
          </table:table-cell>
          <table:table-cell office:value-type="string">
            <text:p>05966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5970</text:p>
          </table:table-cell>
          <table:table-cell office:value-type="string">
            <text:p>Kreis Siegen-Wittgenstein</text:p>
          </table:table-cell>
          <table:table-cell office:value-type="string">
            <text:p>de:amtlicher_gemeindeschlüssel</text:p>
          </table:table-cell>
          <table:table-cell office:value-type="string">
            <text:p>05970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5974</text:p>
          </table:table-cell>
          <table:table-cell office:value-type="string">
            <text:p>Kreis Soest</text:p>
          </table:table-cell>
          <table:table-cell office:value-type="string">
            <text:p>de:amtlicher_gemeindeschlüssel</text:p>
          </table:table-cell>
          <table:table-cell office:value-type="string">
            <text:p>05974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5978</text:p>
          </table:table-cell>
          <table:table-cell office:value-type="string">
            <text:p>Kreis Unna</text:p>
          </table:table-cell>
          <table:table-cell office:value-type="string">
            <text:p>de:amtlicher_gemeindeschlüssel</text:p>
          </table:table-cell>
          <table:table-cell office:value-type="string">
            <text:p>05978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6411</text:p>
          </table:table-cell>
          <table:table-cell office:value-type="string">
            <text:p>Darmstadt</text:p>
          </table:table-cell>
          <table:table-cell office:value-type="string">
            <text:p>de:amtlicher_gemeindeschlüssel</text:p>
          </table:table-cell>
          <table:table-cell office:value-type="string">
            <text:p>06411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6412</text:p>
          </table:table-cell>
          <table:table-cell office:value-type="string">
            <text:p>Frankfurt am Main</text:p>
          </table:table-cell>
          <table:table-cell office:value-type="string">
            <text:p>de:amtlicher_gemeindeschlüssel</text:p>
          </table:table-cell>
          <table:table-cell office:value-type="string">
            <text:p>06412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6413</text:p>
          </table:table-cell>
          <table:table-cell office:value-type="string">
            <text:p>Offenbach am Main</text:p>
          </table:table-cell>
          <table:table-cell office:value-type="string">
            <text:p>de:amtlicher_gemeindeschlüssel</text:p>
          </table:table-cell>
          <table:table-cell office:value-type="string">
            <text:p>06413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6414</text:p>
          </table:table-cell>
          <table:table-cell office:value-type="string">
            <text:p>Wiesbaden</text:p>
          </table:table-cell>
          <table:table-cell office:value-type="string">
            <text:p>de:amtlicher_gemeindeschlüssel</text:p>
          </table:table-cell>
          <table:table-cell office:value-type="string">
            <text:p>06414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6431</text:p>
          </table:table-cell>
          <table:table-cell office:value-type="string">
            <text:p>Kreis Bergstraße</text:p>
          </table:table-cell>
          <table:table-cell office:value-type="string">
            <text:p>de:amtlicher_gemeindeschlüssel</text:p>
          </table:table-cell>
          <table:table-cell office:value-type="string">
            <text:p>06431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6432</text:p>
          </table:table-cell>
          <table:table-cell office:value-type="string">
            <text:p>Landkreis Darmstadt-Dieburg</text:p>
          </table:table-cell>
          <table:table-cell office:value-type="string">
            <text:p>de:amtlicher_gemeindeschlüssel</text:p>
          </table:table-cell>
          <table:table-cell office:value-type="string">
            <text:p>06432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6433</text:p>
          </table:table-cell>
          <table:table-cell office:value-type="string">
            <text:p>Kreis Groß-Gerau</text:p>
          </table:table-cell>
          <table:table-cell office:value-type="string">
            <text:p>de:amtlicher_gemeindeschlüssel</text:p>
          </table:table-cell>
          <table:table-cell office:value-type="string">
            <text:p>06433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6434</text:p>
          </table:table-cell>
          <table:table-cell office:value-type="string">
            <text:p>Hochtaunuskreis</text:p>
          </table:table-cell>
          <table:table-cell office:value-type="string">
            <text:p>de:amtlicher_gemeindeschlüssel</text:p>
          </table:table-cell>
          <table:table-cell office:value-type="string">
            <text:p>06434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6435</text:p>
          </table:table-cell>
          <table:table-cell office:value-type="string">
            <text:p>Main-Kinzig-Kreis</text:p>
          </table:table-cell>
          <table:table-cell office:value-type="string">
            <text:p>de:amtlicher_gemeindeschlüssel</text:p>
          </table:table-cell>
          <table:table-cell office:value-type="string">
            <text:p>06435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6436</text:p>
          </table:table-cell>
          <table:table-cell office:value-type="string">
            <text:p>Main-Taunus-Kreis</text:p>
          </table:table-cell>
          <table:table-cell office:value-type="string">
            <text:p>de:amtlicher_gemeindeschlüssel</text:p>
          </table:table-cell>
          <table:table-cell office:value-type="string">
            <text:p>06436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6437</text:p>
          </table:table-cell>
          <table:table-cell office:value-type="string">
            <text:p>Odenwaldkreis</text:p>
          </table:table-cell>
          <table:table-cell office:value-type="string">
            <text:p>de:amtlicher_gemeindeschlüssel</text:p>
          </table:table-cell>
          <table:table-cell office:value-type="string">
            <text:p>06437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6438</text:p>
          </table:table-cell>
          <table:table-cell office:value-type="string">
            <text:p>Landkreis Offenbach</text:p>
          </table:table-cell>
          <table:table-cell office:value-type="string">
            <text:p>de:amtlicher_gemeindeschlüssel</text:p>
          </table:table-cell>
          <table:table-cell office:value-type="string">
            <text:p>06438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6439</text:p>
          </table:table-cell>
          <table:table-cell office:value-type="string">
            <text:p>Rheingau-Taunus-Kreis</text:p>
          </table:table-cell>
          <table:table-cell office:value-type="string">
            <text:p>de:amtlicher_gemeindeschlüssel</text:p>
          </table:table-cell>
          <table:table-cell office:value-type="string">
            <text:p>06439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6440</text:p>
          </table:table-cell>
          <table:table-cell office:value-type="string">
            <text:p>Wetteraukreis</text:p>
          </table:table-cell>
          <table:table-cell office:value-type="string">
            <text:p>de:amtlicher_gemeindeschlüssel</text:p>
          </table:table-cell>
          <table:table-cell office:value-type="string">
            <text:p>06440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6531</text:p>
          </table:table-cell>
          <table:table-cell office:value-type="string">
            <text:p>Landkreis Gießen</text:p>
          </table:table-cell>
          <table:table-cell office:value-type="string">
            <text:p>de:amtlicher_gemeindeschlüssel</text:p>
          </table:table-cell>
          <table:table-cell office:value-type="string">
            <text:p>06531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6532</text:p>
          </table:table-cell>
          <table:table-cell office:value-type="string">
            <text:p>Lahn-Dill-Kreis</text:p>
          </table:table-cell>
          <table:table-cell office:value-type="string">
            <text:p>de:amtlicher_gemeindeschlüssel</text:p>
          </table:table-cell>
          <table:table-cell office:value-type="string">
            <text:p>06532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6533</text:p>
          </table:table-cell>
          <table:table-cell office:value-type="string">
            <text:p>Landkreis Limburg-Weilburg</text:p>
          </table:table-cell>
          <table:table-cell office:value-type="string">
            <text:p>de:amtlicher_gemeindeschlüssel</text:p>
          </table:table-cell>
          <table:table-cell office:value-type="string">
            <text:p>06533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6534</text:p>
          </table:table-cell>
          <table:table-cell office:value-type="string">
            <text:p>Landkreis Marburg-Biedenkopf</text:p>
          </table:table-cell>
          <table:table-cell office:value-type="string">
            <text:p>de:amtlicher_gemeindeschlüssel</text:p>
          </table:table-cell>
          <table:table-cell office:value-type="string">
            <text:p>06534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6535</text:p>
          </table:table-cell>
          <table:table-cell office:value-type="string">
            <text:p>Vogelsbergkreis</text:p>
          </table:table-cell>
          <table:table-cell office:value-type="string">
            <text:p>de:amtlicher_gemeindeschlüssel</text:p>
          </table:table-cell>
          <table:table-cell office:value-type="string">
            <text:p>06535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6611</text:p>
          </table:table-cell>
          <table:table-cell office:value-type="string">
            <text:p>Kassel</text:p>
          </table:table-cell>
          <table:table-cell office:value-type="string">
            <text:p>de:amtlicher_gemeindeschlüssel</text:p>
          </table:table-cell>
          <table:table-cell office:value-type="string">
            <text:p>06611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6631</text:p>
          </table:table-cell>
          <table:table-cell office:value-type="string">
            <text:p>Landkreis Fulda</text:p>
          </table:table-cell>
          <table:table-cell office:value-type="string">
            <text:p>de:amtlicher_gemeindeschlüssel</text:p>
          </table:table-cell>
          <table:table-cell office:value-type="string">
            <text:p>06631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6632</text:p>
          </table:table-cell>
          <table:table-cell office:value-type="string">
            <text:p>Landkreis Hersfeld-Rotenburg</text:p>
          </table:table-cell>
          <table:table-cell office:value-type="string">
            <text:p>de:amtlicher_gemeindeschlüssel</text:p>
          </table:table-cell>
          <table:table-cell office:value-type="string">
            <text:p>06632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6633</text:p>
          </table:table-cell>
          <table:table-cell office:value-type="string">
            <text:p>Landkreis Kassel</text:p>
          </table:table-cell>
          <table:table-cell office:value-type="string">
            <text:p>de:amtlicher_gemeindeschlüssel</text:p>
          </table:table-cell>
          <table:table-cell office:value-type="string">
            <text:p>06633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6634</text:p>
          </table:table-cell>
          <table:table-cell office:value-type="string">
            <text:p>Schwalm-Eder-Kreis</text:p>
          </table:table-cell>
          <table:table-cell office:value-type="string">
            <text:p>de:amtlicher_gemeindeschlüssel</text:p>
          </table:table-cell>
          <table:table-cell office:value-type="string">
            <text:p>06634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6635</text:p>
          </table:table-cell>
          <table:table-cell office:value-type="string">
            <text:p>Landkreis Waldeck-Frankenberg</text:p>
          </table:table-cell>
          <table:table-cell office:value-type="string">
            <text:p>de:amtlicher_gemeindeschlüssel</text:p>
          </table:table-cell>
          <table:table-cell office:value-type="string">
            <text:p>06635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6636</text:p>
          </table:table-cell>
          <table:table-cell office:value-type="string">
            <text:p>Werra-Meißner-Kreis</text:p>
          </table:table-cell>
          <table:table-cell office:value-type="string">
            <text:p>de:amtlicher_gemeindeschlüssel</text:p>
          </table:table-cell>
          <table:table-cell office:value-type="string">
            <text:p>06636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float" office:value="7000999">
            <text:p>7000999</text:p>
          </table:table-cell>
          <table:table-cell office:value-type="string">
            <text:p>Gemeinsames deutsch-luxemburgisches Hoheitsgebiet</text:p>
          </table:table-cell>
          <table:table-cell office:value-type="string">
            <text:p>de:amtlicher_gemeindeschlüssel</text:p>
          </table:table-cell>
          <table:table-cell office:value-type="float" office:value="7000999">
            <text:p>7000999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7111</text:p>
          </table:table-cell>
          <table:table-cell office:value-type="string">
            <text:p>Koblenz</text:p>
          </table:table-cell>
          <table:table-cell office:value-type="string">
            <text:p>de:amtlicher_gemeindeschlüssel</text:p>
          </table:table-cell>
          <table:table-cell office:value-type="string">
            <text:p>07111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7131</text:p>
          </table:table-cell>
          <table:table-cell office:value-type="string">
            <text:p>Landkreis Ahrweiler</text:p>
          </table:table-cell>
          <table:table-cell office:value-type="string">
            <text:p>de:amtlicher_gemeindeschlüssel</text:p>
          </table:table-cell>
          <table:table-cell office:value-type="string">
            <text:p>07131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7132</text:p>
          </table:table-cell>
          <table:table-cell office:value-type="string">
            <text:p>Landkreis Altenkirchen</text:p>
          </table:table-cell>
          <table:table-cell office:value-type="string">
            <text:p>de:amtlicher_gemeindeschlüssel</text:p>
          </table:table-cell>
          <table:table-cell office:value-type="string">
            <text:p>07132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7133</text:p>
          </table:table-cell>
          <table:table-cell office:value-type="string">
            <text:p>Landkreis Bad Kreuznach</text:p>
          </table:table-cell>
          <table:table-cell office:value-type="string">
            <text:p>de:amtlicher_gemeindeschlüssel</text:p>
          </table:table-cell>
          <table:table-cell office:value-type="string">
            <text:p>07133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7134</text:p>
          </table:table-cell>
          <table:table-cell office:value-type="string">
            <text:p>Landkreis Birkenfeld</text:p>
          </table:table-cell>
          <table:table-cell office:value-type="string">
            <text:p>de:amtlicher_gemeindeschlüssel</text:p>
          </table:table-cell>
          <table:table-cell office:value-type="string">
            <text:p>07134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7135</text:p>
          </table:table-cell>
          <table:table-cell office:value-type="string">
            <text:p>Landkreis Cochem-Zell</text:p>
          </table:table-cell>
          <table:table-cell office:value-type="string">
            <text:p>de:amtlicher_gemeindeschlüssel</text:p>
          </table:table-cell>
          <table:table-cell office:value-type="string">
            <text:p>07135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7137</text:p>
          </table:table-cell>
          <table:table-cell office:value-type="string">
            <text:p>Landkreis Mayen-Koblenz</text:p>
          </table:table-cell>
          <table:table-cell office:value-type="string">
            <text:p>de:amtlicher_gemeindeschlüssel</text:p>
          </table:table-cell>
          <table:table-cell office:value-type="string">
            <text:p>07137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7138</text:p>
          </table:table-cell>
          <table:table-cell office:value-type="string">
            <text:p>Landkreis Neuwied</text:p>
          </table:table-cell>
          <table:table-cell office:value-type="string">
            <text:p>de:amtlicher_gemeindeschlüssel</text:p>
          </table:table-cell>
          <table:table-cell office:value-type="string">
            <text:p>07138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7140</text:p>
          </table:table-cell>
          <table:table-cell office:value-type="string">
            <text:p>Rhein-Hunsrück-Kreis</text:p>
          </table:table-cell>
          <table:table-cell office:value-type="string">
            <text:p>de:amtlicher_gemeindeschlüssel</text:p>
          </table:table-cell>
          <table:table-cell office:value-type="string">
            <text:p>07140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7141</text:p>
          </table:table-cell>
          <table:table-cell office:value-type="string">
            <text:p>Rhein-Lahn-Kreis</text:p>
          </table:table-cell>
          <table:table-cell office:value-type="string">
            <text:p>de:amtlicher_gemeindeschlüssel</text:p>
          </table:table-cell>
          <table:table-cell office:value-type="string">
            <text:p>07141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7143</text:p>
          </table:table-cell>
          <table:table-cell office:value-type="string">
            <text:p>Westerwaldkreis</text:p>
          </table:table-cell>
          <table:table-cell office:value-type="string">
            <text:p>de:amtlicher_gemeindeschlüssel</text:p>
          </table:table-cell>
          <table:table-cell office:value-type="string">
            <text:p>07143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7211</text:p>
          </table:table-cell>
          <table:table-cell office:value-type="string">
            <text:p>Trier</text:p>
          </table:table-cell>
          <table:table-cell office:value-type="string">
            <text:p>de:amtlicher_gemeindeschlüssel</text:p>
          </table:table-cell>
          <table:table-cell office:value-type="string">
            <text:p>07211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7231</text:p>
          </table:table-cell>
          <table:table-cell office:value-type="string">
            <text:p>Landkreis Bernkastel-Wittlich</text:p>
          </table:table-cell>
          <table:table-cell office:value-type="string">
            <text:p>de:amtlicher_gemeindeschlüssel</text:p>
          </table:table-cell>
          <table:table-cell office:value-type="string">
            <text:p>07231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7232</text:p>
          </table:table-cell>
          <table:table-cell office:value-type="string">
            <text:p>Eifelkreis Bitburg-Prüm</text:p>
          </table:table-cell>
          <table:table-cell office:value-type="string">
            <text:p>de:amtlicher_gemeindeschlüssel</text:p>
          </table:table-cell>
          <table:table-cell office:value-type="string">
            <text:p>07232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7233</text:p>
          </table:table-cell>
          <table:table-cell office:value-type="string">
            <text:p>Landkreis Vulkaneifel</text:p>
          </table:table-cell>
          <table:table-cell office:value-type="string">
            <text:p>de:amtlicher_gemeindeschlüssel</text:p>
          </table:table-cell>
          <table:table-cell office:value-type="string">
            <text:p>07233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7235</text:p>
          </table:table-cell>
          <table:table-cell office:value-type="string">
            <text:p>Landkreis Trier-Saarburg</text:p>
          </table:table-cell>
          <table:table-cell office:value-type="string">
            <text:p>de:amtlicher_gemeindeschlüssel</text:p>
          </table:table-cell>
          <table:table-cell office:value-type="string">
            <text:p>07235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7311</text:p>
          </table:table-cell>
          <table:table-cell office:value-type="string">
            <text:p>Frankenthal (Pfalz)</text:p>
          </table:table-cell>
          <table:table-cell office:value-type="string">
            <text:p>de:amtlicher_gemeindeschlüssel</text:p>
          </table:table-cell>
          <table:table-cell office:value-type="string">
            <text:p>07311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7312</text:p>
          </table:table-cell>
          <table:table-cell office:value-type="string">
            <text:p>Kaiserslautern</text:p>
          </table:table-cell>
          <table:table-cell office:value-type="string">
            <text:p>de:amtlicher_gemeindeschlüssel</text:p>
          </table:table-cell>
          <table:table-cell office:value-type="string">
            <text:p>07312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7313</text:p>
          </table:table-cell>
          <table:table-cell office:value-type="string">
            <text:p>Landau in der Pfalz</text:p>
          </table:table-cell>
          <table:table-cell office:value-type="string">
            <text:p>de:amtlicher_gemeindeschlüssel</text:p>
          </table:table-cell>
          <table:table-cell office:value-type="string">
            <text:p>07313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7314</text:p>
          </table:table-cell>
          <table:table-cell office:value-type="string">
            <text:p>Ludwigshafen am Rhein</text:p>
          </table:table-cell>
          <table:table-cell office:value-type="string">
            <text:p>de:amtlicher_gemeindeschlüssel</text:p>
          </table:table-cell>
          <table:table-cell office:value-type="string">
            <text:p>07314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7315</text:p>
          </table:table-cell>
          <table:table-cell office:value-type="string">
            <text:p>Mainz</text:p>
          </table:table-cell>
          <table:table-cell office:value-type="string">
            <text:p>de:amtlicher_gemeindeschlüssel</text:p>
          </table:table-cell>
          <table:table-cell office:value-type="string">
            <text:p>07315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7316</text:p>
          </table:table-cell>
          <table:table-cell office:value-type="string">
            <text:p>Neustadt an der Weinstraße</text:p>
          </table:table-cell>
          <table:table-cell office:value-type="string">
            <text:p>de:amtlicher_gemeindeschlüssel</text:p>
          </table:table-cell>
          <table:table-cell office:value-type="string">
            <text:p>07316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7317</text:p>
          </table:table-cell>
          <table:table-cell office:value-type="string">
            <text:p>Pirmasens</text:p>
          </table:table-cell>
          <table:table-cell office:value-type="string">
            <text:p>de:amtlicher_gemeindeschlüssel</text:p>
          </table:table-cell>
          <table:table-cell office:value-type="string">
            <text:p>07317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7318</text:p>
          </table:table-cell>
          <table:table-cell office:value-type="string">
            <text:p>Speyer</text:p>
          </table:table-cell>
          <table:table-cell office:value-type="string">
            <text:p>de:amtlicher_gemeindeschlüssel</text:p>
          </table:table-cell>
          <table:table-cell office:value-type="string">
            <text:p>07318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7319</text:p>
          </table:table-cell>
          <table:table-cell office:value-type="string">
            <text:p>Worms</text:p>
          </table:table-cell>
          <table:table-cell office:value-type="string">
            <text:p>de:amtlicher_gemeindeschlüssel</text:p>
          </table:table-cell>
          <table:table-cell office:value-type="string">
            <text:p>07319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7320</text:p>
          </table:table-cell>
          <table:table-cell office:value-type="string">
            <text:p>Zweibrücken</text:p>
          </table:table-cell>
          <table:table-cell office:value-type="string">
            <text:p>de:amtlicher_gemeindeschlüssel</text:p>
          </table:table-cell>
          <table:table-cell office:value-type="string">
            <text:p>07320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7331</text:p>
          </table:table-cell>
          <table:table-cell office:value-type="string">
            <text:p>Landkreis Alzey-Worms</text:p>
          </table:table-cell>
          <table:table-cell office:value-type="string">
            <text:p>de:amtlicher_gemeindeschlüssel</text:p>
          </table:table-cell>
          <table:table-cell office:value-type="string">
            <text:p>07331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7332</text:p>
          </table:table-cell>
          <table:table-cell office:value-type="string">
            <text:p>Landkreis Bad Dürkheim</text:p>
          </table:table-cell>
          <table:table-cell office:value-type="string">
            <text:p>de:amtlicher_gemeindeschlüssel</text:p>
          </table:table-cell>
          <table:table-cell office:value-type="string">
            <text:p>07332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7333</text:p>
          </table:table-cell>
          <table:table-cell office:value-type="string">
            <text:p>Donnersbergkreis</text:p>
          </table:table-cell>
          <table:table-cell office:value-type="string">
            <text:p>de:amtlicher_gemeindeschlüssel</text:p>
          </table:table-cell>
          <table:table-cell office:value-type="string">
            <text:p>07333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7334</text:p>
          </table:table-cell>
          <table:table-cell office:value-type="string">
            <text:p>Landkreis Germersheim</text:p>
          </table:table-cell>
          <table:table-cell office:value-type="string">
            <text:p>de:amtlicher_gemeindeschlüssel</text:p>
          </table:table-cell>
          <table:table-cell office:value-type="string">
            <text:p>07334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7335</text:p>
          </table:table-cell>
          <table:table-cell office:value-type="string">
            <text:p>Landkreis Kaiserslautern</text:p>
          </table:table-cell>
          <table:table-cell office:value-type="string">
            <text:p>de:amtlicher_gemeindeschlüssel</text:p>
          </table:table-cell>
          <table:table-cell office:value-type="string">
            <text:p>07335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7336</text:p>
          </table:table-cell>
          <table:table-cell office:value-type="string">
            <text:p>Landkreis Kusel</text:p>
          </table:table-cell>
          <table:table-cell office:value-type="string">
            <text:p>de:amtlicher_gemeindeschlüssel</text:p>
          </table:table-cell>
          <table:table-cell office:value-type="string">
            <text:p>07336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7337</text:p>
          </table:table-cell>
          <table:table-cell office:value-type="string">
            <text:p>Landkreis Südliche Weinstraße</text:p>
          </table:table-cell>
          <table:table-cell office:value-type="string">
            <text:p>de:amtlicher_gemeindeschlüssel</text:p>
          </table:table-cell>
          <table:table-cell office:value-type="string">
            <text:p>07337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7338</text:p>
          </table:table-cell>
          <table:table-cell office:value-type="string">
            <text:p>Rhein-Pfalz-Kreis</text:p>
          </table:table-cell>
          <table:table-cell office:value-type="string">
            <text:p>de:amtlicher_gemeindeschlüssel</text:p>
          </table:table-cell>
          <table:table-cell office:value-type="string">
            <text:p>07338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7339</text:p>
          </table:table-cell>
          <table:table-cell office:value-type="string">
            <text:p>Landkreis Mainz-Bingen</text:p>
          </table:table-cell>
          <table:table-cell office:value-type="string">
            <text:p>de:amtlicher_gemeindeschlüssel</text:p>
          </table:table-cell>
          <table:table-cell office:value-type="string">
            <text:p>07339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7340</text:p>
          </table:table-cell>
          <table:table-cell office:value-type="string">
            <text:p>Landkreis Südwestpfalz</text:p>
          </table:table-cell>
          <table:table-cell office:value-type="string">
            <text:p>de:amtlicher_gemeindeschlüssel</text:p>
          </table:table-cell>
          <table:table-cell office:value-type="string">
            <text:p>07340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8111</text:p>
          </table:table-cell>
          <table:table-cell office:value-type="string">
            <text:p>Stuttgart</text:p>
          </table:table-cell>
          <table:table-cell office:value-type="string">
            <text:p>de:amtlicher_gemeindeschlüssel</text:p>
          </table:table-cell>
          <table:table-cell office:value-type="string">
            <text:p>08111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8115</text:p>
          </table:table-cell>
          <table:table-cell office:value-type="string">
            <text:p>Landkreis Böblingen</text:p>
          </table:table-cell>
          <table:table-cell office:value-type="string">
            <text:p>de:amtlicher_gemeindeschlüssel</text:p>
          </table:table-cell>
          <table:table-cell office:value-type="string">
            <text:p>08115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8116</text:p>
          </table:table-cell>
          <table:table-cell office:value-type="string">
            <text:p>Landkreis Esslingen</text:p>
          </table:table-cell>
          <table:table-cell office:value-type="string">
            <text:p>de:amtlicher_gemeindeschlüssel</text:p>
          </table:table-cell>
          <table:table-cell office:value-type="string">
            <text:p>08116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8117</text:p>
          </table:table-cell>
          <table:table-cell office:value-type="string">
            <text:p>Landkreis Göppingen</text:p>
          </table:table-cell>
          <table:table-cell office:value-type="string">
            <text:p>de:amtlicher_gemeindeschlüssel</text:p>
          </table:table-cell>
          <table:table-cell office:value-type="string">
            <text:p>08117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8118</text:p>
          </table:table-cell>
          <table:table-cell office:value-type="string">
            <text:p>Landkreis Ludwigsburg</text:p>
          </table:table-cell>
          <table:table-cell office:value-type="string">
            <text:p>de:amtlicher_gemeindeschlüssel</text:p>
          </table:table-cell>
          <table:table-cell office:value-type="string">
            <text:p>08118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8119</text:p>
          </table:table-cell>
          <table:table-cell office:value-type="string">
            <text:p>Rems-Murr-Kreis</text:p>
          </table:table-cell>
          <table:table-cell office:value-type="string">
            <text:p>de:amtlicher_gemeindeschlüssel</text:p>
          </table:table-cell>
          <table:table-cell office:value-type="string">
            <text:p>08119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8121</text:p>
          </table:table-cell>
          <table:table-cell office:value-type="string">
            <text:p>Heilbronn</text:p>
          </table:table-cell>
          <table:table-cell office:value-type="string">
            <text:p>de:amtlicher_gemeindeschlüssel</text:p>
          </table:table-cell>
          <table:table-cell office:value-type="string">
            <text:p>08121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8125</text:p>
          </table:table-cell>
          <table:table-cell office:value-type="string">
            <text:p>Landkreis Heilbronn</text:p>
          </table:table-cell>
          <table:table-cell office:value-type="string">
            <text:p>de:amtlicher_gemeindeschlüssel</text:p>
          </table:table-cell>
          <table:table-cell office:value-type="string">
            <text:p>08125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8126</text:p>
          </table:table-cell>
          <table:table-cell office:value-type="string">
            <text:p>Hohenlohekreis</text:p>
          </table:table-cell>
          <table:table-cell office:value-type="string">
            <text:p>de:amtlicher_gemeindeschlüssel</text:p>
          </table:table-cell>
          <table:table-cell office:value-type="string">
            <text:p>08126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8127</text:p>
          </table:table-cell>
          <table:table-cell office:value-type="string">
            <text:p>Landkreis Schwäbisch Hall</text:p>
          </table:table-cell>
          <table:table-cell office:value-type="string">
            <text:p>de:amtlicher_gemeindeschlüssel</text:p>
          </table:table-cell>
          <table:table-cell office:value-type="string">
            <text:p>08127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8128</text:p>
          </table:table-cell>
          <table:table-cell office:value-type="string">
            <text:p>Main-Tauber-Kreis</text:p>
          </table:table-cell>
          <table:table-cell office:value-type="string">
            <text:p>de:amtlicher_gemeindeschlüssel</text:p>
          </table:table-cell>
          <table:table-cell office:value-type="string">
            <text:p>08128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8135</text:p>
          </table:table-cell>
          <table:table-cell office:value-type="string">
            <text:p>Landkreis Heidenheim</text:p>
          </table:table-cell>
          <table:table-cell office:value-type="string">
            <text:p>de:amtlicher_gemeindeschlüssel</text:p>
          </table:table-cell>
          <table:table-cell office:value-type="string">
            <text:p>08135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8136</text:p>
          </table:table-cell>
          <table:table-cell office:value-type="string">
            <text:p>Ostalbkreis</text:p>
          </table:table-cell>
          <table:table-cell office:value-type="string">
            <text:p>de:amtlicher_gemeindeschlüssel</text:p>
          </table:table-cell>
          <table:table-cell office:value-type="string">
            <text:p>08136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8211</text:p>
          </table:table-cell>
          <table:table-cell office:value-type="string">
            <text:p>Baden-Baden</text:p>
          </table:table-cell>
          <table:table-cell office:value-type="string">
            <text:p>de:amtlicher_gemeindeschlüssel</text:p>
          </table:table-cell>
          <table:table-cell office:value-type="string">
            <text:p>08211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8212</text:p>
          </table:table-cell>
          <table:table-cell office:value-type="string">
            <text:p>Karlsruhe</text:p>
          </table:table-cell>
          <table:table-cell office:value-type="string">
            <text:p>de:amtlicher_gemeindeschlüssel</text:p>
          </table:table-cell>
          <table:table-cell office:value-type="string">
            <text:p>08212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8215</text:p>
          </table:table-cell>
          <table:table-cell office:value-type="string">
            <text:p>Landkreis Karlsruhe</text:p>
          </table:table-cell>
          <table:table-cell office:value-type="string">
            <text:p>de:amtlicher_gemeindeschlüssel</text:p>
          </table:table-cell>
          <table:table-cell office:value-type="string">
            <text:p>08215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8216</text:p>
          </table:table-cell>
          <table:table-cell office:value-type="string">
            <text:p>Landkreis Rastatt</text:p>
          </table:table-cell>
          <table:table-cell office:value-type="string">
            <text:p>de:amtlicher_gemeindeschlüssel</text:p>
          </table:table-cell>
          <table:table-cell office:value-type="string">
            <text:p>08216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8221</text:p>
          </table:table-cell>
          <table:table-cell office:value-type="string">
            <text:p>Heidelberg</text:p>
          </table:table-cell>
          <table:table-cell office:value-type="string">
            <text:p>de:amtlicher_gemeindeschlüssel</text:p>
          </table:table-cell>
          <table:table-cell office:value-type="string">
            <text:p>08221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8222</text:p>
          </table:table-cell>
          <table:table-cell office:value-type="string">
            <text:p>Mannheim</text:p>
          </table:table-cell>
          <table:table-cell office:value-type="string">
            <text:p>de:amtlicher_gemeindeschlüssel</text:p>
          </table:table-cell>
          <table:table-cell office:value-type="string">
            <text:p>08222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8225</text:p>
          </table:table-cell>
          <table:table-cell office:value-type="string">
            <text:p>Neckar-Odenwald-Kreis</text:p>
          </table:table-cell>
          <table:table-cell office:value-type="string">
            <text:p>de:amtlicher_gemeindeschlüssel</text:p>
          </table:table-cell>
          <table:table-cell office:value-type="string">
            <text:p>08225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8226</text:p>
          </table:table-cell>
          <table:table-cell office:value-type="string">
            <text:p>Rhein-Neckar-Kreis</text:p>
          </table:table-cell>
          <table:table-cell office:value-type="string">
            <text:p>de:amtlicher_gemeindeschlüssel</text:p>
          </table:table-cell>
          <table:table-cell office:value-type="string">
            <text:p>08226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8231</text:p>
          </table:table-cell>
          <table:table-cell office:value-type="string">
            <text:p>Pforzheim</text:p>
          </table:table-cell>
          <table:table-cell office:value-type="string">
            <text:p>de:amtlicher_gemeindeschlüssel</text:p>
          </table:table-cell>
          <table:table-cell office:value-type="string">
            <text:p>08231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8235</text:p>
          </table:table-cell>
          <table:table-cell office:value-type="string">
            <text:p>Landkreis Calw</text:p>
          </table:table-cell>
          <table:table-cell office:value-type="string">
            <text:p>de:amtlicher_gemeindeschlüssel</text:p>
          </table:table-cell>
          <table:table-cell office:value-type="string">
            <text:p>08235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8236</text:p>
          </table:table-cell>
          <table:table-cell office:value-type="string">
            <text:p>Enzkreis</text:p>
          </table:table-cell>
          <table:table-cell office:value-type="string">
            <text:p>de:amtlicher_gemeindeschlüssel</text:p>
          </table:table-cell>
          <table:table-cell office:value-type="string">
            <text:p>08236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8237</text:p>
          </table:table-cell>
          <table:table-cell office:value-type="string">
            <text:p>Landkreis Freudenstadt</text:p>
          </table:table-cell>
          <table:table-cell office:value-type="string">
            <text:p>de:amtlicher_gemeindeschlüssel</text:p>
          </table:table-cell>
          <table:table-cell office:value-type="string">
            <text:p>08237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8311</text:p>
          </table:table-cell>
          <table:table-cell office:value-type="string">
            <text:p>Freiburg im Breisgau</text:p>
          </table:table-cell>
          <table:table-cell office:value-type="string">
            <text:p>de:amtlicher_gemeindeschlüssel</text:p>
          </table:table-cell>
          <table:table-cell office:value-type="string">
            <text:p>08311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8315</text:p>
          </table:table-cell>
          <table:table-cell office:value-type="string">
            <text:p>Landkreis Breisgau-Hochschwarzwald</text:p>
          </table:table-cell>
          <table:table-cell office:value-type="string">
            <text:p>de:amtlicher_gemeindeschlüssel</text:p>
          </table:table-cell>
          <table:table-cell office:value-type="string">
            <text:p>08315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8316</text:p>
          </table:table-cell>
          <table:table-cell office:value-type="string">
            <text:p>Landkreis Emmendingen</text:p>
          </table:table-cell>
          <table:table-cell office:value-type="string">
            <text:p>de:amtlicher_gemeindeschlüssel</text:p>
          </table:table-cell>
          <table:table-cell office:value-type="string">
            <text:p>08316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8317</text:p>
          </table:table-cell>
          <table:table-cell office:value-type="string">
            <text:p>Ortenaukreis</text:p>
          </table:table-cell>
          <table:table-cell office:value-type="string">
            <text:p>de:amtlicher_gemeindeschlüssel</text:p>
          </table:table-cell>
          <table:table-cell office:value-type="string">
            <text:p>08317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8325</text:p>
          </table:table-cell>
          <table:table-cell office:value-type="string">
            <text:p>Landkreis Rottweil</text:p>
          </table:table-cell>
          <table:table-cell office:value-type="string">
            <text:p>de:amtlicher_gemeindeschlüssel</text:p>
          </table:table-cell>
          <table:table-cell office:value-type="string">
            <text:p>08325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8326</text:p>
          </table:table-cell>
          <table:table-cell office:value-type="string">
            <text:p>Schwarzwald-Baar-Kreis</text:p>
          </table:table-cell>
          <table:table-cell office:value-type="string">
            <text:p>de:amtlicher_gemeindeschlüssel</text:p>
          </table:table-cell>
          <table:table-cell office:value-type="string">
            <text:p>08326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8327</text:p>
          </table:table-cell>
          <table:table-cell office:value-type="string">
            <text:p>Landkreis Tuttlingen</text:p>
          </table:table-cell>
          <table:table-cell office:value-type="string">
            <text:p>de:amtlicher_gemeindeschlüssel</text:p>
          </table:table-cell>
          <table:table-cell office:value-type="string">
            <text:p>08327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8335</text:p>
          </table:table-cell>
          <table:table-cell office:value-type="string">
            <text:p>Landkreis Konstanz</text:p>
          </table:table-cell>
          <table:table-cell office:value-type="string">
            <text:p>de:amtlicher_gemeindeschlüssel</text:p>
          </table:table-cell>
          <table:table-cell office:value-type="string">
            <text:p>08335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8336</text:p>
          </table:table-cell>
          <table:table-cell office:value-type="string">
            <text:p>Landkreis Lörrach</text:p>
          </table:table-cell>
          <table:table-cell office:value-type="string">
            <text:p>de:amtlicher_gemeindeschlüssel</text:p>
          </table:table-cell>
          <table:table-cell office:value-type="string">
            <text:p>08336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8337</text:p>
          </table:table-cell>
          <table:table-cell office:value-type="string">
            <text:p>Landkreis Waldshut</text:p>
          </table:table-cell>
          <table:table-cell office:value-type="string">
            <text:p>de:amtlicher_gemeindeschlüssel</text:p>
          </table:table-cell>
          <table:table-cell office:value-type="string">
            <text:p>08337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8415</text:p>
          </table:table-cell>
          <table:table-cell office:value-type="string">
            <text:p>Landkreis Reutlingen</text:p>
          </table:table-cell>
          <table:table-cell office:value-type="string">
            <text:p>de:amtlicher_gemeindeschlüssel</text:p>
          </table:table-cell>
          <table:table-cell office:value-type="string">
            <text:p>08415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8416</text:p>
          </table:table-cell>
          <table:table-cell office:value-type="string">
            <text:p>Landkreis Tübingen</text:p>
          </table:table-cell>
          <table:table-cell office:value-type="string">
            <text:p>de:amtlicher_gemeindeschlüssel</text:p>
          </table:table-cell>
          <table:table-cell office:value-type="string">
            <text:p>08416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8417</text:p>
          </table:table-cell>
          <table:table-cell office:value-type="string">
            <text:p>Zollernalbkreis</text:p>
          </table:table-cell>
          <table:table-cell office:value-type="string">
            <text:p>de:amtlicher_gemeindeschlüssel</text:p>
          </table:table-cell>
          <table:table-cell office:value-type="string">
            <text:p>08417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8421</text:p>
          </table:table-cell>
          <table:table-cell office:value-type="string">
            <text:p>Ulm</text:p>
          </table:table-cell>
          <table:table-cell office:value-type="string">
            <text:p>de:amtlicher_gemeindeschlüssel</text:p>
          </table:table-cell>
          <table:table-cell office:value-type="string">
            <text:p>08421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8425</text:p>
          </table:table-cell>
          <table:table-cell office:value-type="string">
            <text:p>Alb-Donau-Kreis</text:p>
          </table:table-cell>
          <table:table-cell office:value-type="string">
            <text:p>de:amtlicher_gemeindeschlüssel</text:p>
          </table:table-cell>
          <table:table-cell office:value-type="string">
            <text:p>08425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8426</text:p>
          </table:table-cell>
          <table:table-cell office:value-type="string">
            <text:p>Landkreis Biberach</text:p>
          </table:table-cell>
          <table:table-cell office:value-type="string">
            <text:p>de:amtlicher_gemeindeschlüssel</text:p>
          </table:table-cell>
          <table:table-cell office:value-type="string">
            <text:p>08426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8435</text:p>
          </table:table-cell>
          <table:table-cell office:value-type="string">
            <text:p>Bodenseekreis</text:p>
          </table:table-cell>
          <table:table-cell office:value-type="string">
            <text:p>de:amtlicher_gemeindeschlüssel</text:p>
          </table:table-cell>
          <table:table-cell office:value-type="string">
            <text:p>08435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8436</text:p>
          </table:table-cell>
          <table:table-cell office:value-type="string">
            <text:p>Landkreis Ravensburg</text:p>
          </table:table-cell>
          <table:table-cell office:value-type="string">
            <text:p>de:amtlicher_gemeindeschlüssel</text:p>
          </table:table-cell>
          <table:table-cell office:value-type="string">
            <text:p>08436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8437</text:p>
          </table:table-cell>
          <table:table-cell office:value-type="string">
            <text:p>Landkreis Sigmaringen</text:p>
          </table:table-cell>
          <table:table-cell office:value-type="string">
            <text:p>de:amtlicher_gemeindeschlüssel</text:p>
          </table:table-cell>
          <table:table-cell office:value-type="string">
            <text:p>08437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9161</text:p>
          </table:table-cell>
          <table:table-cell office:value-type="string">
            <text:p>Ingolstadt</text:p>
          </table:table-cell>
          <table:table-cell office:value-type="string">
            <text:p>de:amtlicher_gemeindeschlüssel</text:p>
          </table:table-cell>
          <table:table-cell office:value-type="string">
            <text:p>09161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9162</text:p>
          </table:table-cell>
          <table:table-cell office:value-type="string">
            <text:p>München</text:p>
          </table:table-cell>
          <table:table-cell office:value-type="string">
            <text:p>de:amtlicher_gemeindeschlüssel</text:p>
          </table:table-cell>
          <table:table-cell office:value-type="string">
            <text:p>09162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9163</text:p>
          </table:table-cell>
          <table:table-cell office:value-type="string">
            <text:p>Rosenheim</text:p>
          </table:table-cell>
          <table:table-cell office:value-type="string">
            <text:p>de:amtlicher_gemeindeschlüssel</text:p>
          </table:table-cell>
          <table:table-cell office:value-type="string">
            <text:p>09163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9171</text:p>
          </table:table-cell>
          <table:table-cell office:value-type="string">
            <text:p>Landkreis Altötting</text:p>
          </table:table-cell>
          <table:table-cell office:value-type="string">
            <text:p>de:amtlicher_gemeindeschlüssel</text:p>
          </table:table-cell>
          <table:table-cell office:value-type="string">
            <text:p>09171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9172</text:p>
          </table:table-cell>
          <table:table-cell office:value-type="string">
            <text:p>Landkreis Berchtesgadener Land</text:p>
          </table:table-cell>
          <table:table-cell office:value-type="string">
            <text:p>de:amtlicher_gemeindeschlüssel</text:p>
          </table:table-cell>
          <table:table-cell office:value-type="string">
            <text:p>09172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9173</text:p>
          </table:table-cell>
          <table:table-cell office:value-type="string">
            <text:p>Landkreis Bad Tölz-Wolfratshausen</text:p>
          </table:table-cell>
          <table:table-cell office:value-type="string">
            <text:p>de:amtlicher_gemeindeschlüssel</text:p>
          </table:table-cell>
          <table:table-cell office:value-type="string">
            <text:p>09173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9174</text:p>
          </table:table-cell>
          <table:table-cell office:value-type="string">
            <text:p>Landkreis Dachau</text:p>
          </table:table-cell>
          <table:table-cell office:value-type="string">
            <text:p>de:amtlicher_gemeindeschlüssel</text:p>
          </table:table-cell>
          <table:table-cell office:value-type="string">
            <text:p>09174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9175</text:p>
          </table:table-cell>
          <table:table-cell office:value-type="string">
            <text:p>Landkreis Ebersberg</text:p>
          </table:table-cell>
          <table:table-cell office:value-type="string">
            <text:p>de:amtlicher_gemeindeschlüssel</text:p>
          </table:table-cell>
          <table:table-cell office:value-type="string">
            <text:p>09175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9176</text:p>
          </table:table-cell>
          <table:table-cell office:value-type="string">
            <text:p>Landkreis Eichstätt</text:p>
          </table:table-cell>
          <table:table-cell office:value-type="string">
            <text:p>de:amtlicher_gemeindeschlüssel</text:p>
          </table:table-cell>
          <table:table-cell office:value-type="string">
            <text:p>09176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9177</text:p>
          </table:table-cell>
          <table:table-cell office:value-type="string">
            <text:p>Landkreis Erding</text:p>
          </table:table-cell>
          <table:table-cell office:value-type="string">
            <text:p>de:amtlicher_gemeindeschlüssel</text:p>
          </table:table-cell>
          <table:table-cell office:value-type="string">
            <text:p>09177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9178</text:p>
          </table:table-cell>
          <table:table-cell office:value-type="string">
            <text:p>Landkreis Freising</text:p>
          </table:table-cell>
          <table:table-cell office:value-type="string">
            <text:p>de:amtlicher_gemeindeschlüssel</text:p>
          </table:table-cell>
          <table:table-cell office:value-type="string">
            <text:p>09178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9179</text:p>
          </table:table-cell>
          <table:table-cell office:value-type="string">
            <text:p>Landkreis Fürstenfeldbruck</text:p>
          </table:table-cell>
          <table:table-cell office:value-type="string">
            <text:p>de:amtlicher_gemeindeschlüssel</text:p>
          </table:table-cell>
          <table:table-cell office:value-type="string">
            <text:p>09179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9180</text:p>
          </table:table-cell>
          <table:table-cell office:value-type="string">
            <text:p>Landkreis Garmisch-Partenkirchen</text:p>
          </table:table-cell>
          <table:table-cell office:value-type="string">
            <text:p>de:amtlicher_gemeindeschlüssel</text:p>
          </table:table-cell>
          <table:table-cell office:value-type="string">
            <text:p>09180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9181</text:p>
          </table:table-cell>
          <table:table-cell office:value-type="string">
            <text:p>Landkreis Landsberg am Lech</text:p>
          </table:table-cell>
          <table:table-cell office:value-type="string">
            <text:p>de:amtlicher_gemeindeschlüssel</text:p>
          </table:table-cell>
          <table:table-cell office:value-type="string">
            <text:p>09181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9182</text:p>
          </table:table-cell>
          <table:table-cell office:value-type="string">
            <text:p>Landkreis Miesbach</text:p>
          </table:table-cell>
          <table:table-cell office:value-type="string">
            <text:p>de:amtlicher_gemeindeschlüssel</text:p>
          </table:table-cell>
          <table:table-cell office:value-type="string">
            <text:p>09182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9183</text:p>
          </table:table-cell>
          <table:table-cell office:value-type="string">
            <text:p>Landkreis Mühldorf am Inn</text:p>
          </table:table-cell>
          <table:table-cell office:value-type="string">
            <text:p>de:amtlicher_gemeindeschlüssel</text:p>
          </table:table-cell>
          <table:table-cell office:value-type="string">
            <text:p>09183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9184</text:p>
          </table:table-cell>
          <table:table-cell office:value-type="string">
            <text:p>Landkreis München</text:p>
          </table:table-cell>
          <table:table-cell office:value-type="string">
            <text:p>de:amtlicher_gemeindeschlüssel</text:p>
          </table:table-cell>
          <table:table-cell office:value-type="string">
            <text:p>09184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9185</text:p>
          </table:table-cell>
          <table:table-cell office:value-type="string">
            <text:p>Landkreis Neuburg-Schrobenhausen</text:p>
          </table:table-cell>
          <table:table-cell office:value-type="string">
            <text:p>de:amtlicher_gemeindeschlüssel</text:p>
          </table:table-cell>
          <table:table-cell office:value-type="string">
            <text:p>09185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9186</text:p>
          </table:table-cell>
          <table:table-cell office:value-type="string">
            <text:p>Landkreis Pfaffenhofen an der Ilm</text:p>
          </table:table-cell>
          <table:table-cell office:value-type="string">
            <text:p>de:amtlicher_gemeindeschlüssel</text:p>
          </table:table-cell>
          <table:table-cell office:value-type="string">
            <text:p>09186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9187</text:p>
          </table:table-cell>
          <table:table-cell office:value-type="string">
            <text:p>Landkreis Rosenheim</text:p>
          </table:table-cell>
          <table:table-cell office:value-type="string">
            <text:p>de:amtlicher_gemeindeschlüssel</text:p>
          </table:table-cell>
          <table:table-cell office:value-type="string">
            <text:p>09187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9188</text:p>
          </table:table-cell>
          <table:table-cell office:value-type="string">
            <text:p>Landkreis Starnberg</text:p>
          </table:table-cell>
          <table:table-cell office:value-type="string">
            <text:p>de:amtlicher_gemeindeschlüssel</text:p>
          </table:table-cell>
          <table:table-cell office:value-type="string">
            <text:p>09188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9189</text:p>
          </table:table-cell>
          <table:table-cell office:value-type="string">
            <text:p>Landkreis Traunstein</text:p>
          </table:table-cell>
          <table:table-cell office:value-type="string">
            <text:p>de:amtlicher_gemeindeschlüssel</text:p>
          </table:table-cell>
          <table:table-cell office:value-type="string">
            <text:p>09189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9190</text:p>
          </table:table-cell>
          <table:table-cell office:value-type="string">
            <text:p>Landkreis Weilheim-Schongau</text:p>
          </table:table-cell>
          <table:table-cell office:value-type="string">
            <text:p>de:amtlicher_gemeindeschlüssel</text:p>
          </table:table-cell>
          <table:table-cell office:value-type="string">
            <text:p>09190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9261</text:p>
          </table:table-cell>
          <table:table-cell office:value-type="string">
            <text:p>Landshut</text:p>
          </table:table-cell>
          <table:table-cell office:value-type="string">
            <text:p>de:amtlicher_gemeindeschlüssel</text:p>
          </table:table-cell>
          <table:table-cell office:value-type="string">
            <text:p>09261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9262</text:p>
          </table:table-cell>
          <table:table-cell office:value-type="string">
            <text:p>Passau</text:p>
          </table:table-cell>
          <table:table-cell office:value-type="string">
            <text:p>de:amtlicher_gemeindeschlüssel</text:p>
          </table:table-cell>
          <table:table-cell office:value-type="string">
            <text:p>09262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9263</text:p>
          </table:table-cell>
          <table:table-cell office:value-type="string">
            <text:p>Straubing</text:p>
          </table:table-cell>
          <table:table-cell office:value-type="string">
            <text:p>de:amtlicher_gemeindeschlüssel</text:p>
          </table:table-cell>
          <table:table-cell office:value-type="string">
            <text:p>09263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9271</text:p>
          </table:table-cell>
          <table:table-cell office:value-type="string">
            <text:p>Landkreis Deggendorf</text:p>
          </table:table-cell>
          <table:table-cell office:value-type="string">
            <text:p>de:amtlicher_gemeindeschlüssel</text:p>
          </table:table-cell>
          <table:table-cell office:value-type="string">
            <text:p>09271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9272</text:p>
          </table:table-cell>
          <table:table-cell office:value-type="string">
            <text:p>Landkreis Freyung-Grafenau</text:p>
          </table:table-cell>
          <table:table-cell office:value-type="string">
            <text:p>de:amtlicher_gemeindeschlüssel</text:p>
          </table:table-cell>
          <table:table-cell office:value-type="string">
            <text:p>09272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9273</text:p>
          </table:table-cell>
          <table:table-cell office:value-type="string">
            <text:p>Landkreis Kelheim</text:p>
          </table:table-cell>
          <table:table-cell office:value-type="string">
            <text:p>de:amtlicher_gemeindeschlüssel</text:p>
          </table:table-cell>
          <table:table-cell office:value-type="string">
            <text:p>09273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9274</text:p>
          </table:table-cell>
          <table:table-cell office:value-type="string">
            <text:p>Landkreis Landshut</text:p>
          </table:table-cell>
          <table:table-cell office:value-type="string">
            <text:p>de:amtlicher_gemeindeschlüssel</text:p>
          </table:table-cell>
          <table:table-cell office:value-type="string">
            <text:p>09274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9275</text:p>
          </table:table-cell>
          <table:table-cell office:value-type="string">
            <text:p>Landkreis Passau</text:p>
          </table:table-cell>
          <table:table-cell office:value-type="string">
            <text:p>de:amtlicher_gemeindeschlüssel</text:p>
          </table:table-cell>
          <table:table-cell office:value-type="string">
            <text:p>09275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9276</text:p>
          </table:table-cell>
          <table:table-cell office:value-type="string">
            <text:p>Landkreis Regen</text:p>
          </table:table-cell>
          <table:table-cell office:value-type="string">
            <text:p>de:amtlicher_gemeindeschlüssel</text:p>
          </table:table-cell>
          <table:table-cell office:value-type="string">
            <text:p>09276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9277</text:p>
          </table:table-cell>
          <table:table-cell office:value-type="string">
            <text:p>Landkreis Rottal-Inn</text:p>
          </table:table-cell>
          <table:table-cell office:value-type="string">
            <text:p>de:amtlicher_gemeindeschlüssel</text:p>
          </table:table-cell>
          <table:table-cell office:value-type="string">
            <text:p>09277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9278</text:p>
          </table:table-cell>
          <table:table-cell office:value-type="string">
            <text:p>Landkreis Straubing-Bogen</text:p>
          </table:table-cell>
          <table:table-cell office:value-type="string">
            <text:p>de:amtlicher_gemeindeschlüssel</text:p>
          </table:table-cell>
          <table:table-cell office:value-type="string">
            <text:p>09278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9279</text:p>
          </table:table-cell>
          <table:table-cell office:value-type="string">
            <text:p>Landkreis Dingolfing-Landau</text:p>
          </table:table-cell>
          <table:table-cell office:value-type="string">
            <text:p>de:amtlicher_gemeindeschlüssel</text:p>
          </table:table-cell>
          <table:table-cell office:value-type="string">
            <text:p>09279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9361</text:p>
          </table:table-cell>
          <table:table-cell office:value-type="string">
            <text:p>Amberg</text:p>
          </table:table-cell>
          <table:table-cell office:value-type="string">
            <text:p>de:amtlicher_gemeindeschlüssel</text:p>
          </table:table-cell>
          <table:table-cell office:value-type="string">
            <text:p>09361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9362</text:p>
          </table:table-cell>
          <table:table-cell office:value-type="string">
            <text:p>Regensburg</text:p>
          </table:table-cell>
          <table:table-cell office:value-type="string">
            <text:p>de:amtlicher_gemeindeschlüssel</text:p>
          </table:table-cell>
          <table:table-cell office:value-type="string">
            <text:p>09362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9363</text:p>
          </table:table-cell>
          <table:table-cell office:value-type="string">
            <text:p>Weiden i.d.OPf</text:p>
          </table:table-cell>
          <table:table-cell office:value-type="string">
            <text:p>de:amtlicher_gemeindeschlüssel</text:p>
          </table:table-cell>
          <table:table-cell office:value-type="string">
            <text:p>09363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9371</text:p>
          </table:table-cell>
          <table:table-cell office:value-type="string">
            <text:p>Landkreis Amberg-Sulzbach</text:p>
          </table:table-cell>
          <table:table-cell office:value-type="string">
            <text:p>de:amtlicher_gemeindeschlüssel</text:p>
          </table:table-cell>
          <table:table-cell office:value-type="string">
            <text:p>09371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9372</text:p>
          </table:table-cell>
          <table:table-cell office:value-type="string">
            <text:p>Landkreis Cham</text:p>
          </table:table-cell>
          <table:table-cell office:value-type="string">
            <text:p>de:amtlicher_gemeindeschlüssel</text:p>
          </table:table-cell>
          <table:table-cell office:value-type="string">
            <text:p>09372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9373</text:p>
          </table:table-cell>
          <table:table-cell office:value-type="string">
            <text:p>Landkreis Neumarkt in der Oberpfalz</text:p>
          </table:table-cell>
          <table:table-cell office:value-type="string">
            <text:p>de:amtlicher_gemeindeschlüssel</text:p>
          </table:table-cell>
          <table:table-cell office:value-type="string">
            <text:p>09373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9374</text:p>
          </table:table-cell>
          <table:table-cell office:value-type="string">
            <text:p>Landkreis Neustadt an der Waldnaab</text:p>
          </table:table-cell>
          <table:table-cell office:value-type="string">
            <text:p>de:amtlicher_gemeindeschlüssel</text:p>
          </table:table-cell>
          <table:table-cell office:value-type="string">
            <text:p>09374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9375</text:p>
          </table:table-cell>
          <table:table-cell office:value-type="string">
            <text:p>Landkreis Regensburg</text:p>
          </table:table-cell>
          <table:table-cell office:value-type="string">
            <text:p>de:amtlicher_gemeindeschlüssel</text:p>
          </table:table-cell>
          <table:table-cell office:value-type="string">
            <text:p>09375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9376</text:p>
          </table:table-cell>
          <table:table-cell office:value-type="string">
            <text:p>Landkreis Schwandorf</text:p>
          </table:table-cell>
          <table:table-cell office:value-type="string">
            <text:p>de:amtlicher_gemeindeschlüssel</text:p>
          </table:table-cell>
          <table:table-cell office:value-type="string">
            <text:p>09376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9377</text:p>
          </table:table-cell>
          <table:table-cell office:value-type="string">
            <text:p>Landkreis Tirschenreuth</text:p>
          </table:table-cell>
          <table:table-cell office:value-type="string">
            <text:p>de:amtlicher_gemeindeschlüssel</text:p>
          </table:table-cell>
          <table:table-cell office:value-type="string">
            <text:p>09377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9461</text:p>
          </table:table-cell>
          <table:table-cell office:value-type="string">
            <text:p>Bamberg</text:p>
          </table:table-cell>
          <table:table-cell office:value-type="string">
            <text:p>de:amtlicher_gemeindeschlüssel</text:p>
          </table:table-cell>
          <table:table-cell office:value-type="string">
            <text:p>09461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9462</text:p>
          </table:table-cell>
          <table:table-cell office:value-type="string">
            <text:p>Bayreuth</text:p>
          </table:table-cell>
          <table:table-cell office:value-type="string">
            <text:p>de:amtlicher_gemeindeschlüssel</text:p>
          </table:table-cell>
          <table:table-cell office:value-type="string">
            <text:p>09462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9463</text:p>
          </table:table-cell>
          <table:table-cell office:value-type="string">
            <text:p>Coburg</text:p>
          </table:table-cell>
          <table:table-cell office:value-type="string">
            <text:p>de:amtlicher_gemeindeschlüssel</text:p>
          </table:table-cell>
          <table:table-cell office:value-type="string">
            <text:p>09463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9464</text:p>
          </table:table-cell>
          <table:table-cell office:value-type="string">
            <text:p>Hof</text:p>
          </table:table-cell>
          <table:table-cell office:value-type="string">
            <text:p>de:amtlicher_gemeindeschlüssel</text:p>
          </table:table-cell>
          <table:table-cell office:value-type="string">
            <text:p>09464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9471</text:p>
          </table:table-cell>
          <table:table-cell office:value-type="string">
            <text:p>Landkreis Bamberg</text:p>
          </table:table-cell>
          <table:table-cell office:value-type="string">
            <text:p>de:amtlicher_gemeindeschlüssel</text:p>
          </table:table-cell>
          <table:table-cell office:value-type="string">
            <text:p>09471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9472</text:p>
          </table:table-cell>
          <table:table-cell office:value-type="string">
            <text:p>Landkreis Bayreuth</text:p>
          </table:table-cell>
          <table:table-cell office:value-type="string">
            <text:p>de:amtlicher_gemeindeschlüssel</text:p>
          </table:table-cell>
          <table:table-cell office:value-type="string">
            <text:p>09472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9473</text:p>
          </table:table-cell>
          <table:table-cell office:value-type="string">
            <text:p>Landkreis Coburg</text:p>
          </table:table-cell>
          <table:table-cell office:value-type="string">
            <text:p>de:amtlicher_gemeindeschlüssel</text:p>
          </table:table-cell>
          <table:table-cell office:value-type="string">
            <text:p>09473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9474</text:p>
          </table:table-cell>
          <table:table-cell office:value-type="string">
            <text:p>Landkreis Forchheim</text:p>
          </table:table-cell>
          <table:table-cell office:value-type="string">
            <text:p>de:amtlicher_gemeindeschlüssel</text:p>
          </table:table-cell>
          <table:table-cell office:value-type="string">
            <text:p>09474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9475</text:p>
          </table:table-cell>
          <table:table-cell office:value-type="string">
            <text:p>Landkreis Hof</text:p>
          </table:table-cell>
          <table:table-cell office:value-type="string">
            <text:p>de:amtlicher_gemeindeschlüssel</text:p>
          </table:table-cell>
          <table:table-cell office:value-type="string">
            <text:p>09475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9476</text:p>
          </table:table-cell>
          <table:table-cell office:value-type="string">
            <text:p>Landkreis Kronach</text:p>
          </table:table-cell>
          <table:table-cell office:value-type="string">
            <text:p>de:amtlicher_gemeindeschlüssel</text:p>
          </table:table-cell>
          <table:table-cell office:value-type="string">
            <text:p>09476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9477</text:p>
          </table:table-cell>
          <table:table-cell office:value-type="string">
            <text:p>Landkreis Kulmbach</text:p>
          </table:table-cell>
          <table:table-cell office:value-type="string">
            <text:p>de:amtlicher_gemeindeschlüssel</text:p>
          </table:table-cell>
          <table:table-cell office:value-type="string">
            <text:p>09477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9478</text:p>
          </table:table-cell>
          <table:table-cell office:value-type="string">
            <text:p>Landkreis Lichtenfels</text:p>
          </table:table-cell>
          <table:table-cell office:value-type="string">
            <text:p>de:amtlicher_gemeindeschlüssel</text:p>
          </table:table-cell>
          <table:table-cell office:value-type="string">
            <text:p>09478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9479</text:p>
          </table:table-cell>
          <table:table-cell office:value-type="string">
            <text:p>Landkreis Wunsiedel im Fichtelgebirge</text:p>
          </table:table-cell>
          <table:table-cell office:value-type="string">
            <text:p>de:amtlicher_gemeindeschlüssel</text:p>
          </table:table-cell>
          <table:table-cell office:value-type="string">
            <text:p>09479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9561</text:p>
          </table:table-cell>
          <table:table-cell office:value-type="string">
            <text:p>Ansbach</text:p>
          </table:table-cell>
          <table:table-cell office:value-type="string">
            <text:p>de:amtlicher_gemeindeschlüssel</text:p>
          </table:table-cell>
          <table:table-cell office:value-type="string">
            <text:p>09561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9562</text:p>
          </table:table-cell>
          <table:table-cell office:value-type="string">
            <text:p>Erlangen</text:p>
          </table:table-cell>
          <table:table-cell office:value-type="string">
            <text:p>de:amtlicher_gemeindeschlüssel</text:p>
          </table:table-cell>
          <table:table-cell office:value-type="string">
            <text:p>09562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9563</text:p>
          </table:table-cell>
          <table:table-cell office:value-type="string">
            <text:p>Fürth</text:p>
          </table:table-cell>
          <table:table-cell office:value-type="string">
            <text:p>de:amtlicher_gemeindeschlüssel</text:p>
          </table:table-cell>
          <table:table-cell office:value-type="string">
            <text:p>09563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9564</text:p>
          </table:table-cell>
          <table:table-cell office:value-type="string">
            <text:p>Nürnberg</text:p>
          </table:table-cell>
          <table:table-cell office:value-type="string">
            <text:p>de:amtlicher_gemeindeschlüssel</text:p>
          </table:table-cell>
          <table:table-cell office:value-type="string">
            <text:p>09564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9565</text:p>
          </table:table-cell>
          <table:table-cell office:value-type="string">
            <text:p>Schwabach</text:p>
          </table:table-cell>
          <table:table-cell office:value-type="string">
            <text:p>de:amtlicher_gemeindeschlüssel</text:p>
          </table:table-cell>
          <table:table-cell office:value-type="string">
            <text:p>09565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9571</text:p>
          </table:table-cell>
          <table:table-cell office:value-type="string">
            <text:p>Landkreis Ansbach</text:p>
          </table:table-cell>
          <table:table-cell office:value-type="string">
            <text:p>de:amtlicher_gemeindeschlüssel</text:p>
          </table:table-cell>
          <table:table-cell office:value-type="string">
            <text:p>09571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9572</text:p>
          </table:table-cell>
          <table:table-cell office:value-type="string">
            <text:p>Landkreis Erlangen-Höchstadt</text:p>
          </table:table-cell>
          <table:table-cell office:value-type="string">
            <text:p>de:amtlicher_gemeindeschlüssel</text:p>
          </table:table-cell>
          <table:table-cell office:value-type="string">
            <text:p>09572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9573</text:p>
          </table:table-cell>
          <table:table-cell office:value-type="string">
            <text:p>Landkreis Fürth</text:p>
          </table:table-cell>
          <table:table-cell office:value-type="string">
            <text:p>de:amtlicher_gemeindeschlüssel</text:p>
          </table:table-cell>
          <table:table-cell office:value-type="string">
            <text:p>09573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9574</text:p>
          </table:table-cell>
          <table:table-cell office:value-type="string">
            <text:p>Landkreis Nürnberger Land</text:p>
          </table:table-cell>
          <table:table-cell office:value-type="string">
            <text:p>de:amtlicher_gemeindeschlüssel</text:p>
          </table:table-cell>
          <table:table-cell office:value-type="string">
            <text:p>09574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9575</text:p>
          </table:table-cell>
          <table:table-cell office:value-type="string">
            <text:p>Landkreis Neustadt an der Aisch-Bad Windsheim</text:p>
          </table:table-cell>
          <table:table-cell office:value-type="string">
            <text:p>de:amtlicher_gemeindeschlüssel</text:p>
          </table:table-cell>
          <table:table-cell office:value-type="string">
            <text:p>09575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9576</text:p>
          </table:table-cell>
          <table:table-cell office:value-type="string">
            <text:p>Landkreis Roth</text:p>
          </table:table-cell>
          <table:table-cell office:value-type="string">
            <text:p>de:amtlicher_gemeindeschlüssel</text:p>
          </table:table-cell>
          <table:table-cell office:value-type="string">
            <text:p>09576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9577</text:p>
          </table:table-cell>
          <table:table-cell office:value-type="string">
            <text:p>Landkreis Weißenburg-Gunzenhausen</text:p>
          </table:table-cell>
          <table:table-cell office:value-type="string">
            <text:p>de:amtlicher_gemeindeschlüssel</text:p>
          </table:table-cell>
          <table:table-cell office:value-type="string">
            <text:p>09577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9661</text:p>
          </table:table-cell>
          <table:table-cell office:value-type="string">
            <text:p>Aschaffenburg</text:p>
          </table:table-cell>
          <table:table-cell office:value-type="string">
            <text:p>de:amtlicher_gemeindeschlüssel</text:p>
          </table:table-cell>
          <table:table-cell office:value-type="string">
            <text:p>09661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9662</text:p>
          </table:table-cell>
          <table:table-cell office:value-type="string">
            <text:p>Schweinfurt</text:p>
          </table:table-cell>
          <table:table-cell office:value-type="string">
            <text:p>de:amtlicher_gemeindeschlüssel</text:p>
          </table:table-cell>
          <table:table-cell office:value-type="string">
            <text:p>09662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9663</text:p>
          </table:table-cell>
          <table:table-cell office:value-type="string">
            <text:p>Würzburg</text:p>
          </table:table-cell>
          <table:table-cell office:value-type="string">
            <text:p>de:amtlicher_gemeindeschlüssel</text:p>
          </table:table-cell>
          <table:table-cell office:value-type="string">
            <text:p>09663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9671</text:p>
          </table:table-cell>
          <table:table-cell office:value-type="string">
            <text:p>Landkreis Aschaffenburg</text:p>
          </table:table-cell>
          <table:table-cell office:value-type="string">
            <text:p>de:amtlicher_gemeindeschlüssel</text:p>
          </table:table-cell>
          <table:table-cell office:value-type="string">
            <text:p>09671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9672</text:p>
          </table:table-cell>
          <table:table-cell office:value-type="string">
            <text:p>Landkreis Bad Kissingen</text:p>
          </table:table-cell>
          <table:table-cell office:value-type="string">
            <text:p>de:amtlicher_gemeindeschlüssel</text:p>
          </table:table-cell>
          <table:table-cell office:value-type="string">
            <text:p>09672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9673</text:p>
          </table:table-cell>
          <table:table-cell office:value-type="string">
            <text:p>Landkreis Rhön-Grabfeld</text:p>
          </table:table-cell>
          <table:table-cell office:value-type="string">
            <text:p>de:amtlicher_gemeindeschlüssel</text:p>
          </table:table-cell>
          <table:table-cell office:value-type="string">
            <text:p>09673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9674</text:p>
          </table:table-cell>
          <table:table-cell office:value-type="string">
            <text:p>Landkreis Haßberge</text:p>
          </table:table-cell>
          <table:table-cell office:value-type="string">
            <text:p>de:amtlicher_gemeindeschlüssel</text:p>
          </table:table-cell>
          <table:table-cell office:value-type="string">
            <text:p>09674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9675</text:p>
          </table:table-cell>
          <table:table-cell office:value-type="string">
            <text:p>Landkreis Kitzingen</text:p>
          </table:table-cell>
          <table:table-cell office:value-type="string">
            <text:p>de:amtlicher_gemeindeschlüssel</text:p>
          </table:table-cell>
          <table:table-cell office:value-type="string">
            <text:p>09675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9676</text:p>
          </table:table-cell>
          <table:table-cell office:value-type="string">
            <text:p>Landkreis Miltenberg</text:p>
          </table:table-cell>
          <table:table-cell office:value-type="string">
            <text:p>de:amtlicher_gemeindeschlüssel</text:p>
          </table:table-cell>
          <table:table-cell office:value-type="string">
            <text:p>09676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9677</text:p>
          </table:table-cell>
          <table:table-cell office:value-type="string">
            <text:p>Landkreis Main-Spessart</text:p>
          </table:table-cell>
          <table:table-cell office:value-type="string">
            <text:p>de:amtlicher_gemeindeschlüssel</text:p>
          </table:table-cell>
          <table:table-cell office:value-type="string">
            <text:p>09677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9678</text:p>
          </table:table-cell>
          <table:table-cell office:value-type="string">
            <text:p>Landkreis Schweinfurt</text:p>
          </table:table-cell>
          <table:table-cell office:value-type="string">
            <text:p>de:amtlicher_gemeindeschlüssel</text:p>
          </table:table-cell>
          <table:table-cell office:value-type="string">
            <text:p>09678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9679</text:p>
          </table:table-cell>
          <table:table-cell office:value-type="string">
            <text:p>Landkreis Würzburg</text:p>
          </table:table-cell>
          <table:table-cell office:value-type="string">
            <text:p>de:amtlicher_gemeindeschlüssel</text:p>
          </table:table-cell>
          <table:table-cell office:value-type="string">
            <text:p>09679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9761</text:p>
          </table:table-cell>
          <table:table-cell office:value-type="string">
            <text:p>Augsburg</text:p>
          </table:table-cell>
          <table:table-cell office:value-type="string">
            <text:p>de:amtlicher_gemeindeschlüssel</text:p>
          </table:table-cell>
          <table:table-cell office:value-type="string">
            <text:p>09761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9762</text:p>
          </table:table-cell>
          <table:table-cell office:value-type="string">
            <text:p>Kaufbeuren</text:p>
          </table:table-cell>
          <table:table-cell office:value-type="string">
            <text:p>de:amtlicher_gemeindeschlüssel</text:p>
          </table:table-cell>
          <table:table-cell office:value-type="string">
            <text:p>09762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9763</text:p>
          </table:table-cell>
          <table:table-cell office:value-type="string">
            <text:p>Kempten (Allgäu)</text:p>
          </table:table-cell>
          <table:table-cell office:value-type="string">
            <text:p>de:amtlicher_gemeindeschlüssel</text:p>
          </table:table-cell>
          <table:table-cell office:value-type="string">
            <text:p>09763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9764</text:p>
          </table:table-cell>
          <table:table-cell office:value-type="string">
            <text:p>Memmingen</text:p>
          </table:table-cell>
          <table:table-cell office:value-type="string">
            <text:p>de:amtlicher_gemeindeschlüssel</text:p>
          </table:table-cell>
          <table:table-cell office:value-type="string">
            <text:p>09764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9771</text:p>
          </table:table-cell>
          <table:table-cell office:value-type="string">
            <text:p>Landkreis Aichach-Friedberg</text:p>
          </table:table-cell>
          <table:table-cell office:value-type="string">
            <text:p>de:amtlicher_gemeindeschlüssel</text:p>
          </table:table-cell>
          <table:table-cell office:value-type="string">
            <text:p>09771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9772</text:p>
          </table:table-cell>
          <table:table-cell office:value-type="string">
            <text:p>Landkreis Augsburg</text:p>
          </table:table-cell>
          <table:table-cell office:value-type="string">
            <text:p>de:amtlicher_gemeindeschlüssel</text:p>
          </table:table-cell>
          <table:table-cell office:value-type="string">
            <text:p>09772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9773</text:p>
          </table:table-cell>
          <table:table-cell office:value-type="string">
            <text:p>Landkreis Dillingen an der Donau</text:p>
          </table:table-cell>
          <table:table-cell office:value-type="string">
            <text:p>de:amtlicher_gemeindeschlüssel</text:p>
          </table:table-cell>
          <table:table-cell office:value-type="string">
            <text:p>09773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9774</text:p>
          </table:table-cell>
          <table:table-cell office:value-type="string">
            <text:p>Landkreis Günzburg</text:p>
          </table:table-cell>
          <table:table-cell office:value-type="string">
            <text:p>de:amtlicher_gemeindeschlüssel</text:p>
          </table:table-cell>
          <table:table-cell office:value-type="string">
            <text:p>09774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9775</text:p>
          </table:table-cell>
          <table:table-cell office:value-type="string">
            <text:p>Landkreis Neu-Ulm</text:p>
          </table:table-cell>
          <table:table-cell office:value-type="string">
            <text:p>de:amtlicher_gemeindeschlüssel</text:p>
          </table:table-cell>
          <table:table-cell office:value-type="string">
            <text:p>09775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9776</text:p>
          </table:table-cell>
          <table:table-cell office:value-type="string">
            <text:p>Landkreis Lindau</text:p>
          </table:table-cell>
          <table:table-cell office:value-type="string">
            <text:p>de:amtlicher_gemeindeschlüssel</text:p>
          </table:table-cell>
          <table:table-cell office:value-type="string">
            <text:p>09776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9777</text:p>
          </table:table-cell>
          <table:table-cell office:value-type="string">
            <text:p>Landkreis Ostallgäu</text:p>
          </table:table-cell>
          <table:table-cell office:value-type="string">
            <text:p>de:amtlicher_gemeindeschlüssel</text:p>
          </table:table-cell>
          <table:table-cell office:value-type="string">
            <text:p>09777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9778</text:p>
          </table:table-cell>
          <table:table-cell office:value-type="string">
            <text:p>Landkreis Unterallgäu</text:p>
          </table:table-cell>
          <table:table-cell office:value-type="string">
            <text:p>de:amtlicher_gemeindeschlüssel</text:p>
          </table:table-cell>
          <table:table-cell office:value-type="string">
            <text:p>09778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9779</text:p>
          </table:table-cell>
          <table:table-cell office:value-type="string">
            <text:p>Landkreis Donau-Ries</text:p>
          </table:table-cell>
          <table:table-cell office:value-type="string">
            <text:p>de:amtlicher_gemeindeschlüssel</text:p>
          </table:table-cell>
          <table:table-cell office:value-type="string">
            <text:p>09779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09780</text:p>
          </table:table-cell>
          <table:table-cell office:value-type="string">
            <text:p>Landkreis Oberallgäu</text:p>
          </table:table-cell>
          <table:table-cell office:value-type="string">
            <text:p>de:amtlicher_gemeindeschlüssel</text:p>
          </table:table-cell>
          <table:table-cell office:value-type="string">
            <text:p>09780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10041</text:p>
          </table:table-cell>
          <table:table-cell office:value-type="string">
            <text:p>Regionalverband Saarbrücken</text:p>
          </table:table-cell>
          <table:table-cell office:value-type="string">
            <text:p>de:amtlicher_gemeindeschlüssel</text:p>
          </table:table-cell>
          <table:table-cell office:value-type="string">
            <text:p>10041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10042</text:p>
          </table:table-cell>
          <table:table-cell office:value-type="string">
            <text:p>Landkreis Merzig-Wadern</text:p>
          </table:table-cell>
          <table:table-cell office:value-type="string">
            <text:p>de:amtlicher_gemeindeschlüssel</text:p>
          </table:table-cell>
          <table:table-cell office:value-type="string">
            <text:p>10042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10043</text:p>
          </table:table-cell>
          <table:table-cell office:value-type="string">
            <text:p>Landkreis Neunkirchen</text:p>
          </table:table-cell>
          <table:table-cell office:value-type="string">
            <text:p>de:amtlicher_gemeindeschlüssel</text:p>
          </table:table-cell>
          <table:table-cell office:value-type="string">
            <text:p>10043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10044</text:p>
          </table:table-cell>
          <table:table-cell office:value-type="string">
            <text:p>Landkreis Saarlouis</text:p>
          </table:table-cell>
          <table:table-cell office:value-type="string">
            <text:p>de:amtlicher_gemeindeschlüssel</text:p>
          </table:table-cell>
          <table:table-cell office:value-type="string">
            <text:p>10044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10045</text:p>
          </table:table-cell>
          <table:table-cell office:value-type="string">
            <text:p>Saarpfalz-Kreis</text:p>
          </table:table-cell>
          <table:table-cell office:value-type="string">
            <text:p>de:amtlicher_gemeindeschlüssel</text:p>
          </table:table-cell>
          <table:table-cell office:value-type="string">
            <text:p>10045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10046</text:p>
          </table:table-cell>
          <table:table-cell office:value-type="string">
            <text:p>Landkreis St. Wendel</text:p>
          </table:table-cell>
          <table:table-cell office:value-type="string">
            <text:p>de:amtlicher_gemeindeschlüssel</text:p>
          </table:table-cell>
          <table:table-cell office:value-type="string">
            <text:p>10046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11000</text:p>
          </table:table-cell>
          <table:table-cell office:value-type="string">
            <text:p>Berlin</text:p>
          </table:table-cell>
          <table:table-cell office:value-type="string">
            <text:p>de:amtlicher_gemeindeschlüssel</text:p>
          </table:table-cell>
          <table:table-cell office:value-type="string">
            <text:p>11000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12051</text:p>
          </table:table-cell>
          <table:table-cell office:value-type="string">
            <text:p>Brandenburg an der Havel</text:p>
          </table:table-cell>
          <table:table-cell office:value-type="string">
            <text:p>de:amtlicher_gemeindeschlüssel</text:p>
          </table:table-cell>
          <table:table-cell office:value-type="string">
            <text:p>12051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12052</text:p>
          </table:table-cell>
          <table:table-cell office:value-type="string">
            <text:p>Cottbus</text:p>
          </table:table-cell>
          <table:table-cell office:value-type="string">
            <text:p>de:amtlicher_gemeindeschlüssel</text:p>
          </table:table-cell>
          <table:table-cell office:value-type="string">
            <text:p>12052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12053</text:p>
          </table:table-cell>
          <table:table-cell office:value-type="string">
            <text:p>Frankfurt (Oder)</text:p>
          </table:table-cell>
          <table:table-cell office:value-type="string">
            <text:p>de:amtlicher_gemeindeschlüssel</text:p>
          </table:table-cell>
          <table:table-cell office:value-type="string">
            <text:p>12053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12054</text:p>
          </table:table-cell>
          <table:table-cell office:value-type="string">
            <text:p>Potsdam</text:p>
          </table:table-cell>
          <table:table-cell office:value-type="string">
            <text:p>de:amtlicher_gemeindeschlüssel</text:p>
          </table:table-cell>
          <table:table-cell office:value-type="string">
            <text:p>12054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12060</text:p>
          </table:table-cell>
          <table:table-cell office:value-type="string">
            <text:p>Landkreis Barnim</text:p>
          </table:table-cell>
          <table:table-cell office:value-type="string">
            <text:p>de:amtlicher_gemeindeschlüssel</text:p>
          </table:table-cell>
          <table:table-cell office:value-type="string">
            <text:p>12060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12061</text:p>
          </table:table-cell>
          <table:table-cell office:value-type="string">
            <text:p>Landkreis Dahme-Spreewald</text:p>
          </table:table-cell>
          <table:table-cell office:value-type="string">
            <text:p>de:amtlicher_gemeindeschlüssel</text:p>
          </table:table-cell>
          <table:table-cell office:value-type="string">
            <text:p>12061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12062</text:p>
          </table:table-cell>
          <table:table-cell office:value-type="string">
            <text:p>Landkreis Elbe-Elster</text:p>
          </table:table-cell>
          <table:table-cell office:value-type="string">
            <text:p>de:amtlicher_gemeindeschlüssel</text:p>
          </table:table-cell>
          <table:table-cell office:value-type="string">
            <text:p>12062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12063</text:p>
          </table:table-cell>
          <table:table-cell office:value-type="string">
            <text:p>Landkreis Havelland</text:p>
          </table:table-cell>
          <table:table-cell office:value-type="string">
            <text:p>de:amtlicher_gemeindeschlüssel</text:p>
          </table:table-cell>
          <table:table-cell office:value-type="string">
            <text:p>12063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12064</text:p>
          </table:table-cell>
          <table:table-cell office:value-type="string">
            <text:p>Landkreis Märkisch-Oderland</text:p>
          </table:table-cell>
          <table:table-cell office:value-type="string">
            <text:p>de:amtlicher_gemeindeschlüssel</text:p>
          </table:table-cell>
          <table:table-cell office:value-type="string">
            <text:p>12064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12065</text:p>
          </table:table-cell>
          <table:table-cell office:value-type="string">
            <text:p>Landkreis Oberhavel</text:p>
          </table:table-cell>
          <table:table-cell office:value-type="string">
            <text:p>de:amtlicher_gemeindeschlüssel</text:p>
          </table:table-cell>
          <table:table-cell office:value-type="string">
            <text:p>12065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12066</text:p>
          </table:table-cell>
          <table:table-cell office:value-type="string">
            <text:p>Landkreis Oberspreewald-Lausitz</text:p>
          </table:table-cell>
          <table:table-cell office:value-type="string">
            <text:p>de:amtlicher_gemeindeschlüssel</text:p>
          </table:table-cell>
          <table:table-cell office:value-type="string">
            <text:p>12066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12067</text:p>
          </table:table-cell>
          <table:table-cell office:value-type="string">
            <text:p>Landkreis Oder-Spree</text:p>
          </table:table-cell>
          <table:table-cell office:value-type="string">
            <text:p>de:amtlicher_gemeindeschlüssel</text:p>
          </table:table-cell>
          <table:table-cell office:value-type="string">
            <text:p>12067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12068</text:p>
          </table:table-cell>
          <table:table-cell office:value-type="string">
            <text:p>Landkreis Ostprignitz-Ruppin</text:p>
          </table:table-cell>
          <table:table-cell office:value-type="string">
            <text:p>de:amtlicher_gemeindeschlüssel</text:p>
          </table:table-cell>
          <table:table-cell office:value-type="string">
            <text:p>12068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12069</text:p>
          </table:table-cell>
          <table:table-cell office:value-type="string">
            <text:p>Landkreis Potsdam-Mittelmark</text:p>
          </table:table-cell>
          <table:table-cell office:value-type="string">
            <text:p>de:amtlicher_gemeindeschlüssel</text:p>
          </table:table-cell>
          <table:table-cell office:value-type="string">
            <text:p>12069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12070</text:p>
          </table:table-cell>
          <table:table-cell office:value-type="string">
            <text:p>Landkreis Prignitz</text:p>
          </table:table-cell>
          <table:table-cell office:value-type="string">
            <text:p>de:amtlicher_gemeindeschlüssel</text:p>
          </table:table-cell>
          <table:table-cell office:value-type="string">
            <text:p>12070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12071</text:p>
          </table:table-cell>
          <table:table-cell office:value-type="string">
            <text:p>Landkreis Spree-Neiße</text:p>
          </table:table-cell>
          <table:table-cell office:value-type="string">
            <text:p>de:amtlicher_gemeindeschlüssel</text:p>
          </table:table-cell>
          <table:table-cell office:value-type="string">
            <text:p>12071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12072</text:p>
          </table:table-cell>
          <table:table-cell office:value-type="string">
            <text:p>Landkreis Teltow-Fläming</text:p>
          </table:table-cell>
          <table:table-cell office:value-type="string">
            <text:p>de:amtlicher_gemeindeschlüssel</text:p>
          </table:table-cell>
          <table:table-cell office:value-type="string">
            <text:p>12072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12073</text:p>
          </table:table-cell>
          <table:table-cell office:value-type="string">
            <text:p>Landkreis Uckermark</text:p>
          </table:table-cell>
          <table:table-cell office:value-type="string">
            <text:p>de:amtlicher_gemeindeschlüssel</text:p>
          </table:table-cell>
          <table:table-cell office:value-type="string">
            <text:p>12073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13000</text:p>
          </table:table-cell>
          <table:table-cell office:value-type="float" office:value="13000">
            <text:p>13000</text:p>
          </table:table-cell>
          <table:table-cell office:value-type="string">
            <text:p>de:amtlicher_gemeindeschlüssel</text:p>
          </table:table-cell>
          <table:table-cell office:value-type="string">
            <text:p>13000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13003</text:p>
          </table:table-cell>
          <table:table-cell office:value-type="string">
            <text:p>Rostock</text:p>
          </table:table-cell>
          <table:table-cell office:value-type="string">
            <text:p>de:amtlicher_gemeindeschlüssel</text:p>
          </table:table-cell>
          <table:table-cell office:value-type="string">
            <text:p>13003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13004</text:p>
          </table:table-cell>
          <table:table-cell office:value-type="string">
            <text:p>Schwerin</text:p>
          </table:table-cell>
          <table:table-cell office:value-type="string">
            <text:p>de:amtlicher_gemeindeschlüssel</text:p>
          </table:table-cell>
          <table:table-cell office:value-type="string">
            <text:p>13004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13071</text:p>
          </table:table-cell>
          <table:table-cell office:value-type="string">
            <text:p>Landkreis Mecklenburgische Seenplatte</text:p>
          </table:table-cell>
          <table:table-cell office:value-type="string">
            <text:p>de:amtlicher_gemeindeschlüssel</text:p>
          </table:table-cell>
          <table:table-cell office:value-type="string">
            <text:p>13071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13072</text:p>
          </table:table-cell>
          <table:table-cell office:value-type="string">
            <text:p>Landkreis Rostock</text:p>
          </table:table-cell>
          <table:table-cell office:value-type="string">
            <text:p>de:amtlicher_gemeindeschlüssel</text:p>
          </table:table-cell>
          <table:table-cell office:value-type="string">
            <text:p>13072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13073</text:p>
          </table:table-cell>
          <table:table-cell office:value-type="string">
            <text:p>Landkreis Vorpommern-Rügen</text:p>
          </table:table-cell>
          <table:table-cell office:value-type="string">
            <text:p>de:amtlicher_gemeindeschlüssel</text:p>
          </table:table-cell>
          <table:table-cell office:value-type="string">
            <text:p>13073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13074</text:p>
          </table:table-cell>
          <table:table-cell office:value-type="string">
            <text:p>Landkreis Nordwestmecklenburg</text:p>
          </table:table-cell>
          <table:table-cell office:value-type="string">
            <text:p>de:amtlicher_gemeindeschlüssel</text:p>
          </table:table-cell>
          <table:table-cell office:value-type="string">
            <text:p>13074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13075</text:p>
          </table:table-cell>
          <table:table-cell office:value-type="string">
            <text:p>Landkreis Vorpommern-Greifswald</text:p>
          </table:table-cell>
          <table:table-cell office:value-type="string">
            <text:p>de:amtlicher_gemeindeschlüssel</text:p>
          </table:table-cell>
          <table:table-cell office:value-type="string">
            <text:p>13075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13076</text:p>
          </table:table-cell>
          <table:table-cell office:value-type="string">
            <text:p>Landkreis Ludwigslust-Parchim</text:p>
          </table:table-cell>
          <table:table-cell office:value-type="string">
            <text:p>de:amtlicher_gemeindeschlüssel</text:p>
          </table:table-cell>
          <table:table-cell office:value-type="string">
            <text:p>13076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14511</text:p>
          </table:table-cell>
          <table:table-cell office:value-type="string">
            <text:p>Chemnitz</text:p>
          </table:table-cell>
          <table:table-cell office:value-type="string">
            <text:p>de:amtlicher_gemeindeschlüssel</text:p>
          </table:table-cell>
          <table:table-cell office:value-type="string">
            <text:p>14511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14521</text:p>
          </table:table-cell>
          <table:table-cell office:value-type="string">
            <text:p>Erzgebirgskreis</text:p>
          </table:table-cell>
          <table:table-cell office:value-type="string">
            <text:p>de:amtlicher_gemeindeschlüssel</text:p>
          </table:table-cell>
          <table:table-cell office:value-type="string">
            <text:p>14521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14522</text:p>
          </table:table-cell>
          <table:table-cell office:value-type="string">
            <text:p>Landkreis Mittelsachsen</text:p>
          </table:table-cell>
          <table:table-cell office:value-type="string">
            <text:p>de:amtlicher_gemeindeschlüssel</text:p>
          </table:table-cell>
          <table:table-cell office:value-type="string">
            <text:p>14522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14523</text:p>
          </table:table-cell>
          <table:table-cell office:value-type="string">
            <text:p>Vogtlandkreis</text:p>
          </table:table-cell>
          <table:table-cell office:value-type="string">
            <text:p>de:amtlicher_gemeindeschlüssel</text:p>
          </table:table-cell>
          <table:table-cell office:value-type="string">
            <text:p>14523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14524</text:p>
          </table:table-cell>
          <table:table-cell office:value-type="string">
            <text:p>Landkreis Zwickau</text:p>
          </table:table-cell>
          <table:table-cell office:value-type="string">
            <text:p>de:amtlicher_gemeindeschlüssel</text:p>
          </table:table-cell>
          <table:table-cell office:value-type="string">
            <text:p>14524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14612</text:p>
          </table:table-cell>
          <table:table-cell office:value-type="string">
            <text:p>Dresden</text:p>
          </table:table-cell>
          <table:table-cell office:value-type="string">
            <text:p>de:amtlicher_gemeindeschlüssel</text:p>
          </table:table-cell>
          <table:table-cell office:value-type="string">
            <text:p>14612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14625</text:p>
          </table:table-cell>
          <table:table-cell office:value-type="string">
            <text:p>Landkreis Bautzen</text:p>
          </table:table-cell>
          <table:table-cell office:value-type="string">
            <text:p>de:amtlicher_gemeindeschlüssel</text:p>
          </table:table-cell>
          <table:table-cell office:value-type="string">
            <text:p>14625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14626</text:p>
          </table:table-cell>
          <table:table-cell office:value-type="string">
            <text:p>Landkreis Görlitz</text:p>
          </table:table-cell>
          <table:table-cell office:value-type="string">
            <text:p>de:amtlicher_gemeindeschlüssel</text:p>
          </table:table-cell>
          <table:table-cell office:value-type="string">
            <text:p>14626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14627</text:p>
          </table:table-cell>
          <table:table-cell office:value-type="string">
            <text:p>Landkreis Meißen</text:p>
          </table:table-cell>
          <table:table-cell office:value-type="string">
            <text:p>de:amtlicher_gemeindeschlüssel</text:p>
          </table:table-cell>
          <table:table-cell office:value-type="string">
            <text:p>14627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14628</text:p>
          </table:table-cell>
          <table:table-cell office:value-type="string">
            <text:p>Landkreis Sächsische Schweiz-Osterzgebirge</text:p>
          </table:table-cell>
          <table:table-cell office:value-type="string">
            <text:p>de:amtlicher_gemeindeschlüssel</text:p>
          </table:table-cell>
          <table:table-cell office:value-type="string">
            <text:p>14628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14713</text:p>
          </table:table-cell>
          <table:table-cell office:value-type="string">
            <text:p>Leipzig</text:p>
          </table:table-cell>
          <table:table-cell office:value-type="string">
            <text:p>de:amtlicher_gemeindeschlüssel</text:p>
          </table:table-cell>
          <table:table-cell office:value-type="string">
            <text:p>14713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14729</text:p>
          </table:table-cell>
          <table:table-cell office:value-type="string">
            <text:p>Landkreis Leipzig</text:p>
          </table:table-cell>
          <table:table-cell office:value-type="string">
            <text:p>de:amtlicher_gemeindeschlüssel</text:p>
          </table:table-cell>
          <table:table-cell office:value-type="string">
            <text:p>14729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14730</text:p>
          </table:table-cell>
          <table:table-cell office:value-type="string">
            <text:p>Landkreis Nordsachsen</text:p>
          </table:table-cell>
          <table:table-cell office:value-type="string">
            <text:p>de:amtlicher_gemeindeschlüssel</text:p>
          </table:table-cell>
          <table:table-cell office:value-type="string">
            <text:p>14730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15001</text:p>
          </table:table-cell>
          <table:table-cell office:value-type="string">
            <text:p>Dessau-Roßlau</text:p>
          </table:table-cell>
          <table:table-cell office:value-type="string">
            <text:p>de:amtlicher_gemeindeschlüssel</text:p>
          </table:table-cell>
          <table:table-cell office:value-type="string">
            <text:p>15001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15002</text:p>
          </table:table-cell>
          <table:table-cell office:value-type="string">
            <text:p>Halle (Saale)</text:p>
          </table:table-cell>
          <table:table-cell office:value-type="string">
            <text:p>de:amtlicher_gemeindeschlüssel</text:p>
          </table:table-cell>
          <table:table-cell office:value-type="string">
            <text:p>15002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15003</text:p>
          </table:table-cell>
          <table:table-cell office:value-type="string">
            <text:p>Magdeburg</text:p>
          </table:table-cell>
          <table:table-cell office:value-type="string">
            <text:p>de:amtlicher_gemeindeschlüssel</text:p>
          </table:table-cell>
          <table:table-cell office:value-type="string">
            <text:p>15003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15081</text:p>
          </table:table-cell>
          <table:table-cell office:value-type="string">
            <text:p>Altmarkkreis Salzwedel</text:p>
          </table:table-cell>
          <table:table-cell office:value-type="string">
            <text:p>de:amtlicher_gemeindeschlüssel</text:p>
          </table:table-cell>
          <table:table-cell office:value-type="string">
            <text:p>15081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15082</text:p>
          </table:table-cell>
          <table:table-cell office:value-type="string">
            <text:p>Landkreis Anhalt-Bitterfeld</text:p>
          </table:table-cell>
          <table:table-cell office:value-type="string">
            <text:p>de:amtlicher_gemeindeschlüssel</text:p>
          </table:table-cell>
          <table:table-cell office:value-type="string">
            <text:p>15082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15083</text:p>
          </table:table-cell>
          <table:table-cell office:value-type="string">
            <text:p>Landkreis Börde</text:p>
          </table:table-cell>
          <table:table-cell office:value-type="string">
            <text:p>de:amtlicher_gemeindeschlüssel</text:p>
          </table:table-cell>
          <table:table-cell office:value-type="string">
            <text:p>15083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15084</text:p>
          </table:table-cell>
          <table:table-cell office:value-type="string">
            <text:p>Burgenlandkreis</text:p>
          </table:table-cell>
          <table:table-cell office:value-type="string">
            <text:p>de:amtlicher_gemeindeschlüssel</text:p>
          </table:table-cell>
          <table:table-cell office:value-type="string">
            <text:p>15084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15085</text:p>
          </table:table-cell>
          <table:table-cell office:value-type="string">
            <text:p>Landkreis Harz</text:p>
          </table:table-cell>
          <table:table-cell office:value-type="string">
            <text:p>de:amtlicher_gemeindeschlüssel</text:p>
          </table:table-cell>
          <table:table-cell office:value-type="string">
            <text:p>15085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15086</text:p>
          </table:table-cell>
          <table:table-cell office:value-type="string">
            <text:p>Landkreis Jerichower Land</text:p>
          </table:table-cell>
          <table:table-cell office:value-type="string">
            <text:p>de:amtlicher_gemeindeschlüssel</text:p>
          </table:table-cell>
          <table:table-cell office:value-type="string">
            <text:p>15086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15087</text:p>
          </table:table-cell>
          <table:table-cell office:value-type="string">
            <text:p>Landkreis Mansfeld-Südharz</text:p>
          </table:table-cell>
          <table:table-cell office:value-type="string">
            <text:p>de:amtlicher_gemeindeschlüssel</text:p>
          </table:table-cell>
          <table:table-cell office:value-type="string">
            <text:p>15087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15088</text:p>
          </table:table-cell>
          <table:table-cell office:value-type="string">
            <text:p>Saalekreis</text:p>
          </table:table-cell>
          <table:table-cell office:value-type="string">
            <text:p>de:amtlicher_gemeindeschlüssel</text:p>
          </table:table-cell>
          <table:table-cell office:value-type="string">
            <text:p>15088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15089</text:p>
          </table:table-cell>
          <table:table-cell office:value-type="string">
            <text:p>Salzlandkreis</text:p>
          </table:table-cell>
          <table:table-cell office:value-type="string">
            <text:p>de:amtlicher_gemeindeschlüssel</text:p>
          </table:table-cell>
          <table:table-cell office:value-type="string">
            <text:p>15089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15090</text:p>
          </table:table-cell>
          <table:table-cell office:value-type="string">
            <text:p>Landkreis Stendal</text:p>
          </table:table-cell>
          <table:table-cell office:value-type="string">
            <text:p>de:amtlicher_gemeindeschlüssel</text:p>
          </table:table-cell>
          <table:table-cell office:value-type="string">
            <text:p>15090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15091</text:p>
          </table:table-cell>
          <table:table-cell office:value-type="string">
            <text:p>Landkreis Wittenberg</text:p>
          </table:table-cell>
          <table:table-cell office:value-type="string">
            <text:p>de:amtlicher_gemeindeschlüssel</text:p>
          </table:table-cell>
          <table:table-cell office:value-type="string">
            <text:p>15091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16051</text:p>
          </table:table-cell>
          <table:table-cell office:value-type="string">
            <text:p>Erfurt</text:p>
          </table:table-cell>
          <table:table-cell office:value-type="string">
            <text:p>de:amtlicher_gemeindeschlüssel</text:p>
          </table:table-cell>
          <table:table-cell office:value-type="string">
            <text:p>16051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16052</text:p>
          </table:table-cell>
          <table:table-cell office:value-type="string">
            <text:p>Gera</text:p>
          </table:table-cell>
          <table:table-cell office:value-type="string">
            <text:p>de:amtlicher_gemeindeschlüssel</text:p>
          </table:table-cell>
          <table:table-cell office:value-type="string">
            <text:p>16052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16053</text:p>
          </table:table-cell>
          <table:table-cell office:value-type="string">
            <text:p>Jena</text:p>
          </table:table-cell>
          <table:table-cell office:value-type="string">
            <text:p>de:amtlicher_gemeindeschlüssel</text:p>
          </table:table-cell>
          <table:table-cell office:value-type="string">
            <text:p>16053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16054</text:p>
          </table:table-cell>
          <table:table-cell office:value-type="string">
            <text:p>Suhl</text:p>
          </table:table-cell>
          <table:table-cell office:value-type="string">
            <text:p>de:amtlicher_gemeindeschlüssel</text:p>
          </table:table-cell>
          <table:table-cell office:value-type="string">
            <text:p>16054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16055</text:p>
          </table:table-cell>
          <table:table-cell office:value-type="string">
            <text:p>Weimar</text:p>
          </table:table-cell>
          <table:table-cell office:value-type="string">
            <text:p>de:amtlicher_gemeindeschlüssel</text:p>
          </table:table-cell>
          <table:table-cell office:value-type="string">
            <text:p>16055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16056</text:p>
          </table:table-cell>
          <table:table-cell office:value-type="string">
            <text:p>Eisenach</text:p>
          </table:table-cell>
          <table:table-cell office:value-type="string">
            <text:p>de:amtlicher_gemeindeschlüssel</text:p>
          </table:table-cell>
          <table:table-cell office:value-type="string">
            <text:p>16056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16061</text:p>
          </table:table-cell>
          <table:table-cell office:value-type="string">
            <text:p>Landkreis Eichsfeld</text:p>
          </table:table-cell>
          <table:table-cell office:value-type="string">
            <text:p>de:amtlicher_gemeindeschlüssel</text:p>
          </table:table-cell>
          <table:table-cell office:value-type="string">
            <text:p>16061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16062</text:p>
          </table:table-cell>
          <table:table-cell office:value-type="string">
            <text:p>Landkreis Nordhausen</text:p>
          </table:table-cell>
          <table:table-cell office:value-type="string">
            <text:p>de:amtlicher_gemeindeschlüssel</text:p>
          </table:table-cell>
          <table:table-cell office:value-type="string">
            <text:p>16062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16063</text:p>
          </table:table-cell>
          <table:table-cell office:value-type="string">
            <text:p>Wartburgkreis</text:p>
          </table:table-cell>
          <table:table-cell office:value-type="string">
            <text:p>de:amtlicher_gemeindeschlüssel</text:p>
          </table:table-cell>
          <table:table-cell office:value-type="string">
            <text:p>16063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16064</text:p>
          </table:table-cell>
          <table:table-cell office:value-type="string">
            <text:p>Unstrut-Hainich-Kreis</text:p>
          </table:table-cell>
          <table:table-cell office:value-type="string">
            <text:p>de:amtlicher_gemeindeschlüssel</text:p>
          </table:table-cell>
          <table:table-cell office:value-type="string">
            <text:p>16064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16065</text:p>
          </table:table-cell>
          <table:table-cell office:value-type="string">
            <text:p>Kyffhäuserkreis</text:p>
          </table:table-cell>
          <table:table-cell office:value-type="string">
            <text:p>de:amtlicher_gemeindeschlüssel</text:p>
          </table:table-cell>
          <table:table-cell office:value-type="string">
            <text:p>16065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16066</text:p>
          </table:table-cell>
          <table:table-cell office:value-type="string">
            <text:p>Landkreis Schmalkalden-Meiningen</text:p>
          </table:table-cell>
          <table:table-cell office:value-type="string">
            <text:p>de:amtlicher_gemeindeschlüssel</text:p>
          </table:table-cell>
          <table:table-cell office:value-type="string">
            <text:p>16066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16067</text:p>
          </table:table-cell>
          <table:table-cell office:value-type="string">
            <text:p>Landkreis Gotha</text:p>
          </table:table-cell>
          <table:table-cell office:value-type="string">
            <text:p>de:amtlicher_gemeindeschlüssel</text:p>
          </table:table-cell>
          <table:table-cell office:value-type="string">
            <text:p>16067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16068</text:p>
          </table:table-cell>
          <table:table-cell office:value-type="string">
            <text:p>Landkreis Sömmerda</text:p>
          </table:table-cell>
          <table:table-cell office:value-type="string">
            <text:p>de:amtlicher_gemeindeschlüssel</text:p>
          </table:table-cell>
          <table:table-cell office:value-type="string">
            <text:p>16068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16069</text:p>
          </table:table-cell>
          <table:table-cell office:value-type="string">
            <text:p>Landkreis Hildburghausen</text:p>
          </table:table-cell>
          <table:table-cell office:value-type="string">
            <text:p>de:amtlicher_gemeindeschlüssel</text:p>
          </table:table-cell>
          <table:table-cell office:value-type="string">
            <text:p>16069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16070</text:p>
          </table:table-cell>
          <table:table-cell office:value-type="string">
            <text:p>Ilm-Kreis</text:p>
          </table:table-cell>
          <table:table-cell office:value-type="string">
            <text:p>de:amtlicher_gemeindeschlüssel</text:p>
          </table:table-cell>
          <table:table-cell office:value-type="string">
            <text:p>16070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16071</text:p>
          </table:table-cell>
          <table:table-cell office:value-type="string">
            <text:p>Landkreis Weimarer Land</text:p>
          </table:table-cell>
          <table:table-cell office:value-type="string">
            <text:p>de:amtlicher_gemeindeschlüssel</text:p>
          </table:table-cell>
          <table:table-cell office:value-type="string">
            <text:p>16071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16072</text:p>
          </table:table-cell>
          <table:table-cell office:value-type="string">
            <text:p>Landkreis Sonneberg</text:p>
          </table:table-cell>
          <table:table-cell office:value-type="string">
            <text:p>de:amtlicher_gemeindeschlüssel</text:p>
          </table:table-cell>
          <table:table-cell office:value-type="string">
            <text:p>16072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16073</text:p>
          </table:table-cell>
          <table:table-cell office:value-type="string">
            <text:p>Landkreis Saalfeld-Rudolstadt</text:p>
          </table:table-cell>
          <table:table-cell office:value-type="string">
            <text:p>de:amtlicher_gemeindeschlüssel</text:p>
          </table:table-cell>
          <table:table-cell office:value-type="string">
            <text:p>16073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16074</text:p>
          </table:table-cell>
          <table:table-cell office:value-type="string">
            <text:p>Saale-Holzland-Kreis</text:p>
          </table:table-cell>
          <table:table-cell office:value-type="string">
            <text:p>de:amtlicher_gemeindeschlüssel</text:p>
          </table:table-cell>
          <table:table-cell office:value-type="string">
            <text:p>16074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16075</text:p>
          </table:table-cell>
          <table:table-cell office:value-type="string">
            <text:p>Saale-Orla-Kreis</text:p>
          </table:table-cell>
          <table:table-cell office:value-type="string">
            <text:p>de:amtlicher_gemeindeschlüssel</text:p>
          </table:table-cell>
          <table:table-cell office:value-type="string">
            <text:p>16075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16076</text:p>
          </table:table-cell>
          <table:table-cell office:value-type="string">
            <text:p>Landkreis Greiz</text:p>
          </table:table-cell>
          <table:table-cell office:value-type="string">
            <text:p>de:amtlicher_gemeindeschlüssel</text:p>
          </table:table-cell>
          <table:table-cell office:value-type="string">
            <text:p>16076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16077</text:p>
          </table:table-cell>
          <table:table-cell office:value-type="string">
            <text:p>Landkreis Altenburger Land</text:p>
          </table:table-cell>
          <table:table-cell office:value-type="string">
            <text:p>de:amtlicher_gemeindeschlüssel</text:p>
          </table:table-cell>
          <table:table-cell office:value-type="string">
            <text:p>16077</text:p>
          </table:table-cell>
        </table:table-row>
        <table:table-row table:style-name="ro1">
          <table:table-cell office:value-type="string">
            <text:p>DE</text:p>
          </table:table-cell>
          <table:table-cell office:value-type="string">
            <text:p>0106</text:p>
          </table:table-cell>
          <table:table-cell office:value-type="string">
            <text:p>Kreis Segeberg</text:p>
          </table:table-cell>
          <table:table-cell table:number-columns-repeated="2"/>
        </table:table-row>
        <table:table-row table:style-name="ro1">
          <table:table-cell office:value-type="string">
            <text:p>DE</text:p>
          </table:table-cell>
          <table:table-cell office:value-type="string">
            <text:p>0200</text:p>
          </table:table-cell>
          <table:table-cell office:value-type="string">
            <text:p>Hamburg</text:p>
          </table:table-cell>
          <table:table-cell table:number-columns-repeated="2"/>
        </table:table-row>
        <table:table-row table:style-name="ro1">
          <table:table-cell office:value-type="string">
            <text:p>DE</text:p>
          </table:table-cell>
          <table:table-cell office:value-type="string">
            <text:p>0336</text:p>
          </table:table-cell>
          <table:table-cell office:value-type="string">
            <text:p>Landkreis Uelzen</text:p>
          </table:table-cell>
          <table:table-cell table:number-columns-repeated="2"/>
        </table:table-row>
        <table:table-row table:style-name="ro1">
          <table:table-cell office:value-type="string">
            <text:p>DE</text:p>
          </table:table-cell>
          <table:table-cell office:value-type="string">
            <text:p>0346</text:p>
          </table:table-cell>
          <table:table-cell office:value-type="string">
            <text:p>Landkreis Vechta</text:p>
          </table:table-cell>
          <table:table-cell table:number-columns-repeated="2"/>
        </table:table-row>
        <table:table-row table:style-name="ro1">
          <table:table-cell office:value-type="string">
            <text:p>DE</text:p>
          </table:table-cell>
          <table:table-cell office:value-type="string">
            <text:p>0512</text:p>
          </table:table-cell>
          <table:table-cell office:value-type="string">
            <text:p>Remscheid</text:p>
          </table:table-cell>
          <table:table-cell table:number-columns-repeated="2"/>
        </table:table-row>
        <table:table-row table:style-name="ro1">
          <table:table-cell office:value-type="string">
            <text:p>DE</text:p>
          </table:table-cell>
          <table:table-cell office:value-type="string">
            <text:p>0517</text:p>
          </table:table-cell>
          <table:table-cell office:value-type="string">
            <text:p>Kreis Wesel</text:p>
          </table:table-cell>
          <table:table-cell table:number-columns-repeated="2"/>
        </table:table-row>
        <table:table-row table:style-name="ro1">
          <table:table-cell office:value-type="string">
            <text:p>DE</text:p>
          </table:table-cell>
          <table:table-cell office:value-type="string">
            <text:p>0537</text:p>
          </table:table-cell>
          <table:table-cell office:value-type="string">
            <text:p>Kreis Heinsberg</text:p>
          </table:table-cell>
          <table:table-cell table:number-columns-repeated="2"/>
        </table:table-row>
        <table:table-row table:style-name="ro1">
          <table:table-cell office:value-type="string">
            <text:p>DE</text:p>
          </table:table-cell>
          <table:table-cell office:value-type="string">
            <text:p>0557</text:p>
          </table:table-cell>
          <table:table-cell office:value-type="string">
            <text:p>Kreis Warendorf</text:p>
          </table:table-cell>
          <table:table-cell table:number-columns-repeated="2"/>
        </table:table-row>
        <table:table-row table:style-name="ro1">
          <table:table-cell office:value-type="string">
            <text:p>DE</text:p>
          </table:table-cell>
          <table:table-cell office:value-type="string">
            <text:p>0577</text:p>
          </table:table-cell>
          <table:table-cell office:value-type="string">
            <text:p>Kreis Minden-Lübbecke</text:p>
          </table:table-cell>
          <table:table-cell table:number-columns-repeated="2"/>
        </table:table-row>
        <table:table-row table:style-name="ro1">
          <table:table-cell office:value-type="string">
            <text:p>DE</text:p>
          </table:table-cell>
          <table:table-cell office:value-type="string">
            <text:p>0597</text:p>
          </table:table-cell>
          <table:table-cell office:value-type="string">
            <text:p>Kreis Siegen-Wittgenstein</text:p>
          </table:table-cell>
          <table:table-cell table:number-columns-repeated="2"/>
        </table:table-row>
        <table:table-row table:style-name="ro1">
          <table:table-cell office:value-type="string">
            <text:p>DE</text:p>
          </table:table-cell>
          <table:table-cell office:value-type="string">
            <text:p>0644</text:p>
          </table:table-cell>
          <table:table-cell office:value-type="string">
            <text:p>Wetteraukreis</text:p>
          </table:table-cell>
          <table:table-cell table:number-columns-repeated="2"/>
        </table:table-row>
        <table:table-row table:style-name="ro1">
          <table:table-cell office:value-type="string">
            <text:p>DE</text:p>
          </table:table-cell>
          <table:table-cell office:value-type="string">
            <text:p>0714</text:p>
          </table:table-cell>
          <table:table-cell office:value-type="string">
            <text:p>Rhein-Hunsrück-Kreis</text:p>
          </table:table-cell>
          <table:table-cell table:number-columns-repeated="2"/>
        </table:table-row>
        <table:table-row table:style-name="ro1">
          <table:table-cell office:value-type="string">
            <text:p>DE</text:p>
          </table:table-cell>
          <table:table-cell office:value-type="string">
            <text:p>0732</text:p>
          </table:table-cell>
          <table:table-cell office:value-type="string">
            <text:p>Zweibrücken</text:p>
          </table:table-cell>
          <table:table-cell table:number-columns-repeated="2"/>
        </table:table-row>
        <table:table-row table:style-name="ro1">
          <table:table-cell office:value-type="string">
            <text:p>DE</text:p>
          </table:table-cell>
          <table:table-cell office:value-type="string">
            <text:p>0734</text:p>
          </table:table-cell>
          <table:table-cell office:value-type="string">
            <text:p>Landkreis Südwestpfalz</text:p>
          </table:table-cell>
          <table:table-cell table:number-columns-repeated="2"/>
        </table:table-row>
        <table:table-row table:style-name="ro1">
          <table:table-cell office:value-type="string">
            <text:p>DE</text:p>
          </table:table-cell>
          <table:table-cell office:value-type="string">
            <text:p>0918</text:p>
          </table:table-cell>
          <table:table-cell office:value-type="string">
            <text:p>Landkreis Garmisch-Partenkirchen</text:p>
          </table:table-cell>
          <table:table-cell table:number-columns-repeated="2"/>
        </table:table-row>
        <table:table-row table:style-name="ro1">
          <table:table-cell office:value-type="string">
            <text:p>DE</text:p>
          </table:table-cell>
          <table:table-cell office:value-type="string">
            <text:p>0919</text:p>
          </table:table-cell>
          <table:table-cell office:value-type="string">
            <text:p>Landkreis Weilheim-Schongau</text:p>
          </table:table-cell>
          <table:table-cell table:number-columns-repeated="2"/>
        </table:table-row>
        <table:table-row table:style-name="ro1">
          <table:table-cell office:value-type="string">
            <text:p>DE</text:p>
          </table:table-cell>
          <table:table-cell office:value-type="string">
            <text:p>0978</text:p>
          </table:table-cell>
          <table:table-cell office:value-type="string">
            <text:p>Landkreis Oberallgäu</text:p>
          </table:table-cell>
          <table:table-cell table:number-columns-repeated="2"/>
        </table:table-row>
        <table:table-row table:style-name="ro1">
          <table:table-cell office:value-type="string">
            <text:p>DE</text:p>
          </table:table-cell>
          <table:table-cell office:value-type="string">
            <text:p>1100</text:p>
          </table:table-cell>
          <table:table-cell office:value-type="string">
            <text:p>Berlin</text:p>
          </table:table-cell>
          <table:table-cell table:number-columns-repeated="2"/>
        </table:table-row>
        <table:table-row table:style-name="ro1">
          <table:table-cell office:value-type="string">
            <text:p>DE</text:p>
          </table:table-cell>
          <table:table-cell office:value-type="string">
            <text:p>1206</text:p>
          </table:table-cell>
          <table:table-cell office:value-type="string">
            <text:p>Landkreis Barnim</text:p>
          </table:table-cell>
          <table:table-cell table:number-columns-repeated="2"/>
        </table:table-row>
        <table:table-row table:style-name="ro1">
          <table:table-cell office:value-type="string">
            <text:p>DE</text:p>
          </table:table-cell>
          <table:table-cell office:value-type="string">
            <text:p>1207</text:p>
          </table:table-cell>
          <table:table-cell office:value-type="string">
            <text:p>Landkreis Prignitz</text:p>
          </table:table-cell>
          <table:table-cell table:number-columns-repeated="2"/>
        </table:table-row>
        <table:table-row table:style-name="ro1">
          <table:table-cell office:value-type="string">
            <text:p>DE</text:p>
          </table:table-cell>
          <table:table-cell office:value-type="string">
            <text:p>1473</text:p>
          </table:table-cell>
          <table:table-cell office:value-type="string">
            <text:p>Landkreis Nordsachsen</text:p>
          </table:table-cell>
          <table:table-cell table:number-columns-repeated="2"/>
        </table:table-row>
        <table:table-row table:style-name="ro1">
          <table:table-cell office:value-type="string">
            <text:p>DE</text:p>
          </table:table-cell>
          <table:table-cell office:value-type="string">
            <text:p>1509</text:p>
          </table:table-cell>
          <table:table-cell office:value-type="string">
            <text:p>Landkreis Stendal</text:p>
          </table:table-cell>
          <table:table-cell table:number-columns-repeated="2"/>
        </table:table-row>
        <table:table-row table:style-name="ro1">
          <table:table-cell office:value-type="string">
            <text:p>DE</text:p>
          </table:table-cell>
          <table:table-cell office:value-type="string">
            <text:p>1607</text:p>
          </table:table-cell>
          <table:table-cell office:value-type="string">
            <text:p>Ilm-Kreis</text:p>
          </table:table-cell>
          <table:table-cell table:number-columns-repeated="2"/>
        </table:table-row>
        <table:table-row table:style-name="ro1">
          <table:table-cell office:value-type="string">
            <text:p>DE</text:p>
          </table:table-cell>
          <table:table-cell office:value-type="string">
            <text:p>081</text:p>
          </table:table-cell>
          <table:table-cell office:value-type="string">
            <text:p>Regierungsbezirk Stuttgart</text:p>
          </table:table-cell>
          <table:table-cell table:number-columns-repeated="2"/>
        </table:table-row>
        <table:table-row table:style-name="ro1">
          <table:table-cell office:value-type="string">
            <text:p>DE</text:p>
          </table:table-cell>
          <table:table-cell office:value-type="string">
            <text:p>051</text:p>
          </table:table-cell>
          <table:table-cell office:value-type="string">
            <text:p>Regierungsbezirk Düsseldorf</text:p>
          </table:table-cell>
          <table:table-cell table:number-columns-repeated="2"/>
        </table:table-row>
        <table:table-row table:style-name="ro1">
          <table:table-cell office:value-type="string">
            <text:p>DE</text:p>
          </table:table-cell>
          <table:table-cell office:value-type="string">
            <text:p>053</text:p>
          </table:table-cell>
          <table:table-cell office:value-type="string">
            <text:p>Regierungsbezirk Köln</text:p>
          </table:table-cell>
          <table:table-cell table:number-columns-repeated="2"/>
        </table:table-row>
        <table:table-row table:style-name="ro1">
          <table:table-cell office:value-type="string">
            <text:p>DE</text:p>
          </table:table-cell>
          <table:table-cell office:value-type="string">
            <text:p>055</text:p>
          </table:table-cell>
          <table:table-cell office:value-type="string">
            <text:p>Regierungsbezirk Münster</text:p>
          </table:table-cell>
          <table:table-cell table:number-columns-repeated="2"/>
        </table:table-row>
        <table:table-row table:style-name="ro1">
          <table:table-cell office:value-type="string">
            <text:p>DE</text:p>
          </table:table-cell>
          <table:table-cell office:value-type="string">
            <text:p>057</text:p>
          </table:table-cell>
          <table:table-cell office:value-type="string">
            <text:p>Regierungsbezirk Detmold</text:p>
          </table:table-cell>
          <table:table-cell table:number-columns-repeated="2"/>
        </table:table-row>
        <table:table-row table:style-name="ro1">
          <table:table-cell office:value-type="string">
            <text:p>DE</text:p>
          </table:table-cell>
          <table:table-cell office:value-type="string">
            <text:p>059</text:p>
          </table:table-cell>
          <table:table-cell office:value-type="string">
            <text:p>Regierungsbezirk Arnsberg</text:p>
          </table:table-cell>
          <table:table-cell table:number-columns-repeated="2"/>
        </table:table-row>
        <table:table-row table:style-name="ro1">
          <table:table-cell office:value-type="string">
            <text:p>DE</text:p>
          </table:table-cell>
          <table:table-cell office:value-type="string">
            <text:p>064</text:p>
          </table:table-cell>
          <table:table-cell office:value-type="string">
            <text:p>Regierungsbezirk Darmstadt</text:p>
          </table:table-cell>
          <table:table-cell table:number-columns-repeated="2"/>
        </table:table-row>
        <table:table-row table:style-name="ro1">
          <table:table-cell office:value-type="string">
            <text:p>DE</text:p>
          </table:table-cell>
          <table:table-cell office:value-type="string">
            <text:p>065</text:p>
          </table:table-cell>
          <table:table-cell office:value-type="string">
            <text:p>Regierungsbezirk Gießen</text:p>
          </table:table-cell>
          <table:table-cell table:number-columns-repeated="2"/>
        </table:table-row>
        <table:table-row table:style-name="ro1">
          <table:table-cell office:value-type="string">
            <text:p>DE</text:p>
          </table:table-cell>
          <table:table-cell office:value-type="string">
            <text:p>066</text:p>
          </table:table-cell>
          <table:table-cell office:value-type="string">
            <text:p>Regierungsbezirk Kassel</text:p>
          </table:table-cell>
          <table:table-cell table:number-columns-repeated="2"/>
        </table:table-row>
        <table:table-row table:style-name="ro1">
          <table:table-cell office:value-type="string">
            <text:p>DE</text:p>
          </table:table-cell>
          <table:table-cell office:value-type="string">
            <text:p>020</text:p>
          </table:table-cell>
          <table:table-cell office:value-type="string">
            <text:p>Hamburg</text:p>
          </table:table-cell>
          <table:table-cell table:number-columns-repeated="2"/>
        </table:table-row>
        <table:table-row table:style-name="ro1">
          <table:table-cell office:value-type="string">
            <text:p>DE</text:p>
          </table:table-cell>
          <table:table-cell office:value-type="string">
            <text:p>082</text:p>
          </table:table-cell>
          <table:table-cell office:value-type="string">
            <text:p>Regierungsbezirk Karlsruhe</text:p>
          </table:table-cell>
          <table:table-cell table:number-columns-repeated="2"/>
        </table:table-row>
        <table:table-row table:style-name="ro1">
          <table:table-cell office:value-type="string">
            <text:p>DE</text:p>
          </table:table-cell>
          <table:table-cell office:value-type="string">
            <text:p>083</text:p>
          </table:table-cell>
          <table:table-cell office:value-type="string">
            <text:p>Regierungsbezirk Freiburg</text:p>
          </table:table-cell>
          <table:table-cell table:number-columns-repeated="2"/>
        </table:table-row>
        <table:table-row table:style-name="ro1">
          <table:table-cell office:value-type="string">
            <text:p>DE</text:p>
          </table:table-cell>
          <table:table-cell office:value-type="string">
            <text:p>084</text:p>
          </table:table-cell>
          <table:table-cell office:value-type="string">
            <text:p>Regierungsbezirk Tübingen</text:p>
          </table:table-cell>
          <table:table-cell table:number-columns-repeated="2"/>
        </table:table-row>
        <table:table-row table:style-name="ro1">
          <table:table-cell office:value-type="string">
            <text:p>DE</text:p>
          </table:table-cell>
          <table:table-cell office:value-type="string">
            <text:p>091</text:p>
          </table:table-cell>
          <table:table-cell office:value-type="string">
            <text:p>Oberbayern</text:p>
          </table:table-cell>
          <table:table-cell table:number-columns-repeated="2"/>
        </table:table-row>
        <table:table-row table:style-name="ro1">
          <table:table-cell office:value-type="string">
            <text:p>DE</text:p>
          </table:table-cell>
          <table:table-cell office:value-type="string">
            <text:p>092</text:p>
          </table:table-cell>
          <table:table-cell office:value-type="string">
            <text:p>Niederbayern</text:p>
          </table:table-cell>
          <table:table-cell table:number-columns-repeated="2"/>
        </table:table-row>
        <table:table-row table:style-name="ro1">
          <table:table-cell office:value-type="string">
            <text:p>DE</text:p>
          </table:table-cell>
          <table:table-cell office:value-type="string">
            <text:p>093</text:p>
          </table:table-cell>
          <table:table-cell office:value-type="string">
            <text:p>Oberpfalz</text:p>
          </table:table-cell>
          <table:table-cell table:number-columns-repeated="2"/>
        </table:table-row>
        <table:table-row table:style-name="ro1">
          <table:table-cell office:value-type="string">
            <text:p>DE</text:p>
          </table:table-cell>
          <table:table-cell office:value-type="string">
            <text:p>094</text:p>
          </table:table-cell>
          <table:table-cell office:value-type="string">
            <text:p>Oberfranken</text:p>
          </table:table-cell>
          <table:table-cell table:number-columns-repeated="2"/>
        </table:table-row>
        <table:table-row table:style-name="ro1">
          <table:table-cell office:value-type="string">
            <text:p>DE</text:p>
          </table:table-cell>
          <table:table-cell office:value-type="string">
            <text:p>095</text:p>
          </table:table-cell>
          <table:table-cell office:value-type="string">
            <text:p>Mittelfranken</text:p>
          </table:table-cell>
          <table:table-cell table:number-columns-repeated="2"/>
        </table:table-row>
        <table:table-row table:style-name="ro1">
          <table:table-cell office:value-type="string">
            <text:p>DE</text:p>
          </table:table-cell>
          <table:table-cell office:value-type="string">
            <text:p>096</text:p>
          </table:table-cell>
          <table:table-cell office:value-type="string">
            <text:p>Unterfranken</text:p>
          </table:table-cell>
          <table:table-cell table:number-columns-repeated="2"/>
        </table:table-row>
        <table:table-row table:style-name="ro1">
          <table:table-cell office:value-type="string">
            <text:p>DE</text:p>
          </table:table-cell>
          <table:table-cell office:value-type="string">
            <text:p>097</text:p>
          </table:table-cell>
          <table:table-cell office:value-type="string">
            <text:p>Schwaben</text:p>
          </table:table-cell>
          <table:table-cell table:number-columns-repeated="2"/>
        </table:table-row>
        <table:table-row table:style-name="ro1">
          <table:table-cell office:value-type="string">
            <text:p>DE</text:p>
          </table:table-cell>
          <table:table-cell office:value-type="string">
            <text:p>110</text:p>
          </table:table-cell>
          <table:table-cell office:value-type="string">
            <text:p>Berlin</text:p>
          </table:table-cell>
          <table:table-cell table:number-columns-repeated="2"/>
        </table:table-row>
        <table:table-row table:style-name="ro1">
          <table:table-cell office:value-type="string">
            <text:p>DE</text:p>
          </table:table-cell>
          <table:table-cell office:value-type="string">
            <text:p>09</text:p>
          </table:table-cell>
          <table:table-cell office:value-type="string">
            <text:p>Bayern</text:p>
          </table:table-cell>
          <table:table-cell table:number-columns-repeated="2"/>
        </table:table-row>
        <table:table-row table:style-name="ro1">
          <table:table-cell office:value-type="string">
            <text:p>DE</text:p>
          </table:table-cell>
          <table:table-cell office:value-type="string">
            <text:p>01</text:p>
          </table:table-cell>
          <table:table-cell office:value-type="string">
            <text:p>Schleswig-Holstein</text:p>
          </table:table-cell>
          <table:table-cell table:number-columns-repeated="2"/>
        </table:table-row>
        <table:table-row table:style-name="ro1">
          <table:table-cell office:value-type="string">
            <text:p>DE</text:p>
          </table:table-cell>
          <table:table-cell office:value-type="string">
            <text:p>03</text:p>
          </table:table-cell>
          <table:table-cell office:value-type="string">
            <text:p>Niedersachsen</text:p>
          </table:table-cell>
          <table:table-cell table:number-columns-repeated="2"/>
        </table:table-row>
        <table:table-row table:style-name="ro1">
          <table:table-cell office:value-type="string">
            <text:p>DE</text:p>
          </table:table-cell>
          <table:table-cell office:value-type="string">
            <text:p>04</text:p>
          </table:table-cell>
          <table:table-cell office:value-type="string">
            <text:p>Bremen</text:p>
          </table:table-cell>
          <table:table-cell table:number-columns-repeated="2"/>
        </table:table-row>
        <table:table-row table:style-name="ro1">
          <table:table-cell office:value-type="string">
            <text:p>DE</text:p>
          </table:table-cell>
          <table:table-cell office:value-type="string">
            <text:p>05</text:p>
          </table:table-cell>
          <table:table-cell office:value-type="string">
            <text:p>Nordrhein-Westfalen</text:p>
          </table:table-cell>
          <table:table-cell table:number-columns-repeated="2"/>
        </table:table-row>
        <table:table-row table:style-name="ro1">
          <table:table-cell office:value-type="string">
            <text:p>DE</text:p>
          </table:table-cell>
          <table:table-cell office:value-type="string">
            <text:p>06</text:p>
          </table:table-cell>
          <table:table-cell office:value-type="string">
            <text:p>Hessen</text:p>
          </table:table-cell>
          <table:table-cell table:number-columns-repeated="2"/>
        </table:table-row>
        <table:table-row table:style-name="ro1">
          <table:table-cell office:value-type="string">
            <text:p>DE</text:p>
          </table:table-cell>
          <table:table-cell office:value-type="string">
            <text:p>07</text:p>
          </table:table-cell>
          <table:table-cell office:value-type="string">
            <text:p>Rheinland-Pfalz</text:p>
          </table:table-cell>
          <table:table-cell table:number-columns-repeated="2"/>
        </table:table-row>
        <table:table-row table:style-name="ro1">
          <table:table-cell office:value-type="string">
            <text:p>DE</text:p>
          </table:table-cell>
          <table:table-cell office:value-type="string">
            <text:p>08</text:p>
          </table:table-cell>
          <table:table-cell office:value-type="string">
            <text:p>Baden-Württemberg</text:p>
          </table:table-cell>
          <table:table-cell table:number-columns-repeated="2"/>
        </table:table-row>
        <table:table-row table:style-name="ro1">
          <table:table-cell office:value-type="string">
            <text:p>DE</text:p>
          </table:table-cell>
          <table:table-cell office:value-type="string">
            <text:p>02</text:p>
          </table:table-cell>
          <table:table-cell office:value-type="string">
            <text:p>Hamburg</text:p>
          </table:table-cell>
          <table:table-cell table:number-columns-repeated="2"/>
        </table:table-row>
        <table:table-row table:style-name="ro1">
          <table:table-cell office:value-type="string">
            <text:p>DE</text:p>
          </table:table-cell>
          <table:table-cell office:value-type="string">
            <text:p>10</text:p>
          </table:table-cell>
          <table:table-cell office:value-type="string">
            <text:p>Saarland</text:p>
          </table:table-cell>
          <table:table-cell table:number-columns-repeated="2"/>
        </table:table-row>
        <table:table-row table:style-name="ro1">
          <table:table-cell office:value-type="string">
            <text:p>DE</text:p>
          </table:table-cell>
          <table:table-cell office:value-type="string">
            <text:p>11</text:p>
          </table:table-cell>
          <table:table-cell office:value-type="string">
            <text:p>Berlin</text:p>
          </table:table-cell>
          <table:table-cell table:number-columns-repeated="2"/>
        </table:table-row>
        <table:table-row table:style-name="ro1">
          <table:table-cell office:value-type="string">
            <text:p>DE</text:p>
          </table:table-cell>
          <table:table-cell office:value-type="string">
            <text:p>12</text:p>
          </table:table-cell>
          <table:table-cell office:value-type="string">
            <text:p>Brandenburg</text:p>
          </table:table-cell>
          <table:table-cell table:number-columns-repeated="2"/>
        </table:table-row>
        <table:table-row table:style-name="ro1">
          <table:table-cell office:value-type="string">
            <text:p>DE</text:p>
          </table:table-cell>
          <table:table-cell office:value-type="string">
            <text:p>13</text:p>
          </table:table-cell>
          <table:table-cell office:value-type="string">
            <text:p>Mecklenburg-Vorpommern</text:p>
          </table:table-cell>
          <table:table-cell table:number-columns-repeated="2"/>
        </table:table-row>
        <table:table-row table:style-name="ro1">
          <table:table-cell office:value-type="string">
            <text:p>DE</text:p>
          </table:table-cell>
          <table:table-cell office:value-type="string">
            <text:p>14</text:p>
          </table:table-cell>
          <table:table-cell office:value-type="string">
            <text:p>Sachsen</text:p>
          </table:table-cell>
          <table:table-cell table:number-columns-repeated="2"/>
        </table:table-row>
        <table:table-row table:style-name="ro1">
          <table:table-cell office:value-type="string">
            <text:p>DE</text:p>
          </table:table-cell>
          <table:table-cell office:value-type="string">
            <text:p>15</text:p>
          </table:table-cell>
          <table:table-cell office:value-type="string">
            <text:p>Sachsen-Anhalt</text:p>
          </table:table-cell>
          <table:table-cell table:number-columns-repeated="2"/>
        </table:table-row>
        <table:table-row table:style-name="ro1">
          <table:table-cell office:value-type="string">
            <text:p>DE</text:p>
          </table:table-cell>
          <table:table-cell office:value-type="string">
            <text:p>16</text:p>
          </table:table-cell>
          <table:table-cell office:value-type="string">
            <text:p>Thüringen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2"/>
        </table:table-row>
        <table:table-row table:style-name="ro1">
          <table:table-cell table:number-columns-repeated="3"/>
          <table:table-cell table:number-columns-repeated="2"/>
        </table:table-row>
        <table:table-row table:style-name="ro1">
          <table:table-cell table:number-columns-repeated="3"/>
          <table:table-cell table:number-columns-repeated="2"/>
        </table:table-row>
        <table:table-row table:style-name="ro1">
          <table:table-cell table:number-columns-repeated="3"/>
          <table:table-cell table:number-columns-repeated="2"/>
        </table:table-row>
        <table:table-row table:style-name="ro2">
          <table:table-cell office:value-type="string">
            <text:p>AT</text:p>
          </table:table-cell>
          <table:table-cell office:value-type="string">
            <text:p>416</text:p>
          </table:table-cell>
          <table:table-cell office:value-type="string">
            <text:p>Urfahr-Umgebung</text:p>
          </table:table-cell>
          <table:table-cell office:value-type="string">
            <text:p>ref:at:gkz</text:p>
          </table:table-cell>
          <table:table-cell office:value-type="string">
            <text:p>416</text:p>
          </table:table-cell>
        </table:table-row>
        <table:table-row table:style-name="ro1">
          <table:table-cell office:value-type="string">
            <text:p>AT</text:p>
          </table:table-cell>
          <table:table-cell office:value-type="string">
            <text:p>101</text:p>
          </table:table-cell>
          <table:table-cell office:value-type="string">
            <text:p>Eisenstadt (Stadt)</text:p>
          </table:table-cell>
          <table:table-cell office:value-type="string">
            <text:p>ref:at:gkz</text:p>
          </table:table-cell>
          <table:table-cell office:value-type="string">
            <text:p>101</text:p>
          </table:table-cell>
        </table:table-row>
        <table:table-row table:style-name="ro1">
          <table:table-cell office:value-type="string">
            <text:p>AT</text:p>
          </table:table-cell>
          <table:table-cell office:value-type="string">
            <text:p>103</text:p>
          </table:table-cell>
          <table:table-cell office:value-type="string">
            <text:p>Eisenstadt-Umgebung</text:p>
          </table:table-cell>
          <table:table-cell office:value-type="string">
            <text:p>ref:at:gkz</text:p>
          </table:table-cell>
          <table:table-cell office:value-type="string">
            <text:p>103</text:p>
          </table:table-cell>
        </table:table-row>
        <table:table-row table:style-name="ro2">
          <table:table-cell office:value-type="string">
            <text:p>AT</text:p>
          </table:table-cell>
          <table:table-cell office:value-type="string">
            <text:p>104</text:p>
          </table:table-cell>
          <table:table-cell office:value-type="string">
            <text:p>Güssing</text:p>
          </table:table-cell>
          <table:table-cell office:value-type="string">
            <text:p>ref:at:gkz</text:p>
          </table:table-cell>
          <table:table-cell office:value-type="string">
            <text:p>104</text:p>
          </table:table-cell>
        </table:table-row>
        <table:table-row table:style-name="ro1">
          <table:table-cell office:value-type="string">
            <text:p>AT</text:p>
          </table:table-cell>
          <table:table-cell office:value-type="string">
            <text:p>105</text:p>
          </table:table-cell>
          <table:table-cell office:value-type="string">
            <text:p>Jennersdorf</text:p>
          </table:table-cell>
          <table:table-cell office:value-type="string">
            <text:p>ref:at:gkz</text:p>
          </table:table-cell>
          <table:table-cell office:value-type="string">
            <text:p>105</text:p>
          </table:table-cell>
        </table:table-row>
        <table:table-row table:style-name="ro1">
          <table:table-cell office:value-type="string">
            <text:p>AT</text:p>
          </table:table-cell>
          <table:table-cell office:value-type="string">
            <text:p>106</text:p>
          </table:table-cell>
          <table:table-cell office:value-type="string">
            <text:p>Mattersburg</text:p>
          </table:table-cell>
          <table:table-cell office:value-type="string">
            <text:p>ref:at:gkz</text:p>
          </table:table-cell>
          <table:table-cell office:value-type="string">
            <text:p>106</text:p>
          </table:table-cell>
        </table:table-row>
        <table:table-row table:style-name="ro2">
          <table:table-cell office:value-type="string">
            <text:p>AT</text:p>
          </table:table-cell>
          <table:table-cell office:value-type="string">
            <text:p>107</text:p>
          </table:table-cell>
          <table:table-cell office:value-type="string">
            <text:p>Neusiedl am See</text:p>
          </table:table-cell>
          <table:table-cell office:value-type="string">
            <text:p>ref:at:gkz</text:p>
          </table:table-cell>
          <table:table-cell office:value-type="string">
            <text:p>107</text:p>
          </table:table-cell>
        </table:table-row>
        <table:table-row table:style-name="ro2">
          <table:table-cell office:value-type="string">
            <text:p>AT</text:p>
          </table:table-cell>
          <table:table-cell office:value-type="string">
            <text:p>108</text:p>
          </table:table-cell>
          <table:table-cell office:value-type="string">
            <text:p>Oberpullendorf</text:p>
          </table:table-cell>
          <table:table-cell office:value-type="string">
            <text:p>ref:at:gkz</text:p>
          </table:table-cell>
          <table:table-cell office:value-type="string">
            <text:p>108</text:p>
          </table:table-cell>
        </table:table-row>
        <table:table-row table:style-name="ro1">
          <table:table-cell office:value-type="string">
            <text:p>AT</text:p>
          </table:table-cell>
          <table:table-cell office:value-type="string">
            <text:p>109</text:p>
          </table:table-cell>
          <table:table-cell office:value-type="string">
            <text:p>Oberwart</text:p>
          </table:table-cell>
          <table:table-cell office:value-type="string">
            <text:p>ref:at:gkz</text:p>
          </table:table-cell>
          <table:table-cell office:value-type="string">
            <text:p>109</text:p>
          </table:table-cell>
        </table:table-row>
        <table:table-row table:style-name="ro1">
          <table:table-cell office:value-type="string">
            <text:p>AT</text:p>
          </table:table-cell>
          <table:table-cell office:value-type="string">
            <text:p>202</text:p>
          </table:table-cell>
          <table:table-cell office:value-type="string">
            <text:p>Villach (Stadt)</text:p>
          </table:table-cell>
          <table:table-cell office:value-type="string">
            <text:p>ref:at:gkz</text:p>
          </table:table-cell>
          <table:table-cell office:value-type="string">
            <text:p>202</text:p>
          </table:table-cell>
        </table:table-row>
        <table:table-row table:style-name="ro2">
          <table:table-cell office:value-type="string">
            <text:p>AT</text:p>
          </table:table-cell>
          <table:table-cell office:value-type="string">
            <text:p>203</text:p>
          </table:table-cell>
          <table:table-cell office:value-type="string">
            <text:p>Hermagor</text:p>
          </table:table-cell>
          <table:table-cell office:value-type="string">
            <text:p>ref:at:gkz</text:p>
          </table:table-cell>
          <table:table-cell office:value-type="string">
            <text:p>203</text:p>
          </table:table-cell>
        </table:table-row>
        <table:table-row table:style-name="ro1">
          <table:table-cell office:value-type="string">
            <text:p>AT</text:p>
          </table:table-cell>
          <table:table-cell office:value-type="string">
            <text:p>204</text:p>
          </table:table-cell>
          <table:table-cell office:value-type="string">
            <text:p>Klagenfurt-Land</text:p>
          </table:table-cell>
          <table:table-cell office:value-type="string">
            <text:p>ref:at:gkz</text:p>
          </table:table-cell>
          <table:table-cell office:value-type="string">
            <text:p>204</text:p>
          </table:table-cell>
        </table:table-row>
        <table:table-row table:style-name="ro2">
          <table:table-cell office:value-type="string">
            <text:p>AT</text:p>
          </table:table-cell>
          <table:table-cell office:value-type="string">
            <text:p>205</text:p>
          </table:table-cell>
          <table:table-cell office:value-type="string">
            <text:p>Sankt Veit an der Glan</text:p>
          </table:table-cell>
          <table:table-cell office:value-type="string">
            <text:p>ref:at:gkz</text:p>
          </table:table-cell>
          <table:table-cell office:value-type="string">
            <text:p>205</text:p>
          </table:table-cell>
        </table:table-row>
        <table:table-row table:style-name="ro2">
          <table:table-cell office:value-type="string">
            <text:p>AT</text:p>
          </table:table-cell>
          <table:table-cell office:value-type="string">
            <text:p>206</text:p>
          </table:table-cell>
          <table:table-cell office:value-type="string">
            <text:p>Spittal an der Drau</text:p>
          </table:table-cell>
          <table:table-cell office:value-type="string">
            <text:p>ref:at:gkz</text:p>
          </table:table-cell>
          <table:table-cell office:value-type="string">
            <text:p>206</text:p>
          </table:table-cell>
        </table:table-row>
        <table:table-row table:style-name="ro1">
          <table:table-cell office:value-type="string">
            <text:p>AT</text:p>
          </table:table-cell>
          <table:table-cell office:value-type="string">
            <text:p>207</text:p>
          </table:table-cell>
          <table:table-cell office:value-type="string">
            <text:p>Villach-Land</text:p>
          </table:table-cell>
          <table:table-cell office:value-type="string">
            <text:p>ref:at:gkz</text:p>
          </table:table-cell>
          <table:table-cell office:value-type="string">
            <text:p>207</text:p>
          </table:table-cell>
        </table:table-row>
        <table:table-row table:style-name="ro1">
          <table:table-cell office:value-type="string">
            <text:p>AT</text:p>
          </table:table-cell>
          <table:table-cell office:value-type="string">
            <text:p>208</text:p>
          </table:table-cell>
          <table:table-cell office:value-type="string">
            <text:p>Völkermarkt</text:p>
          </table:table-cell>
          <table:table-cell office:value-type="string">
            <text:p>ref:at:gkz</text:p>
          </table:table-cell>
          <table:table-cell office:value-type="string">
            <text:p>208</text:p>
          </table:table-cell>
        </table:table-row>
        <table:table-row table:style-name="ro1">
          <table:table-cell office:value-type="string">
            <text:p>AT</text:p>
          </table:table-cell>
          <table:table-cell office:value-type="string">
            <text:p>209</text:p>
          </table:table-cell>
          <table:table-cell office:value-type="string">
            <text:p>Wolfsberg</text:p>
          </table:table-cell>
          <table:table-cell office:value-type="string">
            <text:p>ref:at:gkz</text:p>
          </table:table-cell>
          <table:table-cell office:value-type="string">
            <text:p>209</text:p>
          </table:table-cell>
        </table:table-row>
        <table:table-row table:style-name="ro1">
          <table:table-cell office:value-type="string">
            <text:p>AT</text:p>
          </table:table-cell>
          <table:table-cell office:value-type="string">
            <text:p>210</text:p>
          </table:table-cell>
          <table:table-cell office:value-type="string">
            <text:p>Feldkirchen</text:p>
          </table:table-cell>
          <table:table-cell office:value-type="string">
            <text:p>ref:at:gkz</text:p>
          </table:table-cell>
          <table:table-cell office:value-type="string">
            <text:p>210</text:p>
          </table:table-cell>
        </table:table-row>
        <table:table-row table:style-name="ro1">
          <table:table-cell office:value-type="string">
            <text:p>AT</text:p>
          </table:table-cell>
          <table:table-cell office:value-type="string">
            <text:p>301</text:p>
          </table:table-cell>
          <table:table-cell office:value-type="string">
            <text:p>Krems an der Donau (Stadt)</text:p>
          </table:table-cell>
          <table:table-cell office:value-type="string">
            <text:p>ref:at:gkz</text:p>
          </table:table-cell>
          <table:table-cell office:value-type="string">
            <text:p>301</text:p>
          </table:table-cell>
        </table:table-row>
        <table:table-row table:style-name="ro1">
          <table:table-cell office:value-type="string">
            <text:p>AT</text:p>
          </table:table-cell>
          <table:table-cell office:value-type="string">
            <text:p>302</text:p>
          </table:table-cell>
          <table:table-cell office:value-type="string">
            <text:p>St.Pölten (Stadt)</text:p>
          </table:table-cell>
          <table:table-cell office:value-type="string">
            <text:p>ref:at:gkz</text:p>
          </table:table-cell>
          <table:table-cell office:value-type="string">
            <text:p>302</text:p>
          </table:table-cell>
        </table:table-row>
        <table:table-row table:style-name="ro2">
          <table:table-cell office:value-type="string">
            <text:p>AT</text:p>
          </table:table-cell>
          <table:table-cell office:value-type="string">
            <text:p>303</text:p>
          </table:table-cell>
          <table:table-cell office:value-type="string">
            <text:p>Waidhofen an der Ybbs (Stadt)</text:p>
          </table:table-cell>
          <table:table-cell office:value-type="string">
            <text:p>ref:at:gkz</text:p>
          </table:table-cell>
          <table:table-cell office:value-type="string">
            <text:p>303</text:p>
          </table:table-cell>
        </table:table-row>
        <table:table-row table:style-name="ro1">
          <table:table-cell office:value-type="string">
            <text:p>AT</text:p>
          </table:table-cell>
          <table:table-cell office:value-type="string">
            <text:p>304</text:p>
          </table:table-cell>
          <table:table-cell office:value-type="string">
            <text:p>Wiener Neustadt (Stadt)</text:p>
          </table:table-cell>
          <table:table-cell office:value-type="string">
            <text:p>ref:at:gkz</text:p>
          </table:table-cell>
          <table:table-cell office:value-type="string">
            <text:p>304</text:p>
          </table:table-cell>
        </table:table-row>
        <table:table-row table:style-name="ro1">
          <table:table-cell office:value-type="string">
            <text:p>AT</text:p>
          </table:table-cell>
          <table:table-cell office:value-type="string">
            <text:p>305</text:p>
          </table:table-cell>
          <table:table-cell office:value-type="string">
            <text:p>Amstetten</text:p>
          </table:table-cell>
          <table:table-cell office:value-type="string">
            <text:p>ref:at:gkz</text:p>
          </table:table-cell>
          <table:table-cell office:value-type="string">
            <text:p>305</text:p>
          </table:table-cell>
        </table:table-row>
        <table:table-row table:style-name="ro1">
          <table:table-cell office:value-type="string">
            <text:p>AT</text:p>
          </table:table-cell>
          <table:table-cell office:value-type="string">
            <text:p>306</text:p>
          </table:table-cell>
          <table:table-cell office:value-type="string">
            <text:p>Baden</text:p>
          </table:table-cell>
          <table:table-cell office:value-type="string">
            <text:p>ref:at:gkz</text:p>
          </table:table-cell>
          <table:table-cell office:value-type="string">
            <text:p>306</text:p>
          </table:table-cell>
        </table:table-row>
        <table:table-row table:style-name="ro2">
          <table:table-cell office:value-type="string">
            <text:p>AT</text:p>
          </table:table-cell>
          <table:table-cell office:value-type="string">
            <text:p>307</text:p>
          </table:table-cell>
          <table:table-cell office:value-type="string">
            <text:p>Bruck an der Leitha</text:p>
          </table:table-cell>
          <table:table-cell office:value-type="string">
            <text:p>ref:at:gkz</text:p>
          </table:table-cell>
          <table:table-cell office:value-type="string">
            <text:p>307</text:p>
          </table:table-cell>
        </table:table-row>
        <table:table-row table:style-name="ro2">
          <table:table-cell office:value-type="string">
            <text:p>AT</text:p>
          </table:table-cell>
          <table:table-cell office:value-type="string">
            <text:p>308</text:p>
          </table:table-cell>
          <table:table-cell office:value-type="string">
            <text:p>Gänserndorf</text:p>
          </table:table-cell>
          <table:table-cell office:value-type="string">
            <text:p>ref:at:gkz</text:p>
          </table:table-cell>
          <table:table-cell office:value-type="string">
            <text:p>308</text:p>
          </table:table-cell>
        </table:table-row>
        <table:table-row table:style-name="ro1">
          <table:table-cell office:value-type="string">
            <text:p>AT</text:p>
          </table:table-cell>
          <table:table-cell office:value-type="string">
            <text:p>309</text:p>
          </table:table-cell>
          <table:table-cell office:value-type="string">
            <text:p>Gmünd</text:p>
          </table:table-cell>
          <table:table-cell office:value-type="string">
            <text:p>ref:at:gkz</text:p>
          </table:table-cell>
          <table:table-cell office:value-type="string">
            <text:p>309</text:p>
          </table:table-cell>
        </table:table-row>
        <table:table-row table:style-name="ro1">
          <table:table-cell office:value-type="string">
            <text:p>AT</text:p>
          </table:table-cell>
          <table:table-cell office:value-type="string">
            <text:p>310</text:p>
          </table:table-cell>
          <table:table-cell office:value-type="string">
            <text:p>Hollabrunn</text:p>
          </table:table-cell>
          <table:table-cell office:value-type="string">
            <text:p>ref:at:gkz</text:p>
          </table:table-cell>
          <table:table-cell office:value-type="string">
            <text:p>310</text:p>
          </table:table-cell>
        </table:table-row>
        <table:table-row table:style-name="ro1">
          <table:table-cell office:value-type="string">
            <text:p>AT</text:p>
          </table:table-cell>
          <table:table-cell office:value-type="string">
            <text:p>311</text:p>
          </table:table-cell>
          <table:table-cell office:value-type="string">
            <text:p>Horn</text:p>
          </table:table-cell>
          <table:table-cell office:value-type="string">
            <text:p>ref:at:gkz</text:p>
          </table:table-cell>
          <table:table-cell office:value-type="string">
            <text:p>311</text:p>
          </table:table-cell>
        </table:table-row>
        <table:table-row table:style-name="ro2">
          <table:table-cell office:value-type="string">
            <text:p>AT</text:p>
          </table:table-cell>
          <table:table-cell office:value-type="string">
            <text:p>312</text:p>
          </table:table-cell>
          <table:table-cell office:value-type="string">
            <text:p>Korneuburg</text:p>
          </table:table-cell>
          <table:table-cell office:value-type="string">
            <text:p>ref:at:gkz</text:p>
          </table:table-cell>
          <table:table-cell office:value-type="string">
            <text:p>312</text:p>
          </table:table-cell>
        </table:table-row>
        <table:table-row table:style-name="ro1">
          <table:table-cell office:value-type="string">
            <text:p>AT</text:p>
          </table:table-cell>
          <table:table-cell office:value-type="string">
            <text:p>313</text:p>
          </table:table-cell>
          <table:table-cell office:value-type="string">
            <text:p>Krems (Land)</text:p>
          </table:table-cell>
          <table:table-cell office:value-type="string">
            <text:p>ref:at:gkz</text:p>
          </table:table-cell>
          <table:table-cell office:value-type="string">
            <text:p>313</text:p>
          </table:table-cell>
        </table:table-row>
        <table:table-row table:style-name="ro1">
          <table:table-cell office:value-type="string">
            <text:p>AT</text:p>
          </table:table-cell>
          <table:table-cell office:value-type="string">
            <text:p>314</text:p>
          </table:table-cell>
          <table:table-cell office:value-type="string">
            <text:p>Lilienfeld</text:p>
          </table:table-cell>
          <table:table-cell office:value-type="string">
            <text:p>ref:at:gkz</text:p>
          </table:table-cell>
          <table:table-cell office:value-type="string">
            <text:p>314</text:p>
          </table:table-cell>
        </table:table-row>
        <table:table-row table:style-name="ro1">
          <table:table-cell office:value-type="string">
            <text:p>AT</text:p>
          </table:table-cell>
          <table:table-cell office:value-type="string">
            <text:p>315</text:p>
          </table:table-cell>
          <table:table-cell office:value-type="string">
            <text:p>Melk</text:p>
          </table:table-cell>
          <table:table-cell office:value-type="string">
            <text:p>ref:at:gkz</text:p>
          </table:table-cell>
          <table:table-cell office:value-type="string">
            <text:p>315</text:p>
          </table:table-cell>
        </table:table-row>
        <table:table-row table:style-name="ro1">
          <table:table-cell office:value-type="string">
            <text:p>AT</text:p>
          </table:table-cell>
          <table:table-cell office:value-type="string">
            <text:p>316</text:p>
          </table:table-cell>
          <table:table-cell office:value-type="string">
            <text:p>Mistelbach</text:p>
          </table:table-cell>
          <table:table-cell office:value-type="string">
            <text:p>ref:at:gkz</text:p>
          </table:table-cell>
          <table:table-cell office:value-type="string">
            <text:p>316</text:p>
          </table:table-cell>
        </table:table-row>
        <table:table-row table:style-name="ro2">
          <table:table-cell office:value-type="string">
            <text:p>AT</text:p>
          </table:table-cell>
          <table:table-cell office:value-type="string">
            <text:p>317</text:p>
          </table:table-cell>
          <table:table-cell office:value-type="string">
            <text:p>Mödling</text:p>
          </table:table-cell>
          <table:table-cell office:value-type="string">
            <text:p>ref:at:gkz</text:p>
          </table:table-cell>
          <table:table-cell office:value-type="string">
            <text:p>317</text:p>
          </table:table-cell>
        </table:table-row>
        <table:table-row table:style-name="ro1">
          <table:table-cell office:value-type="string">
            <text:p>AT</text:p>
          </table:table-cell>
          <table:table-cell office:value-type="string">
            <text:p>318</text:p>
          </table:table-cell>
          <table:table-cell office:value-type="string">
            <text:p>Bezirk Neunkirchen</text:p>
          </table:table-cell>
          <table:table-cell office:value-type="string">
            <text:p>ref:at:gkz</text:p>
          </table:table-cell>
          <table:table-cell office:value-type="string">
            <text:p>318</text:p>
          </table:table-cell>
        </table:table-row>
        <table:table-row table:style-name="ro1">
          <table:table-cell office:value-type="string">
            <text:p>AT</text:p>
          </table:table-cell>
          <table:table-cell office:value-type="string">
            <text:p>319</text:p>
          </table:table-cell>
          <table:table-cell office:value-type="string">
            <text:p>Sankt Pölten (Land)</text:p>
          </table:table-cell>
          <table:table-cell office:value-type="string">
            <text:p>ref:at:gkz</text:p>
          </table:table-cell>
          <table:table-cell office:value-type="string">
            <text:p>319</text:p>
          </table:table-cell>
        </table:table-row>
        <table:table-row table:style-name="ro2">
          <table:table-cell office:value-type="string">
            <text:p>AT</text:p>
          </table:table-cell>
          <table:table-cell office:value-type="string">
            <text:p>320</text:p>
          </table:table-cell>
          <table:table-cell office:value-type="string">
            <text:p>Scheibbs</text:p>
          </table:table-cell>
          <table:table-cell office:value-type="string">
            <text:p>ref:at:gkz</text:p>
          </table:table-cell>
          <table:table-cell office:value-type="string">
            <text:p>320</text:p>
          </table:table-cell>
        </table:table-row>
        <table:table-row table:style-name="ro2">
          <table:table-cell office:value-type="string">
            <text:p>AT</text:p>
          </table:table-cell>
          <table:table-cell office:value-type="string">
            <text:p>321</text:p>
          </table:table-cell>
          <table:table-cell office:value-type="string">
            <text:p>Tulln</text:p>
          </table:table-cell>
          <table:table-cell office:value-type="string">
            <text:p>ref:at:gkz</text:p>
          </table:table-cell>
          <table:table-cell office:value-type="string">
            <text:p>321</text:p>
          </table:table-cell>
        </table:table-row>
        <table:table-row table:style-name="ro2">
          <table:table-cell office:value-type="string">
            <text:p>AT</text:p>
          </table:table-cell>
          <table:table-cell office:value-type="string">
            <text:p>322</text:p>
          </table:table-cell>
          <table:table-cell office:value-type="string">
            <text:p>Waidhofen an der Thaya</text:p>
          </table:table-cell>
          <table:table-cell office:value-type="string">
            <text:p>ref:at:gkz</text:p>
          </table:table-cell>
          <table:table-cell office:value-type="string">
            <text:p>322</text:p>
          </table:table-cell>
        </table:table-row>
        <table:table-row table:style-name="ro1">
          <table:table-cell office:value-type="string">
            <text:p>AT</text:p>
          </table:table-cell>
          <table:table-cell office:value-type="string">
            <text:p>323</text:p>
          </table:table-cell>
          <table:table-cell office:value-type="string">
            <text:p>Wiener Neustadt (Land)</text:p>
          </table:table-cell>
          <table:table-cell office:value-type="string">
            <text:p>ref:at:gkz</text:p>
          </table:table-cell>
          <table:table-cell office:value-type="string">
            <text:p>323</text:p>
          </table:table-cell>
        </table:table-row>
        <table:table-row table:style-name="ro1">
          <table:table-cell office:value-type="string">
            <text:p>AT</text:p>
          </table:table-cell>
          <table:table-cell office:value-type="string">
            <text:p>324</text:p>
          </table:table-cell>
          <table:table-cell office:value-type="string">
            <text:p>Wien-Umgebung</text:p>
          </table:table-cell>
          <table:table-cell office:value-type="string">
            <text:p>ref:at:gkz</text:p>
          </table:table-cell>
          <table:table-cell office:value-type="string">
            <text:p>324</text:p>
          </table:table-cell>
        </table:table-row>
        <table:table-row table:style-name="ro1">
          <table:table-cell office:value-type="string">
            <text:p>AT</text:p>
          </table:table-cell>
          <table:table-cell office:value-type="string">
            <text:p>325</text:p>
          </table:table-cell>
          <table:table-cell office:value-type="string">
            <text:p>Zwettl</text:p>
          </table:table-cell>
          <table:table-cell office:value-type="string">
            <text:p>ref:at:gkz</text:p>
          </table:table-cell>
          <table:table-cell office:value-type="string">
            <text:p>325</text:p>
          </table:table-cell>
        </table:table-row>
        <table:table-row table:style-name="ro1">
          <table:table-cell office:value-type="string">
            <text:p>AT</text:p>
          </table:table-cell>
          <table:table-cell office:value-type="string">
            <text:p>401</text:p>
          </table:table-cell>
          <table:table-cell office:value-type="string">
            <text:p>Linz (Stadt)</text:p>
          </table:table-cell>
          <table:table-cell office:value-type="string">
            <text:p>ref:at:gkz</text:p>
          </table:table-cell>
          <table:table-cell office:value-type="string">
            <text:p>401</text:p>
          </table:table-cell>
        </table:table-row>
        <table:table-row table:style-name="ro1">
          <table:table-cell office:value-type="string">
            <text:p>AT</text:p>
          </table:table-cell>
          <table:table-cell office:value-type="string">
            <text:p>402</text:p>
          </table:table-cell>
          <table:table-cell office:value-type="string">
            <text:p>Steyr (Stadt)</text:p>
          </table:table-cell>
          <table:table-cell office:value-type="string">
            <text:p>ref:at:gkz</text:p>
          </table:table-cell>
          <table:table-cell office:value-type="string">
            <text:p>402</text:p>
          </table:table-cell>
        </table:table-row>
        <table:table-row table:style-name="ro1">
          <table:table-cell office:value-type="string">
            <text:p>AT</text:p>
          </table:table-cell>
          <table:table-cell office:value-type="string">
            <text:p>403</text:p>
          </table:table-cell>
          <table:table-cell office:value-type="string">
            <text:p>Wels</text:p>
          </table:table-cell>
          <table:table-cell office:value-type="string">
            <text:p>ref:at:gkz</text:p>
          </table:table-cell>
          <table:table-cell office:value-type="string">
            <text:p>403</text:p>
          </table:table-cell>
        </table:table-row>
        <table:table-row table:style-name="ro1">
          <table:table-cell office:value-type="string">
            <text:p>AT</text:p>
          </table:table-cell>
          <table:table-cell office:value-type="string">
            <text:p>404</text:p>
          </table:table-cell>
          <table:table-cell office:value-type="string">
            <text:p>Braunau am Inn</text:p>
          </table:table-cell>
          <table:table-cell office:value-type="string">
            <text:p>ref:at:gkz</text:p>
          </table:table-cell>
          <table:table-cell office:value-type="string">
            <text:p>404</text:p>
          </table:table-cell>
        </table:table-row>
        <table:table-row table:style-name="ro2">
          <table:table-cell office:value-type="string">
            <text:p>AT</text:p>
          </table:table-cell>
          <table:table-cell office:value-type="string">
            <text:p>405</text:p>
          </table:table-cell>
          <table:table-cell office:value-type="string">
            <text:p>Eferding</text:p>
          </table:table-cell>
          <table:table-cell office:value-type="string">
            <text:p>ref:at:gkz</text:p>
          </table:table-cell>
          <table:table-cell office:value-type="string">
            <text:p>405</text:p>
          </table:table-cell>
        </table:table-row>
        <table:table-row table:style-name="ro1">
          <table:table-cell office:value-type="string">
            <text:p>AT</text:p>
          </table:table-cell>
          <table:table-cell office:value-type="string">
            <text:p>406</text:p>
          </table:table-cell>
          <table:table-cell office:value-type="string">
            <text:p>Freistadt</text:p>
          </table:table-cell>
          <table:table-cell office:value-type="string">
            <text:p>ref:at:gkz</text:p>
          </table:table-cell>
          <table:table-cell office:value-type="string">
            <text:p>406</text:p>
          </table:table-cell>
        </table:table-row>
        <table:table-row table:style-name="ro1">
          <table:table-cell office:value-type="string">
            <text:p>AT</text:p>
          </table:table-cell>
          <table:table-cell office:value-type="string">
            <text:p>407</text:p>
          </table:table-cell>
          <table:table-cell office:value-type="string">
            <text:p>Gmunden</text:p>
          </table:table-cell>
          <table:table-cell office:value-type="string">
            <text:p>ref:at:gkz</text:p>
          </table:table-cell>
          <table:table-cell office:value-type="string">
            <text:p>407</text:p>
          </table:table-cell>
        </table:table-row>
        <table:table-row table:style-name="ro1">
          <table:table-cell office:value-type="string">
            <text:p>AT</text:p>
          </table:table-cell>
          <table:table-cell office:value-type="string">
            <text:p>408</text:p>
          </table:table-cell>
          <table:table-cell office:value-type="string">
            <text:p>Grieskirchen</text:p>
          </table:table-cell>
          <table:table-cell office:value-type="string">
            <text:p>ref:at:gkz</text:p>
          </table:table-cell>
          <table:table-cell office:value-type="string">
            <text:p>408</text:p>
          </table:table-cell>
        </table:table-row>
        <table:table-row table:style-name="ro1">
          <table:table-cell office:value-type="string">
            <text:p>AT</text:p>
          </table:table-cell>
          <table:table-cell office:value-type="string">
            <text:p>409</text:p>
          </table:table-cell>
          <table:table-cell office:value-type="string">
            <text:p>Kirchdorf an der Krems</text:p>
          </table:table-cell>
          <table:table-cell office:value-type="string">
            <text:p>ref:at:gkz</text:p>
          </table:table-cell>
          <table:table-cell office:value-type="string">
            <text:p>409</text:p>
          </table:table-cell>
        </table:table-row>
        <table:table-row table:style-name="ro1">
          <table:table-cell office:value-type="string">
            <text:p>AT</text:p>
          </table:table-cell>
          <table:table-cell office:value-type="string">
            <text:p>410</text:p>
          </table:table-cell>
          <table:table-cell office:value-type="string">
            <text:p>Linz-Land</text:p>
          </table:table-cell>
          <table:table-cell office:value-type="string">
            <text:p>ref:at:gkz</text:p>
          </table:table-cell>
          <table:table-cell office:value-type="string">
            <text:p>410</text:p>
          </table:table-cell>
        </table:table-row>
        <table:table-row table:style-name="ro2">
          <table:table-cell office:value-type="string">
            <text:p>AT</text:p>
          </table:table-cell>
          <table:table-cell office:value-type="string">
            <text:p>411</text:p>
          </table:table-cell>
          <table:table-cell office:value-type="string">
            <text:p>Perg</text:p>
          </table:table-cell>
          <table:table-cell office:value-type="string">
            <text:p>ref:at:gkz</text:p>
          </table:table-cell>
          <table:table-cell office:value-type="string">
            <text:p>411</text:p>
          </table:table-cell>
        </table:table-row>
        <table:table-row table:style-name="ro1">
          <table:table-cell office:value-type="string">
            <text:p>AT</text:p>
          </table:table-cell>
          <table:table-cell office:value-type="string">
            <text:p>412</text:p>
          </table:table-cell>
          <table:table-cell office:value-type="string">
            <text:p>Ried im Innkreis</text:p>
          </table:table-cell>
          <table:table-cell office:value-type="string">
            <text:p>ref:at:gkz</text:p>
          </table:table-cell>
          <table:table-cell office:value-type="string">
            <text:p>412</text:p>
          </table:table-cell>
        </table:table-row>
        <table:table-row table:style-name="ro1">
          <table:table-cell office:value-type="string">
            <text:p>AT</text:p>
          </table:table-cell>
          <table:table-cell office:value-type="string">
            <text:p>413</text:p>
          </table:table-cell>
          <table:table-cell office:value-type="string">
            <text:p>Rohrbach</text:p>
          </table:table-cell>
          <table:table-cell office:value-type="string">
            <text:p>ref:at:gkz</text:p>
          </table:table-cell>
          <table:table-cell office:value-type="string">
            <text:p>413</text:p>
          </table:table-cell>
        </table:table-row>
        <table:table-row table:style-name="ro1">
          <table:table-cell office:value-type="string">
            <text:p>AT</text:p>
          </table:table-cell>
          <table:table-cell office:value-type="string">
            <text:p>414</text:p>
          </table:table-cell>
          <table:table-cell office:value-type="string">
            <text:p>Schärding</text:p>
          </table:table-cell>
          <table:table-cell office:value-type="string">
            <text:p>ref:at:gkz</text:p>
          </table:table-cell>
          <table:table-cell office:value-type="string">
            <text:p>414</text:p>
          </table:table-cell>
        </table:table-row>
        <table:table-row table:style-name="ro1">
          <table:table-cell office:value-type="string">
            <text:p>AT</text:p>
          </table:table-cell>
          <table:table-cell office:value-type="string">
            <text:p>415</text:p>
          </table:table-cell>
          <table:table-cell office:value-type="string">
            <text:p>Steyr-Land</text:p>
          </table:table-cell>
          <table:table-cell office:value-type="string">
            <text:p>ref:at:gkz</text:p>
          </table:table-cell>
          <table:table-cell office:value-type="string">
            <text:p>415</text:p>
          </table:table-cell>
        </table:table-row>
        <table:table-row table:style-name="ro2">
          <table:table-cell office:value-type="string">
            <text:p>AT</text:p>
          </table:table-cell>
          <table:table-cell office:value-type="string">
            <text:p>102</text:p>
          </table:table-cell>
          <table:table-cell office:value-type="string">
            <text:p>Rust</text:p>
          </table:table-cell>
          <table:table-cell office:value-type="string">
            <text:p>ref:at:gkz</text:p>
          </table:table-cell>
          <table:table-cell office:value-type="string">
            <text:p>102</text:p>
          </table:table-cell>
        </table:table-row>
        <table:table-row table:style-name="ro2">
          <table:table-cell office:value-type="string">
            <text:p>AT</text:p>
          </table:table-cell>
          <table:table-cell office:value-type="string">
            <text:p>417</text:p>
          </table:table-cell>
          <table:table-cell office:value-type="string">
            <text:p>Vöcklabruck</text:p>
          </table:table-cell>
          <table:table-cell office:value-type="string">
            <text:p>ref:at:gkz</text:p>
          </table:table-cell>
          <table:table-cell office:value-type="string">
            <text:p>417</text:p>
          </table:table-cell>
        </table:table-row>
        <table:table-row table:style-name="ro1">
          <table:table-cell office:value-type="string">
            <text:p>AT</text:p>
          </table:table-cell>
          <table:table-cell office:value-type="string">
            <text:p>418</text:p>
          </table:table-cell>
          <table:table-cell office:value-type="string">
            <text:p>Wels-Land</text:p>
          </table:table-cell>
          <table:table-cell office:value-type="string">
            <text:p>ref:at:gkz</text:p>
          </table:table-cell>
          <table:table-cell office:value-type="string">
            <text:p>418</text:p>
          </table:table-cell>
        </table:table-row>
        <table:table-row table:style-name="ro1">
          <table:table-cell office:value-type="string">
            <text:p>AT</text:p>
          </table:table-cell>
          <table:table-cell office:value-type="string">
            <text:p>501</text:p>
          </table:table-cell>
          <table:table-cell office:value-type="string">
            <text:p>Salzburg</text:p>
          </table:table-cell>
          <table:table-cell office:value-type="string">
            <text:p>ref:at:gkz</text:p>
          </table:table-cell>
          <table:table-cell office:value-type="string">
            <text:p>501</text:p>
          </table:table-cell>
        </table:table-row>
        <table:table-row table:style-name="ro2">
          <table:table-cell office:value-type="string">
            <text:p>AT</text:p>
          </table:table-cell>
          <table:table-cell office:value-type="string">
            <text:p>502</text:p>
          </table:table-cell>
          <table:table-cell office:value-type="string">
            <text:p>Hallein</text:p>
          </table:table-cell>
          <table:table-cell office:value-type="string">
            <text:p>ref:at:gkz</text:p>
          </table:table-cell>
          <table:table-cell office:value-type="string">
            <text:p>502</text:p>
          </table:table-cell>
        </table:table-row>
        <table:table-row table:style-name="ro1">
          <table:table-cell office:value-type="string">
            <text:p>AT</text:p>
          </table:table-cell>
          <table:table-cell office:value-type="string">
            <text:p>503</text:p>
          </table:table-cell>
          <table:table-cell office:value-type="string">
            <text:p>Salzburg-Umgebung</text:p>
          </table:table-cell>
          <table:table-cell office:value-type="string">
            <text:p>ref:at:gkz</text:p>
          </table:table-cell>
          <table:table-cell office:value-type="string">
            <text:p>503</text:p>
          </table:table-cell>
        </table:table-row>
        <table:table-row table:style-name="ro2">
          <table:table-cell office:value-type="string">
            <text:p>AT</text:p>
          </table:table-cell>
          <table:table-cell office:value-type="string">
            <text:p>504</text:p>
          </table:table-cell>
          <table:table-cell office:value-type="string">
            <text:p>Sankt Johann im Pongau</text:p>
          </table:table-cell>
          <table:table-cell office:value-type="string">
            <text:p>ref:at:gkz</text:p>
          </table:table-cell>
          <table:table-cell office:value-type="string">
            <text:p>504</text:p>
          </table:table-cell>
        </table:table-row>
        <table:table-row table:style-name="ro1">
          <table:table-cell office:value-type="string">
            <text:p>AT</text:p>
          </table:table-cell>
          <table:table-cell office:value-type="string">
            <text:p>505</text:p>
          </table:table-cell>
          <table:table-cell office:value-type="string">
            <text:p>Tamsweg</text:p>
          </table:table-cell>
          <table:table-cell office:value-type="string">
            <text:p>ref:at:gkz</text:p>
          </table:table-cell>
          <table:table-cell office:value-type="string">
            <text:p>505</text:p>
          </table:table-cell>
        </table:table-row>
        <table:table-row table:style-name="ro1">
          <table:table-cell office:value-type="string">
            <text:p>AT</text:p>
          </table:table-cell>
          <table:table-cell office:value-type="string">
            <text:p>506</text:p>
          </table:table-cell>
          <table:table-cell office:value-type="string">
            <text:p>Zell am See</text:p>
          </table:table-cell>
          <table:table-cell office:value-type="string">
            <text:p>ref:at:gkz</text:p>
          </table:table-cell>
          <table:table-cell office:value-type="string">
            <text:p>506</text:p>
          </table:table-cell>
        </table:table-row>
        <table:table-row table:style-name="ro1">
          <table:table-cell office:value-type="string">
            <text:p>AT</text:p>
          </table:table-cell>
          <table:table-cell office:value-type="string">
            <text:p>601</text:p>
          </table:table-cell>
          <table:table-cell office:value-type="string">
            <text:p>Graz</text:p>
          </table:table-cell>
          <table:table-cell office:value-type="string">
            <text:p>ref:at:gkz</text:p>
          </table:table-cell>
          <table:table-cell office:value-type="string">
            <text:p>601</text:p>
          </table:table-cell>
        </table:table-row>
        <table:table-row table:style-name="ro2">
          <table:table-cell office:value-type="string">
            <text:p>AT</text:p>
          </table:table-cell>
          <table:table-cell office:value-type="string">
            <text:p>603</text:p>
          </table:table-cell>
          <table:table-cell office:value-type="string">
            <text:p>Deutschlandsberg</text:p>
          </table:table-cell>
          <table:table-cell office:value-type="string">
            <text:p>ref:at:gkz</text:p>
          </table:table-cell>
          <table:table-cell office:value-type="string">
            <text:p>603</text:p>
          </table:table-cell>
        </table:table-row>
        <table:table-row table:style-name="ro1">
          <table:table-cell office:value-type="string">
            <text:p>AT</text:p>
          </table:table-cell>
          <table:table-cell office:value-type="string">
            <text:p>606</text:p>
          </table:table-cell>
          <table:table-cell office:value-type="string">
            <text:p>Graz-Umgebung</text:p>
          </table:table-cell>
          <table:table-cell office:value-type="string">
            <text:p>ref:at:gkz</text:p>
          </table:table-cell>
          <table:table-cell office:value-type="string">
            <text:p>606</text:p>
          </table:table-cell>
        </table:table-row>
        <table:table-row table:style-name="ro1">
          <table:table-cell office:value-type="string">
            <text:p>AT</text:p>
          </table:table-cell>
          <table:table-cell office:value-type="string">
            <text:p>610</text:p>
          </table:table-cell>
          <table:table-cell office:value-type="string">
            <text:p>Leibnitz</text:p>
          </table:table-cell>
          <table:table-cell office:value-type="string">
            <text:p>ref:at:gkz</text:p>
          </table:table-cell>
          <table:table-cell office:value-type="string">
            <text:p>610</text:p>
          </table:table-cell>
        </table:table-row>
        <table:table-row table:style-name="ro1">
          <table:table-cell office:value-type="string">
            <text:p>AT</text:p>
          </table:table-cell>
          <table:table-cell office:value-type="string">
            <text:p>611</text:p>
          </table:table-cell>
          <table:table-cell office:value-type="string">
            <text:p>Leoben</text:p>
          </table:table-cell>
          <table:table-cell office:value-type="string">
            <text:p>ref:at:gkz</text:p>
          </table:table-cell>
          <table:table-cell office:value-type="string">
            <text:p>611</text:p>
          </table:table-cell>
        </table:table-row>
        <table:table-row table:style-name="ro2">
          <table:table-cell office:value-type="string">
            <text:p>AT</text:p>
          </table:table-cell>
          <table:table-cell office:value-type="string">
            <text:p>612</text:p>
          </table:table-cell>
          <table:table-cell office:value-type="string">
            <text:p>Liezen</text:p>
          </table:table-cell>
          <table:table-cell office:value-type="string">
            <text:p>ref:at:gkz</text:p>
          </table:table-cell>
          <table:table-cell office:value-type="string">
            <text:p>612</text:p>
          </table:table-cell>
        </table:table-row>
        <table:table-row table:style-name="ro1">
          <table:table-cell office:value-type="string">
            <text:p>AT</text:p>
          </table:table-cell>
          <table:table-cell office:value-type="string">
            <text:p>614</text:p>
          </table:table-cell>
          <table:table-cell office:value-type="string">
            <text:p>Murau</text:p>
          </table:table-cell>
          <table:table-cell office:value-type="string">
            <text:p>ref:at:gkz</text:p>
          </table:table-cell>
          <table:table-cell office:value-type="string">
            <text:p>614</text:p>
          </table:table-cell>
        </table:table-row>
        <table:table-row table:style-name="ro2">
          <table:table-cell office:value-type="string">
            <text:p>AT</text:p>
          </table:table-cell>
          <table:table-cell office:value-type="string">
            <text:p>616</text:p>
          </table:table-cell>
          <table:table-cell office:value-type="string">
            <text:p>Voitsberg</text:p>
          </table:table-cell>
          <table:table-cell office:value-type="string">
            <text:p>ref:at:gkz</text:p>
          </table:table-cell>
          <table:table-cell office:value-type="string">
            <text:p>616</text:p>
          </table:table-cell>
        </table:table-row>
        <table:table-row table:style-name="ro2">
          <table:table-cell office:value-type="string">
            <text:p>AT</text:p>
          </table:table-cell>
          <table:table-cell office:value-type="string">
            <text:p>617</text:p>
          </table:table-cell>
          <table:table-cell office:value-type="string">
            <text:p>Weiz</text:p>
          </table:table-cell>
          <table:table-cell office:value-type="string">
            <text:p>ref:at:gkz</text:p>
          </table:table-cell>
          <table:table-cell office:value-type="string">
            <text:p>617</text:p>
          </table:table-cell>
        </table:table-row>
        <table:table-row table:style-name="ro2">
          <table:table-cell office:value-type="string">
            <text:p>AT</text:p>
          </table:table-cell>
          <table:table-cell office:value-type="string">
            <text:p>620</text:p>
          </table:table-cell>
          <table:table-cell office:value-type="string">
            <text:p>Murtal</text:p>
          </table:table-cell>
          <table:table-cell office:value-type="string">
            <text:p>ref:at:gkz</text:p>
          </table:table-cell>
          <table:table-cell office:value-type="string">
            <text:p>620</text:p>
          </table:table-cell>
        </table:table-row>
        <table:table-row table:style-name="ro2">
          <table:table-cell office:value-type="string">
            <text:p>AT</text:p>
          </table:table-cell>
          <table:table-cell office:value-type="string">
            <text:p>621</text:p>
          </table:table-cell>
          <table:table-cell office:value-type="string">
            <text:p>Bruck-Mürzzuschlag</text:p>
          </table:table-cell>
          <table:table-cell office:value-type="string">
            <text:p>ref:at:gkz</text:p>
          </table:table-cell>
          <table:table-cell office:value-type="string">
            <text:p>621</text:p>
          </table:table-cell>
        </table:table-row>
        <table:table-row table:style-name="ro1">
          <table:table-cell office:value-type="string">
            <text:p>AT</text:p>
          </table:table-cell>
          <table:table-cell office:value-type="string">
            <text:p>622</text:p>
          </table:table-cell>
          <table:table-cell office:value-type="string">
            <text:p>Hartberg-Fürstenfeld</text:p>
          </table:table-cell>
          <table:table-cell office:value-type="string">
            <text:p>ref:at:gkz</text:p>
          </table:table-cell>
          <table:table-cell office:value-type="string">
            <text:p>622</text:p>
          </table:table-cell>
        </table:table-row>
        <table:table-row table:style-name="ro1">
          <table:table-cell office:value-type="string">
            <text:p>AT</text:p>
          </table:table-cell>
          <table:table-cell office:value-type="string">
            <text:p>623</text:p>
          </table:table-cell>
          <table:table-cell office:value-type="string">
            <text:p>Südoststeiermark</text:p>
          </table:table-cell>
          <table:table-cell office:value-type="string">
            <text:p>ref:at:gkz</text:p>
          </table:table-cell>
          <table:table-cell office:value-type="string">
            <text:p>623</text:p>
          </table:table-cell>
        </table:table-row>
        <table:table-row table:style-name="ro1">
          <table:table-cell office:value-type="string">
            <text:p>AT</text:p>
          </table:table-cell>
          <table:table-cell office:value-type="string">
            <text:p>701</text:p>
          </table:table-cell>
          <table:table-cell office:value-type="string">
            <text:p>Bezirk Innsbruck-Stadt</text:p>
          </table:table-cell>
          <table:table-cell office:value-type="string">
            <text:p>ref:at:gkz</text:p>
          </table:table-cell>
          <table:table-cell office:value-type="string">
            <text:p>701</text:p>
          </table:table-cell>
        </table:table-row>
        <table:table-row table:style-name="ro2">
          <table:table-cell office:value-type="string">
            <text:p>AT</text:p>
          </table:table-cell>
          <table:table-cell office:value-type="string">
            <text:p>702</text:p>
          </table:table-cell>
          <table:table-cell office:value-type="string">
            <text:p>Imst</text:p>
          </table:table-cell>
          <table:table-cell office:value-type="string">
            <text:p>ref:at:gkz</text:p>
          </table:table-cell>
          <table:table-cell office:value-type="string">
            <text:p>702</text:p>
          </table:table-cell>
        </table:table-row>
        <table:table-row table:style-name="ro1">
          <table:table-cell office:value-type="string">
            <text:p>AT</text:p>
          </table:table-cell>
          <table:table-cell office:value-type="string">
            <text:p>703</text:p>
          </table:table-cell>
          <table:table-cell office:value-type="string">
            <text:p>Innsbruck Land</text:p>
          </table:table-cell>
          <table:table-cell office:value-type="string">
            <text:p>ref:at:gkz</text:p>
          </table:table-cell>
          <table:table-cell office:value-type="string">
            <text:p>703</text:p>
          </table:table-cell>
        </table:table-row>
        <table:table-row table:style-name="ro1">
          <table:table-cell office:value-type="string">
            <text:p>AT</text:p>
          </table:table-cell>
          <table:table-cell office:value-type="string">
            <text:p>704</text:p>
          </table:table-cell>
          <table:table-cell office:value-type="string">
            <text:p>Kitzbühel</text:p>
          </table:table-cell>
          <table:table-cell office:value-type="string">
            <text:p>ref:at:gkz</text:p>
          </table:table-cell>
          <table:table-cell office:value-type="string">
            <text:p>704</text:p>
          </table:table-cell>
        </table:table-row>
        <table:table-row table:style-name="ro1">
          <table:table-cell office:value-type="string">
            <text:p>AT</text:p>
          </table:table-cell>
          <table:table-cell office:value-type="string">
            <text:p>705</text:p>
          </table:table-cell>
          <table:table-cell office:value-type="string">
            <text:p>Kufstein</text:p>
          </table:table-cell>
          <table:table-cell office:value-type="string">
            <text:p>ref:at:gkz</text:p>
          </table:table-cell>
          <table:table-cell office:value-type="string">
            <text:p>705</text:p>
          </table:table-cell>
        </table:table-row>
        <table:table-row table:style-name="ro1">
          <table:table-cell office:value-type="string">
            <text:p>AT</text:p>
          </table:table-cell>
          <table:table-cell office:value-type="string">
            <text:p>706</text:p>
          </table:table-cell>
          <table:table-cell office:value-type="string">
            <text:p>Landeck</text:p>
          </table:table-cell>
          <table:table-cell office:value-type="string">
            <text:p>ref:at:gkz</text:p>
          </table:table-cell>
          <table:table-cell office:value-type="string">
            <text:p>706</text:p>
          </table:table-cell>
        </table:table-row>
        <table:table-row table:style-name="ro1">
          <table:table-cell office:value-type="string">
            <text:p>AT</text:p>
          </table:table-cell>
          <table:table-cell office:value-type="string">
            <text:p>707</text:p>
          </table:table-cell>
          <table:table-cell office:value-type="string">
            <text:p>Lienz</text:p>
          </table:table-cell>
          <table:table-cell office:value-type="string">
            <text:p>ref:at:gkz</text:p>
          </table:table-cell>
          <table:table-cell office:value-type="string">
            <text:p>707</text:p>
          </table:table-cell>
        </table:table-row>
        <table:table-row table:style-name="ro2">
          <table:table-cell office:value-type="string">
            <text:p>AT</text:p>
          </table:table-cell>
          <table:table-cell office:value-type="string">
            <text:p>708</text:p>
          </table:table-cell>
          <table:table-cell office:value-type="string">
            <text:p>Reutte (Außerfern)</text:p>
          </table:table-cell>
          <table:table-cell office:value-type="string">
            <text:p>ref:at:gkz</text:p>
          </table:table-cell>
          <table:table-cell office:value-type="string">
            <text:p>708</text:p>
          </table:table-cell>
        </table:table-row>
        <table:table-row table:style-name="ro1">
          <table:table-cell office:value-type="string">
            <text:p>AT</text:p>
          </table:table-cell>
          <table:table-cell office:value-type="string">
            <text:p>709</text:p>
          </table:table-cell>
          <table:table-cell office:value-type="string">
            <text:p>Schwaz</text:p>
          </table:table-cell>
          <table:table-cell office:value-type="string">
            <text:p>ref:at:gkz</text:p>
          </table:table-cell>
          <table:table-cell office:value-type="string">
            <text:p>709</text:p>
          </table:table-cell>
        </table:table-row>
        <table:table-row table:style-name="ro1">
          <table:table-cell office:value-type="string">
            <text:p>AT</text:p>
          </table:table-cell>
          <table:table-cell office:value-type="string">
            <text:p>801</text:p>
          </table:table-cell>
          <table:table-cell office:value-type="string">
            <text:p>Bludenz</text:p>
          </table:table-cell>
          <table:table-cell office:value-type="string">
            <text:p>ref:at:gkz</text:p>
          </table:table-cell>
          <table:table-cell office:value-type="string">
            <text:p>801</text:p>
          </table:table-cell>
        </table:table-row>
        <table:table-row table:style-name="ro1">
          <table:table-cell office:value-type="string">
            <text:p>AT</text:p>
          </table:table-cell>
          <table:table-cell office:value-type="string">
            <text:p>802</text:p>
          </table:table-cell>
          <table:table-cell office:value-type="string">
            <text:p>Bregenz</text:p>
          </table:table-cell>
          <table:table-cell office:value-type="string">
            <text:p>ref:at:gkz</text:p>
          </table:table-cell>
          <table:table-cell office:value-type="string">
            <text:p>802</text:p>
          </table:table-cell>
        </table:table-row>
        <table:table-row table:style-name="ro1">
          <table:table-cell office:value-type="string">
            <text:p>AT</text:p>
          </table:table-cell>
          <table:table-cell office:value-type="string">
            <text:p>803</text:p>
          </table:table-cell>
          <table:table-cell office:value-type="string">
            <text:p>Dornbirn</text:p>
          </table:table-cell>
          <table:table-cell office:value-type="string">
            <text:p>ref:at:gkz</text:p>
          </table:table-cell>
          <table:table-cell office:value-type="string">
            <text:p>803</text:p>
          </table:table-cell>
        </table:table-row>
        <table:table-row table:style-name="ro1">
          <table:table-cell office:value-type="string">
            <text:p>AT</text:p>
          </table:table-cell>
          <table:table-cell office:value-type="string">
            <text:p>804</text:p>
          </table:table-cell>
          <table:table-cell office:value-type="string">
            <text:p>Feldkirch</text:p>
          </table:table-cell>
          <table:table-cell office:value-type="string">
            <text:p>ref:at:gkz</text:p>
          </table:table-cell>
          <table:table-cell office:value-type="string">
            <text:p>804</text:p>
          </table:table-cell>
        </table:table-row>
        <table:table-row table:style-name="ro2">
          <table:table-cell office:value-type="string">
            <text:p>AT</text:p>
          </table:table-cell>
          <table:table-cell office:value-type="float" office:value="9">
            <text:p>9</text:p>
          </table:table-cell>
          <table:table-cell office:value-type="string">
            <text:p>Wien</text:p>
          </table:table-cell>
          <table:table-cell office:value-type="string">
            <text:p>ref:at:gkz</text:p>
          </table:table-cell>
          <table:table-cell table:style-name="ce1" office:value-type="float" office:value="90001">
            <text:p>90001</text:p>
          </table:table-cell>
        </table:table-row>
        <table:table-row table:style-name="ro1">
          <table:table-cell office:value-type="string">
            <text:p>AT</text:p>
          </table:table-cell>
          <table:table-cell office:value-type="string">
            <text:p>201</text:p>
          </table:table-cell>
          <table:table-cell office:value-type="string">
            <text:p>Klagenfurt (Stadt)</text:p>
          </table:table-cell>
          <table:table-cell office:value-type="string">
            <text:p>ref:at:gkz</text:p>
          </table:table-cell>
          <table:table-cell office:value-type="string">
            <text:p>201</text:p>
          </table:table-cell>
        </table:table-row>
        <table:table-row table:style-name="ro1">
          <table:table-cell office:value-type="string">
            <text:p>AT</text:p>
          </table:table-cell>
          <table:table-cell office:value-type="string">
            <text:p>21</text:p>
          </table:table-cell>
          <table:table-cell office:value-type="string">
            <text:p>Feldkirchen</text:p>
          </table:table-cell>
          <table:table-cell table:number-columns-repeated="2"/>
        </table:table-row>
        <table:table-row table:style-name="ro1">
          <table:table-cell office:value-type="string">
            <text:p>AT</text:p>
          </table:table-cell>
          <table:table-cell office:value-type="string">
            <text:p>31</text:p>
          </table:table-cell>
          <table:table-cell office:value-type="string">
            <text:p>Hollabrunn</text:p>
          </table:table-cell>
          <table:table-cell table:number-columns-repeated="2"/>
        </table:table-row>
        <table:table-row table:style-name="ro2">
          <table:table-cell office:value-type="string">
            <text:p>AT</text:p>
          </table:table-cell>
          <table:table-cell office:value-type="string">
            <text:p>32</text:p>
          </table:table-cell>
          <table:table-cell office:value-type="string">
            <text:p>Scheibbs</text:p>
          </table:table-cell>
          <table:table-cell table:number-columns-repeated="2"/>
        </table:table-row>
        <table:table-row table:style-name="ro1">
          <table:table-cell office:value-type="string">
            <text:p>AT</text:p>
          </table:table-cell>
          <table:table-cell office:value-type="string">
            <text:p>41</text:p>
          </table:table-cell>
          <table:table-cell office:value-type="string">
            <text:p>Linz-Land</text:p>
          </table:table-cell>
          <table:table-cell table:number-columns-repeated="2"/>
        </table:table-row>
        <table:table-row table:style-name="ro1">
          <table:table-cell office:value-type="string">
            <text:p>AT</text:p>
          </table:table-cell>
          <table:table-cell office:value-type="string">
            <text:p>61</text:p>
          </table:table-cell>
          <table:table-cell office:value-type="string">
            <text:p>Leibnitz</text:p>
          </table:table-cell>
          <table:table-cell table:number-columns-repeated="2"/>
        </table:table-row>
        <table:table-row table:style-name="ro2">
          <table:table-cell office:value-type="string">
            <text:p>AT</text:p>
          </table:table-cell>
          <table:table-cell office:value-type="string">
            <text:p>62</text:p>
          </table:table-cell>
          <table:table-cell office:value-type="string">
            <text:p>Murtal</text:p>
          </table:table-cell>
          <table:table-cell table:number-columns-repeated="2"/>
        </table:table-row>
        <table:table-row table:style-name="ro1">
          <table:table-cell office:value-type="string">
            <text:p>AT</text:p>
          </table:table-cell>
          <table:table-cell office:value-type="float" office:value="1">
            <text:p>1</text:p>
          </table:table-cell>
          <table:table-cell office:value-type="string">
            <text:p>Burgenland</text:p>
          </table:table-cell>
          <table:table-cell table:number-columns-repeated="2"/>
        </table:table-row>
        <table:table-row table:style-name="ro1">
          <table:table-cell office:value-type="string">
            <text:p>AT</text:p>
          </table:table-cell>
          <table:table-cell office:value-type="float" office:value="2">
            <text:p>2</text:p>
          </table:table-cell>
          <table:table-cell office:value-type="string">
            <text:p>Kärnten</text:p>
          </table:table-cell>
          <table:table-cell table:number-columns-repeated="2"/>
        </table:table-row>
        <table:table-row table:style-name="ro1">
          <table:table-cell office:value-type="string">
            <text:p>AT</text:p>
          </table:table-cell>
          <table:table-cell office:value-type="float" office:value="3">
            <text:p>3</text:p>
          </table:table-cell>
          <table:table-cell office:value-type="string">
            <text:p>Niederösterreich</text:p>
          </table:table-cell>
          <table:table-cell table:number-columns-repeated="2"/>
        </table:table-row>
        <table:table-row table:style-name="ro1">
          <table:table-cell office:value-type="string">
            <text:p>AT</text:p>
          </table:table-cell>
          <table:table-cell office:value-type="float" office:value="4">
            <text:p>4</text:p>
          </table:table-cell>
          <table:table-cell office:value-type="string">
            <text:p>Oberösterreich</text:p>
          </table:table-cell>
          <table:table-cell table:number-columns-repeated="2"/>
        </table:table-row>
        <table:table-row table:style-name="ro1">
          <table:table-cell office:value-type="string">
            <text:p>AT</text:p>
          </table:table-cell>
          <table:table-cell office:value-type="float" office:value="5">
            <text:p>5</text:p>
          </table:table-cell>
          <table:table-cell office:value-type="string">
            <text:p>Salzburg</text:p>
          </table:table-cell>
          <table:table-cell table:number-columns-repeated="2"/>
        </table:table-row>
        <table:table-row table:style-name="ro1">
          <table:table-cell office:value-type="string">
            <text:p>AT</text:p>
          </table:table-cell>
          <table:table-cell office:value-type="float" office:value="6">
            <text:p>6</text:p>
          </table:table-cell>
          <table:table-cell office:value-type="string">
            <text:p>Steiermark</text:p>
          </table:table-cell>
          <table:table-cell table:number-columns-repeated="2"/>
        </table:table-row>
        <table:table-row table:style-name="ro1">
          <table:table-cell office:value-type="string">
            <text:p>AT</text:p>
          </table:table-cell>
          <table:table-cell office:value-type="float" office:value="7">
            <text:p>7</text:p>
          </table:table-cell>
          <table:table-cell office:value-type="string">
            <text:p>Tirol</text:p>
          </table:table-cell>
          <table:table-cell table:number-columns-repeated="2"/>
        </table:table-row>
        <table:table-row table:style-name="ro1">
          <table:table-cell office:value-type="string">
            <text:p>AT</text:p>
          </table:table-cell>
          <table:table-cell office:value-type="float" office:value="8">
            <text:p>8</text:p>
          </table:table-cell>
          <table:table-cell office:value-type="string">
            <text:p>Vorarlberg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2"/>
        </table:table-row>
        <table:table-row table:style-name="ro2">
          <table:table-cell office:value-type="string">
            <text:p>CH</text:p>
          </table:table-cell>
          <table:table-cell office:value-type="float" office:value="8">
            <text:p>8</text:p>
          </table:table-cell>
          <table:table-cell office:value-type="string">
            <text:p>Glarus</text:p>
          </table:table-cell>
          <table:table-cell office:value-type="string">
            <text:p>swisstopo:KANTONSNUM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CH</text:p>
          </table:table-cell>
          <table:table-cell office:value-type="float" office:value="3">
            <text:p>3</text:p>
          </table:table-cell>
          <table:table-cell office:value-type="string">
            <text:p>Luzern</text:p>
          </table:table-cell>
          <table:table-cell office:value-type="string">
            <text:p>swisstopo:KANTONSNUM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CH</text:p>
          </table:table-cell>
          <table:table-cell office:value-type="float" office:value="2">
            <text:p>2</text:p>
          </table:table-cell>
          <table:table-cell office:value-type="string">
            <text:p>Bern – Berne</text:p>
          </table:table-cell>
          <table:table-cell office:value-type="string">
            <text:p>swisstopo:KANTONSNUM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CH</text:p>
          </table:table-cell>
          <table:table-cell office:value-type="float" office:value="19">
            <text:p>19</text:p>
          </table:table-cell>
          <table:table-cell office:value-type="string">
            <text:p>Aargau</text:p>
          </table:table-cell>
          <table:table-cell office:value-type="string">
            <text:p>swisstopo:KANTONSNUM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string">
            <text:p>CH</text:p>
          </table:table-cell>
          <table:table-cell office:value-type="float" office:value="13">
            <text:p>13</text:p>
          </table:table-cell>
          <table:table-cell office:value-type="string">
            <text:p>Basel-Landschaft</text:p>
          </table:table-cell>
          <table:table-cell office:value-type="string">
            <text:p>swisstopo:KANTONSNUM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string">
            <text:p>CH</text:p>
          </table:table-cell>
          <table:table-cell office:value-type="float" office:value="9">
            <text:p>9</text:p>
          </table:table-cell>
          <table:table-cell office:value-type="string">
            <text:p>Zug</text:p>
          </table:table-cell>
          <table:table-cell office:value-type="string">
            <text:p>swisstopo:KANTONSNUM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CH</text:p>
          </table:table-cell>
          <table:table-cell office:value-type="float" office:value="6">
            <text:p>6</text:p>
          </table:table-cell>
          <table:table-cell office:value-type="string">
            <text:p>Obwalden</text:p>
          </table:table-cell>
          <table:table-cell office:value-type="string">
            <text:p>swisstopo:KANTONSNUM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CH</text:p>
          </table:table-cell>
          <table:table-cell office:value-type="float" office:value="7">
            <text:p>7</text:p>
          </table:table-cell>
          <table:table-cell office:value-type="string">
            <text:p>Nidwalden</text:p>
          </table:table-cell>
          <table:table-cell office:value-type="string">
            <text:p>swisstopo:KANTONSNUM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CH</text:p>
          </table:table-cell>
          <table:table-cell office:value-type="float" office:value="18">
            <text:p>18</text:p>
          </table:table-cell>
          <table:table-cell office:value-type="string">
            <text:p>Graubünden - Grigioni - Grischun</text:p>
          </table:table-cell>
          <table:table-cell office:value-type="string">
            <text:p>swisstopo:KANTONSNUM</text:p>
          </table:table-cell>
          <table:table-cell office:value-type="float" office:value="18">
            <text:p>18</text:p>
          </table:table-cell>
        </table:table-row>
        <table:table-row table:style-name="ro2">
          <table:table-cell office:value-type="string">
            <text:p>CH</text:p>
          </table:table-cell>
          <table:table-cell office:value-type="float" office:value="15">
            <text:p>15</text:p>
          </table:table-cell>
          <table:table-cell office:value-type="string">
            <text:p>Appenzell Ausserrhoden</text:p>
          </table:table-cell>
          <table:table-cell office:value-type="string">
            <text:p>swisstopo:KANTONSNUM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CH</text:p>
          </table:table-cell>
          <table:table-cell office:value-type="float" office:value="16">
            <text:p>16</text:p>
          </table:table-cell>
          <table:table-cell office:value-type="string">
            <text:p>Appenzell Innerrhoden</text:p>
          </table:table-cell>
          <table:table-cell office:value-type="string">
            <text:p>swisstopo:KANTONSNUM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string">
            <text:p>CH</text:p>
          </table:table-cell>
          <table:table-cell office:value-type="float" office:value="23">
            <text:p>23</text:p>
          </table:table-cell>
          <table:table-cell office:value-type="string">
            <text:p>Valais - Wallis</text:p>
          </table:table-cell>
          <table:table-cell office:value-type="string">
            <text:p>swisstopo:KANTONSNUM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string">
            <text:p>CH</text:p>
          </table:table-cell>
          <table:table-cell office:value-type="float" office:value="17">
            <text:p>17</text:p>
          </table:table-cell>
          <table:table-cell office:value-type="string">
            <text:p>Sankt Gallen</text:p>
          </table:table-cell>
          <table:table-cell office:value-type="string">
            <text:p>swisstopo:KANTONSNUM</text:p>
          </table:table-cell>
          <table:table-cell office:value-type="float" office:value="17">
            <text:p>17</text:p>
          </table:table-cell>
        </table:table-row>
        <table:table-row table:style-name="ro2">
          <table:table-cell office:value-type="string">
            <text:p>CH</text:p>
          </table:table-cell>
          <table:table-cell office:value-type="float" office:value="21">
            <text:p>21</text:p>
          </table:table-cell>
          <table:table-cell office:value-type="string">
            <text:p>Ticino</text:p>
          </table:table-cell>
          <table:table-cell office:value-type="string">
            <text:p>swisstopo:KANTONSNUM</text:p>
          </table:table-cell>
          <table:table-cell office:value-type="float" office:value="21">
            <text:p>21</text:p>
          </table:table-cell>
        </table:table-row>
        <table:table-row table:style-name="ro2">
          <table:table-cell office:value-type="string">
            <text:p>CH</text:p>
          </table:table-cell>
          <table:table-cell office:value-type="float" office:value="5">
            <text:p>5</text:p>
          </table:table-cell>
          <table:table-cell office:value-type="string">
            <text:p>Schwyz</text:p>
          </table:table-cell>
          <table:table-cell office:value-type="string">
            <text:p>swisstopo:KANTONSNUM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CH</text:p>
          </table:table-cell>
          <table:table-cell office:value-type="float" office:value="1">
            <text:p>1</text:p>
          </table:table-cell>
          <table:table-cell office:value-type="string">
            <text:p>Zürich</text:p>
          </table:table-cell>
          <table:table-cell office:value-type="string">
            <text:p>swisstopo:KANTONSNUM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H</text:p>
          </table:table-cell>
          <table:table-cell office:value-type="float" office:value="20">
            <text:p>20</text:p>
          </table:table-cell>
          <table:table-cell office:value-type="string">
            <text:p>Thurgau</text:p>
          </table:table-cell>
          <table:table-cell office:value-type="string">
            <text:p>swisstopo:KANTONSNUM</text:p>
          </table:table-cell>
          <table:table-cell office:value-type="float" office:value="20">
            <text:p>20</text:p>
          </table:table-cell>
        </table:table-row>
        <table:table-row table:style-name="ro2">
          <table:table-cell office:value-type="string">
            <text:p>CH</text:p>
          </table:table-cell>
          <table:table-cell office:value-type="float" office:value="4">
            <text:p>4</text:p>
          </table:table-cell>
          <table:table-cell office:value-type="string">
            <text:p>Uri</text:p>
          </table:table-cell>
          <table:table-cell office:value-type="string">
            <text:p>swisstopo:KANTONSNUM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CH</text:p>
          </table:table-cell>
          <table:table-cell office:value-type="float" office:value="14">
            <text:p>14</text:p>
          </table:table-cell>
          <table:table-cell office:value-type="string">
            <text:p>Schaffhausen</text:p>
          </table:table-cell>
          <table:table-cell office:value-type="string">
            <text:p>swisstopo:KANTONSNUM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string">
            <text:p>CH</text:p>
          </table:table-cell>
          <table:table-cell office:value-type="float" office:value="26">
            <text:p>26</text:p>
          </table:table-cell>
          <table:table-cell office:value-type="string">
            <text:p>Jura</text:p>
          </table:table-cell>
          <table:table-cell office:value-type="string">
            <text:p>swisstopo:KANTONSNUM</text:p>
          </table:table-cell>
          <table:table-cell office:value-type="float" office:value="26">
            <text:p>26</text:p>
          </table:table-cell>
        </table:table-row>
        <table:table-row table:style-name="ro2">
          <table:table-cell office:value-type="string">
            <text:p>CH</text:p>
          </table:table-cell>
          <table:table-cell office:value-type="float" office:value="10">
            <text:p>10</text:p>
          </table:table-cell>
          <table:table-cell office:value-type="string">
            <text:p>Fribourg - Freiburg</text:p>
          </table:table-cell>
          <table:table-cell office:value-type="string">
            <text:p>swisstopo:KANTONSNUM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CH</text:p>
          </table:table-cell>
          <table:table-cell office:value-type="float" office:value="12">
            <text:p>12</text:p>
          </table:table-cell>
          <table:table-cell office:value-type="string">
            <text:p>Basel-Stadt</text:p>
          </table:table-cell>
          <table:table-cell office:value-type="string">
            <text:p>swisstopo:KANTONSNUM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CH</text:p>
          </table:table-cell>
          <table:table-cell office:value-type="float" office:value="11">
            <text:p>11</text:p>
          </table:table-cell>
          <table:table-cell office:value-type="string">
            <text:p>Solothurn</text:p>
          </table:table-cell>
          <table:table-cell office:value-type="string">
            <text:p>swisstopo:KANTONSNUM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string">
            <text:p>CH</text:p>
          </table:table-cell>
          <table:table-cell office:value-type="float" office:value="25">
            <text:p>25</text:p>
          </table:table-cell>
          <table:table-cell office:value-type="string">
            <text:p>Genève</text:p>
          </table:table-cell>
          <table:table-cell office:value-type="string">
            <text:p>swisstopo:KANTONSNUM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string">
            <text:p>CH</text:p>
          </table:table-cell>
          <table:table-cell office:value-type="float" office:value="24">
            <text:p>24</text:p>
          </table:table-cell>
          <table:table-cell office:value-type="string">
            <text:p>Neuchâtel</text:p>
          </table:table-cell>
          <table:table-cell office:value-type="string">
            <text:p>swisstopo:KANTONSNUM</text:p>
          </table:table-cell>
          <table:table-cell office:value-type="float" office:value="24">
            <text:p>24</text:p>
          </table:table-cell>
        </table:table-row>
        <table:table-row table:style-name="ro2">
          <table:table-cell office:value-type="string">
            <text:p>CH</text:p>
          </table:table-cell>
          <table:table-cell office:value-type="float" office:value="22">
            <text:p>22</text:p>
          </table:table-cell>
          <table:table-cell office:value-type="string">
            <text:p>Vaud</text:p>
          </table:table-cell>
          <table:table-cell office:value-type="string">
            <text:p>swisstopo:KANTONSNUM</text:p>
          </table:table-cell>
          <table:table-cell office:value-type="float" office:value="22">
            <text:p>22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formula="of:=CONCATENATE(&quot;'&quot;;[Tabelle1.A3];&quot;&quot;;[Tabelle1.B3];&quot;':{name:'&quot;;[Tabelle1.C3];&quot;'&quot;;[.D1];[.E1];&quot;},&quot;)" office:value-type="string" office:string-value="'DE01001':{name:'Flensburg',osmkey:'de:amtlicher_gemeindeschlüssel',osmvalue:'01001'},">
            <text:p>'DE01001':{name:'Flensburg',osmkey:'de:amtlicher_gemeindeschlüssel',osmvalue:'01001'},</text:p>
          </table:table-cell>
          <table:table-cell/>
          <table:table-cell table:formula="of:=IF([Tabelle1.D3]&lt;&gt;&quot;&quot;;CONCATENATE(&quot;,osmkey:'&quot;;[Tabelle1.D3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3]&lt;&gt;&quot;&quot;;CONCATENATE(&quot;,osmvalue:'&quot;;[Tabelle1.E3];&quot;'&quot;);&quot;&quot;)" office:value-type="string" office:string-value=",osmvalue:'01001'">
            <text:p>,osmvalue:'01001'</text:p>
          </table:table-cell>
        </table:table-row>
        <table:table-row table:style-name="ro1">
          <table:table-cell/>
          <table:table-cell table:formula="of:=CONCATENATE(&quot;'&quot;;[Tabelle1.A4];&quot;&quot;;[Tabelle1.B4];&quot;':{name:'&quot;;[Tabelle1.C4];&quot;'&quot;;[.D2];[.E2];&quot;},&quot;)" office:value-type="string" office:string-value="'DE01002':{name:'Kiel',osmkey:'de:amtlicher_gemeindeschlüssel',osmvalue:'01002'},">
            <text:p>'DE01002':{name:'Kiel',osmkey:'de:amtlicher_gemeindeschlüssel',osmvalue:'01002'},</text:p>
          </table:table-cell>
          <table:table-cell/>
          <table:table-cell table:formula="of:=IF([Tabelle1.D4]&lt;&gt;&quot;&quot;;CONCATENATE(&quot;,osmkey:'&quot;;[Tabelle1.D4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4]&lt;&gt;&quot;&quot;;CONCATENATE(&quot;,osmvalue:'&quot;;[Tabelle1.E4];&quot;'&quot;);&quot;&quot;)" office:value-type="string" office:string-value=",osmvalue:'01002'">
            <text:p>,osmvalue:'01002'</text:p>
          </table:table-cell>
        </table:table-row>
        <table:table-row table:style-name="ro1">
          <table:table-cell/>
          <table:table-cell table:formula="of:=CONCATENATE(&quot;'&quot;;[Tabelle1.A5];&quot;&quot;;[Tabelle1.B5];&quot;':{name:'&quot;;[Tabelle1.C5];&quot;'&quot;;[.D3];[.E3];&quot;},&quot;)" office:value-type="string" office:string-value="'DE01003':{name:'Lübeck',osmkey:'de:amtlicher_gemeindeschlüssel',osmvalue:'01003'},">
            <text:p>'DE01003':{name:'Lübeck',osmkey:'de:amtlicher_gemeindeschlüssel',osmvalue:'01003'},</text:p>
          </table:table-cell>
          <table:table-cell/>
          <table:table-cell table:formula="of:=IF([Tabelle1.D5]&lt;&gt;&quot;&quot;;CONCATENATE(&quot;,osmkey:'&quot;;[Tabelle1.D5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5]&lt;&gt;&quot;&quot;;CONCATENATE(&quot;,osmvalue:'&quot;;[Tabelle1.E5];&quot;'&quot;);&quot;&quot;)" office:value-type="string" office:string-value=",osmvalue:'01003'">
            <text:p>,osmvalue:'01003'</text:p>
          </table:table-cell>
        </table:table-row>
        <table:table-row table:style-name="ro1">
          <table:table-cell/>
          <table:table-cell table:formula="of:=CONCATENATE(&quot;'&quot;;[Tabelle1.A6];&quot;&quot;;[Tabelle1.B6];&quot;':{name:'&quot;;[Tabelle1.C6];&quot;'&quot;;[.D4];[.E4];&quot;},&quot;)" office:value-type="string" office:string-value="'DE01004':{name:'Neumünster',osmkey:'de:amtlicher_gemeindeschlüssel',osmvalue:'01004'},">
            <text:p>'DE01004':{name:'Neumünster',osmkey:'de:amtlicher_gemeindeschlüssel',osmvalue:'01004'},</text:p>
          </table:table-cell>
          <table:table-cell/>
          <table:table-cell table:formula="of:=IF([Tabelle1.D6]&lt;&gt;&quot;&quot;;CONCATENATE(&quot;,osmkey:'&quot;;[Tabelle1.D6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6]&lt;&gt;&quot;&quot;;CONCATENATE(&quot;,osmvalue:'&quot;;[Tabelle1.E6];&quot;'&quot;);&quot;&quot;)" office:value-type="string" office:string-value=",osmvalue:'01004'">
            <text:p>,osmvalue:'01004'</text:p>
          </table:table-cell>
        </table:table-row>
        <table:table-row table:style-name="ro1">
          <table:table-cell/>
          <table:table-cell table:formula="of:=CONCATENATE(&quot;'&quot;;[Tabelle1.A7];&quot;&quot;;[Tabelle1.B7];&quot;':{name:'&quot;;[Tabelle1.C7];&quot;'&quot;;[.D5];[.E5];&quot;},&quot;)" office:value-type="string" office:string-value="'DE01051':{name:'Kreis Dithmarschen',osmkey:'de:amtlicher_gemeindeschlüssel',osmvalue:'01051'},">
            <text:p>'DE01051':{name:'Kreis Dithmarschen',osmkey:'de:amtlicher_gemeindeschlüssel',osmvalue:'01051'},</text:p>
          </table:table-cell>
          <table:table-cell/>
          <table:table-cell table:formula="of:=IF([Tabelle1.D7]&lt;&gt;&quot;&quot;;CONCATENATE(&quot;,osmkey:'&quot;;[Tabelle1.D7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7]&lt;&gt;&quot;&quot;;CONCATENATE(&quot;,osmvalue:'&quot;;[Tabelle1.E7];&quot;'&quot;);&quot;&quot;)" office:value-type="string" office:string-value=",osmvalue:'01051'">
            <text:p>,osmvalue:'01051'</text:p>
          </table:table-cell>
        </table:table-row>
        <table:table-row table:style-name="ro1">
          <table:table-cell/>
          <table:table-cell table:formula="of:=CONCATENATE(&quot;'&quot;;[Tabelle1.A8];&quot;&quot;;[Tabelle1.B8];&quot;':{name:'&quot;;[Tabelle1.C8];&quot;'&quot;;[.D6];[.E6];&quot;},&quot;)" office:value-type="string" office:string-value="'DE01053':{name:'Kreis Herzogtum Lauenburg',osmkey:'de:amtlicher_gemeindeschlüssel',osmvalue:'01053'},">
            <text:p>'DE01053':{name:'Kreis Herzogtum Lauenburg',osmkey:'de:amtlicher_gemeindeschlüssel',osmvalue:'01053'},</text:p>
          </table:table-cell>
          <table:table-cell/>
          <table:table-cell table:formula="of:=IF([Tabelle1.D8]&lt;&gt;&quot;&quot;;CONCATENATE(&quot;,osmkey:'&quot;;[Tabelle1.D8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8]&lt;&gt;&quot;&quot;;CONCATENATE(&quot;,osmvalue:'&quot;;[Tabelle1.E8];&quot;'&quot;);&quot;&quot;)" office:value-type="string" office:string-value=",osmvalue:'01053'">
            <text:p>,osmvalue:'01053'</text:p>
          </table:table-cell>
        </table:table-row>
        <table:table-row table:style-name="ro1">
          <table:table-cell/>
          <table:table-cell table:formula="of:=CONCATENATE(&quot;'&quot;;[Tabelle1.A9];&quot;&quot;;[Tabelle1.B9];&quot;':{name:'&quot;;[Tabelle1.C9];&quot;'&quot;;[.D7];[.E7];&quot;},&quot;)" office:value-type="string" office:string-value="'DE01054':{name:'Kreis Nordfriesland',osmkey:'de:amtlicher_gemeindeschlüssel',osmvalue:'01054'},">
            <text:p>'DE01054':{name:'Kreis Nordfriesland',osmkey:'de:amtlicher_gemeindeschlüssel',osmvalue:'01054'},</text:p>
          </table:table-cell>
          <table:table-cell/>
          <table:table-cell table:formula="of:=IF([Tabelle1.D9]&lt;&gt;&quot;&quot;;CONCATENATE(&quot;,osmkey:'&quot;;[Tabelle1.D9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9]&lt;&gt;&quot;&quot;;CONCATENATE(&quot;,osmvalue:'&quot;;[Tabelle1.E9];&quot;'&quot;);&quot;&quot;)" office:value-type="string" office:string-value=",osmvalue:'01054'">
            <text:p>,osmvalue:'01054'</text:p>
          </table:table-cell>
        </table:table-row>
        <table:table-row table:style-name="ro1">
          <table:table-cell/>
          <table:table-cell table:formula="of:=CONCATENATE(&quot;'&quot;;[Tabelle1.A10];&quot;&quot;;[Tabelle1.B10];&quot;':{name:'&quot;;[Tabelle1.C10];&quot;'&quot;;[.D8];[.E8];&quot;},&quot;)" office:value-type="string" office:string-value="'DE01055':{name:'Kreis Ostholstein',osmkey:'de:amtlicher_gemeindeschlüssel',osmvalue:'01055'},">
            <text:p>'DE01055':{name:'Kreis Ostholstein',osmkey:'de:amtlicher_gemeindeschlüssel',osmvalue:'01055'},</text:p>
          </table:table-cell>
          <table:table-cell/>
          <table:table-cell table:formula="of:=IF([Tabelle1.D10]&lt;&gt;&quot;&quot;;CONCATENATE(&quot;,osmkey:'&quot;;[Tabelle1.D10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10]&lt;&gt;&quot;&quot;;CONCATENATE(&quot;,osmvalue:'&quot;;[Tabelle1.E10];&quot;'&quot;);&quot;&quot;)" office:value-type="string" office:string-value=",osmvalue:'01055'">
            <text:p>,osmvalue:'01055'</text:p>
          </table:table-cell>
        </table:table-row>
        <table:table-row table:style-name="ro1">
          <table:table-cell/>
          <table:table-cell table:formula="of:=CONCATENATE(&quot;'&quot;;[Tabelle1.A11];&quot;&quot;;[Tabelle1.B11];&quot;':{name:'&quot;;[Tabelle1.C11];&quot;'&quot;;[.D9];[.E9];&quot;},&quot;)" office:value-type="string" office:string-value="'DE01056':{name:'Kreis Pinneberg',osmkey:'de:amtlicher_gemeindeschlüssel',osmvalue:'01056'},">
            <text:p>'DE01056':{name:'Kreis Pinneberg',osmkey:'de:amtlicher_gemeindeschlüssel',osmvalue:'01056'},</text:p>
          </table:table-cell>
          <table:table-cell/>
          <table:table-cell table:formula="of:=IF([Tabelle1.D11]&lt;&gt;&quot;&quot;;CONCATENATE(&quot;,osmkey:'&quot;;[Tabelle1.D11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11]&lt;&gt;&quot;&quot;;CONCATENATE(&quot;,osmvalue:'&quot;;[Tabelle1.E11];&quot;'&quot;);&quot;&quot;)" office:value-type="string" office:string-value=",osmvalue:'01056'">
            <text:p>,osmvalue:'01056'</text:p>
          </table:table-cell>
        </table:table-row>
        <table:table-row table:style-name="ro1">
          <table:table-cell/>
          <table:table-cell table:formula="of:=CONCATENATE(&quot;'&quot;;[Tabelle1.A12];&quot;&quot;;[Tabelle1.B12];&quot;':{name:'&quot;;[Tabelle1.C12];&quot;'&quot;;[.D10];[.E10];&quot;},&quot;)" office:value-type="string" office:string-value="'DE01057':{name:'Kreis Plön',osmkey:'de:amtlicher_gemeindeschlüssel',osmvalue:'01057'},">
            <text:p>'DE01057':{name:'Kreis Plön',osmkey:'de:amtlicher_gemeindeschlüssel',osmvalue:'01057'},</text:p>
          </table:table-cell>
          <table:table-cell/>
          <table:table-cell table:formula="of:=IF([Tabelle1.D12]&lt;&gt;&quot;&quot;;CONCATENATE(&quot;,osmkey:'&quot;;[Tabelle1.D12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12]&lt;&gt;&quot;&quot;;CONCATENATE(&quot;,osmvalue:'&quot;;[Tabelle1.E12];&quot;'&quot;);&quot;&quot;)" office:value-type="string" office:string-value=",osmvalue:'01057'">
            <text:p>,osmvalue:'01057'</text:p>
          </table:table-cell>
        </table:table-row>
        <table:table-row table:style-name="ro1">
          <table:table-cell/>
          <table:table-cell table:formula="of:=CONCATENATE(&quot;'&quot;;[Tabelle1.A13];&quot;&quot;;[Tabelle1.B13];&quot;':{name:'&quot;;[Tabelle1.C13];&quot;'&quot;;[.D11];[.E11];&quot;},&quot;)" office:value-type="string" office:string-value="'DE01058':{name:'Kreis Rendsburg-Eckernförde',osmkey:'de:amtlicher_gemeindeschlüssel',osmvalue:'01058'},">
            <text:p>'DE01058':{name:'Kreis Rendsburg-Eckernförde',osmkey:'de:amtlicher_gemeindeschlüssel',osmvalue:'01058'},</text:p>
          </table:table-cell>
          <table:table-cell/>
          <table:table-cell table:formula="of:=IF([Tabelle1.D13]&lt;&gt;&quot;&quot;;CONCATENATE(&quot;,osmkey:'&quot;;[Tabelle1.D13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13]&lt;&gt;&quot;&quot;;CONCATENATE(&quot;,osmvalue:'&quot;;[Tabelle1.E13];&quot;'&quot;);&quot;&quot;)" office:value-type="string" office:string-value=",osmvalue:'01058'">
            <text:p>,osmvalue:'01058'</text:p>
          </table:table-cell>
        </table:table-row>
        <table:table-row table:style-name="ro1">
          <table:table-cell/>
          <table:table-cell table:formula="of:=CONCATENATE(&quot;'&quot;;[Tabelle1.A14];&quot;&quot;;[Tabelle1.B14];&quot;':{name:'&quot;;[Tabelle1.C14];&quot;'&quot;;[.D12];[.E12];&quot;},&quot;)" office:value-type="string" office:string-value="'DE01059':{name:'Kreis Schleswig-Flensburg',osmkey:'de:amtlicher_gemeindeschlüssel',osmvalue:'01059'},">
            <text:p>'DE01059':{name:'Kreis Schleswig-Flensburg',osmkey:'de:amtlicher_gemeindeschlüssel',osmvalue:'01059'},</text:p>
          </table:table-cell>
          <table:table-cell/>
          <table:table-cell table:formula="of:=IF([Tabelle1.D14]&lt;&gt;&quot;&quot;;CONCATENATE(&quot;,osmkey:'&quot;;[Tabelle1.D14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14]&lt;&gt;&quot;&quot;;CONCATENATE(&quot;,osmvalue:'&quot;;[Tabelle1.E14];&quot;'&quot;);&quot;&quot;)" office:value-type="string" office:string-value=",osmvalue:'01059'">
            <text:p>,osmvalue:'01059'</text:p>
          </table:table-cell>
        </table:table-row>
        <table:table-row table:style-name="ro1">
          <table:table-cell/>
          <table:table-cell table:formula="of:=CONCATENATE(&quot;'&quot;;[Tabelle1.A15];&quot;&quot;;[Tabelle1.B15];&quot;':{name:'&quot;;[Tabelle1.C15];&quot;'&quot;;[.D13];[.E13];&quot;},&quot;)" office:value-type="string" office:string-value="'DE01060':{name:'Kreis Segeberg',osmkey:'de:amtlicher_gemeindeschlüssel',osmvalue:'01060'},">
            <text:p>'DE01060':{name:'Kreis Segeberg',osmkey:'de:amtlicher_gemeindeschlüssel',osmvalue:'01060'},</text:p>
          </table:table-cell>
          <table:table-cell/>
          <table:table-cell table:formula="of:=IF([Tabelle1.D15]&lt;&gt;&quot;&quot;;CONCATENATE(&quot;,osmkey:'&quot;;[Tabelle1.D15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15]&lt;&gt;&quot;&quot;;CONCATENATE(&quot;,osmvalue:'&quot;;[Tabelle1.E15];&quot;'&quot;);&quot;&quot;)" office:value-type="string" office:string-value=",osmvalue:'01060'">
            <text:p>,osmvalue:'01060'</text:p>
          </table:table-cell>
        </table:table-row>
        <table:table-row table:style-name="ro1">
          <table:table-cell/>
          <table:table-cell table:formula="of:=CONCATENATE(&quot;'&quot;;[Tabelle1.A16];&quot;&quot;;[Tabelle1.B16];&quot;':{name:'&quot;;[Tabelle1.C16];&quot;'&quot;;[.D14];[.E14];&quot;},&quot;)" office:value-type="string" office:string-value="'DE01061':{name:'Kreis Steinburg',osmkey:'de:amtlicher_gemeindeschlüssel',osmvalue:'01061'},">
            <text:p>'DE01061':{name:'Kreis Steinburg',osmkey:'de:amtlicher_gemeindeschlüssel',osmvalue:'01061'},</text:p>
          </table:table-cell>
          <table:table-cell/>
          <table:table-cell table:formula="of:=IF([Tabelle1.D16]&lt;&gt;&quot;&quot;;CONCATENATE(&quot;,osmkey:'&quot;;[Tabelle1.D16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16]&lt;&gt;&quot;&quot;;CONCATENATE(&quot;,osmvalue:'&quot;;[Tabelle1.E16];&quot;'&quot;);&quot;&quot;)" office:value-type="string" office:string-value=",osmvalue:'01061'">
            <text:p>,osmvalue:'01061'</text:p>
          </table:table-cell>
        </table:table-row>
        <table:table-row table:style-name="ro1">
          <table:table-cell/>
          <table:table-cell table:formula="of:=CONCATENATE(&quot;'&quot;;[Tabelle1.A17];&quot;&quot;;[Tabelle1.B17];&quot;':{name:'&quot;;[Tabelle1.C17];&quot;'&quot;;[.D15];[.E15];&quot;},&quot;)" office:value-type="string" office:string-value="'DE01062':{name:'Kreis Stormarn',osmkey:'de:amtlicher_gemeindeschlüssel',osmvalue:'01062'},">
            <text:p>'DE01062':{name:'Kreis Stormarn',osmkey:'de:amtlicher_gemeindeschlüssel',osmvalue:'01062'},</text:p>
          </table:table-cell>
          <table:table-cell/>
          <table:table-cell table:formula="of:=IF([Tabelle1.D17]&lt;&gt;&quot;&quot;;CONCATENATE(&quot;,osmkey:'&quot;;[Tabelle1.D17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17]&lt;&gt;&quot;&quot;;CONCATENATE(&quot;,osmvalue:'&quot;;[Tabelle1.E17];&quot;'&quot;);&quot;&quot;)" office:value-type="string" office:string-value=",osmvalue:'01062'">
            <text:p>,osmvalue:'01062'</text:p>
          </table:table-cell>
        </table:table-row>
        <table:table-row table:style-name="ro1">
          <table:table-cell/>
          <table:table-cell table:formula="of:=CONCATENATE(&quot;'&quot;;[Tabelle1.A18];&quot;&quot;;[Tabelle1.B18];&quot;':{name:'&quot;;[Tabelle1.C18];&quot;'&quot;;[.D16];[.E16];&quot;},&quot;)" office:value-type="string" office:string-value="'DE02000':{name:'Hamburg',osmkey:'de:amtlicher_gemeindeschlüssel',osmvalue:'02000'},">
            <text:p>'DE02000':{name:'Hamburg',osmkey:'de:amtlicher_gemeindeschlüssel',osmvalue:'02000'},</text:p>
          </table:table-cell>
          <table:table-cell/>
          <table:table-cell table:formula="of:=IF([Tabelle1.D18]&lt;&gt;&quot;&quot;;CONCATENATE(&quot;,osmkey:'&quot;;[Tabelle1.D18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18]&lt;&gt;&quot;&quot;;CONCATENATE(&quot;,osmvalue:'&quot;;[Tabelle1.E18];&quot;'&quot;);&quot;&quot;)" office:value-type="string" office:string-value=",osmvalue:'02000'">
            <text:p>,osmvalue:'02000'</text:p>
          </table:table-cell>
        </table:table-row>
        <table:table-row table:style-name="ro1">
          <table:table-cell/>
          <table:table-cell table:formula="of:=CONCATENATE(&quot;'&quot;;[Tabelle1.A19];&quot;&quot;;[Tabelle1.B19];&quot;':{name:'&quot;;[Tabelle1.C19];&quot;'&quot;;[.D17];[.E17];&quot;},&quot;)" office:value-type="string" office:string-value="'DE03101':{name:'Braunschweig',osmkey:'de:amtlicher_gemeindeschlüssel',osmvalue:'03101'},">
            <text:p>'DE03101':{name:'Braunschweig',osmkey:'de:amtlicher_gemeindeschlüssel',osmvalue:'03101'},</text:p>
          </table:table-cell>
          <table:table-cell/>
          <table:table-cell table:formula="of:=IF([Tabelle1.D19]&lt;&gt;&quot;&quot;;CONCATENATE(&quot;,osmkey:'&quot;;[Tabelle1.D19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19]&lt;&gt;&quot;&quot;;CONCATENATE(&quot;,osmvalue:'&quot;;[Tabelle1.E19];&quot;'&quot;);&quot;&quot;)" office:value-type="string" office:string-value=",osmvalue:'03101'">
            <text:p>,osmvalue:'03101'</text:p>
          </table:table-cell>
        </table:table-row>
        <table:table-row table:style-name="ro1">
          <table:table-cell/>
          <table:table-cell table:formula="of:=CONCATENATE(&quot;'&quot;;[Tabelle1.A20];&quot;&quot;;[Tabelle1.B20];&quot;':{name:'&quot;;[Tabelle1.C20];&quot;'&quot;;[.D18];[.E18];&quot;},&quot;)" office:value-type="string" office:string-value="'DE03102':{name:'Salzgitter',osmkey:'de:amtlicher_gemeindeschlüssel',osmvalue:'03102'},">
            <text:p>'DE03102':{name:'Salzgitter',osmkey:'de:amtlicher_gemeindeschlüssel',osmvalue:'03102'},</text:p>
          </table:table-cell>
          <table:table-cell/>
          <table:table-cell table:formula="of:=IF([Tabelle1.D20]&lt;&gt;&quot;&quot;;CONCATENATE(&quot;,osmkey:'&quot;;[Tabelle1.D20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20]&lt;&gt;&quot;&quot;;CONCATENATE(&quot;,osmvalue:'&quot;;[Tabelle1.E20];&quot;'&quot;);&quot;&quot;)" office:value-type="string" office:string-value=",osmvalue:'03102'">
            <text:p>,osmvalue:'03102'</text:p>
          </table:table-cell>
        </table:table-row>
        <table:table-row table:style-name="ro1">
          <table:table-cell/>
          <table:table-cell table:formula="of:=CONCATENATE(&quot;'&quot;;[Tabelle1.A21];&quot;&quot;;[Tabelle1.B21];&quot;':{name:'&quot;;[Tabelle1.C21];&quot;'&quot;;[.D19];[.E19];&quot;},&quot;)" office:value-type="string" office:string-value="'DE03103':{name:'Wolfsburg',osmkey:'de:amtlicher_gemeindeschlüssel',osmvalue:'03103'},">
            <text:p>'DE03103':{name:'Wolfsburg',osmkey:'de:amtlicher_gemeindeschlüssel',osmvalue:'03103'},</text:p>
          </table:table-cell>
          <table:table-cell/>
          <table:table-cell table:formula="of:=IF([Tabelle1.D21]&lt;&gt;&quot;&quot;;CONCATENATE(&quot;,osmkey:'&quot;;[Tabelle1.D21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21]&lt;&gt;&quot;&quot;;CONCATENATE(&quot;,osmvalue:'&quot;;[Tabelle1.E21];&quot;'&quot;);&quot;&quot;)" office:value-type="string" office:string-value=",osmvalue:'03103'">
            <text:p>,osmvalue:'03103'</text:p>
          </table:table-cell>
        </table:table-row>
        <table:table-row table:style-name="ro1">
          <table:table-cell/>
          <table:table-cell table:formula="of:=CONCATENATE(&quot;'&quot;;[Tabelle1.A22];&quot;&quot;;[Tabelle1.B22];&quot;':{name:'&quot;;[Tabelle1.C22];&quot;'&quot;;[.D20];[.E20];&quot;},&quot;)" office:value-type="string" office:string-value="'DE03151':{name:'Landkreis Gifhorn',osmkey:'de:amtlicher_gemeindeschlüssel',osmvalue:'03151'},">
            <text:p>'DE03151':{name:'Landkreis Gifhorn',osmkey:'de:amtlicher_gemeindeschlüssel',osmvalue:'03151'},</text:p>
          </table:table-cell>
          <table:table-cell/>
          <table:table-cell table:formula="of:=IF([Tabelle1.D22]&lt;&gt;&quot;&quot;;CONCATENATE(&quot;,osmkey:'&quot;;[Tabelle1.D22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22]&lt;&gt;&quot;&quot;;CONCATENATE(&quot;,osmvalue:'&quot;;[Tabelle1.E22];&quot;'&quot;);&quot;&quot;)" office:value-type="string" office:string-value=",osmvalue:'03151'">
            <text:p>,osmvalue:'03151'</text:p>
          </table:table-cell>
        </table:table-row>
        <table:table-row table:style-name="ro1">
          <table:table-cell/>
          <table:table-cell table:formula="of:=CONCATENATE(&quot;'&quot;;[Tabelle1.A23];&quot;&quot;;[Tabelle1.B23];&quot;':{name:'&quot;;[Tabelle1.C23];&quot;'&quot;;[.D21];[.E21];&quot;},&quot;)" office:value-type="string" office:string-value="'DE03152':{name:'Landkreis Göttingen',osmkey:'de:amtlicher_gemeindeschlüssel',osmvalue:'03152'},">
            <text:p>'DE03152':{name:'Landkreis Göttingen',osmkey:'de:amtlicher_gemeindeschlüssel',osmvalue:'03152'},</text:p>
          </table:table-cell>
          <table:table-cell/>
          <table:table-cell table:formula="of:=IF([Tabelle1.D23]&lt;&gt;&quot;&quot;;CONCATENATE(&quot;,osmkey:'&quot;;[Tabelle1.D23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23]&lt;&gt;&quot;&quot;;CONCATENATE(&quot;,osmvalue:'&quot;;[Tabelle1.E23];&quot;'&quot;);&quot;&quot;)" office:value-type="string" office:string-value=",osmvalue:'03152'">
            <text:p>,osmvalue:'03152'</text:p>
          </table:table-cell>
        </table:table-row>
        <table:table-row table:style-name="ro1">
          <table:table-cell/>
          <table:table-cell table:formula="of:=CONCATENATE(&quot;'&quot;;[Tabelle1.A24];&quot;&quot;;[Tabelle1.B24];&quot;':{name:'&quot;;[Tabelle1.C24];&quot;'&quot;;[.D22];[.E22];&quot;},&quot;)" office:value-type="string" office:string-value="'DE03153':{name:'Landkreis Goslar',osmkey:'de:amtlicher_gemeindeschlüssel',osmvalue:'03153'},">
            <text:p>'DE03153':{name:'Landkreis Goslar',osmkey:'de:amtlicher_gemeindeschlüssel',osmvalue:'03153'},</text:p>
          </table:table-cell>
          <table:table-cell/>
          <table:table-cell table:formula="of:=IF([Tabelle1.D24]&lt;&gt;&quot;&quot;;CONCATENATE(&quot;,osmkey:'&quot;;[Tabelle1.D24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24]&lt;&gt;&quot;&quot;;CONCATENATE(&quot;,osmvalue:'&quot;;[Tabelle1.E24];&quot;'&quot;);&quot;&quot;)" office:value-type="string" office:string-value=",osmvalue:'03153'">
            <text:p>,osmvalue:'03153'</text:p>
          </table:table-cell>
        </table:table-row>
        <table:table-row table:style-name="ro1">
          <table:table-cell/>
          <table:table-cell table:formula="of:=CONCATENATE(&quot;'&quot;;[Tabelle1.A25];&quot;&quot;;[Tabelle1.B25];&quot;':{name:'&quot;;[Tabelle1.C25];&quot;'&quot;;[.D23];[.E23];&quot;},&quot;)" office:value-type="string" office:string-value="'DE03154':{name:'Landkreis Helmstedt',osmkey:'de:amtlicher_gemeindeschlüssel',osmvalue:'03154'},">
            <text:p>'DE03154':{name:'Landkreis Helmstedt',osmkey:'de:amtlicher_gemeindeschlüssel',osmvalue:'03154'},</text:p>
          </table:table-cell>
          <table:table-cell/>
          <table:table-cell table:formula="of:=IF([Tabelle1.D25]&lt;&gt;&quot;&quot;;CONCATENATE(&quot;,osmkey:'&quot;;[Tabelle1.D25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25]&lt;&gt;&quot;&quot;;CONCATENATE(&quot;,osmvalue:'&quot;;[Tabelle1.E25];&quot;'&quot;);&quot;&quot;)" office:value-type="string" office:string-value=",osmvalue:'03154'">
            <text:p>,osmvalue:'03154'</text:p>
          </table:table-cell>
        </table:table-row>
        <table:table-row table:style-name="ro1">
          <table:table-cell/>
          <table:table-cell table:formula="of:=CONCATENATE(&quot;'&quot;;[Tabelle1.A26];&quot;&quot;;[Tabelle1.B26];&quot;':{name:'&quot;;[Tabelle1.C26];&quot;'&quot;;[.D24];[.E24];&quot;},&quot;)" office:value-type="string" office:string-value="'DE03155':{name:'Landkreis Northeim',osmkey:'de:amtlicher_gemeindeschlüssel',osmvalue:'03155'},">
            <text:p>'DE03155':{name:'Landkreis Northeim',osmkey:'de:amtlicher_gemeindeschlüssel',osmvalue:'03155'},</text:p>
          </table:table-cell>
          <table:table-cell/>
          <table:table-cell table:formula="of:=IF([Tabelle1.D26]&lt;&gt;&quot;&quot;;CONCATENATE(&quot;,osmkey:'&quot;;[Tabelle1.D26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26]&lt;&gt;&quot;&quot;;CONCATENATE(&quot;,osmvalue:'&quot;;[Tabelle1.E26];&quot;'&quot;);&quot;&quot;)" office:value-type="string" office:string-value=",osmvalue:'03155'">
            <text:p>,osmvalue:'03155'</text:p>
          </table:table-cell>
        </table:table-row>
        <table:table-row table:style-name="ro1">
          <table:table-cell/>
          <table:table-cell table:formula="of:=CONCATENATE(&quot;'&quot;;[Tabelle1.A27];&quot;&quot;;[Tabelle1.B27];&quot;':{name:'&quot;;[Tabelle1.C27];&quot;'&quot;;[.D25];[.E25];&quot;},&quot;)" office:value-type="string" office:string-value="'DE03156':{name:'Landkreis Osterode am Harz',osmkey:'de:amtlicher_gemeindeschlüssel',osmvalue:'03156'},">
            <text:p>'DE03156':{name:'Landkreis Osterode am Harz',osmkey:'de:amtlicher_gemeindeschlüssel',osmvalue:'03156'},</text:p>
          </table:table-cell>
          <table:table-cell/>
          <table:table-cell table:formula="of:=IF([Tabelle1.D27]&lt;&gt;&quot;&quot;;CONCATENATE(&quot;,osmkey:'&quot;;[Tabelle1.D27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27]&lt;&gt;&quot;&quot;;CONCATENATE(&quot;,osmvalue:'&quot;;[Tabelle1.E27];&quot;'&quot;);&quot;&quot;)" office:value-type="string" office:string-value=",osmvalue:'03156'">
            <text:p>,osmvalue:'03156'</text:p>
          </table:table-cell>
        </table:table-row>
        <table:table-row table:style-name="ro1">
          <table:table-cell/>
          <table:table-cell table:formula="of:=CONCATENATE(&quot;'&quot;;[Tabelle1.A28];&quot;&quot;;[Tabelle1.B28];&quot;':{name:'&quot;;[Tabelle1.C28];&quot;'&quot;;[.D26];[.E26];&quot;},&quot;)" office:value-type="string" office:string-value="'DE03157':{name:'Landkreis Peine',osmkey:'de:amtlicher_gemeindeschlüssel',osmvalue:'03157'},">
            <text:p>'DE03157':{name:'Landkreis Peine',osmkey:'de:amtlicher_gemeindeschlüssel',osmvalue:'03157'},</text:p>
          </table:table-cell>
          <table:table-cell/>
          <table:table-cell table:formula="of:=IF([Tabelle1.D28]&lt;&gt;&quot;&quot;;CONCATENATE(&quot;,osmkey:'&quot;;[Tabelle1.D28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28]&lt;&gt;&quot;&quot;;CONCATENATE(&quot;,osmvalue:'&quot;;[Tabelle1.E28];&quot;'&quot;);&quot;&quot;)" office:value-type="string" office:string-value=",osmvalue:'03157'">
            <text:p>,osmvalue:'03157'</text:p>
          </table:table-cell>
        </table:table-row>
        <table:table-row table:style-name="ro1">
          <table:table-cell/>
          <table:table-cell table:formula="of:=CONCATENATE(&quot;'&quot;;[Tabelle1.A29];&quot;&quot;;[Tabelle1.B29];&quot;':{name:'&quot;;[Tabelle1.C29];&quot;'&quot;;[.D27];[.E27];&quot;},&quot;)" office:value-type="string" office:string-value="'DE03158':{name:'Landkreis Wolfenbüttel',osmkey:'de:amtlicher_gemeindeschlüssel',osmvalue:'03158'},">
            <text:p>'DE03158':{name:'Landkreis Wolfenbüttel',osmkey:'de:amtlicher_gemeindeschlüssel',osmvalue:'03158'},</text:p>
          </table:table-cell>
          <table:table-cell/>
          <table:table-cell table:formula="of:=IF([Tabelle1.D29]&lt;&gt;&quot;&quot;;CONCATENATE(&quot;,osmkey:'&quot;;[Tabelle1.D29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29]&lt;&gt;&quot;&quot;;CONCATENATE(&quot;,osmvalue:'&quot;;[Tabelle1.E29];&quot;'&quot;);&quot;&quot;)" office:value-type="string" office:string-value=",osmvalue:'03158'">
            <text:p>,osmvalue:'03158'</text:p>
          </table:table-cell>
        </table:table-row>
        <table:table-row table:style-name="ro1">
          <table:table-cell/>
          <table:table-cell table:formula="of:=CONCATENATE(&quot;'&quot;;[Tabelle1.A30];&quot;&quot;;[Tabelle1.B30];&quot;':{name:'&quot;;[Tabelle1.C30];&quot;'&quot;;[.D28];[.E28];&quot;},&quot;)" office:value-type="string" office:string-value="'DE03241':{name:'Region Hannover',osmkey:'de:amtlicher_gemeindeschlüssel',osmvalue:'03241'},">
            <text:p>'DE03241':{name:'Region Hannover',osmkey:'de:amtlicher_gemeindeschlüssel',osmvalue:'03241'},</text:p>
          </table:table-cell>
          <table:table-cell/>
          <table:table-cell table:formula="of:=IF([Tabelle1.D30]&lt;&gt;&quot;&quot;;CONCATENATE(&quot;,osmkey:'&quot;;[Tabelle1.D30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30]&lt;&gt;&quot;&quot;;CONCATENATE(&quot;,osmvalue:'&quot;;[Tabelle1.E30];&quot;'&quot;);&quot;&quot;)" office:value-type="string" office:string-value=",osmvalue:'03241'">
            <text:p>,osmvalue:'03241'</text:p>
          </table:table-cell>
        </table:table-row>
        <table:table-row table:style-name="ro1">
          <table:table-cell/>
          <table:table-cell table:formula="of:=CONCATENATE(&quot;'&quot;;[Tabelle1.A31];&quot;&quot;;[Tabelle1.B31];&quot;':{name:'&quot;;[Tabelle1.C31];&quot;'&quot;;[.D29];[.E29];&quot;},&quot;)" office:value-type="string" office:string-value="'DE03251':{name:'Landkreis Diepholz',osmkey:'de:amtlicher_gemeindeschlüssel',osmvalue:'03251'},">
            <text:p>'DE03251':{name:'Landkreis Diepholz',osmkey:'de:amtlicher_gemeindeschlüssel',osmvalue:'03251'},</text:p>
          </table:table-cell>
          <table:table-cell/>
          <table:table-cell table:formula="of:=IF([Tabelle1.D31]&lt;&gt;&quot;&quot;;CONCATENATE(&quot;,osmkey:'&quot;;[Tabelle1.D31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31]&lt;&gt;&quot;&quot;;CONCATENATE(&quot;,osmvalue:'&quot;;[Tabelle1.E31];&quot;'&quot;);&quot;&quot;)" office:value-type="string" office:string-value=",osmvalue:'03251'">
            <text:p>,osmvalue:'03251'</text:p>
          </table:table-cell>
        </table:table-row>
        <table:table-row table:style-name="ro1">
          <table:table-cell/>
          <table:table-cell table:formula="of:=CONCATENATE(&quot;'&quot;;[Tabelle1.A32];&quot;&quot;;[Tabelle1.B32];&quot;':{name:'&quot;;[Tabelle1.C32];&quot;'&quot;;[.D30];[.E30];&quot;},&quot;)" office:value-type="string" office:string-value="'DE03252':{name:'Landkreis Hameln-Pyrmont',osmkey:'de:amtlicher_gemeindeschlüssel',osmvalue:'03252'},">
            <text:p>'DE03252':{name:'Landkreis Hameln-Pyrmont',osmkey:'de:amtlicher_gemeindeschlüssel',osmvalue:'03252'},</text:p>
          </table:table-cell>
          <table:table-cell/>
          <table:table-cell table:formula="of:=IF([Tabelle1.D32]&lt;&gt;&quot;&quot;;CONCATENATE(&quot;,osmkey:'&quot;;[Tabelle1.D32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32]&lt;&gt;&quot;&quot;;CONCATENATE(&quot;,osmvalue:'&quot;;[Tabelle1.E32];&quot;'&quot;);&quot;&quot;)" office:value-type="string" office:string-value=",osmvalue:'03252'">
            <text:p>,osmvalue:'03252'</text:p>
          </table:table-cell>
        </table:table-row>
        <table:table-row table:style-name="ro1">
          <table:table-cell/>
          <table:table-cell table:formula="of:=CONCATENATE(&quot;'&quot;;[Tabelle1.A33];&quot;&quot;;[Tabelle1.B33];&quot;':{name:'&quot;;[Tabelle1.C33];&quot;'&quot;;[.D31];[.E31];&quot;},&quot;)" office:value-type="string" office:string-value="'DE03254':{name:'Landkreis Hildesheim',osmkey:'de:amtlicher_gemeindeschlüssel',osmvalue:'03254'},">
            <text:p>'DE03254':{name:'Landkreis Hildesheim',osmkey:'de:amtlicher_gemeindeschlüssel',osmvalue:'03254'},</text:p>
          </table:table-cell>
          <table:table-cell/>
          <table:table-cell table:formula="of:=IF([Tabelle1.D33]&lt;&gt;&quot;&quot;;CONCATENATE(&quot;,osmkey:'&quot;;[Tabelle1.D33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33]&lt;&gt;&quot;&quot;;CONCATENATE(&quot;,osmvalue:'&quot;;[Tabelle1.E33];&quot;'&quot;);&quot;&quot;)" office:value-type="string" office:string-value=",osmvalue:'03254'">
            <text:p>,osmvalue:'03254'</text:p>
          </table:table-cell>
        </table:table-row>
        <table:table-row table:style-name="ro1">
          <table:table-cell/>
          <table:table-cell table:formula="of:=CONCATENATE(&quot;'&quot;;[Tabelle1.A34];&quot;&quot;;[Tabelle1.B34];&quot;':{name:'&quot;;[Tabelle1.C34];&quot;'&quot;;[.D32];[.E32];&quot;},&quot;)" office:value-type="string" office:string-value="'DE03255':{name:'Landkreis Holzminden',osmkey:'de:amtlicher_gemeindeschlüssel',osmvalue:'03255'},">
            <text:p>'DE03255':{name:'Landkreis Holzminden',osmkey:'de:amtlicher_gemeindeschlüssel',osmvalue:'03255'},</text:p>
          </table:table-cell>
          <table:table-cell/>
          <table:table-cell table:formula="of:=IF([Tabelle1.D34]&lt;&gt;&quot;&quot;;CONCATENATE(&quot;,osmkey:'&quot;;[Tabelle1.D34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34]&lt;&gt;&quot;&quot;;CONCATENATE(&quot;,osmvalue:'&quot;;[Tabelle1.E34];&quot;'&quot;);&quot;&quot;)" office:value-type="string" office:string-value=",osmvalue:'03255'">
            <text:p>,osmvalue:'03255'</text:p>
          </table:table-cell>
        </table:table-row>
        <table:table-row table:style-name="ro1">
          <table:table-cell/>
          <table:table-cell table:formula="of:=CONCATENATE(&quot;'&quot;;[Tabelle1.A35];&quot;&quot;;[Tabelle1.B35];&quot;':{name:'&quot;;[Tabelle1.C35];&quot;'&quot;;[.D33];[.E33];&quot;},&quot;)" office:value-type="string" office:string-value="'DE03256':{name:'Landkreis Nienburg/Weser',osmkey:'de:amtlicher_gemeindeschlüssel',osmvalue:'03256'},">
            <text:p>'DE03256':{name:'Landkreis Nienburg/Weser',osmkey:'de:amtlicher_gemeindeschlüssel',osmvalue:'03256'},</text:p>
          </table:table-cell>
          <table:table-cell/>
          <table:table-cell table:formula="of:=IF([Tabelle1.D35]&lt;&gt;&quot;&quot;;CONCATENATE(&quot;,osmkey:'&quot;;[Tabelle1.D35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35]&lt;&gt;&quot;&quot;;CONCATENATE(&quot;,osmvalue:'&quot;;[Tabelle1.E35];&quot;'&quot;);&quot;&quot;)" office:value-type="string" office:string-value=",osmvalue:'03256'">
            <text:p>,osmvalue:'03256'</text:p>
          </table:table-cell>
        </table:table-row>
        <table:table-row table:style-name="ro1">
          <table:table-cell/>
          <table:table-cell table:formula="of:=CONCATENATE(&quot;'&quot;;[Tabelle1.A36];&quot;&quot;;[Tabelle1.B36];&quot;':{name:'&quot;;[Tabelle1.C36];&quot;'&quot;;[.D34];[.E34];&quot;},&quot;)" office:value-type="string" office:string-value="'DE03257':{name:'Landkreis Schaumburg',osmkey:'de:amtlicher_gemeindeschlüssel',osmvalue:'03257'},">
            <text:p>'DE03257':{name:'Landkreis Schaumburg',osmkey:'de:amtlicher_gemeindeschlüssel',osmvalue:'03257'},</text:p>
          </table:table-cell>
          <table:table-cell/>
          <table:table-cell table:formula="of:=IF([Tabelle1.D36]&lt;&gt;&quot;&quot;;CONCATENATE(&quot;,osmkey:'&quot;;[Tabelle1.D36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36]&lt;&gt;&quot;&quot;;CONCATENATE(&quot;,osmvalue:'&quot;;[Tabelle1.E36];&quot;'&quot;);&quot;&quot;)" office:value-type="string" office:string-value=",osmvalue:'03257'">
            <text:p>,osmvalue:'03257'</text:p>
          </table:table-cell>
        </table:table-row>
        <table:table-row table:style-name="ro1">
          <table:table-cell/>
          <table:table-cell table:formula="of:=CONCATENATE(&quot;'&quot;;[Tabelle1.A37];&quot;&quot;;[Tabelle1.B37];&quot;':{name:'&quot;;[Tabelle1.C37];&quot;'&quot;;[.D35];[.E35];&quot;},&quot;)" office:value-type="string" office:string-value="'DE03351':{name:'Landkreis Celle',osmkey:'de:amtlicher_gemeindeschlüssel',osmvalue:'03351'},">
            <text:p>'DE03351':{name:'Landkreis Celle',osmkey:'de:amtlicher_gemeindeschlüssel',osmvalue:'03351'},</text:p>
          </table:table-cell>
          <table:table-cell/>
          <table:table-cell table:formula="of:=IF([Tabelle1.D37]&lt;&gt;&quot;&quot;;CONCATENATE(&quot;,osmkey:'&quot;;[Tabelle1.D37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37]&lt;&gt;&quot;&quot;;CONCATENATE(&quot;,osmvalue:'&quot;;[Tabelle1.E37];&quot;'&quot;);&quot;&quot;)" office:value-type="string" office:string-value=",osmvalue:'03351'">
            <text:p>,osmvalue:'03351'</text:p>
          </table:table-cell>
        </table:table-row>
        <table:table-row table:style-name="ro1">
          <table:table-cell/>
          <table:table-cell table:formula="of:=CONCATENATE(&quot;'&quot;;[Tabelle1.A38];&quot;&quot;;[Tabelle1.B38];&quot;':{name:'&quot;;[Tabelle1.C38];&quot;'&quot;;[.D36];[.E36];&quot;},&quot;)" office:value-type="string" office:string-value="'DE03352':{name:'Landkreis Cuxhaven',osmkey:'de:amtlicher_gemeindeschlüssel',osmvalue:'03352'},">
            <text:p>'DE03352':{name:'Landkreis Cuxhaven',osmkey:'de:amtlicher_gemeindeschlüssel',osmvalue:'03352'},</text:p>
          </table:table-cell>
          <table:table-cell/>
          <table:table-cell table:formula="of:=IF([Tabelle1.D38]&lt;&gt;&quot;&quot;;CONCATENATE(&quot;,osmkey:'&quot;;[Tabelle1.D38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38]&lt;&gt;&quot;&quot;;CONCATENATE(&quot;,osmvalue:'&quot;;[Tabelle1.E38];&quot;'&quot;);&quot;&quot;)" office:value-type="string" office:string-value=",osmvalue:'03352'">
            <text:p>,osmvalue:'03352'</text:p>
          </table:table-cell>
        </table:table-row>
        <table:table-row table:style-name="ro1">
          <table:table-cell/>
          <table:table-cell table:formula="of:=CONCATENATE(&quot;'&quot;;[Tabelle1.A39];&quot;&quot;;[Tabelle1.B39];&quot;':{name:'&quot;;[Tabelle1.C39];&quot;'&quot;;[.D37];[.E37];&quot;},&quot;)" office:value-type="string" office:string-value="'DE03353':{name:'Landkreis Harburg',osmkey:'de:amtlicher_gemeindeschlüssel',osmvalue:'03353'},">
            <text:p>'DE03353':{name:'Landkreis Harburg',osmkey:'de:amtlicher_gemeindeschlüssel',osmvalue:'03353'},</text:p>
          </table:table-cell>
          <table:table-cell/>
          <table:table-cell table:formula="of:=IF([Tabelle1.D39]&lt;&gt;&quot;&quot;;CONCATENATE(&quot;,osmkey:'&quot;;[Tabelle1.D39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39]&lt;&gt;&quot;&quot;;CONCATENATE(&quot;,osmvalue:'&quot;;[Tabelle1.E39];&quot;'&quot;);&quot;&quot;)" office:value-type="string" office:string-value=",osmvalue:'03353'">
            <text:p>,osmvalue:'03353'</text:p>
          </table:table-cell>
        </table:table-row>
        <table:table-row table:style-name="ro1">
          <table:table-cell/>
          <table:table-cell table:formula="of:=CONCATENATE(&quot;'&quot;;[Tabelle1.A40];&quot;&quot;;[Tabelle1.B40];&quot;':{name:'&quot;;[Tabelle1.C40];&quot;'&quot;;[.D38];[.E38];&quot;},&quot;)" office:value-type="string" office:string-value="'DE03354':{name:'Landkreis Lüchow-Dannenberg',osmkey:'de:amtlicher_gemeindeschlüssel',osmvalue:'03354'},">
            <text:p>'DE03354':{name:'Landkreis Lüchow-Dannenberg',osmkey:'de:amtlicher_gemeindeschlüssel',osmvalue:'03354'},</text:p>
          </table:table-cell>
          <table:table-cell/>
          <table:table-cell table:formula="of:=IF([Tabelle1.D40]&lt;&gt;&quot;&quot;;CONCATENATE(&quot;,osmkey:'&quot;;[Tabelle1.D40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40]&lt;&gt;&quot;&quot;;CONCATENATE(&quot;,osmvalue:'&quot;;[Tabelle1.E40];&quot;'&quot;);&quot;&quot;)" office:value-type="string" office:string-value=",osmvalue:'03354'">
            <text:p>,osmvalue:'03354'</text:p>
          </table:table-cell>
        </table:table-row>
        <table:table-row table:style-name="ro1">
          <table:table-cell/>
          <table:table-cell table:formula="of:=CONCATENATE(&quot;'&quot;;[Tabelle1.A41];&quot;&quot;;[Tabelle1.B41];&quot;':{name:'&quot;;[Tabelle1.C41];&quot;'&quot;;[.D39];[.E39];&quot;},&quot;)" office:value-type="string" office:string-value="'DE03355':{name:'Landkreis Lüneburg',osmkey:'de:amtlicher_gemeindeschlüssel',osmvalue:'03355'},">
            <text:p>'DE03355':{name:'Landkreis Lüneburg',osmkey:'de:amtlicher_gemeindeschlüssel',osmvalue:'03355'},</text:p>
          </table:table-cell>
          <table:table-cell/>
          <table:table-cell table:formula="of:=IF([Tabelle1.D41]&lt;&gt;&quot;&quot;;CONCATENATE(&quot;,osmkey:'&quot;;[Tabelle1.D41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41]&lt;&gt;&quot;&quot;;CONCATENATE(&quot;,osmvalue:'&quot;;[Tabelle1.E41];&quot;'&quot;);&quot;&quot;)" office:value-type="string" office:string-value=",osmvalue:'03355'">
            <text:p>,osmvalue:'03355'</text:p>
          </table:table-cell>
        </table:table-row>
        <table:table-row table:style-name="ro1">
          <table:table-cell/>
          <table:table-cell table:formula="of:=CONCATENATE(&quot;'&quot;;[Tabelle1.A42];&quot;&quot;;[Tabelle1.B42];&quot;':{name:'&quot;;[Tabelle1.C42];&quot;'&quot;;[.D40];[.E40];&quot;},&quot;)" office:value-type="string" office:string-value="'DE03356':{name:'Landkreis Osterholz',osmkey:'de:amtlicher_gemeindeschlüssel',osmvalue:'03356'},">
            <text:p>'DE03356':{name:'Landkreis Osterholz',osmkey:'de:amtlicher_gemeindeschlüssel',osmvalue:'03356'},</text:p>
          </table:table-cell>
          <table:table-cell/>
          <table:table-cell table:formula="of:=IF([Tabelle1.D42]&lt;&gt;&quot;&quot;;CONCATENATE(&quot;,osmkey:'&quot;;[Tabelle1.D42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42]&lt;&gt;&quot;&quot;;CONCATENATE(&quot;,osmvalue:'&quot;;[Tabelle1.E42];&quot;'&quot;);&quot;&quot;)" office:value-type="string" office:string-value=",osmvalue:'03356'">
            <text:p>,osmvalue:'03356'</text:p>
          </table:table-cell>
        </table:table-row>
        <table:table-row table:style-name="ro1">
          <table:table-cell/>
          <table:table-cell table:formula="of:=CONCATENATE(&quot;'&quot;;[Tabelle1.A43];&quot;&quot;;[Tabelle1.B43];&quot;':{name:'&quot;;[Tabelle1.C43];&quot;'&quot;;[.D41];[.E41];&quot;},&quot;)" office:value-type="string" office:string-value="'DE03357':{name:'Landkreis Rotenburg (Wümme)',osmkey:'de:amtlicher_gemeindeschlüssel',osmvalue:'03357'},">
            <text:p>'DE03357':{name:'Landkreis Rotenburg (Wümme)',osmkey:'de:amtlicher_gemeindeschlüssel',osmvalue:'03357'},</text:p>
          </table:table-cell>
          <table:table-cell/>
          <table:table-cell table:formula="of:=IF([Tabelle1.D43]&lt;&gt;&quot;&quot;;CONCATENATE(&quot;,osmkey:'&quot;;[Tabelle1.D43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43]&lt;&gt;&quot;&quot;;CONCATENATE(&quot;,osmvalue:'&quot;;[Tabelle1.E43];&quot;'&quot;);&quot;&quot;)" office:value-type="string" office:string-value=",osmvalue:'03357'">
            <text:p>,osmvalue:'03357'</text:p>
          </table:table-cell>
        </table:table-row>
        <table:table-row table:style-name="ro1">
          <table:table-cell/>
          <table:table-cell table:formula="of:=CONCATENATE(&quot;'&quot;;[Tabelle1.A44];&quot;&quot;;[Tabelle1.B44];&quot;':{name:'&quot;;[Tabelle1.C44];&quot;'&quot;;[.D42];[.E42];&quot;},&quot;)" office:value-type="string" office:string-value="'DE03358':{name:'Landkreis Heidekreis',osmkey:'de:amtlicher_gemeindeschlüssel',osmvalue:'03358'},">
            <text:p>'DE03358':{name:'Landkreis Heidekreis',osmkey:'de:amtlicher_gemeindeschlüssel',osmvalue:'03358'},</text:p>
          </table:table-cell>
          <table:table-cell/>
          <table:table-cell table:formula="of:=IF([Tabelle1.D44]&lt;&gt;&quot;&quot;;CONCATENATE(&quot;,osmkey:'&quot;;[Tabelle1.D44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44]&lt;&gt;&quot;&quot;;CONCATENATE(&quot;,osmvalue:'&quot;;[Tabelle1.E44];&quot;'&quot;);&quot;&quot;)" office:value-type="string" office:string-value=",osmvalue:'03358'">
            <text:p>,osmvalue:'03358'</text:p>
          </table:table-cell>
        </table:table-row>
        <table:table-row table:style-name="ro1">
          <table:table-cell/>
          <table:table-cell table:formula="of:=CONCATENATE(&quot;'&quot;;[Tabelle1.A45];&quot;&quot;;[Tabelle1.B45];&quot;':{name:'&quot;;[Tabelle1.C45];&quot;'&quot;;[.D43];[.E43];&quot;},&quot;)" office:value-type="string" office:string-value="'DE03359':{name:'Landkreis Stade',osmkey:'de:amtlicher_gemeindeschlüssel',osmvalue:'03359'},">
            <text:p>'DE03359':{name:'Landkreis Stade',osmkey:'de:amtlicher_gemeindeschlüssel',osmvalue:'03359'},</text:p>
          </table:table-cell>
          <table:table-cell/>
          <table:table-cell table:formula="of:=IF([Tabelle1.D45]&lt;&gt;&quot;&quot;;CONCATENATE(&quot;,osmkey:'&quot;;[Tabelle1.D45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45]&lt;&gt;&quot;&quot;;CONCATENATE(&quot;,osmvalue:'&quot;;[Tabelle1.E45];&quot;'&quot;);&quot;&quot;)" office:value-type="string" office:string-value=",osmvalue:'03359'">
            <text:p>,osmvalue:'03359'</text:p>
          </table:table-cell>
        </table:table-row>
        <table:table-row table:style-name="ro1">
          <table:table-cell/>
          <table:table-cell table:formula="of:=CONCATENATE(&quot;'&quot;;[Tabelle1.A46];&quot;&quot;;[Tabelle1.B46];&quot;':{name:'&quot;;[Tabelle1.C46];&quot;'&quot;;[.D44];[.E44];&quot;},&quot;)" office:value-type="string" office:string-value="'DE03360':{name:'Landkreis Uelzen',osmkey:'de:amtlicher_gemeindeschlüssel',osmvalue:'03360'},">
            <text:p>'DE03360':{name:'Landkreis Uelzen',osmkey:'de:amtlicher_gemeindeschlüssel',osmvalue:'03360'},</text:p>
          </table:table-cell>
          <table:table-cell/>
          <table:table-cell table:formula="of:=IF([Tabelle1.D46]&lt;&gt;&quot;&quot;;CONCATENATE(&quot;,osmkey:'&quot;;[Tabelle1.D46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46]&lt;&gt;&quot;&quot;;CONCATENATE(&quot;,osmvalue:'&quot;;[Tabelle1.E46];&quot;'&quot;);&quot;&quot;)" office:value-type="string" office:string-value=",osmvalue:'03360'">
            <text:p>,osmvalue:'03360'</text:p>
          </table:table-cell>
        </table:table-row>
        <table:table-row table:style-name="ro1">
          <table:table-cell/>
          <table:table-cell table:formula="of:=CONCATENATE(&quot;'&quot;;[Tabelle1.A47];&quot;&quot;;[Tabelle1.B47];&quot;':{name:'&quot;;[Tabelle1.C47];&quot;'&quot;;[.D45];[.E45];&quot;},&quot;)" office:value-type="string" office:string-value="'DE03361':{name:'Landkreis Verden',osmkey:'de:amtlicher_gemeindeschlüssel',osmvalue:'03361'},">
            <text:p>'DE03361':{name:'Landkreis Verden',osmkey:'de:amtlicher_gemeindeschlüssel',osmvalue:'03361'},</text:p>
          </table:table-cell>
          <table:table-cell/>
          <table:table-cell table:formula="of:=IF([Tabelle1.D47]&lt;&gt;&quot;&quot;;CONCATENATE(&quot;,osmkey:'&quot;;[Tabelle1.D47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47]&lt;&gt;&quot;&quot;;CONCATENATE(&quot;,osmvalue:'&quot;;[Tabelle1.E47];&quot;'&quot;);&quot;&quot;)" office:value-type="string" office:string-value=",osmvalue:'03361'">
            <text:p>,osmvalue:'03361'</text:p>
          </table:table-cell>
        </table:table-row>
        <table:table-row table:style-name="ro1">
          <table:table-cell/>
          <table:table-cell table:formula="of:=CONCATENATE(&quot;'&quot;;[Tabelle1.A48];&quot;&quot;;[Tabelle1.B48];&quot;':{name:'&quot;;[Tabelle1.C48];&quot;'&quot;;[.D46];[.E46];&quot;},&quot;)" office:value-type="string" office:string-value="'DE03401':{name:'Delmenhorst',osmkey:'de:amtlicher_gemeindeschlüssel',osmvalue:'03401'},">
            <text:p>'DE03401':{name:'Delmenhorst',osmkey:'de:amtlicher_gemeindeschlüssel',osmvalue:'03401'},</text:p>
          </table:table-cell>
          <table:table-cell/>
          <table:table-cell table:formula="of:=IF([Tabelle1.D48]&lt;&gt;&quot;&quot;;CONCATENATE(&quot;,osmkey:'&quot;;[Tabelle1.D48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48]&lt;&gt;&quot;&quot;;CONCATENATE(&quot;,osmvalue:'&quot;;[Tabelle1.E48];&quot;'&quot;);&quot;&quot;)" office:value-type="string" office:string-value=",osmvalue:'03401'">
            <text:p>,osmvalue:'03401'</text:p>
          </table:table-cell>
        </table:table-row>
        <table:table-row table:style-name="ro1">
          <table:table-cell/>
          <table:table-cell table:formula="of:=CONCATENATE(&quot;'&quot;;[Tabelle1.A49];&quot;&quot;;[Tabelle1.B49];&quot;':{name:'&quot;;[Tabelle1.C49];&quot;'&quot;;[.D47];[.E47];&quot;},&quot;)" office:value-type="string" office:string-value="'DE03402':{name:'Emden',osmkey:'de:amtlicher_gemeindeschlüssel',osmvalue:'03402'},">
            <text:p>'DE03402':{name:'Emden',osmkey:'de:amtlicher_gemeindeschlüssel',osmvalue:'03402'},</text:p>
          </table:table-cell>
          <table:table-cell/>
          <table:table-cell table:formula="of:=IF([Tabelle1.D49]&lt;&gt;&quot;&quot;;CONCATENATE(&quot;,osmkey:'&quot;;[Tabelle1.D49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49]&lt;&gt;&quot;&quot;;CONCATENATE(&quot;,osmvalue:'&quot;;[Tabelle1.E49];&quot;'&quot;);&quot;&quot;)" office:value-type="string" office:string-value=",osmvalue:'03402'">
            <text:p>,osmvalue:'03402'</text:p>
          </table:table-cell>
        </table:table-row>
        <table:table-row table:style-name="ro1">
          <table:table-cell/>
          <table:table-cell table:formula="of:=CONCATENATE(&quot;'&quot;;[Tabelle1.A50];&quot;&quot;;[Tabelle1.B50];&quot;':{name:'&quot;;[Tabelle1.C50];&quot;'&quot;;[.D48];[.E48];&quot;},&quot;)" office:value-type="string" office:string-value="'DE03403':{name:'Oldenburg',osmkey:'de:amtlicher_gemeindeschlüssel',osmvalue:'03403'},">
            <text:p>'DE03403':{name:'Oldenburg',osmkey:'de:amtlicher_gemeindeschlüssel',osmvalue:'03403'},</text:p>
          </table:table-cell>
          <table:table-cell/>
          <table:table-cell table:formula="of:=IF([Tabelle1.D50]&lt;&gt;&quot;&quot;;CONCATENATE(&quot;,osmkey:'&quot;;[Tabelle1.D50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50]&lt;&gt;&quot;&quot;;CONCATENATE(&quot;,osmvalue:'&quot;;[Tabelle1.E50];&quot;'&quot;);&quot;&quot;)" office:value-type="string" office:string-value=",osmvalue:'03403'">
            <text:p>,osmvalue:'03403'</text:p>
          </table:table-cell>
        </table:table-row>
        <table:table-row table:style-name="ro1">
          <table:table-cell/>
          <table:table-cell table:formula="of:=CONCATENATE(&quot;'&quot;;[Tabelle1.A51];&quot;&quot;;[Tabelle1.B51];&quot;':{name:'&quot;;[Tabelle1.C51];&quot;'&quot;;[.D49];[.E49];&quot;},&quot;)" office:value-type="string" office:string-value="'DE03404':{name:'Osnabrück',osmkey:'de:amtlicher_gemeindeschlüssel',osmvalue:'03404'},">
            <text:p>'DE03404':{name:'Osnabrück',osmkey:'de:amtlicher_gemeindeschlüssel',osmvalue:'03404'},</text:p>
          </table:table-cell>
          <table:table-cell/>
          <table:table-cell table:formula="of:=IF([Tabelle1.D51]&lt;&gt;&quot;&quot;;CONCATENATE(&quot;,osmkey:'&quot;;[Tabelle1.D51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51]&lt;&gt;&quot;&quot;;CONCATENATE(&quot;,osmvalue:'&quot;;[Tabelle1.E51];&quot;'&quot;);&quot;&quot;)" office:value-type="string" office:string-value=",osmvalue:'03404'">
            <text:p>,osmvalue:'03404'</text:p>
          </table:table-cell>
        </table:table-row>
        <table:table-row table:style-name="ro1">
          <table:table-cell/>
          <table:table-cell table:formula="of:=CONCATENATE(&quot;'&quot;;[Tabelle1.A52];&quot;&quot;;[Tabelle1.B52];&quot;':{name:'&quot;;[Tabelle1.C52];&quot;'&quot;;[.D50];[.E50];&quot;},&quot;)" office:value-type="string" office:string-value="'DE03405':{name:'Wilhelmshaven',osmkey:'de:amtlicher_gemeindeschlüssel',osmvalue:'03405'},">
            <text:p>'DE03405':{name:'Wilhelmshaven',osmkey:'de:amtlicher_gemeindeschlüssel',osmvalue:'03405'},</text:p>
          </table:table-cell>
          <table:table-cell/>
          <table:table-cell table:formula="of:=IF([Tabelle1.D52]&lt;&gt;&quot;&quot;;CONCATENATE(&quot;,osmkey:'&quot;;[Tabelle1.D52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52]&lt;&gt;&quot;&quot;;CONCATENATE(&quot;,osmvalue:'&quot;;[Tabelle1.E52];&quot;'&quot;);&quot;&quot;)" office:value-type="string" office:string-value=",osmvalue:'03405'">
            <text:p>,osmvalue:'03405'</text:p>
          </table:table-cell>
        </table:table-row>
        <table:table-row table:style-name="ro1">
          <table:table-cell/>
          <table:table-cell table:formula="of:=CONCATENATE(&quot;'&quot;;[Tabelle1.A53];&quot;&quot;;[Tabelle1.B53];&quot;':{name:'&quot;;[Tabelle1.C53];&quot;'&quot;;[.D51];[.E51];&quot;},&quot;)" office:value-type="string" office:string-value="'DE03451':{name:'Landkreis Ammerland',osmkey:'de:amtlicher_gemeindeschlüssel',osmvalue:'03451'},">
            <text:p>'DE03451':{name:'Landkreis Ammerland',osmkey:'de:amtlicher_gemeindeschlüssel',osmvalue:'03451'},</text:p>
          </table:table-cell>
          <table:table-cell/>
          <table:table-cell table:formula="of:=IF([Tabelle1.D53]&lt;&gt;&quot;&quot;;CONCATENATE(&quot;,osmkey:'&quot;;[Tabelle1.D53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53]&lt;&gt;&quot;&quot;;CONCATENATE(&quot;,osmvalue:'&quot;;[Tabelle1.E53];&quot;'&quot;);&quot;&quot;)" office:value-type="string" office:string-value=",osmvalue:'03451'">
            <text:p>,osmvalue:'03451'</text:p>
          </table:table-cell>
        </table:table-row>
        <table:table-row table:style-name="ro1">
          <table:table-cell/>
          <table:table-cell table:formula="of:=CONCATENATE(&quot;'&quot;;[Tabelle1.A54];&quot;&quot;;[Tabelle1.B54];&quot;':{name:'&quot;;[Tabelle1.C54];&quot;'&quot;;[.D52];[.E52];&quot;},&quot;)" office:value-type="string" office:string-value="'DE03452':{name:'Landkreis Aurich',osmkey:'de:amtlicher_gemeindeschlüssel',osmvalue:'03452'},">
            <text:p>'DE03452':{name:'Landkreis Aurich',osmkey:'de:amtlicher_gemeindeschlüssel',osmvalue:'03452'},</text:p>
          </table:table-cell>
          <table:table-cell/>
          <table:table-cell table:formula="of:=IF([Tabelle1.D54]&lt;&gt;&quot;&quot;;CONCATENATE(&quot;,osmkey:'&quot;;[Tabelle1.D54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54]&lt;&gt;&quot;&quot;;CONCATENATE(&quot;,osmvalue:'&quot;;[Tabelle1.E54];&quot;'&quot;);&quot;&quot;)" office:value-type="string" office:string-value=",osmvalue:'03452'">
            <text:p>,osmvalue:'03452'</text:p>
          </table:table-cell>
        </table:table-row>
        <table:table-row table:style-name="ro1">
          <table:table-cell/>
          <table:table-cell table:formula="of:=CONCATENATE(&quot;'&quot;;[Tabelle1.A55];&quot;&quot;;[Tabelle1.B55];&quot;':{name:'&quot;;[Tabelle1.C55];&quot;'&quot;;[.D53];[.E53];&quot;},&quot;)" office:value-type="string" office:string-value="'DE03453':{name:'Landkreis Cloppenburg',osmkey:'de:amtlicher_gemeindeschlüssel',osmvalue:'03453'},">
            <text:p>'DE03453':{name:'Landkreis Cloppenburg',osmkey:'de:amtlicher_gemeindeschlüssel',osmvalue:'03453'},</text:p>
          </table:table-cell>
          <table:table-cell/>
          <table:table-cell table:formula="of:=IF([Tabelle1.D55]&lt;&gt;&quot;&quot;;CONCATENATE(&quot;,osmkey:'&quot;;[Tabelle1.D55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55]&lt;&gt;&quot;&quot;;CONCATENATE(&quot;,osmvalue:'&quot;;[Tabelle1.E55];&quot;'&quot;);&quot;&quot;)" office:value-type="string" office:string-value=",osmvalue:'03453'">
            <text:p>,osmvalue:'03453'</text:p>
          </table:table-cell>
        </table:table-row>
        <table:table-row table:style-name="ro1">
          <table:table-cell/>
          <table:table-cell table:formula="of:=CONCATENATE(&quot;'&quot;;[Tabelle1.A56];&quot;&quot;;[Tabelle1.B56];&quot;':{name:'&quot;;[Tabelle1.C56];&quot;'&quot;;[.D54];[.E54];&quot;},&quot;)" office:value-type="string" office:string-value="'DE03454':{name:'Landkreis Emsland',osmkey:'de:amtlicher_gemeindeschlüssel',osmvalue:'03454'},">
            <text:p>'DE03454':{name:'Landkreis Emsland',osmkey:'de:amtlicher_gemeindeschlüssel',osmvalue:'03454'},</text:p>
          </table:table-cell>
          <table:table-cell/>
          <table:table-cell table:formula="of:=IF([Tabelle1.D56]&lt;&gt;&quot;&quot;;CONCATENATE(&quot;,osmkey:'&quot;;[Tabelle1.D56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56]&lt;&gt;&quot;&quot;;CONCATENATE(&quot;,osmvalue:'&quot;;[Tabelle1.E56];&quot;'&quot;);&quot;&quot;)" office:value-type="string" office:string-value=",osmvalue:'03454'">
            <text:p>,osmvalue:'03454'</text:p>
          </table:table-cell>
        </table:table-row>
        <table:table-row table:style-name="ro1">
          <table:table-cell/>
          <table:table-cell table:formula="of:=CONCATENATE(&quot;'&quot;;[Tabelle1.A57];&quot;&quot;;[Tabelle1.B57];&quot;':{name:'&quot;;[Tabelle1.C57];&quot;'&quot;;[.D55];[.E55];&quot;},&quot;)" office:value-type="string" office:string-value="'DE03455':{name:'Landkreis Friesland',osmkey:'de:amtlicher_gemeindeschlüssel',osmvalue:'03455'},">
            <text:p>'DE03455':{name:'Landkreis Friesland',osmkey:'de:amtlicher_gemeindeschlüssel',osmvalue:'03455'},</text:p>
          </table:table-cell>
          <table:table-cell/>
          <table:table-cell table:formula="of:=IF([Tabelle1.D57]&lt;&gt;&quot;&quot;;CONCATENATE(&quot;,osmkey:'&quot;;[Tabelle1.D57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57]&lt;&gt;&quot;&quot;;CONCATENATE(&quot;,osmvalue:'&quot;;[Tabelle1.E57];&quot;'&quot;);&quot;&quot;)" office:value-type="string" office:string-value=",osmvalue:'03455'">
            <text:p>,osmvalue:'03455'</text:p>
          </table:table-cell>
        </table:table-row>
        <table:table-row table:style-name="ro1">
          <table:table-cell/>
          <table:table-cell table:formula="of:=CONCATENATE(&quot;'&quot;;[Tabelle1.A58];&quot;&quot;;[Tabelle1.B58];&quot;':{name:'&quot;;[Tabelle1.C58];&quot;'&quot;;[.D56];[.E56];&quot;},&quot;)" office:value-type="string" office:string-value="'DE03456':{name:'Landkreis Grafschaft Bentheim',osmkey:'de:amtlicher_gemeindeschlüssel',osmvalue:'03456'},">
            <text:p>'DE03456':{name:'Landkreis Grafschaft Bentheim',osmkey:'de:amtlicher_gemeindeschlüssel',osmvalue:'03456'},</text:p>
          </table:table-cell>
          <table:table-cell/>
          <table:table-cell table:formula="of:=IF([Tabelle1.D58]&lt;&gt;&quot;&quot;;CONCATENATE(&quot;,osmkey:'&quot;;[Tabelle1.D58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58]&lt;&gt;&quot;&quot;;CONCATENATE(&quot;,osmvalue:'&quot;;[Tabelle1.E58];&quot;'&quot;);&quot;&quot;)" office:value-type="string" office:string-value=",osmvalue:'03456'">
            <text:p>,osmvalue:'03456'</text:p>
          </table:table-cell>
        </table:table-row>
        <table:table-row table:style-name="ro1">
          <table:table-cell/>
          <table:table-cell table:formula="of:=CONCATENATE(&quot;'&quot;;[Tabelle1.A59];&quot;&quot;;[Tabelle1.B59];&quot;':{name:'&quot;;[Tabelle1.C59];&quot;'&quot;;[.D57];[.E57];&quot;},&quot;)" office:value-type="string" office:string-value="'DE03457':{name:'Landkreis Leer',osmkey:'de:amtlicher_gemeindeschlüssel',osmvalue:'03457'},">
            <text:p>'DE03457':{name:'Landkreis Leer',osmkey:'de:amtlicher_gemeindeschlüssel',osmvalue:'03457'},</text:p>
          </table:table-cell>
          <table:table-cell/>
          <table:table-cell table:formula="of:=IF([Tabelle1.D59]&lt;&gt;&quot;&quot;;CONCATENATE(&quot;,osmkey:'&quot;;[Tabelle1.D59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59]&lt;&gt;&quot;&quot;;CONCATENATE(&quot;,osmvalue:'&quot;;[Tabelle1.E59];&quot;'&quot;);&quot;&quot;)" office:value-type="string" office:string-value=",osmvalue:'03457'">
            <text:p>,osmvalue:'03457'</text:p>
          </table:table-cell>
        </table:table-row>
        <table:table-row table:style-name="ro1">
          <table:table-cell/>
          <table:table-cell table:formula="of:=CONCATENATE(&quot;'&quot;;[Tabelle1.A60];&quot;&quot;;[Tabelle1.B60];&quot;':{name:'&quot;;[Tabelle1.C60];&quot;'&quot;;[.D58];[.E58];&quot;},&quot;)" office:value-type="string" office:string-value="'DE03458':{name:'Landkreis Oldenburg',osmkey:'de:amtlicher_gemeindeschlüssel',osmvalue:'03458'},">
            <text:p>'DE03458':{name:'Landkreis Oldenburg',osmkey:'de:amtlicher_gemeindeschlüssel',osmvalue:'03458'},</text:p>
          </table:table-cell>
          <table:table-cell/>
          <table:table-cell table:formula="of:=IF([Tabelle1.D60]&lt;&gt;&quot;&quot;;CONCATENATE(&quot;,osmkey:'&quot;;[Tabelle1.D60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60]&lt;&gt;&quot;&quot;;CONCATENATE(&quot;,osmvalue:'&quot;;[Tabelle1.E60];&quot;'&quot;);&quot;&quot;)" office:value-type="string" office:string-value=",osmvalue:'03458'">
            <text:p>,osmvalue:'03458'</text:p>
          </table:table-cell>
        </table:table-row>
        <table:table-row table:style-name="ro1">
          <table:table-cell/>
          <table:table-cell table:formula="of:=CONCATENATE(&quot;'&quot;;[Tabelle1.A61];&quot;&quot;;[Tabelle1.B61];&quot;':{name:'&quot;;[Tabelle1.C61];&quot;'&quot;;[.D59];[.E59];&quot;},&quot;)" office:value-type="string" office:string-value="'DE03459':{name:'Landkreis Osnabrück',osmkey:'de:amtlicher_gemeindeschlüssel',osmvalue:'03459'},">
            <text:p>'DE03459':{name:'Landkreis Osnabrück',osmkey:'de:amtlicher_gemeindeschlüssel',osmvalue:'03459'},</text:p>
          </table:table-cell>
          <table:table-cell/>
          <table:table-cell table:formula="of:=IF([Tabelle1.D61]&lt;&gt;&quot;&quot;;CONCATENATE(&quot;,osmkey:'&quot;;[Tabelle1.D61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61]&lt;&gt;&quot;&quot;;CONCATENATE(&quot;,osmvalue:'&quot;;[Tabelle1.E61];&quot;'&quot;);&quot;&quot;)" office:value-type="string" office:string-value=",osmvalue:'03459'">
            <text:p>,osmvalue:'03459'</text:p>
          </table:table-cell>
        </table:table-row>
        <table:table-row table:style-name="ro1">
          <table:table-cell/>
          <table:table-cell table:formula="of:=CONCATENATE(&quot;'&quot;;[Tabelle1.A62];&quot;&quot;;[Tabelle1.B62];&quot;':{name:'&quot;;[Tabelle1.C62];&quot;'&quot;;[.D60];[.E60];&quot;},&quot;)" office:value-type="string" office:string-value="'DE03460':{name:'Landkreis Vechta',osmkey:'de:amtlicher_gemeindeschlüssel',osmvalue:'03460'},">
            <text:p>'DE03460':{name:'Landkreis Vechta',osmkey:'de:amtlicher_gemeindeschlüssel',osmvalue:'03460'},</text:p>
          </table:table-cell>
          <table:table-cell/>
          <table:table-cell table:formula="of:=IF([Tabelle1.D62]&lt;&gt;&quot;&quot;;CONCATENATE(&quot;,osmkey:'&quot;;[Tabelle1.D62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62]&lt;&gt;&quot;&quot;;CONCATENATE(&quot;,osmvalue:'&quot;;[Tabelle1.E62];&quot;'&quot;);&quot;&quot;)" office:value-type="string" office:string-value=",osmvalue:'03460'">
            <text:p>,osmvalue:'03460'</text:p>
          </table:table-cell>
        </table:table-row>
        <table:table-row table:style-name="ro1">
          <table:table-cell/>
          <table:table-cell table:formula="of:=CONCATENATE(&quot;'&quot;;[Tabelle1.A63];&quot;&quot;;[Tabelle1.B63];&quot;':{name:'&quot;;[Tabelle1.C63];&quot;'&quot;;[.D61];[.E61];&quot;},&quot;)" office:value-type="string" office:string-value="'DE03461':{name:'Landkreis Wesermarsch',osmkey:'de:amtlicher_gemeindeschlüssel',osmvalue:'03461'},">
            <text:p>'DE03461':{name:'Landkreis Wesermarsch',osmkey:'de:amtlicher_gemeindeschlüssel',osmvalue:'03461'},</text:p>
          </table:table-cell>
          <table:table-cell/>
          <table:table-cell table:formula="of:=IF([Tabelle1.D63]&lt;&gt;&quot;&quot;;CONCATENATE(&quot;,osmkey:'&quot;;[Tabelle1.D63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63]&lt;&gt;&quot;&quot;;CONCATENATE(&quot;,osmvalue:'&quot;;[Tabelle1.E63];&quot;'&quot;);&quot;&quot;)" office:value-type="string" office:string-value=",osmvalue:'03461'">
            <text:p>,osmvalue:'03461'</text:p>
          </table:table-cell>
        </table:table-row>
        <table:table-row table:style-name="ro1">
          <table:table-cell/>
          <table:table-cell table:formula="of:=CONCATENATE(&quot;'&quot;;[Tabelle1.A64];&quot;&quot;;[Tabelle1.B64];&quot;':{name:'&quot;;[Tabelle1.C64];&quot;'&quot;;[.D62];[.E62];&quot;},&quot;)" office:value-type="string" office:string-value="'DE03462':{name:'Landkreis Wittmund',osmkey:'de:amtlicher_gemeindeschlüssel',osmvalue:'03462'},">
            <text:p>'DE03462':{name:'Landkreis Wittmund',osmkey:'de:amtlicher_gemeindeschlüssel',osmvalue:'03462'},</text:p>
          </table:table-cell>
          <table:table-cell/>
          <table:table-cell table:formula="of:=IF([Tabelle1.D64]&lt;&gt;&quot;&quot;;CONCATENATE(&quot;,osmkey:'&quot;;[Tabelle1.D64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64]&lt;&gt;&quot;&quot;;CONCATENATE(&quot;,osmvalue:'&quot;;[Tabelle1.E64];&quot;'&quot;);&quot;&quot;)" office:value-type="string" office:string-value=",osmvalue:'03462'">
            <text:p>,osmvalue:'03462'</text:p>
          </table:table-cell>
        </table:table-row>
        <table:table-row table:style-name="ro1">
          <table:table-cell/>
          <table:table-cell table:formula="of:=CONCATENATE(&quot;'&quot;;[Tabelle1.A65];&quot;&quot;;[Tabelle1.B65];&quot;':{name:'&quot;;[Tabelle1.C65];&quot;'&quot;;[.D63];[.E63];&quot;},&quot;)" office:value-type="string" office:string-value="'DE04011':{name:'Bremen',osmkey:'de:amtlicher_gemeindeschlüssel',osmvalue:'04011'},">
            <text:p>'DE04011':{name:'Bremen',osmkey:'de:amtlicher_gemeindeschlüssel',osmvalue:'04011'},</text:p>
          </table:table-cell>
          <table:table-cell/>
          <table:table-cell table:formula="of:=IF([Tabelle1.D65]&lt;&gt;&quot;&quot;;CONCATENATE(&quot;,osmkey:'&quot;;[Tabelle1.D65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65]&lt;&gt;&quot;&quot;;CONCATENATE(&quot;,osmvalue:'&quot;;[Tabelle1.E65];&quot;'&quot;);&quot;&quot;)" office:value-type="string" office:string-value=",osmvalue:'04011'">
            <text:p>,osmvalue:'04011'</text:p>
          </table:table-cell>
        </table:table-row>
        <table:table-row table:style-name="ro1">
          <table:table-cell/>
          <table:table-cell table:formula="of:=CONCATENATE(&quot;'&quot;;[Tabelle1.A66];&quot;&quot;;[Tabelle1.B66];&quot;':{name:'&quot;;[Tabelle1.C66];&quot;'&quot;;[.D64];[.E64];&quot;},&quot;)" office:value-type="string" office:string-value="'DE04012':{name:'Bremerhaven',osmkey:'de:amtlicher_gemeindeschlüssel',osmvalue:'04012'},">
            <text:p>'DE04012':{name:'Bremerhaven',osmkey:'de:amtlicher_gemeindeschlüssel',osmvalue:'04012'},</text:p>
          </table:table-cell>
          <table:table-cell/>
          <table:table-cell table:formula="of:=IF([Tabelle1.D66]&lt;&gt;&quot;&quot;;CONCATENATE(&quot;,osmkey:'&quot;;[Tabelle1.D66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66]&lt;&gt;&quot;&quot;;CONCATENATE(&quot;,osmvalue:'&quot;;[Tabelle1.E66];&quot;'&quot;);&quot;&quot;)" office:value-type="string" office:string-value=",osmvalue:'04012'">
            <text:p>,osmvalue:'04012'</text:p>
          </table:table-cell>
        </table:table-row>
        <table:table-row table:style-name="ro1">
          <table:table-cell/>
          <table:table-cell table:formula="of:=CONCATENATE(&quot;'&quot;;[Tabelle1.A67];&quot;&quot;;[Tabelle1.B67];&quot;':{name:'&quot;;[Tabelle1.C67];&quot;'&quot;;[.D65];[.E65];&quot;},&quot;)" office:value-type="string" office:string-value="'DE05111':{name:'Düsseldorf',osmkey:'de:amtlicher_gemeindeschlüssel',osmvalue:'05111'},">
            <text:p>'DE05111':{name:'Düsseldorf',osmkey:'de:amtlicher_gemeindeschlüssel',osmvalue:'05111'},</text:p>
          </table:table-cell>
          <table:table-cell/>
          <table:table-cell table:formula="of:=IF([Tabelle1.D67]&lt;&gt;&quot;&quot;;CONCATENATE(&quot;,osmkey:'&quot;;[Tabelle1.D67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67]&lt;&gt;&quot;&quot;;CONCATENATE(&quot;,osmvalue:'&quot;;[Tabelle1.E67];&quot;'&quot;);&quot;&quot;)" office:value-type="string" office:string-value=",osmvalue:'05111'">
            <text:p>,osmvalue:'05111'</text:p>
          </table:table-cell>
        </table:table-row>
        <table:table-row table:style-name="ro1">
          <table:table-cell/>
          <table:table-cell table:formula="of:=CONCATENATE(&quot;'&quot;;[Tabelle1.A68];&quot;&quot;;[Tabelle1.B68];&quot;':{name:'&quot;;[Tabelle1.C68];&quot;'&quot;;[.D66];[.E66];&quot;},&quot;)" office:value-type="string" office:string-value="'DE05112':{name:'Duisburg',osmkey:'de:amtlicher_gemeindeschlüssel',osmvalue:'05112'},">
            <text:p>'DE05112':{name:'Duisburg',osmkey:'de:amtlicher_gemeindeschlüssel',osmvalue:'05112'},</text:p>
          </table:table-cell>
          <table:table-cell/>
          <table:table-cell table:formula="of:=IF([Tabelle1.D68]&lt;&gt;&quot;&quot;;CONCATENATE(&quot;,osmkey:'&quot;;[Tabelle1.D68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68]&lt;&gt;&quot;&quot;;CONCATENATE(&quot;,osmvalue:'&quot;;[Tabelle1.E68];&quot;'&quot;);&quot;&quot;)" office:value-type="string" office:string-value=",osmvalue:'05112'">
            <text:p>,osmvalue:'05112'</text:p>
          </table:table-cell>
        </table:table-row>
        <table:table-row table:style-name="ro1">
          <table:table-cell/>
          <table:table-cell table:formula="of:=CONCATENATE(&quot;'&quot;;[Tabelle1.A69];&quot;&quot;;[Tabelle1.B69];&quot;':{name:'&quot;;[Tabelle1.C69];&quot;'&quot;;[.D67];[.E67];&quot;},&quot;)" office:value-type="string" office:string-value="'DE05113':{name:'Essen',osmkey:'de:amtlicher_gemeindeschlüssel',osmvalue:'05113'},">
            <text:p>'DE05113':{name:'Essen',osmkey:'de:amtlicher_gemeindeschlüssel',osmvalue:'05113'},</text:p>
          </table:table-cell>
          <table:table-cell/>
          <table:table-cell table:formula="of:=IF([Tabelle1.D69]&lt;&gt;&quot;&quot;;CONCATENATE(&quot;,osmkey:'&quot;;[Tabelle1.D69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69]&lt;&gt;&quot;&quot;;CONCATENATE(&quot;,osmvalue:'&quot;;[Tabelle1.E69];&quot;'&quot;);&quot;&quot;)" office:value-type="string" office:string-value=",osmvalue:'05113'">
            <text:p>,osmvalue:'05113'</text:p>
          </table:table-cell>
        </table:table-row>
        <table:table-row table:style-name="ro1">
          <table:table-cell/>
          <table:table-cell table:formula="of:=CONCATENATE(&quot;'&quot;;[Tabelle1.A70];&quot;&quot;;[Tabelle1.B70];&quot;':{name:'&quot;;[Tabelle1.C70];&quot;'&quot;;[.D68];[.E68];&quot;},&quot;)" office:value-type="string" office:string-value="'DE05114':{name:'Krefeld',osmkey:'de:amtlicher_gemeindeschlüssel',osmvalue:'05114'},">
            <text:p>'DE05114':{name:'Krefeld',osmkey:'de:amtlicher_gemeindeschlüssel',osmvalue:'05114'},</text:p>
          </table:table-cell>
          <table:table-cell/>
          <table:table-cell table:formula="of:=IF([Tabelle1.D70]&lt;&gt;&quot;&quot;;CONCATENATE(&quot;,osmkey:'&quot;;[Tabelle1.D70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70]&lt;&gt;&quot;&quot;;CONCATENATE(&quot;,osmvalue:'&quot;;[Tabelle1.E70];&quot;'&quot;);&quot;&quot;)" office:value-type="string" office:string-value=",osmvalue:'05114'">
            <text:p>,osmvalue:'05114'</text:p>
          </table:table-cell>
        </table:table-row>
        <table:table-row table:style-name="ro1">
          <table:table-cell/>
          <table:table-cell table:formula="of:=CONCATENATE(&quot;'&quot;;[Tabelle1.A71];&quot;&quot;;[Tabelle1.B71];&quot;':{name:'&quot;;[Tabelle1.C71];&quot;'&quot;;[.D69];[.E69];&quot;},&quot;)" office:value-type="string" office:string-value="'DE05116':{name:'Mönchengladbach',osmkey:'de:amtlicher_gemeindeschlüssel',osmvalue:'05116'},">
            <text:p>'DE05116':{name:'Mönchengladbach',osmkey:'de:amtlicher_gemeindeschlüssel',osmvalue:'05116'},</text:p>
          </table:table-cell>
          <table:table-cell/>
          <table:table-cell table:formula="of:=IF([Tabelle1.D71]&lt;&gt;&quot;&quot;;CONCATENATE(&quot;,osmkey:'&quot;;[Tabelle1.D71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71]&lt;&gt;&quot;&quot;;CONCATENATE(&quot;,osmvalue:'&quot;;[Tabelle1.E71];&quot;'&quot;);&quot;&quot;)" office:value-type="string" office:string-value=",osmvalue:'05116'">
            <text:p>,osmvalue:'05116'</text:p>
          </table:table-cell>
        </table:table-row>
        <table:table-row table:style-name="ro1">
          <table:table-cell/>
          <table:table-cell table:formula="of:=CONCATENATE(&quot;'&quot;;[Tabelle1.A72];&quot;&quot;;[Tabelle1.B72];&quot;':{name:'&quot;;[Tabelle1.C72];&quot;'&quot;;[.D70];[.E70];&quot;},&quot;)" office:value-type="string" office:string-value="'DE05117':{name:'Mülheim an der Ruhr',osmkey:'de:amtlicher_gemeindeschlüssel',osmvalue:'05117'},">
            <text:p>'DE05117':{name:'Mülheim an der Ruhr',osmkey:'de:amtlicher_gemeindeschlüssel',osmvalue:'05117'},</text:p>
          </table:table-cell>
          <table:table-cell/>
          <table:table-cell table:formula="of:=IF([Tabelle1.D72]&lt;&gt;&quot;&quot;;CONCATENATE(&quot;,osmkey:'&quot;;[Tabelle1.D72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72]&lt;&gt;&quot;&quot;;CONCATENATE(&quot;,osmvalue:'&quot;;[Tabelle1.E72];&quot;'&quot;);&quot;&quot;)" office:value-type="string" office:string-value=",osmvalue:'05117'">
            <text:p>,osmvalue:'05117'</text:p>
          </table:table-cell>
        </table:table-row>
        <table:table-row table:style-name="ro1">
          <table:table-cell/>
          <table:table-cell table:formula="of:=CONCATENATE(&quot;'&quot;;[Tabelle1.A73];&quot;&quot;;[Tabelle1.B73];&quot;':{name:'&quot;;[Tabelle1.C73];&quot;'&quot;;[.D71];[.E71];&quot;},&quot;)" office:value-type="string" office:string-value="'DE05119':{name:'Oberhausen',osmkey:'de:amtlicher_gemeindeschlüssel',osmvalue:'05119'},">
            <text:p>'DE05119':{name:'Oberhausen',osmkey:'de:amtlicher_gemeindeschlüssel',osmvalue:'05119'},</text:p>
          </table:table-cell>
          <table:table-cell/>
          <table:table-cell table:formula="of:=IF([Tabelle1.D73]&lt;&gt;&quot;&quot;;CONCATENATE(&quot;,osmkey:'&quot;;[Tabelle1.D73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73]&lt;&gt;&quot;&quot;;CONCATENATE(&quot;,osmvalue:'&quot;;[Tabelle1.E73];&quot;'&quot;);&quot;&quot;)" office:value-type="string" office:string-value=",osmvalue:'05119'">
            <text:p>,osmvalue:'05119'</text:p>
          </table:table-cell>
        </table:table-row>
        <table:table-row table:style-name="ro1">
          <table:table-cell/>
          <table:table-cell table:formula="of:=CONCATENATE(&quot;'&quot;;[Tabelle1.A74];&quot;&quot;;[Tabelle1.B74];&quot;':{name:'&quot;;[Tabelle1.C74];&quot;'&quot;;[.D72];[.E72];&quot;},&quot;)" office:value-type="string" office:string-value="'DE05120':{name:'Remscheid',osmkey:'de:amtlicher_gemeindeschlüssel',osmvalue:'05120'},">
            <text:p>'DE05120':{name:'Remscheid',osmkey:'de:amtlicher_gemeindeschlüssel',osmvalue:'05120'},</text:p>
          </table:table-cell>
          <table:table-cell/>
          <table:table-cell table:formula="of:=IF([Tabelle1.D74]&lt;&gt;&quot;&quot;;CONCATENATE(&quot;,osmkey:'&quot;;[Tabelle1.D74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74]&lt;&gt;&quot;&quot;;CONCATENATE(&quot;,osmvalue:'&quot;;[Tabelle1.E74];&quot;'&quot;);&quot;&quot;)" office:value-type="string" office:string-value=",osmvalue:'05120'">
            <text:p>,osmvalue:'05120'</text:p>
          </table:table-cell>
        </table:table-row>
        <table:table-row table:style-name="ro1">
          <table:table-cell/>
          <table:table-cell table:formula="of:=CONCATENATE(&quot;'&quot;;[Tabelle1.A75];&quot;&quot;;[Tabelle1.B75];&quot;':{name:'&quot;;[Tabelle1.C75];&quot;'&quot;;[.D73];[.E73];&quot;},&quot;)" office:value-type="string" office:string-value="'DE05122':{name:'Solingen',osmkey:'de:amtlicher_gemeindeschlüssel',osmvalue:'05122'},">
            <text:p>'DE05122':{name:'Solingen',osmkey:'de:amtlicher_gemeindeschlüssel',osmvalue:'05122'},</text:p>
          </table:table-cell>
          <table:table-cell/>
          <table:table-cell table:formula="of:=IF([Tabelle1.D75]&lt;&gt;&quot;&quot;;CONCATENATE(&quot;,osmkey:'&quot;;[Tabelle1.D75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75]&lt;&gt;&quot;&quot;;CONCATENATE(&quot;,osmvalue:'&quot;;[Tabelle1.E75];&quot;'&quot;);&quot;&quot;)" office:value-type="string" office:string-value=",osmvalue:'05122'">
            <text:p>,osmvalue:'05122'</text:p>
          </table:table-cell>
        </table:table-row>
        <table:table-row table:style-name="ro1">
          <table:table-cell/>
          <table:table-cell table:formula="of:=CONCATENATE(&quot;'&quot;;[Tabelle1.A76];&quot;&quot;;[Tabelle1.B76];&quot;':{name:'&quot;;[Tabelle1.C76];&quot;'&quot;;[.D74];[.E74];&quot;},&quot;)" office:value-type="string" office:string-value="'DE05124':{name:'Wuppertal',osmkey:'de:amtlicher_gemeindeschlüssel',osmvalue:'05124'},">
            <text:p>'DE05124':{name:'Wuppertal',osmkey:'de:amtlicher_gemeindeschlüssel',osmvalue:'05124'},</text:p>
          </table:table-cell>
          <table:table-cell/>
          <table:table-cell table:formula="of:=IF([Tabelle1.D76]&lt;&gt;&quot;&quot;;CONCATENATE(&quot;,osmkey:'&quot;;[Tabelle1.D76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76]&lt;&gt;&quot;&quot;;CONCATENATE(&quot;,osmvalue:'&quot;;[Tabelle1.E76];&quot;'&quot;);&quot;&quot;)" office:value-type="string" office:string-value=",osmvalue:'05124'">
            <text:p>,osmvalue:'05124'</text:p>
          </table:table-cell>
        </table:table-row>
        <table:table-row table:style-name="ro1">
          <table:table-cell/>
          <table:table-cell table:formula="of:=CONCATENATE(&quot;'&quot;;[Tabelle1.A77];&quot;&quot;;[Tabelle1.B77];&quot;':{name:'&quot;;[Tabelle1.C77];&quot;'&quot;;[.D75];[.E75];&quot;},&quot;)" office:value-type="string" office:string-value="'DE05154':{name:'Kreis Kleve',osmkey:'de:amtlicher_gemeindeschlüssel',osmvalue:'05154'},">
            <text:p>'DE05154':{name:'Kreis Kleve',osmkey:'de:amtlicher_gemeindeschlüssel',osmvalue:'05154'},</text:p>
          </table:table-cell>
          <table:table-cell/>
          <table:table-cell table:formula="of:=IF([Tabelle1.D77]&lt;&gt;&quot;&quot;;CONCATENATE(&quot;,osmkey:'&quot;;[Tabelle1.D77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77]&lt;&gt;&quot;&quot;;CONCATENATE(&quot;,osmvalue:'&quot;;[Tabelle1.E77];&quot;'&quot;);&quot;&quot;)" office:value-type="string" office:string-value=",osmvalue:'05154'">
            <text:p>,osmvalue:'05154'</text:p>
          </table:table-cell>
        </table:table-row>
        <table:table-row table:style-name="ro1">
          <table:table-cell/>
          <table:table-cell table:formula="of:=CONCATENATE(&quot;'&quot;;[Tabelle1.A78];&quot;&quot;;[Tabelle1.B78];&quot;':{name:'&quot;;[Tabelle1.C78];&quot;'&quot;;[.D76];[.E76];&quot;},&quot;)" office:value-type="string" office:string-value="'DE05158':{name:'Kreis Mettmann',osmkey:'de:amtlicher_gemeindeschlüssel',osmvalue:'05158'},">
            <text:p>'DE05158':{name:'Kreis Mettmann',osmkey:'de:amtlicher_gemeindeschlüssel',osmvalue:'05158'},</text:p>
          </table:table-cell>
          <table:table-cell/>
          <table:table-cell table:formula="of:=IF([Tabelle1.D78]&lt;&gt;&quot;&quot;;CONCATENATE(&quot;,osmkey:'&quot;;[Tabelle1.D78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78]&lt;&gt;&quot;&quot;;CONCATENATE(&quot;,osmvalue:'&quot;;[Tabelle1.E78];&quot;'&quot;);&quot;&quot;)" office:value-type="string" office:string-value=",osmvalue:'05158'">
            <text:p>,osmvalue:'05158'</text:p>
          </table:table-cell>
        </table:table-row>
        <table:table-row table:style-name="ro1">
          <table:table-cell/>
          <table:table-cell table:formula="of:=CONCATENATE(&quot;'&quot;;[Tabelle1.A79];&quot;&quot;;[Tabelle1.B79];&quot;':{name:'&quot;;[Tabelle1.C79];&quot;'&quot;;[.D77];[.E77];&quot;},&quot;)" office:value-type="string" office:string-value="'DE05162':{name:'Rhein-Kreis Neuss',osmkey:'de:amtlicher_gemeindeschlüssel',osmvalue:'05162'},">
            <text:p>'DE05162':{name:'Rhein-Kreis Neuss',osmkey:'de:amtlicher_gemeindeschlüssel',osmvalue:'05162'},</text:p>
          </table:table-cell>
          <table:table-cell/>
          <table:table-cell table:formula="of:=IF([Tabelle1.D79]&lt;&gt;&quot;&quot;;CONCATENATE(&quot;,osmkey:'&quot;;[Tabelle1.D79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79]&lt;&gt;&quot;&quot;;CONCATENATE(&quot;,osmvalue:'&quot;;[Tabelle1.E79];&quot;'&quot;);&quot;&quot;)" office:value-type="string" office:string-value=",osmvalue:'05162'">
            <text:p>,osmvalue:'05162'</text:p>
          </table:table-cell>
        </table:table-row>
        <table:table-row table:style-name="ro1">
          <table:table-cell/>
          <table:table-cell table:formula="of:=CONCATENATE(&quot;'&quot;;[Tabelle1.A80];&quot;&quot;;[Tabelle1.B80];&quot;':{name:'&quot;;[Tabelle1.C80];&quot;'&quot;;[.D78];[.E78];&quot;},&quot;)" office:value-type="string" office:string-value="'DE05166':{name:'Kreis Viersen',osmkey:'de:amtlicher_gemeindeschlüssel',osmvalue:'05166'},">
            <text:p>'DE05166':{name:'Kreis Viersen',osmkey:'de:amtlicher_gemeindeschlüssel',osmvalue:'05166'},</text:p>
          </table:table-cell>
          <table:table-cell/>
          <table:table-cell table:formula="of:=IF([Tabelle1.D80]&lt;&gt;&quot;&quot;;CONCATENATE(&quot;,osmkey:'&quot;;[Tabelle1.D80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80]&lt;&gt;&quot;&quot;;CONCATENATE(&quot;,osmvalue:'&quot;;[Tabelle1.E80];&quot;'&quot;);&quot;&quot;)" office:value-type="string" office:string-value=",osmvalue:'05166'">
            <text:p>,osmvalue:'05166'</text:p>
          </table:table-cell>
        </table:table-row>
        <table:table-row table:style-name="ro1">
          <table:table-cell/>
          <table:table-cell table:formula="of:=CONCATENATE(&quot;'&quot;;[Tabelle1.A81];&quot;&quot;;[Tabelle1.B81];&quot;':{name:'&quot;;[Tabelle1.C81];&quot;'&quot;;[.D79];[.E79];&quot;},&quot;)" office:value-type="string" office:string-value="'DE05170':{name:'Kreis Wesel',osmkey:'de:amtlicher_gemeindeschlüssel',osmvalue:'05170'},">
            <text:p>'DE05170':{name:'Kreis Wesel',osmkey:'de:amtlicher_gemeindeschlüssel',osmvalue:'05170'},</text:p>
          </table:table-cell>
          <table:table-cell/>
          <table:table-cell table:formula="of:=IF([Tabelle1.D81]&lt;&gt;&quot;&quot;;CONCATENATE(&quot;,osmkey:'&quot;;[Tabelle1.D81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81]&lt;&gt;&quot;&quot;;CONCATENATE(&quot;,osmvalue:'&quot;;[Tabelle1.E81];&quot;'&quot;);&quot;&quot;)" office:value-type="string" office:string-value=",osmvalue:'05170'">
            <text:p>,osmvalue:'05170'</text:p>
          </table:table-cell>
        </table:table-row>
        <table:table-row table:style-name="ro1">
          <table:table-cell/>
          <table:table-cell table:formula="of:=CONCATENATE(&quot;'&quot;;[Tabelle1.A82];&quot;&quot;;[Tabelle1.B82];&quot;':{name:'&quot;;[Tabelle1.C82];&quot;'&quot;;[.D80];[.E80];&quot;},&quot;)" office:value-type="string" office:string-value="'DE05314':{name:'Bonn',osmkey:'de:amtlicher_gemeindeschlüssel',osmvalue:'05314'},">
            <text:p>'DE05314':{name:'Bonn',osmkey:'de:amtlicher_gemeindeschlüssel',osmvalue:'05314'},</text:p>
          </table:table-cell>
          <table:table-cell/>
          <table:table-cell table:formula="of:=IF([Tabelle1.D82]&lt;&gt;&quot;&quot;;CONCATENATE(&quot;,osmkey:'&quot;;[Tabelle1.D82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82]&lt;&gt;&quot;&quot;;CONCATENATE(&quot;,osmvalue:'&quot;;[Tabelle1.E82];&quot;'&quot;);&quot;&quot;)" office:value-type="string" office:string-value=",osmvalue:'05314'">
            <text:p>,osmvalue:'05314'</text:p>
          </table:table-cell>
        </table:table-row>
        <table:table-row table:style-name="ro1">
          <table:table-cell/>
          <table:table-cell table:formula="of:=CONCATENATE(&quot;'&quot;;[Tabelle1.A83];&quot;&quot;;[Tabelle1.B83];&quot;':{name:'&quot;;[Tabelle1.C83];&quot;'&quot;;[.D81];[.E81];&quot;},&quot;)" office:value-type="string" office:string-value="'DE05315':{name:'Köln',osmkey:'de:amtlicher_gemeindeschlüssel',osmvalue:'05315'},">
            <text:p>'DE05315':{name:'Köln',osmkey:'de:amtlicher_gemeindeschlüssel',osmvalue:'05315'},</text:p>
          </table:table-cell>
          <table:table-cell/>
          <table:table-cell table:formula="of:=IF([Tabelle1.D83]&lt;&gt;&quot;&quot;;CONCATENATE(&quot;,osmkey:'&quot;;[Tabelle1.D83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83]&lt;&gt;&quot;&quot;;CONCATENATE(&quot;,osmvalue:'&quot;;[Tabelle1.E83];&quot;'&quot;);&quot;&quot;)" office:value-type="string" office:string-value=",osmvalue:'05315'">
            <text:p>,osmvalue:'05315'</text:p>
          </table:table-cell>
        </table:table-row>
        <table:table-row table:style-name="ro1">
          <table:table-cell/>
          <table:table-cell table:formula="of:=CONCATENATE(&quot;'&quot;;[Tabelle1.A84];&quot;&quot;;[Tabelle1.B84];&quot;':{name:'&quot;;[Tabelle1.C84];&quot;'&quot;;[.D82];[.E82];&quot;},&quot;)" office:value-type="string" office:string-value="'DE05316':{name:'Leverkusen',osmkey:'de:amtlicher_gemeindeschlüssel',osmvalue:'05316'},">
            <text:p>'DE05316':{name:'Leverkusen',osmkey:'de:amtlicher_gemeindeschlüssel',osmvalue:'05316'},</text:p>
          </table:table-cell>
          <table:table-cell/>
          <table:table-cell table:formula="of:=IF([Tabelle1.D84]&lt;&gt;&quot;&quot;;CONCATENATE(&quot;,osmkey:'&quot;;[Tabelle1.D84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84]&lt;&gt;&quot;&quot;;CONCATENATE(&quot;,osmvalue:'&quot;;[Tabelle1.E84];&quot;'&quot;);&quot;&quot;)" office:value-type="string" office:string-value=",osmvalue:'05316'">
            <text:p>,osmvalue:'05316'</text:p>
          </table:table-cell>
        </table:table-row>
        <table:table-row table:style-name="ro1">
          <table:table-cell/>
          <table:table-cell table:formula="of:=CONCATENATE(&quot;'&quot;;[Tabelle1.A85];&quot;&quot;;[Tabelle1.B85];&quot;':{name:'&quot;;[Tabelle1.C85];&quot;'&quot;;[.D83];[.E83];&quot;},&quot;)" office:value-type="string" office:string-value="'DE05334':{name:'Städteregion Aachen',osmkey:'de:amtlicher_gemeindeschlüssel',osmvalue:'05334'},">
            <text:p>'DE05334':{name:'Städteregion Aachen',osmkey:'de:amtlicher_gemeindeschlüssel',osmvalue:'05334'},</text:p>
          </table:table-cell>
          <table:table-cell/>
          <table:table-cell table:formula="of:=IF([Tabelle1.D85]&lt;&gt;&quot;&quot;;CONCATENATE(&quot;,osmkey:'&quot;;[Tabelle1.D85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85]&lt;&gt;&quot;&quot;;CONCATENATE(&quot;,osmvalue:'&quot;;[Tabelle1.E85];&quot;'&quot;);&quot;&quot;)" office:value-type="string" office:string-value=",osmvalue:'05334'">
            <text:p>,osmvalue:'05334'</text:p>
          </table:table-cell>
        </table:table-row>
        <table:table-row table:style-name="ro1">
          <table:table-cell/>
          <table:table-cell table:formula="of:=CONCATENATE(&quot;'&quot;;[Tabelle1.A86];&quot;&quot;;[Tabelle1.B86];&quot;':{name:'&quot;;[Tabelle1.C86];&quot;'&quot;;[.D84];[.E84];&quot;},&quot;)" office:value-type="string" office:string-value="'DE05358':{name:'Kreis Düren',osmkey:'de:amtlicher_gemeindeschlüssel',osmvalue:'05358'},">
            <text:p>'DE05358':{name:'Kreis Düren',osmkey:'de:amtlicher_gemeindeschlüssel',osmvalue:'05358'},</text:p>
          </table:table-cell>
          <table:table-cell/>
          <table:table-cell table:formula="of:=IF([Tabelle1.D86]&lt;&gt;&quot;&quot;;CONCATENATE(&quot;,osmkey:'&quot;;[Tabelle1.D86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86]&lt;&gt;&quot;&quot;;CONCATENATE(&quot;,osmvalue:'&quot;;[Tabelle1.E86];&quot;'&quot;);&quot;&quot;)" office:value-type="string" office:string-value=",osmvalue:'05358'">
            <text:p>,osmvalue:'05358'</text:p>
          </table:table-cell>
        </table:table-row>
        <table:table-row table:style-name="ro1">
          <table:table-cell/>
          <table:table-cell table:formula="of:=CONCATENATE(&quot;'&quot;;[Tabelle1.A87];&quot;&quot;;[Tabelle1.B87];&quot;':{name:'&quot;;[Tabelle1.C87];&quot;'&quot;;[.D85];[.E85];&quot;},&quot;)" office:value-type="string" office:string-value="'DE05362':{name:'Rhein-Erft-Kreis',osmkey:'de:amtlicher_gemeindeschlüssel',osmvalue:'05362'},">
            <text:p>'DE05362':{name:'Rhein-Erft-Kreis',osmkey:'de:amtlicher_gemeindeschlüssel',osmvalue:'05362'},</text:p>
          </table:table-cell>
          <table:table-cell/>
          <table:table-cell table:formula="of:=IF([Tabelle1.D87]&lt;&gt;&quot;&quot;;CONCATENATE(&quot;,osmkey:'&quot;;[Tabelle1.D87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87]&lt;&gt;&quot;&quot;;CONCATENATE(&quot;,osmvalue:'&quot;;[Tabelle1.E87];&quot;'&quot;);&quot;&quot;)" office:value-type="string" office:string-value=",osmvalue:'05362'">
            <text:p>,osmvalue:'05362'</text:p>
          </table:table-cell>
        </table:table-row>
        <table:table-row table:style-name="ro1">
          <table:table-cell/>
          <table:table-cell table:formula="of:=CONCATENATE(&quot;'&quot;;[Tabelle1.A88];&quot;&quot;;[Tabelle1.B88];&quot;':{name:'&quot;;[Tabelle1.C88];&quot;'&quot;;[.D86];[.E86];&quot;},&quot;)" office:value-type="string" office:string-value="'DE05366':{name:'Kreis Euskirchen',osmkey:'de:amtlicher_gemeindeschlüssel',osmvalue:'05366'},">
            <text:p>'DE05366':{name:'Kreis Euskirchen',osmkey:'de:amtlicher_gemeindeschlüssel',osmvalue:'05366'},</text:p>
          </table:table-cell>
          <table:table-cell/>
          <table:table-cell table:formula="of:=IF([Tabelle1.D88]&lt;&gt;&quot;&quot;;CONCATENATE(&quot;,osmkey:'&quot;;[Tabelle1.D88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88]&lt;&gt;&quot;&quot;;CONCATENATE(&quot;,osmvalue:'&quot;;[Tabelle1.E88];&quot;'&quot;);&quot;&quot;)" office:value-type="string" office:string-value=",osmvalue:'05366'">
            <text:p>,osmvalue:'05366'</text:p>
          </table:table-cell>
        </table:table-row>
        <table:table-row table:style-name="ro1">
          <table:table-cell/>
          <table:table-cell table:formula="of:=CONCATENATE(&quot;'&quot;;[Tabelle1.A89];&quot;&quot;;[Tabelle1.B89];&quot;':{name:'&quot;;[Tabelle1.C89];&quot;'&quot;;[.D87];[.E87];&quot;},&quot;)" office:value-type="string" office:string-value="'DE05370':{name:'Kreis Heinsberg',osmkey:'de:amtlicher_gemeindeschlüssel',osmvalue:'05370'},">
            <text:p>'DE05370':{name:'Kreis Heinsberg',osmkey:'de:amtlicher_gemeindeschlüssel',osmvalue:'05370'},</text:p>
          </table:table-cell>
          <table:table-cell/>
          <table:table-cell table:formula="of:=IF([Tabelle1.D89]&lt;&gt;&quot;&quot;;CONCATENATE(&quot;,osmkey:'&quot;;[Tabelle1.D89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89]&lt;&gt;&quot;&quot;;CONCATENATE(&quot;,osmvalue:'&quot;;[Tabelle1.E89];&quot;'&quot;);&quot;&quot;)" office:value-type="string" office:string-value=",osmvalue:'05370'">
            <text:p>,osmvalue:'05370'</text:p>
          </table:table-cell>
        </table:table-row>
        <table:table-row table:style-name="ro1">
          <table:table-cell/>
          <table:table-cell table:formula="of:=CONCATENATE(&quot;'&quot;;[Tabelle1.A90];&quot;&quot;;[Tabelle1.B90];&quot;':{name:'&quot;;[Tabelle1.C90];&quot;'&quot;;[.D88];[.E88];&quot;},&quot;)" office:value-type="string" office:string-value="'DE05374':{name:'Oberbergischer Kreis',osmkey:'de:amtlicher_gemeindeschlüssel',osmvalue:'05374'},">
            <text:p>'DE05374':{name:'Oberbergischer Kreis',osmkey:'de:amtlicher_gemeindeschlüssel',osmvalue:'05374'},</text:p>
          </table:table-cell>
          <table:table-cell/>
          <table:table-cell table:formula="of:=IF([Tabelle1.D90]&lt;&gt;&quot;&quot;;CONCATENATE(&quot;,osmkey:'&quot;;[Tabelle1.D90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90]&lt;&gt;&quot;&quot;;CONCATENATE(&quot;,osmvalue:'&quot;;[Tabelle1.E90];&quot;'&quot;);&quot;&quot;)" office:value-type="string" office:string-value=",osmvalue:'05374'">
            <text:p>,osmvalue:'05374'</text:p>
          </table:table-cell>
        </table:table-row>
        <table:table-row table:style-name="ro1">
          <table:table-cell/>
          <table:table-cell table:formula="of:=CONCATENATE(&quot;'&quot;;[Tabelle1.A91];&quot;&quot;;[Tabelle1.B91];&quot;':{name:'&quot;;[Tabelle1.C91];&quot;'&quot;;[.D89];[.E89];&quot;},&quot;)" office:value-type="string" office:string-value="'DE05378':{name:'Rheinisch-Bergischer Kreis',osmkey:'de:amtlicher_gemeindeschlüssel',osmvalue:'05378'},">
            <text:p>'DE05378':{name:'Rheinisch-Bergischer Kreis',osmkey:'de:amtlicher_gemeindeschlüssel',osmvalue:'05378'},</text:p>
          </table:table-cell>
          <table:table-cell/>
          <table:table-cell table:formula="of:=IF([Tabelle1.D91]&lt;&gt;&quot;&quot;;CONCATENATE(&quot;,osmkey:'&quot;;[Tabelle1.D91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91]&lt;&gt;&quot;&quot;;CONCATENATE(&quot;,osmvalue:'&quot;;[Tabelle1.E91];&quot;'&quot;);&quot;&quot;)" office:value-type="string" office:string-value=",osmvalue:'05378'">
            <text:p>,osmvalue:'05378'</text:p>
          </table:table-cell>
        </table:table-row>
        <table:table-row table:style-name="ro1">
          <table:table-cell/>
          <table:table-cell table:formula="of:=CONCATENATE(&quot;'&quot;;[Tabelle1.A92];&quot;&quot;;[Tabelle1.B92];&quot;':{name:'&quot;;[Tabelle1.C92];&quot;'&quot;;[.D90];[.E90];&quot;},&quot;)" office:value-type="string" office:string-value="'DE05382':{name:'Rhein-Sieg-Kreis',osmkey:'de:amtlicher_gemeindeschlüssel',osmvalue:'05382'},">
            <text:p>'DE05382':{name:'Rhein-Sieg-Kreis',osmkey:'de:amtlicher_gemeindeschlüssel',osmvalue:'05382'},</text:p>
          </table:table-cell>
          <table:table-cell/>
          <table:table-cell table:formula="of:=IF([Tabelle1.D92]&lt;&gt;&quot;&quot;;CONCATENATE(&quot;,osmkey:'&quot;;[Tabelle1.D92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92]&lt;&gt;&quot;&quot;;CONCATENATE(&quot;,osmvalue:'&quot;;[Tabelle1.E92];&quot;'&quot;);&quot;&quot;)" office:value-type="string" office:string-value=",osmvalue:'05382'">
            <text:p>,osmvalue:'05382'</text:p>
          </table:table-cell>
        </table:table-row>
        <table:table-row table:style-name="ro1">
          <table:table-cell/>
          <table:table-cell table:formula="of:=CONCATENATE(&quot;'&quot;;[Tabelle1.A93];&quot;&quot;;[Tabelle1.B93];&quot;':{name:'&quot;;[Tabelle1.C93];&quot;'&quot;;[.D91];[.E91];&quot;},&quot;)" office:value-type="string" office:string-value="'DE05512':{name:'Bottrop',osmkey:'de:amtlicher_gemeindeschlüssel',osmvalue:'05512'},">
            <text:p>'DE05512':{name:'Bottrop',osmkey:'de:amtlicher_gemeindeschlüssel',osmvalue:'05512'},</text:p>
          </table:table-cell>
          <table:table-cell/>
          <table:table-cell table:formula="of:=IF([Tabelle1.D93]&lt;&gt;&quot;&quot;;CONCATENATE(&quot;,osmkey:'&quot;;[Tabelle1.D93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93]&lt;&gt;&quot;&quot;;CONCATENATE(&quot;,osmvalue:'&quot;;[Tabelle1.E93];&quot;'&quot;);&quot;&quot;)" office:value-type="string" office:string-value=",osmvalue:'05512'">
            <text:p>,osmvalue:'05512'</text:p>
          </table:table-cell>
        </table:table-row>
        <table:table-row table:style-name="ro1">
          <table:table-cell/>
          <table:table-cell table:formula="of:=CONCATENATE(&quot;'&quot;;[Tabelle1.A94];&quot;&quot;;[Tabelle1.B94];&quot;':{name:'&quot;;[Tabelle1.C94];&quot;'&quot;;[.D92];[.E92];&quot;},&quot;)" office:value-type="string" office:string-value="'DE05513':{name:'Gelsenkirchen',osmkey:'de:amtlicher_gemeindeschlüssel',osmvalue:'05513'},">
            <text:p>'DE05513':{name:'Gelsenkirchen',osmkey:'de:amtlicher_gemeindeschlüssel',osmvalue:'05513'},</text:p>
          </table:table-cell>
          <table:table-cell/>
          <table:table-cell table:formula="of:=IF([Tabelle1.D94]&lt;&gt;&quot;&quot;;CONCATENATE(&quot;,osmkey:'&quot;;[Tabelle1.D94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94]&lt;&gt;&quot;&quot;;CONCATENATE(&quot;,osmvalue:'&quot;;[Tabelle1.E94];&quot;'&quot;);&quot;&quot;)" office:value-type="string" office:string-value=",osmvalue:'05513'">
            <text:p>,osmvalue:'05513'</text:p>
          </table:table-cell>
        </table:table-row>
        <table:table-row table:style-name="ro1">
          <table:table-cell/>
          <table:table-cell table:formula="of:=CONCATENATE(&quot;'&quot;;[Tabelle1.A95];&quot;&quot;;[Tabelle1.B95];&quot;':{name:'&quot;;[Tabelle1.C95];&quot;'&quot;;[.D93];[.E93];&quot;},&quot;)" office:value-type="string" office:string-value="'DE05515':{name:'Münster',osmkey:'de:amtlicher_gemeindeschlüssel',osmvalue:'05515'},">
            <text:p>'DE05515':{name:'Münster',osmkey:'de:amtlicher_gemeindeschlüssel',osmvalue:'05515'},</text:p>
          </table:table-cell>
          <table:table-cell/>
          <table:table-cell table:formula="of:=IF([Tabelle1.D95]&lt;&gt;&quot;&quot;;CONCATENATE(&quot;,osmkey:'&quot;;[Tabelle1.D95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95]&lt;&gt;&quot;&quot;;CONCATENATE(&quot;,osmvalue:'&quot;;[Tabelle1.E95];&quot;'&quot;);&quot;&quot;)" office:value-type="string" office:string-value=",osmvalue:'05515'">
            <text:p>,osmvalue:'05515'</text:p>
          </table:table-cell>
        </table:table-row>
        <table:table-row table:style-name="ro1">
          <table:table-cell/>
          <table:table-cell table:formula="of:=CONCATENATE(&quot;'&quot;;[Tabelle1.A96];&quot;&quot;;[Tabelle1.B96];&quot;':{name:'&quot;;[Tabelle1.C96];&quot;'&quot;;[.D94];[.E94];&quot;},&quot;)" office:value-type="string" office:string-value="'DE05554':{name:'Kreis Borken',osmkey:'de:amtlicher_gemeindeschlüssel',osmvalue:'05554'},">
            <text:p>'DE05554':{name:'Kreis Borken',osmkey:'de:amtlicher_gemeindeschlüssel',osmvalue:'05554'},</text:p>
          </table:table-cell>
          <table:table-cell/>
          <table:table-cell table:formula="of:=IF([Tabelle1.D96]&lt;&gt;&quot;&quot;;CONCATENATE(&quot;,osmkey:'&quot;;[Tabelle1.D96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96]&lt;&gt;&quot;&quot;;CONCATENATE(&quot;,osmvalue:'&quot;;[Tabelle1.E96];&quot;'&quot;);&quot;&quot;)" office:value-type="string" office:string-value=",osmvalue:'05554'">
            <text:p>,osmvalue:'05554'</text:p>
          </table:table-cell>
        </table:table-row>
        <table:table-row table:style-name="ro1">
          <table:table-cell/>
          <table:table-cell table:formula="of:=CONCATENATE(&quot;'&quot;;[Tabelle1.A97];&quot;&quot;;[Tabelle1.B97];&quot;':{name:'&quot;;[Tabelle1.C97];&quot;'&quot;;[.D95];[.E95];&quot;},&quot;)" office:value-type="string" office:string-value="'DE05558':{name:'Kreis Coesfeld',osmkey:'de:amtlicher_gemeindeschlüssel',osmvalue:'05558'},">
            <text:p>'DE05558':{name:'Kreis Coesfeld',osmkey:'de:amtlicher_gemeindeschlüssel',osmvalue:'05558'},</text:p>
          </table:table-cell>
          <table:table-cell/>
          <table:table-cell table:formula="of:=IF([Tabelle1.D97]&lt;&gt;&quot;&quot;;CONCATENATE(&quot;,osmkey:'&quot;;[Tabelle1.D97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97]&lt;&gt;&quot;&quot;;CONCATENATE(&quot;,osmvalue:'&quot;;[Tabelle1.E97];&quot;'&quot;);&quot;&quot;)" office:value-type="string" office:string-value=",osmvalue:'05558'">
            <text:p>,osmvalue:'05558'</text:p>
          </table:table-cell>
        </table:table-row>
        <table:table-row table:style-name="ro1">
          <table:table-cell/>
          <table:table-cell table:formula="of:=CONCATENATE(&quot;'&quot;;[Tabelle1.A98];&quot;&quot;;[Tabelle1.B98];&quot;':{name:'&quot;;[Tabelle1.C98];&quot;'&quot;;[.D96];[.E96];&quot;},&quot;)" office:value-type="string" office:string-value="'DE05562':{name:'Kreis Recklinghausen',osmkey:'de:amtlicher_gemeindeschlüssel',osmvalue:'05562'},">
            <text:p>'DE05562':{name:'Kreis Recklinghausen',osmkey:'de:amtlicher_gemeindeschlüssel',osmvalue:'05562'},</text:p>
          </table:table-cell>
          <table:table-cell/>
          <table:table-cell table:formula="of:=IF([Tabelle1.D98]&lt;&gt;&quot;&quot;;CONCATENATE(&quot;,osmkey:'&quot;;[Tabelle1.D98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98]&lt;&gt;&quot;&quot;;CONCATENATE(&quot;,osmvalue:'&quot;;[Tabelle1.E98];&quot;'&quot;);&quot;&quot;)" office:value-type="string" office:string-value=",osmvalue:'05562'">
            <text:p>,osmvalue:'05562'</text:p>
          </table:table-cell>
        </table:table-row>
        <table:table-row table:style-name="ro1">
          <table:table-cell/>
          <table:table-cell table:formula="of:=CONCATENATE(&quot;'&quot;;[Tabelle1.A99];&quot;&quot;;[Tabelle1.B99];&quot;':{name:'&quot;;[Tabelle1.C99];&quot;'&quot;;[.D97];[.E97];&quot;},&quot;)" office:value-type="string" office:string-value="'DE05566':{name:'Kreis Steinfurt',osmkey:'de:amtlicher_gemeindeschlüssel',osmvalue:'05566'},">
            <text:p>'DE05566':{name:'Kreis Steinfurt',osmkey:'de:amtlicher_gemeindeschlüssel',osmvalue:'05566'},</text:p>
          </table:table-cell>
          <table:table-cell/>
          <table:table-cell table:formula="of:=IF([Tabelle1.D99]&lt;&gt;&quot;&quot;;CONCATENATE(&quot;,osmkey:'&quot;;[Tabelle1.D99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99]&lt;&gt;&quot;&quot;;CONCATENATE(&quot;,osmvalue:'&quot;;[Tabelle1.E99];&quot;'&quot;);&quot;&quot;)" office:value-type="string" office:string-value=",osmvalue:'05566'">
            <text:p>,osmvalue:'05566'</text:p>
          </table:table-cell>
        </table:table-row>
        <table:table-row table:style-name="ro1">
          <table:table-cell/>
          <table:table-cell table:formula="of:=CONCATENATE(&quot;'&quot;;[Tabelle1.A100];&quot;&quot;;[Tabelle1.B100];&quot;':{name:'&quot;;[Tabelle1.C100];&quot;'&quot;;[.D98];[.E98];&quot;},&quot;)" office:value-type="string" office:string-value="'DE05570':{name:'Kreis Warendorf',osmkey:'de:amtlicher_gemeindeschlüssel',osmvalue:'05570'},">
            <text:p>'DE05570':{name:'Kreis Warendorf',osmkey:'de:amtlicher_gemeindeschlüssel',osmvalue:'05570'},</text:p>
          </table:table-cell>
          <table:table-cell/>
          <table:table-cell table:formula="of:=IF([Tabelle1.D100]&lt;&gt;&quot;&quot;;CONCATENATE(&quot;,osmkey:'&quot;;[Tabelle1.D100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100]&lt;&gt;&quot;&quot;;CONCATENATE(&quot;,osmvalue:'&quot;;[Tabelle1.E100];&quot;'&quot;);&quot;&quot;)" office:value-type="string" office:string-value=",osmvalue:'05570'">
            <text:p>,osmvalue:'05570'</text:p>
          </table:table-cell>
        </table:table-row>
        <table:table-row table:style-name="ro1">
          <table:table-cell/>
          <table:table-cell table:formula="of:=CONCATENATE(&quot;'&quot;;[Tabelle1.A101];&quot;&quot;;[Tabelle1.B101];&quot;':{name:'&quot;;[Tabelle1.C101];&quot;'&quot;;[.D99];[.E99];&quot;},&quot;)" office:value-type="string" office:string-value="'DE05711':{name:'Bielefeld',osmkey:'de:amtlicher_gemeindeschlüssel',osmvalue:'05711'},">
            <text:p>'DE05711':{name:'Bielefeld',osmkey:'de:amtlicher_gemeindeschlüssel',osmvalue:'05711'},</text:p>
          </table:table-cell>
          <table:table-cell/>
          <table:table-cell table:formula="of:=IF([Tabelle1.D101]&lt;&gt;&quot;&quot;;CONCATENATE(&quot;,osmkey:'&quot;;[Tabelle1.D101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101]&lt;&gt;&quot;&quot;;CONCATENATE(&quot;,osmvalue:'&quot;;[Tabelle1.E101];&quot;'&quot;);&quot;&quot;)" office:value-type="string" office:string-value=",osmvalue:'05711'">
            <text:p>,osmvalue:'05711'</text:p>
          </table:table-cell>
        </table:table-row>
        <table:table-row table:style-name="ro1">
          <table:table-cell/>
          <table:table-cell table:formula="of:=CONCATENATE(&quot;'&quot;;[Tabelle1.A102];&quot;&quot;;[Tabelle1.B102];&quot;':{name:'&quot;;[Tabelle1.C102];&quot;'&quot;;[.D100];[.E100];&quot;},&quot;)" office:value-type="string" office:string-value="'DE05754':{name:'Kreis Gütersloh',osmkey:'de:amtlicher_gemeindeschlüssel',osmvalue:'05754'},">
            <text:p>'DE05754':{name:'Kreis Gütersloh',osmkey:'de:amtlicher_gemeindeschlüssel',osmvalue:'05754'},</text:p>
          </table:table-cell>
          <table:table-cell/>
          <table:table-cell table:formula="of:=IF([Tabelle1.D102]&lt;&gt;&quot;&quot;;CONCATENATE(&quot;,osmkey:'&quot;;[Tabelle1.D102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102]&lt;&gt;&quot;&quot;;CONCATENATE(&quot;,osmvalue:'&quot;;[Tabelle1.E102];&quot;'&quot;);&quot;&quot;)" office:value-type="string" office:string-value=",osmvalue:'05754'">
            <text:p>,osmvalue:'05754'</text:p>
          </table:table-cell>
        </table:table-row>
        <table:table-row table:style-name="ro1">
          <table:table-cell/>
          <table:table-cell table:formula="of:=CONCATENATE(&quot;'&quot;;[Tabelle1.A103];&quot;&quot;;[Tabelle1.B103];&quot;':{name:'&quot;;[Tabelle1.C103];&quot;'&quot;;[.D101];[.E101];&quot;},&quot;)" office:value-type="string" office:string-value="'DE05758':{name:'Kreis Herford',osmkey:'de:amtlicher_gemeindeschlüssel',osmvalue:'05758'},">
            <text:p>'DE05758':{name:'Kreis Herford',osmkey:'de:amtlicher_gemeindeschlüssel',osmvalue:'05758'},</text:p>
          </table:table-cell>
          <table:table-cell/>
          <table:table-cell table:formula="of:=IF([Tabelle1.D103]&lt;&gt;&quot;&quot;;CONCATENATE(&quot;,osmkey:'&quot;;[Tabelle1.D103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103]&lt;&gt;&quot;&quot;;CONCATENATE(&quot;,osmvalue:'&quot;;[Tabelle1.E103];&quot;'&quot;);&quot;&quot;)" office:value-type="string" office:string-value=",osmvalue:'05758'">
            <text:p>,osmvalue:'05758'</text:p>
          </table:table-cell>
        </table:table-row>
        <table:table-row table:style-name="ro1">
          <table:table-cell/>
          <table:table-cell table:formula="of:=CONCATENATE(&quot;'&quot;;[Tabelle1.A104];&quot;&quot;;[Tabelle1.B104];&quot;':{name:'&quot;;[Tabelle1.C104];&quot;'&quot;;[.D102];[.E102];&quot;},&quot;)" office:value-type="string" office:string-value="'DE05762':{name:'Kreis Höxter',osmkey:'de:amtlicher_gemeindeschlüssel',osmvalue:'05762'},">
            <text:p>'DE05762':{name:'Kreis Höxter',osmkey:'de:amtlicher_gemeindeschlüssel',osmvalue:'05762'},</text:p>
          </table:table-cell>
          <table:table-cell/>
          <table:table-cell table:formula="of:=IF([Tabelle1.D104]&lt;&gt;&quot;&quot;;CONCATENATE(&quot;,osmkey:'&quot;;[Tabelle1.D104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104]&lt;&gt;&quot;&quot;;CONCATENATE(&quot;,osmvalue:'&quot;;[Tabelle1.E104];&quot;'&quot;);&quot;&quot;)" office:value-type="string" office:string-value=",osmvalue:'05762'">
            <text:p>,osmvalue:'05762'</text:p>
          </table:table-cell>
        </table:table-row>
        <table:table-row table:style-name="ro1">
          <table:table-cell/>
          <table:table-cell table:formula="of:=CONCATENATE(&quot;'&quot;;[Tabelle1.A105];&quot;&quot;;[Tabelle1.B105];&quot;':{name:'&quot;;[Tabelle1.C105];&quot;'&quot;;[.D103];[.E103];&quot;},&quot;)" office:value-type="string" office:string-value="'DE05766':{name:'Kreis Lippe',osmkey:'de:amtlicher_gemeindeschlüssel',osmvalue:'05766'},">
            <text:p>'DE05766':{name:'Kreis Lippe',osmkey:'de:amtlicher_gemeindeschlüssel',osmvalue:'05766'},</text:p>
          </table:table-cell>
          <table:table-cell/>
          <table:table-cell table:formula="of:=IF([Tabelle1.D105]&lt;&gt;&quot;&quot;;CONCATENATE(&quot;,osmkey:'&quot;;[Tabelle1.D105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105]&lt;&gt;&quot;&quot;;CONCATENATE(&quot;,osmvalue:'&quot;;[Tabelle1.E105];&quot;'&quot;);&quot;&quot;)" office:value-type="string" office:string-value=",osmvalue:'05766'">
            <text:p>,osmvalue:'05766'</text:p>
          </table:table-cell>
        </table:table-row>
        <table:table-row table:style-name="ro1">
          <table:table-cell/>
          <table:table-cell table:formula="of:=CONCATENATE(&quot;'&quot;;[Tabelle1.A106];&quot;&quot;;[Tabelle1.B106];&quot;':{name:'&quot;;[Tabelle1.C106];&quot;'&quot;;[.D104];[.E104];&quot;},&quot;)" office:value-type="string" office:string-value="'DE05770':{name:'Kreis Minden-Lübbecke',osmkey:'de:amtlicher_gemeindeschlüssel',osmvalue:'05770'},">
            <text:p>'DE05770':{name:'Kreis Minden-Lübbecke',osmkey:'de:amtlicher_gemeindeschlüssel',osmvalue:'05770'},</text:p>
          </table:table-cell>
          <table:table-cell/>
          <table:table-cell table:formula="of:=IF([Tabelle1.D106]&lt;&gt;&quot;&quot;;CONCATENATE(&quot;,osmkey:'&quot;;[Tabelle1.D106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106]&lt;&gt;&quot;&quot;;CONCATENATE(&quot;,osmvalue:'&quot;;[Tabelle1.E106];&quot;'&quot;);&quot;&quot;)" office:value-type="string" office:string-value=",osmvalue:'05770'">
            <text:p>,osmvalue:'05770'</text:p>
          </table:table-cell>
        </table:table-row>
        <table:table-row table:style-name="ro1">
          <table:table-cell/>
          <table:table-cell table:formula="of:=CONCATENATE(&quot;'&quot;;[Tabelle1.A107];&quot;&quot;;[Tabelle1.B107];&quot;':{name:'&quot;;[Tabelle1.C107];&quot;'&quot;;[.D105];[.E105];&quot;},&quot;)" office:value-type="string" office:string-value="'DE05774':{name:'Kreis Paderborn',osmkey:'de:amtlicher_gemeindeschlüssel',osmvalue:'05774'},">
            <text:p>'DE05774':{name:'Kreis Paderborn',osmkey:'de:amtlicher_gemeindeschlüssel',osmvalue:'05774'},</text:p>
          </table:table-cell>
          <table:table-cell/>
          <table:table-cell table:formula="of:=IF([Tabelle1.D107]&lt;&gt;&quot;&quot;;CONCATENATE(&quot;,osmkey:'&quot;;[Tabelle1.D107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107]&lt;&gt;&quot;&quot;;CONCATENATE(&quot;,osmvalue:'&quot;;[Tabelle1.E107];&quot;'&quot;);&quot;&quot;)" office:value-type="string" office:string-value=",osmvalue:'05774'">
            <text:p>,osmvalue:'05774'</text:p>
          </table:table-cell>
        </table:table-row>
        <table:table-row table:style-name="ro1">
          <table:table-cell/>
          <table:table-cell table:formula="of:=CONCATENATE(&quot;'&quot;;[Tabelle1.A108];&quot;&quot;;[Tabelle1.B108];&quot;':{name:'&quot;;[Tabelle1.C108];&quot;'&quot;;[.D106];[.E106];&quot;},&quot;)" office:value-type="string" office:string-value="'DE05911':{name:'Bochum',osmkey:'de:amtlicher_gemeindeschlüssel',osmvalue:'05911'},">
            <text:p>'DE05911':{name:'Bochum',osmkey:'de:amtlicher_gemeindeschlüssel',osmvalue:'05911'},</text:p>
          </table:table-cell>
          <table:table-cell/>
          <table:table-cell table:formula="of:=IF([Tabelle1.D108]&lt;&gt;&quot;&quot;;CONCATENATE(&quot;,osmkey:'&quot;;[Tabelle1.D108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108]&lt;&gt;&quot;&quot;;CONCATENATE(&quot;,osmvalue:'&quot;;[Tabelle1.E108];&quot;'&quot;);&quot;&quot;)" office:value-type="string" office:string-value=",osmvalue:'05911'">
            <text:p>,osmvalue:'05911'</text:p>
          </table:table-cell>
        </table:table-row>
        <table:table-row table:style-name="ro1">
          <table:table-cell/>
          <table:table-cell table:formula="of:=CONCATENATE(&quot;'&quot;;[Tabelle1.A109];&quot;&quot;;[Tabelle1.B109];&quot;':{name:'&quot;;[Tabelle1.C109];&quot;'&quot;;[.D107];[.E107];&quot;},&quot;)" office:value-type="string" office:string-value="'DE05913':{name:'Dortmund',osmkey:'de:amtlicher_gemeindeschlüssel',osmvalue:'05913'},">
            <text:p>'DE05913':{name:'Dortmund',osmkey:'de:amtlicher_gemeindeschlüssel',osmvalue:'05913'},</text:p>
          </table:table-cell>
          <table:table-cell/>
          <table:table-cell table:formula="of:=IF([Tabelle1.D109]&lt;&gt;&quot;&quot;;CONCATENATE(&quot;,osmkey:'&quot;;[Tabelle1.D109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109]&lt;&gt;&quot;&quot;;CONCATENATE(&quot;,osmvalue:'&quot;;[Tabelle1.E109];&quot;'&quot;);&quot;&quot;)" office:value-type="string" office:string-value=",osmvalue:'05913'">
            <text:p>,osmvalue:'05913'</text:p>
          </table:table-cell>
        </table:table-row>
        <table:table-row table:style-name="ro1">
          <table:table-cell/>
          <table:table-cell table:formula="of:=CONCATENATE(&quot;'&quot;;[Tabelle1.A110];&quot;&quot;;[Tabelle1.B110];&quot;':{name:'&quot;;[Tabelle1.C110];&quot;'&quot;;[.D108];[.E108];&quot;},&quot;)" office:value-type="string" office:string-value="'DE05914':{name:'Hagen',osmkey:'de:amtlicher_gemeindeschlüssel',osmvalue:'05914'},">
            <text:p>'DE05914':{name:'Hagen',osmkey:'de:amtlicher_gemeindeschlüssel',osmvalue:'05914'},</text:p>
          </table:table-cell>
          <table:table-cell/>
          <table:table-cell table:formula="of:=IF([Tabelle1.D110]&lt;&gt;&quot;&quot;;CONCATENATE(&quot;,osmkey:'&quot;;[Tabelle1.D110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110]&lt;&gt;&quot;&quot;;CONCATENATE(&quot;,osmvalue:'&quot;;[Tabelle1.E110];&quot;'&quot;);&quot;&quot;)" office:value-type="string" office:string-value=",osmvalue:'05914'">
            <text:p>,osmvalue:'05914'</text:p>
          </table:table-cell>
        </table:table-row>
        <table:table-row table:style-name="ro1">
          <table:table-cell/>
          <table:table-cell table:formula="of:=CONCATENATE(&quot;'&quot;;[Tabelle1.A111];&quot;&quot;;[Tabelle1.B111];&quot;':{name:'&quot;;[Tabelle1.C111];&quot;'&quot;;[.D109];[.E109];&quot;},&quot;)" office:value-type="string" office:string-value="'DE05915':{name:'Hamm',osmkey:'de:amtlicher_gemeindeschlüssel',osmvalue:'05915'},">
            <text:p>'DE05915':{name:'Hamm',osmkey:'de:amtlicher_gemeindeschlüssel',osmvalue:'05915'},</text:p>
          </table:table-cell>
          <table:table-cell/>
          <table:table-cell table:formula="of:=IF([Tabelle1.D111]&lt;&gt;&quot;&quot;;CONCATENATE(&quot;,osmkey:'&quot;;[Tabelle1.D111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111]&lt;&gt;&quot;&quot;;CONCATENATE(&quot;,osmvalue:'&quot;;[Tabelle1.E111];&quot;'&quot;);&quot;&quot;)" office:value-type="string" office:string-value=",osmvalue:'05915'">
            <text:p>,osmvalue:'05915'</text:p>
          </table:table-cell>
        </table:table-row>
        <table:table-row table:style-name="ro1">
          <table:table-cell/>
          <table:table-cell table:formula="of:=CONCATENATE(&quot;'&quot;;[Tabelle1.A112];&quot;&quot;;[Tabelle1.B112];&quot;':{name:'&quot;;[Tabelle1.C112];&quot;'&quot;;[.D110];[.E110];&quot;},&quot;)" office:value-type="string" office:string-value="'DE05916':{name:'Herne',osmkey:'de:amtlicher_gemeindeschlüssel',osmvalue:'05916'},">
            <text:p>'DE05916':{name:'Herne',osmkey:'de:amtlicher_gemeindeschlüssel',osmvalue:'05916'},</text:p>
          </table:table-cell>
          <table:table-cell/>
          <table:table-cell table:formula="of:=IF([Tabelle1.D112]&lt;&gt;&quot;&quot;;CONCATENATE(&quot;,osmkey:'&quot;;[Tabelle1.D112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112]&lt;&gt;&quot;&quot;;CONCATENATE(&quot;,osmvalue:'&quot;;[Tabelle1.E112];&quot;'&quot;);&quot;&quot;)" office:value-type="string" office:string-value=",osmvalue:'05916'">
            <text:p>,osmvalue:'05916'</text:p>
          </table:table-cell>
        </table:table-row>
        <table:table-row table:style-name="ro1">
          <table:table-cell/>
          <table:table-cell table:formula="of:=CONCATENATE(&quot;'&quot;;[Tabelle1.A113];&quot;&quot;;[Tabelle1.B113];&quot;':{name:'&quot;;[Tabelle1.C113];&quot;'&quot;;[.D111];[.E111];&quot;},&quot;)" office:value-type="string" office:string-value="'DE05954':{name:'Ennepe-Ruhr-Kreis',osmkey:'de:amtlicher_gemeindeschlüssel',osmvalue:'05954'},">
            <text:p>'DE05954':{name:'Ennepe-Ruhr-Kreis',osmkey:'de:amtlicher_gemeindeschlüssel',osmvalue:'05954'},</text:p>
          </table:table-cell>
          <table:table-cell/>
          <table:table-cell table:formula="of:=IF([Tabelle1.D113]&lt;&gt;&quot;&quot;;CONCATENATE(&quot;,osmkey:'&quot;;[Tabelle1.D113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113]&lt;&gt;&quot;&quot;;CONCATENATE(&quot;,osmvalue:'&quot;;[Tabelle1.E113];&quot;'&quot;);&quot;&quot;)" office:value-type="string" office:string-value=",osmvalue:'05954'">
            <text:p>,osmvalue:'05954'</text:p>
          </table:table-cell>
        </table:table-row>
        <table:table-row table:style-name="ro1">
          <table:table-cell/>
          <table:table-cell table:formula="of:=CONCATENATE(&quot;'&quot;;[Tabelle1.A114];&quot;&quot;;[Tabelle1.B114];&quot;':{name:'&quot;;[Tabelle1.C114];&quot;'&quot;;[.D112];[.E112];&quot;},&quot;)" office:value-type="string" office:string-value="'DE05958':{name:'Hochsauerlandkreis',osmkey:'de:amtlicher_gemeindeschlüssel',osmvalue:'05958'},">
            <text:p>'DE05958':{name:'Hochsauerlandkreis',osmkey:'de:amtlicher_gemeindeschlüssel',osmvalue:'05958'},</text:p>
          </table:table-cell>
          <table:table-cell/>
          <table:table-cell table:formula="of:=IF([Tabelle1.D114]&lt;&gt;&quot;&quot;;CONCATENATE(&quot;,osmkey:'&quot;;[Tabelle1.D114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114]&lt;&gt;&quot;&quot;;CONCATENATE(&quot;,osmvalue:'&quot;;[Tabelle1.E114];&quot;'&quot;);&quot;&quot;)" office:value-type="string" office:string-value=",osmvalue:'05958'">
            <text:p>,osmvalue:'05958'</text:p>
          </table:table-cell>
        </table:table-row>
        <table:table-row table:style-name="ro1">
          <table:table-cell/>
          <table:table-cell table:formula="of:=CONCATENATE(&quot;'&quot;;[Tabelle1.A115];&quot;&quot;;[Tabelle1.B115];&quot;':{name:'&quot;;[Tabelle1.C115];&quot;'&quot;;[.D113];[.E113];&quot;},&quot;)" office:value-type="string" office:string-value="'DE05962':{name:'Märkischer Kreis',osmkey:'de:amtlicher_gemeindeschlüssel',osmvalue:'05962'},">
            <text:p>'DE05962':{name:'Märkischer Kreis',osmkey:'de:amtlicher_gemeindeschlüssel',osmvalue:'05962'},</text:p>
          </table:table-cell>
          <table:table-cell/>
          <table:table-cell table:formula="of:=IF([Tabelle1.D115]&lt;&gt;&quot;&quot;;CONCATENATE(&quot;,osmkey:'&quot;;[Tabelle1.D115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115]&lt;&gt;&quot;&quot;;CONCATENATE(&quot;,osmvalue:'&quot;;[Tabelle1.E115];&quot;'&quot;);&quot;&quot;)" office:value-type="string" office:string-value=",osmvalue:'05962'">
            <text:p>,osmvalue:'05962'</text:p>
          </table:table-cell>
        </table:table-row>
        <table:table-row table:style-name="ro1">
          <table:table-cell/>
          <table:table-cell table:formula="of:=CONCATENATE(&quot;'&quot;;[Tabelle1.A116];&quot;&quot;;[Tabelle1.B116];&quot;':{name:'&quot;;[Tabelle1.C116];&quot;'&quot;;[.D114];[.E114];&quot;},&quot;)" office:value-type="string" office:string-value="'DE05966':{name:'Kreis Olpe',osmkey:'de:amtlicher_gemeindeschlüssel',osmvalue:'05966'},">
            <text:p>'DE05966':{name:'Kreis Olpe',osmkey:'de:amtlicher_gemeindeschlüssel',osmvalue:'05966'},</text:p>
          </table:table-cell>
          <table:table-cell/>
          <table:table-cell table:formula="of:=IF([Tabelle1.D116]&lt;&gt;&quot;&quot;;CONCATENATE(&quot;,osmkey:'&quot;;[Tabelle1.D116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116]&lt;&gt;&quot;&quot;;CONCATENATE(&quot;,osmvalue:'&quot;;[Tabelle1.E116];&quot;'&quot;);&quot;&quot;)" office:value-type="string" office:string-value=",osmvalue:'05966'">
            <text:p>,osmvalue:'05966'</text:p>
          </table:table-cell>
        </table:table-row>
        <table:table-row table:style-name="ro1">
          <table:table-cell/>
          <table:table-cell table:formula="of:=CONCATENATE(&quot;'&quot;;[Tabelle1.A117];&quot;&quot;;[Tabelle1.B117];&quot;':{name:'&quot;;[Tabelle1.C117];&quot;'&quot;;[.D115];[.E115];&quot;},&quot;)" office:value-type="string" office:string-value="'DE05970':{name:'Kreis Siegen-Wittgenstein',osmkey:'de:amtlicher_gemeindeschlüssel',osmvalue:'05970'},">
            <text:p>'DE05970':{name:'Kreis Siegen-Wittgenstein',osmkey:'de:amtlicher_gemeindeschlüssel',osmvalue:'05970'},</text:p>
          </table:table-cell>
          <table:table-cell/>
          <table:table-cell table:formula="of:=IF([Tabelle1.D117]&lt;&gt;&quot;&quot;;CONCATENATE(&quot;,osmkey:'&quot;;[Tabelle1.D117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117]&lt;&gt;&quot;&quot;;CONCATENATE(&quot;,osmvalue:'&quot;;[Tabelle1.E117];&quot;'&quot;);&quot;&quot;)" office:value-type="string" office:string-value=",osmvalue:'05970'">
            <text:p>,osmvalue:'05970'</text:p>
          </table:table-cell>
        </table:table-row>
        <table:table-row table:style-name="ro1">
          <table:table-cell/>
          <table:table-cell table:formula="of:=CONCATENATE(&quot;'&quot;;[Tabelle1.A118];&quot;&quot;;[Tabelle1.B118];&quot;':{name:'&quot;;[Tabelle1.C118];&quot;'&quot;;[.D116];[.E116];&quot;},&quot;)" office:value-type="string" office:string-value="'DE05974':{name:'Kreis Soest',osmkey:'de:amtlicher_gemeindeschlüssel',osmvalue:'05974'},">
            <text:p>'DE05974':{name:'Kreis Soest',osmkey:'de:amtlicher_gemeindeschlüssel',osmvalue:'05974'},</text:p>
          </table:table-cell>
          <table:table-cell/>
          <table:table-cell table:formula="of:=IF([Tabelle1.D118]&lt;&gt;&quot;&quot;;CONCATENATE(&quot;,osmkey:'&quot;;[Tabelle1.D118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118]&lt;&gt;&quot;&quot;;CONCATENATE(&quot;,osmvalue:'&quot;;[Tabelle1.E118];&quot;'&quot;);&quot;&quot;)" office:value-type="string" office:string-value=",osmvalue:'05974'">
            <text:p>,osmvalue:'05974'</text:p>
          </table:table-cell>
        </table:table-row>
        <table:table-row table:style-name="ro1">
          <table:table-cell/>
          <table:table-cell table:formula="of:=CONCATENATE(&quot;'&quot;;[Tabelle1.A119];&quot;&quot;;[Tabelle1.B119];&quot;':{name:'&quot;;[Tabelle1.C119];&quot;'&quot;;[.D117];[.E117];&quot;},&quot;)" office:value-type="string" office:string-value="'DE05978':{name:'Kreis Unna',osmkey:'de:amtlicher_gemeindeschlüssel',osmvalue:'05978'},">
            <text:p>'DE05978':{name:'Kreis Unna',osmkey:'de:amtlicher_gemeindeschlüssel',osmvalue:'05978'},</text:p>
          </table:table-cell>
          <table:table-cell/>
          <table:table-cell table:formula="of:=IF([Tabelle1.D119]&lt;&gt;&quot;&quot;;CONCATENATE(&quot;,osmkey:'&quot;;[Tabelle1.D119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119]&lt;&gt;&quot;&quot;;CONCATENATE(&quot;,osmvalue:'&quot;;[Tabelle1.E119];&quot;'&quot;);&quot;&quot;)" office:value-type="string" office:string-value=",osmvalue:'05978'">
            <text:p>,osmvalue:'05978'</text:p>
          </table:table-cell>
        </table:table-row>
        <table:table-row table:style-name="ro1">
          <table:table-cell/>
          <table:table-cell table:formula="of:=CONCATENATE(&quot;'&quot;;[Tabelle1.A120];&quot;&quot;;[Tabelle1.B120];&quot;':{name:'&quot;;[Tabelle1.C120];&quot;'&quot;;[.D118];[.E118];&quot;},&quot;)" office:value-type="string" office:string-value="'DE06411':{name:'Darmstadt',osmkey:'de:amtlicher_gemeindeschlüssel',osmvalue:'06411'},">
            <text:p>'DE06411':{name:'Darmstadt',osmkey:'de:amtlicher_gemeindeschlüssel',osmvalue:'06411'},</text:p>
          </table:table-cell>
          <table:table-cell/>
          <table:table-cell table:formula="of:=IF([Tabelle1.D120]&lt;&gt;&quot;&quot;;CONCATENATE(&quot;,osmkey:'&quot;;[Tabelle1.D120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120]&lt;&gt;&quot;&quot;;CONCATENATE(&quot;,osmvalue:'&quot;;[Tabelle1.E120];&quot;'&quot;);&quot;&quot;)" office:value-type="string" office:string-value=",osmvalue:'06411'">
            <text:p>,osmvalue:'06411'</text:p>
          </table:table-cell>
        </table:table-row>
        <table:table-row table:style-name="ro1">
          <table:table-cell/>
          <table:table-cell table:formula="of:=CONCATENATE(&quot;'&quot;;[Tabelle1.A121];&quot;&quot;;[Tabelle1.B121];&quot;':{name:'&quot;;[Tabelle1.C121];&quot;'&quot;;[.D119];[.E119];&quot;},&quot;)" office:value-type="string" office:string-value="'DE06412':{name:'Frankfurt am Main',osmkey:'de:amtlicher_gemeindeschlüssel',osmvalue:'06412'},">
            <text:p>'DE06412':{name:'Frankfurt am Main',osmkey:'de:amtlicher_gemeindeschlüssel',osmvalue:'06412'},</text:p>
          </table:table-cell>
          <table:table-cell/>
          <table:table-cell table:formula="of:=IF([Tabelle1.D121]&lt;&gt;&quot;&quot;;CONCATENATE(&quot;,osmkey:'&quot;;[Tabelle1.D121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121]&lt;&gt;&quot;&quot;;CONCATENATE(&quot;,osmvalue:'&quot;;[Tabelle1.E121];&quot;'&quot;);&quot;&quot;)" office:value-type="string" office:string-value=",osmvalue:'06412'">
            <text:p>,osmvalue:'06412'</text:p>
          </table:table-cell>
        </table:table-row>
        <table:table-row table:style-name="ro1">
          <table:table-cell/>
          <table:table-cell table:formula="of:=CONCATENATE(&quot;'&quot;;[Tabelle1.A122];&quot;&quot;;[Tabelle1.B122];&quot;':{name:'&quot;;[Tabelle1.C122];&quot;'&quot;;[.D120];[.E120];&quot;},&quot;)" office:value-type="string" office:string-value="'DE06413':{name:'Offenbach am Main',osmkey:'de:amtlicher_gemeindeschlüssel',osmvalue:'06413'},">
            <text:p>'DE06413':{name:'Offenbach am Main',osmkey:'de:amtlicher_gemeindeschlüssel',osmvalue:'06413'},</text:p>
          </table:table-cell>
          <table:table-cell/>
          <table:table-cell table:formula="of:=IF([Tabelle1.D122]&lt;&gt;&quot;&quot;;CONCATENATE(&quot;,osmkey:'&quot;;[Tabelle1.D122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122]&lt;&gt;&quot;&quot;;CONCATENATE(&quot;,osmvalue:'&quot;;[Tabelle1.E122];&quot;'&quot;);&quot;&quot;)" office:value-type="string" office:string-value=",osmvalue:'06413'">
            <text:p>,osmvalue:'06413'</text:p>
          </table:table-cell>
        </table:table-row>
        <table:table-row table:style-name="ro1">
          <table:table-cell/>
          <table:table-cell table:formula="of:=CONCATENATE(&quot;'&quot;;[Tabelle1.A123];&quot;&quot;;[Tabelle1.B123];&quot;':{name:'&quot;;[Tabelle1.C123];&quot;'&quot;;[.D121];[.E121];&quot;},&quot;)" office:value-type="string" office:string-value="'DE06414':{name:'Wiesbaden',osmkey:'de:amtlicher_gemeindeschlüssel',osmvalue:'06414'},">
            <text:p>'DE06414':{name:'Wiesbaden',osmkey:'de:amtlicher_gemeindeschlüssel',osmvalue:'06414'},</text:p>
          </table:table-cell>
          <table:table-cell/>
          <table:table-cell table:formula="of:=IF([Tabelle1.D123]&lt;&gt;&quot;&quot;;CONCATENATE(&quot;,osmkey:'&quot;;[Tabelle1.D123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123]&lt;&gt;&quot;&quot;;CONCATENATE(&quot;,osmvalue:'&quot;;[Tabelle1.E123];&quot;'&quot;);&quot;&quot;)" office:value-type="string" office:string-value=",osmvalue:'06414'">
            <text:p>,osmvalue:'06414'</text:p>
          </table:table-cell>
        </table:table-row>
        <table:table-row table:style-name="ro1">
          <table:table-cell/>
          <table:table-cell table:formula="of:=CONCATENATE(&quot;'&quot;;[Tabelle1.A124];&quot;&quot;;[Tabelle1.B124];&quot;':{name:'&quot;;[Tabelle1.C124];&quot;'&quot;;[.D122];[.E122];&quot;},&quot;)" office:value-type="string" office:string-value="'DE06431':{name:'Kreis Bergstraße',osmkey:'de:amtlicher_gemeindeschlüssel',osmvalue:'06431'},">
            <text:p>'DE06431':{name:'Kreis Bergstraße',osmkey:'de:amtlicher_gemeindeschlüssel',osmvalue:'06431'},</text:p>
          </table:table-cell>
          <table:table-cell/>
          <table:table-cell table:formula="of:=IF([Tabelle1.D124]&lt;&gt;&quot;&quot;;CONCATENATE(&quot;,osmkey:'&quot;;[Tabelle1.D124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124]&lt;&gt;&quot;&quot;;CONCATENATE(&quot;,osmvalue:'&quot;;[Tabelle1.E124];&quot;'&quot;);&quot;&quot;)" office:value-type="string" office:string-value=",osmvalue:'06431'">
            <text:p>,osmvalue:'06431'</text:p>
          </table:table-cell>
        </table:table-row>
        <table:table-row table:style-name="ro1">
          <table:table-cell/>
          <table:table-cell table:formula="of:=CONCATENATE(&quot;'&quot;;[Tabelle1.A125];&quot;&quot;;[Tabelle1.B125];&quot;':{name:'&quot;;[Tabelle1.C125];&quot;'&quot;;[.D123];[.E123];&quot;},&quot;)" office:value-type="string" office:string-value="'DE06432':{name:'Landkreis Darmstadt-Dieburg',osmkey:'de:amtlicher_gemeindeschlüssel',osmvalue:'06432'},">
            <text:p>'DE06432':{name:'Landkreis Darmstadt-Dieburg',osmkey:'de:amtlicher_gemeindeschlüssel',osmvalue:'06432'},</text:p>
          </table:table-cell>
          <table:table-cell/>
          <table:table-cell table:formula="of:=IF([Tabelle1.D125]&lt;&gt;&quot;&quot;;CONCATENATE(&quot;,osmkey:'&quot;;[Tabelle1.D125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125]&lt;&gt;&quot;&quot;;CONCATENATE(&quot;,osmvalue:'&quot;;[Tabelle1.E125];&quot;'&quot;);&quot;&quot;)" office:value-type="string" office:string-value=",osmvalue:'06432'">
            <text:p>,osmvalue:'06432'</text:p>
          </table:table-cell>
        </table:table-row>
        <table:table-row table:style-name="ro1">
          <table:table-cell/>
          <table:table-cell table:formula="of:=CONCATENATE(&quot;'&quot;;[Tabelle1.A126];&quot;&quot;;[Tabelle1.B126];&quot;':{name:'&quot;;[Tabelle1.C126];&quot;'&quot;;[.D124];[.E124];&quot;},&quot;)" office:value-type="string" office:string-value="'DE06433':{name:'Kreis Groß-Gerau',osmkey:'de:amtlicher_gemeindeschlüssel',osmvalue:'06433'},">
            <text:p>'DE06433':{name:'Kreis Groß-Gerau',osmkey:'de:amtlicher_gemeindeschlüssel',osmvalue:'06433'},</text:p>
          </table:table-cell>
          <table:table-cell/>
          <table:table-cell table:formula="of:=IF([Tabelle1.D126]&lt;&gt;&quot;&quot;;CONCATENATE(&quot;,osmkey:'&quot;;[Tabelle1.D126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126]&lt;&gt;&quot;&quot;;CONCATENATE(&quot;,osmvalue:'&quot;;[Tabelle1.E126];&quot;'&quot;);&quot;&quot;)" office:value-type="string" office:string-value=",osmvalue:'06433'">
            <text:p>,osmvalue:'06433'</text:p>
          </table:table-cell>
        </table:table-row>
        <table:table-row table:style-name="ro1">
          <table:table-cell/>
          <table:table-cell table:formula="of:=CONCATENATE(&quot;'&quot;;[Tabelle1.A127];&quot;&quot;;[Tabelle1.B127];&quot;':{name:'&quot;;[Tabelle1.C127];&quot;'&quot;;[.D125];[.E125];&quot;},&quot;)" office:value-type="string" office:string-value="'DE06434':{name:'Hochtaunuskreis',osmkey:'de:amtlicher_gemeindeschlüssel',osmvalue:'06434'},">
            <text:p>'DE06434':{name:'Hochtaunuskreis',osmkey:'de:amtlicher_gemeindeschlüssel',osmvalue:'06434'},</text:p>
          </table:table-cell>
          <table:table-cell/>
          <table:table-cell table:formula="of:=IF([Tabelle1.D127]&lt;&gt;&quot;&quot;;CONCATENATE(&quot;,osmkey:'&quot;;[Tabelle1.D127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127]&lt;&gt;&quot;&quot;;CONCATENATE(&quot;,osmvalue:'&quot;;[Tabelle1.E127];&quot;'&quot;);&quot;&quot;)" office:value-type="string" office:string-value=",osmvalue:'06434'">
            <text:p>,osmvalue:'06434'</text:p>
          </table:table-cell>
        </table:table-row>
        <table:table-row table:style-name="ro1">
          <table:table-cell/>
          <table:table-cell table:formula="of:=CONCATENATE(&quot;'&quot;;[Tabelle1.A128];&quot;&quot;;[Tabelle1.B128];&quot;':{name:'&quot;;[Tabelle1.C128];&quot;'&quot;;[.D126];[.E126];&quot;},&quot;)" office:value-type="string" office:string-value="'DE06435':{name:'Main-Kinzig-Kreis',osmkey:'de:amtlicher_gemeindeschlüssel',osmvalue:'06435'},">
            <text:p>'DE06435':{name:'Main-Kinzig-Kreis',osmkey:'de:amtlicher_gemeindeschlüssel',osmvalue:'06435'},</text:p>
          </table:table-cell>
          <table:table-cell/>
          <table:table-cell table:formula="of:=IF([Tabelle1.D128]&lt;&gt;&quot;&quot;;CONCATENATE(&quot;,osmkey:'&quot;;[Tabelle1.D128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128]&lt;&gt;&quot;&quot;;CONCATENATE(&quot;,osmvalue:'&quot;;[Tabelle1.E128];&quot;'&quot;);&quot;&quot;)" office:value-type="string" office:string-value=",osmvalue:'06435'">
            <text:p>,osmvalue:'06435'</text:p>
          </table:table-cell>
        </table:table-row>
        <table:table-row table:style-name="ro1">
          <table:table-cell/>
          <table:table-cell table:formula="of:=CONCATENATE(&quot;'&quot;;[Tabelle1.A129];&quot;&quot;;[Tabelle1.B129];&quot;':{name:'&quot;;[Tabelle1.C129];&quot;'&quot;;[.D127];[.E127];&quot;},&quot;)" office:value-type="string" office:string-value="'DE06436':{name:'Main-Taunus-Kreis',osmkey:'de:amtlicher_gemeindeschlüssel',osmvalue:'06436'},">
            <text:p>'DE06436':{name:'Main-Taunus-Kreis',osmkey:'de:amtlicher_gemeindeschlüssel',osmvalue:'06436'},</text:p>
          </table:table-cell>
          <table:table-cell/>
          <table:table-cell table:formula="of:=IF([Tabelle1.D129]&lt;&gt;&quot;&quot;;CONCATENATE(&quot;,osmkey:'&quot;;[Tabelle1.D129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129]&lt;&gt;&quot;&quot;;CONCATENATE(&quot;,osmvalue:'&quot;;[Tabelle1.E129];&quot;'&quot;);&quot;&quot;)" office:value-type="string" office:string-value=",osmvalue:'06436'">
            <text:p>,osmvalue:'06436'</text:p>
          </table:table-cell>
        </table:table-row>
        <table:table-row table:style-name="ro1">
          <table:table-cell/>
          <table:table-cell table:formula="of:=CONCATENATE(&quot;'&quot;;[Tabelle1.A130];&quot;&quot;;[Tabelle1.B130];&quot;':{name:'&quot;;[Tabelle1.C130];&quot;'&quot;;[.D128];[.E128];&quot;},&quot;)" office:value-type="string" office:string-value="'DE06437':{name:'Odenwaldkreis',osmkey:'de:amtlicher_gemeindeschlüssel',osmvalue:'06437'},">
            <text:p>'DE06437':{name:'Odenwaldkreis',osmkey:'de:amtlicher_gemeindeschlüssel',osmvalue:'06437'},</text:p>
          </table:table-cell>
          <table:table-cell/>
          <table:table-cell table:formula="of:=IF([Tabelle1.D130]&lt;&gt;&quot;&quot;;CONCATENATE(&quot;,osmkey:'&quot;;[Tabelle1.D130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130]&lt;&gt;&quot;&quot;;CONCATENATE(&quot;,osmvalue:'&quot;;[Tabelle1.E130];&quot;'&quot;);&quot;&quot;)" office:value-type="string" office:string-value=",osmvalue:'06437'">
            <text:p>,osmvalue:'06437'</text:p>
          </table:table-cell>
        </table:table-row>
        <table:table-row table:style-name="ro1">
          <table:table-cell/>
          <table:table-cell table:formula="of:=CONCATENATE(&quot;'&quot;;[Tabelle1.A131];&quot;&quot;;[Tabelle1.B131];&quot;':{name:'&quot;;[Tabelle1.C131];&quot;'&quot;;[.D129];[.E129];&quot;},&quot;)" office:value-type="string" office:string-value="'DE06438':{name:'Landkreis Offenbach',osmkey:'de:amtlicher_gemeindeschlüssel',osmvalue:'06438'},">
            <text:p>'DE06438':{name:'Landkreis Offenbach',osmkey:'de:amtlicher_gemeindeschlüssel',osmvalue:'06438'},</text:p>
          </table:table-cell>
          <table:table-cell/>
          <table:table-cell table:formula="of:=IF([Tabelle1.D131]&lt;&gt;&quot;&quot;;CONCATENATE(&quot;,osmkey:'&quot;;[Tabelle1.D131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131]&lt;&gt;&quot;&quot;;CONCATENATE(&quot;,osmvalue:'&quot;;[Tabelle1.E131];&quot;'&quot;);&quot;&quot;)" office:value-type="string" office:string-value=",osmvalue:'06438'">
            <text:p>,osmvalue:'06438'</text:p>
          </table:table-cell>
        </table:table-row>
        <table:table-row table:style-name="ro1">
          <table:table-cell/>
          <table:table-cell table:formula="of:=CONCATENATE(&quot;'&quot;;[Tabelle1.A132];&quot;&quot;;[Tabelle1.B132];&quot;':{name:'&quot;;[Tabelle1.C132];&quot;'&quot;;[.D130];[.E130];&quot;},&quot;)" office:value-type="string" office:string-value="'DE06439':{name:'Rheingau-Taunus-Kreis',osmkey:'de:amtlicher_gemeindeschlüssel',osmvalue:'06439'},">
            <text:p>'DE06439':{name:'Rheingau-Taunus-Kreis',osmkey:'de:amtlicher_gemeindeschlüssel',osmvalue:'06439'},</text:p>
          </table:table-cell>
          <table:table-cell/>
          <table:table-cell table:formula="of:=IF([Tabelle1.D132]&lt;&gt;&quot;&quot;;CONCATENATE(&quot;,osmkey:'&quot;;[Tabelle1.D132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132]&lt;&gt;&quot;&quot;;CONCATENATE(&quot;,osmvalue:'&quot;;[Tabelle1.E132];&quot;'&quot;);&quot;&quot;)" office:value-type="string" office:string-value=",osmvalue:'06439'">
            <text:p>,osmvalue:'06439'</text:p>
          </table:table-cell>
        </table:table-row>
        <table:table-row table:style-name="ro1">
          <table:table-cell/>
          <table:table-cell table:formula="of:=CONCATENATE(&quot;'&quot;;[Tabelle1.A133];&quot;&quot;;[Tabelle1.B133];&quot;':{name:'&quot;;[Tabelle1.C133];&quot;'&quot;;[.D131];[.E131];&quot;},&quot;)" office:value-type="string" office:string-value="'DE06440':{name:'Wetteraukreis',osmkey:'de:amtlicher_gemeindeschlüssel',osmvalue:'06440'},">
            <text:p>'DE06440':{name:'Wetteraukreis',osmkey:'de:amtlicher_gemeindeschlüssel',osmvalue:'06440'},</text:p>
          </table:table-cell>
          <table:table-cell/>
          <table:table-cell table:formula="of:=IF([Tabelle1.D133]&lt;&gt;&quot;&quot;;CONCATENATE(&quot;,osmkey:'&quot;;[Tabelle1.D133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133]&lt;&gt;&quot;&quot;;CONCATENATE(&quot;,osmvalue:'&quot;;[Tabelle1.E133];&quot;'&quot;);&quot;&quot;)" office:value-type="string" office:string-value=",osmvalue:'06440'">
            <text:p>,osmvalue:'06440'</text:p>
          </table:table-cell>
        </table:table-row>
        <table:table-row table:style-name="ro1">
          <table:table-cell/>
          <table:table-cell table:formula="of:=CONCATENATE(&quot;'&quot;;[Tabelle1.A134];&quot;&quot;;[Tabelle1.B134];&quot;':{name:'&quot;;[Tabelle1.C134];&quot;'&quot;;[.D132];[.E132];&quot;},&quot;)" office:value-type="string" office:string-value="'DE06531':{name:'Landkreis Gießen',osmkey:'de:amtlicher_gemeindeschlüssel',osmvalue:'06531'},">
            <text:p>'DE06531':{name:'Landkreis Gießen',osmkey:'de:amtlicher_gemeindeschlüssel',osmvalue:'06531'},</text:p>
          </table:table-cell>
          <table:table-cell/>
          <table:table-cell table:formula="of:=IF([Tabelle1.D134]&lt;&gt;&quot;&quot;;CONCATENATE(&quot;,osmkey:'&quot;;[Tabelle1.D134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134]&lt;&gt;&quot;&quot;;CONCATENATE(&quot;,osmvalue:'&quot;;[Tabelle1.E134];&quot;'&quot;);&quot;&quot;)" office:value-type="string" office:string-value=",osmvalue:'06531'">
            <text:p>,osmvalue:'06531'</text:p>
          </table:table-cell>
        </table:table-row>
        <table:table-row table:style-name="ro1">
          <table:table-cell/>
          <table:table-cell table:formula="of:=CONCATENATE(&quot;'&quot;;[Tabelle1.A135];&quot;&quot;;[Tabelle1.B135];&quot;':{name:'&quot;;[Tabelle1.C135];&quot;'&quot;;[.D133];[.E133];&quot;},&quot;)" office:value-type="string" office:string-value="'DE06532':{name:'Lahn-Dill-Kreis',osmkey:'de:amtlicher_gemeindeschlüssel',osmvalue:'06532'},">
            <text:p>'DE06532':{name:'Lahn-Dill-Kreis',osmkey:'de:amtlicher_gemeindeschlüssel',osmvalue:'06532'},</text:p>
          </table:table-cell>
          <table:table-cell/>
          <table:table-cell table:formula="of:=IF([Tabelle1.D135]&lt;&gt;&quot;&quot;;CONCATENATE(&quot;,osmkey:'&quot;;[Tabelle1.D135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135]&lt;&gt;&quot;&quot;;CONCATENATE(&quot;,osmvalue:'&quot;;[Tabelle1.E135];&quot;'&quot;);&quot;&quot;)" office:value-type="string" office:string-value=",osmvalue:'06532'">
            <text:p>,osmvalue:'06532'</text:p>
          </table:table-cell>
        </table:table-row>
        <table:table-row table:style-name="ro1">
          <table:table-cell/>
          <table:table-cell table:formula="of:=CONCATENATE(&quot;'&quot;;[Tabelle1.A136];&quot;&quot;;[Tabelle1.B136];&quot;':{name:'&quot;;[Tabelle1.C136];&quot;'&quot;;[.D134];[.E134];&quot;},&quot;)" office:value-type="string" office:string-value="'DE06533':{name:'Landkreis Limburg-Weilburg',osmkey:'de:amtlicher_gemeindeschlüssel',osmvalue:'06533'},">
            <text:p>'DE06533':{name:'Landkreis Limburg-Weilburg',osmkey:'de:amtlicher_gemeindeschlüssel',osmvalue:'06533'},</text:p>
          </table:table-cell>
          <table:table-cell/>
          <table:table-cell table:formula="of:=IF([Tabelle1.D136]&lt;&gt;&quot;&quot;;CONCATENATE(&quot;,osmkey:'&quot;;[Tabelle1.D136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136]&lt;&gt;&quot;&quot;;CONCATENATE(&quot;,osmvalue:'&quot;;[Tabelle1.E136];&quot;'&quot;);&quot;&quot;)" office:value-type="string" office:string-value=",osmvalue:'06533'">
            <text:p>,osmvalue:'06533'</text:p>
          </table:table-cell>
        </table:table-row>
        <table:table-row table:style-name="ro1">
          <table:table-cell/>
          <table:table-cell table:formula="of:=CONCATENATE(&quot;'&quot;;[Tabelle1.A137];&quot;&quot;;[Tabelle1.B137];&quot;':{name:'&quot;;[Tabelle1.C137];&quot;'&quot;;[.D135];[.E135];&quot;},&quot;)" office:value-type="string" office:string-value="'DE06534':{name:'Landkreis Marburg-Biedenkopf',osmkey:'de:amtlicher_gemeindeschlüssel',osmvalue:'06534'},">
            <text:p>'DE06534':{name:'Landkreis Marburg-Biedenkopf',osmkey:'de:amtlicher_gemeindeschlüssel',osmvalue:'06534'},</text:p>
          </table:table-cell>
          <table:table-cell/>
          <table:table-cell table:formula="of:=IF([Tabelle1.D137]&lt;&gt;&quot;&quot;;CONCATENATE(&quot;,osmkey:'&quot;;[Tabelle1.D137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137]&lt;&gt;&quot;&quot;;CONCATENATE(&quot;,osmvalue:'&quot;;[Tabelle1.E137];&quot;'&quot;);&quot;&quot;)" office:value-type="string" office:string-value=",osmvalue:'06534'">
            <text:p>,osmvalue:'06534'</text:p>
          </table:table-cell>
        </table:table-row>
        <table:table-row table:style-name="ro1">
          <table:table-cell/>
          <table:table-cell table:formula="of:=CONCATENATE(&quot;'&quot;;[Tabelle1.A138];&quot;&quot;;[Tabelle1.B138];&quot;':{name:'&quot;;[Tabelle1.C138];&quot;'&quot;;[.D136];[.E136];&quot;},&quot;)" office:value-type="string" office:string-value="'DE06535':{name:'Vogelsbergkreis',osmkey:'de:amtlicher_gemeindeschlüssel',osmvalue:'06535'},">
            <text:p>'DE06535':{name:'Vogelsbergkreis',osmkey:'de:amtlicher_gemeindeschlüssel',osmvalue:'06535'},</text:p>
          </table:table-cell>
          <table:table-cell/>
          <table:table-cell table:formula="of:=IF([Tabelle1.D138]&lt;&gt;&quot;&quot;;CONCATENATE(&quot;,osmkey:'&quot;;[Tabelle1.D138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138]&lt;&gt;&quot;&quot;;CONCATENATE(&quot;,osmvalue:'&quot;;[Tabelle1.E138];&quot;'&quot;);&quot;&quot;)" office:value-type="string" office:string-value=",osmvalue:'06535'">
            <text:p>,osmvalue:'06535'</text:p>
          </table:table-cell>
        </table:table-row>
        <table:table-row table:style-name="ro1">
          <table:table-cell/>
          <table:table-cell table:formula="of:=CONCATENATE(&quot;'&quot;;[Tabelle1.A139];&quot;&quot;;[Tabelle1.B139];&quot;':{name:'&quot;;[Tabelle1.C139];&quot;'&quot;;[.D137];[.E137];&quot;},&quot;)" office:value-type="string" office:string-value="'DE06611':{name:'Kassel',osmkey:'de:amtlicher_gemeindeschlüssel',osmvalue:'06611'},">
            <text:p>'DE06611':{name:'Kassel',osmkey:'de:amtlicher_gemeindeschlüssel',osmvalue:'06611'},</text:p>
          </table:table-cell>
          <table:table-cell/>
          <table:table-cell table:formula="of:=IF([Tabelle1.D139]&lt;&gt;&quot;&quot;;CONCATENATE(&quot;,osmkey:'&quot;;[Tabelle1.D139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139]&lt;&gt;&quot;&quot;;CONCATENATE(&quot;,osmvalue:'&quot;;[Tabelle1.E139];&quot;'&quot;);&quot;&quot;)" office:value-type="string" office:string-value=",osmvalue:'06611'">
            <text:p>,osmvalue:'06611'</text:p>
          </table:table-cell>
        </table:table-row>
        <table:table-row table:style-name="ro1">
          <table:table-cell/>
          <table:table-cell table:formula="of:=CONCATENATE(&quot;'&quot;;[Tabelle1.A140];&quot;&quot;;[Tabelle1.B140];&quot;':{name:'&quot;;[Tabelle1.C140];&quot;'&quot;;[.D138];[.E138];&quot;},&quot;)" office:value-type="string" office:string-value="'DE06631':{name:'Landkreis Fulda',osmkey:'de:amtlicher_gemeindeschlüssel',osmvalue:'06631'},">
            <text:p>'DE06631':{name:'Landkreis Fulda',osmkey:'de:amtlicher_gemeindeschlüssel',osmvalue:'06631'},</text:p>
          </table:table-cell>
          <table:table-cell/>
          <table:table-cell table:formula="of:=IF([Tabelle1.D140]&lt;&gt;&quot;&quot;;CONCATENATE(&quot;,osmkey:'&quot;;[Tabelle1.D140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140]&lt;&gt;&quot;&quot;;CONCATENATE(&quot;,osmvalue:'&quot;;[Tabelle1.E140];&quot;'&quot;);&quot;&quot;)" office:value-type="string" office:string-value=",osmvalue:'06631'">
            <text:p>,osmvalue:'06631'</text:p>
          </table:table-cell>
        </table:table-row>
        <table:table-row table:style-name="ro1">
          <table:table-cell/>
          <table:table-cell table:formula="of:=CONCATENATE(&quot;'&quot;;[Tabelle1.A141];&quot;&quot;;[Tabelle1.B141];&quot;':{name:'&quot;;[Tabelle1.C141];&quot;'&quot;;[.D139];[.E139];&quot;},&quot;)" office:value-type="string" office:string-value="'DE06632':{name:'Landkreis Hersfeld-Rotenburg',osmkey:'de:amtlicher_gemeindeschlüssel',osmvalue:'06632'},">
            <text:p>'DE06632':{name:'Landkreis Hersfeld-Rotenburg',osmkey:'de:amtlicher_gemeindeschlüssel',osmvalue:'06632'},</text:p>
          </table:table-cell>
          <table:table-cell/>
          <table:table-cell table:formula="of:=IF([Tabelle1.D141]&lt;&gt;&quot;&quot;;CONCATENATE(&quot;,osmkey:'&quot;;[Tabelle1.D141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141]&lt;&gt;&quot;&quot;;CONCATENATE(&quot;,osmvalue:'&quot;;[Tabelle1.E141];&quot;'&quot;);&quot;&quot;)" office:value-type="string" office:string-value=",osmvalue:'06632'">
            <text:p>,osmvalue:'06632'</text:p>
          </table:table-cell>
        </table:table-row>
        <table:table-row table:style-name="ro1">
          <table:table-cell/>
          <table:table-cell table:formula="of:=CONCATENATE(&quot;'&quot;;[Tabelle1.A142];&quot;&quot;;[Tabelle1.B142];&quot;':{name:'&quot;;[Tabelle1.C142];&quot;'&quot;;[.D140];[.E140];&quot;},&quot;)" office:value-type="string" office:string-value="'DE06633':{name:'Landkreis Kassel',osmkey:'de:amtlicher_gemeindeschlüssel',osmvalue:'06633'},">
            <text:p>'DE06633':{name:'Landkreis Kassel',osmkey:'de:amtlicher_gemeindeschlüssel',osmvalue:'06633'},</text:p>
          </table:table-cell>
          <table:table-cell/>
          <table:table-cell table:formula="of:=IF([Tabelle1.D142]&lt;&gt;&quot;&quot;;CONCATENATE(&quot;,osmkey:'&quot;;[Tabelle1.D142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142]&lt;&gt;&quot;&quot;;CONCATENATE(&quot;,osmvalue:'&quot;;[Tabelle1.E142];&quot;'&quot;);&quot;&quot;)" office:value-type="string" office:string-value=",osmvalue:'06633'">
            <text:p>,osmvalue:'06633'</text:p>
          </table:table-cell>
        </table:table-row>
        <table:table-row table:style-name="ro1">
          <table:table-cell/>
          <table:table-cell table:formula="of:=CONCATENATE(&quot;'&quot;;[Tabelle1.A143];&quot;&quot;;[Tabelle1.B143];&quot;':{name:'&quot;;[Tabelle1.C143];&quot;'&quot;;[.D141];[.E141];&quot;},&quot;)" office:value-type="string" office:string-value="'DE06634':{name:'Schwalm-Eder-Kreis',osmkey:'de:amtlicher_gemeindeschlüssel',osmvalue:'06634'},">
            <text:p>'DE06634':{name:'Schwalm-Eder-Kreis',osmkey:'de:amtlicher_gemeindeschlüssel',osmvalue:'06634'},</text:p>
          </table:table-cell>
          <table:table-cell/>
          <table:table-cell table:formula="of:=IF([Tabelle1.D143]&lt;&gt;&quot;&quot;;CONCATENATE(&quot;,osmkey:'&quot;;[Tabelle1.D143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143]&lt;&gt;&quot;&quot;;CONCATENATE(&quot;,osmvalue:'&quot;;[Tabelle1.E143];&quot;'&quot;);&quot;&quot;)" office:value-type="string" office:string-value=",osmvalue:'06634'">
            <text:p>,osmvalue:'06634'</text:p>
          </table:table-cell>
        </table:table-row>
        <table:table-row table:style-name="ro1">
          <table:table-cell/>
          <table:table-cell table:formula="of:=CONCATENATE(&quot;'&quot;;[Tabelle1.A144];&quot;&quot;;[Tabelle1.B144];&quot;':{name:'&quot;;[Tabelle1.C144];&quot;'&quot;;[.D142];[.E142];&quot;},&quot;)" office:value-type="string" office:string-value="'DE06635':{name:'Landkreis Waldeck-Frankenberg',osmkey:'de:amtlicher_gemeindeschlüssel',osmvalue:'06635'},">
            <text:p>'DE06635':{name:'Landkreis Waldeck-Frankenberg',osmkey:'de:amtlicher_gemeindeschlüssel',osmvalue:'06635'},</text:p>
          </table:table-cell>
          <table:table-cell/>
          <table:table-cell table:formula="of:=IF([Tabelle1.D144]&lt;&gt;&quot;&quot;;CONCATENATE(&quot;,osmkey:'&quot;;[Tabelle1.D144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144]&lt;&gt;&quot;&quot;;CONCATENATE(&quot;,osmvalue:'&quot;;[Tabelle1.E144];&quot;'&quot;);&quot;&quot;)" office:value-type="string" office:string-value=",osmvalue:'06635'">
            <text:p>,osmvalue:'06635'</text:p>
          </table:table-cell>
        </table:table-row>
        <table:table-row table:style-name="ro1">
          <table:table-cell/>
          <table:table-cell table:formula="of:=CONCATENATE(&quot;'&quot;;[Tabelle1.A145];&quot;&quot;;[Tabelle1.B145];&quot;':{name:'&quot;;[Tabelle1.C145];&quot;'&quot;;[.D143];[.E143];&quot;},&quot;)" office:value-type="string" office:string-value="'DE06636':{name:'Werra-Meißner-Kreis',osmkey:'de:amtlicher_gemeindeschlüssel',osmvalue:'06636'},">
            <text:p>'DE06636':{name:'Werra-Meißner-Kreis',osmkey:'de:amtlicher_gemeindeschlüssel',osmvalue:'06636'},</text:p>
          </table:table-cell>
          <table:table-cell/>
          <table:table-cell table:formula="of:=IF([Tabelle1.D145]&lt;&gt;&quot;&quot;;CONCATENATE(&quot;,osmkey:'&quot;;[Tabelle1.D145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145]&lt;&gt;&quot;&quot;;CONCATENATE(&quot;,osmvalue:'&quot;;[Tabelle1.E145];&quot;'&quot;);&quot;&quot;)" office:value-type="string" office:string-value=",osmvalue:'06636'">
            <text:p>,osmvalue:'06636'</text:p>
          </table:table-cell>
        </table:table-row>
        <table:table-row table:style-name="ro1">
          <table:table-cell/>
          <table:table-cell table:formula="of:=CONCATENATE(&quot;'&quot;;[Tabelle1.A146];&quot;&quot;;[Tabelle1.B146];&quot;':{name:'&quot;;[Tabelle1.C146];&quot;'&quot;;[.D144];[.E144];&quot;},&quot;)" office:value-type="string" office:string-value="'DE7000999':{name:'Gemeinsames deutsch-luxemburgisches Hoheitsgebiet',osmkey:'de:amtlicher_gemeindeschlüssel',osmvalue:'7000999'},">
            <text:p>'DE7000999':{name:'Gemeinsames deutsch-luxemburgisches Hoheitsgebiet',osmkey:'de:amtlicher_gemeindeschlüssel',osmvalue:'7000999'},</text:p>
          </table:table-cell>
          <table:table-cell/>
          <table:table-cell table:formula="of:=IF([Tabelle1.D146]&lt;&gt;&quot;&quot;;CONCATENATE(&quot;,osmkey:'&quot;;[Tabelle1.D146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146]&lt;&gt;&quot;&quot;;CONCATENATE(&quot;,osmvalue:'&quot;;[Tabelle1.E146];&quot;'&quot;);&quot;&quot;)" office:value-type="string" office:string-value=",osmvalue:'7000999'">
            <text:p>,osmvalue:'7000999'</text:p>
          </table:table-cell>
        </table:table-row>
        <table:table-row table:style-name="ro1">
          <table:table-cell/>
          <table:table-cell table:formula="of:=CONCATENATE(&quot;'&quot;;[Tabelle1.A147];&quot;&quot;;[Tabelle1.B147];&quot;':{name:'&quot;;[Tabelle1.C147];&quot;'&quot;;[.D145];[.E145];&quot;},&quot;)" office:value-type="string" office:string-value="'DE07111':{name:'Koblenz',osmkey:'de:amtlicher_gemeindeschlüssel',osmvalue:'07111'},">
            <text:p>'DE07111':{name:'Koblenz',osmkey:'de:amtlicher_gemeindeschlüssel',osmvalue:'07111'},</text:p>
          </table:table-cell>
          <table:table-cell/>
          <table:table-cell table:formula="of:=IF([Tabelle1.D147]&lt;&gt;&quot;&quot;;CONCATENATE(&quot;,osmkey:'&quot;;[Tabelle1.D147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147]&lt;&gt;&quot;&quot;;CONCATENATE(&quot;,osmvalue:'&quot;;[Tabelle1.E147];&quot;'&quot;);&quot;&quot;)" office:value-type="string" office:string-value=",osmvalue:'07111'">
            <text:p>,osmvalue:'07111'</text:p>
          </table:table-cell>
        </table:table-row>
        <table:table-row table:style-name="ro1">
          <table:table-cell/>
          <table:table-cell table:formula="of:=CONCATENATE(&quot;'&quot;;[Tabelle1.A148];&quot;&quot;;[Tabelle1.B148];&quot;':{name:'&quot;;[Tabelle1.C148];&quot;'&quot;;[.D146];[.E146];&quot;},&quot;)" office:value-type="string" office:string-value="'DE07131':{name:'Landkreis Ahrweiler',osmkey:'de:amtlicher_gemeindeschlüssel',osmvalue:'07131'},">
            <text:p>'DE07131':{name:'Landkreis Ahrweiler',osmkey:'de:amtlicher_gemeindeschlüssel',osmvalue:'07131'},</text:p>
          </table:table-cell>
          <table:table-cell/>
          <table:table-cell table:formula="of:=IF([Tabelle1.D148]&lt;&gt;&quot;&quot;;CONCATENATE(&quot;,osmkey:'&quot;;[Tabelle1.D148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148]&lt;&gt;&quot;&quot;;CONCATENATE(&quot;,osmvalue:'&quot;;[Tabelle1.E148];&quot;'&quot;);&quot;&quot;)" office:value-type="string" office:string-value=",osmvalue:'07131'">
            <text:p>,osmvalue:'07131'</text:p>
          </table:table-cell>
        </table:table-row>
        <table:table-row table:style-name="ro1">
          <table:table-cell/>
          <table:table-cell table:formula="of:=CONCATENATE(&quot;'&quot;;[Tabelle1.A149];&quot;&quot;;[Tabelle1.B149];&quot;':{name:'&quot;;[Tabelle1.C149];&quot;'&quot;;[.D147];[.E147];&quot;},&quot;)" office:value-type="string" office:string-value="'DE07132':{name:'Landkreis Altenkirchen',osmkey:'de:amtlicher_gemeindeschlüssel',osmvalue:'07132'},">
            <text:p>'DE07132':{name:'Landkreis Altenkirchen',osmkey:'de:amtlicher_gemeindeschlüssel',osmvalue:'07132'},</text:p>
          </table:table-cell>
          <table:table-cell/>
          <table:table-cell table:formula="of:=IF([Tabelle1.D149]&lt;&gt;&quot;&quot;;CONCATENATE(&quot;,osmkey:'&quot;;[Tabelle1.D149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149]&lt;&gt;&quot;&quot;;CONCATENATE(&quot;,osmvalue:'&quot;;[Tabelle1.E149];&quot;'&quot;);&quot;&quot;)" office:value-type="string" office:string-value=",osmvalue:'07132'">
            <text:p>,osmvalue:'07132'</text:p>
          </table:table-cell>
        </table:table-row>
        <table:table-row table:style-name="ro1">
          <table:table-cell/>
          <table:table-cell table:formula="of:=CONCATENATE(&quot;'&quot;;[Tabelle1.A150];&quot;&quot;;[Tabelle1.B150];&quot;':{name:'&quot;;[Tabelle1.C150];&quot;'&quot;;[.D148];[.E148];&quot;},&quot;)" office:value-type="string" office:string-value="'DE07133':{name:'Landkreis Bad Kreuznach',osmkey:'de:amtlicher_gemeindeschlüssel',osmvalue:'07133'},">
            <text:p>'DE07133':{name:'Landkreis Bad Kreuznach',osmkey:'de:amtlicher_gemeindeschlüssel',osmvalue:'07133'},</text:p>
          </table:table-cell>
          <table:table-cell/>
          <table:table-cell table:formula="of:=IF([Tabelle1.D150]&lt;&gt;&quot;&quot;;CONCATENATE(&quot;,osmkey:'&quot;;[Tabelle1.D150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150]&lt;&gt;&quot;&quot;;CONCATENATE(&quot;,osmvalue:'&quot;;[Tabelle1.E150];&quot;'&quot;);&quot;&quot;)" office:value-type="string" office:string-value=",osmvalue:'07133'">
            <text:p>,osmvalue:'07133'</text:p>
          </table:table-cell>
        </table:table-row>
        <table:table-row table:style-name="ro1">
          <table:table-cell/>
          <table:table-cell table:formula="of:=CONCATENATE(&quot;'&quot;;[Tabelle1.A151];&quot;&quot;;[Tabelle1.B151];&quot;':{name:'&quot;;[Tabelle1.C151];&quot;'&quot;;[.D149];[.E149];&quot;},&quot;)" office:value-type="string" office:string-value="'DE07134':{name:'Landkreis Birkenfeld',osmkey:'de:amtlicher_gemeindeschlüssel',osmvalue:'07134'},">
            <text:p>'DE07134':{name:'Landkreis Birkenfeld',osmkey:'de:amtlicher_gemeindeschlüssel',osmvalue:'07134'},</text:p>
          </table:table-cell>
          <table:table-cell/>
          <table:table-cell table:formula="of:=IF([Tabelle1.D151]&lt;&gt;&quot;&quot;;CONCATENATE(&quot;,osmkey:'&quot;;[Tabelle1.D151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151]&lt;&gt;&quot;&quot;;CONCATENATE(&quot;,osmvalue:'&quot;;[Tabelle1.E151];&quot;'&quot;);&quot;&quot;)" office:value-type="string" office:string-value=",osmvalue:'07134'">
            <text:p>,osmvalue:'07134'</text:p>
          </table:table-cell>
        </table:table-row>
        <table:table-row table:style-name="ro1">
          <table:table-cell/>
          <table:table-cell table:formula="of:=CONCATENATE(&quot;'&quot;;[Tabelle1.A152];&quot;&quot;;[Tabelle1.B152];&quot;':{name:'&quot;;[Tabelle1.C152];&quot;'&quot;;[.D150];[.E150];&quot;},&quot;)" office:value-type="string" office:string-value="'DE07135':{name:'Landkreis Cochem-Zell',osmkey:'de:amtlicher_gemeindeschlüssel',osmvalue:'07135'},">
            <text:p>'DE07135':{name:'Landkreis Cochem-Zell',osmkey:'de:amtlicher_gemeindeschlüssel',osmvalue:'07135'},</text:p>
          </table:table-cell>
          <table:table-cell/>
          <table:table-cell table:formula="of:=IF([Tabelle1.D152]&lt;&gt;&quot;&quot;;CONCATENATE(&quot;,osmkey:'&quot;;[Tabelle1.D152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152]&lt;&gt;&quot;&quot;;CONCATENATE(&quot;,osmvalue:'&quot;;[Tabelle1.E152];&quot;'&quot;);&quot;&quot;)" office:value-type="string" office:string-value=",osmvalue:'07135'">
            <text:p>,osmvalue:'07135'</text:p>
          </table:table-cell>
        </table:table-row>
        <table:table-row table:style-name="ro1">
          <table:table-cell/>
          <table:table-cell table:formula="of:=CONCATENATE(&quot;'&quot;;[Tabelle1.A153];&quot;&quot;;[Tabelle1.B153];&quot;':{name:'&quot;;[Tabelle1.C153];&quot;'&quot;;[.D151];[.E151];&quot;},&quot;)" office:value-type="string" office:string-value="'DE07137':{name:'Landkreis Mayen-Koblenz',osmkey:'de:amtlicher_gemeindeschlüssel',osmvalue:'07137'},">
            <text:p>'DE07137':{name:'Landkreis Mayen-Koblenz',osmkey:'de:amtlicher_gemeindeschlüssel',osmvalue:'07137'},</text:p>
          </table:table-cell>
          <table:table-cell/>
          <table:table-cell table:formula="of:=IF([Tabelle1.D153]&lt;&gt;&quot;&quot;;CONCATENATE(&quot;,osmkey:'&quot;;[Tabelle1.D153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153]&lt;&gt;&quot;&quot;;CONCATENATE(&quot;,osmvalue:'&quot;;[Tabelle1.E153];&quot;'&quot;);&quot;&quot;)" office:value-type="string" office:string-value=",osmvalue:'07137'">
            <text:p>,osmvalue:'07137'</text:p>
          </table:table-cell>
        </table:table-row>
        <table:table-row table:style-name="ro1">
          <table:table-cell/>
          <table:table-cell table:formula="of:=CONCATENATE(&quot;'&quot;;[Tabelle1.A154];&quot;&quot;;[Tabelle1.B154];&quot;':{name:'&quot;;[Tabelle1.C154];&quot;'&quot;;[.D152];[.E152];&quot;},&quot;)" office:value-type="string" office:string-value="'DE07138':{name:'Landkreis Neuwied',osmkey:'de:amtlicher_gemeindeschlüssel',osmvalue:'07138'},">
            <text:p>'DE07138':{name:'Landkreis Neuwied',osmkey:'de:amtlicher_gemeindeschlüssel',osmvalue:'07138'},</text:p>
          </table:table-cell>
          <table:table-cell/>
          <table:table-cell table:formula="of:=IF([Tabelle1.D154]&lt;&gt;&quot;&quot;;CONCATENATE(&quot;,osmkey:'&quot;;[Tabelle1.D154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154]&lt;&gt;&quot;&quot;;CONCATENATE(&quot;,osmvalue:'&quot;;[Tabelle1.E154];&quot;'&quot;);&quot;&quot;)" office:value-type="string" office:string-value=",osmvalue:'07138'">
            <text:p>,osmvalue:'07138'</text:p>
          </table:table-cell>
        </table:table-row>
        <table:table-row table:style-name="ro1">
          <table:table-cell/>
          <table:table-cell table:formula="of:=CONCATENATE(&quot;'&quot;;[Tabelle1.A155];&quot;&quot;;[Tabelle1.B155];&quot;':{name:'&quot;;[Tabelle1.C155];&quot;'&quot;;[.D153];[.E153];&quot;},&quot;)" office:value-type="string" office:string-value="'DE07140':{name:'Rhein-Hunsrück-Kreis',osmkey:'de:amtlicher_gemeindeschlüssel',osmvalue:'07140'},">
            <text:p>'DE07140':{name:'Rhein-Hunsrück-Kreis',osmkey:'de:amtlicher_gemeindeschlüssel',osmvalue:'07140'},</text:p>
          </table:table-cell>
          <table:table-cell/>
          <table:table-cell table:formula="of:=IF([Tabelle1.D155]&lt;&gt;&quot;&quot;;CONCATENATE(&quot;,osmkey:'&quot;;[Tabelle1.D155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155]&lt;&gt;&quot;&quot;;CONCATENATE(&quot;,osmvalue:'&quot;;[Tabelle1.E155];&quot;'&quot;);&quot;&quot;)" office:value-type="string" office:string-value=",osmvalue:'07140'">
            <text:p>,osmvalue:'07140'</text:p>
          </table:table-cell>
        </table:table-row>
        <table:table-row table:style-name="ro1">
          <table:table-cell/>
          <table:table-cell table:formula="of:=CONCATENATE(&quot;'&quot;;[Tabelle1.A156];&quot;&quot;;[Tabelle1.B156];&quot;':{name:'&quot;;[Tabelle1.C156];&quot;'&quot;;[.D154];[.E154];&quot;},&quot;)" office:value-type="string" office:string-value="'DE07141':{name:'Rhein-Lahn-Kreis',osmkey:'de:amtlicher_gemeindeschlüssel',osmvalue:'07141'},">
            <text:p>'DE07141':{name:'Rhein-Lahn-Kreis',osmkey:'de:amtlicher_gemeindeschlüssel',osmvalue:'07141'},</text:p>
          </table:table-cell>
          <table:table-cell/>
          <table:table-cell table:formula="of:=IF([Tabelle1.D156]&lt;&gt;&quot;&quot;;CONCATENATE(&quot;,osmkey:'&quot;;[Tabelle1.D156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156]&lt;&gt;&quot;&quot;;CONCATENATE(&quot;,osmvalue:'&quot;;[Tabelle1.E156];&quot;'&quot;);&quot;&quot;)" office:value-type="string" office:string-value=",osmvalue:'07141'">
            <text:p>,osmvalue:'07141'</text:p>
          </table:table-cell>
        </table:table-row>
        <table:table-row table:style-name="ro1">
          <table:table-cell/>
          <table:table-cell table:formula="of:=CONCATENATE(&quot;'&quot;;[Tabelle1.A157];&quot;&quot;;[Tabelle1.B157];&quot;':{name:'&quot;;[Tabelle1.C157];&quot;'&quot;;[.D155];[.E155];&quot;},&quot;)" office:value-type="string" office:string-value="'DE07143':{name:'Westerwaldkreis',osmkey:'de:amtlicher_gemeindeschlüssel',osmvalue:'07143'},">
            <text:p>'DE07143':{name:'Westerwaldkreis',osmkey:'de:amtlicher_gemeindeschlüssel',osmvalue:'07143'},</text:p>
          </table:table-cell>
          <table:table-cell/>
          <table:table-cell table:formula="of:=IF([Tabelle1.D157]&lt;&gt;&quot;&quot;;CONCATENATE(&quot;,osmkey:'&quot;;[Tabelle1.D157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157]&lt;&gt;&quot;&quot;;CONCATENATE(&quot;,osmvalue:'&quot;;[Tabelle1.E157];&quot;'&quot;);&quot;&quot;)" office:value-type="string" office:string-value=",osmvalue:'07143'">
            <text:p>,osmvalue:'07143'</text:p>
          </table:table-cell>
        </table:table-row>
        <table:table-row table:style-name="ro1">
          <table:table-cell/>
          <table:table-cell table:formula="of:=CONCATENATE(&quot;'&quot;;[Tabelle1.A158];&quot;&quot;;[Tabelle1.B158];&quot;':{name:'&quot;;[Tabelle1.C158];&quot;'&quot;;[.D156];[.E156];&quot;},&quot;)" office:value-type="string" office:string-value="'DE07211':{name:'Trier',osmkey:'de:amtlicher_gemeindeschlüssel',osmvalue:'07211'},">
            <text:p>'DE07211':{name:'Trier',osmkey:'de:amtlicher_gemeindeschlüssel',osmvalue:'07211'},</text:p>
          </table:table-cell>
          <table:table-cell/>
          <table:table-cell table:formula="of:=IF([Tabelle1.D158]&lt;&gt;&quot;&quot;;CONCATENATE(&quot;,osmkey:'&quot;;[Tabelle1.D158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158]&lt;&gt;&quot;&quot;;CONCATENATE(&quot;,osmvalue:'&quot;;[Tabelle1.E158];&quot;'&quot;);&quot;&quot;)" office:value-type="string" office:string-value=",osmvalue:'07211'">
            <text:p>,osmvalue:'07211'</text:p>
          </table:table-cell>
        </table:table-row>
        <table:table-row table:style-name="ro1">
          <table:table-cell/>
          <table:table-cell table:formula="of:=CONCATENATE(&quot;'&quot;;[Tabelle1.A159];&quot;&quot;;[Tabelle1.B159];&quot;':{name:'&quot;;[Tabelle1.C159];&quot;'&quot;;[.D157];[.E157];&quot;},&quot;)" office:value-type="string" office:string-value="'DE07231':{name:'Landkreis Bernkastel-Wittlich',osmkey:'de:amtlicher_gemeindeschlüssel',osmvalue:'07231'},">
            <text:p>'DE07231':{name:'Landkreis Bernkastel-Wittlich',osmkey:'de:amtlicher_gemeindeschlüssel',osmvalue:'07231'},</text:p>
          </table:table-cell>
          <table:table-cell/>
          <table:table-cell table:formula="of:=IF([Tabelle1.D159]&lt;&gt;&quot;&quot;;CONCATENATE(&quot;,osmkey:'&quot;;[Tabelle1.D159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159]&lt;&gt;&quot;&quot;;CONCATENATE(&quot;,osmvalue:'&quot;;[Tabelle1.E159];&quot;'&quot;);&quot;&quot;)" office:value-type="string" office:string-value=",osmvalue:'07231'">
            <text:p>,osmvalue:'07231'</text:p>
          </table:table-cell>
        </table:table-row>
        <table:table-row table:style-name="ro1">
          <table:table-cell/>
          <table:table-cell table:formula="of:=CONCATENATE(&quot;'&quot;;[Tabelle1.A160];&quot;&quot;;[Tabelle1.B160];&quot;':{name:'&quot;;[Tabelle1.C160];&quot;'&quot;;[.D158];[.E158];&quot;},&quot;)" office:value-type="string" office:string-value="'DE07232':{name:'Eifelkreis Bitburg-Prüm',osmkey:'de:amtlicher_gemeindeschlüssel',osmvalue:'07232'},">
            <text:p>'DE07232':{name:'Eifelkreis Bitburg-Prüm',osmkey:'de:amtlicher_gemeindeschlüssel',osmvalue:'07232'},</text:p>
          </table:table-cell>
          <table:table-cell/>
          <table:table-cell table:formula="of:=IF([Tabelle1.D160]&lt;&gt;&quot;&quot;;CONCATENATE(&quot;,osmkey:'&quot;;[Tabelle1.D160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160]&lt;&gt;&quot;&quot;;CONCATENATE(&quot;,osmvalue:'&quot;;[Tabelle1.E160];&quot;'&quot;);&quot;&quot;)" office:value-type="string" office:string-value=",osmvalue:'07232'">
            <text:p>,osmvalue:'07232'</text:p>
          </table:table-cell>
        </table:table-row>
        <table:table-row table:style-name="ro1">
          <table:table-cell/>
          <table:table-cell table:formula="of:=CONCATENATE(&quot;'&quot;;[Tabelle1.A161];&quot;&quot;;[Tabelle1.B161];&quot;':{name:'&quot;;[Tabelle1.C161];&quot;'&quot;;[.D159];[.E159];&quot;},&quot;)" office:value-type="string" office:string-value="'DE07233':{name:'Landkreis Vulkaneifel',osmkey:'de:amtlicher_gemeindeschlüssel',osmvalue:'07233'},">
            <text:p>'DE07233':{name:'Landkreis Vulkaneifel',osmkey:'de:amtlicher_gemeindeschlüssel',osmvalue:'07233'},</text:p>
          </table:table-cell>
          <table:table-cell/>
          <table:table-cell table:formula="of:=IF([Tabelle1.D161]&lt;&gt;&quot;&quot;;CONCATENATE(&quot;,osmkey:'&quot;;[Tabelle1.D161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161]&lt;&gt;&quot;&quot;;CONCATENATE(&quot;,osmvalue:'&quot;;[Tabelle1.E161];&quot;'&quot;);&quot;&quot;)" office:value-type="string" office:string-value=",osmvalue:'07233'">
            <text:p>,osmvalue:'07233'</text:p>
          </table:table-cell>
        </table:table-row>
        <table:table-row table:style-name="ro1">
          <table:table-cell/>
          <table:table-cell table:formula="of:=CONCATENATE(&quot;'&quot;;[Tabelle1.A162];&quot;&quot;;[Tabelle1.B162];&quot;':{name:'&quot;;[Tabelle1.C162];&quot;'&quot;;[.D160];[.E160];&quot;},&quot;)" office:value-type="string" office:string-value="'DE07235':{name:'Landkreis Trier-Saarburg',osmkey:'de:amtlicher_gemeindeschlüssel',osmvalue:'07235'},">
            <text:p>'DE07235':{name:'Landkreis Trier-Saarburg',osmkey:'de:amtlicher_gemeindeschlüssel',osmvalue:'07235'},</text:p>
          </table:table-cell>
          <table:table-cell/>
          <table:table-cell table:formula="of:=IF([Tabelle1.D162]&lt;&gt;&quot;&quot;;CONCATENATE(&quot;,osmkey:'&quot;;[Tabelle1.D162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162]&lt;&gt;&quot;&quot;;CONCATENATE(&quot;,osmvalue:'&quot;;[Tabelle1.E162];&quot;'&quot;);&quot;&quot;)" office:value-type="string" office:string-value=",osmvalue:'07235'">
            <text:p>,osmvalue:'07235'</text:p>
          </table:table-cell>
        </table:table-row>
        <table:table-row table:style-name="ro1">
          <table:table-cell/>
          <table:table-cell table:formula="of:=CONCATENATE(&quot;'&quot;;[Tabelle1.A163];&quot;&quot;;[Tabelle1.B163];&quot;':{name:'&quot;;[Tabelle1.C163];&quot;'&quot;;[.D161];[.E161];&quot;},&quot;)" office:value-type="string" office:string-value="'DE07311':{name:'Frankenthal (Pfalz)',osmkey:'de:amtlicher_gemeindeschlüssel',osmvalue:'07311'},">
            <text:p>'DE07311':{name:'Frankenthal (Pfalz)',osmkey:'de:amtlicher_gemeindeschlüssel',osmvalue:'07311'},</text:p>
          </table:table-cell>
          <table:table-cell/>
          <table:table-cell table:formula="of:=IF([Tabelle1.D163]&lt;&gt;&quot;&quot;;CONCATENATE(&quot;,osmkey:'&quot;;[Tabelle1.D163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163]&lt;&gt;&quot;&quot;;CONCATENATE(&quot;,osmvalue:'&quot;;[Tabelle1.E163];&quot;'&quot;);&quot;&quot;)" office:value-type="string" office:string-value=",osmvalue:'07311'">
            <text:p>,osmvalue:'07311'</text:p>
          </table:table-cell>
        </table:table-row>
        <table:table-row table:style-name="ro1">
          <table:table-cell/>
          <table:table-cell table:formula="of:=CONCATENATE(&quot;'&quot;;[Tabelle1.A164];&quot;&quot;;[Tabelle1.B164];&quot;':{name:'&quot;;[Tabelle1.C164];&quot;'&quot;;[.D162];[.E162];&quot;},&quot;)" office:value-type="string" office:string-value="'DE07312':{name:'Kaiserslautern',osmkey:'de:amtlicher_gemeindeschlüssel',osmvalue:'07312'},">
            <text:p>'DE07312':{name:'Kaiserslautern',osmkey:'de:amtlicher_gemeindeschlüssel',osmvalue:'07312'},</text:p>
          </table:table-cell>
          <table:table-cell/>
          <table:table-cell table:formula="of:=IF([Tabelle1.D164]&lt;&gt;&quot;&quot;;CONCATENATE(&quot;,osmkey:'&quot;;[Tabelle1.D164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164]&lt;&gt;&quot;&quot;;CONCATENATE(&quot;,osmvalue:'&quot;;[Tabelle1.E164];&quot;'&quot;);&quot;&quot;)" office:value-type="string" office:string-value=",osmvalue:'07312'">
            <text:p>,osmvalue:'07312'</text:p>
          </table:table-cell>
        </table:table-row>
        <table:table-row table:style-name="ro1">
          <table:table-cell/>
          <table:table-cell table:formula="of:=CONCATENATE(&quot;'&quot;;[Tabelle1.A165];&quot;&quot;;[Tabelle1.B165];&quot;':{name:'&quot;;[Tabelle1.C165];&quot;'&quot;;[.D163];[.E163];&quot;},&quot;)" office:value-type="string" office:string-value="'DE07313':{name:'Landau in der Pfalz',osmkey:'de:amtlicher_gemeindeschlüssel',osmvalue:'07313'},">
            <text:p>'DE07313':{name:'Landau in der Pfalz',osmkey:'de:amtlicher_gemeindeschlüssel',osmvalue:'07313'},</text:p>
          </table:table-cell>
          <table:table-cell/>
          <table:table-cell table:formula="of:=IF([Tabelle1.D165]&lt;&gt;&quot;&quot;;CONCATENATE(&quot;,osmkey:'&quot;;[Tabelle1.D165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165]&lt;&gt;&quot;&quot;;CONCATENATE(&quot;,osmvalue:'&quot;;[Tabelle1.E165];&quot;'&quot;);&quot;&quot;)" office:value-type="string" office:string-value=",osmvalue:'07313'">
            <text:p>,osmvalue:'07313'</text:p>
          </table:table-cell>
        </table:table-row>
        <table:table-row table:style-name="ro1">
          <table:table-cell/>
          <table:table-cell table:formula="of:=CONCATENATE(&quot;'&quot;;[Tabelle1.A166];&quot;&quot;;[Tabelle1.B166];&quot;':{name:'&quot;;[Tabelle1.C166];&quot;'&quot;;[.D164];[.E164];&quot;},&quot;)" office:value-type="string" office:string-value="'DE07314':{name:'Ludwigshafen am Rhein',osmkey:'de:amtlicher_gemeindeschlüssel',osmvalue:'07314'},">
            <text:p>'DE07314':{name:'Ludwigshafen am Rhein',osmkey:'de:amtlicher_gemeindeschlüssel',osmvalue:'07314'},</text:p>
          </table:table-cell>
          <table:table-cell/>
          <table:table-cell table:formula="of:=IF([Tabelle1.D166]&lt;&gt;&quot;&quot;;CONCATENATE(&quot;,osmkey:'&quot;;[Tabelle1.D166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166]&lt;&gt;&quot;&quot;;CONCATENATE(&quot;,osmvalue:'&quot;;[Tabelle1.E166];&quot;'&quot;);&quot;&quot;)" office:value-type="string" office:string-value=",osmvalue:'07314'">
            <text:p>,osmvalue:'07314'</text:p>
          </table:table-cell>
        </table:table-row>
        <table:table-row table:style-name="ro1">
          <table:table-cell/>
          <table:table-cell table:formula="of:=CONCATENATE(&quot;'&quot;;[Tabelle1.A167];&quot;&quot;;[Tabelle1.B167];&quot;':{name:'&quot;;[Tabelle1.C167];&quot;'&quot;;[.D165];[.E165];&quot;},&quot;)" office:value-type="string" office:string-value="'DE07315':{name:'Mainz',osmkey:'de:amtlicher_gemeindeschlüssel',osmvalue:'07315'},">
            <text:p>'DE07315':{name:'Mainz',osmkey:'de:amtlicher_gemeindeschlüssel',osmvalue:'07315'},</text:p>
          </table:table-cell>
          <table:table-cell/>
          <table:table-cell table:formula="of:=IF([Tabelle1.D167]&lt;&gt;&quot;&quot;;CONCATENATE(&quot;,osmkey:'&quot;;[Tabelle1.D167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167]&lt;&gt;&quot;&quot;;CONCATENATE(&quot;,osmvalue:'&quot;;[Tabelle1.E167];&quot;'&quot;);&quot;&quot;)" office:value-type="string" office:string-value=",osmvalue:'07315'">
            <text:p>,osmvalue:'07315'</text:p>
          </table:table-cell>
        </table:table-row>
        <table:table-row table:style-name="ro1">
          <table:table-cell/>
          <table:table-cell table:formula="of:=CONCATENATE(&quot;'&quot;;[Tabelle1.A168];&quot;&quot;;[Tabelle1.B168];&quot;':{name:'&quot;;[Tabelle1.C168];&quot;'&quot;;[.D166];[.E166];&quot;},&quot;)" office:value-type="string" office:string-value="'DE07316':{name:'Neustadt an der Weinstraße',osmkey:'de:amtlicher_gemeindeschlüssel',osmvalue:'07316'},">
            <text:p>'DE07316':{name:'Neustadt an der Weinstraße',osmkey:'de:amtlicher_gemeindeschlüssel',osmvalue:'07316'},</text:p>
          </table:table-cell>
          <table:table-cell/>
          <table:table-cell table:formula="of:=IF([Tabelle1.D168]&lt;&gt;&quot;&quot;;CONCATENATE(&quot;,osmkey:'&quot;;[Tabelle1.D168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168]&lt;&gt;&quot;&quot;;CONCATENATE(&quot;,osmvalue:'&quot;;[Tabelle1.E168];&quot;'&quot;);&quot;&quot;)" office:value-type="string" office:string-value=",osmvalue:'07316'">
            <text:p>,osmvalue:'07316'</text:p>
          </table:table-cell>
        </table:table-row>
        <table:table-row table:style-name="ro1">
          <table:table-cell/>
          <table:table-cell table:formula="of:=CONCATENATE(&quot;'&quot;;[Tabelle1.A169];&quot;&quot;;[Tabelle1.B169];&quot;':{name:'&quot;;[Tabelle1.C169];&quot;'&quot;;[.D167];[.E167];&quot;},&quot;)" office:value-type="string" office:string-value="'DE07317':{name:'Pirmasens',osmkey:'de:amtlicher_gemeindeschlüssel',osmvalue:'07317'},">
            <text:p>'DE07317':{name:'Pirmasens',osmkey:'de:amtlicher_gemeindeschlüssel',osmvalue:'07317'},</text:p>
          </table:table-cell>
          <table:table-cell/>
          <table:table-cell table:formula="of:=IF([Tabelle1.D169]&lt;&gt;&quot;&quot;;CONCATENATE(&quot;,osmkey:'&quot;;[Tabelle1.D169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169]&lt;&gt;&quot;&quot;;CONCATENATE(&quot;,osmvalue:'&quot;;[Tabelle1.E169];&quot;'&quot;);&quot;&quot;)" office:value-type="string" office:string-value=",osmvalue:'07317'">
            <text:p>,osmvalue:'07317'</text:p>
          </table:table-cell>
        </table:table-row>
        <table:table-row table:style-name="ro1">
          <table:table-cell/>
          <table:table-cell table:formula="of:=CONCATENATE(&quot;'&quot;;[Tabelle1.A170];&quot;&quot;;[Tabelle1.B170];&quot;':{name:'&quot;;[Tabelle1.C170];&quot;'&quot;;[.D168];[.E168];&quot;},&quot;)" office:value-type="string" office:string-value="'DE07318':{name:'Speyer',osmkey:'de:amtlicher_gemeindeschlüssel',osmvalue:'07318'},">
            <text:p>'DE07318':{name:'Speyer',osmkey:'de:amtlicher_gemeindeschlüssel',osmvalue:'07318'},</text:p>
          </table:table-cell>
          <table:table-cell/>
          <table:table-cell table:formula="of:=IF([Tabelle1.D170]&lt;&gt;&quot;&quot;;CONCATENATE(&quot;,osmkey:'&quot;;[Tabelle1.D170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170]&lt;&gt;&quot;&quot;;CONCATENATE(&quot;,osmvalue:'&quot;;[Tabelle1.E170];&quot;'&quot;);&quot;&quot;)" office:value-type="string" office:string-value=",osmvalue:'07318'">
            <text:p>,osmvalue:'07318'</text:p>
          </table:table-cell>
        </table:table-row>
        <table:table-row table:style-name="ro1">
          <table:table-cell/>
          <table:table-cell table:formula="of:=CONCATENATE(&quot;'&quot;;[Tabelle1.A171];&quot;&quot;;[Tabelle1.B171];&quot;':{name:'&quot;;[Tabelle1.C171];&quot;'&quot;;[.D169];[.E169];&quot;},&quot;)" office:value-type="string" office:string-value="'DE07319':{name:'Worms',osmkey:'de:amtlicher_gemeindeschlüssel',osmvalue:'07319'},">
            <text:p>'DE07319':{name:'Worms',osmkey:'de:amtlicher_gemeindeschlüssel',osmvalue:'07319'},</text:p>
          </table:table-cell>
          <table:table-cell/>
          <table:table-cell table:formula="of:=IF([Tabelle1.D171]&lt;&gt;&quot;&quot;;CONCATENATE(&quot;,osmkey:'&quot;;[Tabelle1.D171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171]&lt;&gt;&quot;&quot;;CONCATENATE(&quot;,osmvalue:'&quot;;[Tabelle1.E171];&quot;'&quot;);&quot;&quot;)" office:value-type="string" office:string-value=",osmvalue:'07319'">
            <text:p>,osmvalue:'07319'</text:p>
          </table:table-cell>
        </table:table-row>
        <table:table-row table:style-name="ro1">
          <table:table-cell/>
          <table:table-cell table:formula="of:=CONCATENATE(&quot;'&quot;;[Tabelle1.A172];&quot;&quot;;[Tabelle1.B172];&quot;':{name:'&quot;;[Tabelle1.C172];&quot;'&quot;;[.D170];[.E170];&quot;},&quot;)" office:value-type="string" office:string-value="'DE07320':{name:'Zweibrücken',osmkey:'de:amtlicher_gemeindeschlüssel',osmvalue:'07320'},">
            <text:p>'DE07320':{name:'Zweibrücken',osmkey:'de:amtlicher_gemeindeschlüssel',osmvalue:'07320'},</text:p>
          </table:table-cell>
          <table:table-cell/>
          <table:table-cell table:formula="of:=IF([Tabelle1.D172]&lt;&gt;&quot;&quot;;CONCATENATE(&quot;,osmkey:'&quot;;[Tabelle1.D172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172]&lt;&gt;&quot;&quot;;CONCATENATE(&quot;,osmvalue:'&quot;;[Tabelle1.E172];&quot;'&quot;);&quot;&quot;)" office:value-type="string" office:string-value=",osmvalue:'07320'">
            <text:p>,osmvalue:'07320'</text:p>
          </table:table-cell>
        </table:table-row>
        <table:table-row table:style-name="ro1">
          <table:table-cell/>
          <table:table-cell table:formula="of:=CONCATENATE(&quot;'&quot;;[Tabelle1.A173];&quot;&quot;;[Tabelle1.B173];&quot;':{name:'&quot;;[Tabelle1.C173];&quot;'&quot;;[.D171];[.E171];&quot;},&quot;)" office:value-type="string" office:string-value="'DE07331':{name:'Landkreis Alzey-Worms',osmkey:'de:amtlicher_gemeindeschlüssel',osmvalue:'07331'},">
            <text:p>'DE07331':{name:'Landkreis Alzey-Worms',osmkey:'de:amtlicher_gemeindeschlüssel',osmvalue:'07331'},</text:p>
          </table:table-cell>
          <table:table-cell/>
          <table:table-cell table:formula="of:=IF([Tabelle1.D173]&lt;&gt;&quot;&quot;;CONCATENATE(&quot;,osmkey:'&quot;;[Tabelle1.D173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173]&lt;&gt;&quot;&quot;;CONCATENATE(&quot;,osmvalue:'&quot;;[Tabelle1.E173];&quot;'&quot;);&quot;&quot;)" office:value-type="string" office:string-value=",osmvalue:'07331'">
            <text:p>,osmvalue:'07331'</text:p>
          </table:table-cell>
        </table:table-row>
        <table:table-row table:style-name="ro1">
          <table:table-cell/>
          <table:table-cell table:formula="of:=CONCATENATE(&quot;'&quot;;[Tabelle1.A174];&quot;&quot;;[Tabelle1.B174];&quot;':{name:'&quot;;[Tabelle1.C174];&quot;'&quot;;[.D172];[.E172];&quot;},&quot;)" office:value-type="string" office:string-value="'DE07332':{name:'Landkreis Bad Dürkheim',osmkey:'de:amtlicher_gemeindeschlüssel',osmvalue:'07332'},">
            <text:p>'DE07332':{name:'Landkreis Bad Dürkheim',osmkey:'de:amtlicher_gemeindeschlüssel',osmvalue:'07332'},</text:p>
          </table:table-cell>
          <table:table-cell/>
          <table:table-cell table:formula="of:=IF([Tabelle1.D174]&lt;&gt;&quot;&quot;;CONCATENATE(&quot;,osmkey:'&quot;;[Tabelle1.D174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174]&lt;&gt;&quot;&quot;;CONCATENATE(&quot;,osmvalue:'&quot;;[Tabelle1.E174];&quot;'&quot;);&quot;&quot;)" office:value-type="string" office:string-value=",osmvalue:'07332'">
            <text:p>,osmvalue:'07332'</text:p>
          </table:table-cell>
        </table:table-row>
        <table:table-row table:style-name="ro1">
          <table:table-cell/>
          <table:table-cell table:formula="of:=CONCATENATE(&quot;'&quot;;[Tabelle1.A175];&quot;&quot;;[Tabelle1.B175];&quot;':{name:'&quot;;[Tabelle1.C175];&quot;'&quot;;[.D173];[.E173];&quot;},&quot;)" office:value-type="string" office:string-value="'DE07333':{name:'Donnersbergkreis',osmkey:'de:amtlicher_gemeindeschlüssel',osmvalue:'07333'},">
            <text:p>'DE07333':{name:'Donnersbergkreis',osmkey:'de:amtlicher_gemeindeschlüssel',osmvalue:'07333'},</text:p>
          </table:table-cell>
          <table:table-cell/>
          <table:table-cell table:formula="of:=IF([Tabelle1.D175]&lt;&gt;&quot;&quot;;CONCATENATE(&quot;,osmkey:'&quot;;[Tabelle1.D175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175]&lt;&gt;&quot;&quot;;CONCATENATE(&quot;,osmvalue:'&quot;;[Tabelle1.E175];&quot;'&quot;);&quot;&quot;)" office:value-type="string" office:string-value=",osmvalue:'07333'">
            <text:p>,osmvalue:'07333'</text:p>
          </table:table-cell>
        </table:table-row>
        <table:table-row table:style-name="ro1">
          <table:table-cell/>
          <table:table-cell table:formula="of:=CONCATENATE(&quot;'&quot;;[Tabelle1.A176];&quot;&quot;;[Tabelle1.B176];&quot;':{name:'&quot;;[Tabelle1.C176];&quot;'&quot;;[.D174];[.E174];&quot;},&quot;)" office:value-type="string" office:string-value="'DE07334':{name:'Landkreis Germersheim',osmkey:'de:amtlicher_gemeindeschlüssel',osmvalue:'07334'},">
            <text:p>'DE07334':{name:'Landkreis Germersheim',osmkey:'de:amtlicher_gemeindeschlüssel',osmvalue:'07334'},</text:p>
          </table:table-cell>
          <table:table-cell/>
          <table:table-cell table:formula="of:=IF([Tabelle1.D176]&lt;&gt;&quot;&quot;;CONCATENATE(&quot;,osmkey:'&quot;;[Tabelle1.D176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176]&lt;&gt;&quot;&quot;;CONCATENATE(&quot;,osmvalue:'&quot;;[Tabelle1.E176];&quot;'&quot;);&quot;&quot;)" office:value-type="string" office:string-value=",osmvalue:'07334'">
            <text:p>,osmvalue:'07334'</text:p>
          </table:table-cell>
        </table:table-row>
        <table:table-row table:style-name="ro1">
          <table:table-cell/>
          <table:table-cell table:formula="of:=CONCATENATE(&quot;'&quot;;[Tabelle1.A177];&quot;&quot;;[Tabelle1.B177];&quot;':{name:'&quot;;[Tabelle1.C177];&quot;'&quot;;[.D175];[.E175];&quot;},&quot;)" office:value-type="string" office:string-value="'DE07335':{name:'Landkreis Kaiserslautern',osmkey:'de:amtlicher_gemeindeschlüssel',osmvalue:'07335'},">
            <text:p>'DE07335':{name:'Landkreis Kaiserslautern',osmkey:'de:amtlicher_gemeindeschlüssel',osmvalue:'07335'},</text:p>
          </table:table-cell>
          <table:table-cell/>
          <table:table-cell table:formula="of:=IF([Tabelle1.D177]&lt;&gt;&quot;&quot;;CONCATENATE(&quot;,osmkey:'&quot;;[Tabelle1.D177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177]&lt;&gt;&quot;&quot;;CONCATENATE(&quot;,osmvalue:'&quot;;[Tabelle1.E177];&quot;'&quot;);&quot;&quot;)" office:value-type="string" office:string-value=",osmvalue:'07335'">
            <text:p>,osmvalue:'07335'</text:p>
          </table:table-cell>
        </table:table-row>
        <table:table-row table:style-name="ro1">
          <table:table-cell/>
          <table:table-cell table:formula="of:=CONCATENATE(&quot;'&quot;;[Tabelle1.A178];&quot;&quot;;[Tabelle1.B178];&quot;':{name:'&quot;;[Tabelle1.C178];&quot;'&quot;;[.D176];[.E176];&quot;},&quot;)" office:value-type="string" office:string-value="'DE07336':{name:'Landkreis Kusel',osmkey:'de:amtlicher_gemeindeschlüssel',osmvalue:'07336'},">
            <text:p>'DE07336':{name:'Landkreis Kusel',osmkey:'de:amtlicher_gemeindeschlüssel',osmvalue:'07336'},</text:p>
          </table:table-cell>
          <table:table-cell/>
          <table:table-cell table:formula="of:=IF([Tabelle1.D178]&lt;&gt;&quot;&quot;;CONCATENATE(&quot;,osmkey:'&quot;;[Tabelle1.D178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178]&lt;&gt;&quot;&quot;;CONCATENATE(&quot;,osmvalue:'&quot;;[Tabelle1.E178];&quot;'&quot;);&quot;&quot;)" office:value-type="string" office:string-value=",osmvalue:'07336'">
            <text:p>,osmvalue:'07336'</text:p>
          </table:table-cell>
        </table:table-row>
        <table:table-row table:style-name="ro1">
          <table:table-cell/>
          <table:table-cell table:formula="of:=CONCATENATE(&quot;'&quot;;[Tabelle1.A179];&quot;&quot;;[Tabelle1.B179];&quot;':{name:'&quot;;[Tabelle1.C179];&quot;'&quot;;[.D177];[.E177];&quot;},&quot;)" office:value-type="string" office:string-value="'DE07337':{name:'Landkreis Südliche Weinstraße',osmkey:'de:amtlicher_gemeindeschlüssel',osmvalue:'07337'},">
            <text:p>'DE07337':{name:'Landkreis Südliche Weinstraße',osmkey:'de:amtlicher_gemeindeschlüssel',osmvalue:'07337'},</text:p>
          </table:table-cell>
          <table:table-cell/>
          <table:table-cell table:formula="of:=IF([Tabelle1.D179]&lt;&gt;&quot;&quot;;CONCATENATE(&quot;,osmkey:'&quot;;[Tabelle1.D179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179]&lt;&gt;&quot;&quot;;CONCATENATE(&quot;,osmvalue:'&quot;;[Tabelle1.E179];&quot;'&quot;);&quot;&quot;)" office:value-type="string" office:string-value=",osmvalue:'07337'">
            <text:p>,osmvalue:'07337'</text:p>
          </table:table-cell>
        </table:table-row>
        <table:table-row table:style-name="ro1">
          <table:table-cell/>
          <table:table-cell table:formula="of:=CONCATENATE(&quot;'&quot;;[Tabelle1.A180];&quot;&quot;;[Tabelle1.B180];&quot;':{name:'&quot;;[Tabelle1.C180];&quot;'&quot;;[.D178];[.E178];&quot;},&quot;)" office:value-type="string" office:string-value="'DE07338':{name:'Rhein-Pfalz-Kreis',osmkey:'de:amtlicher_gemeindeschlüssel',osmvalue:'07338'},">
            <text:p>'DE07338':{name:'Rhein-Pfalz-Kreis',osmkey:'de:amtlicher_gemeindeschlüssel',osmvalue:'07338'},</text:p>
          </table:table-cell>
          <table:table-cell/>
          <table:table-cell table:formula="of:=IF([Tabelle1.D180]&lt;&gt;&quot;&quot;;CONCATENATE(&quot;,osmkey:'&quot;;[Tabelle1.D180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180]&lt;&gt;&quot;&quot;;CONCATENATE(&quot;,osmvalue:'&quot;;[Tabelle1.E180];&quot;'&quot;);&quot;&quot;)" office:value-type="string" office:string-value=",osmvalue:'07338'">
            <text:p>,osmvalue:'07338'</text:p>
          </table:table-cell>
        </table:table-row>
        <table:table-row table:style-name="ro1">
          <table:table-cell/>
          <table:table-cell table:formula="of:=CONCATENATE(&quot;'&quot;;[Tabelle1.A181];&quot;&quot;;[Tabelle1.B181];&quot;':{name:'&quot;;[Tabelle1.C181];&quot;'&quot;;[.D179];[.E179];&quot;},&quot;)" office:value-type="string" office:string-value="'DE07339':{name:'Landkreis Mainz-Bingen',osmkey:'de:amtlicher_gemeindeschlüssel',osmvalue:'07339'},">
            <text:p>'DE07339':{name:'Landkreis Mainz-Bingen',osmkey:'de:amtlicher_gemeindeschlüssel',osmvalue:'07339'},</text:p>
          </table:table-cell>
          <table:table-cell/>
          <table:table-cell table:formula="of:=IF([Tabelle1.D181]&lt;&gt;&quot;&quot;;CONCATENATE(&quot;,osmkey:'&quot;;[Tabelle1.D181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181]&lt;&gt;&quot;&quot;;CONCATENATE(&quot;,osmvalue:'&quot;;[Tabelle1.E181];&quot;'&quot;);&quot;&quot;)" office:value-type="string" office:string-value=",osmvalue:'07339'">
            <text:p>,osmvalue:'07339'</text:p>
          </table:table-cell>
        </table:table-row>
        <table:table-row table:style-name="ro1">
          <table:table-cell/>
          <table:table-cell table:formula="of:=CONCATENATE(&quot;'&quot;;[Tabelle1.A182];&quot;&quot;;[Tabelle1.B182];&quot;':{name:'&quot;;[Tabelle1.C182];&quot;'&quot;;[.D180];[.E180];&quot;},&quot;)" office:value-type="string" office:string-value="'DE07340':{name:'Landkreis Südwestpfalz',osmkey:'de:amtlicher_gemeindeschlüssel',osmvalue:'07340'},">
            <text:p>'DE07340':{name:'Landkreis Südwestpfalz',osmkey:'de:amtlicher_gemeindeschlüssel',osmvalue:'07340'},</text:p>
          </table:table-cell>
          <table:table-cell/>
          <table:table-cell table:formula="of:=IF([Tabelle1.D182]&lt;&gt;&quot;&quot;;CONCATENATE(&quot;,osmkey:'&quot;;[Tabelle1.D182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182]&lt;&gt;&quot;&quot;;CONCATENATE(&quot;,osmvalue:'&quot;;[Tabelle1.E182];&quot;'&quot;);&quot;&quot;)" office:value-type="string" office:string-value=",osmvalue:'07340'">
            <text:p>,osmvalue:'07340'</text:p>
          </table:table-cell>
        </table:table-row>
        <table:table-row table:style-name="ro1">
          <table:table-cell/>
          <table:table-cell table:formula="of:=CONCATENATE(&quot;'&quot;;[Tabelle1.A183];&quot;&quot;;[Tabelle1.B183];&quot;':{name:'&quot;;[Tabelle1.C183];&quot;'&quot;;[.D181];[.E181];&quot;},&quot;)" office:value-type="string" office:string-value="'DE08111':{name:'Stuttgart',osmkey:'de:amtlicher_gemeindeschlüssel',osmvalue:'08111'},">
            <text:p>'DE08111':{name:'Stuttgart',osmkey:'de:amtlicher_gemeindeschlüssel',osmvalue:'08111'},</text:p>
          </table:table-cell>
          <table:table-cell/>
          <table:table-cell table:formula="of:=IF([Tabelle1.D183]&lt;&gt;&quot;&quot;;CONCATENATE(&quot;,osmkey:'&quot;;[Tabelle1.D183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183]&lt;&gt;&quot;&quot;;CONCATENATE(&quot;,osmvalue:'&quot;;[Tabelle1.E183];&quot;'&quot;);&quot;&quot;)" office:value-type="string" office:string-value=",osmvalue:'08111'">
            <text:p>,osmvalue:'08111'</text:p>
          </table:table-cell>
        </table:table-row>
        <table:table-row table:style-name="ro1">
          <table:table-cell/>
          <table:table-cell table:formula="of:=CONCATENATE(&quot;'&quot;;[Tabelle1.A184];&quot;&quot;;[Tabelle1.B184];&quot;':{name:'&quot;;[Tabelle1.C184];&quot;'&quot;;[.D182];[.E182];&quot;},&quot;)" office:value-type="string" office:string-value="'DE08115':{name:'Landkreis Böblingen',osmkey:'de:amtlicher_gemeindeschlüssel',osmvalue:'08115'},">
            <text:p>'DE08115':{name:'Landkreis Böblingen',osmkey:'de:amtlicher_gemeindeschlüssel',osmvalue:'08115'},</text:p>
          </table:table-cell>
          <table:table-cell/>
          <table:table-cell table:formula="of:=IF([Tabelle1.D184]&lt;&gt;&quot;&quot;;CONCATENATE(&quot;,osmkey:'&quot;;[Tabelle1.D184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184]&lt;&gt;&quot;&quot;;CONCATENATE(&quot;,osmvalue:'&quot;;[Tabelle1.E184];&quot;'&quot;);&quot;&quot;)" office:value-type="string" office:string-value=",osmvalue:'08115'">
            <text:p>,osmvalue:'08115'</text:p>
          </table:table-cell>
        </table:table-row>
        <table:table-row table:style-name="ro1">
          <table:table-cell/>
          <table:table-cell table:formula="of:=CONCATENATE(&quot;'&quot;;[Tabelle1.A185];&quot;&quot;;[Tabelle1.B185];&quot;':{name:'&quot;;[Tabelle1.C185];&quot;'&quot;;[.D183];[.E183];&quot;},&quot;)" office:value-type="string" office:string-value="'DE08116':{name:'Landkreis Esslingen',osmkey:'de:amtlicher_gemeindeschlüssel',osmvalue:'08116'},">
            <text:p>'DE08116':{name:'Landkreis Esslingen',osmkey:'de:amtlicher_gemeindeschlüssel',osmvalue:'08116'},</text:p>
          </table:table-cell>
          <table:table-cell/>
          <table:table-cell table:formula="of:=IF([Tabelle1.D185]&lt;&gt;&quot;&quot;;CONCATENATE(&quot;,osmkey:'&quot;;[Tabelle1.D185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185]&lt;&gt;&quot;&quot;;CONCATENATE(&quot;,osmvalue:'&quot;;[Tabelle1.E185];&quot;'&quot;);&quot;&quot;)" office:value-type="string" office:string-value=",osmvalue:'08116'">
            <text:p>,osmvalue:'08116'</text:p>
          </table:table-cell>
        </table:table-row>
        <table:table-row table:style-name="ro1">
          <table:table-cell/>
          <table:table-cell table:formula="of:=CONCATENATE(&quot;'&quot;;[Tabelle1.A186];&quot;&quot;;[Tabelle1.B186];&quot;':{name:'&quot;;[Tabelle1.C186];&quot;'&quot;;[.D184];[.E184];&quot;},&quot;)" office:value-type="string" office:string-value="'DE08117':{name:'Landkreis Göppingen',osmkey:'de:amtlicher_gemeindeschlüssel',osmvalue:'08117'},">
            <text:p>'DE08117':{name:'Landkreis Göppingen',osmkey:'de:amtlicher_gemeindeschlüssel',osmvalue:'08117'},</text:p>
          </table:table-cell>
          <table:table-cell/>
          <table:table-cell table:formula="of:=IF([Tabelle1.D186]&lt;&gt;&quot;&quot;;CONCATENATE(&quot;,osmkey:'&quot;;[Tabelle1.D186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186]&lt;&gt;&quot;&quot;;CONCATENATE(&quot;,osmvalue:'&quot;;[Tabelle1.E186];&quot;'&quot;);&quot;&quot;)" office:value-type="string" office:string-value=",osmvalue:'08117'">
            <text:p>,osmvalue:'08117'</text:p>
          </table:table-cell>
        </table:table-row>
        <table:table-row table:style-name="ro1">
          <table:table-cell/>
          <table:table-cell table:formula="of:=CONCATENATE(&quot;'&quot;;[Tabelle1.A187];&quot;&quot;;[Tabelle1.B187];&quot;':{name:'&quot;;[Tabelle1.C187];&quot;'&quot;;[.D185];[.E185];&quot;},&quot;)" office:value-type="string" office:string-value="'DE08118':{name:'Landkreis Ludwigsburg',osmkey:'de:amtlicher_gemeindeschlüssel',osmvalue:'08118'},">
            <text:p>'DE08118':{name:'Landkreis Ludwigsburg',osmkey:'de:amtlicher_gemeindeschlüssel',osmvalue:'08118'},</text:p>
          </table:table-cell>
          <table:table-cell/>
          <table:table-cell table:formula="of:=IF([Tabelle1.D187]&lt;&gt;&quot;&quot;;CONCATENATE(&quot;,osmkey:'&quot;;[Tabelle1.D187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187]&lt;&gt;&quot;&quot;;CONCATENATE(&quot;,osmvalue:'&quot;;[Tabelle1.E187];&quot;'&quot;);&quot;&quot;)" office:value-type="string" office:string-value=",osmvalue:'08118'">
            <text:p>,osmvalue:'08118'</text:p>
          </table:table-cell>
        </table:table-row>
        <table:table-row table:style-name="ro1">
          <table:table-cell/>
          <table:table-cell table:formula="of:=CONCATENATE(&quot;'&quot;;[Tabelle1.A188];&quot;&quot;;[Tabelle1.B188];&quot;':{name:'&quot;;[Tabelle1.C188];&quot;'&quot;;[.D186];[.E186];&quot;},&quot;)" office:value-type="string" office:string-value="'DE08119':{name:'Rems-Murr-Kreis',osmkey:'de:amtlicher_gemeindeschlüssel',osmvalue:'08119'},">
            <text:p>'DE08119':{name:'Rems-Murr-Kreis',osmkey:'de:amtlicher_gemeindeschlüssel',osmvalue:'08119'},</text:p>
          </table:table-cell>
          <table:table-cell/>
          <table:table-cell table:formula="of:=IF([Tabelle1.D188]&lt;&gt;&quot;&quot;;CONCATENATE(&quot;,osmkey:'&quot;;[Tabelle1.D188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188]&lt;&gt;&quot;&quot;;CONCATENATE(&quot;,osmvalue:'&quot;;[Tabelle1.E188];&quot;'&quot;);&quot;&quot;)" office:value-type="string" office:string-value=",osmvalue:'08119'">
            <text:p>,osmvalue:'08119'</text:p>
          </table:table-cell>
        </table:table-row>
        <table:table-row table:style-name="ro1">
          <table:table-cell/>
          <table:table-cell table:formula="of:=CONCATENATE(&quot;'&quot;;[Tabelle1.A189];&quot;&quot;;[Tabelle1.B189];&quot;':{name:'&quot;;[Tabelle1.C189];&quot;'&quot;;[.D187];[.E187];&quot;},&quot;)" office:value-type="string" office:string-value="'DE08121':{name:'Heilbronn',osmkey:'de:amtlicher_gemeindeschlüssel',osmvalue:'08121'},">
            <text:p>'DE08121':{name:'Heilbronn',osmkey:'de:amtlicher_gemeindeschlüssel',osmvalue:'08121'},</text:p>
          </table:table-cell>
          <table:table-cell/>
          <table:table-cell table:formula="of:=IF([Tabelle1.D189]&lt;&gt;&quot;&quot;;CONCATENATE(&quot;,osmkey:'&quot;;[Tabelle1.D189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189]&lt;&gt;&quot;&quot;;CONCATENATE(&quot;,osmvalue:'&quot;;[Tabelle1.E189];&quot;'&quot;);&quot;&quot;)" office:value-type="string" office:string-value=",osmvalue:'08121'">
            <text:p>,osmvalue:'08121'</text:p>
          </table:table-cell>
        </table:table-row>
        <table:table-row table:style-name="ro1">
          <table:table-cell/>
          <table:table-cell table:formula="of:=CONCATENATE(&quot;'&quot;;[Tabelle1.A190];&quot;&quot;;[Tabelle1.B190];&quot;':{name:'&quot;;[Tabelle1.C190];&quot;'&quot;;[.D188];[.E188];&quot;},&quot;)" office:value-type="string" office:string-value="'DE08125':{name:'Landkreis Heilbronn',osmkey:'de:amtlicher_gemeindeschlüssel',osmvalue:'08125'},">
            <text:p>'DE08125':{name:'Landkreis Heilbronn',osmkey:'de:amtlicher_gemeindeschlüssel',osmvalue:'08125'},</text:p>
          </table:table-cell>
          <table:table-cell/>
          <table:table-cell table:formula="of:=IF([Tabelle1.D190]&lt;&gt;&quot;&quot;;CONCATENATE(&quot;,osmkey:'&quot;;[Tabelle1.D190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190]&lt;&gt;&quot;&quot;;CONCATENATE(&quot;,osmvalue:'&quot;;[Tabelle1.E190];&quot;'&quot;);&quot;&quot;)" office:value-type="string" office:string-value=",osmvalue:'08125'">
            <text:p>,osmvalue:'08125'</text:p>
          </table:table-cell>
        </table:table-row>
        <table:table-row table:style-name="ro1">
          <table:table-cell/>
          <table:table-cell table:formula="of:=CONCATENATE(&quot;'&quot;;[Tabelle1.A191];&quot;&quot;;[Tabelle1.B191];&quot;':{name:'&quot;;[Tabelle1.C191];&quot;'&quot;;[.D189];[.E189];&quot;},&quot;)" office:value-type="string" office:string-value="'DE08126':{name:'Hohenlohekreis',osmkey:'de:amtlicher_gemeindeschlüssel',osmvalue:'08126'},">
            <text:p>'DE08126':{name:'Hohenlohekreis',osmkey:'de:amtlicher_gemeindeschlüssel',osmvalue:'08126'},</text:p>
          </table:table-cell>
          <table:table-cell/>
          <table:table-cell table:formula="of:=IF([Tabelle1.D191]&lt;&gt;&quot;&quot;;CONCATENATE(&quot;,osmkey:'&quot;;[Tabelle1.D191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191]&lt;&gt;&quot;&quot;;CONCATENATE(&quot;,osmvalue:'&quot;;[Tabelle1.E191];&quot;'&quot;);&quot;&quot;)" office:value-type="string" office:string-value=",osmvalue:'08126'">
            <text:p>,osmvalue:'08126'</text:p>
          </table:table-cell>
        </table:table-row>
        <table:table-row table:style-name="ro1">
          <table:table-cell/>
          <table:table-cell table:formula="of:=CONCATENATE(&quot;'&quot;;[Tabelle1.A192];&quot;&quot;;[Tabelle1.B192];&quot;':{name:'&quot;;[Tabelle1.C192];&quot;'&quot;;[.D190];[.E190];&quot;},&quot;)" office:value-type="string" office:string-value="'DE08127':{name:'Landkreis Schwäbisch Hall',osmkey:'de:amtlicher_gemeindeschlüssel',osmvalue:'08127'},">
            <text:p>'DE08127':{name:'Landkreis Schwäbisch Hall',osmkey:'de:amtlicher_gemeindeschlüssel',osmvalue:'08127'},</text:p>
          </table:table-cell>
          <table:table-cell/>
          <table:table-cell table:formula="of:=IF([Tabelle1.D192]&lt;&gt;&quot;&quot;;CONCATENATE(&quot;,osmkey:'&quot;;[Tabelle1.D192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192]&lt;&gt;&quot;&quot;;CONCATENATE(&quot;,osmvalue:'&quot;;[Tabelle1.E192];&quot;'&quot;);&quot;&quot;)" office:value-type="string" office:string-value=",osmvalue:'08127'">
            <text:p>,osmvalue:'08127'</text:p>
          </table:table-cell>
        </table:table-row>
        <table:table-row table:style-name="ro1">
          <table:table-cell/>
          <table:table-cell table:formula="of:=CONCATENATE(&quot;'&quot;;[Tabelle1.A193];&quot;&quot;;[Tabelle1.B193];&quot;':{name:'&quot;;[Tabelle1.C193];&quot;'&quot;;[.D191];[.E191];&quot;},&quot;)" office:value-type="string" office:string-value="'DE08128':{name:'Main-Tauber-Kreis',osmkey:'de:amtlicher_gemeindeschlüssel',osmvalue:'08128'},">
            <text:p>'DE08128':{name:'Main-Tauber-Kreis',osmkey:'de:amtlicher_gemeindeschlüssel',osmvalue:'08128'},</text:p>
          </table:table-cell>
          <table:table-cell/>
          <table:table-cell table:formula="of:=IF([Tabelle1.D193]&lt;&gt;&quot;&quot;;CONCATENATE(&quot;,osmkey:'&quot;;[Tabelle1.D193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193]&lt;&gt;&quot;&quot;;CONCATENATE(&quot;,osmvalue:'&quot;;[Tabelle1.E193];&quot;'&quot;);&quot;&quot;)" office:value-type="string" office:string-value=",osmvalue:'08128'">
            <text:p>,osmvalue:'08128'</text:p>
          </table:table-cell>
        </table:table-row>
        <table:table-row table:style-name="ro1">
          <table:table-cell/>
          <table:table-cell table:formula="of:=CONCATENATE(&quot;'&quot;;[Tabelle1.A194];&quot;&quot;;[Tabelle1.B194];&quot;':{name:'&quot;;[Tabelle1.C194];&quot;'&quot;;[.D192];[.E192];&quot;},&quot;)" office:value-type="string" office:string-value="'DE08135':{name:'Landkreis Heidenheim',osmkey:'de:amtlicher_gemeindeschlüssel',osmvalue:'08135'},">
            <text:p>'DE08135':{name:'Landkreis Heidenheim',osmkey:'de:amtlicher_gemeindeschlüssel',osmvalue:'08135'},</text:p>
          </table:table-cell>
          <table:table-cell/>
          <table:table-cell table:formula="of:=IF([Tabelle1.D194]&lt;&gt;&quot;&quot;;CONCATENATE(&quot;,osmkey:'&quot;;[Tabelle1.D194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194]&lt;&gt;&quot;&quot;;CONCATENATE(&quot;,osmvalue:'&quot;;[Tabelle1.E194];&quot;'&quot;);&quot;&quot;)" office:value-type="string" office:string-value=",osmvalue:'08135'">
            <text:p>,osmvalue:'08135'</text:p>
          </table:table-cell>
        </table:table-row>
        <table:table-row table:style-name="ro1">
          <table:table-cell/>
          <table:table-cell table:formula="of:=CONCATENATE(&quot;'&quot;;[Tabelle1.A195];&quot;&quot;;[Tabelle1.B195];&quot;':{name:'&quot;;[Tabelle1.C195];&quot;'&quot;;[.D193];[.E193];&quot;},&quot;)" office:value-type="string" office:string-value="'DE08136':{name:'Ostalbkreis',osmkey:'de:amtlicher_gemeindeschlüssel',osmvalue:'08136'},">
            <text:p>'DE08136':{name:'Ostalbkreis',osmkey:'de:amtlicher_gemeindeschlüssel',osmvalue:'08136'},</text:p>
          </table:table-cell>
          <table:table-cell/>
          <table:table-cell table:formula="of:=IF([Tabelle1.D195]&lt;&gt;&quot;&quot;;CONCATENATE(&quot;,osmkey:'&quot;;[Tabelle1.D195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195]&lt;&gt;&quot;&quot;;CONCATENATE(&quot;,osmvalue:'&quot;;[Tabelle1.E195];&quot;'&quot;);&quot;&quot;)" office:value-type="string" office:string-value=",osmvalue:'08136'">
            <text:p>,osmvalue:'08136'</text:p>
          </table:table-cell>
        </table:table-row>
        <table:table-row table:style-name="ro1">
          <table:table-cell/>
          <table:table-cell table:formula="of:=CONCATENATE(&quot;'&quot;;[Tabelle1.A196];&quot;&quot;;[Tabelle1.B196];&quot;':{name:'&quot;;[Tabelle1.C196];&quot;'&quot;;[.D194];[.E194];&quot;},&quot;)" office:value-type="string" office:string-value="'DE08211':{name:'Baden-Baden',osmkey:'de:amtlicher_gemeindeschlüssel',osmvalue:'08211'},">
            <text:p>'DE08211':{name:'Baden-Baden',osmkey:'de:amtlicher_gemeindeschlüssel',osmvalue:'08211'},</text:p>
          </table:table-cell>
          <table:table-cell/>
          <table:table-cell table:formula="of:=IF([Tabelle1.D196]&lt;&gt;&quot;&quot;;CONCATENATE(&quot;,osmkey:'&quot;;[Tabelle1.D196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196]&lt;&gt;&quot;&quot;;CONCATENATE(&quot;,osmvalue:'&quot;;[Tabelle1.E196];&quot;'&quot;);&quot;&quot;)" office:value-type="string" office:string-value=",osmvalue:'08211'">
            <text:p>,osmvalue:'08211'</text:p>
          </table:table-cell>
        </table:table-row>
        <table:table-row table:style-name="ro1">
          <table:table-cell/>
          <table:table-cell table:formula="of:=CONCATENATE(&quot;'&quot;;[Tabelle1.A197];&quot;&quot;;[Tabelle1.B197];&quot;':{name:'&quot;;[Tabelle1.C197];&quot;'&quot;;[.D195];[.E195];&quot;},&quot;)" office:value-type="string" office:string-value="'DE08212':{name:'Karlsruhe',osmkey:'de:amtlicher_gemeindeschlüssel',osmvalue:'08212'},">
            <text:p>'DE08212':{name:'Karlsruhe',osmkey:'de:amtlicher_gemeindeschlüssel',osmvalue:'08212'},</text:p>
          </table:table-cell>
          <table:table-cell/>
          <table:table-cell table:formula="of:=IF([Tabelle1.D197]&lt;&gt;&quot;&quot;;CONCATENATE(&quot;,osmkey:'&quot;;[Tabelle1.D197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197]&lt;&gt;&quot;&quot;;CONCATENATE(&quot;,osmvalue:'&quot;;[Tabelle1.E197];&quot;'&quot;);&quot;&quot;)" office:value-type="string" office:string-value=",osmvalue:'08212'">
            <text:p>,osmvalue:'08212'</text:p>
          </table:table-cell>
        </table:table-row>
        <table:table-row table:style-name="ro1">
          <table:table-cell/>
          <table:table-cell table:formula="of:=CONCATENATE(&quot;'&quot;;[Tabelle1.A198];&quot;&quot;;[Tabelle1.B198];&quot;':{name:'&quot;;[Tabelle1.C198];&quot;'&quot;;[.D196];[.E196];&quot;},&quot;)" office:value-type="string" office:string-value="'DE08215':{name:'Landkreis Karlsruhe',osmkey:'de:amtlicher_gemeindeschlüssel',osmvalue:'08215'},">
            <text:p>'DE08215':{name:'Landkreis Karlsruhe',osmkey:'de:amtlicher_gemeindeschlüssel',osmvalue:'08215'},</text:p>
          </table:table-cell>
          <table:table-cell/>
          <table:table-cell table:formula="of:=IF([Tabelle1.D198]&lt;&gt;&quot;&quot;;CONCATENATE(&quot;,osmkey:'&quot;;[Tabelle1.D198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198]&lt;&gt;&quot;&quot;;CONCATENATE(&quot;,osmvalue:'&quot;;[Tabelle1.E198];&quot;'&quot;);&quot;&quot;)" office:value-type="string" office:string-value=",osmvalue:'08215'">
            <text:p>,osmvalue:'08215'</text:p>
          </table:table-cell>
        </table:table-row>
        <table:table-row table:style-name="ro1">
          <table:table-cell/>
          <table:table-cell table:formula="of:=CONCATENATE(&quot;'&quot;;[Tabelle1.A199];&quot;&quot;;[Tabelle1.B199];&quot;':{name:'&quot;;[Tabelle1.C199];&quot;'&quot;;[.D197];[.E197];&quot;},&quot;)" office:value-type="string" office:string-value="'DE08216':{name:'Landkreis Rastatt',osmkey:'de:amtlicher_gemeindeschlüssel',osmvalue:'08216'},">
            <text:p>'DE08216':{name:'Landkreis Rastatt',osmkey:'de:amtlicher_gemeindeschlüssel',osmvalue:'08216'},</text:p>
          </table:table-cell>
          <table:table-cell/>
          <table:table-cell table:formula="of:=IF([Tabelle1.D199]&lt;&gt;&quot;&quot;;CONCATENATE(&quot;,osmkey:'&quot;;[Tabelle1.D199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199]&lt;&gt;&quot;&quot;;CONCATENATE(&quot;,osmvalue:'&quot;;[Tabelle1.E199];&quot;'&quot;);&quot;&quot;)" office:value-type="string" office:string-value=",osmvalue:'08216'">
            <text:p>,osmvalue:'08216'</text:p>
          </table:table-cell>
        </table:table-row>
        <table:table-row table:style-name="ro1">
          <table:table-cell/>
          <table:table-cell table:formula="of:=CONCATENATE(&quot;'&quot;;[Tabelle1.A200];&quot;&quot;;[Tabelle1.B200];&quot;':{name:'&quot;;[Tabelle1.C200];&quot;'&quot;;[.D198];[.E198];&quot;},&quot;)" office:value-type="string" office:string-value="'DE08221':{name:'Heidelberg',osmkey:'de:amtlicher_gemeindeschlüssel',osmvalue:'08221'},">
            <text:p>'DE08221':{name:'Heidelberg',osmkey:'de:amtlicher_gemeindeschlüssel',osmvalue:'08221'},</text:p>
          </table:table-cell>
          <table:table-cell/>
          <table:table-cell table:formula="of:=IF([Tabelle1.D200]&lt;&gt;&quot;&quot;;CONCATENATE(&quot;,osmkey:'&quot;;[Tabelle1.D200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200]&lt;&gt;&quot;&quot;;CONCATENATE(&quot;,osmvalue:'&quot;;[Tabelle1.E200];&quot;'&quot;);&quot;&quot;)" office:value-type="string" office:string-value=",osmvalue:'08221'">
            <text:p>,osmvalue:'08221'</text:p>
          </table:table-cell>
        </table:table-row>
        <table:table-row table:style-name="ro1">
          <table:table-cell/>
          <table:table-cell table:formula="of:=CONCATENATE(&quot;'&quot;;[Tabelle1.A201];&quot;&quot;;[Tabelle1.B201];&quot;':{name:'&quot;;[Tabelle1.C201];&quot;'&quot;;[.D199];[.E199];&quot;},&quot;)" office:value-type="string" office:string-value="'DE08222':{name:'Mannheim',osmkey:'de:amtlicher_gemeindeschlüssel',osmvalue:'08222'},">
            <text:p>'DE08222':{name:'Mannheim',osmkey:'de:amtlicher_gemeindeschlüssel',osmvalue:'08222'},</text:p>
          </table:table-cell>
          <table:table-cell/>
          <table:table-cell table:formula="of:=IF([Tabelle1.D201]&lt;&gt;&quot;&quot;;CONCATENATE(&quot;,osmkey:'&quot;;[Tabelle1.D201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201]&lt;&gt;&quot;&quot;;CONCATENATE(&quot;,osmvalue:'&quot;;[Tabelle1.E201];&quot;'&quot;);&quot;&quot;)" office:value-type="string" office:string-value=",osmvalue:'08222'">
            <text:p>,osmvalue:'08222'</text:p>
          </table:table-cell>
        </table:table-row>
        <table:table-row table:style-name="ro1">
          <table:table-cell/>
          <table:table-cell table:formula="of:=CONCATENATE(&quot;'&quot;;[Tabelle1.A202];&quot;&quot;;[Tabelle1.B202];&quot;':{name:'&quot;;[Tabelle1.C202];&quot;'&quot;;[.D200];[.E200];&quot;},&quot;)" office:value-type="string" office:string-value="'DE08225':{name:'Neckar-Odenwald-Kreis',osmkey:'de:amtlicher_gemeindeschlüssel',osmvalue:'08225'},">
            <text:p>'DE08225':{name:'Neckar-Odenwald-Kreis',osmkey:'de:amtlicher_gemeindeschlüssel',osmvalue:'08225'},</text:p>
          </table:table-cell>
          <table:table-cell/>
          <table:table-cell table:formula="of:=IF([Tabelle1.D202]&lt;&gt;&quot;&quot;;CONCATENATE(&quot;,osmkey:'&quot;;[Tabelle1.D202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202]&lt;&gt;&quot;&quot;;CONCATENATE(&quot;,osmvalue:'&quot;;[Tabelle1.E202];&quot;'&quot;);&quot;&quot;)" office:value-type="string" office:string-value=",osmvalue:'08225'">
            <text:p>,osmvalue:'08225'</text:p>
          </table:table-cell>
        </table:table-row>
        <table:table-row table:style-name="ro1">
          <table:table-cell/>
          <table:table-cell table:formula="of:=CONCATENATE(&quot;'&quot;;[Tabelle1.A203];&quot;&quot;;[Tabelle1.B203];&quot;':{name:'&quot;;[Tabelle1.C203];&quot;'&quot;;[.D201];[.E201];&quot;},&quot;)" office:value-type="string" office:string-value="'DE08226':{name:'Rhein-Neckar-Kreis',osmkey:'de:amtlicher_gemeindeschlüssel',osmvalue:'08226'},">
            <text:p>'DE08226':{name:'Rhein-Neckar-Kreis',osmkey:'de:amtlicher_gemeindeschlüssel',osmvalue:'08226'},</text:p>
          </table:table-cell>
          <table:table-cell/>
          <table:table-cell table:formula="of:=IF([Tabelle1.D203]&lt;&gt;&quot;&quot;;CONCATENATE(&quot;,osmkey:'&quot;;[Tabelle1.D203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203]&lt;&gt;&quot;&quot;;CONCATENATE(&quot;,osmvalue:'&quot;;[Tabelle1.E203];&quot;'&quot;);&quot;&quot;)" office:value-type="string" office:string-value=",osmvalue:'08226'">
            <text:p>,osmvalue:'08226'</text:p>
          </table:table-cell>
        </table:table-row>
        <table:table-row table:style-name="ro1">
          <table:table-cell/>
          <table:table-cell table:formula="of:=CONCATENATE(&quot;'&quot;;[Tabelle1.A204];&quot;&quot;;[Tabelle1.B204];&quot;':{name:'&quot;;[Tabelle1.C204];&quot;'&quot;;[.D202];[.E202];&quot;},&quot;)" office:value-type="string" office:string-value="'DE08231':{name:'Pforzheim',osmkey:'de:amtlicher_gemeindeschlüssel',osmvalue:'08231'},">
            <text:p>'DE08231':{name:'Pforzheim',osmkey:'de:amtlicher_gemeindeschlüssel',osmvalue:'08231'},</text:p>
          </table:table-cell>
          <table:table-cell/>
          <table:table-cell table:formula="of:=IF([Tabelle1.D204]&lt;&gt;&quot;&quot;;CONCATENATE(&quot;,osmkey:'&quot;;[Tabelle1.D204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204]&lt;&gt;&quot;&quot;;CONCATENATE(&quot;,osmvalue:'&quot;;[Tabelle1.E204];&quot;'&quot;);&quot;&quot;)" office:value-type="string" office:string-value=",osmvalue:'08231'">
            <text:p>,osmvalue:'08231'</text:p>
          </table:table-cell>
        </table:table-row>
        <table:table-row table:style-name="ro1">
          <table:table-cell/>
          <table:table-cell table:formula="of:=CONCATENATE(&quot;'&quot;;[Tabelle1.A205];&quot;&quot;;[Tabelle1.B205];&quot;':{name:'&quot;;[Tabelle1.C205];&quot;'&quot;;[.D203];[.E203];&quot;},&quot;)" office:value-type="string" office:string-value="'DE08235':{name:'Landkreis Calw',osmkey:'de:amtlicher_gemeindeschlüssel',osmvalue:'08235'},">
            <text:p>'DE08235':{name:'Landkreis Calw',osmkey:'de:amtlicher_gemeindeschlüssel',osmvalue:'08235'},</text:p>
          </table:table-cell>
          <table:table-cell/>
          <table:table-cell table:formula="of:=IF([Tabelle1.D205]&lt;&gt;&quot;&quot;;CONCATENATE(&quot;,osmkey:'&quot;;[Tabelle1.D205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205]&lt;&gt;&quot;&quot;;CONCATENATE(&quot;,osmvalue:'&quot;;[Tabelle1.E205];&quot;'&quot;);&quot;&quot;)" office:value-type="string" office:string-value=",osmvalue:'08235'">
            <text:p>,osmvalue:'08235'</text:p>
          </table:table-cell>
        </table:table-row>
        <table:table-row table:style-name="ro1">
          <table:table-cell/>
          <table:table-cell table:formula="of:=CONCATENATE(&quot;'&quot;;[Tabelle1.A206];&quot;&quot;;[Tabelle1.B206];&quot;':{name:'&quot;;[Tabelle1.C206];&quot;'&quot;;[.D204];[.E204];&quot;},&quot;)" office:value-type="string" office:string-value="'DE08236':{name:'Enzkreis',osmkey:'de:amtlicher_gemeindeschlüssel',osmvalue:'08236'},">
            <text:p>'DE08236':{name:'Enzkreis',osmkey:'de:amtlicher_gemeindeschlüssel',osmvalue:'08236'},</text:p>
          </table:table-cell>
          <table:table-cell/>
          <table:table-cell table:formula="of:=IF([Tabelle1.D206]&lt;&gt;&quot;&quot;;CONCATENATE(&quot;,osmkey:'&quot;;[Tabelle1.D206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206]&lt;&gt;&quot;&quot;;CONCATENATE(&quot;,osmvalue:'&quot;;[Tabelle1.E206];&quot;'&quot;);&quot;&quot;)" office:value-type="string" office:string-value=",osmvalue:'08236'">
            <text:p>,osmvalue:'08236'</text:p>
          </table:table-cell>
        </table:table-row>
        <table:table-row table:style-name="ro1">
          <table:table-cell/>
          <table:table-cell table:formula="of:=CONCATENATE(&quot;'&quot;;[Tabelle1.A207];&quot;&quot;;[Tabelle1.B207];&quot;':{name:'&quot;;[Tabelle1.C207];&quot;'&quot;;[.D205];[.E205];&quot;},&quot;)" office:value-type="string" office:string-value="'DE08237':{name:'Landkreis Freudenstadt',osmkey:'de:amtlicher_gemeindeschlüssel',osmvalue:'08237'},">
            <text:p>'DE08237':{name:'Landkreis Freudenstadt',osmkey:'de:amtlicher_gemeindeschlüssel',osmvalue:'08237'},</text:p>
          </table:table-cell>
          <table:table-cell/>
          <table:table-cell table:formula="of:=IF([Tabelle1.D207]&lt;&gt;&quot;&quot;;CONCATENATE(&quot;,osmkey:'&quot;;[Tabelle1.D207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207]&lt;&gt;&quot;&quot;;CONCATENATE(&quot;,osmvalue:'&quot;;[Tabelle1.E207];&quot;'&quot;);&quot;&quot;)" office:value-type="string" office:string-value=",osmvalue:'08237'">
            <text:p>,osmvalue:'08237'</text:p>
          </table:table-cell>
        </table:table-row>
        <table:table-row table:style-name="ro1">
          <table:table-cell/>
          <table:table-cell table:formula="of:=CONCATENATE(&quot;'&quot;;[Tabelle1.A208];&quot;&quot;;[Tabelle1.B208];&quot;':{name:'&quot;;[Tabelle1.C208];&quot;'&quot;;[.D206];[.E206];&quot;},&quot;)" office:value-type="string" office:string-value="'DE08311':{name:'Freiburg im Breisgau',osmkey:'de:amtlicher_gemeindeschlüssel',osmvalue:'08311'},">
            <text:p>'DE08311':{name:'Freiburg im Breisgau',osmkey:'de:amtlicher_gemeindeschlüssel',osmvalue:'08311'},</text:p>
          </table:table-cell>
          <table:table-cell/>
          <table:table-cell table:formula="of:=IF([Tabelle1.D208]&lt;&gt;&quot;&quot;;CONCATENATE(&quot;,osmkey:'&quot;;[Tabelle1.D208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208]&lt;&gt;&quot;&quot;;CONCATENATE(&quot;,osmvalue:'&quot;;[Tabelle1.E208];&quot;'&quot;);&quot;&quot;)" office:value-type="string" office:string-value=",osmvalue:'08311'">
            <text:p>,osmvalue:'08311'</text:p>
          </table:table-cell>
        </table:table-row>
        <table:table-row table:style-name="ro1">
          <table:table-cell/>
          <table:table-cell table:formula="of:=CONCATENATE(&quot;'&quot;;[Tabelle1.A209];&quot;&quot;;[Tabelle1.B209];&quot;':{name:'&quot;;[Tabelle1.C209];&quot;'&quot;;[.D207];[.E207];&quot;},&quot;)" office:value-type="string" office:string-value="'DE08315':{name:'Landkreis Breisgau-Hochschwarzwald',osmkey:'de:amtlicher_gemeindeschlüssel',osmvalue:'08315'},">
            <text:p>'DE08315':{name:'Landkreis Breisgau-Hochschwarzwald',osmkey:'de:amtlicher_gemeindeschlüssel',osmvalue:'08315'},</text:p>
          </table:table-cell>
          <table:table-cell/>
          <table:table-cell table:formula="of:=IF([Tabelle1.D209]&lt;&gt;&quot;&quot;;CONCATENATE(&quot;,osmkey:'&quot;;[Tabelle1.D209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209]&lt;&gt;&quot;&quot;;CONCATENATE(&quot;,osmvalue:'&quot;;[Tabelle1.E209];&quot;'&quot;);&quot;&quot;)" office:value-type="string" office:string-value=",osmvalue:'08315'">
            <text:p>,osmvalue:'08315'</text:p>
          </table:table-cell>
        </table:table-row>
        <table:table-row table:style-name="ro1">
          <table:table-cell/>
          <table:table-cell table:formula="of:=CONCATENATE(&quot;'&quot;;[Tabelle1.A210];&quot;&quot;;[Tabelle1.B210];&quot;':{name:'&quot;;[Tabelle1.C210];&quot;'&quot;;[.D208];[.E208];&quot;},&quot;)" office:value-type="string" office:string-value="'DE08316':{name:'Landkreis Emmendingen',osmkey:'de:amtlicher_gemeindeschlüssel',osmvalue:'08316'},">
            <text:p>'DE08316':{name:'Landkreis Emmendingen',osmkey:'de:amtlicher_gemeindeschlüssel',osmvalue:'08316'},</text:p>
          </table:table-cell>
          <table:table-cell/>
          <table:table-cell table:formula="of:=IF([Tabelle1.D210]&lt;&gt;&quot;&quot;;CONCATENATE(&quot;,osmkey:'&quot;;[Tabelle1.D210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210]&lt;&gt;&quot;&quot;;CONCATENATE(&quot;,osmvalue:'&quot;;[Tabelle1.E210];&quot;'&quot;);&quot;&quot;)" office:value-type="string" office:string-value=",osmvalue:'08316'">
            <text:p>,osmvalue:'08316'</text:p>
          </table:table-cell>
        </table:table-row>
        <table:table-row table:style-name="ro1">
          <table:table-cell/>
          <table:table-cell table:formula="of:=CONCATENATE(&quot;'&quot;;[Tabelle1.A211];&quot;&quot;;[Tabelle1.B211];&quot;':{name:'&quot;;[Tabelle1.C211];&quot;'&quot;;[.D209];[.E209];&quot;},&quot;)" office:value-type="string" office:string-value="'DE08317':{name:'Ortenaukreis',osmkey:'de:amtlicher_gemeindeschlüssel',osmvalue:'08317'},">
            <text:p>'DE08317':{name:'Ortenaukreis',osmkey:'de:amtlicher_gemeindeschlüssel',osmvalue:'08317'},</text:p>
          </table:table-cell>
          <table:table-cell/>
          <table:table-cell table:formula="of:=IF([Tabelle1.D211]&lt;&gt;&quot;&quot;;CONCATENATE(&quot;,osmkey:'&quot;;[Tabelle1.D211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211]&lt;&gt;&quot;&quot;;CONCATENATE(&quot;,osmvalue:'&quot;;[Tabelle1.E211];&quot;'&quot;);&quot;&quot;)" office:value-type="string" office:string-value=",osmvalue:'08317'">
            <text:p>,osmvalue:'08317'</text:p>
          </table:table-cell>
        </table:table-row>
        <table:table-row table:style-name="ro1">
          <table:table-cell/>
          <table:table-cell table:formula="of:=CONCATENATE(&quot;'&quot;;[Tabelle1.A212];&quot;&quot;;[Tabelle1.B212];&quot;':{name:'&quot;;[Tabelle1.C212];&quot;'&quot;;[.D210];[.E210];&quot;},&quot;)" office:value-type="string" office:string-value="'DE08325':{name:'Landkreis Rottweil',osmkey:'de:amtlicher_gemeindeschlüssel',osmvalue:'08325'},">
            <text:p>'DE08325':{name:'Landkreis Rottweil',osmkey:'de:amtlicher_gemeindeschlüssel',osmvalue:'08325'},</text:p>
          </table:table-cell>
          <table:table-cell/>
          <table:table-cell table:formula="of:=IF([Tabelle1.D212]&lt;&gt;&quot;&quot;;CONCATENATE(&quot;,osmkey:'&quot;;[Tabelle1.D212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212]&lt;&gt;&quot;&quot;;CONCATENATE(&quot;,osmvalue:'&quot;;[Tabelle1.E212];&quot;'&quot;);&quot;&quot;)" office:value-type="string" office:string-value=",osmvalue:'08325'">
            <text:p>,osmvalue:'08325'</text:p>
          </table:table-cell>
        </table:table-row>
        <table:table-row table:style-name="ro1">
          <table:table-cell/>
          <table:table-cell table:formula="of:=CONCATENATE(&quot;'&quot;;[Tabelle1.A213];&quot;&quot;;[Tabelle1.B213];&quot;':{name:'&quot;;[Tabelle1.C213];&quot;'&quot;;[.D211];[.E211];&quot;},&quot;)" office:value-type="string" office:string-value="'DE08326':{name:'Schwarzwald-Baar-Kreis',osmkey:'de:amtlicher_gemeindeschlüssel',osmvalue:'08326'},">
            <text:p>'DE08326':{name:'Schwarzwald-Baar-Kreis',osmkey:'de:amtlicher_gemeindeschlüssel',osmvalue:'08326'},</text:p>
          </table:table-cell>
          <table:table-cell/>
          <table:table-cell table:formula="of:=IF([Tabelle1.D213]&lt;&gt;&quot;&quot;;CONCATENATE(&quot;,osmkey:'&quot;;[Tabelle1.D213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213]&lt;&gt;&quot;&quot;;CONCATENATE(&quot;,osmvalue:'&quot;;[Tabelle1.E213];&quot;'&quot;);&quot;&quot;)" office:value-type="string" office:string-value=",osmvalue:'08326'">
            <text:p>,osmvalue:'08326'</text:p>
          </table:table-cell>
        </table:table-row>
        <table:table-row table:style-name="ro1">
          <table:table-cell/>
          <table:table-cell table:formula="of:=CONCATENATE(&quot;'&quot;;[Tabelle1.A214];&quot;&quot;;[Tabelle1.B214];&quot;':{name:'&quot;;[Tabelle1.C214];&quot;'&quot;;[.D212];[.E212];&quot;},&quot;)" office:value-type="string" office:string-value="'DE08327':{name:'Landkreis Tuttlingen',osmkey:'de:amtlicher_gemeindeschlüssel',osmvalue:'08327'},">
            <text:p>'DE08327':{name:'Landkreis Tuttlingen',osmkey:'de:amtlicher_gemeindeschlüssel',osmvalue:'08327'},</text:p>
          </table:table-cell>
          <table:table-cell/>
          <table:table-cell table:formula="of:=IF([Tabelle1.D214]&lt;&gt;&quot;&quot;;CONCATENATE(&quot;,osmkey:'&quot;;[Tabelle1.D214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214]&lt;&gt;&quot;&quot;;CONCATENATE(&quot;,osmvalue:'&quot;;[Tabelle1.E214];&quot;'&quot;);&quot;&quot;)" office:value-type="string" office:string-value=",osmvalue:'08327'">
            <text:p>,osmvalue:'08327'</text:p>
          </table:table-cell>
        </table:table-row>
        <table:table-row table:style-name="ro1">
          <table:table-cell/>
          <table:table-cell table:formula="of:=CONCATENATE(&quot;'&quot;;[Tabelle1.A215];&quot;&quot;;[Tabelle1.B215];&quot;':{name:'&quot;;[Tabelle1.C215];&quot;'&quot;;[.D213];[.E213];&quot;},&quot;)" office:value-type="string" office:string-value="'DE08335':{name:'Landkreis Konstanz',osmkey:'de:amtlicher_gemeindeschlüssel',osmvalue:'08335'},">
            <text:p>'DE08335':{name:'Landkreis Konstanz',osmkey:'de:amtlicher_gemeindeschlüssel',osmvalue:'08335'},</text:p>
          </table:table-cell>
          <table:table-cell/>
          <table:table-cell table:formula="of:=IF([Tabelle1.D215]&lt;&gt;&quot;&quot;;CONCATENATE(&quot;,osmkey:'&quot;;[Tabelle1.D215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215]&lt;&gt;&quot;&quot;;CONCATENATE(&quot;,osmvalue:'&quot;;[Tabelle1.E215];&quot;'&quot;);&quot;&quot;)" office:value-type="string" office:string-value=",osmvalue:'08335'">
            <text:p>,osmvalue:'08335'</text:p>
          </table:table-cell>
        </table:table-row>
        <table:table-row table:style-name="ro1">
          <table:table-cell/>
          <table:table-cell table:formula="of:=CONCATENATE(&quot;'&quot;;[Tabelle1.A216];&quot;&quot;;[Tabelle1.B216];&quot;':{name:'&quot;;[Tabelle1.C216];&quot;'&quot;;[.D214];[.E214];&quot;},&quot;)" office:value-type="string" office:string-value="'DE08336':{name:'Landkreis Lörrach',osmkey:'de:amtlicher_gemeindeschlüssel',osmvalue:'08336'},">
            <text:p>'DE08336':{name:'Landkreis Lörrach',osmkey:'de:amtlicher_gemeindeschlüssel',osmvalue:'08336'},</text:p>
          </table:table-cell>
          <table:table-cell/>
          <table:table-cell table:formula="of:=IF([Tabelle1.D216]&lt;&gt;&quot;&quot;;CONCATENATE(&quot;,osmkey:'&quot;;[Tabelle1.D216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216]&lt;&gt;&quot;&quot;;CONCATENATE(&quot;,osmvalue:'&quot;;[Tabelle1.E216];&quot;'&quot;);&quot;&quot;)" office:value-type="string" office:string-value=",osmvalue:'08336'">
            <text:p>,osmvalue:'08336'</text:p>
          </table:table-cell>
        </table:table-row>
        <table:table-row table:style-name="ro1">
          <table:table-cell/>
          <table:table-cell table:formula="of:=CONCATENATE(&quot;'&quot;;[Tabelle1.A217];&quot;&quot;;[Tabelle1.B217];&quot;':{name:'&quot;;[Tabelle1.C217];&quot;'&quot;;[.D215];[.E215];&quot;},&quot;)" office:value-type="string" office:string-value="'DE08337':{name:'Landkreis Waldshut',osmkey:'de:amtlicher_gemeindeschlüssel',osmvalue:'08337'},">
            <text:p>'DE08337':{name:'Landkreis Waldshut',osmkey:'de:amtlicher_gemeindeschlüssel',osmvalue:'08337'},</text:p>
          </table:table-cell>
          <table:table-cell/>
          <table:table-cell table:formula="of:=IF([Tabelle1.D217]&lt;&gt;&quot;&quot;;CONCATENATE(&quot;,osmkey:'&quot;;[Tabelle1.D217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217]&lt;&gt;&quot;&quot;;CONCATENATE(&quot;,osmvalue:'&quot;;[Tabelle1.E217];&quot;'&quot;);&quot;&quot;)" office:value-type="string" office:string-value=",osmvalue:'08337'">
            <text:p>,osmvalue:'08337'</text:p>
          </table:table-cell>
        </table:table-row>
        <table:table-row table:style-name="ro1">
          <table:table-cell/>
          <table:table-cell table:formula="of:=CONCATENATE(&quot;'&quot;;[Tabelle1.A218];&quot;&quot;;[Tabelle1.B218];&quot;':{name:'&quot;;[Tabelle1.C218];&quot;'&quot;;[.D216];[.E216];&quot;},&quot;)" office:value-type="string" office:string-value="'DE08415':{name:'Landkreis Reutlingen',osmkey:'de:amtlicher_gemeindeschlüssel',osmvalue:'08415'},">
            <text:p>'DE08415':{name:'Landkreis Reutlingen',osmkey:'de:amtlicher_gemeindeschlüssel',osmvalue:'08415'},</text:p>
          </table:table-cell>
          <table:table-cell/>
          <table:table-cell table:formula="of:=IF([Tabelle1.D218]&lt;&gt;&quot;&quot;;CONCATENATE(&quot;,osmkey:'&quot;;[Tabelle1.D218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218]&lt;&gt;&quot;&quot;;CONCATENATE(&quot;,osmvalue:'&quot;;[Tabelle1.E218];&quot;'&quot;);&quot;&quot;)" office:value-type="string" office:string-value=",osmvalue:'08415'">
            <text:p>,osmvalue:'08415'</text:p>
          </table:table-cell>
        </table:table-row>
        <table:table-row table:style-name="ro1">
          <table:table-cell/>
          <table:table-cell table:formula="of:=CONCATENATE(&quot;'&quot;;[Tabelle1.A219];&quot;&quot;;[Tabelle1.B219];&quot;':{name:'&quot;;[Tabelle1.C219];&quot;'&quot;;[.D217];[.E217];&quot;},&quot;)" office:value-type="string" office:string-value="'DE08416':{name:'Landkreis Tübingen',osmkey:'de:amtlicher_gemeindeschlüssel',osmvalue:'08416'},">
            <text:p>'DE08416':{name:'Landkreis Tübingen',osmkey:'de:amtlicher_gemeindeschlüssel',osmvalue:'08416'},</text:p>
          </table:table-cell>
          <table:table-cell/>
          <table:table-cell table:formula="of:=IF([Tabelle1.D219]&lt;&gt;&quot;&quot;;CONCATENATE(&quot;,osmkey:'&quot;;[Tabelle1.D219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219]&lt;&gt;&quot;&quot;;CONCATENATE(&quot;,osmvalue:'&quot;;[Tabelle1.E219];&quot;'&quot;);&quot;&quot;)" office:value-type="string" office:string-value=",osmvalue:'08416'">
            <text:p>,osmvalue:'08416'</text:p>
          </table:table-cell>
        </table:table-row>
        <table:table-row table:style-name="ro1">
          <table:table-cell/>
          <table:table-cell table:formula="of:=CONCATENATE(&quot;'&quot;;[Tabelle1.A220];&quot;&quot;;[Tabelle1.B220];&quot;':{name:'&quot;;[Tabelle1.C220];&quot;'&quot;;[.D218];[.E218];&quot;},&quot;)" office:value-type="string" office:string-value="'DE08417':{name:'Zollernalbkreis',osmkey:'de:amtlicher_gemeindeschlüssel',osmvalue:'08417'},">
            <text:p>'DE08417':{name:'Zollernalbkreis',osmkey:'de:amtlicher_gemeindeschlüssel',osmvalue:'08417'},</text:p>
          </table:table-cell>
          <table:table-cell/>
          <table:table-cell table:formula="of:=IF([Tabelle1.D220]&lt;&gt;&quot;&quot;;CONCATENATE(&quot;,osmkey:'&quot;;[Tabelle1.D220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220]&lt;&gt;&quot;&quot;;CONCATENATE(&quot;,osmvalue:'&quot;;[Tabelle1.E220];&quot;'&quot;);&quot;&quot;)" office:value-type="string" office:string-value=",osmvalue:'08417'">
            <text:p>,osmvalue:'08417'</text:p>
          </table:table-cell>
        </table:table-row>
        <table:table-row table:style-name="ro1">
          <table:table-cell/>
          <table:table-cell table:formula="of:=CONCATENATE(&quot;'&quot;;[Tabelle1.A221];&quot;&quot;;[Tabelle1.B221];&quot;':{name:'&quot;;[Tabelle1.C221];&quot;'&quot;;[.D219];[.E219];&quot;},&quot;)" office:value-type="string" office:string-value="'DE08421':{name:'Ulm',osmkey:'de:amtlicher_gemeindeschlüssel',osmvalue:'08421'},">
            <text:p>'DE08421':{name:'Ulm',osmkey:'de:amtlicher_gemeindeschlüssel',osmvalue:'08421'},</text:p>
          </table:table-cell>
          <table:table-cell/>
          <table:table-cell table:formula="of:=IF([Tabelle1.D221]&lt;&gt;&quot;&quot;;CONCATENATE(&quot;,osmkey:'&quot;;[Tabelle1.D221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221]&lt;&gt;&quot;&quot;;CONCATENATE(&quot;,osmvalue:'&quot;;[Tabelle1.E221];&quot;'&quot;);&quot;&quot;)" office:value-type="string" office:string-value=",osmvalue:'08421'">
            <text:p>,osmvalue:'08421'</text:p>
          </table:table-cell>
        </table:table-row>
        <table:table-row table:style-name="ro1">
          <table:table-cell/>
          <table:table-cell table:formula="of:=CONCATENATE(&quot;'&quot;;[Tabelle1.A222];&quot;&quot;;[Tabelle1.B222];&quot;':{name:'&quot;;[Tabelle1.C222];&quot;'&quot;;[.D220];[.E220];&quot;},&quot;)" office:value-type="string" office:string-value="'DE08425':{name:'Alb-Donau-Kreis',osmkey:'de:amtlicher_gemeindeschlüssel',osmvalue:'08425'},">
            <text:p>'DE08425':{name:'Alb-Donau-Kreis',osmkey:'de:amtlicher_gemeindeschlüssel',osmvalue:'08425'},</text:p>
          </table:table-cell>
          <table:table-cell/>
          <table:table-cell table:formula="of:=IF([Tabelle1.D222]&lt;&gt;&quot;&quot;;CONCATENATE(&quot;,osmkey:'&quot;;[Tabelle1.D222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222]&lt;&gt;&quot;&quot;;CONCATENATE(&quot;,osmvalue:'&quot;;[Tabelle1.E222];&quot;'&quot;);&quot;&quot;)" office:value-type="string" office:string-value=",osmvalue:'08425'">
            <text:p>,osmvalue:'08425'</text:p>
          </table:table-cell>
        </table:table-row>
        <table:table-row table:style-name="ro1">
          <table:table-cell/>
          <table:table-cell table:formula="of:=CONCATENATE(&quot;'&quot;;[Tabelle1.A223];&quot;&quot;;[Tabelle1.B223];&quot;':{name:'&quot;;[Tabelle1.C223];&quot;'&quot;;[.D221];[.E221];&quot;},&quot;)" office:value-type="string" office:string-value="'DE08426':{name:'Landkreis Biberach',osmkey:'de:amtlicher_gemeindeschlüssel',osmvalue:'08426'},">
            <text:p>'DE08426':{name:'Landkreis Biberach',osmkey:'de:amtlicher_gemeindeschlüssel',osmvalue:'08426'},</text:p>
          </table:table-cell>
          <table:table-cell/>
          <table:table-cell table:formula="of:=IF([Tabelle1.D223]&lt;&gt;&quot;&quot;;CONCATENATE(&quot;,osmkey:'&quot;;[Tabelle1.D223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223]&lt;&gt;&quot;&quot;;CONCATENATE(&quot;,osmvalue:'&quot;;[Tabelle1.E223];&quot;'&quot;);&quot;&quot;)" office:value-type="string" office:string-value=",osmvalue:'08426'">
            <text:p>,osmvalue:'08426'</text:p>
          </table:table-cell>
        </table:table-row>
        <table:table-row table:style-name="ro1">
          <table:table-cell/>
          <table:table-cell table:formula="of:=CONCATENATE(&quot;'&quot;;[Tabelle1.A224];&quot;&quot;;[Tabelle1.B224];&quot;':{name:'&quot;;[Tabelle1.C224];&quot;'&quot;;[.D222];[.E222];&quot;},&quot;)" office:value-type="string" office:string-value="'DE08435':{name:'Bodenseekreis',osmkey:'de:amtlicher_gemeindeschlüssel',osmvalue:'08435'},">
            <text:p>'DE08435':{name:'Bodenseekreis',osmkey:'de:amtlicher_gemeindeschlüssel',osmvalue:'08435'},</text:p>
          </table:table-cell>
          <table:table-cell/>
          <table:table-cell table:formula="of:=IF([Tabelle1.D224]&lt;&gt;&quot;&quot;;CONCATENATE(&quot;,osmkey:'&quot;;[Tabelle1.D224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224]&lt;&gt;&quot;&quot;;CONCATENATE(&quot;,osmvalue:'&quot;;[Tabelle1.E224];&quot;'&quot;);&quot;&quot;)" office:value-type="string" office:string-value=",osmvalue:'08435'">
            <text:p>,osmvalue:'08435'</text:p>
          </table:table-cell>
        </table:table-row>
        <table:table-row table:style-name="ro1">
          <table:table-cell/>
          <table:table-cell table:formula="of:=CONCATENATE(&quot;'&quot;;[Tabelle1.A225];&quot;&quot;;[Tabelle1.B225];&quot;':{name:'&quot;;[Tabelle1.C225];&quot;'&quot;;[.D223];[.E223];&quot;},&quot;)" office:value-type="string" office:string-value="'DE08436':{name:'Landkreis Ravensburg',osmkey:'de:amtlicher_gemeindeschlüssel',osmvalue:'08436'},">
            <text:p>'DE08436':{name:'Landkreis Ravensburg',osmkey:'de:amtlicher_gemeindeschlüssel',osmvalue:'08436'},</text:p>
          </table:table-cell>
          <table:table-cell/>
          <table:table-cell table:formula="of:=IF([Tabelle1.D225]&lt;&gt;&quot;&quot;;CONCATENATE(&quot;,osmkey:'&quot;;[Tabelle1.D225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225]&lt;&gt;&quot;&quot;;CONCATENATE(&quot;,osmvalue:'&quot;;[Tabelle1.E225];&quot;'&quot;);&quot;&quot;)" office:value-type="string" office:string-value=",osmvalue:'08436'">
            <text:p>,osmvalue:'08436'</text:p>
          </table:table-cell>
        </table:table-row>
        <table:table-row table:style-name="ro1">
          <table:table-cell/>
          <table:table-cell table:formula="of:=CONCATENATE(&quot;'&quot;;[Tabelle1.A226];&quot;&quot;;[Tabelle1.B226];&quot;':{name:'&quot;;[Tabelle1.C226];&quot;'&quot;;[.D224];[.E224];&quot;},&quot;)" office:value-type="string" office:string-value="'DE08437':{name:'Landkreis Sigmaringen',osmkey:'de:amtlicher_gemeindeschlüssel',osmvalue:'08437'},">
            <text:p>'DE08437':{name:'Landkreis Sigmaringen',osmkey:'de:amtlicher_gemeindeschlüssel',osmvalue:'08437'},</text:p>
          </table:table-cell>
          <table:table-cell/>
          <table:table-cell table:formula="of:=IF([Tabelle1.D226]&lt;&gt;&quot;&quot;;CONCATENATE(&quot;,osmkey:'&quot;;[Tabelle1.D226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226]&lt;&gt;&quot;&quot;;CONCATENATE(&quot;,osmvalue:'&quot;;[Tabelle1.E226];&quot;'&quot;);&quot;&quot;)" office:value-type="string" office:string-value=",osmvalue:'08437'">
            <text:p>,osmvalue:'08437'</text:p>
          </table:table-cell>
        </table:table-row>
        <table:table-row table:style-name="ro1">
          <table:table-cell/>
          <table:table-cell table:formula="of:=CONCATENATE(&quot;'&quot;;[Tabelle1.A227];&quot;&quot;;[Tabelle1.B227];&quot;':{name:'&quot;;[Tabelle1.C227];&quot;'&quot;;[.D225];[.E225];&quot;},&quot;)" office:value-type="string" office:string-value="'DE09161':{name:'Ingolstadt',osmkey:'de:amtlicher_gemeindeschlüssel',osmvalue:'09161'},">
            <text:p>'DE09161':{name:'Ingolstadt',osmkey:'de:amtlicher_gemeindeschlüssel',osmvalue:'09161'},</text:p>
          </table:table-cell>
          <table:table-cell/>
          <table:table-cell table:formula="of:=IF([Tabelle1.D227]&lt;&gt;&quot;&quot;;CONCATENATE(&quot;,osmkey:'&quot;;[Tabelle1.D227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227]&lt;&gt;&quot;&quot;;CONCATENATE(&quot;,osmvalue:'&quot;;[Tabelle1.E227];&quot;'&quot;);&quot;&quot;)" office:value-type="string" office:string-value=",osmvalue:'09161'">
            <text:p>,osmvalue:'09161'</text:p>
          </table:table-cell>
        </table:table-row>
        <table:table-row table:style-name="ro1">
          <table:table-cell/>
          <table:table-cell table:formula="of:=CONCATENATE(&quot;'&quot;;[Tabelle1.A228];&quot;&quot;;[Tabelle1.B228];&quot;':{name:'&quot;;[Tabelle1.C228];&quot;'&quot;;[.D226];[.E226];&quot;},&quot;)" office:value-type="string" office:string-value="'DE09162':{name:'München',osmkey:'de:amtlicher_gemeindeschlüssel',osmvalue:'09162'},">
            <text:p>'DE09162':{name:'München',osmkey:'de:amtlicher_gemeindeschlüssel',osmvalue:'09162'},</text:p>
          </table:table-cell>
          <table:table-cell/>
          <table:table-cell table:formula="of:=IF([Tabelle1.D228]&lt;&gt;&quot;&quot;;CONCATENATE(&quot;,osmkey:'&quot;;[Tabelle1.D228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228]&lt;&gt;&quot;&quot;;CONCATENATE(&quot;,osmvalue:'&quot;;[Tabelle1.E228];&quot;'&quot;);&quot;&quot;)" office:value-type="string" office:string-value=",osmvalue:'09162'">
            <text:p>,osmvalue:'09162'</text:p>
          </table:table-cell>
        </table:table-row>
        <table:table-row table:style-name="ro1">
          <table:table-cell/>
          <table:table-cell table:formula="of:=CONCATENATE(&quot;'&quot;;[Tabelle1.A229];&quot;&quot;;[Tabelle1.B229];&quot;':{name:'&quot;;[Tabelle1.C229];&quot;'&quot;;[.D227];[.E227];&quot;},&quot;)" office:value-type="string" office:string-value="'DE09163':{name:'Rosenheim',osmkey:'de:amtlicher_gemeindeschlüssel',osmvalue:'09163'},">
            <text:p>'DE09163':{name:'Rosenheim',osmkey:'de:amtlicher_gemeindeschlüssel',osmvalue:'09163'},</text:p>
          </table:table-cell>
          <table:table-cell/>
          <table:table-cell table:formula="of:=IF([Tabelle1.D229]&lt;&gt;&quot;&quot;;CONCATENATE(&quot;,osmkey:'&quot;;[Tabelle1.D229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229]&lt;&gt;&quot;&quot;;CONCATENATE(&quot;,osmvalue:'&quot;;[Tabelle1.E229];&quot;'&quot;);&quot;&quot;)" office:value-type="string" office:string-value=",osmvalue:'09163'">
            <text:p>,osmvalue:'09163'</text:p>
          </table:table-cell>
        </table:table-row>
        <table:table-row table:style-name="ro1">
          <table:table-cell/>
          <table:table-cell table:formula="of:=CONCATENATE(&quot;'&quot;;[Tabelle1.A230];&quot;&quot;;[Tabelle1.B230];&quot;':{name:'&quot;;[Tabelle1.C230];&quot;'&quot;;[.D228];[.E228];&quot;},&quot;)" office:value-type="string" office:string-value="'DE09171':{name:'Landkreis Altötting',osmkey:'de:amtlicher_gemeindeschlüssel',osmvalue:'09171'},">
            <text:p>'DE09171':{name:'Landkreis Altötting',osmkey:'de:amtlicher_gemeindeschlüssel',osmvalue:'09171'},</text:p>
          </table:table-cell>
          <table:table-cell/>
          <table:table-cell table:formula="of:=IF([Tabelle1.D230]&lt;&gt;&quot;&quot;;CONCATENATE(&quot;,osmkey:'&quot;;[Tabelle1.D230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230]&lt;&gt;&quot;&quot;;CONCATENATE(&quot;,osmvalue:'&quot;;[Tabelle1.E230];&quot;'&quot;);&quot;&quot;)" office:value-type="string" office:string-value=",osmvalue:'09171'">
            <text:p>,osmvalue:'09171'</text:p>
          </table:table-cell>
        </table:table-row>
        <table:table-row table:style-name="ro1">
          <table:table-cell/>
          <table:table-cell table:formula="of:=CONCATENATE(&quot;'&quot;;[Tabelle1.A231];&quot;&quot;;[Tabelle1.B231];&quot;':{name:'&quot;;[Tabelle1.C231];&quot;'&quot;;[.D229];[.E229];&quot;},&quot;)" office:value-type="string" office:string-value="'DE09172':{name:'Landkreis Berchtesgadener Land',osmkey:'de:amtlicher_gemeindeschlüssel',osmvalue:'09172'},">
            <text:p>'DE09172':{name:'Landkreis Berchtesgadener Land',osmkey:'de:amtlicher_gemeindeschlüssel',osmvalue:'09172'},</text:p>
          </table:table-cell>
          <table:table-cell/>
          <table:table-cell table:formula="of:=IF([Tabelle1.D231]&lt;&gt;&quot;&quot;;CONCATENATE(&quot;,osmkey:'&quot;;[Tabelle1.D231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231]&lt;&gt;&quot;&quot;;CONCATENATE(&quot;,osmvalue:'&quot;;[Tabelle1.E231];&quot;'&quot;);&quot;&quot;)" office:value-type="string" office:string-value=",osmvalue:'09172'">
            <text:p>,osmvalue:'09172'</text:p>
          </table:table-cell>
        </table:table-row>
        <table:table-row table:style-name="ro1">
          <table:table-cell/>
          <table:table-cell table:formula="of:=CONCATENATE(&quot;'&quot;;[Tabelle1.A232];&quot;&quot;;[Tabelle1.B232];&quot;':{name:'&quot;;[Tabelle1.C232];&quot;'&quot;;[.D230];[.E230];&quot;},&quot;)" office:value-type="string" office:string-value="'DE09173':{name:'Landkreis Bad Tölz-Wolfratshausen',osmkey:'de:amtlicher_gemeindeschlüssel',osmvalue:'09173'},">
            <text:p>'DE09173':{name:'Landkreis Bad Tölz-Wolfratshausen',osmkey:'de:amtlicher_gemeindeschlüssel',osmvalue:'09173'},</text:p>
          </table:table-cell>
          <table:table-cell/>
          <table:table-cell table:formula="of:=IF([Tabelle1.D232]&lt;&gt;&quot;&quot;;CONCATENATE(&quot;,osmkey:'&quot;;[Tabelle1.D232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232]&lt;&gt;&quot;&quot;;CONCATENATE(&quot;,osmvalue:'&quot;;[Tabelle1.E232];&quot;'&quot;);&quot;&quot;)" office:value-type="string" office:string-value=",osmvalue:'09173'">
            <text:p>,osmvalue:'09173'</text:p>
          </table:table-cell>
        </table:table-row>
        <table:table-row table:style-name="ro1">
          <table:table-cell/>
          <table:table-cell table:formula="of:=CONCATENATE(&quot;'&quot;;[Tabelle1.A233];&quot;&quot;;[Tabelle1.B233];&quot;':{name:'&quot;;[Tabelle1.C233];&quot;'&quot;;[.D231];[.E231];&quot;},&quot;)" office:value-type="string" office:string-value="'DE09174':{name:'Landkreis Dachau',osmkey:'de:amtlicher_gemeindeschlüssel',osmvalue:'09174'},">
            <text:p>'DE09174':{name:'Landkreis Dachau',osmkey:'de:amtlicher_gemeindeschlüssel',osmvalue:'09174'},</text:p>
          </table:table-cell>
          <table:table-cell/>
          <table:table-cell table:formula="of:=IF([Tabelle1.D233]&lt;&gt;&quot;&quot;;CONCATENATE(&quot;,osmkey:'&quot;;[Tabelle1.D233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233]&lt;&gt;&quot;&quot;;CONCATENATE(&quot;,osmvalue:'&quot;;[Tabelle1.E233];&quot;'&quot;);&quot;&quot;)" office:value-type="string" office:string-value=",osmvalue:'09174'">
            <text:p>,osmvalue:'09174'</text:p>
          </table:table-cell>
        </table:table-row>
        <table:table-row table:style-name="ro1">
          <table:table-cell/>
          <table:table-cell table:formula="of:=CONCATENATE(&quot;'&quot;;[Tabelle1.A234];&quot;&quot;;[Tabelle1.B234];&quot;':{name:'&quot;;[Tabelle1.C234];&quot;'&quot;;[.D232];[.E232];&quot;},&quot;)" office:value-type="string" office:string-value="'DE09175':{name:'Landkreis Ebersberg',osmkey:'de:amtlicher_gemeindeschlüssel',osmvalue:'09175'},">
            <text:p>'DE09175':{name:'Landkreis Ebersberg',osmkey:'de:amtlicher_gemeindeschlüssel',osmvalue:'09175'},</text:p>
          </table:table-cell>
          <table:table-cell/>
          <table:table-cell table:formula="of:=IF([Tabelle1.D234]&lt;&gt;&quot;&quot;;CONCATENATE(&quot;,osmkey:'&quot;;[Tabelle1.D234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234]&lt;&gt;&quot;&quot;;CONCATENATE(&quot;,osmvalue:'&quot;;[Tabelle1.E234];&quot;'&quot;);&quot;&quot;)" office:value-type="string" office:string-value=",osmvalue:'09175'">
            <text:p>,osmvalue:'09175'</text:p>
          </table:table-cell>
        </table:table-row>
        <table:table-row table:style-name="ro1">
          <table:table-cell/>
          <table:table-cell table:formula="of:=CONCATENATE(&quot;'&quot;;[Tabelle1.A235];&quot;&quot;;[Tabelle1.B235];&quot;':{name:'&quot;;[Tabelle1.C235];&quot;'&quot;;[.D233];[.E233];&quot;},&quot;)" office:value-type="string" office:string-value="'DE09176':{name:'Landkreis Eichstätt',osmkey:'de:amtlicher_gemeindeschlüssel',osmvalue:'09176'},">
            <text:p>'DE09176':{name:'Landkreis Eichstätt',osmkey:'de:amtlicher_gemeindeschlüssel',osmvalue:'09176'},</text:p>
          </table:table-cell>
          <table:table-cell/>
          <table:table-cell table:formula="of:=IF([Tabelle1.D235]&lt;&gt;&quot;&quot;;CONCATENATE(&quot;,osmkey:'&quot;;[Tabelle1.D235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235]&lt;&gt;&quot;&quot;;CONCATENATE(&quot;,osmvalue:'&quot;;[Tabelle1.E235];&quot;'&quot;);&quot;&quot;)" office:value-type="string" office:string-value=",osmvalue:'09176'">
            <text:p>,osmvalue:'09176'</text:p>
          </table:table-cell>
        </table:table-row>
        <table:table-row table:style-name="ro1">
          <table:table-cell/>
          <table:table-cell table:formula="of:=CONCATENATE(&quot;'&quot;;[Tabelle1.A236];&quot;&quot;;[Tabelle1.B236];&quot;':{name:'&quot;;[Tabelle1.C236];&quot;'&quot;;[.D234];[.E234];&quot;},&quot;)" office:value-type="string" office:string-value="'DE09177':{name:'Landkreis Erding',osmkey:'de:amtlicher_gemeindeschlüssel',osmvalue:'09177'},">
            <text:p>'DE09177':{name:'Landkreis Erding',osmkey:'de:amtlicher_gemeindeschlüssel',osmvalue:'09177'},</text:p>
          </table:table-cell>
          <table:table-cell/>
          <table:table-cell table:formula="of:=IF([Tabelle1.D236]&lt;&gt;&quot;&quot;;CONCATENATE(&quot;,osmkey:'&quot;;[Tabelle1.D236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236]&lt;&gt;&quot;&quot;;CONCATENATE(&quot;,osmvalue:'&quot;;[Tabelle1.E236];&quot;'&quot;);&quot;&quot;)" office:value-type="string" office:string-value=",osmvalue:'09177'">
            <text:p>,osmvalue:'09177'</text:p>
          </table:table-cell>
        </table:table-row>
        <table:table-row table:style-name="ro1">
          <table:table-cell/>
          <table:table-cell table:formula="of:=CONCATENATE(&quot;'&quot;;[Tabelle1.A237];&quot;&quot;;[Tabelle1.B237];&quot;':{name:'&quot;;[Tabelle1.C237];&quot;'&quot;;[.D235];[.E235];&quot;},&quot;)" office:value-type="string" office:string-value="'DE09178':{name:'Landkreis Freising',osmkey:'de:amtlicher_gemeindeschlüssel',osmvalue:'09178'},">
            <text:p>'DE09178':{name:'Landkreis Freising',osmkey:'de:amtlicher_gemeindeschlüssel',osmvalue:'09178'},</text:p>
          </table:table-cell>
          <table:table-cell/>
          <table:table-cell table:formula="of:=IF([Tabelle1.D237]&lt;&gt;&quot;&quot;;CONCATENATE(&quot;,osmkey:'&quot;;[Tabelle1.D237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237]&lt;&gt;&quot;&quot;;CONCATENATE(&quot;,osmvalue:'&quot;;[Tabelle1.E237];&quot;'&quot;);&quot;&quot;)" office:value-type="string" office:string-value=",osmvalue:'09178'">
            <text:p>,osmvalue:'09178'</text:p>
          </table:table-cell>
        </table:table-row>
        <table:table-row table:style-name="ro1">
          <table:table-cell/>
          <table:table-cell table:formula="of:=CONCATENATE(&quot;'&quot;;[Tabelle1.A238];&quot;&quot;;[Tabelle1.B238];&quot;':{name:'&quot;;[Tabelle1.C238];&quot;'&quot;;[.D236];[.E236];&quot;},&quot;)" office:value-type="string" office:string-value="'DE09179':{name:'Landkreis Fürstenfeldbruck',osmkey:'de:amtlicher_gemeindeschlüssel',osmvalue:'09179'},">
            <text:p>'DE09179':{name:'Landkreis Fürstenfeldbruck',osmkey:'de:amtlicher_gemeindeschlüssel',osmvalue:'09179'},</text:p>
          </table:table-cell>
          <table:table-cell/>
          <table:table-cell table:formula="of:=IF([Tabelle1.D238]&lt;&gt;&quot;&quot;;CONCATENATE(&quot;,osmkey:'&quot;;[Tabelle1.D238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238]&lt;&gt;&quot;&quot;;CONCATENATE(&quot;,osmvalue:'&quot;;[Tabelle1.E238];&quot;'&quot;);&quot;&quot;)" office:value-type="string" office:string-value=",osmvalue:'09179'">
            <text:p>,osmvalue:'09179'</text:p>
          </table:table-cell>
        </table:table-row>
        <table:table-row table:style-name="ro1">
          <table:table-cell/>
          <table:table-cell table:formula="of:=CONCATENATE(&quot;'&quot;;[Tabelle1.A239];&quot;&quot;;[Tabelle1.B239];&quot;':{name:'&quot;;[Tabelle1.C239];&quot;'&quot;;[.D237];[.E237];&quot;},&quot;)" office:value-type="string" office:string-value="'DE09180':{name:'Landkreis Garmisch-Partenkirchen',osmkey:'de:amtlicher_gemeindeschlüssel',osmvalue:'09180'},">
            <text:p>'DE09180':{name:'Landkreis Garmisch-Partenkirchen',osmkey:'de:amtlicher_gemeindeschlüssel',osmvalue:'09180'},</text:p>
          </table:table-cell>
          <table:table-cell/>
          <table:table-cell table:formula="of:=IF([Tabelle1.D239]&lt;&gt;&quot;&quot;;CONCATENATE(&quot;,osmkey:'&quot;;[Tabelle1.D239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239]&lt;&gt;&quot;&quot;;CONCATENATE(&quot;,osmvalue:'&quot;;[Tabelle1.E239];&quot;'&quot;);&quot;&quot;)" office:value-type="string" office:string-value=",osmvalue:'09180'">
            <text:p>,osmvalue:'09180'</text:p>
          </table:table-cell>
        </table:table-row>
        <table:table-row table:style-name="ro1">
          <table:table-cell/>
          <table:table-cell table:formula="of:=CONCATENATE(&quot;'&quot;;[Tabelle1.A240];&quot;&quot;;[Tabelle1.B240];&quot;':{name:'&quot;;[Tabelle1.C240];&quot;'&quot;;[.D238];[.E238];&quot;},&quot;)" office:value-type="string" office:string-value="'DE09181':{name:'Landkreis Landsberg am Lech',osmkey:'de:amtlicher_gemeindeschlüssel',osmvalue:'09181'},">
            <text:p>'DE09181':{name:'Landkreis Landsberg am Lech',osmkey:'de:amtlicher_gemeindeschlüssel',osmvalue:'09181'},</text:p>
          </table:table-cell>
          <table:table-cell/>
          <table:table-cell table:formula="of:=IF([Tabelle1.D240]&lt;&gt;&quot;&quot;;CONCATENATE(&quot;,osmkey:'&quot;;[Tabelle1.D240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240]&lt;&gt;&quot;&quot;;CONCATENATE(&quot;,osmvalue:'&quot;;[Tabelle1.E240];&quot;'&quot;);&quot;&quot;)" office:value-type="string" office:string-value=",osmvalue:'09181'">
            <text:p>,osmvalue:'09181'</text:p>
          </table:table-cell>
        </table:table-row>
        <table:table-row table:style-name="ro1">
          <table:table-cell/>
          <table:table-cell table:formula="of:=CONCATENATE(&quot;'&quot;;[Tabelle1.A241];&quot;&quot;;[Tabelle1.B241];&quot;':{name:'&quot;;[Tabelle1.C241];&quot;'&quot;;[.D239];[.E239];&quot;},&quot;)" office:value-type="string" office:string-value="'DE09182':{name:'Landkreis Miesbach',osmkey:'de:amtlicher_gemeindeschlüssel',osmvalue:'09182'},">
            <text:p>'DE09182':{name:'Landkreis Miesbach',osmkey:'de:amtlicher_gemeindeschlüssel',osmvalue:'09182'},</text:p>
          </table:table-cell>
          <table:table-cell/>
          <table:table-cell table:formula="of:=IF([Tabelle1.D241]&lt;&gt;&quot;&quot;;CONCATENATE(&quot;,osmkey:'&quot;;[Tabelle1.D241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241]&lt;&gt;&quot;&quot;;CONCATENATE(&quot;,osmvalue:'&quot;;[Tabelle1.E241];&quot;'&quot;);&quot;&quot;)" office:value-type="string" office:string-value=",osmvalue:'09182'">
            <text:p>,osmvalue:'09182'</text:p>
          </table:table-cell>
        </table:table-row>
        <table:table-row table:style-name="ro1">
          <table:table-cell/>
          <table:table-cell table:formula="of:=CONCATENATE(&quot;'&quot;;[Tabelle1.A242];&quot;&quot;;[Tabelle1.B242];&quot;':{name:'&quot;;[Tabelle1.C242];&quot;'&quot;;[.D240];[.E240];&quot;},&quot;)" office:value-type="string" office:string-value="'DE09183':{name:'Landkreis Mühldorf am Inn',osmkey:'de:amtlicher_gemeindeschlüssel',osmvalue:'09183'},">
            <text:p>'DE09183':{name:'Landkreis Mühldorf am Inn',osmkey:'de:amtlicher_gemeindeschlüssel',osmvalue:'09183'},</text:p>
          </table:table-cell>
          <table:table-cell/>
          <table:table-cell table:formula="of:=IF([Tabelle1.D242]&lt;&gt;&quot;&quot;;CONCATENATE(&quot;,osmkey:'&quot;;[Tabelle1.D242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242]&lt;&gt;&quot;&quot;;CONCATENATE(&quot;,osmvalue:'&quot;;[Tabelle1.E242];&quot;'&quot;);&quot;&quot;)" office:value-type="string" office:string-value=",osmvalue:'09183'">
            <text:p>,osmvalue:'09183'</text:p>
          </table:table-cell>
        </table:table-row>
        <table:table-row table:style-name="ro1">
          <table:table-cell/>
          <table:table-cell table:formula="of:=CONCATENATE(&quot;'&quot;;[Tabelle1.A243];&quot;&quot;;[Tabelle1.B243];&quot;':{name:'&quot;;[Tabelle1.C243];&quot;'&quot;;[.D241];[.E241];&quot;},&quot;)" office:value-type="string" office:string-value="'DE09184':{name:'Landkreis München',osmkey:'de:amtlicher_gemeindeschlüssel',osmvalue:'09184'},">
            <text:p>'DE09184':{name:'Landkreis München',osmkey:'de:amtlicher_gemeindeschlüssel',osmvalue:'09184'},</text:p>
          </table:table-cell>
          <table:table-cell/>
          <table:table-cell table:formula="of:=IF([Tabelle1.D243]&lt;&gt;&quot;&quot;;CONCATENATE(&quot;,osmkey:'&quot;;[Tabelle1.D243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243]&lt;&gt;&quot;&quot;;CONCATENATE(&quot;,osmvalue:'&quot;;[Tabelle1.E243];&quot;'&quot;);&quot;&quot;)" office:value-type="string" office:string-value=",osmvalue:'09184'">
            <text:p>,osmvalue:'09184'</text:p>
          </table:table-cell>
        </table:table-row>
        <table:table-row table:style-name="ro1">
          <table:table-cell/>
          <table:table-cell table:formula="of:=CONCATENATE(&quot;'&quot;;[Tabelle1.A244];&quot;&quot;;[Tabelle1.B244];&quot;':{name:'&quot;;[Tabelle1.C244];&quot;'&quot;;[.D242];[.E242];&quot;},&quot;)" office:value-type="string" office:string-value="'DE09185':{name:'Landkreis Neuburg-Schrobenhausen',osmkey:'de:amtlicher_gemeindeschlüssel',osmvalue:'09185'},">
            <text:p>'DE09185':{name:'Landkreis Neuburg-Schrobenhausen',osmkey:'de:amtlicher_gemeindeschlüssel',osmvalue:'09185'},</text:p>
          </table:table-cell>
          <table:table-cell/>
          <table:table-cell table:formula="of:=IF([Tabelle1.D244]&lt;&gt;&quot;&quot;;CONCATENATE(&quot;,osmkey:'&quot;;[Tabelle1.D244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244]&lt;&gt;&quot;&quot;;CONCATENATE(&quot;,osmvalue:'&quot;;[Tabelle1.E244];&quot;'&quot;);&quot;&quot;)" office:value-type="string" office:string-value=",osmvalue:'09185'">
            <text:p>,osmvalue:'09185'</text:p>
          </table:table-cell>
        </table:table-row>
        <table:table-row table:style-name="ro1">
          <table:table-cell/>
          <table:table-cell table:formula="of:=CONCATENATE(&quot;'&quot;;[Tabelle1.A245];&quot;&quot;;[Tabelle1.B245];&quot;':{name:'&quot;;[Tabelle1.C245];&quot;'&quot;;[.D243];[.E243];&quot;},&quot;)" office:value-type="string" office:string-value="'DE09186':{name:'Landkreis Pfaffenhofen an der Ilm',osmkey:'de:amtlicher_gemeindeschlüssel',osmvalue:'09186'},">
            <text:p>'DE09186':{name:'Landkreis Pfaffenhofen an der Ilm',osmkey:'de:amtlicher_gemeindeschlüssel',osmvalue:'09186'},</text:p>
          </table:table-cell>
          <table:table-cell/>
          <table:table-cell table:formula="of:=IF([Tabelle1.D245]&lt;&gt;&quot;&quot;;CONCATENATE(&quot;,osmkey:'&quot;;[Tabelle1.D245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245]&lt;&gt;&quot;&quot;;CONCATENATE(&quot;,osmvalue:'&quot;;[Tabelle1.E245];&quot;'&quot;);&quot;&quot;)" office:value-type="string" office:string-value=",osmvalue:'09186'">
            <text:p>,osmvalue:'09186'</text:p>
          </table:table-cell>
        </table:table-row>
        <table:table-row table:style-name="ro1">
          <table:table-cell/>
          <table:table-cell table:formula="of:=CONCATENATE(&quot;'&quot;;[Tabelle1.A246];&quot;&quot;;[Tabelle1.B246];&quot;':{name:'&quot;;[Tabelle1.C246];&quot;'&quot;;[.D244];[.E244];&quot;},&quot;)" office:value-type="string" office:string-value="'DE09187':{name:'Landkreis Rosenheim',osmkey:'de:amtlicher_gemeindeschlüssel',osmvalue:'09187'},">
            <text:p>'DE09187':{name:'Landkreis Rosenheim',osmkey:'de:amtlicher_gemeindeschlüssel',osmvalue:'09187'},</text:p>
          </table:table-cell>
          <table:table-cell/>
          <table:table-cell table:formula="of:=IF([Tabelle1.D246]&lt;&gt;&quot;&quot;;CONCATENATE(&quot;,osmkey:'&quot;;[Tabelle1.D246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246]&lt;&gt;&quot;&quot;;CONCATENATE(&quot;,osmvalue:'&quot;;[Tabelle1.E246];&quot;'&quot;);&quot;&quot;)" office:value-type="string" office:string-value=",osmvalue:'09187'">
            <text:p>,osmvalue:'09187'</text:p>
          </table:table-cell>
        </table:table-row>
        <table:table-row table:style-name="ro1">
          <table:table-cell/>
          <table:table-cell table:formula="of:=CONCATENATE(&quot;'&quot;;[Tabelle1.A247];&quot;&quot;;[Tabelle1.B247];&quot;':{name:'&quot;;[Tabelle1.C247];&quot;'&quot;;[.D245];[.E245];&quot;},&quot;)" office:value-type="string" office:string-value="'DE09188':{name:'Landkreis Starnberg',osmkey:'de:amtlicher_gemeindeschlüssel',osmvalue:'09188'},">
            <text:p>'DE09188':{name:'Landkreis Starnberg',osmkey:'de:amtlicher_gemeindeschlüssel',osmvalue:'09188'},</text:p>
          </table:table-cell>
          <table:table-cell/>
          <table:table-cell table:formula="of:=IF([Tabelle1.D247]&lt;&gt;&quot;&quot;;CONCATENATE(&quot;,osmkey:'&quot;;[Tabelle1.D247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247]&lt;&gt;&quot;&quot;;CONCATENATE(&quot;,osmvalue:'&quot;;[Tabelle1.E247];&quot;'&quot;);&quot;&quot;)" office:value-type="string" office:string-value=",osmvalue:'09188'">
            <text:p>,osmvalue:'09188'</text:p>
          </table:table-cell>
        </table:table-row>
        <table:table-row table:style-name="ro1">
          <table:table-cell/>
          <table:table-cell table:formula="of:=CONCATENATE(&quot;'&quot;;[Tabelle1.A248];&quot;&quot;;[Tabelle1.B248];&quot;':{name:'&quot;;[Tabelle1.C248];&quot;'&quot;;[.D246];[.E246];&quot;},&quot;)" office:value-type="string" office:string-value="'DE09189':{name:'Landkreis Traunstein',osmkey:'de:amtlicher_gemeindeschlüssel',osmvalue:'09189'},">
            <text:p>'DE09189':{name:'Landkreis Traunstein',osmkey:'de:amtlicher_gemeindeschlüssel',osmvalue:'09189'},</text:p>
          </table:table-cell>
          <table:table-cell/>
          <table:table-cell table:formula="of:=IF([Tabelle1.D248]&lt;&gt;&quot;&quot;;CONCATENATE(&quot;,osmkey:'&quot;;[Tabelle1.D248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248]&lt;&gt;&quot;&quot;;CONCATENATE(&quot;,osmvalue:'&quot;;[Tabelle1.E248];&quot;'&quot;);&quot;&quot;)" office:value-type="string" office:string-value=",osmvalue:'09189'">
            <text:p>,osmvalue:'09189'</text:p>
          </table:table-cell>
        </table:table-row>
        <table:table-row table:style-name="ro1">
          <table:table-cell/>
          <table:table-cell table:formula="of:=CONCATENATE(&quot;'&quot;;[Tabelle1.A249];&quot;&quot;;[Tabelle1.B249];&quot;':{name:'&quot;;[Tabelle1.C249];&quot;'&quot;;[.D247];[.E247];&quot;},&quot;)" office:value-type="string" office:string-value="'DE09190':{name:'Landkreis Weilheim-Schongau',osmkey:'de:amtlicher_gemeindeschlüssel',osmvalue:'09190'},">
            <text:p>'DE09190':{name:'Landkreis Weilheim-Schongau',osmkey:'de:amtlicher_gemeindeschlüssel',osmvalue:'09190'},</text:p>
          </table:table-cell>
          <table:table-cell/>
          <table:table-cell table:formula="of:=IF([Tabelle1.D249]&lt;&gt;&quot;&quot;;CONCATENATE(&quot;,osmkey:'&quot;;[Tabelle1.D249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249]&lt;&gt;&quot;&quot;;CONCATENATE(&quot;,osmvalue:'&quot;;[Tabelle1.E249];&quot;'&quot;);&quot;&quot;)" office:value-type="string" office:string-value=",osmvalue:'09190'">
            <text:p>,osmvalue:'09190'</text:p>
          </table:table-cell>
        </table:table-row>
        <table:table-row table:style-name="ro1">
          <table:table-cell/>
          <table:table-cell table:formula="of:=CONCATENATE(&quot;'&quot;;[Tabelle1.A250];&quot;&quot;;[Tabelle1.B250];&quot;':{name:'&quot;;[Tabelle1.C250];&quot;'&quot;;[.D248];[.E248];&quot;},&quot;)" office:value-type="string" office:string-value="'DE09261':{name:'Landshut',osmkey:'de:amtlicher_gemeindeschlüssel',osmvalue:'09261'},">
            <text:p>'DE09261':{name:'Landshut',osmkey:'de:amtlicher_gemeindeschlüssel',osmvalue:'09261'},</text:p>
          </table:table-cell>
          <table:table-cell/>
          <table:table-cell table:formula="of:=IF([Tabelle1.D250]&lt;&gt;&quot;&quot;;CONCATENATE(&quot;,osmkey:'&quot;;[Tabelle1.D250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250]&lt;&gt;&quot;&quot;;CONCATENATE(&quot;,osmvalue:'&quot;;[Tabelle1.E250];&quot;'&quot;);&quot;&quot;)" office:value-type="string" office:string-value=",osmvalue:'09261'">
            <text:p>,osmvalue:'09261'</text:p>
          </table:table-cell>
        </table:table-row>
        <table:table-row table:style-name="ro1">
          <table:table-cell/>
          <table:table-cell table:formula="of:=CONCATENATE(&quot;'&quot;;[Tabelle1.A251];&quot;&quot;;[Tabelle1.B251];&quot;':{name:'&quot;;[Tabelle1.C251];&quot;'&quot;;[.D249];[.E249];&quot;},&quot;)" office:value-type="string" office:string-value="'DE09262':{name:'Passau',osmkey:'de:amtlicher_gemeindeschlüssel',osmvalue:'09262'},">
            <text:p>'DE09262':{name:'Passau',osmkey:'de:amtlicher_gemeindeschlüssel',osmvalue:'09262'},</text:p>
          </table:table-cell>
          <table:table-cell/>
          <table:table-cell table:formula="of:=IF([Tabelle1.D251]&lt;&gt;&quot;&quot;;CONCATENATE(&quot;,osmkey:'&quot;;[Tabelle1.D251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251]&lt;&gt;&quot;&quot;;CONCATENATE(&quot;,osmvalue:'&quot;;[Tabelle1.E251];&quot;'&quot;);&quot;&quot;)" office:value-type="string" office:string-value=",osmvalue:'09262'">
            <text:p>,osmvalue:'09262'</text:p>
          </table:table-cell>
        </table:table-row>
        <table:table-row table:style-name="ro1">
          <table:table-cell/>
          <table:table-cell table:formula="of:=CONCATENATE(&quot;'&quot;;[Tabelle1.A252];&quot;&quot;;[Tabelle1.B252];&quot;':{name:'&quot;;[Tabelle1.C252];&quot;'&quot;;[.D250];[.E250];&quot;},&quot;)" office:value-type="string" office:string-value="'DE09263':{name:'Straubing',osmkey:'de:amtlicher_gemeindeschlüssel',osmvalue:'09263'},">
            <text:p>'DE09263':{name:'Straubing',osmkey:'de:amtlicher_gemeindeschlüssel',osmvalue:'09263'},</text:p>
          </table:table-cell>
          <table:table-cell/>
          <table:table-cell table:formula="of:=IF([Tabelle1.D252]&lt;&gt;&quot;&quot;;CONCATENATE(&quot;,osmkey:'&quot;;[Tabelle1.D252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252]&lt;&gt;&quot;&quot;;CONCATENATE(&quot;,osmvalue:'&quot;;[Tabelle1.E252];&quot;'&quot;);&quot;&quot;)" office:value-type="string" office:string-value=",osmvalue:'09263'">
            <text:p>,osmvalue:'09263'</text:p>
          </table:table-cell>
        </table:table-row>
        <table:table-row table:style-name="ro1">
          <table:table-cell/>
          <table:table-cell table:formula="of:=CONCATENATE(&quot;'&quot;;[Tabelle1.A253];&quot;&quot;;[Tabelle1.B253];&quot;':{name:'&quot;;[Tabelle1.C253];&quot;'&quot;;[.D251];[.E251];&quot;},&quot;)" office:value-type="string" office:string-value="'DE09271':{name:'Landkreis Deggendorf',osmkey:'de:amtlicher_gemeindeschlüssel',osmvalue:'09271'},">
            <text:p>'DE09271':{name:'Landkreis Deggendorf',osmkey:'de:amtlicher_gemeindeschlüssel',osmvalue:'09271'},</text:p>
          </table:table-cell>
          <table:table-cell/>
          <table:table-cell table:formula="of:=IF([Tabelle1.D253]&lt;&gt;&quot;&quot;;CONCATENATE(&quot;,osmkey:'&quot;;[Tabelle1.D253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253]&lt;&gt;&quot;&quot;;CONCATENATE(&quot;,osmvalue:'&quot;;[Tabelle1.E253];&quot;'&quot;);&quot;&quot;)" office:value-type="string" office:string-value=",osmvalue:'09271'">
            <text:p>,osmvalue:'09271'</text:p>
          </table:table-cell>
        </table:table-row>
        <table:table-row table:style-name="ro1">
          <table:table-cell/>
          <table:table-cell table:formula="of:=CONCATENATE(&quot;'&quot;;[Tabelle1.A254];&quot;&quot;;[Tabelle1.B254];&quot;':{name:'&quot;;[Tabelle1.C254];&quot;'&quot;;[.D252];[.E252];&quot;},&quot;)" office:value-type="string" office:string-value="'DE09272':{name:'Landkreis Freyung-Grafenau',osmkey:'de:amtlicher_gemeindeschlüssel',osmvalue:'09272'},">
            <text:p>'DE09272':{name:'Landkreis Freyung-Grafenau',osmkey:'de:amtlicher_gemeindeschlüssel',osmvalue:'09272'},</text:p>
          </table:table-cell>
          <table:table-cell/>
          <table:table-cell table:formula="of:=IF([Tabelle1.D254]&lt;&gt;&quot;&quot;;CONCATENATE(&quot;,osmkey:'&quot;;[Tabelle1.D254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254]&lt;&gt;&quot;&quot;;CONCATENATE(&quot;,osmvalue:'&quot;;[Tabelle1.E254];&quot;'&quot;);&quot;&quot;)" office:value-type="string" office:string-value=",osmvalue:'09272'">
            <text:p>,osmvalue:'09272'</text:p>
          </table:table-cell>
        </table:table-row>
        <table:table-row table:style-name="ro1">
          <table:table-cell/>
          <table:table-cell table:formula="of:=CONCATENATE(&quot;'&quot;;[Tabelle1.A255];&quot;&quot;;[Tabelle1.B255];&quot;':{name:'&quot;;[Tabelle1.C255];&quot;'&quot;;[.D253];[.E253];&quot;},&quot;)" office:value-type="string" office:string-value="'DE09273':{name:'Landkreis Kelheim',osmkey:'de:amtlicher_gemeindeschlüssel',osmvalue:'09273'},">
            <text:p>'DE09273':{name:'Landkreis Kelheim',osmkey:'de:amtlicher_gemeindeschlüssel',osmvalue:'09273'},</text:p>
          </table:table-cell>
          <table:table-cell/>
          <table:table-cell table:formula="of:=IF([Tabelle1.D255]&lt;&gt;&quot;&quot;;CONCATENATE(&quot;,osmkey:'&quot;;[Tabelle1.D255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255]&lt;&gt;&quot;&quot;;CONCATENATE(&quot;,osmvalue:'&quot;;[Tabelle1.E255];&quot;'&quot;);&quot;&quot;)" office:value-type="string" office:string-value=",osmvalue:'09273'">
            <text:p>,osmvalue:'09273'</text:p>
          </table:table-cell>
        </table:table-row>
        <table:table-row table:style-name="ro1">
          <table:table-cell/>
          <table:table-cell table:formula="of:=CONCATENATE(&quot;'&quot;;[Tabelle1.A256];&quot;&quot;;[Tabelle1.B256];&quot;':{name:'&quot;;[Tabelle1.C256];&quot;'&quot;;[.D254];[.E254];&quot;},&quot;)" office:value-type="string" office:string-value="'DE09274':{name:'Landkreis Landshut',osmkey:'de:amtlicher_gemeindeschlüssel',osmvalue:'09274'},">
            <text:p>'DE09274':{name:'Landkreis Landshut',osmkey:'de:amtlicher_gemeindeschlüssel',osmvalue:'09274'},</text:p>
          </table:table-cell>
          <table:table-cell/>
          <table:table-cell table:formula="of:=IF([Tabelle1.D256]&lt;&gt;&quot;&quot;;CONCATENATE(&quot;,osmkey:'&quot;;[Tabelle1.D256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256]&lt;&gt;&quot;&quot;;CONCATENATE(&quot;,osmvalue:'&quot;;[Tabelle1.E256];&quot;'&quot;);&quot;&quot;)" office:value-type="string" office:string-value=",osmvalue:'09274'">
            <text:p>,osmvalue:'09274'</text:p>
          </table:table-cell>
        </table:table-row>
        <table:table-row table:style-name="ro1">
          <table:table-cell/>
          <table:table-cell table:formula="of:=CONCATENATE(&quot;'&quot;;[Tabelle1.A257];&quot;&quot;;[Tabelle1.B257];&quot;':{name:'&quot;;[Tabelle1.C257];&quot;'&quot;;[.D255];[.E255];&quot;},&quot;)" office:value-type="string" office:string-value="'DE09275':{name:'Landkreis Passau',osmkey:'de:amtlicher_gemeindeschlüssel',osmvalue:'09275'},">
            <text:p>'DE09275':{name:'Landkreis Passau',osmkey:'de:amtlicher_gemeindeschlüssel',osmvalue:'09275'},</text:p>
          </table:table-cell>
          <table:table-cell/>
          <table:table-cell table:formula="of:=IF([Tabelle1.D257]&lt;&gt;&quot;&quot;;CONCATENATE(&quot;,osmkey:'&quot;;[Tabelle1.D257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257]&lt;&gt;&quot;&quot;;CONCATENATE(&quot;,osmvalue:'&quot;;[Tabelle1.E257];&quot;'&quot;);&quot;&quot;)" office:value-type="string" office:string-value=",osmvalue:'09275'">
            <text:p>,osmvalue:'09275'</text:p>
          </table:table-cell>
        </table:table-row>
        <table:table-row table:style-name="ro1">
          <table:table-cell/>
          <table:table-cell table:formula="of:=CONCATENATE(&quot;'&quot;;[Tabelle1.A258];&quot;&quot;;[Tabelle1.B258];&quot;':{name:'&quot;;[Tabelle1.C258];&quot;'&quot;;[.D256];[.E256];&quot;},&quot;)" office:value-type="string" office:string-value="'DE09276':{name:'Landkreis Regen',osmkey:'de:amtlicher_gemeindeschlüssel',osmvalue:'09276'},">
            <text:p>'DE09276':{name:'Landkreis Regen',osmkey:'de:amtlicher_gemeindeschlüssel',osmvalue:'09276'},</text:p>
          </table:table-cell>
          <table:table-cell/>
          <table:table-cell table:formula="of:=IF([Tabelle1.D258]&lt;&gt;&quot;&quot;;CONCATENATE(&quot;,osmkey:'&quot;;[Tabelle1.D258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258]&lt;&gt;&quot;&quot;;CONCATENATE(&quot;,osmvalue:'&quot;;[Tabelle1.E258];&quot;'&quot;);&quot;&quot;)" office:value-type="string" office:string-value=",osmvalue:'09276'">
            <text:p>,osmvalue:'09276'</text:p>
          </table:table-cell>
        </table:table-row>
        <table:table-row table:style-name="ro1">
          <table:table-cell/>
          <table:table-cell table:formula="of:=CONCATENATE(&quot;'&quot;;[Tabelle1.A259];&quot;&quot;;[Tabelle1.B259];&quot;':{name:'&quot;;[Tabelle1.C259];&quot;'&quot;;[.D257];[.E257];&quot;},&quot;)" office:value-type="string" office:string-value="'DE09277':{name:'Landkreis Rottal-Inn',osmkey:'de:amtlicher_gemeindeschlüssel',osmvalue:'09277'},">
            <text:p>'DE09277':{name:'Landkreis Rottal-Inn',osmkey:'de:amtlicher_gemeindeschlüssel',osmvalue:'09277'},</text:p>
          </table:table-cell>
          <table:table-cell/>
          <table:table-cell table:formula="of:=IF([Tabelle1.D259]&lt;&gt;&quot;&quot;;CONCATENATE(&quot;,osmkey:'&quot;;[Tabelle1.D259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259]&lt;&gt;&quot;&quot;;CONCATENATE(&quot;,osmvalue:'&quot;;[Tabelle1.E259];&quot;'&quot;);&quot;&quot;)" office:value-type="string" office:string-value=",osmvalue:'09277'">
            <text:p>,osmvalue:'09277'</text:p>
          </table:table-cell>
        </table:table-row>
        <table:table-row table:style-name="ro1">
          <table:table-cell/>
          <table:table-cell table:formula="of:=CONCATENATE(&quot;'&quot;;[Tabelle1.A260];&quot;&quot;;[Tabelle1.B260];&quot;':{name:'&quot;;[Tabelle1.C260];&quot;'&quot;;[.D258];[.E258];&quot;},&quot;)" office:value-type="string" office:string-value="'DE09278':{name:'Landkreis Straubing-Bogen',osmkey:'de:amtlicher_gemeindeschlüssel',osmvalue:'09278'},">
            <text:p>'DE09278':{name:'Landkreis Straubing-Bogen',osmkey:'de:amtlicher_gemeindeschlüssel',osmvalue:'09278'},</text:p>
          </table:table-cell>
          <table:table-cell/>
          <table:table-cell table:formula="of:=IF([Tabelle1.D260]&lt;&gt;&quot;&quot;;CONCATENATE(&quot;,osmkey:'&quot;;[Tabelle1.D260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260]&lt;&gt;&quot;&quot;;CONCATENATE(&quot;,osmvalue:'&quot;;[Tabelle1.E260];&quot;'&quot;);&quot;&quot;)" office:value-type="string" office:string-value=",osmvalue:'09278'">
            <text:p>,osmvalue:'09278'</text:p>
          </table:table-cell>
        </table:table-row>
        <table:table-row table:style-name="ro1">
          <table:table-cell/>
          <table:table-cell table:formula="of:=CONCATENATE(&quot;'&quot;;[Tabelle1.A261];&quot;&quot;;[Tabelle1.B261];&quot;':{name:'&quot;;[Tabelle1.C261];&quot;'&quot;;[.D259];[.E259];&quot;},&quot;)" office:value-type="string" office:string-value="'DE09279':{name:'Landkreis Dingolfing-Landau',osmkey:'de:amtlicher_gemeindeschlüssel',osmvalue:'09279'},">
            <text:p>'DE09279':{name:'Landkreis Dingolfing-Landau',osmkey:'de:amtlicher_gemeindeschlüssel',osmvalue:'09279'},</text:p>
          </table:table-cell>
          <table:table-cell/>
          <table:table-cell table:formula="of:=IF([Tabelle1.D261]&lt;&gt;&quot;&quot;;CONCATENATE(&quot;,osmkey:'&quot;;[Tabelle1.D261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261]&lt;&gt;&quot;&quot;;CONCATENATE(&quot;,osmvalue:'&quot;;[Tabelle1.E261];&quot;'&quot;);&quot;&quot;)" office:value-type="string" office:string-value=",osmvalue:'09279'">
            <text:p>,osmvalue:'09279'</text:p>
          </table:table-cell>
        </table:table-row>
        <table:table-row table:style-name="ro1">
          <table:table-cell/>
          <table:table-cell table:formula="of:=CONCATENATE(&quot;'&quot;;[Tabelle1.A262];&quot;&quot;;[Tabelle1.B262];&quot;':{name:'&quot;;[Tabelle1.C262];&quot;'&quot;;[.D260];[.E260];&quot;},&quot;)" office:value-type="string" office:string-value="'DE09361':{name:'Amberg',osmkey:'de:amtlicher_gemeindeschlüssel',osmvalue:'09361'},">
            <text:p>'DE09361':{name:'Amberg',osmkey:'de:amtlicher_gemeindeschlüssel',osmvalue:'09361'},</text:p>
          </table:table-cell>
          <table:table-cell/>
          <table:table-cell table:formula="of:=IF([Tabelle1.D262]&lt;&gt;&quot;&quot;;CONCATENATE(&quot;,osmkey:'&quot;;[Tabelle1.D262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262]&lt;&gt;&quot;&quot;;CONCATENATE(&quot;,osmvalue:'&quot;;[Tabelle1.E262];&quot;'&quot;);&quot;&quot;)" office:value-type="string" office:string-value=",osmvalue:'09361'">
            <text:p>,osmvalue:'09361'</text:p>
          </table:table-cell>
        </table:table-row>
        <table:table-row table:style-name="ro1">
          <table:table-cell/>
          <table:table-cell table:formula="of:=CONCATENATE(&quot;'&quot;;[Tabelle1.A263];&quot;&quot;;[Tabelle1.B263];&quot;':{name:'&quot;;[Tabelle1.C263];&quot;'&quot;;[.D261];[.E261];&quot;},&quot;)" office:value-type="string" office:string-value="'DE09362':{name:'Regensburg',osmkey:'de:amtlicher_gemeindeschlüssel',osmvalue:'09362'},">
            <text:p>'DE09362':{name:'Regensburg',osmkey:'de:amtlicher_gemeindeschlüssel',osmvalue:'09362'},</text:p>
          </table:table-cell>
          <table:table-cell/>
          <table:table-cell table:formula="of:=IF([Tabelle1.D263]&lt;&gt;&quot;&quot;;CONCATENATE(&quot;,osmkey:'&quot;;[Tabelle1.D263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263]&lt;&gt;&quot;&quot;;CONCATENATE(&quot;,osmvalue:'&quot;;[Tabelle1.E263];&quot;'&quot;);&quot;&quot;)" office:value-type="string" office:string-value=",osmvalue:'09362'">
            <text:p>,osmvalue:'09362'</text:p>
          </table:table-cell>
        </table:table-row>
        <table:table-row table:style-name="ro1">
          <table:table-cell/>
          <table:table-cell table:formula="of:=CONCATENATE(&quot;'&quot;;[Tabelle1.A264];&quot;&quot;;[Tabelle1.B264];&quot;':{name:'&quot;;[Tabelle1.C264];&quot;'&quot;;[.D262];[.E262];&quot;},&quot;)" office:value-type="string" office:string-value="'DE09363':{name:'Weiden i.d.OPf',osmkey:'de:amtlicher_gemeindeschlüssel',osmvalue:'09363'},">
            <text:p>'DE09363':{name:'Weiden i.d.OPf',osmkey:'de:amtlicher_gemeindeschlüssel',osmvalue:'09363'},</text:p>
          </table:table-cell>
          <table:table-cell/>
          <table:table-cell table:formula="of:=IF([Tabelle1.D264]&lt;&gt;&quot;&quot;;CONCATENATE(&quot;,osmkey:'&quot;;[Tabelle1.D264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264]&lt;&gt;&quot;&quot;;CONCATENATE(&quot;,osmvalue:'&quot;;[Tabelle1.E264];&quot;'&quot;);&quot;&quot;)" office:value-type="string" office:string-value=",osmvalue:'09363'">
            <text:p>,osmvalue:'09363'</text:p>
          </table:table-cell>
        </table:table-row>
        <table:table-row table:style-name="ro1">
          <table:table-cell/>
          <table:table-cell table:formula="of:=CONCATENATE(&quot;'&quot;;[Tabelle1.A265];&quot;&quot;;[Tabelle1.B265];&quot;':{name:'&quot;;[Tabelle1.C265];&quot;'&quot;;[.D263];[.E263];&quot;},&quot;)" office:value-type="string" office:string-value="'DE09371':{name:'Landkreis Amberg-Sulzbach',osmkey:'de:amtlicher_gemeindeschlüssel',osmvalue:'09371'},">
            <text:p>'DE09371':{name:'Landkreis Amberg-Sulzbach',osmkey:'de:amtlicher_gemeindeschlüssel',osmvalue:'09371'},</text:p>
          </table:table-cell>
          <table:table-cell/>
          <table:table-cell table:formula="of:=IF([Tabelle1.D265]&lt;&gt;&quot;&quot;;CONCATENATE(&quot;,osmkey:'&quot;;[Tabelle1.D265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265]&lt;&gt;&quot;&quot;;CONCATENATE(&quot;,osmvalue:'&quot;;[Tabelle1.E265];&quot;'&quot;);&quot;&quot;)" office:value-type="string" office:string-value=",osmvalue:'09371'">
            <text:p>,osmvalue:'09371'</text:p>
          </table:table-cell>
        </table:table-row>
        <table:table-row table:style-name="ro1">
          <table:table-cell/>
          <table:table-cell table:formula="of:=CONCATENATE(&quot;'&quot;;[Tabelle1.A266];&quot;&quot;;[Tabelle1.B266];&quot;':{name:'&quot;;[Tabelle1.C266];&quot;'&quot;;[.D264];[.E264];&quot;},&quot;)" office:value-type="string" office:string-value="'DE09372':{name:'Landkreis Cham',osmkey:'de:amtlicher_gemeindeschlüssel',osmvalue:'09372'},">
            <text:p>'DE09372':{name:'Landkreis Cham',osmkey:'de:amtlicher_gemeindeschlüssel',osmvalue:'09372'},</text:p>
          </table:table-cell>
          <table:table-cell/>
          <table:table-cell table:formula="of:=IF([Tabelle1.D266]&lt;&gt;&quot;&quot;;CONCATENATE(&quot;,osmkey:'&quot;;[Tabelle1.D266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266]&lt;&gt;&quot;&quot;;CONCATENATE(&quot;,osmvalue:'&quot;;[Tabelle1.E266];&quot;'&quot;);&quot;&quot;)" office:value-type="string" office:string-value=",osmvalue:'09372'">
            <text:p>,osmvalue:'09372'</text:p>
          </table:table-cell>
        </table:table-row>
        <table:table-row table:style-name="ro1">
          <table:table-cell/>
          <table:table-cell table:formula="of:=CONCATENATE(&quot;'&quot;;[Tabelle1.A267];&quot;&quot;;[Tabelle1.B267];&quot;':{name:'&quot;;[Tabelle1.C267];&quot;'&quot;;[.D265];[.E265];&quot;},&quot;)" office:value-type="string" office:string-value="'DE09373':{name:'Landkreis Neumarkt in der Oberpfalz',osmkey:'de:amtlicher_gemeindeschlüssel',osmvalue:'09373'},">
            <text:p>'DE09373':{name:'Landkreis Neumarkt in der Oberpfalz',osmkey:'de:amtlicher_gemeindeschlüssel',osmvalue:'09373'},</text:p>
          </table:table-cell>
          <table:table-cell/>
          <table:table-cell table:formula="of:=IF([Tabelle1.D267]&lt;&gt;&quot;&quot;;CONCATENATE(&quot;,osmkey:'&quot;;[Tabelle1.D267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267]&lt;&gt;&quot;&quot;;CONCATENATE(&quot;,osmvalue:'&quot;;[Tabelle1.E267];&quot;'&quot;);&quot;&quot;)" office:value-type="string" office:string-value=",osmvalue:'09373'">
            <text:p>,osmvalue:'09373'</text:p>
          </table:table-cell>
        </table:table-row>
        <table:table-row table:style-name="ro1">
          <table:table-cell/>
          <table:table-cell table:formula="of:=CONCATENATE(&quot;'&quot;;[Tabelle1.A268];&quot;&quot;;[Tabelle1.B268];&quot;':{name:'&quot;;[Tabelle1.C268];&quot;'&quot;;[.D266];[.E266];&quot;},&quot;)" office:value-type="string" office:string-value="'DE09374':{name:'Landkreis Neustadt an der Waldnaab',osmkey:'de:amtlicher_gemeindeschlüssel',osmvalue:'09374'},">
            <text:p>'DE09374':{name:'Landkreis Neustadt an der Waldnaab',osmkey:'de:amtlicher_gemeindeschlüssel',osmvalue:'09374'},</text:p>
          </table:table-cell>
          <table:table-cell/>
          <table:table-cell table:formula="of:=IF([Tabelle1.D268]&lt;&gt;&quot;&quot;;CONCATENATE(&quot;,osmkey:'&quot;;[Tabelle1.D268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268]&lt;&gt;&quot;&quot;;CONCATENATE(&quot;,osmvalue:'&quot;;[Tabelle1.E268];&quot;'&quot;);&quot;&quot;)" office:value-type="string" office:string-value=",osmvalue:'09374'">
            <text:p>,osmvalue:'09374'</text:p>
          </table:table-cell>
        </table:table-row>
        <table:table-row table:style-name="ro1">
          <table:table-cell/>
          <table:table-cell table:formula="of:=CONCATENATE(&quot;'&quot;;[Tabelle1.A269];&quot;&quot;;[Tabelle1.B269];&quot;':{name:'&quot;;[Tabelle1.C269];&quot;'&quot;;[.D267];[.E267];&quot;},&quot;)" office:value-type="string" office:string-value="'DE09375':{name:'Landkreis Regensburg',osmkey:'de:amtlicher_gemeindeschlüssel',osmvalue:'09375'},">
            <text:p>'DE09375':{name:'Landkreis Regensburg',osmkey:'de:amtlicher_gemeindeschlüssel',osmvalue:'09375'},</text:p>
          </table:table-cell>
          <table:table-cell/>
          <table:table-cell table:formula="of:=IF([Tabelle1.D269]&lt;&gt;&quot;&quot;;CONCATENATE(&quot;,osmkey:'&quot;;[Tabelle1.D269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269]&lt;&gt;&quot;&quot;;CONCATENATE(&quot;,osmvalue:'&quot;;[Tabelle1.E269];&quot;'&quot;);&quot;&quot;)" office:value-type="string" office:string-value=",osmvalue:'09375'">
            <text:p>,osmvalue:'09375'</text:p>
          </table:table-cell>
        </table:table-row>
        <table:table-row table:style-name="ro1">
          <table:table-cell/>
          <table:table-cell table:formula="of:=CONCATENATE(&quot;'&quot;;[Tabelle1.A270];&quot;&quot;;[Tabelle1.B270];&quot;':{name:'&quot;;[Tabelle1.C270];&quot;'&quot;;[.D268];[.E268];&quot;},&quot;)" office:value-type="string" office:string-value="'DE09376':{name:'Landkreis Schwandorf',osmkey:'de:amtlicher_gemeindeschlüssel',osmvalue:'09376'},">
            <text:p>'DE09376':{name:'Landkreis Schwandorf',osmkey:'de:amtlicher_gemeindeschlüssel',osmvalue:'09376'},</text:p>
          </table:table-cell>
          <table:table-cell/>
          <table:table-cell table:formula="of:=IF([Tabelle1.D270]&lt;&gt;&quot;&quot;;CONCATENATE(&quot;,osmkey:'&quot;;[Tabelle1.D270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270]&lt;&gt;&quot;&quot;;CONCATENATE(&quot;,osmvalue:'&quot;;[Tabelle1.E270];&quot;'&quot;);&quot;&quot;)" office:value-type="string" office:string-value=",osmvalue:'09376'">
            <text:p>,osmvalue:'09376'</text:p>
          </table:table-cell>
        </table:table-row>
        <table:table-row table:style-name="ro1">
          <table:table-cell/>
          <table:table-cell table:formula="of:=CONCATENATE(&quot;'&quot;;[Tabelle1.A271];&quot;&quot;;[Tabelle1.B271];&quot;':{name:'&quot;;[Tabelle1.C271];&quot;'&quot;;[.D269];[.E269];&quot;},&quot;)" office:value-type="string" office:string-value="'DE09377':{name:'Landkreis Tirschenreuth',osmkey:'de:amtlicher_gemeindeschlüssel',osmvalue:'09377'},">
            <text:p>'DE09377':{name:'Landkreis Tirschenreuth',osmkey:'de:amtlicher_gemeindeschlüssel',osmvalue:'09377'},</text:p>
          </table:table-cell>
          <table:table-cell/>
          <table:table-cell table:formula="of:=IF([Tabelle1.D271]&lt;&gt;&quot;&quot;;CONCATENATE(&quot;,osmkey:'&quot;;[Tabelle1.D271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271]&lt;&gt;&quot;&quot;;CONCATENATE(&quot;,osmvalue:'&quot;;[Tabelle1.E271];&quot;'&quot;);&quot;&quot;)" office:value-type="string" office:string-value=",osmvalue:'09377'">
            <text:p>,osmvalue:'09377'</text:p>
          </table:table-cell>
        </table:table-row>
        <table:table-row table:style-name="ro1">
          <table:table-cell/>
          <table:table-cell table:formula="of:=CONCATENATE(&quot;'&quot;;[Tabelle1.A272];&quot;&quot;;[Tabelle1.B272];&quot;':{name:'&quot;;[Tabelle1.C272];&quot;'&quot;;[.D270];[.E270];&quot;},&quot;)" office:value-type="string" office:string-value="'DE09461':{name:'Bamberg',osmkey:'de:amtlicher_gemeindeschlüssel',osmvalue:'09461'},">
            <text:p>'DE09461':{name:'Bamberg',osmkey:'de:amtlicher_gemeindeschlüssel',osmvalue:'09461'},</text:p>
          </table:table-cell>
          <table:table-cell/>
          <table:table-cell table:formula="of:=IF([Tabelle1.D272]&lt;&gt;&quot;&quot;;CONCATENATE(&quot;,osmkey:'&quot;;[Tabelle1.D272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272]&lt;&gt;&quot;&quot;;CONCATENATE(&quot;,osmvalue:'&quot;;[Tabelle1.E272];&quot;'&quot;);&quot;&quot;)" office:value-type="string" office:string-value=",osmvalue:'09461'">
            <text:p>,osmvalue:'09461'</text:p>
          </table:table-cell>
        </table:table-row>
        <table:table-row table:style-name="ro1">
          <table:table-cell/>
          <table:table-cell table:formula="of:=CONCATENATE(&quot;'&quot;;[Tabelle1.A273];&quot;&quot;;[Tabelle1.B273];&quot;':{name:'&quot;;[Tabelle1.C273];&quot;'&quot;;[.D271];[.E271];&quot;},&quot;)" office:value-type="string" office:string-value="'DE09462':{name:'Bayreuth',osmkey:'de:amtlicher_gemeindeschlüssel',osmvalue:'09462'},">
            <text:p>'DE09462':{name:'Bayreuth',osmkey:'de:amtlicher_gemeindeschlüssel',osmvalue:'09462'},</text:p>
          </table:table-cell>
          <table:table-cell/>
          <table:table-cell table:formula="of:=IF([Tabelle1.D273]&lt;&gt;&quot;&quot;;CONCATENATE(&quot;,osmkey:'&quot;;[Tabelle1.D273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273]&lt;&gt;&quot;&quot;;CONCATENATE(&quot;,osmvalue:'&quot;;[Tabelle1.E273];&quot;'&quot;);&quot;&quot;)" office:value-type="string" office:string-value=",osmvalue:'09462'">
            <text:p>,osmvalue:'09462'</text:p>
          </table:table-cell>
        </table:table-row>
        <table:table-row table:style-name="ro1">
          <table:table-cell/>
          <table:table-cell table:formula="of:=CONCATENATE(&quot;'&quot;;[Tabelle1.A274];&quot;&quot;;[Tabelle1.B274];&quot;':{name:'&quot;;[Tabelle1.C274];&quot;'&quot;;[.D272];[.E272];&quot;},&quot;)" office:value-type="string" office:string-value="'DE09463':{name:'Coburg',osmkey:'de:amtlicher_gemeindeschlüssel',osmvalue:'09463'},">
            <text:p>'DE09463':{name:'Coburg',osmkey:'de:amtlicher_gemeindeschlüssel',osmvalue:'09463'},</text:p>
          </table:table-cell>
          <table:table-cell/>
          <table:table-cell table:formula="of:=IF([Tabelle1.D274]&lt;&gt;&quot;&quot;;CONCATENATE(&quot;,osmkey:'&quot;;[Tabelle1.D274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274]&lt;&gt;&quot;&quot;;CONCATENATE(&quot;,osmvalue:'&quot;;[Tabelle1.E274];&quot;'&quot;);&quot;&quot;)" office:value-type="string" office:string-value=",osmvalue:'09463'">
            <text:p>,osmvalue:'09463'</text:p>
          </table:table-cell>
        </table:table-row>
        <table:table-row table:style-name="ro1">
          <table:table-cell/>
          <table:table-cell table:formula="of:=CONCATENATE(&quot;'&quot;;[Tabelle1.A275];&quot;&quot;;[Tabelle1.B275];&quot;':{name:'&quot;;[Tabelle1.C275];&quot;'&quot;;[.D273];[.E273];&quot;},&quot;)" office:value-type="string" office:string-value="'DE09464':{name:'Hof',osmkey:'de:amtlicher_gemeindeschlüssel',osmvalue:'09464'},">
            <text:p>'DE09464':{name:'Hof',osmkey:'de:amtlicher_gemeindeschlüssel',osmvalue:'09464'},</text:p>
          </table:table-cell>
          <table:table-cell/>
          <table:table-cell table:formula="of:=IF([Tabelle1.D275]&lt;&gt;&quot;&quot;;CONCATENATE(&quot;,osmkey:'&quot;;[Tabelle1.D275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275]&lt;&gt;&quot;&quot;;CONCATENATE(&quot;,osmvalue:'&quot;;[Tabelle1.E275];&quot;'&quot;);&quot;&quot;)" office:value-type="string" office:string-value=",osmvalue:'09464'">
            <text:p>,osmvalue:'09464'</text:p>
          </table:table-cell>
        </table:table-row>
        <table:table-row table:style-name="ro1">
          <table:table-cell/>
          <table:table-cell table:formula="of:=CONCATENATE(&quot;'&quot;;[Tabelle1.A276];&quot;&quot;;[Tabelle1.B276];&quot;':{name:'&quot;;[Tabelle1.C276];&quot;'&quot;;[.D274];[.E274];&quot;},&quot;)" office:value-type="string" office:string-value="'DE09471':{name:'Landkreis Bamberg',osmkey:'de:amtlicher_gemeindeschlüssel',osmvalue:'09471'},">
            <text:p>'DE09471':{name:'Landkreis Bamberg',osmkey:'de:amtlicher_gemeindeschlüssel',osmvalue:'09471'},</text:p>
          </table:table-cell>
          <table:table-cell/>
          <table:table-cell table:formula="of:=IF([Tabelle1.D276]&lt;&gt;&quot;&quot;;CONCATENATE(&quot;,osmkey:'&quot;;[Tabelle1.D276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276]&lt;&gt;&quot;&quot;;CONCATENATE(&quot;,osmvalue:'&quot;;[Tabelle1.E276];&quot;'&quot;);&quot;&quot;)" office:value-type="string" office:string-value=",osmvalue:'09471'">
            <text:p>,osmvalue:'09471'</text:p>
          </table:table-cell>
        </table:table-row>
        <table:table-row table:style-name="ro1">
          <table:table-cell/>
          <table:table-cell table:formula="of:=CONCATENATE(&quot;'&quot;;[Tabelle1.A277];&quot;&quot;;[Tabelle1.B277];&quot;':{name:'&quot;;[Tabelle1.C277];&quot;'&quot;;[.D275];[.E275];&quot;},&quot;)" office:value-type="string" office:string-value="'DE09472':{name:'Landkreis Bayreuth',osmkey:'de:amtlicher_gemeindeschlüssel',osmvalue:'09472'},">
            <text:p>'DE09472':{name:'Landkreis Bayreuth',osmkey:'de:amtlicher_gemeindeschlüssel',osmvalue:'09472'},</text:p>
          </table:table-cell>
          <table:table-cell/>
          <table:table-cell table:formula="of:=IF([Tabelle1.D277]&lt;&gt;&quot;&quot;;CONCATENATE(&quot;,osmkey:'&quot;;[Tabelle1.D277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277]&lt;&gt;&quot;&quot;;CONCATENATE(&quot;,osmvalue:'&quot;;[Tabelle1.E277];&quot;'&quot;);&quot;&quot;)" office:value-type="string" office:string-value=",osmvalue:'09472'">
            <text:p>,osmvalue:'09472'</text:p>
          </table:table-cell>
        </table:table-row>
        <table:table-row table:style-name="ro1">
          <table:table-cell/>
          <table:table-cell table:formula="of:=CONCATENATE(&quot;'&quot;;[Tabelle1.A278];&quot;&quot;;[Tabelle1.B278];&quot;':{name:'&quot;;[Tabelle1.C278];&quot;'&quot;;[.D276];[.E276];&quot;},&quot;)" office:value-type="string" office:string-value="'DE09473':{name:'Landkreis Coburg',osmkey:'de:amtlicher_gemeindeschlüssel',osmvalue:'09473'},">
            <text:p>'DE09473':{name:'Landkreis Coburg',osmkey:'de:amtlicher_gemeindeschlüssel',osmvalue:'09473'},</text:p>
          </table:table-cell>
          <table:table-cell/>
          <table:table-cell table:formula="of:=IF([Tabelle1.D278]&lt;&gt;&quot;&quot;;CONCATENATE(&quot;,osmkey:'&quot;;[Tabelle1.D278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278]&lt;&gt;&quot;&quot;;CONCATENATE(&quot;,osmvalue:'&quot;;[Tabelle1.E278];&quot;'&quot;);&quot;&quot;)" office:value-type="string" office:string-value=",osmvalue:'09473'">
            <text:p>,osmvalue:'09473'</text:p>
          </table:table-cell>
        </table:table-row>
        <table:table-row table:style-name="ro1">
          <table:table-cell/>
          <table:table-cell table:formula="of:=CONCATENATE(&quot;'&quot;;[Tabelle1.A279];&quot;&quot;;[Tabelle1.B279];&quot;':{name:'&quot;;[Tabelle1.C279];&quot;'&quot;;[.D277];[.E277];&quot;},&quot;)" office:value-type="string" office:string-value="'DE09474':{name:'Landkreis Forchheim',osmkey:'de:amtlicher_gemeindeschlüssel',osmvalue:'09474'},">
            <text:p>'DE09474':{name:'Landkreis Forchheim',osmkey:'de:amtlicher_gemeindeschlüssel',osmvalue:'09474'},</text:p>
          </table:table-cell>
          <table:table-cell/>
          <table:table-cell table:formula="of:=IF([Tabelle1.D279]&lt;&gt;&quot;&quot;;CONCATENATE(&quot;,osmkey:'&quot;;[Tabelle1.D279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279]&lt;&gt;&quot;&quot;;CONCATENATE(&quot;,osmvalue:'&quot;;[Tabelle1.E279];&quot;'&quot;);&quot;&quot;)" office:value-type="string" office:string-value=",osmvalue:'09474'">
            <text:p>,osmvalue:'09474'</text:p>
          </table:table-cell>
        </table:table-row>
        <table:table-row table:style-name="ro1">
          <table:table-cell/>
          <table:table-cell table:formula="of:=CONCATENATE(&quot;'&quot;;[Tabelle1.A280];&quot;&quot;;[Tabelle1.B280];&quot;':{name:'&quot;;[Tabelle1.C280];&quot;'&quot;;[.D278];[.E278];&quot;},&quot;)" office:value-type="string" office:string-value="'DE09475':{name:'Landkreis Hof',osmkey:'de:amtlicher_gemeindeschlüssel',osmvalue:'09475'},">
            <text:p>'DE09475':{name:'Landkreis Hof',osmkey:'de:amtlicher_gemeindeschlüssel',osmvalue:'09475'},</text:p>
          </table:table-cell>
          <table:table-cell/>
          <table:table-cell table:formula="of:=IF([Tabelle1.D280]&lt;&gt;&quot;&quot;;CONCATENATE(&quot;,osmkey:'&quot;;[Tabelle1.D280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280]&lt;&gt;&quot;&quot;;CONCATENATE(&quot;,osmvalue:'&quot;;[Tabelle1.E280];&quot;'&quot;);&quot;&quot;)" office:value-type="string" office:string-value=",osmvalue:'09475'">
            <text:p>,osmvalue:'09475'</text:p>
          </table:table-cell>
        </table:table-row>
        <table:table-row table:style-name="ro1">
          <table:table-cell/>
          <table:table-cell table:formula="of:=CONCATENATE(&quot;'&quot;;[Tabelle1.A281];&quot;&quot;;[Tabelle1.B281];&quot;':{name:'&quot;;[Tabelle1.C281];&quot;'&quot;;[.D279];[.E279];&quot;},&quot;)" office:value-type="string" office:string-value="'DE09476':{name:'Landkreis Kronach',osmkey:'de:amtlicher_gemeindeschlüssel',osmvalue:'09476'},">
            <text:p>'DE09476':{name:'Landkreis Kronach',osmkey:'de:amtlicher_gemeindeschlüssel',osmvalue:'09476'},</text:p>
          </table:table-cell>
          <table:table-cell/>
          <table:table-cell table:formula="of:=IF([Tabelle1.D281]&lt;&gt;&quot;&quot;;CONCATENATE(&quot;,osmkey:'&quot;;[Tabelle1.D281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281]&lt;&gt;&quot;&quot;;CONCATENATE(&quot;,osmvalue:'&quot;;[Tabelle1.E281];&quot;'&quot;);&quot;&quot;)" office:value-type="string" office:string-value=",osmvalue:'09476'">
            <text:p>,osmvalue:'09476'</text:p>
          </table:table-cell>
        </table:table-row>
        <table:table-row table:style-name="ro1">
          <table:table-cell/>
          <table:table-cell table:formula="of:=CONCATENATE(&quot;'&quot;;[Tabelle1.A282];&quot;&quot;;[Tabelle1.B282];&quot;':{name:'&quot;;[Tabelle1.C282];&quot;'&quot;;[.D280];[.E280];&quot;},&quot;)" office:value-type="string" office:string-value="'DE09477':{name:'Landkreis Kulmbach',osmkey:'de:amtlicher_gemeindeschlüssel',osmvalue:'09477'},">
            <text:p>'DE09477':{name:'Landkreis Kulmbach',osmkey:'de:amtlicher_gemeindeschlüssel',osmvalue:'09477'},</text:p>
          </table:table-cell>
          <table:table-cell/>
          <table:table-cell table:formula="of:=IF([Tabelle1.D282]&lt;&gt;&quot;&quot;;CONCATENATE(&quot;,osmkey:'&quot;;[Tabelle1.D282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282]&lt;&gt;&quot;&quot;;CONCATENATE(&quot;,osmvalue:'&quot;;[Tabelle1.E282];&quot;'&quot;);&quot;&quot;)" office:value-type="string" office:string-value=",osmvalue:'09477'">
            <text:p>,osmvalue:'09477'</text:p>
          </table:table-cell>
        </table:table-row>
        <table:table-row table:style-name="ro1">
          <table:table-cell/>
          <table:table-cell table:formula="of:=CONCATENATE(&quot;'&quot;;[Tabelle1.A283];&quot;&quot;;[Tabelle1.B283];&quot;':{name:'&quot;;[Tabelle1.C283];&quot;'&quot;;[.D281];[.E281];&quot;},&quot;)" office:value-type="string" office:string-value="'DE09478':{name:'Landkreis Lichtenfels',osmkey:'de:amtlicher_gemeindeschlüssel',osmvalue:'09478'},">
            <text:p>'DE09478':{name:'Landkreis Lichtenfels',osmkey:'de:amtlicher_gemeindeschlüssel',osmvalue:'09478'},</text:p>
          </table:table-cell>
          <table:table-cell/>
          <table:table-cell table:formula="of:=IF([Tabelle1.D283]&lt;&gt;&quot;&quot;;CONCATENATE(&quot;,osmkey:'&quot;;[Tabelle1.D283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283]&lt;&gt;&quot;&quot;;CONCATENATE(&quot;,osmvalue:'&quot;;[Tabelle1.E283];&quot;'&quot;);&quot;&quot;)" office:value-type="string" office:string-value=",osmvalue:'09478'">
            <text:p>,osmvalue:'09478'</text:p>
          </table:table-cell>
        </table:table-row>
        <table:table-row table:style-name="ro1">
          <table:table-cell/>
          <table:table-cell table:formula="of:=CONCATENATE(&quot;'&quot;;[Tabelle1.A284];&quot;&quot;;[Tabelle1.B284];&quot;':{name:'&quot;;[Tabelle1.C284];&quot;'&quot;;[.D282];[.E282];&quot;},&quot;)" office:value-type="string" office:string-value="'DE09479':{name:'Landkreis Wunsiedel im Fichtelgebirge',osmkey:'de:amtlicher_gemeindeschlüssel',osmvalue:'09479'},">
            <text:p>'DE09479':{name:'Landkreis Wunsiedel im Fichtelgebirge',osmkey:'de:amtlicher_gemeindeschlüssel',osmvalue:'09479'},</text:p>
          </table:table-cell>
          <table:table-cell/>
          <table:table-cell table:formula="of:=IF([Tabelle1.D284]&lt;&gt;&quot;&quot;;CONCATENATE(&quot;,osmkey:'&quot;;[Tabelle1.D284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284]&lt;&gt;&quot;&quot;;CONCATENATE(&quot;,osmvalue:'&quot;;[Tabelle1.E284];&quot;'&quot;);&quot;&quot;)" office:value-type="string" office:string-value=",osmvalue:'09479'">
            <text:p>,osmvalue:'09479'</text:p>
          </table:table-cell>
        </table:table-row>
        <table:table-row table:style-name="ro1">
          <table:table-cell/>
          <table:table-cell table:formula="of:=CONCATENATE(&quot;'&quot;;[Tabelle1.A285];&quot;&quot;;[Tabelle1.B285];&quot;':{name:'&quot;;[Tabelle1.C285];&quot;'&quot;;[.D283];[.E283];&quot;},&quot;)" office:value-type="string" office:string-value="'DE09561':{name:'Ansbach',osmkey:'de:amtlicher_gemeindeschlüssel',osmvalue:'09561'},">
            <text:p>'DE09561':{name:'Ansbach',osmkey:'de:amtlicher_gemeindeschlüssel',osmvalue:'09561'},</text:p>
          </table:table-cell>
          <table:table-cell/>
          <table:table-cell table:formula="of:=IF([Tabelle1.D285]&lt;&gt;&quot;&quot;;CONCATENATE(&quot;,osmkey:'&quot;;[Tabelle1.D285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285]&lt;&gt;&quot;&quot;;CONCATENATE(&quot;,osmvalue:'&quot;;[Tabelle1.E285];&quot;'&quot;);&quot;&quot;)" office:value-type="string" office:string-value=",osmvalue:'09561'">
            <text:p>,osmvalue:'09561'</text:p>
          </table:table-cell>
        </table:table-row>
        <table:table-row table:style-name="ro1">
          <table:table-cell/>
          <table:table-cell table:formula="of:=CONCATENATE(&quot;'&quot;;[Tabelle1.A286];&quot;&quot;;[Tabelle1.B286];&quot;':{name:'&quot;;[Tabelle1.C286];&quot;'&quot;;[.D284];[.E284];&quot;},&quot;)" office:value-type="string" office:string-value="'DE09562':{name:'Erlangen',osmkey:'de:amtlicher_gemeindeschlüssel',osmvalue:'09562'},">
            <text:p>'DE09562':{name:'Erlangen',osmkey:'de:amtlicher_gemeindeschlüssel',osmvalue:'09562'},</text:p>
          </table:table-cell>
          <table:table-cell/>
          <table:table-cell table:formula="of:=IF([Tabelle1.D286]&lt;&gt;&quot;&quot;;CONCATENATE(&quot;,osmkey:'&quot;;[Tabelle1.D286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286]&lt;&gt;&quot;&quot;;CONCATENATE(&quot;,osmvalue:'&quot;;[Tabelle1.E286];&quot;'&quot;);&quot;&quot;)" office:value-type="string" office:string-value=",osmvalue:'09562'">
            <text:p>,osmvalue:'09562'</text:p>
          </table:table-cell>
        </table:table-row>
        <table:table-row table:style-name="ro1">
          <table:table-cell/>
          <table:table-cell table:formula="of:=CONCATENATE(&quot;'&quot;;[Tabelle1.A287];&quot;&quot;;[Tabelle1.B287];&quot;':{name:'&quot;;[Tabelle1.C287];&quot;'&quot;;[.D285];[.E285];&quot;},&quot;)" office:value-type="string" office:string-value="'DE09563':{name:'Fürth',osmkey:'de:amtlicher_gemeindeschlüssel',osmvalue:'09563'},">
            <text:p>'DE09563':{name:'Fürth',osmkey:'de:amtlicher_gemeindeschlüssel',osmvalue:'09563'},</text:p>
          </table:table-cell>
          <table:table-cell/>
          <table:table-cell table:formula="of:=IF([Tabelle1.D287]&lt;&gt;&quot;&quot;;CONCATENATE(&quot;,osmkey:'&quot;;[Tabelle1.D287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287]&lt;&gt;&quot;&quot;;CONCATENATE(&quot;,osmvalue:'&quot;;[Tabelle1.E287];&quot;'&quot;);&quot;&quot;)" office:value-type="string" office:string-value=",osmvalue:'09563'">
            <text:p>,osmvalue:'09563'</text:p>
          </table:table-cell>
        </table:table-row>
        <table:table-row table:style-name="ro1">
          <table:table-cell/>
          <table:table-cell table:formula="of:=CONCATENATE(&quot;'&quot;;[Tabelle1.A288];&quot;&quot;;[Tabelle1.B288];&quot;':{name:'&quot;;[Tabelle1.C288];&quot;'&quot;;[.D286];[.E286];&quot;},&quot;)" office:value-type="string" office:string-value="'DE09564':{name:'Nürnberg',osmkey:'de:amtlicher_gemeindeschlüssel',osmvalue:'09564'},">
            <text:p>'DE09564':{name:'Nürnberg',osmkey:'de:amtlicher_gemeindeschlüssel',osmvalue:'09564'},</text:p>
          </table:table-cell>
          <table:table-cell/>
          <table:table-cell table:formula="of:=IF([Tabelle1.D288]&lt;&gt;&quot;&quot;;CONCATENATE(&quot;,osmkey:'&quot;;[Tabelle1.D288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288]&lt;&gt;&quot;&quot;;CONCATENATE(&quot;,osmvalue:'&quot;;[Tabelle1.E288];&quot;'&quot;);&quot;&quot;)" office:value-type="string" office:string-value=",osmvalue:'09564'">
            <text:p>,osmvalue:'09564'</text:p>
          </table:table-cell>
        </table:table-row>
        <table:table-row table:style-name="ro1">
          <table:table-cell/>
          <table:table-cell table:formula="of:=CONCATENATE(&quot;'&quot;;[Tabelle1.A289];&quot;&quot;;[Tabelle1.B289];&quot;':{name:'&quot;;[Tabelle1.C289];&quot;'&quot;;[.D287];[.E287];&quot;},&quot;)" office:value-type="string" office:string-value="'DE09565':{name:'Schwabach',osmkey:'de:amtlicher_gemeindeschlüssel',osmvalue:'09565'},">
            <text:p>'DE09565':{name:'Schwabach',osmkey:'de:amtlicher_gemeindeschlüssel',osmvalue:'09565'},</text:p>
          </table:table-cell>
          <table:table-cell/>
          <table:table-cell table:formula="of:=IF([Tabelle1.D289]&lt;&gt;&quot;&quot;;CONCATENATE(&quot;,osmkey:'&quot;;[Tabelle1.D289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289]&lt;&gt;&quot;&quot;;CONCATENATE(&quot;,osmvalue:'&quot;;[Tabelle1.E289];&quot;'&quot;);&quot;&quot;)" office:value-type="string" office:string-value=",osmvalue:'09565'">
            <text:p>,osmvalue:'09565'</text:p>
          </table:table-cell>
        </table:table-row>
        <table:table-row table:style-name="ro1">
          <table:table-cell/>
          <table:table-cell table:formula="of:=CONCATENATE(&quot;'&quot;;[Tabelle1.A290];&quot;&quot;;[Tabelle1.B290];&quot;':{name:'&quot;;[Tabelle1.C290];&quot;'&quot;;[.D288];[.E288];&quot;},&quot;)" office:value-type="string" office:string-value="'DE09571':{name:'Landkreis Ansbach',osmkey:'de:amtlicher_gemeindeschlüssel',osmvalue:'09571'},">
            <text:p>'DE09571':{name:'Landkreis Ansbach',osmkey:'de:amtlicher_gemeindeschlüssel',osmvalue:'09571'},</text:p>
          </table:table-cell>
          <table:table-cell/>
          <table:table-cell table:formula="of:=IF([Tabelle1.D290]&lt;&gt;&quot;&quot;;CONCATENATE(&quot;,osmkey:'&quot;;[Tabelle1.D290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290]&lt;&gt;&quot;&quot;;CONCATENATE(&quot;,osmvalue:'&quot;;[Tabelle1.E290];&quot;'&quot;);&quot;&quot;)" office:value-type="string" office:string-value=",osmvalue:'09571'">
            <text:p>,osmvalue:'09571'</text:p>
          </table:table-cell>
        </table:table-row>
        <table:table-row table:style-name="ro1">
          <table:table-cell/>
          <table:table-cell table:formula="of:=CONCATENATE(&quot;'&quot;;[Tabelle1.A291];&quot;&quot;;[Tabelle1.B291];&quot;':{name:'&quot;;[Tabelle1.C291];&quot;'&quot;;[.D289];[.E289];&quot;},&quot;)" office:value-type="string" office:string-value="'DE09572':{name:'Landkreis Erlangen-Höchstadt',osmkey:'de:amtlicher_gemeindeschlüssel',osmvalue:'09572'},">
            <text:p>'DE09572':{name:'Landkreis Erlangen-Höchstadt',osmkey:'de:amtlicher_gemeindeschlüssel',osmvalue:'09572'},</text:p>
          </table:table-cell>
          <table:table-cell/>
          <table:table-cell table:formula="of:=IF([Tabelle1.D291]&lt;&gt;&quot;&quot;;CONCATENATE(&quot;,osmkey:'&quot;;[Tabelle1.D291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291]&lt;&gt;&quot;&quot;;CONCATENATE(&quot;,osmvalue:'&quot;;[Tabelle1.E291];&quot;'&quot;);&quot;&quot;)" office:value-type="string" office:string-value=",osmvalue:'09572'">
            <text:p>,osmvalue:'09572'</text:p>
          </table:table-cell>
        </table:table-row>
        <table:table-row table:style-name="ro1">
          <table:table-cell/>
          <table:table-cell table:formula="of:=CONCATENATE(&quot;'&quot;;[Tabelle1.A292];&quot;&quot;;[Tabelle1.B292];&quot;':{name:'&quot;;[Tabelle1.C292];&quot;'&quot;;[.D290];[.E290];&quot;},&quot;)" office:value-type="string" office:string-value="'DE09573':{name:'Landkreis Fürth',osmkey:'de:amtlicher_gemeindeschlüssel',osmvalue:'09573'},">
            <text:p>'DE09573':{name:'Landkreis Fürth',osmkey:'de:amtlicher_gemeindeschlüssel',osmvalue:'09573'},</text:p>
          </table:table-cell>
          <table:table-cell/>
          <table:table-cell table:formula="of:=IF([Tabelle1.D292]&lt;&gt;&quot;&quot;;CONCATENATE(&quot;,osmkey:'&quot;;[Tabelle1.D292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292]&lt;&gt;&quot;&quot;;CONCATENATE(&quot;,osmvalue:'&quot;;[Tabelle1.E292];&quot;'&quot;);&quot;&quot;)" office:value-type="string" office:string-value=",osmvalue:'09573'">
            <text:p>,osmvalue:'09573'</text:p>
          </table:table-cell>
        </table:table-row>
        <table:table-row table:style-name="ro1">
          <table:table-cell/>
          <table:table-cell table:formula="of:=CONCATENATE(&quot;'&quot;;[Tabelle1.A293];&quot;&quot;;[Tabelle1.B293];&quot;':{name:'&quot;;[Tabelle1.C293];&quot;'&quot;;[.D291];[.E291];&quot;},&quot;)" office:value-type="string" office:string-value="'DE09574':{name:'Landkreis Nürnberger Land',osmkey:'de:amtlicher_gemeindeschlüssel',osmvalue:'09574'},">
            <text:p>'DE09574':{name:'Landkreis Nürnberger Land',osmkey:'de:amtlicher_gemeindeschlüssel',osmvalue:'09574'},</text:p>
          </table:table-cell>
          <table:table-cell/>
          <table:table-cell table:formula="of:=IF([Tabelle1.D293]&lt;&gt;&quot;&quot;;CONCATENATE(&quot;,osmkey:'&quot;;[Tabelle1.D293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293]&lt;&gt;&quot;&quot;;CONCATENATE(&quot;,osmvalue:'&quot;;[Tabelle1.E293];&quot;'&quot;);&quot;&quot;)" office:value-type="string" office:string-value=",osmvalue:'09574'">
            <text:p>,osmvalue:'09574'</text:p>
          </table:table-cell>
        </table:table-row>
        <table:table-row table:style-name="ro1">
          <table:table-cell/>
          <table:table-cell table:formula="of:=CONCATENATE(&quot;'&quot;;[Tabelle1.A294];&quot;&quot;;[Tabelle1.B294];&quot;':{name:'&quot;;[Tabelle1.C294];&quot;'&quot;;[.D292];[.E292];&quot;},&quot;)" office:value-type="string" office:string-value="'DE09575':{name:'Landkreis Neustadt an der Aisch-Bad Windsheim',osmkey:'de:amtlicher_gemeindeschlüssel',osmvalue:'09575'},">
            <text:p>'DE09575':{name:'Landkreis Neustadt an der Aisch-Bad Windsheim',osmkey:'de:amtlicher_gemeindeschlüssel',osmvalue:'09575'},</text:p>
          </table:table-cell>
          <table:table-cell/>
          <table:table-cell table:formula="of:=IF([Tabelle1.D294]&lt;&gt;&quot;&quot;;CONCATENATE(&quot;,osmkey:'&quot;;[Tabelle1.D294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294]&lt;&gt;&quot;&quot;;CONCATENATE(&quot;,osmvalue:'&quot;;[Tabelle1.E294];&quot;'&quot;);&quot;&quot;)" office:value-type="string" office:string-value=",osmvalue:'09575'">
            <text:p>,osmvalue:'09575'</text:p>
          </table:table-cell>
        </table:table-row>
        <table:table-row table:style-name="ro1">
          <table:table-cell/>
          <table:table-cell table:formula="of:=CONCATENATE(&quot;'&quot;;[Tabelle1.A295];&quot;&quot;;[Tabelle1.B295];&quot;':{name:'&quot;;[Tabelle1.C295];&quot;'&quot;;[.D293];[.E293];&quot;},&quot;)" office:value-type="string" office:string-value="'DE09576':{name:'Landkreis Roth',osmkey:'de:amtlicher_gemeindeschlüssel',osmvalue:'09576'},">
            <text:p>'DE09576':{name:'Landkreis Roth',osmkey:'de:amtlicher_gemeindeschlüssel',osmvalue:'09576'},</text:p>
          </table:table-cell>
          <table:table-cell/>
          <table:table-cell table:formula="of:=IF([Tabelle1.D295]&lt;&gt;&quot;&quot;;CONCATENATE(&quot;,osmkey:'&quot;;[Tabelle1.D295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295]&lt;&gt;&quot;&quot;;CONCATENATE(&quot;,osmvalue:'&quot;;[Tabelle1.E295];&quot;'&quot;);&quot;&quot;)" office:value-type="string" office:string-value=",osmvalue:'09576'">
            <text:p>,osmvalue:'09576'</text:p>
          </table:table-cell>
        </table:table-row>
        <table:table-row table:style-name="ro1">
          <table:table-cell/>
          <table:table-cell table:formula="of:=CONCATENATE(&quot;'&quot;;[Tabelle1.A296];&quot;&quot;;[Tabelle1.B296];&quot;':{name:'&quot;;[Tabelle1.C296];&quot;'&quot;;[.D294];[.E294];&quot;},&quot;)" office:value-type="string" office:string-value="'DE09577':{name:'Landkreis Weißenburg-Gunzenhausen',osmkey:'de:amtlicher_gemeindeschlüssel',osmvalue:'09577'},">
            <text:p>'DE09577':{name:'Landkreis Weißenburg-Gunzenhausen',osmkey:'de:amtlicher_gemeindeschlüssel',osmvalue:'09577'},</text:p>
          </table:table-cell>
          <table:table-cell/>
          <table:table-cell table:formula="of:=IF([Tabelle1.D296]&lt;&gt;&quot;&quot;;CONCATENATE(&quot;,osmkey:'&quot;;[Tabelle1.D296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296]&lt;&gt;&quot;&quot;;CONCATENATE(&quot;,osmvalue:'&quot;;[Tabelle1.E296];&quot;'&quot;);&quot;&quot;)" office:value-type="string" office:string-value=",osmvalue:'09577'">
            <text:p>,osmvalue:'09577'</text:p>
          </table:table-cell>
        </table:table-row>
        <table:table-row table:style-name="ro1">
          <table:table-cell/>
          <table:table-cell table:formula="of:=CONCATENATE(&quot;'&quot;;[Tabelle1.A297];&quot;&quot;;[Tabelle1.B297];&quot;':{name:'&quot;;[Tabelle1.C297];&quot;'&quot;;[.D295];[.E295];&quot;},&quot;)" office:value-type="string" office:string-value="'DE09661':{name:'Aschaffenburg',osmkey:'de:amtlicher_gemeindeschlüssel',osmvalue:'09661'},">
            <text:p>'DE09661':{name:'Aschaffenburg',osmkey:'de:amtlicher_gemeindeschlüssel',osmvalue:'09661'},</text:p>
          </table:table-cell>
          <table:table-cell/>
          <table:table-cell table:formula="of:=IF([Tabelle1.D297]&lt;&gt;&quot;&quot;;CONCATENATE(&quot;,osmkey:'&quot;;[Tabelle1.D297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297]&lt;&gt;&quot;&quot;;CONCATENATE(&quot;,osmvalue:'&quot;;[Tabelle1.E297];&quot;'&quot;);&quot;&quot;)" office:value-type="string" office:string-value=",osmvalue:'09661'">
            <text:p>,osmvalue:'09661'</text:p>
          </table:table-cell>
        </table:table-row>
        <table:table-row table:style-name="ro1">
          <table:table-cell/>
          <table:table-cell table:formula="of:=CONCATENATE(&quot;'&quot;;[Tabelle1.A298];&quot;&quot;;[Tabelle1.B298];&quot;':{name:'&quot;;[Tabelle1.C298];&quot;'&quot;;[.D296];[.E296];&quot;},&quot;)" office:value-type="string" office:string-value="'DE09662':{name:'Schweinfurt',osmkey:'de:amtlicher_gemeindeschlüssel',osmvalue:'09662'},">
            <text:p>'DE09662':{name:'Schweinfurt',osmkey:'de:amtlicher_gemeindeschlüssel',osmvalue:'09662'},</text:p>
          </table:table-cell>
          <table:table-cell/>
          <table:table-cell table:formula="of:=IF([Tabelle1.D298]&lt;&gt;&quot;&quot;;CONCATENATE(&quot;,osmkey:'&quot;;[Tabelle1.D298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298]&lt;&gt;&quot;&quot;;CONCATENATE(&quot;,osmvalue:'&quot;;[Tabelle1.E298];&quot;'&quot;);&quot;&quot;)" office:value-type="string" office:string-value=",osmvalue:'09662'">
            <text:p>,osmvalue:'09662'</text:p>
          </table:table-cell>
        </table:table-row>
        <table:table-row table:style-name="ro1">
          <table:table-cell/>
          <table:table-cell table:formula="of:=CONCATENATE(&quot;'&quot;;[Tabelle1.A299];&quot;&quot;;[Tabelle1.B299];&quot;':{name:'&quot;;[Tabelle1.C299];&quot;'&quot;;[.D297];[.E297];&quot;},&quot;)" office:value-type="string" office:string-value="'DE09663':{name:'Würzburg',osmkey:'de:amtlicher_gemeindeschlüssel',osmvalue:'09663'},">
            <text:p>'DE09663':{name:'Würzburg',osmkey:'de:amtlicher_gemeindeschlüssel',osmvalue:'09663'},</text:p>
          </table:table-cell>
          <table:table-cell/>
          <table:table-cell table:formula="of:=IF([Tabelle1.D299]&lt;&gt;&quot;&quot;;CONCATENATE(&quot;,osmkey:'&quot;;[Tabelle1.D299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299]&lt;&gt;&quot;&quot;;CONCATENATE(&quot;,osmvalue:'&quot;;[Tabelle1.E299];&quot;'&quot;);&quot;&quot;)" office:value-type="string" office:string-value=",osmvalue:'09663'">
            <text:p>,osmvalue:'09663'</text:p>
          </table:table-cell>
        </table:table-row>
        <table:table-row table:style-name="ro1">
          <table:table-cell/>
          <table:table-cell table:formula="of:=CONCATENATE(&quot;'&quot;;[Tabelle1.A300];&quot;&quot;;[Tabelle1.B300];&quot;':{name:'&quot;;[Tabelle1.C300];&quot;'&quot;;[.D298];[.E298];&quot;},&quot;)" office:value-type="string" office:string-value="'DE09671':{name:'Landkreis Aschaffenburg',osmkey:'de:amtlicher_gemeindeschlüssel',osmvalue:'09671'},">
            <text:p>'DE09671':{name:'Landkreis Aschaffenburg',osmkey:'de:amtlicher_gemeindeschlüssel',osmvalue:'09671'},</text:p>
          </table:table-cell>
          <table:table-cell/>
          <table:table-cell table:formula="of:=IF([Tabelle1.D300]&lt;&gt;&quot;&quot;;CONCATENATE(&quot;,osmkey:'&quot;;[Tabelle1.D300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300]&lt;&gt;&quot;&quot;;CONCATENATE(&quot;,osmvalue:'&quot;;[Tabelle1.E300];&quot;'&quot;);&quot;&quot;)" office:value-type="string" office:string-value=",osmvalue:'09671'">
            <text:p>,osmvalue:'09671'</text:p>
          </table:table-cell>
        </table:table-row>
        <table:table-row table:style-name="ro1">
          <table:table-cell/>
          <table:table-cell table:formula="of:=CONCATENATE(&quot;'&quot;;[Tabelle1.A301];&quot;&quot;;[Tabelle1.B301];&quot;':{name:'&quot;;[Tabelle1.C301];&quot;'&quot;;[.D299];[.E299];&quot;},&quot;)" office:value-type="string" office:string-value="'DE09672':{name:'Landkreis Bad Kissingen',osmkey:'de:amtlicher_gemeindeschlüssel',osmvalue:'09672'},">
            <text:p>'DE09672':{name:'Landkreis Bad Kissingen',osmkey:'de:amtlicher_gemeindeschlüssel',osmvalue:'09672'},</text:p>
          </table:table-cell>
          <table:table-cell/>
          <table:table-cell table:formula="of:=IF([Tabelle1.D301]&lt;&gt;&quot;&quot;;CONCATENATE(&quot;,osmkey:'&quot;;[Tabelle1.D301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301]&lt;&gt;&quot;&quot;;CONCATENATE(&quot;,osmvalue:'&quot;;[Tabelle1.E301];&quot;'&quot;);&quot;&quot;)" office:value-type="string" office:string-value=",osmvalue:'09672'">
            <text:p>,osmvalue:'09672'</text:p>
          </table:table-cell>
        </table:table-row>
        <table:table-row table:style-name="ro1">
          <table:table-cell/>
          <table:table-cell table:formula="of:=CONCATENATE(&quot;'&quot;;[Tabelle1.A302];&quot;&quot;;[Tabelle1.B302];&quot;':{name:'&quot;;[Tabelle1.C302];&quot;'&quot;;[.D300];[.E300];&quot;},&quot;)" office:value-type="string" office:string-value="'DE09673':{name:'Landkreis Rhön-Grabfeld',osmkey:'de:amtlicher_gemeindeschlüssel',osmvalue:'09673'},">
            <text:p>'DE09673':{name:'Landkreis Rhön-Grabfeld',osmkey:'de:amtlicher_gemeindeschlüssel',osmvalue:'09673'},</text:p>
          </table:table-cell>
          <table:table-cell/>
          <table:table-cell table:formula="of:=IF([Tabelle1.D302]&lt;&gt;&quot;&quot;;CONCATENATE(&quot;,osmkey:'&quot;;[Tabelle1.D302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302]&lt;&gt;&quot;&quot;;CONCATENATE(&quot;,osmvalue:'&quot;;[Tabelle1.E302];&quot;'&quot;);&quot;&quot;)" office:value-type="string" office:string-value=",osmvalue:'09673'">
            <text:p>,osmvalue:'09673'</text:p>
          </table:table-cell>
        </table:table-row>
        <table:table-row table:style-name="ro1">
          <table:table-cell/>
          <table:table-cell table:formula="of:=CONCATENATE(&quot;'&quot;;[Tabelle1.A303];&quot;&quot;;[Tabelle1.B303];&quot;':{name:'&quot;;[Tabelle1.C303];&quot;'&quot;;[.D301];[.E301];&quot;},&quot;)" office:value-type="string" office:string-value="'DE09674':{name:'Landkreis Haßberge',osmkey:'de:amtlicher_gemeindeschlüssel',osmvalue:'09674'},">
            <text:p>'DE09674':{name:'Landkreis Haßberge',osmkey:'de:amtlicher_gemeindeschlüssel',osmvalue:'09674'},</text:p>
          </table:table-cell>
          <table:table-cell/>
          <table:table-cell table:formula="of:=IF([Tabelle1.D303]&lt;&gt;&quot;&quot;;CONCATENATE(&quot;,osmkey:'&quot;;[Tabelle1.D303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303]&lt;&gt;&quot;&quot;;CONCATENATE(&quot;,osmvalue:'&quot;;[Tabelle1.E303];&quot;'&quot;);&quot;&quot;)" office:value-type="string" office:string-value=",osmvalue:'09674'">
            <text:p>,osmvalue:'09674'</text:p>
          </table:table-cell>
        </table:table-row>
        <table:table-row table:style-name="ro1">
          <table:table-cell/>
          <table:table-cell table:formula="of:=CONCATENATE(&quot;'&quot;;[Tabelle1.A304];&quot;&quot;;[Tabelle1.B304];&quot;':{name:'&quot;;[Tabelle1.C304];&quot;'&quot;;[.D302];[.E302];&quot;},&quot;)" office:value-type="string" office:string-value="'DE09675':{name:'Landkreis Kitzingen',osmkey:'de:amtlicher_gemeindeschlüssel',osmvalue:'09675'},">
            <text:p>'DE09675':{name:'Landkreis Kitzingen',osmkey:'de:amtlicher_gemeindeschlüssel',osmvalue:'09675'},</text:p>
          </table:table-cell>
          <table:table-cell/>
          <table:table-cell table:formula="of:=IF([Tabelle1.D304]&lt;&gt;&quot;&quot;;CONCATENATE(&quot;,osmkey:'&quot;;[Tabelle1.D304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304]&lt;&gt;&quot;&quot;;CONCATENATE(&quot;,osmvalue:'&quot;;[Tabelle1.E304];&quot;'&quot;);&quot;&quot;)" office:value-type="string" office:string-value=",osmvalue:'09675'">
            <text:p>,osmvalue:'09675'</text:p>
          </table:table-cell>
        </table:table-row>
        <table:table-row table:style-name="ro1">
          <table:table-cell/>
          <table:table-cell table:formula="of:=CONCATENATE(&quot;'&quot;;[Tabelle1.A305];&quot;&quot;;[Tabelle1.B305];&quot;':{name:'&quot;;[Tabelle1.C305];&quot;'&quot;;[.D303];[.E303];&quot;},&quot;)" office:value-type="string" office:string-value="'DE09676':{name:'Landkreis Miltenberg',osmkey:'de:amtlicher_gemeindeschlüssel',osmvalue:'09676'},">
            <text:p>'DE09676':{name:'Landkreis Miltenberg',osmkey:'de:amtlicher_gemeindeschlüssel',osmvalue:'09676'},</text:p>
          </table:table-cell>
          <table:table-cell/>
          <table:table-cell table:formula="of:=IF([Tabelle1.D305]&lt;&gt;&quot;&quot;;CONCATENATE(&quot;,osmkey:'&quot;;[Tabelle1.D305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305]&lt;&gt;&quot;&quot;;CONCATENATE(&quot;,osmvalue:'&quot;;[Tabelle1.E305];&quot;'&quot;);&quot;&quot;)" office:value-type="string" office:string-value=",osmvalue:'09676'">
            <text:p>,osmvalue:'09676'</text:p>
          </table:table-cell>
        </table:table-row>
        <table:table-row table:style-name="ro1">
          <table:table-cell/>
          <table:table-cell table:formula="of:=CONCATENATE(&quot;'&quot;;[Tabelle1.A306];&quot;&quot;;[Tabelle1.B306];&quot;':{name:'&quot;;[Tabelle1.C306];&quot;'&quot;;[.D304];[.E304];&quot;},&quot;)" office:value-type="string" office:string-value="'DE09677':{name:'Landkreis Main-Spessart',osmkey:'de:amtlicher_gemeindeschlüssel',osmvalue:'09677'},">
            <text:p>'DE09677':{name:'Landkreis Main-Spessart',osmkey:'de:amtlicher_gemeindeschlüssel',osmvalue:'09677'},</text:p>
          </table:table-cell>
          <table:table-cell/>
          <table:table-cell table:formula="of:=IF([Tabelle1.D306]&lt;&gt;&quot;&quot;;CONCATENATE(&quot;,osmkey:'&quot;;[Tabelle1.D306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306]&lt;&gt;&quot;&quot;;CONCATENATE(&quot;,osmvalue:'&quot;;[Tabelle1.E306];&quot;'&quot;);&quot;&quot;)" office:value-type="string" office:string-value=",osmvalue:'09677'">
            <text:p>,osmvalue:'09677'</text:p>
          </table:table-cell>
        </table:table-row>
        <table:table-row table:style-name="ro1">
          <table:table-cell/>
          <table:table-cell table:formula="of:=CONCATENATE(&quot;'&quot;;[Tabelle1.A307];&quot;&quot;;[Tabelle1.B307];&quot;':{name:'&quot;;[Tabelle1.C307];&quot;'&quot;;[.D305];[.E305];&quot;},&quot;)" office:value-type="string" office:string-value="'DE09678':{name:'Landkreis Schweinfurt',osmkey:'de:amtlicher_gemeindeschlüssel',osmvalue:'09678'},">
            <text:p>'DE09678':{name:'Landkreis Schweinfurt',osmkey:'de:amtlicher_gemeindeschlüssel',osmvalue:'09678'},</text:p>
          </table:table-cell>
          <table:table-cell/>
          <table:table-cell table:formula="of:=IF([Tabelle1.D307]&lt;&gt;&quot;&quot;;CONCATENATE(&quot;,osmkey:'&quot;;[Tabelle1.D307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307]&lt;&gt;&quot;&quot;;CONCATENATE(&quot;,osmvalue:'&quot;;[Tabelle1.E307];&quot;'&quot;);&quot;&quot;)" office:value-type="string" office:string-value=",osmvalue:'09678'">
            <text:p>,osmvalue:'09678'</text:p>
          </table:table-cell>
        </table:table-row>
        <table:table-row table:style-name="ro1">
          <table:table-cell/>
          <table:table-cell table:formula="of:=CONCATENATE(&quot;'&quot;;[Tabelle1.A308];&quot;&quot;;[Tabelle1.B308];&quot;':{name:'&quot;;[Tabelle1.C308];&quot;'&quot;;[.D306];[.E306];&quot;},&quot;)" office:value-type="string" office:string-value="'DE09679':{name:'Landkreis Würzburg',osmkey:'de:amtlicher_gemeindeschlüssel',osmvalue:'09679'},">
            <text:p>'DE09679':{name:'Landkreis Würzburg',osmkey:'de:amtlicher_gemeindeschlüssel',osmvalue:'09679'},</text:p>
          </table:table-cell>
          <table:table-cell/>
          <table:table-cell table:formula="of:=IF([Tabelle1.D308]&lt;&gt;&quot;&quot;;CONCATENATE(&quot;,osmkey:'&quot;;[Tabelle1.D308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308]&lt;&gt;&quot;&quot;;CONCATENATE(&quot;,osmvalue:'&quot;;[Tabelle1.E308];&quot;'&quot;);&quot;&quot;)" office:value-type="string" office:string-value=",osmvalue:'09679'">
            <text:p>,osmvalue:'09679'</text:p>
          </table:table-cell>
        </table:table-row>
        <table:table-row table:style-name="ro1">
          <table:table-cell/>
          <table:table-cell table:formula="of:=CONCATENATE(&quot;'&quot;;[Tabelle1.A309];&quot;&quot;;[Tabelle1.B309];&quot;':{name:'&quot;;[Tabelle1.C309];&quot;'&quot;;[.D307];[.E307];&quot;},&quot;)" office:value-type="string" office:string-value="'DE09761':{name:'Augsburg',osmkey:'de:amtlicher_gemeindeschlüssel',osmvalue:'09761'},">
            <text:p>'DE09761':{name:'Augsburg',osmkey:'de:amtlicher_gemeindeschlüssel',osmvalue:'09761'},</text:p>
          </table:table-cell>
          <table:table-cell/>
          <table:table-cell table:formula="of:=IF([Tabelle1.D309]&lt;&gt;&quot;&quot;;CONCATENATE(&quot;,osmkey:'&quot;;[Tabelle1.D309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309]&lt;&gt;&quot;&quot;;CONCATENATE(&quot;,osmvalue:'&quot;;[Tabelle1.E309];&quot;'&quot;);&quot;&quot;)" office:value-type="string" office:string-value=",osmvalue:'09761'">
            <text:p>,osmvalue:'09761'</text:p>
          </table:table-cell>
        </table:table-row>
        <table:table-row table:style-name="ro1">
          <table:table-cell/>
          <table:table-cell table:formula="of:=CONCATENATE(&quot;'&quot;;[Tabelle1.A310];&quot;&quot;;[Tabelle1.B310];&quot;':{name:'&quot;;[Tabelle1.C310];&quot;'&quot;;[.D308];[.E308];&quot;},&quot;)" office:value-type="string" office:string-value="'DE09762':{name:'Kaufbeuren',osmkey:'de:amtlicher_gemeindeschlüssel',osmvalue:'09762'},">
            <text:p>'DE09762':{name:'Kaufbeuren',osmkey:'de:amtlicher_gemeindeschlüssel',osmvalue:'09762'},</text:p>
          </table:table-cell>
          <table:table-cell/>
          <table:table-cell table:formula="of:=IF([Tabelle1.D310]&lt;&gt;&quot;&quot;;CONCATENATE(&quot;,osmkey:'&quot;;[Tabelle1.D310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310]&lt;&gt;&quot;&quot;;CONCATENATE(&quot;,osmvalue:'&quot;;[Tabelle1.E310];&quot;'&quot;);&quot;&quot;)" office:value-type="string" office:string-value=",osmvalue:'09762'">
            <text:p>,osmvalue:'09762'</text:p>
          </table:table-cell>
        </table:table-row>
        <table:table-row table:style-name="ro1">
          <table:table-cell/>
          <table:table-cell table:formula="of:=CONCATENATE(&quot;'&quot;;[Tabelle1.A311];&quot;&quot;;[Tabelle1.B311];&quot;':{name:'&quot;;[Tabelle1.C311];&quot;'&quot;;[.D309];[.E309];&quot;},&quot;)" office:value-type="string" office:string-value="'DE09763':{name:'Kempten (Allgäu)',osmkey:'de:amtlicher_gemeindeschlüssel',osmvalue:'09763'},">
            <text:p>'DE09763':{name:'Kempten (Allgäu)',osmkey:'de:amtlicher_gemeindeschlüssel',osmvalue:'09763'},</text:p>
          </table:table-cell>
          <table:table-cell/>
          <table:table-cell table:formula="of:=IF([Tabelle1.D311]&lt;&gt;&quot;&quot;;CONCATENATE(&quot;,osmkey:'&quot;;[Tabelle1.D311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311]&lt;&gt;&quot;&quot;;CONCATENATE(&quot;,osmvalue:'&quot;;[Tabelle1.E311];&quot;'&quot;);&quot;&quot;)" office:value-type="string" office:string-value=",osmvalue:'09763'">
            <text:p>,osmvalue:'09763'</text:p>
          </table:table-cell>
        </table:table-row>
        <table:table-row table:style-name="ro1">
          <table:table-cell/>
          <table:table-cell table:formula="of:=CONCATENATE(&quot;'&quot;;[Tabelle1.A312];&quot;&quot;;[Tabelle1.B312];&quot;':{name:'&quot;;[Tabelle1.C312];&quot;'&quot;;[.D310];[.E310];&quot;},&quot;)" office:value-type="string" office:string-value="'DE09764':{name:'Memmingen',osmkey:'de:amtlicher_gemeindeschlüssel',osmvalue:'09764'},">
            <text:p>'DE09764':{name:'Memmingen',osmkey:'de:amtlicher_gemeindeschlüssel',osmvalue:'09764'},</text:p>
          </table:table-cell>
          <table:table-cell/>
          <table:table-cell table:formula="of:=IF([Tabelle1.D312]&lt;&gt;&quot;&quot;;CONCATENATE(&quot;,osmkey:'&quot;;[Tabelle1.D312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312]&lt;&gt;&quot;&quot;;CONCATENATE(&quot;,osmvalue:'&quot;;[Tabelle1.E312];&quot;'&quot;);&quot;&quot;)" office:value-type="string" office:string-value=",osmvalue:'09764'">
            <text:p>,osmvalue:'09764'</text:p>
          </table:table-cell>
        </table:table-row>
        <table:table-row table:style-name="ro1">
          <table:table-cell/>
          <table:table-cell table:formula="of:=CONCATENATE(&quot;'&quot;;[Tabelle1.A313];&quot;&quot;;[Tabelle1.B313];&quot;':{name:'&quot;;[Tabelle1.C313];&quot;'&quot;;[.D311];[.E311];&quot;},&quot;)" office:value-type="string" office:string-value="'DE09771':{name:'Landkreis Aichach-Friedberg',osmkey:'de:amtlicher_gemeindeschlüssel',osmvalue:'09771'},">
            <text:p>'DE09771':{name:'Landkreis Aichach-Friedberg',osmkey:'de:amtlicher_gemeindeschlüssel',osmvalue:'09771'},</text:p>
          </table:table-cell>
          <table:table-cell/>
          <table:table-cell table:formula="of:=IF([Tabelle1.D313]&lt;&gt;&quot;&quot;;CONCATENATE(&quot;,osmkey:'&quot;;[Tabelle1.D313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313]&lt;&gt;&quot;&quot;;CONCATENATE(&quot;,osmvalue:'&quot;;[Tabelle1.E313];&quot;'&quot;);&quot;&quot;)" office:value-type="string" office:string-value=",osmvalue:'09771'">
            <text:p>,osmvalue:'09771'</text:p>
          </table:table-cell>
        </table:table-row>
        <table:table-row table:style-name="ro1">
          <table:table-cell/>
          <table:table-cell table:formula="of:=CONCATENATE(&quot;'&quot;;[Tabelle1.A314];&quot;&quot;;[Tabelle1.B314];&quot;':{name:'&quot;;[Tabelle1.C314];&quot;'&quot;;[.D312];[.E312];&quot;},&quot;)" office:value-type="string" office:string-value="'DE09772':{name:'Landkreis Augsburg',osmkey:'de:amtlicher_gemeindeschlüssel',osmvalue:'09772'},">
            <text:p>'DE09772':{name:'Landkreis Augsburg',osmkey:'de:amtlicher_gemeindeschlüssel',osmvalue:'09772'},</text:p>
          </table:table-cell>
          <table:table-cell/>
          <table:table-cell table:formula="of:=IF([Tabelle1.D314]&lt;&gt;&quot;&quot;;CONCATENATE(&quot;,osmkey:'&quot;;[Tabelle1.D314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314]&lt;&gt;&quot;&quot;;CONCATENATE(&quot;,osmvalue:'&quot;;[Tabelle1.E314];&quot;'&quot;);&quot;&quot;)" office:value-type="string" office:string-value=",osmvalue:'09772'">
            <text:p>,osmvalue:'09772'</text:p>
          </table:table-cell>
        </table:table-row>
        <table:table-row table:style-name="ro1">
          <table:table-cell/>
          <table:table-cell table:formula="of:=CONCATENATE(&quot;'&quot;;[Tabelle1.A315];&quot;&quot;;[Tabelle1.B315];&quot;':{name:'&quot;;[Tabelle1.C315];&quot;'&quot;;[.D313];[.E313];&quot;},&quot;)" office:value-type="string" office:string-value="'DE09773':{name:'Landkreis Dillingen an der Donau',osmkey:'de:amtlicher_gemeindeschlüssel',osmvalue:'09773'},">
            <text:p>'DE09773':{name:'Landkreis Dillingen an der Donau',osmkey:'de:amtlicher_gemeindeschlüssel',osmvalue:'09773'},</text:p>
          </table:table-cell>
          <table:table-cell/>
          <table:table-cell table:formula="of:=IF([Tabelle1.D315]&lt;&gt;&quot;&quot;;CONCATENATE(&quot;,osmkey:'&quot;;[Tabelle1.D315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315]&lt;&gt;&quot;&quot;;CONCATENATE(&quot;,osmvalue:'&quot;;[Tabelle1.E315];&quot;'&quot;);&quot;&quot;)" office:value-type="string" office:string-value=",osmvalue:'09773'">
            <text:p>,osmvalue:'09773'</text:p>
          </table:table-cell>
        </table:table-row>
        <table:table-row table:style-name="ro1">
          <table:table-cell/>
          <table:table-cell table:formula="of:=CONCATENATE(&quot;'&quot;;[Tabelle1.A316];&quot;&quot;;[Tabelle1.B316];&quot;':{name:'&quot;;[Tabelle1.C316];&quot;'&quot;;[.D314];[.E314];&quot;},&quot;)" office:value-type="string" office:string-value="'DE09774':{name:'Landkreis Günzburg',osmkey:'de:amtlicher_gemeindeschlüssel',osmvalue:'09774'},">
            <text:p>'DE09774':{name:'Landkreis Günzburg',osmkey:'de:amtlicher_gemeindeschlüssel',osmvalue:'09774'},</text:p>
          </table:table-cell>
          <table:table-cell/>
          <table:table-cell table:formula="of:=IF([Tabelle1.D316]&lt;&gt;&quot;&quot;;CONCATENATE(&quot;,osmkey:'&quot;;[Tabelle1.D316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316]&lt;&gt;&quot;&quot;;CONCATENATE(&quot;,osmvalue:'&quot;;[Tabelle1.E316];&quot;'&quot;);&quot;&quot;)" office:value-type="string" office:string-value=",osmvalue:'09774'">
            <text:p>,osmvalue:'09774'</text:p>
          </table:table-cell>
        </table:table-row>
        <table:table-row table:style-name="ro1">
          <table:table-cell/>
          <table:table-cell table:formula="of:=CONCATENATE(&quot;'&quot;;[Tabelle1.A317];&quot;&quot;;[Tabelle1.B317];&quot;':{name:'&quot;;[Tabelle1.C317];&quot;'&quot;;[.D315];[.E315];&quot;},&quot;)" office:value-type="string" office:string-value="'DE09775':{name:'Landkreis Neu-Ulm',osmkey:'de:amtlicher_gemeindeschlüssel',osmvalue:'09775'},">
            <text:p>'DE09775':{name:'Landkreis Neu-Ulm',osmkey:'de:amtlicher_gemeindeschlüssel',osmvalue:'09775'},</text:p>
          </table:table-cell>
          <table:table-cell/>
          <table:table-cell table:formula="of:=IF([Tabelle1.D317]&lt;&gt;&quot;&quot;;CONCATENATE(&quot;,osmkey:'&quot;;[Tabelle1.D317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317]&lt;&gt;&quot;&quot;;CONCATENATE(&quot;,osmvalue:'&quot;;[Tabelle1.E317];&quot;'&quot;);&quot;&quot;)" office:value-type="string" office:string-value=",osmvalue:'09775'">
            <text:p>,osmvalue:'09775'</text:p>
          </table:table-cell>
        </table:table-row>
        <table:table-row table:style-name="ro1">
          <table:table-cell/>
          <table:table-cell table:formula="of:=CONCATENATE(&quot;'&quot;;[Tabelle1.A318];&quot;&quot;;[Tabelle1.B318];&quot;':{name:'&quot;;[Tabelle1.C318];&quot;'&quot;;[.D316];[.E316];&quot;},&quot;)" office:value-type="string" office:string-value="'DE09776':{name:'Landkreis Lindau',osmkey:'de:amtlicher_gemeindeschlüssel',osmvalue:'09776'},">
            <text:p>'DE09776':{name:'Landkreis Lindau',osmkey:'de:amtlicher_gemeindeschlüssel',osmvalue:'09776'},</text:p>
          </table:table-cell>
          <table:table-cell/>
          <table:table-cell table:formula="of:=IF([Tabelle1.D318]&lt;&gt;&quot;&quot;;CONCATENATE(&quot;,osmkey:'&quot;;[Tabelle1.D318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318]&lt;&gt;&quot;&quot;;CONCATENATE(&quot;,osmvalue:'&quot;;[Tabelle1.E318];&quot;'&quot;);&quot;&quot;)" office:value-type="string" office:string-value=",osmvalue:'09776'">
            <text:p>,osmvalue:'09776'</text:p>
          </table:table-cell>
        </table:table-row>
        <table:table-row table:style-name="ro1">
          <table:table-cell/>
          <table:table-cell table:formula="of:=CONCATENATE(&quot;'&quot;;[Tabelle1.A319];&quot;&quot;;[Tabelle1.B319];&quot;':{name:'&quot;;[Tabelle1.C319];&quot;'&quot;;[.D317];[.E317];&quot;},&quot;)" office:value-type="string" office:string-value="'DE09777':{name:'Landkreis Ostallgäu',osmkey:'de:amtlicher_gemeindeschlüssel',osmvalue:'09777'},">
            <text:p>'DE09777':{name:'Landkreis Ostallgäu',osmkey:'de:amtlicher_gemeindeschlüssel',osmvalue:'09777'},</text:p>
          </table:table-cell>
          <table:table-cell/>
          <table:table-cell table:formula="of:=IF([Tabelle1.D319]&lt;&gt;&quot;&quot;;CONCATENATE(&quot;,osmkey:'&quot;;[Tabelle1.D319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319]&lt;&gt;&quot;&quot;;CONCATENATE(&quot;,osmvalue:'&quot;;[Tabelle1.E319];&quot;'&quot;);&quot;&quot;)" office:value-type="string" office:string-value=",osmvalue:'09777'">
            <text:p>,osmvalue:'09777'</text:p>
          </table:table-cell>
        </table:table-row>
        <table:table-row table:style-name="ro1">
          <table:table-cell/>
          <table:table-cell table:formula="of:=CONCATENATE(&quot;'&quot;;[Tabelle1.A320];&quot;&quot;;[Tabelle1.B320];&quot;':{name:'&quot;;[Tabelle1.C320];&quot;'&quot;;[.D318];[.E318];&quot;},&quot;)" office:value-type="string" office:string-value="'DE09778':{name:'Landkreis Unterallgäu',osmkey:'de:amtlicher_gemeindeschlüssel',osmvalue:'09778'},">
            <text:p>'DE09778':{name:'Landkreis Unterallgäu',osmkey:'de:amtlicher_gemeindeschlüssel',osmvalue:'09778'},</text:p>
          </table:table-cell>
          <table:table-cell/>
          <table:table-cell table:formula="of:=IF([Tabelle1.D320]&lt;&gt;&quot;&quot;;CONCATENATE(&quot;,osmkey:'&quot;;[Tabelle1.D320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320]&lt;&gt;&quot;&quot;;CONCATENATE(&quot;,osmvalue:'&quot;;[Tabelle1.E320];&quot;'&quot;);&quot;&quot;)" office:value-type="string" office:string-value=",osmvalue:'09778'">
            <text:p>,osmvalue:'09778'</text:p>
          </table:table-cell>
        </table:table-row>
        <table:table-row table:style-name="ro1">
          <table:table-cell/>
          <table:table-cell table:formula="of:=CONCATENATE(&quot;'&quot;;[Tabelle1.A321];&quot;&quot;;[Tabelle1.B321];&quot;':{name:'&quot;;[Tabelle1.C321];&quot;'&quot;;[.D319];[.E319];&quot;},&quot;)" office:value-type="string" office:string-value="'DE09779':{name:'Landkreis Donau-Ries',osmkey:'de:amtlicher_gemeindeschlüssel',osmvalue:'09779'},">
            <text:p>'DE09779':{name:'Landkreis Donau-Ries',osmkey:'de:amtlicher_gemeindeschlüssel',osmvalue:'09779'},</text:p>
          </table:table-cell>
          <table:table-cell/>
          <table:table-cell table:formula="of:=IF([Tabelle1.D321]&lt;&gt;&quot;&quot;;CONCATENATE(&quot;,osmkey:'&quot;;[Tabelle1.D321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321]&lt;&gt;&quot;&quot;;CONCATENATE(&quot;,osmvalue:'&quot;;[Tabelle1.E321];&quot;'&quot;);&quot;&quot;)" office:value-type="string" office:string-value=",osmvalue:'09779'">
            <text:p>,osmvalue:'09779'</text:p>
          </table:table-cell>
        </table:table-row>
        <table:table-row table:style-name="ro1">
          <table:table-cell/>
          <table:table-cell table:formula="of:=CONCATENATE(&quot;'&quot;;[Tabelle1.A322];&quot;&quot;;[Tabelle1.B322];&quot;':{name:'&quot;;[Tabelle1.C322];&quot;'&quot;;[.D320];[.E320];&quot;},&quot;)" office:value-type="string" office:string-value="'DE09780':{name:'Landkreis Oberallgäu',osmkey:'de:amtlicher_gemeindeschlüssel',osmvalue:'09780'},">
            <text:p>'DE09780':{name:'Landkreis Oberallgäu',osmkey:'de:amtlicher_gemeindeschlüssel',osmvalue:'09780'},</text:p>
          </table:table-cell>
          <table:table-cell/>
          <table:table-cell table:formula="of:=IF([Tabelle1.D322]&lt;&gt;&quot;&quot;;CONCATENATE(&quot;,osmkey:'&quot;;[Tabelle1.D322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322]&lt;&gt;&quot;&quot;;CONCATENATE(&quot;,osmvalue:'&quot;;[Tabelle1.E322];&quot;'&quot;);&quot;&quot;)" office:value-type="string" office:string-value=",osmvalue:'09780'">
            <text:p>,osmvalue:'09780'</text:p>
          </table:table-cell>
        </table:table-row>
        <table:table-row table:style-name="ro1">
          <table:table-cell/>
          <table:table-cell table:formula="of:=CONCATENATE(&quot;'&quot;;[Tabelle1.A323];&quot;&quot;;[Tabelle1.B323];&quot;':{name:'&quot;;[Tabelle1.C323];&quot;'&quot;;[.D321];[.E321];&quot;},&quot;)" office:value-type="string" office:string-value="'DE10041':{name:'Regionalverband Saarbrücken',osmkey:'de:amtlicher_gemeindeschlüssel',osmvalue:'10041'},">
            <text:p>'DE10041':{name:'Regionalverband Saarbrücken',osmkey:'de:amtlicher_gemeindeschlüssel',osmvalue:'10041'},</text:p>
          </table:table-cell>
          <table:table-cell/>
          <table:table-cell table:formula="of:=IF([Tabelle1.D323]&lt;&gt;&quot;&quot;;CONCATENATE(&quot;,osmkey:'&quot;;[Tabelle1.D323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323]&lt;&gt;&quot;&quot;;CONCATENATE(&quot;,osmvalue:'&quot;;[Tabelle1.E323];&quot;'&quot;);&quot;&quot;)" office:value-type="string" office:string-value=",osmvalue:'10041'">
            <text:p>,osmvalue:'10041'</text:p>
          </table:table-cell>
        </table:table-row>
        <table:table-row table:style-name="ro1">
          <table:table-cell/>
          <table:table-cell table:formula="of:=CONCATENATE(&quot;'&quot;;[Tabelle1.A324];&quot;&quot;;[Tabelle1.B324];&quot;':{name:'&quot;;[Tabelle1.C324];&quot;'&quot;;[.D322];[.E322];&quot;},&quot;)" office:value-type="string" office:string-value="'DE10042':{name:'Landkreis Merzig-Wadern',osmkey:'de:amtlicher_gemeindeschlüssel',osmvalue:'10042'},">
            <text:p>'DE10042':{name:'Landkreis Merzig-Wadern',osmkey:'de:amtlicher_gemeindeschlüssel',osmvalue:'10042'},</text:p>
          </table:table-cell>
          <table:table-cell/>
          <table:table-cell table:formula="of:=IF([Tabelle1.D324]&lt;&gt;&quot;&quot;;CONCATENATE(&quot;,osmkey:'&quot;;[Tabelle1.D324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324]&lt;&gt;&quot;&quot;;CONCATENATE(&quot;,osmvalue:'&quot;;[Tabelle1.E324];&quot;'&quot;);&quot;&quot;)" office:value-type="string" office:string-value=",osmvalue:'10042'">
            <text:p>,osmvalue:'10042'</text:p>
          </table:table-cell>
        </table:table-row>
        <table:table-row table:style-name="ro1">
          <table:table-cell/>
          <table:table-cell table:formula="of:=CONCATENATE(&quot;'&quot;;[Tabelle1.A325];&quot;&quot;;[Tabelle1.B325];&quot;':{name:'&quot;;[Tabelle1.C325];&quot;'&quot;;[.D323];[.E323];&quot;},&quot;)" office:value-type="string" office:string-value="'DE10043':{name:'Landkreis Neunkirchen',osmkey:'de:amtlicher_gemeindeschlüssel',osmvalue:'10043'},">
            <text:p>'DE10043':{name:'Landkreis Neunkirchen',osmkey:'de:amtlicher_gemeindeschlüssel',osmvalue:'10043'},</text:p>
          </table:table-cell>
          <table:table-cell/>
          <table:table-cell table:formula="of:=IF([Tabelle1.D325]&lt;&gt;&quot;&quot;;CONCATENATE(&quot;,osmkey:'&quot;;[Tabelle1.D325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325]&lt;&gt;&quot;&quot;;CONCATENATE(&quot;,osmvalue:'&quot;;[Tabelle1.E325];&quot;'&quot;);&quot;&quot;)" office:value-type="string" office:string-value=",osmvalue:'10043'">
            <text:p>,osmvalue:'10043'</text:p>
          </table:table-cell>
        </table:table-row>
        <table:table-row table:style-name="ro1">
          <table:table-cell/>
          <table:table-cell table:formula="of:=CONCATENATE(&quot;'&quot;;[Tabelle1.A326];&quot;&quot;;[Tabelle1.B326];&quot;':{name:'&quot;;[Tabelle1.C326];&quot;'&quot;;[.D324];[.E324];&quot;},&quot;)" office:value-type="string" office:string-value="'DE10044':{name:'Landkreis Saarlouis',osmkey:'de:amtlicher_gemeindeschlüssel',osmvalue:'10044'},">
            <text:p>'DE10044':{name:'Landkreis Saarlouis',osmkey:'de:amtlicher_gemeindeschlüssel',osmvalue:'10044'},</text:p>
          </table:table-cell>
          <table:table-cell/>
          <table:table-cell table:formula="of:=IF([Tabelle1.D326]&lt;&gt;&quot;&quot;;CONCATENATE(&quot;,osmkey:'&quot;;[Tabelle1.D326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326]&lt;&gt;&quot;&quot;;CONCATENATE(&quot;,osmvalue:'&quot;;[Tabelle1.E326];&quot;'&quot;);&quot;&quot;)" office:value-type="string" office:string-value=",osmvalue:'10044'">
            <text:p>,osmvalue:'10044'</text:p>
          </table:table-cell>
        </table:table-row>
        <table:table-row table:style-name="ro1">
          <table:table-cell/>
          <table:table-cell table:formula="of:=CONCATENATE(&quot;'&quot;;[Tabelle1.A327];&quot;&quot;;[Tabelle1.B327];&quot;':{name:'&quot;;[Tabelle1.C327];&quot;'&quot;;[.D325];[.E325];&quot;},&quot;)" office:value-type="string" office:string-value="'DE10045':{name:'Saarpfalz-Kreis',osmkey:'de:amtlicher_gemeindeschlüssel',osmvalue:'10045'},">
            <text:p>'DE10045':{name:'Saarpfalz-Kreis',osmkey:'de:amtlicher_gemeindeschlüssel',osmvalue:'10045'},</text:p>
          </table:table-cell>
          <table:table-cell/>
          <table:table-cell table:formula="of:=IF([Tabelle1.D327]&lt;&gt;&quot;&quot;;CONCATENATE(&quot;,osmkey:'&quot;;[Tabelle1.D327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327]&lt;&gt;&quot;&quot;;CONCATENATE(&quot;,osmvalue:'&quot;;[Tabelle1.E327];&quot;'&quot;);&quot;&quot;)" office:value-type="string" office:string-value=",osmvalue:'10045'">
            <text:p>,osmvalue:'10045'</text:p>
          </table:table-cell>
        </table:table-row>
        <table:table-row table:style-name="ro1">
          <table:table-cell/>
          <table:table-cell table:formula="of:=CONCATENATE(&quot;'&quot;;[Tabelle1.A328];&quot;&quot;;[Tabelle1.B328];&quot;':{name:'&quot;;[Tabelle1.C328];&quot;'&quot;;[.D326];[.E326];&quot;},&quot;)" office:value-type="string" office:string-value="'DE10046':{name:'Landkreis St. Wendel',osmkey:'de:amtlicher_gemeindeschlüssel',osmvalue:'10046'},">
            <text:p>'DE10046':{name:'Landkreis St. Wendel',osmkey:'de:amtlicher_gemeindeschlüssel',osmvalue:'10046'},</text:p>
          </table:table-cell>
          <table:table-cell/>
          <table:table-cell table:formula="of:=IF([Tabelle1.D328]&lt;&gt;&quot;&quot;;CONCATENATE(&quot;,osmkey:'&quot;;[Tabelle1.D328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328]&lt;&gt;&quot;&quot;;CONCATENATE(&quot;,osmvalue:'&quot;;[Tabelle1.E328];&quot;'&quot;);&quot;&quot;)" office:value-type="string" office:string-value=",osmvalue:'10046'">
            <text:p>,osmvalue:'10046'</text:p>
          </table:table-cell>
        </table:table-row>
        <table:table-row table:style-name="ro1">
          <table:table-cell/>
          <table:table-cell table:formula="of:=CONCATENATE(&quot;'&quot;;[Tabelle1.A329];&quot;&quot;;[Tabelle1.B329];&quot;':{name:'&quot;;[Tabelle1.C329];&quot;'&quot;;[.D327];[.E327];&quot;},&quot;)" office:value-type="string" office:string-value="'DE11000':{name:'Berlin',osmkey:'de:amtlicher_gemeindeschlüssel',osmvalue:'11000'},">
            <text:p>'DE11000':{name:'Berlin',osmkey:'de:amtlicher_gemeindeschlüssel',osmvalue:'11000'},</text:p>
          </table:table-cell>
          <table:table-cell/>
          <table:table-cell table:formula="of:=IF([Tabelle1.D329]&lt;&gt;&quot;&quot;;CONCATENATE(&quot;,osmkey:'&quot;;[Tabelle1.D329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329]&lt;&gt;&quot;&quot;;CONCATENATE(&quot;,osmvalue:'&quot;;[Tabelle1.E329];&quot;'&quot;);&quot;&quot;)" office:value-type="string" office:string-value=",osmvalue:'11000'">
            <text:p>,osmvalue:'11000'</text:p>
          </table:table-cell>
        </table:table-row>
        <table:table-row table:style-name="ro1">
          <table:table-cell/>
          <table:table-cell table:formula="of:=CONCATENATE(&quot;'&quot;;[Tabelle1.A330];&quot;&quot;;[Tabelle1.B330];&quot;':{name:'&quot;;[Tabelle1.C330];&quot;'&quot;;[.D328];[.E328];&quot;},&quot;)" office:value-type="string" office:string-value="'DE12051':{name:'Brandenburg an der Havel',osmkey:'de:amtlicher_gemeindeschlüssel',osmvalue:'12051'},">
            <text:p>'DE12051':{name:'Brandenburg an der Havel',osmkey:'de:amtlicher_gemeindeschlüssel',osmvalue:'12051'},</text:p>
          </table:table-cell>
          <table:table-cell/>
          <table:table-cell table:formula="of:=IF([Tabelle1.D330]&lt;&gt;&quot;&quot;;CONCATENATE(&quot;,osmkey:'&quot;;[Tabelle1.D330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330]&lt;&gt;&quot;&quot;;CONCATENATE(&quot;,osmvalue:'&quot;;[Tabelle1.E330];&quot;'&quot;);&quot;&quot;)" office:value-type="string" office:string-value=",osmvalue:'12051'">
            <text:p>,osmvalue:'12051'</text:p>
          </table:table-cell>
        </table:table-row>
        <table:table-row table:style-name="ro1">
          <table:table-cell/>
          <table:table-cell table:formula="of:=CONCATENATE(&quot;'&quot;;[Tabelle1.A331];&quot;&quot;;[Tabelle1.B331];&quot;':{name:'&quot;;[Tabelle1.C331];&quot;'&quot;;[.D329];[.E329];&quot;},&quot;)" office:value-type="string" office:string-value="'DE12052':{name:'Cottbus',osmkey:'de:amtlicher_gemeindeschlüssel',osmvalue:'12052'},">
            <text:p>'DE12052':{name:'Cottbus',osmkey:'de:amtlicher_gemeindeschlüssel',osmvalue:'12052'},</text:p>
          </table:table-cell>
          <table:table-cell/>
          <table:table-cell table:formula="of:=IF([Tabelle1.D331]&lt;&gt;&quot;&quot;;CONCATENATE(&quot;,osmkey:'&quot;;[Tabelle1.D331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331]&lt;&gt;&quot;&quot;;CONCATENATE(&quot;,osmvalue:'&quot;;[Tabelle1.E331];&quot;'&quot;);&quot;&quot;)" office:value-type="string" office:string-value=",osmvalue:'12052'">
            <text:p>,osmvalue:'12052'</text:p>
          </table:table-cell>
        </table:table-row>
        <table:table-row table:style-name="ro1">
          <table:table-cell/>
          <table:table-cell table:formula="of:=CONCATENATE(&quot;'&quot;;[Tabelle1.A332];&quot;&quot;;[Tabelle1.B332];&quot;':{name:'&quot;;[Tabelle1.C332];&quot;'&quot;;[.D330];[.E330];&quot;},&quot;)" office:value-type="string" office:string-value="'DE12053':{name:'Frankfurt (Oder)',osmkey:'de:amtlicher_gemeindeschlüssel',osmvalue:'12053'},">
            <text:p>'DE12053':{name:'Frankfurt (Oder)',osmkey:'de:amtlicher_gemeindeschlüssel',osmvalue:'12053'},</text:p>
          </table:table-cell>
          <table:table-cell/>
          <table:table-cell table:formula="of:=IF([Tabelle1.D332]&lt;&gt;&quot;&quot;;CONCATENATE(&quot;,osmkey:'&quot;;[Tabelle1.D332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332]&lt;&gt;&quot;&quot;;CONCATENATE(&quot;,osmvalue:'&quot;;[Tabelle1.E332];&quot;'&quot;);&quot;&quot;)" office:value-type="string" office:string-value=",osmvalue:'12053'">
            <text:p>,osmvalue:'12053'</text:p>
          </table:table-cell>
        </table:table-row>
        <table:table-row table:style-name="ro1">
          <table:table-cell/>
          <table:table-cell table:formula="of:=CONCATENATE(&quot;'&quot;;[Tabelle1.A333];&quot;&quot;;[Tabelle1.B333];&quot;':{name:'&quot;;[Tabelle1.C333];&quot;'&quot;;[.D331];[.E331];&quot;},&quot;)" office:value-type="string" office:string-value="'DE12054':{name:'Potsdam',osmkey:'de:amtlicher_gemeindeschlüssel',osmvalue:'12054'},">
            <text:p>'DE12054':{name:'Potsdam',osmkey:'de:amtlicher_gemeindeschlüssel',osmvalue:'12054'},</text:p>
          </table:table-cell>
          <table:table-cell/>
          <table:table-cell table:formula="of:=IF([Tabelle1.D333]&lt;&gt;&quot;&quot;;CONCATENATE(&quot;,osmkey:'&quot;;[Tabelle1.D333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333]&lt;&gt;&quot;&quot;;CONCATENATE(&quot;,osmvalue:'&quot;;[Tabelle1.E333];&quot;'&quot;);&quot;&quot;)" office:value-type="string" office:string-value=",osmvalue:'12054'">
            <text:p>,osmvalue:'12054'</text:p>
          </table:table-cell>
        </table:table-row>
        <table:table-row table:style-name="ro1">
          <table:table-cell/>
          <table:table-cell table:formula="of:=CONCATENATE(&quot;'&quot;;[Tabelle1.A334];&quot;&quot;;[Tabelle1.B334];&quot;':{name:'&quot;;[Tabelle1.C334];&quot;'&quot;;[.D332];[.E332];&quot;},&quot;)" office:value-type="string" office:string-value="'DE12060':{name:'Landkreis Barnim',osmkey:'de:amtlicher_gemeindeschlüssel',osmvalue:'12060'},">
            <text:p>'DE12060':{name:'Landkreis Barnim',osmkey:'de:amtlicher_gemeindeschlüssel',osmvalue:'12060'},</text:p>
          </table:table-cell>
          <table:table-cell/>
          <table:table-cell table:formula="of:=IF([Tabelle1.D334]&lt;&gt;&quot;&quot;;CONCATENATE(&quot;,osmkey:'&quot;;[Tabelle1.D334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334]&lt;&gt;&quot;&quot;;CONCATENATE(&quot;,osmvalue:'&quot;;[Tabelle1.E334];&quot;'&quot;);&quot;&quot;)" office:value-type="string" office:string-value=",osmvalue:'12060'">
            <text:p>,osmvalue:'12060'</text:p>
          </table:table-cell>
        </table:table-row>
        <table:table-row table:style-name="ro1">
          <table:table-cell/>
          <table:table-cell table:formula="of:=CONCATENATE(&quot;'&quot;;[Tabelle1.A335];&quot;&quot;;[Tabelle1.B335];&quot;':{name:'&quot;;[Tabelle1.C335];&quot;'&quot;;[.D333];[.E333];&quot;},&quot;)" office:value-type="string" office:string-value="'DE12061':{name:'Landkreis Dahme-Spreewald',osmkey:'de:amtlicher_gemeindeschlüssel',osmvalue:'12061'},">
            <text:p>'DE12061':{name:'Landkreis Dahme-Spreewald',osmkey:'de:amtlicher_gemeindeschlüssel',osmvalue:'12061'},</text:p>
          </table:table-cell>
          <table:table-cell/>
          <table:table-cell table:formula="of:=IF([Tabelle1.D335]&lt;&gt;&quot;&quot;;CONCATENATE(&quot;,osmkey:'&quot;;[Tabelle1.D335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335]&lt;&gt;&quot;&quot;;CONCATENATE(&quot;,osmvalue:'&quot;;[Tabelle1.E335];&quot;'&quot;);&quot;&quot;)" office:value-type="string" office:string-value=",osmvalue:'12061'">
            <text:p>,osmvalue:'12061'</text:p>
          </table:table-cell>
        </table:table-row>
        <table:table-row table:style-name="ro1">
          <table:table-cell/>
          <table:table-cell table:formula="of:=CONCATENATE(&quot;'&quot;;[Tabelle1.A336];&quot;&quot;;[Tabelle1.B336];&quot;':{name:'&quot;;[Tabelle1.C336];&quot;'&quot;;[.D334];[.E334];&quot;},&quot;)" office:value-type="string" office:string-value="'DE12062':{name:'Landkreis Elbe-Elster',osmkey:'de:amtlicher_gemeindeschlüssel',osmvalue:'12062'},">
            <text:p>'DE12062':{name:'Landkreis Elbe-Elster',osmkey:'de:amtlicher_gemeindeschlüssel',osmvalue:'12062'},</text:p>
          </table:table-cell>
          <table:table-cell/>
          <table:table-cell table:formula="of:=IF([Tabelle1.D336]&lt;&gt;&quot;&quot;;CONCATENATE(&quot;,osmkey:'&quot;;[Tabelle1.D336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336]&lt;&gt;&quot;&quot;;CONCATENATE(&quot;,osmvalue:'&quot;;[Tabelle1.E336];&quot;'&quot;);&quot;&quot;)" office:value-type="string" office:string-value=",osmvalue:'12062'">
            <text:p>,osmvalue:'12062'</text:p>
          </table:table-cell>
        </table:table-row>
        <table:table-row table:style-name="ro1">
          <table:table-cell/>
          <table:table-cell table:formula="of:=CONCATENATE(&quot;'&quot;;[Tabelle1.A337];&quot;&quot;;[Tabelle1.B337];&quot;':{name:'&quot;;[Tabelle1.C337];&quot;'&quot;;[.D335];[.E335];&quot;},&quot;)" office:value-type="string" office:string-value="'DE12063':{name:'Landkreis Havelland',osmkey:'de:amtlicher_gemeindeschlüssel',osmvalue:'12063'},">
            <text:p>'DE12063':{name:'Landkreis Havelland',osmkey:'de:amtlicher_gemeindeschlüssel',osmvalue:'12063'},</text:p>
          </table:table-cell>
          <table:table-cell/>
          <table:table-cell table:formula="of:=IF([Tabelle1.D337]&lt;&gt;&quot;&quot;;CONCATENATE(&quot;,osmkey:'&quot;;[Tabelle1.D337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337]&lt;&gt;&quot;&quot;;CONCATENATE(&quot;,osmvalue:'&quot;;[Tabelle1.E337];&quot;'&quot;);&quot;&quot;)" office:value-type="string" office:string-value=",osmvalue:'12063'">
            <text:p>,osmvalue:'12063'</text:p>
          </table:table-cell>
        </table:table-row>
        <table:table-row table:style-name="ro1">
          <table:table-cell/>
          <table:table-cell table:formula="of:=CONCATENATE(&quot;'&quot;;[Tabelle1.A338];&quot;&quot;;[Tabelle1.B338];&quot;':{name:'&quot;;[Tabelle1.C338];&quot;'&quot;;[.D336];[.E336];&quot;},&quot;)" office:value-type="string" office:string-value="'DE12064':{name:'Landkreis Märkisch-Oderland',osmkey:'de:amtlicher_gemeindeschlüssel',osmvalue:'12064'},">
            <text:p>'DE12064':{name:'Landkreis Märkisch-Oderland',osmkey:'de:amtlicher_gemeindeschlüssel',osmvalue:'12064'},</text:p>
          </table:table-cell>
          <table:table-cell/>
          <table:table-cell table:formula="of:=IF([Tabelle1.D338]&lt;&gt;&quot;&quot;;CONCATENATE(&quot;,osmkey:'&quot;;[Tabelle1.D338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338]&lt;&gt;&quot;&quot;;CONCATENATE(&quot;,osmvalue:'&quot;;[Tabelle1.E338];&quot;'&quot;);&quot;&quot;)" office:value-type="string" office:string-value=",osmvalue:'12064'">
            <text:p>,osmvalue:'12064'</text:p>
          </table:table-cell>
        </table:table-row>
        <table:table-row table:style-name="ro1">
          <table:table-cell/>
          <table:table-cell table:formula="of:=CONCATENATE(&quot;'&quot;;[Tabelle1.A339];&quot;&quot;;[Tabelle1.B339];&quot;':{name:'&quot;;[Tabelle1.C339];&quot;'&quot;;[.D337];[.E337];&quot;},&quot;)" office:value-type="string" office:string-value="'DE12065':{name:'Landkreis Oberhavel',osmkey:'de:amtlicher_gemeindeschlüssel',osmvalue:'12065'},">
            <text:p>'DE12065':{name:'Landkreis Oberhavel',osmkey:'de:amtlicher_gemeindeschlüssel',osmvalue:'12065'},</text:p>
          </table:table-cell>
          <table:table-cell/>
          <table:table-cell table:formula="of:=IF([Tabelle1.D339]&lt;&gt;&quot;&quot;;CONCATENATE(&quot;,osmkey:'&quot;;[Tabelle1.D339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339]&lt;&gt;&quot;&quot;;CONCATENATE(&quot;,osmvalue:'&quot;;[Tabelle1.E339];&quot;'&quot;);&quot;&quot;)" office:value-type="string" office:string-value=",osmvalue:'12065'">
            <text:p>,osmvalue:'12065'</text:p>
          </table:table-cell>
        </table:table-row>
        <table:table-row table:style-name="ro1">
          <table:table-cell/>
          <table:table-cell table:formula="of:=CONCATENATE(&quot;'&quot;;[Tabelle1.A340];&quot;&quot;;[Tabelle1.B340];&quot;':{name:'&quot;;[Tabelle1.C340];&quot;'&quot;;[.D338];[.E338];&quot;},&quot;)" office:value-type="string" office:string-value="'DE12066':{name:'Landkreis Oberspreewald-Lausitz',osmkey:'de:amtlicher_gemeindeschlüssel',osmvalue:'12066'},">
            <text:p>'DE12066':{name:'Landkreis Oberspreewald-Lausitz',osmkey:'de:amtlicher_gemeindeschlüssel',osmvalue:'12066'},</text:p>
          </table:table-cell>
          <table:table-cell/>
          <table:table-cell table:formula="of:=IF([Tabelle1.D340]&lt;&gt;&quot;&quot;;CONCATENATE(&quot;,osmkey:'&quot;;[Tabelle1.D340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340]&lt;&gt;&quot;&quot;;CONCATENATE(&quot;,osmvalue:'&quot;;[Tabelle1.E340];&quot;'&quot;);&quot;&quot;)" office:value-type="string" office:string-value=",osmvalue:'12066'">
            <text:p>,osmvalue:'12066'</text:p>
          </table:table-cell>
        </table:table-row>
        <table:table-row table:style-name="ro1">
          <table:table-cell/>
          <table:table-cell table:formula="of:=CONCATENATE(&quot;'&quot;;[Tabelle1.A341];&quot;&quot;;[Tabelle1.B341];&quot;':{name:'&quot;;[Tabelle1.C341];&quot;'&quot;;[.D339];[.E339];&quot;},&quot;)" office:value-type="string" office:string-value="'DE12067':{name:'Landkreis Oder-Spree',osmkey:'de:amtlicher_gemeindeschlüssel',osmvalue:'12067'},">
            <text:p>'DE12067':{name:'Landkreis Oder-Spree',osmkey:'de:amtlicher_gemeindeschlüssel',osmvalue:'12067'},</text:p>
          </table:table-cell>
          <table:table-cell/>
          <table:table-cell table:formula="of:=IF([Tabelle1.D341]&lt;&gt;&quot;&quot;;CONCATENATE(&quot;,osmkey:'&quot;;[Tabelle1.D341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341]&lt;&gt;&quot;&quot;;CONCATENATE(&quot;,osmvalue:'&quot;;[Tabelle1.E341];&quot;'&quot;);&quot;&quot;)" office:value-type="string" office:string-value=",osmvalue:'12067'">
            <text:p>,osmvalue:'12067'</text:p>
          </table:table-cell>
        </table:table-row>
        <table:table-row table:style-name="ro1">
          <table:table-cell/>
          <table:table-cell table:formula="of:=CONCATENATE(&quot;'&quot;;[Tabelle1.A342];&quot;&quot;;[Tabelle1.B342];&quot;':{name:'&quot;;[Tabelle1.C342];&quot;'&quot;;[.D340];[.E340];&quot;},&quot;)" office:value-type="string" office:string-value="'DE12068':{name:'Landkreis Ostprignitz-Ruppin',osmkey:'de:amtlicher_gemeindeschlüssel',osmvalue:'12068'},">
            <text:p>'DE12068':{name:'Landkreis Ostprignitz-Ruppin',osmkey:'de:amtlicher_gemeindeschlüssel',osmvalue:'12068'},</text:p>
          </table:table-cell>
          <table:table-cell/>
          <table:table-cell table:formula="of:=IF([Tabelle1.D342]&lt;&gt;&quot;&quot;;CONCATENATE(&quot;,osmkey:'&quot;;[Tabelle1.D342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342]&lt;&gt;&quot;&quot;;CONCATENATE(&quot;,osmvalue:'&quot;;[Tabelle1.E342];&quot;'&quot;);&quot;&quot;)" office:value-type="string" office:string-value=",osmvalue:'12068'">
            <text:p>,osmvalue:'12068'</text:p>
          </table:table-cell>
        </table:table-row>
        <table:table-row table:style-name="ro1">
          <table:table-cell/>
          <table:table-cell table:formula="of:=CONCATENATE(&quot;'&quot;;[Tabelle1.A343];&quot;&quot;;[Tabelle1.B343];&quot;':{name:'&quot;;[Tabelle1.C343];&quot;'&quot;;[.D341];[.E341];&quot;},&quot;)" office:value-type="string" office:string-value="'DE12069':{name:'Landkreis Potsdam-Mittelmark',osmkey:'de:amtlicher_gemeindeschlüssel',osmvalue:'12069'},">
            <text:p>'DE12069':{name:'Landkreis Potsdam-Mittelmark',osmkey:'de:amtlicher_gemeindeschlüssel',osmvalue:'12069'},</text:p>
          </table:table-cell>
          <table:table-cell/>
          <table:table-cell table:formula="of:=IF([Tabelle1.D343]&lt;&gt;&quot;&quot;;CONCATENATE(&quot;,osmkey:'&quot;;[Tabelle1.D343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343]&lt;&gt;&quot;&quot;;CONCATENATE(&quot;,osmvalue:'&quot;;[Tabelle1.E343];&quot;'&quot;);&quot;&quot;)" office:value-type="string" office:string-value=",osmvalue:'12069'">
            <text:p>,osmvalue:'12069'</text:p>
          </table:table-cell>
        </table:table-row>
        <table:table-row table:style-name="ro1">
          <table:table-cell/>
          <table:table-cell table:formula="of:=CONCATENATE(&quot;'&quot;;[Tabelle1.A344];&quot;&quot;;[Tabelle1.B344];&quot;':{name:'&quot;;[Tabelle1.C344];&quot;'&quot;;[.D342];[.E342];&quot;},&quot;)" office:value-type="string" office:string-value="'DE12070':{name:'Landkreis Prignitz',osmkey:'de:amtlicher_gemeindeschlüssel',osmvalue:'12070'},">
            <text:p>'DE12070':{name:'Landkreis Prignitz',osmkey:'de:amtlicher_gemeindeschlüssel',osmvalue:'12070'},</text:p>
          </table:table-cell>
          <table:table-cell/>
          <table:table-cell table:formula="of:=IF([Tabelle1.D344]&lt;&gt;&quot;&quot;;CONCATENATE(&quot;,osmkey:'&quot;;[Tabelle1.D344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344]&lt;&gt;&quot;&quot;;CONCATENATE(&quot;,osmvalue:'&quot;;[Tabelle1.E344];&quot;'&quot;);&quot;&quot;)" office:value-type="string" office:string-value=",osmvalue:'12070'">
            <text:p>,osmvalue:'12070'</text:p>
          </table:table-cell>
        </table:table-row>
        <table:table-row table:style-name="ro1">
          <table:table-cell/>
          <table:table-cell table:formula="of:=CONCATENATE(&quot;'&quot;;[Tabelle1.A345];&quot;&quot;;[Tabelle1.B345];&quot;':{name:'&quot;;[Tabelle1.C345];&quot;'&quot;;[.D343];[.E343];&quot;},&quot;)" office:value-type="string" office:string-value="'DE12071':{name:'Landkreis Spree-Neiße',osmkey:'de:amtlicher_gemeindeschlüssel',osmvalue:'12071'},">
            <text:p>'DE12071':{name:'Landkreis Spree-Neiße',osmkey:'de:amtlicher_gemeindeschlüssel',osmvalue:'12071'},</text:p>
          </table:table-cell>
          <table:table-cell/>
          <table:table-cell table:formula="of:=IF([Tabelle1.D345]&lt;&gt;&quot;&quot;;CONCATENATE(&quot;,osmkey:'&quot;;[Tabelle1.D345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345]&lt;&gt;&quot;&quot;;CONCATENATE(&quot;,osmvalue:'&quot;;[Tabelle1.E345];&quot;'&quot;);&quot;&quot;)" office:value-type="string" office:string-value=",osmvalue:'12071'">
            <text:p>,osmvalue:'12071'</text:p>
          </table:table-cell>
        </table:table-row>
        <table:table-row table:style-name="ro1">
          <table:table-cell/>
          <table:table-cell table:formula="of:=CONCATENATE(&quot;'&quot;;[Tabelle1.A346];&quot;&quot;;[Tabelle1.B346];&quot;':{name:'&quot;;[Tabelle1.C346];&quot;'&quot;;[.D344];[.E344];&quot;},&quot;)" office:value-type="string" office:string-value="'DE12072':{name:'Landkreis Teltow-Fläming',osmkey:'de:amtlicher_gemeindeschlüssel',osmvalue:'12072'},">
            <text:p>'DE12072':{name:'Landkreis Teltow-Fläming',osmkey:'de:amtlicher_gemeindeschlüssel',osmvalue:'12072'},</text:p>
          </table:table-cell>
          <table:table-cell/>
          <table:table-cell table:formula="of:=IF([Tabelle1.D346]&lt;&gt;&quot;&quot;;CONCATENATE(&quot;,osmkey:'&quot;;[Tabelle1.D346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346]&lt;&gt;&quot;&quot;;CONCATENATE(&quot;,osmvalue:'&quot;;[Tabelle1.E346];&quot;'&quot;);&quot;&quot;)" office:value-type="string" office:string-value=",osmvalue:'12072'">
            <text:p>,osmvalue:'12072'</text:p>
          </table:table-cell>
        </table:table-row>
        <table:table-row table:style-name="ro1">
          <table:table-cell/>
          <table:table-cell table:formula="of:=CONCATENATE(&quot;'&quot;;[Tabelle1.A347];&quot;&quot;;[Tabelle1.B347];&quot;':{name:'&quot;;[Tabelle1.C347];&quot;'&quot;;[.D345];[.E345];&quot;},&quot;)" office:value-type="string" office:string-value="'DE12073':{name:'Landkreis Uckermark',osmkey:'de:amtlicher_gemeindeschlüssel',osmvalue:'12073'},">
            <text:p>'DE12073':{name:'Landkreis Uckermark',osmkey:'de:amtlicher_gemeindeschlüssel',osmvalue:'12073'},</text:p>
          </table:table-cell>
          <table:table-cell/>
          <table:table-cell table:formula="of:=IF([Tabelle1.D347]&lt;&gt;&quot;&quot;;CONCATENATE(&quot;,osmkey:'&quot;;[Tabelle1.D347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347]&lt;&gt;&quot;&quot;;CONCATENATE(&quot;,osmvalue:'&quot;;[Tabelle1.E347];&quot;'&quot;);&quot;&quot;)" office:value-type="string" office:string-value=",osmvalue:'12073'">
            <text:p>,osmvalue:'12073'</text:p>
          </table:table-cell>
        </table:table-row>
        <table:table-row table:style-name="ro1">
          <table:table-cell/>
          <table:table-cell table:formula="of:=CONCATENATE(&quot;'&quot;;[Tabelle1.A348];&quot;&quot;;[Tabelle1.B348];&quot;':{name:'&quot;;[Tabelle1.C348];&quot;'&quot;;[.D346];[.E346];&quot;},&quot;)" office:value-type="string" office:string-value="'DE13000':{name:'13000',osmkey:'de:amtlicher_gemeindeschlüssel',osmvalue:'13000'},">
            <text:p>'DE13000':{name:'13000',osmkey:'de:amtlicher_gemeindeschlüssel',osmvalue:'13000'},</text:p>
          </table:table-cell>
          <table:table-cell/>
          <table:table-cell table:formula="of:=IF([Tabelle1.D348]&lt;&gt;&quot;&quot;;CONCATENATE(&quot;,osmkey:'&quot;;[Tabelle1.D348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348]&lt;&gt;&quot;&quot;;CONCATENATE(&quot;,osmvalue:'&quot;;[Tabelle1.E348];&quot;'&quot;);&quot;&quot;)" office:value-type="string" office:string-value=",osmvalue:'13000'">
            <text:p>,osmvalue:'13000'</text:p>
          </table:table-cell>
        </table:table-row>
        <table:table-row table:style-name="ro1">
          <table:table-cell/>
          <table:table-cell table:formula="of:=CONCATENATE(&quot;'&quot;;[Tabelle1.A349];&quot;&quot;;[Tabelle1.B349];&quot;':{name:'&quot;;[Tabelle1.C349];&quot;'&quot;;[.D347];[.E347];&quot;},&quot;)" office:value-type="string" office:string-value="'DE13003':{name:'Rostock',osmkey:'de:amtlicher_gemeindeschlüssel',osmvalue:'13003'},">
            <text:p>'DE13003':{name:'Rostock',osmkey:'de:amtlicher_gemeindeschlüssel',osmvalue:'13003'},</text:p>
          </table:table-cell>
          <table:table-cell/>
          <table:table-cell table:formula="of:=IF([Tabelle1.D349]&lt;&gt;&quot;&quot;;CONCATENATE(&quot;,osmkey:'&quot;;[Tabelle1.D349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349]&lt;&gt;&quot;&quot;;CONCATENATE(&quot;,osmvalue:'&quot;;[Tabelle1.E349];&quot;'&quot;);&quot;&quot;)" office:value-type="string" office:string-value=",osmvalue:'13003'">
            <text:p>,osmvalue:'13003'</text:p>
          </table:table-cell>
        </table:table-row>
        <table:table-row table:style-name="ro1">
          <table:table-cell/>
          <table:table-cell table:formula="of:=CONCATENATE(&quot;'&quot;;[Tabelle1.A350];&quot;&quot;;[Tabelle1.B350];&quot;':{name:'&quot;;[Tabelle1.C350];&quot;'&quot;;[.D348];[.E348];&quot;},&quot;)" office:value-type="string" office:string-value="'DE13004':{name:'Schwerin',osmkey:'de:amtlicher_gemeindeschlüssel',osmvalue:'13004'},">
            <text:p>'DE13004':{name:'Schwerin',osmkey:'de:amtlicher_gemeindeschlüssel',osmvalue:'13004'},</text:p>
          </table:table-cell>
          <table:table-cell/>
          <table:table-cell table:formula="of:=IF([Tabelle1.D350]&lt;&gt;&quot;&quot;;CONCATENATE(&quot;,osmkey:'&quot;;[Tabelle1.D350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350]&lt;&gt;&quot;&quot;;CONCATENATE(&quot;,osmvalue:'&quot;;[Tabelle1.E350];&quot;'&quot;);&quot;&quot;)" office:value-type="string" office:string-value=",osmvalue:'13004'">
            <text:p>,osmvalue:'13004'</text:p>
          </table:table-cell>
        </table:table-row>
        <table:table-row table:style-name="ro1">
          <table:table-cell/>
          <table:table-cell table:formula="of:=CONCATENATE(&quot;'&quot;;[Tabelle1.A351];&quot;&quot;;[Tabelle1.B351];&quot;':{name:'&quot;;[Tabelle1.C351];&quot;'&quot;;[.D349];[.E349];&quot;},&quot;)" office:value-type="string" office:string-value="'DE13071':{name:'Landkreis Mecklenburgische Seenplatte',osmkey:'de:amtlicher_gemeindeschlüssel',osmvalue:'13071'},">
            <text:p>'DE13071':{name:'Landkreis Mecklenburgische Seenplatte',osmkey:'de:amtlicher_gemeindeschlüssel',osmvalue:'13071'},</text:p>
          </table:table-cell>
          <table:table-cell/>
          <table:table-cell table:formula="of:=IF([Tabelle1.D351]&lt;&gt;&quot;&quot;;CONCATENATE(&quot;,osmkey:'&quot;;[Tabelle1.D351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351]&lt;&gt;&quot;&quot;;CONCATENATE(&quot;,osmvalue:'&quot;;[Tabelle1.E351];&quot;'&quot;);&quot;&quot;)" office:value-type="string" office:string-value=",osmvalue:'13071'">
            <text:p>,osmvalue:'13071'</text:p>
          </table:table-cell>
        </table:table-row>
        <table:table-row table:style-name="ro1">
          <table:table-cell/>
          <table:table-cell table:formula="of:=CONCATENATE(&quot;'&quot;;[Tabelle1.A352];&quot;&quot;;[Tabelle1.B352];&quot;':{name:'&quot;;[Tabelle1.C352];&quot;'&quot;;[.D350];[.E350];&quot;},&quot;)" office:value-type="string" office:string-value="'DE13072':{name:'Landkreis Rostock',osmkey:'de:amtlicher_gemeindeschlüssel',osmvalue:'13072'},">
            <text:p>'DE13072':{name:'Landkreis Rostock',osmkey:'de:amtlicher_gemeindeschlüssel',osmvalue:'13072'},</text:p>
          </table:table-cell>
          <table:table-cell/>
          <table:table-cell table:formula="of:=IF([Tabelle1.D352]&lt;&gt;&quot;&quot;;CONCATENATE(&quot;,osmkey:'&quot;;[Tabelle1.D352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352]&lt;&gt;&quot;&quot;;CONCATENATE(&quot;,osmvalue:'&quot;;[Tabelle1.E352];&quot;'&quot;);&quot;&quot;)" office:value-type="string" office:string-value=",osmvalue:'13072'">
            <text:p>,osmvalue:'13072'</text:p>
          </table:table-cell>
        </table:table-row>
        <table:table-row table:style-name="ro1">
          <table:table-cell/>
          <table:table-cell table:formula="of:=CONCATENATE(&quot;'&quot;;[Tabelle1.A353];&quot;&quot;;[Tabelle1.B353];&quot;':{name:'&quot;;[Tabelle1.C353];&quot;'&quot;;[.D351];[.E351];&quot;},&quot;)" office:value-type="string" office:string-value="'DE13073':{name:'Landkreis Vorpommern-Rügen',osmkey:'de:amtlicher_gemeindeschlüssel',osmvalue:'13073'},">
            <text:p>'DE13073':{name:'Landkreis Vorpommern-Rügen',osmkey:'de:amtlicher_gemeindeschlüssel',osmvalue:'13073'},</text:p>
          </table:table-cell>
          <table:table-cell/>
          <table:table-cell table:formula="of:=IF([Tabelle1.D353]&lt;&gt;&quot;&quot;;CONCATENATE(&quot;,osmkey:'&quot;;[Tabelle1.D353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353]&lt;&gt;&quot;&quot;;CONCATENATE(&quot;,osmvalue:'&quot;;[Tabelle1.E353];&quot;'&quot;);&quot;&quot;)" office:value-type="string" office:string-value=",osmvalue:'13073'">
            <text:p>,osmvalue:'13073'</text:p>
          </table:table-cell>
        </table:table-row>
        <table:table-row table:style-name="ro1">
          <table:table-cell/>
          <table:table-cell table:formula="of:=CONCATENATE(&quot;'&quot;;[Tabelle1.A354];&quot;&quot;;[Tabelle1.B354];&quot;':{name:'&quot;;[Tabelle1.C354];&quot;'&quot;;[.D352];[.E352];&quot;},&quot;)" office:value-type="string" office:string-value="'DE13074':{name:'Landkreis Nordwestmecklenburg',osmkey:'de:amtlicher_gemeindeschlüssel',osmvalue:'13074'},">
            <text:p>'DE13074':{name:'Landkreis Nordwestmecklenburg',osmkey:'de:amtlicher_gemeindeschlüssel',osmvalue:'13074'},</text:p>
          </table:table-cell>
          <table:table-cell/>
          <table:table-cell table:formula="of:=IF([Tabelle1.D354]&lt;&gt;&quot;&quot;;CONCATENATE(&quot;,osmkey:'&quot;;[Tabelle1.D354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354]&lt;&gt;&quot;&quot;;CONCATENATE(&quot;,osmvalue:'&quot;;[Tabelle1.E354];&quot;'&quot;);&quot;&quot;)" office:value-type="string" office:string-value=",osmvalue:'13074'">
            <text:p>,osmvalue:'13074'</text:p>
          </table:table-cell>
        </table:table-row>
        <table:table-row table:style-name="ro1">
          <table:table-cell/>
          <table:table-cell table:formula="of:=CONCATENATE(&quot;'&quot;;[Tabelle1.A355];&quot;&quot;;[Tabelle1.B355];&quot;':{name:'&quot;;[Tabelle1.C355];&quot;'&quot;;[.D353];[.E353];&quot;},&quot;)" office:value-type="string" office:string-value="'DE13075':{name:'Landkreis Vorpommern-Greifswald',osmkey:'de:amtlicher_gemeindeschlüssel',osmvalue:'13075'},">
            <text:p>'DE13075':{name:'Landkreis Vorpommern-Greifswald',osmkey:'de:amtlicher_gemeindeschlüssel',osmvalue:'13075'},</text:p>
          </table:table-cell>
          <table:table-cell/>
          <table:table-cell table:formula="of:=IF([Tabelle1.D355]&lt;&gt;&quot;&quot;;CONCATENATE(&quot;,osmkey:'&quot;;[Tabelle1.D355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355]&lt;&gt;&quot;&quot;;CONCATENATE(&quot;,osmvalue:'&quot;;[Tabelle1.E355];&quot;'&quot;);&quot;&quot;)" office:value-type="string" office:string-value=",osmvalue:'13075'">
            <text:p>,osmvalue:'13075'</text:p>
          </table:table-cell>
        </table:table-row>
        <table:table-row table:style-name="ro1">
          <table:table-cell/>
          <table:table-cell table:formula="of:=CONCATENATE(&quot;'&quot;;[Tabelle1.A356];&quot;&quot;;[Tabelle1.B356];&quot;':{name:'&quot;;[Tabelle1.C356];&quot;'&quot;;[.D354];[.E354];&quot;},&quot;)" office:value-type="string" office:string-value="'DE13076':{name:'Landkreis Ludwigslust-Parchim',osmkey:'de:amtlicher_gemeindeschlüssel',osmvalue:'13076'},">
            <text:p>'DE13076':{name:'Landkreis Ludwigslust-Parchim',osmkey:'de:amtlicher_gemeindeschlüssel',osmvalue:'13076'},</text:p>
          </table:table-cell>
          <table:table-cell/>
          <table:table-cell table:formula="of:=IF([Tabelle1.D356]&lt;&gt;&quot;&quot;;CONCATENATE(&quot;,osmkey:'&quot;;[Tabelle1.D356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356]&lt;&gt;&quot;&quot;;CONCATENATE(&quot;,osmvalue:'&quot;;[Tabelle1.E356];&quot;'&quot;);&quot;&quot;)" office:value-type="string" office:string-value=",osmvalue:'13076'">
            <text:p>,osmvalue:'13076'</text:p>
          </table:table-cell>
        </table:table-row>
        <table:table-row table:style-name="ro1">
          <table:table-cell/>
          <table:table-cell table:formula="of:=CONCATENATE(&quot;'&quot;;[Tabelle1.A357];&quot;&quot;;[Tabelle1.B357];&quot;':{name:'&quot;;[Tabelle1.C357];&quot;'&quot;;[.D355];[.E355];&quot;},&quot;)" office:value-type="string" office:string-value="'DE14511':{name:'Chemnitz',osmkey:'de:amtlicher_gemeindeschlüssel',osmvalue:'14511'},">
            <text:p>'DE14511':{name:'Chemnitz',osmkey:'de:amtlicher_gemeindeschlüssel',osmvalue:'14511'},</text:p>
          </table:table-cell>
          <table:table-cell/>
          <table:table-cell table:formula="of:=IF([Tabelle1.D357]&lt;&gt;&quot;&quot;;CONCATENATE(&quot;,osmkey:'&quot;;[Tabelle1.D357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357]&lt;&gt;&quot;&quot;;CONCATENATE(&quot;,osmvalue:'&quot;;[Tabelle1.E357];&quot;'&quot;);&quot;&quot;)" office:value-type="string" office:string-value=",osmvalue:'14511'">
            <text:p>,osmvalue:'14511'</text:p>
          </table:table-cell>
        </table:table-row>
        <table:table-row table:style-name="ro1">
          <table:table-cell/>
          <table:table-cell table:formula="of:=CONCATENATE(&quot;'&quot;;[Tabelle1.A358];&quot;&quot;;[Tabelle1.B358];&quot;':{name:'&quot;;[Tabelle1.C358];&quot;'&quot;;[.D356];[.E356];&quot;},&quot;)" office:value-type="string" office:string-value="'DE14521':{name:'Erzgebirgskreis',osmkey:'de:amtlicher_gemeindeschlüssel',osmvalue:'14521'},">
            <text:p>'DE14521':{name:'Erzgebirgskreis',osmkey:'de:amtlicher_gemeindeschlüssel',osmvalue:'14521'},</text:p>
          </table:table-cell>
          <table:table-cell/>
          <table:table-cell table:formula="of:=IF([Tabelle1.D358]&lt;&gt;&quot;&quot;;CONCATENATE(&quot;,osmkey:'&quot;;[Tabelle1.D358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358]&lt;&gt;&quot;&quot;;CONCATENATE(&quot;,osmvalue:'&quot;;[Tabelle1.E358];&quot;'&quot;);&quot;&quot;)" office:value-type="string" office:string-value=",osmvalue:'14521'">
            <text:p>,osmvalue:'14521'</text:p>
          </table:table-cell>
        </table:table-row>
        <table:table-row table:style-name="ro1">
          <table:table-cell/>
          <table:table-cell table:formula="of:=CONCATENATE(&quot;'&quot;;[Tabelle1.A359];&quot;&quot;;[Tabelle1.B359];&quot;':{name:'&quot;;[Tabelle1.C359];&quot;'&quot;;[.D357];[.E357];&quot;},&quot;)" office:value-type="string" office:string-value="'DE14522':{name:'Landkreis Mittelsachsen',osmkey:'de:amtlicher_gemeindeschlüssel',osmvalue:'14522'},">
            <text:p>'DE14522':{name:'Landkreis Mittelsachsen',osmkey:'de:amtlicher_gemeindeschlüssel',osmvalue:'14522'},</text:p>
          </table:table-cell>
          <table:table-cell/>
          <table:table-cell table:formula="of:=IF([Tabelle1.D359]&lt;&gt;&quot;&quot;;CONCATENATE(&quot;,osmkey:'&quot;;[Tabelle1.D359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359]&lt;&gt;&quot;&quot;;CONCATENATE(&quot;,osmvalue:'&quot;;[Tabelle1.E359];&quot;'&quot;);&quot;&quot;)" office:value-type="string" office:string-value=",osmvalue:'14522'">
            <text:p>,osmvalue:'14522'</text:p>
          </table:table-cell>
        </table:table-row>
        <table:table-row table:style-name="ro1">
          <table:table-cell/>
          <table:table-cell table:formula="of:=CONCATENATE(&quot;'&quot;;[Tabelle1.A360];&quot;&quot;;[Tabelle1.B360];&quot;':{name:'&quot;;[Tabelle1.C360];&quot;'&quot;;[.D358];[.E358];&quot;},&quot;)" office:value-type="string" office:string-value="'DE14523':{name:'Vogtlandkreis',osmkey:'de:amtlicher_gemeindeschlüssel',osmvalue:'14523'},">
            <text:p>'DE14523':{name:'Vogtlandkreis',osmkey:'de:amtlicher_gemeindeschlüssel',osmvalue:'14523'},</text:p>
          </table:table-cell>
          <table:table-cell/>
          <table:table-cell table:formula="of:=IF([Tabelle1.D360]&lt;&gt;&quot;&quot;;CONCATENATE(&quot;,osmkey:'&quot;;[Tabelle1.D360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360]&lt;&gt;&quot;&quot;;CONCATENATE(&quot;,osmvalue:'&quot;;[Tabelle1.E360];&quot;'&quot;);&quot;&quot;)" office:value-type="string" office:string-value=",osmvalue:'14523'">
            <text:p>,osmvalue:'14523'</text:p>
          </table:table-cell>
        </table:table-row>
        <table:table-row table:style-name="ro1">
          <table:table-cell/>
          <table:table-cell table:formula="of:=CONCATENATE(&quot;'&quot;;[Tabelle1.A361];&quot;&quot;;[Tabelle1.B361];&quot;':{name:'&quot;;[Tabelle1.C361];&quot;'&quot;;[.D359];[.E359];&quot;},&quot;)" office:value-type="string" office:string-value="'DE14524':{name:'Landkreis Zwickau',osmkey:'de:amtlicher_gemeindeschlüssel',osmvalue:'14524'},">
            <text:p>'DE14524':{name:'Landkreis Zwickau',osmkey:'de:amtlicher_gemeindeschlüssel',osmvalue:'14524'},</text:p>
          </table:table-cell>
          <table:table-cell/>
          <table:table-cell table:formula="of:=IF([Tabelle1.D361]&lt;&gt;&quot;&quot;;CONCATENATE(&quot;,osmkey:'&quot;;[Tabelle1.D361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361]&lt;&gt;&quot;&quot;;CONCATENATE(&quot;,osmvalue:'&quot;;[Tabelle1.E361];&quot;'&quot;);&quot;&quot;)" office:value-type="string" office:string-value=",osmvalue:'14524'">
            <text:p>,osmvalue:'14524'</text:p>
          </table:table-cell>
        </table:table-row>
        <table:table-row table:style-name="ro1">
          <table:table-cell/>
          <table:table-cell table:formula="of:=CONCATENATE(&quot;'&quot;;[Tabelle1.A362];&quot;&quot;;[Tabelle1.B362];&quot;':{name:'&quot;;[Tabelle1.C362];&quot;'&quot;;[.D360];[.E360];&quot;},&quot;)" office:value-type="string" office:string-value="'DE14612':{name:'Dresden',osmkey:'de:amtlicher_gemeindeschlüssel',osmvalue:'14612'},">
            <text:p>'DE14612':{name:'Dresden',osmkey:'de:amtlicher_gemeindeschlüssel',osmvalue:'14612'},</text:p>
          </table:table-cell>
          <table:table-cell/>
          <table:table-cell table:formula="of:=IF([Tabelle1.D362]&lt;&gt;&quot;&quot;;CONCATENATE(&quot;,osmkey:'&quot;;[Tabelle1.D362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362]&lt;&gt;&quot;&quot;;CONCATENATE(&quot;,osmvalue:'&quot;;[Tabelle1.E362];&quot;'&quot;);&quot;&quot;)" office:value-type="string" office:string-value=",osmvalue:'14612'">
            <text:p>,osmvalue:'14612'</text:p>
          </table:table-cell>
        </table:table-row>
        <table:table-row table:style-name="ro1">
          <table:table-cell/>
          <table:table-cell table:formula="of:=CONCATENATE(&quot;'&quot;;[Tabelle1.A363];&quot;&quot;;[Tabelle1.B363];&quot;':{name:'&quot;;[Tabelle1.C363];&quot;'&quot;;[.D361];[.E361];&quot;},&quot;)" office:value-type="string" office:string-value="'DE14625':{name:'Landkreis Bautzen',osmkey:'de:amtlicher_gemeindeschlüssel',osmvalue:'14625'},">
            <text:p>'DE14625':{name:'Landkreis Bautzen',osmkey:'de:amtlicher_gemeindeschlüssel',osmvalue:'14625'},</text:p>
          </table:table-cell>
          <table:table-cell/>
          <table:table-cell table:formula="of:=IF([Tabelle1.D363]&lt;&gt;&quot;&quot;;CONCATENATE(&quot;,osmkey:'&quot;;[Tabelle1.D363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363]&lt;&gt;&quot;&quot;;CONCATENATE(&quot;,osmvalue:'&quot;;[Tabelle1.E363];&quot;'&quot;);&quot;&quot;)" office:value-type="string" office:string-value=",osmvalue:'14625'">
            <text:p>,osmvalue:'14625'</text:p>
          </table:table-cell>
        </table:table-row>
        <table:table-row table:style-name="ro1">
          <table:table-cell/>
          <table:table-cell table:formula="of:=CONCATENATE(&quot;'&quot;;[Tabelle1.A364];&quot;&quot;;[Tabelle1.B364];&quot;':{name:'&quot;;[Tabelle1.C364];&quot;'&quot;;[.D362];[.E362];&quot;},&quot;)" office:value-type="string" office:string-value="'DE14626':{name:'Landkreis Görlitz',osmkey:'de:amtlicher_gemeindeschlüssel',osmvalue:'14626'},">
            <text:p>'DE14626':{name:'Landkreis Görlitz',osmkey:'de:amtlicher_gemeindeschlüssel',osmvalue:'14626'},</text:p>
          </table:table-cell>
          <table:table-cell/>
          <table:table-cell table:formula="of:=IF([Tabelle1.D364]&lt;&gt;&quot;&quot;;CONCATENATE(&quot;,osmkey:'&quot;;[Tabelle1.D364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364]&lt;&gt;&quot;&quot;;CONCATENATE(&quot;,osmvalue:'&quot;;[Tabelle1.E364];&quot;'&quot;);&quot;&quot;)" office:value-type="string" office:string-value=",osmvalue:'14626'">
            <text:p>,osmvalue:'14626'</text:p>
          </table:table-cell>
        </table:table-row>
        <table:table-row table:style-name="ro1">
          <table:table-cell/>
          <table:table-cell table:formula="of:=CONCATENATE(&quot;'&quot;;[Tabelle1.A365];&quot;&quot;;[Tabelle1.B365];&quot;':{name:'&quot;;[Tabelle1.C365];&quot;'&quot;;[.D363];[.E363];&quot;},&quot;)" office:value-type="string" office:string-value="'DE14627':{name:'Landkreis Meißen',osmkey:'de:amtlicher_gemeindeschlüssel',osmvalue:'14627'},">
            <text:p>'DE14627':{name:'Landkreis Meißen',osmkey:'de:amtlicher_gemeindeschlüssel',osmvalue:'14627'},</text:p>
          </table:table-cell>
          <table:table-cell/>
          <table:table-cell table:formula="of:=IF([Tabelle1.D365]&lt;&gt;&quot;&quot;;CONCATENATE(&quot;,osmkey:'&quot;;[Tabelle1.D365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365]&lt;&gt;&quot;&quot;;CONCATENATE(&quot;,osmvalue:'&quot;;[Tabelle1.E365];&quot;'&quot;);&quot;&quot;)" office:value-type="string" office:string-value=",osmvalue:'14627'">
            <text:p>,osmvalue:'14627'</text:p>
          </table:table-cell>
        </table:table-row>
        <table:table-row table:style-name="ro1">
          <table:table-cell/>
          <table:table-cell table:formula="of:=CONCATENATE(&quot;'&quot;;[Tabelle1.A366];&quot;&quot;;[Tabelle1.B366];&quot;':{name:'&quot;;[Tabelle1.C366];&quot;'&quot;;[.D364];[.E364];&quot;},&quot;)" office:value-type="string" office:string-value="'DE14628':{name:'Landkreis Sächsische Schweiz-Osterzgebirge',osmkey:'de:amtlicher_gemeindeschlüssel',osmvalue:'14628'},">
            <text:p>'DE14628':{name:'Landkreis Sächsische Schweiz-Osterzgebirge',osmkey:'de:amtlicher_gemeindeschlüssel',osmvalue:'14628'},</text:p>
          </table:table-cell>
          <table:table-cell/>
          <table:table-cell table:formula="of:=IF([Tabelle1.D366]&lt;&gt;&quot;&quot;;CONCATENATE(&quot;,osmkey:'&quot;;[Tabelle1.D366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366]&lt;&gt;&quot;&quot;;CONCATENATE(&quot;,osmvalue:'&quot;;[Tabelle1.E366];&quot;'&quot;);&quot;&quot;)" office:value-type="string" office:string-value=",osmvalue:'14628'">
            <text:p>,osmvalue:'14628'</text:p>
          </table:table-cell>
        </table:table-row>
        <table:table-row table:style-name="ro1">
          <table:table-cell/>
          <table:table-cell table:formula="of:=CONCATENATE(&quot;'&quot;;[Tabelle1.A367];&quot;&quot;;[Tabelle1.B367];&quot;':{name:'&quot;;[Tabelle1.C367];&quot;'&quot;;[.D365];[.E365];&quot;},&quot;)" office:value-type="string" office:string-value="'DE14713':{name:'Leipzig',osmkey:'de:amtlicher_gemeindeschlüssel',osmvalue:'14713'},">
            <text:p>'DE14713':{name:'Leipzig',osmkey:'de:amtlicher_gemeindeschlüssel',osmvalue:'14713'},</text:p>
          </table:table-cell>
          <table:table-cell/>
          <table:table-cell table:formula="of:=IF([Tabelle1.D367]&lt;&gt;&quot;&quot;;CONCATENATE(&quot;,osmkey:'&quot;;[Tabelle1.D367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367]&lt;&gt;&quot;&quot;;CONCATENATE(&quot;,osmvalue:'&quot;;[Tabelle1.E367];&quot;'&quot;);&quot;&quot;)" office:value-type="string" office:string-value=",osmvalue:'14713'">
            <text:p>,osmvalue:'14713'</text:p>
          </table:table-cell>
        </table:table-row>
        <table:table-row table:style-name="ro1">
          <table:table-cell/>
          <table:table-cell table:formula="of:=CONCATENATE(&quot;'&quot;;[Tabelle1.A368];&quot;&quot;;[Tabelle1.B368];&quot;':{name:'&quot;;[Tabelle1.C368];&quot;'&quot;;[.D366];[.E366];&quot;},&quot;)" office:value-type="string" office:string-value="'DE14729':{name:'Landkreis Leipzig',osmkey:'de:amtlicher_gemeindeschlüssel',osmvalue:'14729'},">
            <text:p>'DE14729':{name:'Landkreis Leipzig',osmkey:'de:amtlicher_gemeindeschlüssel',osmvalue:'14729'},</text:p>
          </table:table-cell>
          <table:table-cell/>
          <table:table-cell table:formula="of:=IF([Tabelle1.D368]&lt;&gt;&quot;&quot;;CONCATENATE(&quot;,osmkey:'&quot;;[Tabelle1.D368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368]&lt;&gt;&quot;&quot;;CONCATENATE(&quot;,osmvalue:'&quot;;[Tabelle1.E368];&quot;'&quot;);&quot;&quot;)" office:value-type="string" office:string-value=",osmvalue:'14729'">
            <text:p>,osmvalue:'14729'</text:p>
          </table:table-cell>
        </table:table-row>
        <table:table-row table:style-name="ro1">
          <table:table-cell/>
          <table:table-cell table:formula="of:=CONCATENATE(&quot;'&quot;;[Tabelle1.A369];&quot;&quot;;[Tabelle1.B369];&quot;':{name:'&quot;;[Tabelle1.C369];&quot;'&quot;;[.D367];[.E367];&quot;},&quot;)" office:value-type="string" office:string-value="'DE14730':{name:'Landkreis Nordsachsen',osmkey:'de:amtlicher_gemeindeschlüssel',osmvalue:'14730'},">
            <text:p>'DE14730':{name:'Landkreis Nordsachsen',osmkey:'de:amtlicher_gemeindeschlüssel',osmvalue:'14730'},</text:p>
          </table:table-cell>
          <table:table-cell/>
          <table:table-cell table:formula="of:=IF([Tabelle1.D369]&lt;&gt;&quot;&quot;;CONCATENATE(&quot;,osmkey:'&quot;;[Tabelle1.D369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369]&lt;&gt;&quot;&quot;;CONCATENATE(&quot;,osmvalue:'&quot;;[Tabelle1.E369];&quot;'&quot;);&quot;&quot;)" office:value-type="string" office:string-value=",osmvalue:'14730'">
            <text:p>,osmvalue:'14730'</text:p>
          </table:table-cell>
        </table:table-row>
        <table:table-row table:style-name="ro1">
          <table:table-cell/>
          <table:table-cell table:formula="of:=CONCATENATE(&quot;'&quot;;[Tabelle1.A370];&quot;&quot;;[Tabelle1.B370];&quot;':{name:'&quot;;[Tabelle1.C370];&quot;'&quot;;[.D368];[.E368];&quot;},&quot;)" office:value-type="string" office:string-value="'DE15001':{name:'Dessau-Roßlau',osmkey:'de:amtlicher_gemeindeschlüssel',osmvalue:'15001'},">
            <text:p>'DE15001':{name:'Dessau-Roßlau',osmkey:'de:amtlicher_gemeindeschlüssel',osmvalue:'15001'},</text:p>
          </table:table-cell>
          <table:table-cell/>
          <table:table-cell table:formula="of:=IF([Tabelle1.D370]&lt;&gt;&quot;&quot;;CONCATENATE(&quot;,osmkey:'&quot;;[Tabelle1.D370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370]&lt;&gt;&quot;&quot;;CONCATENATE(&quot;,osmvalue:'&quot;;[Tabelle1.E370];&quot;'&quot;);&quot;&quot;)" office:value-type="string" office:string-value=",osmvalue:'15001'">
            <text:p>,osmvalue:'15001'</text:p>
          </table:table-cell>
        </table:table-row>
        <table:table-row table:style-name="ro1">
          <table:table-cell/>
          <table:table-cell table:formula="of:=CONCATENATE(&quot;'&quot;;[Tabelle1.A371];&quot;&quot;;[Tabelle1.B371];&quot;':{name:'&quot;;[Tabelle1.C371];&quot;'&quot;;[.D369];[.E369];&quot;},&quot;)" office:value-type="string" office:string-value="'DE15002':{name:'Halle (Saale)',osmkey:'de:amtlicher_gemeindeschlüssel',osmvalue:'15002'},">
            <text:p>'DE15002':{name:'Halle (Saale)',osmkey:'de:amtlicher_gemeindeschlüssel',osmvalue:'15002'},</text:p>
          </table:table-cell>
          <table:table-cell/>
          <table:table-cell table:formula="of:=IF([Tabelle1.D371]&lt;&gt;&quot;&quot;;CONCATENATE(&quot;,osmkey:'&quot;;[Tabelle1.D371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371]&lt;&gt;&quot;&quot;;CONCATENATE(&quot;,osmvalue:'&quot;;[Tabelle1.E371];&quot;'&quot;);&quot;&quot;)" office:value-type="string" office:string-value=",osmvalue:'15002'">
            <text:p>,osmvalue:'15002'</text:p>
          </table:table-cell>
        </table:table-row>
        <table:table-row table:style-name="ro1">
          <table:table-cell/>
          <table:table-cell table:formula="of:=CONCATENATE(&quot;'&quot;;[Tabelle1.A372];&quot;&quot;;[Tabelle1.B372];&quot;':{name:'&quot;;[Tabelle1.C372];&quot;'&quot;;[.D370];[.E370];&quot;},&quot;)" office:value-type="string" office:string-value="'DE15003':{name:'Magdeburg',osmkey:'de:amtlicher_gemeindeschlüssel',osmvalue:'15003'},">
            <text:p>'DE15003':{name:'Magdeburg',osmkey:'de:amtlicher_gemeindeschlüssel',osmvalue:'15003'},</text:p>
          </table:table-cell>
          <table:table-cell/>
          <table:table-cell table:formula="of:=IF([Tabelle1.D372]&lt;&gt;&quot;&quot;;CONCATENATE(&quot;,osmkey:'&quot;;[Tabelle1.D372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372]&lt;&gt;&quot;&quot;;CONCATENATE(&quot;,osmvalue:'&quot;;[Tabelle1.E372];&quot;'&quot;);&quot;&quot;)" office:value-type="string" office:string-value=",osmvalue:'15003'">
            <text:p>,osmvalue:'15003'</text:p>
          </table:table-cell>
        </table:table-row>
        <table:table-row table:style-name="ro1">
          <table:table-cell/>
          <table:table-cell table:formula="of:=CONCATENATE(&quot;'&quot;;[Tabelle1.A373];&quot;&quot;;[Tabelle1.B373];&quot;':{name:'&quot;;[Tabelle1.C373];&quot;'&quot;;[.D371];[.E371];&quot;},&quot;)" office:value-type="string" office:string-value="'DE15081':{name:'Altmarkkreis Salzwedel',osmkey:'de:amtlicher_gemeindeschlüssel',osmvalue:'15081'},">
            <text:p>'DE15081':{name:'Altmarkkreis Salzwedel',osmkey:'de:amtlicher_gemeindeschlüssel',osmvalue:'15081'},</text:p>
          </table:table-cell>
          <table:table-cell/>
          <table:table-cell table:formula="of:=IF([Tabelle1.D373]&lt;&gt;&quot;&quot;;CONCATENATE(&quot;,osmkey:'&quot;;[Tabelle1.D373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373]&lt;&gt;&quot;&quot;;CONCATENATE(&quot;,osmvalue:'&quot;;[Tabelle1.E373];&quot;'&quot;);&quot;&quot;)" office:value-type="string" office:string-value=",osmvalue:'15081'">
            <text:p>,osmvalue:'15081'</text:p>
          </table:table-cell>
        </table:table-row>
        <table:table-row table:style-name="ro1">
          <table:table-cell/>
          <table:table-cell table:formula="of:=CONCATENATE(&quot;'&quot;;[Tabelle1.A374];&quot;&quot;;[Tabelle1.B374];&quot;':{name:'&quot;;[Tabelle1.C374];&quot;'&quot;;[.D372];[.E372];&quot;},&quot;)" office:value-type="string" office:string-value="'DE15082':{name:'Landkreis Anhalt-Bitterfeld',osmkey:'de:amtlicher_gemeindeschlüssel',osmvalue:'15082'},">
            <text:p>'DE15082':{name:'Landkreis Anhalt-Bitterfeld',osmkey:'de:amtlicher_gemeindeschlüssel',osmvalue:'15082'},</text:p>
          </table:table-cell>
          <table:table-cell/>
          <table:table-cell table:formula="of:=IF([Tabelle1.D374]&lt;&gt;&quot;&quot;;CONCATENATE(&quot;,osmkey:'&quot;;[Tabelle1.D374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374]&lt;&gt;&quot;&quot;;CONCATENATE(&quot;,osmvalue:'&quot;;[Tabelle1.E374];&quot;'&quot;);&quot;&quot;)" office:value-type="string" office:string-value=",osmvalue:'15082'">
            <text:p>,osmvalue:'15082'</text:p>
          </table:table-cell>
        </table:table-row>
        <table:table-row table:style-name="ro1">
          <table:table-cell/>
          <table:table-cell table:formula="of:=CONCATENATE(&quot;'&quot;;[Tabelle1.A375];&quot;&quot;;[Tabelle1.B375];&quot;':{name:'&quot;;[Tabelle1.C375];&quot;'&quot;;[.D373];[.E373];&quot;},&quot;)" office:value-type="string" office:string-value="'DE15083':{name:'Landkreis Börde',osmkey:'de:amtlicher_gemeindeschlüssel',osmvalue:'15083'},">
            <text:p>'DE15083':{name:'Landkreis Börde',osmkey:'de:amtlicher_gemeindeschlüssel',osmvalue:'15083'},</text:p>
          </table:table-cell>
          <table:table-cell/>
          <table:table-cell table:formula="of:=IF([Tabelle1.D375]&lt;&gt;&quot;&quot;;CONCATENATE(&quot;,osmkey:'&quot;;[Tabelle1.D375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375]&lt;&gt;&quot;&quot;;CONCATENATE(&quot;,osmvalue:'&quot;;[Tabelle1.E375];&quot;'&quot;);&quot;&quot;)" office:value-type="string" office:string-value=",osmvalue:'15083'">
            <text:p>,osmvalue:'15083'</text:p>
          </table:table-cell>
        </table:table-row>
        <table:table-row table:style-name="ro1">
          <table:table-cell/>
          <table:table-cell table:formula="of:=CONCATENATE(&quot;'&quot;;[Tabelle1.A376];&quot;&quot;;[Tabelle1.B376];&quot;':{name:'&quot;;[Tabelle1.C376];&quot;'&quot;;[.D374];[.E374];&quot;},&quot;)" office:value-type="string" office:string-value="'DE15084':{name:'Burgenlandkreis',osmkey:'de:amtlicher_gemeindeschlüssel',osmvalue:'15084'},">
            <text:p>'DE15084':{name:'Burgenlandkreis',osmkey:'de:amtlicher_gemeindeschlüssel',osmvalue:'15084'},</text:p>
          </table:table-cell>
          <table:table-cell/>
          <table:table-cell table:formula="of:=IF([Tabelle1.D376]&lt;&gt;&quot;&quot;;CONCATENATE(&quot;,osmkey:'&quot;;[Tabelle1.D376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376]&lt;&gt;&quot;&quot;;CONCATENATE(&quot;,osmvalue:'&quot;;[Tabelle1.E376];&quot;'&quot;);&quot;&quot;)" office:value-type="string" office:string-value=",osmvalue:'15084'">
            <text:p>,osmvalue:'15084'</text:p>
          </table:table-cell>
        </table:table-row>
        <table:table-row table:style-name="ro1">
          <table:table-cell/>
          <table:table-cell table:formula="of:=CONCATENATE(&quot;'&quot;;[Tabelle1.A377];&quot;&quot;;[Tabelle1.B377];&quot;':{name:'&quot;;[Tabelle1.C377];&quot;'&quot;;[.D375];[.E375];&quot;},&quot;)" office:value-type="string" office:string-value="'DE15085':{name:'Landkreis Harz',osmkey:'de:amtlicher_gemeindeschlüssel',osmvalue:'15085'},">
            <text:p>'DE15085':{name:'Landkreis Harz',osmkey:'de:amtlicher_gemeindeschlüssel',osmvalue:'15085'},</text:p>
          </table:table-cell>
          <table:table-cell/>
          <table:table-cell table:formula="of:=IF([Tabelle1.D377]&lt;&gt;&quot;&quot;;CONCATENATE(&quot;,osmkey:'&quot;;[Tabelle1.D377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377]&lt;&gt;&quot;&quot;;CONCATENATE(&quot;,osmvalue:'&quot;;[Tabelle1.E377];&quot;'&quot;);&quot;&quot;)" office:value-type="string" office:string-value=",osmvalue:'15085'">
            <text:p>,osmvalue:'15085'</text:p>
          </table:table-cell>
        </table:table-row>
        <table:table-row table:style-name="ro1">
          <table:table-cell/>
          <table:table-cell table:formula="of:=CONCATENATE(&quot;'&quot;;[Tabelle1.A378];&quot;&quot;;[Tabelle1.B378];&quot;':{name:'&quot;;[Tabelle1.C378];&quot;'&quot;;[.D376];[.E376];&quot;},&quot;)" office:value-type="string" office:string-value="'DE15086':{name:'Landkreis Jerichower Land',osmkey:'de:amtlicher_gemeindeschlüssel',osmvalue:'15086'},">
            <text:p>'DE15086':{name:'Landkreis Jerichower Land',osmkey:'de:amtlicher_gemeindeschlüssel',osmvalue:'15086'},</text:p>
          </table:table-cell>
          <table:table-cell/>
          <table:table-cell table:formula="of:=IF([Tabelle1.D378]&lt;&gt;&quot;&quot;;CONCATENATE(&quot;,osmkey:'&quot;;[Tabelle1.D378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378]&lt;&gt;&quot;&quot;;CONCATENATE(&quot;,osmvalue:'&quot;;[Tabelle1.E378];&quot;'&quot;);&quot;&quot;)" office:value-type="string" office:string-value=",osmvalue:'15086'">
            <text:p>,osmvalue:'15086'</text:p>
          </table:table-cell>
        </table:table-row>
        <table:table-row table:style-name="ro1">
          <table:table-cell/>
          <table:table-cell table:formula="of:=CONCATENATE(&quot;'&quot;;[Tabelle1.A379];&quot;&quot;;[Tabelle1.B379];&quot;':{name:'&quot;;[Tabelle1.C379];&quot;'&quot;;[.D377];[.E377];&quot;},&quot;)" office:value-type="string" office:string-value="'DE15087':{name:'Landkreis Mansfeld-Südharz',osmkey:'de:amtlicher_gemeindeschlüssel',osmvalue:'15087'},">
            <text:p>'DE15087':{name:'Landkreis Mansfeld-Südharz',osmkey:'de:amtlicher_gemeindeschlüssel',osmvalue:'15087'},</text:p>
          </table:table-cell>
          <table:table-cell/>
          <table:table-cell table:formula="of:=IF([Tabelle1.D379]&lt;&gt;&quot;&quot;;CONCATENATE(&quot;,osmkey:'&quot;;[Tabelle1.D379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379]&lt;&gt;&quot;&quot;;CONCATENATE(&quot;,osmvalue:'&quot;;[Tabelle1.E379];&quot;'&quot;);&quot;&quot;)" office:value-type="string" office:string-value=",osmvalue:'15087'">
            <text:p>,osmvalue:'15087'</text:p>
          </table:table-cell>
        </table:table-row>
        <table:table-row table:style-name="ro1">
          <table:table-cell/>
          <table:table-cell table:formula="of:=CONCATENATE(&quot;'&quot;;[Tabelle1.A380];&quot;&quot;;[Tabelle1.B380];&quot;':{name:'&quot;;[Tabelle1.C380];&quot;'&quot;;[.D378];[.E378];&quot;},&quot;)" office:value-type="string" office:string-value="'DE15088':{name:'Saalekreis',osmkey:'de:amtlicher_gemeindeschlüssel',osmvalue:'15088'},">
            <text:p>'DE15088':{name:'Saalekreis',osmkey:'de:amtlicher_gemeindeschlüssel',osmvalue:'15088'},</text:p>
          </table:table-cell>
          <table:table-cell/>
          <table:table-cell table:formula="of:=IF([Tabelle1.D380]&lt;&gt;&quot;&quot;;CONCATENATE(&quot;,osmkey:'&quot;;[Tabelle1.D380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380]&lt;&gt;&quot;&quot;;CONCATENATE(&quot;,osmvalue:'&quot;;[Tabelle1.E380];&quot;'&quot;);&quot;&quot;)" office:value-type="string" office:string-value=",osmvalue:'15088'">
            <text:p>,osmvalue:'15088'</text:p>
          </table:table-cell>
        </table:table-row>
        <table:table-row table:style-name="ro1">
          <table:table-cell/>
          <table:table-cell table:formula="of:=CONCATENATE(&quot;'&quot;;[Tabelle1.A381];&quot;&quot;;[Tabelle1.B381];&quot;':{name:'&quot;;[Tabelle1.C381];&quot;'&quot;;[.D379];[.E379];&quot;},&quot;)" office:value-type="string" office:string-value="'DE15089':{name:'Salzlandkreis',osmkey:'de:amtlicher_gemeindeschlüssel',osmvalue:'15089'},">
            <text:p>'DE15089':{name:'Salzlandkreis',osmkey:'de:amtlicher_gemeindeschlüssel',osmvalue:'15089'},</text:p>
          </table:table-cell>
          <table:table-cell/>
          <table:table-cell table:formula="of:=IF([Tabelle1.D381]&lt;&gt;&quot;&quot;;CONCATENATE(&quot;,osmkey:'&quot;;[Tabelle1.D381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381]&lt;&gt;&quot;&quot;;CONCATENATE(&quot;,osmvalue:'&quot;;[Tabelle1.E381];&quot;'&quot;);&quot;&quot;)" office:value-type="string" office:string-value=",osmvalue:'15089'">
            <text:p>,osmvalue:'15089'</text:p>
          </table:table-cell>
        </table:table-row>
        <table:table-row table:style-name="ro1">
          <table:table-cell/>
          <table:table-cell table:formula="of:=CONCATENATE(&quot;'&quot;;[Tabelle1.A382];&quot;&quot;;[Tabelle1.B382];&quot;':{name:'&quot;;[Tabelle1.C382];&quot;'&quot;;[.D380];[.E380];&quot;},&quot;)" office:value-type="string" office:string-value="'DE15090':{name:'Landkreis Stendal',osmkey:'de:amtlicher_gemeindeschlüssel',osmvalue:'15090'},">
            <text:p>'DE15090':{name:'Landkreis Stendal',osmkey:'de:amtlicher_gemeindeschlüssel',osmvalue:'15090'},</text:p>
          </table:table-cell>
          <table:table-cell/>
          <table:table-cell table:formula="of:=IF([Tabelle1.D382]&lt;&gt;&quot;&quot;;CONCATENATE(&quot;,osmkey:'&quot;;[Tabelle1.D382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382]&lt;&gt;&quot;&quot;;CONCATENATE(&quot;,osmvalue:'&quot;;[Tabelle1.E382];&quot;'&quot;);&quot;&quot;)" office:value-type="string" office:string-value=",osmvalue:'15090'">
            <text:p>,osmvalue:'15090'</text:p>
          </table:table-cell>
        </table:table-row>
        <table:table-row table:style-name="ro1">
          <table:table-cell/>
          <table:table-cell table:formula="of:=CONCATENATE(&quot;'&quot;;[Tabelle1.A383];&quot;&quot;;[Tabelle1.B383];&quot;':{name:'&quot;;[Tabelle1.C383];&quot;'&quot;;[.D381];[.E381];&quot;},&quot;)" office:value-type="string" office:string-value="'DE15091':{name:'Landkreis Wittenberg',osmkey:'de:amtlicher_gemeindeschlüssel',osmvalue:'15091'},">
            <text:p>'DE15091':{name:'Landkreis Wittenberg',osmkey:'de:amtlicher_gemeindeschlüssel',osmvalue:'15091'},</text:p>
          </table:table-cell>
          <table:table-cell/>
          <table:table-cell table:formula="of:=IF([Tabelle1.D383]&lt;&gt;&quot;&quot;;CONCATENATE(&quot;,osmkey:'&quot;;[Tabelle1.D383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383]&lt;&gt;&quot;&quot;;CONCATENATE(&quot;,osmvalue:'&quot;;[Tabelle1.E383];&quot;'&quot;);&quot;&quot;)" office:value-type="string" office:string-value=",osmvalue:'15091'">
            <text:p>,osmvalue:'15091'</text:p>
          </table:table-cell>
        </table:table-row>
        <table:table-row table:style-name="ro1">
          <table:table-cell/>
          <table:table-cell table:formula="of:=CONCATENATE(&quot;'&quot;;[Tabelle1.A384];&quot;&quot;;[Tabelle1.B384];&quot;':{name:'&quot;;[Tabelle1.C384];&quot;'&quot;;[.D382];[.E382];&quot;},&quot;)" office:value-type="string" office:string-value="'DE16051':{name:'Erfurt',osmkey:'de:amtlicher_gemeindeschlüssel',osmvalue:'16051'},">
            <text:p>'DE16051':{name:'Erfurt',osmkey:'de:amtlicher_gemeindeschlüssel',osmvalue:'16051'},</text:p>
          </table:table-cell>
          <table:table-cell/>
          <table:table-cell table:formula="of:=IF([Tabelle1.D384]&lt;&gt;&quot;&quot;;CONCATENATE(&quot;,osmkey:'&quot;;[Tabelle1.D384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384]&lt;&gt;&quot;&quot;;CONCATENATE(&quot;,osmvalue:'&quot;;[Tabelle1.E384];&quot;'&quot;);&quot;&quot;)" office:value-type="string" office:string-value=",osmvalue:'16051'">
            <text:p>,osmvalue:'16051'</text:p>
          </table:table-cell>
        </table:table-row>
        <table:table-row table:style-name="ro1">
          <table:table-cell/>
          <table:table-cell table:formula="of:=CONCATENATE(&quot;'&quot;;[Tabelle1.A385];&quot;&quot;;[Tabelle1.B385];&quot;':{name:'&quot;;[Tabelle1.C385];&quot;'&quot;;[.D383];[.E383];&quot;},&quot;)" office:value-type="string" office:string-value="'DE16052':{name:'Gera',osmkey:'de:amtlicher_gemeindeschlüssel',osmvalue:'16052'},">
            <text:p>'DE16052':{name:'Gera',osmkey:'de:amtlicher_gemeindeschlüssel',osmvalue:'16052'},</text:p>
          </table:table-cell>
          <table:table-cell/>
          <table:table-cell table:formula="of:=IF([Tabelle1.D385]&lt;&gt;&quot;&quot;;CONCATENATE(&quot;,osmkey:'&quot;;[Tabelle1.D385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385]&lt;&gt;&quot;&quot;;CONCATENATE(&quot;,osmvalue:'&quot;;[Tabelle1.E385];&quot;'&quot;);&quot;&quot;)" office:value-type="string" office:string-value=",osmvalue:'16052'">
            <text:p>,osmvalue:'16052'</text:p>
          </table:table-cell>
        </table:table-row>
        <table:table-row table:style-name="ro1">
          <table:table-cell/>
          <table:table-cell table:formula="of:=CONCATENATE(&quot;'&quot;;[Tabelle1.A386];&quot;&quot;;[Tabelle1.B386];&quot;':{name:'&quot;;[Tabelle1.C386];&quot;'&quot;;[.D384];[.E384];&quot;},&quot;)" office:value-type="string" office:string-value="'DE16053':{name:'Jena',osmkey:'de:amtlicher_gemeindeschlüssel',osmvalue:'16053'},">
            <text:p>'DE16053':{name:'Jena',osmkey:'de:amtlicher_gemeindeschlüssel',osmvalue:'16053'},</text:p>
          </table:table-cell>
          <table:table-cell/>
          <table:table-cell table:formula="of:=IF([Tabelle1.D386]&lt;&gt;&quot;&quot;;CONCATENATE(&quot;,osmkey:'&quot;;[Tabelle1.D386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386]&lt;&gt;&quot;&quot;;CONCATENATE(&quot;,osmvalue:'&quot;;[Tabelle1.E386];&quot;'&quot;);&quot;&quot;)" office:value-type="string" office:string-value=",osmvalue:'16053'">
            <text:p>,osmvalue:'16053'</text:p>
          </table:table-cell>
        </table:table-row>
        <table:table-row table:style-name="ro1">
          <table:table-cell/>
          <table:table-cell table:formula="of:=CONCATENATE(&quot;'&quot;;[Tabelle1.A387];&quot;&quot;;[Tabelle1.B387];&quot;':{name:'&quot;;[Tabelle1.C387];&quot;'&quot;;[.D385];[.E385];&quot;},&quot;)" office:value-type="string" office:string-value="'DE16054':{name:'Suhl',osmkey:'de:amtlicher_gemeindeschlüssel',osmvalue:'16054'},">
            <text:p>'DE16054':{name:'Suhl',osmkey:'de:amtlicher_gemeindeschlüssel',osmvalue:'16054'},</text:p>
          </table:table-cell>
          <table:table-cell/>
          <table:table-cell table:formula="of:=IF([Tabelle1.D387]&lt;&gt;&quot;&quot;;CONCATENATE(&quot;,osmkey:'&quot;;[Tabelle1.D387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387]&lt;&gt;&quot;&quot;;CONCATENATE(&quot;,osmvalue:'&quot;;[Tabelle1.E387];&quot;'&quot;);&quot;&quot;)" office:value-type="string" office:string-value=",osmvalue:'16054'">
            <text:p>,osmvalue:'16054'</text:p>
          </table:table-cell>
        </table:table-row>
        <table:table-row table:style-name="ro1">
          <table:table-cell/>
          <table:table-cell table:formula="of:=CONCATENATE(&quot;'&quot;;[Tabelle1.A388];&quot;&quot;;[Tabelle1.B388];&quot;':{name:'&quot;;[Tabelle1.C388];&quot;'&quot;;[.D386];[.E386];&quot;},&quot;)" office:value-type="string" office:string-value="'DE16055':{name:'Weimar',osmkey:'de:amtlicher_gemeindeschlüssel',osmvalue:'16055'},">
            <text:p>'DE16055':{name:'Weimar',osmkey:'de:amtlicher_gemeindeschlüssel',osmvalue:'16055'},</text:p>
          </table:table-cell>
          <table:table-cell/>
          <table:table-cell table:formula="of:=IF([Tabelle1.D388]&lt;&gt;&quot;&quot;;CONCATENATE(&quot;,osmkey:'&quot;;[Tabelle1.D388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388]&lt;&gt;&quot;&quot;;CONCATENATE(&quot;,osmvalue:'&quot;;[Tabelle1.E388];&quot;'&quot;);&quot;&quot;)" office:value-type="string" office:string-value=",osmvalue:'16055'">
            <text:p>,osmvalue:'16055'</text:p>
          </table:table-cell>
        </table:table-row>
        <table:table-row table:style-name="ro1">
          <table:table-cell/>
          <table:table-cell table:formula="of:=CONCATENATE(&quot;'&quot;;[Tabelle1.A389];&quot;&quot;;[Tabelle1.B389];&quot;':{name:'&quot;;[Tabelle1.C389];&quot;'&quot;;[.D387];[.E387];&quot;},&quot;)" office:value-type="string" office:string-value="'DE16056':{name:'Eisenach',osmkey:'de:amtlicher_gemeindeschlüssel',osmvalue:'16056'},">
            <text:p>'DE16056':{name:'Eisenach',osmkey:'de:amtlicher_gemeindeschlüssel',osmvalue:'16056'},</text:p>
          </table:table-cell>
          <table:table-cell/>
          <table:table-cell table:formula="of:=IF([Tabelle1.D389]&lt;&gt;&quot;&quot;;CONCATENATE(&quot;,osmkey:'&quot;;[Tabelle1.D389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389]&lt;&gt;&quot;&quot;;CONCATENATE(&quot;,osmvalue:'&quot;;[Tabelle1.E389];&quot;'&quot;);&quot;&quot;)" office:value-type="string" office:string-value=",osmvalue:'16056'">
            <text:p>,osmvalue:'16056'</text:p>
          </table:table-cell>
        </table:table-row>
        <table:table-row table:style-name="ro1">
          <table:table-cell/>
          <table:table-cell table:formula="of:=CONCATENATE(&quot;'&quot;;[Tabelle1.A390];&quot;&quot;;[Tabelle1.B390];&quot;':{name:'&quot;;[Tabelle1.C390];&quot;'&quot;;[.D388];[.E388];&quot;},&quot;)" office:value-type="string" office:string-value="'DE16061':{name:'Landkreis Eichsfeld',osmkey:'de:amtlicher_gemeindeschlüssel',osmvalue:'16061'},">
            <text:p>'DE16061':{name:'Landkreis Eichsfeld',osmkey:'de:amtlicher_gemeindeschlüssel',osmvalue:'16061'},</text:p>
          </table:table-cell>
          <table:table-cell/>
          <table:table-cell table:formula="of:=IF([Tabelle1.D390]&lt;&gt;&quot;&quot;;CONCATENATE(&quot;,osmkey:'&quot;;[Tabelle1.D390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390]&lt;&gt;&quot;&quot;;CONCATENATE(&quot;,osmvalue:'&quot;;[Tabelle1.E390];&quot;'&quot;);&quot;&quot;)" office:value-type="string" office:string-value=",osmvalue:'16061'">
            <text:p>,osmvalue:'16061'</text:p>
          </table:table-cell>
        </table:table-row>
        <table:table-row table:style-name="ro1">
          <table:table-cell/>
          <table:table-cell table:formula="of:=CONCATENATE(&quot;'&quot;;[Tabelle1.A391];&quot;&quot;;[Tabelle1.B391];&quot;':{name:'&quot;;[Tabelle1.C391];&quot;'&quot;;[.D389];[.E389];&quot;},&quot;)" office:value-type="string" office:string-value="'DE16062':{name:'Landkreis Nordhausen',osmkey:'de:amtlicher_gemeindeschlüssel',osmvalue:'16062'},">
            <text:p>'DE16062':{name:'Landkreis Nordhausen',osmkey:'de:amtlicher_gemeindeschlüssel',osmvalue:'16062'},</text:p>
          </table:table-cell>
          <table:table-cell/>
          <table:table-cell table:formula="of:=IF([Tabelle1.D391]&lt;&gt;&quot;&quot;;CONCATENATE(&quot;,osmkey:'&quot;;[Tabelle1.D391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391]&lt;&gt;&quot;&quot;;CONCATENATE(&quot;,osmvalue:'&quot;;[Tabelle1.E391];&quot;'&quot;);&quot;&quot;)" office:value-type="string" office:string-value=",osmvalue:'16062'">
            <text:p>,osmvalue:'16062'</text:p>
          </table:table-cell>
        </table:table-row>
        <table:table-row table:style-name="ro1">
          <table:table-cell/>
          <table:table-cell table:formula="of:=CONCATENATE(&quot;'&quot;;[Tabelle1.A392];&quot;&quot;;[Tabelle1.B392];&quot;':{name:'&quot;;[Tabelle1.C392];&quot;'&quot;;[.D390];[.E390];&quot;},&quot;)" office:value-type="string" office:string-value="'DE16063':{name:'Wartburgkreis',osmkey:'de:amtlicher_gemeindeschlüssel',osmvalue:'16063'},">
            <text:p>'DE16063':{name:'Wartburgkreis',osmkey:'de:amtlicher_gemeindeschlüssel',osmvalue:'16063'},</text:p>
          </table:table-cell>
          <table:table-cell/>
          <table:table-cell table:formula="of:=IF([Tabelle1.D392]&lt;&gt;&quot;&quot;;CONCATENATE(&quot;,osmkey:'&quot;;[Tabelle1.D392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392]&lt;&gt;&quot;&quot;;CONCATENATE(&quot;,osmvalue:'&quot;;[Tabelle1.E392];&quot;'&quot;);&quot;&quot;)" office:value-type="string" office:string-value=",osmvalue:'16063'">
            <text:p>,osmvalue:'16063'</text:p>
          </table:table-cell>
        </table:table-row>
        <table:table-row table:style-name="ro1">
          <table:table-cell/>
          <table:table-cell table:formula="of:=CONCATENATE(&quot;'&quot;;[Tabelle1.A393];&quot;&quot;;[Tabelle1.B393];&quot;':{name:'&quot;;[Tabelle1.C393];&quot;'&quot;;[.D391];[.E391];&quot;},&quot;)" office:value-type="string" office:string-value="'DE16064':{name:'Unstrut-Hainich-Kreis',osmkey:'de:amtlicher_gemeindeschlüssel',osmvalue:'16064'},">
            <text:p>'DE16064':{name:'Unstrut-Hainich-Kreis',osmkey:'de:amtlicher_gemeindeschlüssel',osmvalue:'16064'},</text:p>
          </table:table-cell>
          <table:table-cell/>
          <table:table-cell table:formula="of:=IF([Tabelle1.D393]&lt;&gt;&quot;&quot;;CONCATENATE(&quot;,osmkey:'&quot;;[Tabelle1.D393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393]&lt;&gt;&quot;&quot;;CONCATENATE(&quot;,osmvalue:'&quot;;[Tabelle1.E393];&quot;'&quot;);&quot;&quot;)" office:value-type="string" office:string-value=",osmvalue:'16064'">
            <text:p>,osmvalue:'16064'</text:p>
          </table:table-cell>
        </table:table-row>
        <table:table-row table:style-name="ro1">
          <table:table-cell/>
          <table:table-cell table:formula="of:=CONCATENATE(&quot;'&quot;;[Tabelle1.A394];&quot;&quot;;[Tabelle1.B394];&quot;':{name:'&quot;;[Tabelle1.C394];&quot;'&quot;;[.D392];[.E392];&quot;},&quot;)" office:value-type="string" office:string-value="'DE16065':{name:'Kyffhäuserkreis',osmkey:'de:amtlicher_gemeindeschlüssel',osmvalue:'16065'},">
            <text:p>'DE16065':{name:'Kyffhäuserkreis',osmkey:'de:amtlicher_gemeindeschlüssel',osmvalue:'16065'},</text:p>
          </table:table-cell>
          <table:table-cell/>
          <table:table-cell table:formula="of:=IF([Tabelle1.D394]&lt;&gt;&quot;&quot;;CONCATENATE(&quot;,osmkey:'&quot;;[Tabelle1.D394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394]&lt;&gt;&quot;&quot;;CONCATENATE(&quot;,osmvalue:'&quot;;[Tabelle1.E394];&quot;'&quot;);&quot;&quot;)" office:value-type="string" office:string-value=",osmvalue:'16065'">
            <text:p>,osmvalue:'16065'</text:p>
          </table:table-cell>
        </table:table-row>
        <table:table-row table:style-name="ro1">
          <table:table-cell/>
          <table:table-cell table:formula="of:=CONCATENATE(&quot;'&quot;;[Tabelle1.A395];&quot;&quot;;[Tabelle1.B395];&quot;':{name:'&quot;;[Tabelle1.C395];&quot;'&quot;;[.D393];[.E393];&quot;},&quot;)" office:value-type="string" office:string-value="'DE16066':{name:'Landkreis Schmalkalden-Meiningen',osmkey:'de:amtlicher_gemeindeschlüssel',osmvalue:'16066'},">
            <text:p>'DE16066':{name:'Landkreis Schmalkalden-Meiningen',osmkey:'de:amtlicher_gemeindeschlüssel',osmvalue:'16066'},</text:p>
          </table:table-cell>
          <table:table-cell/>
          <table:table-cell table:formula="of:=IF([Tabelle1.D395]&lt;&gt;&quot;&quot;;CONCATENATE(&quot;,osmkey:'&quot;;[Tabelle1.D395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395]&lt;&gt;&quot;&quot;;CONCATENATE(&quot;,osmvalue:'&quot;;[Tabelle1.E395];&quot;'&quot;);&quot;&quot;)" office:value-type="string" office:string-value=",osmvalue:'16066'">
            <text:p>,osmvalue:'16066'</text:p>
          </table:table-cell>
        </table:table-row>
        <table:table-row table:style-name="ro1">
          <table:table-cell/>
          <table:table-cell table:formula="of:=CONCATENATE(&quot;'&quot;;[Tabelle1.A396];&quot;&quot;;[Tabelle1.B396];&quot;':{name:'&quot;;[Tabelle1.C396];&quot;'&quot;;[.D394];[.E394];&quot;},&quot;)" office:value-type="string" office:string-value="'DE16067':{name:'Landkreis Gotha',osmkey:'de:amtlicher_gemeindeschlüssel',osmvalue:'16067'},">
            <text:p>'DE16067':{name:'Landkreis Gotha',osmkey:'de:amtlicher_gemeindeschlüssel',osmvalue:'16067'},</text:p>
          </table:table-cell>
          <table:table-cell/>
          <table:table-cell table:formula="of:=IF([Tabelle1.D396]&lt;&gt;&quot;&quot;;CONCATENATE(&quot;,osmkey:'&quot;;[Tabelle1.D396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396]&lt;&gt;&quot;&quot;;CONCATENATE(&quot;,osmvalue:'&quot;;[Tabelle1.E396];&quot;'&quot;);&quot;&quot;)" office:value-type="string" office:string-value=",osmvalue:'16067'">
            <text:p>,osmvalue:'16067'</text:p>
          </table:table-cell>
        </table:table-row>
        <table:table-row table:style-name="ro1">
          <table:table-cell/>
          <table:table-cell table:formula="of:=CONCATENATE(&quot;'&quot;;[Tabelle1.A397];&quot;&quot;;[Tabelle1.B397];&quot;':{name:'&quot;;[Tabelle1.C397];&quot;'&quot;;[.D395];[.E395];&quot;},&quot;)" office:value-type="string" office:string-value="'DE16068':{name:'Landkreis Sömmerda',osmkey:'de:amtlicher_gemeindeschlüssel',osmvalue:'16068'},">
            <text:p>'DE16068':{name:'Landkreis Sömmerda',osmkey:'de:amtlicher_gemeindeschlüssel',osmvalue:'16068'},</text:p>
          </table:table-cell>
          <table:table-cell/>
          <table:table-cell table:formula="of:=IF([Tabelle1.D397]&lt;&gt;&quot;&quot;;CONCATENATE(&quot;,osmkey:'&quot;;[Tabelle1.D397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397]&lt;&gt;&quot;&quot;;CONCATENATE(&quot;,osmvalue:'&quot;;[Tabelle1.E397];&quot;'&quot;);&quot;&quot;)" office:value-type="string" office:string-value=",osmvalue:'16068'">
            <text:p>,osmvalue:'16068'</text:p>
          </table:table-cell>
        </table:table-row>
        <table:table-row table:style-name="ro1">
          <table:table-cell/>
          <table:table-cell table:formula="of:=CONCATENATE(&quot;'&quot;;[Tabelle1.A398];&quot;&quot;;[Tabelle1.B398];&quot;':{name:'&quot;;[Tabelle1.C398];&quot;'&quot;;[.D396];[.E396];&quot;},&quot;)" office:value-type="string" office:string-value="'DE16069':{name:'Landkreis Hildburghausen',osmkey:'de:amtlicher_gemeindeschlüssel',osmvalue:'16069'},">
            <text:p>'DE16069':{name:'Landkreis Hildburghausen',osmkey:'de:amtlicher_gemeindeschlüssel',osmvalue:'16069'},</text:p>
          </table:table-cell>
          <table:table-cell/>
          <table:table-cell table:formula="of:=IF([Tabelle1.D398]&lt;&gt;&quot;&quot;;CONCATENATE(&quot;,osmkey:'&quot;;[Tabelle1.D398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398]&lt;&gt;&quot;&quot;;CONCATENATE(&quot;,osmvalue:'&quot;;[Tabelle1.E398];&quot;'&quot;);&quot;&quot;)" office:value-type="string" office:string-value=",osmvalue:'16069'">
            <text:p>,osmvalue:'16069'</text:p>
          </table:table-cell>
        </table:table-row>
        <table:table-row table:style-name="ro1">
          <table:table-cell/>
          <table:table-cell table:formula="of:=CONCATENATE(&quot;'&quot;;[Tabelle1.A399];&quot;&quot;;[Tabelle1.B399];&quot;':{name:'&quot;;[Tabelle1.C399];&quot;'&quot;;[.D397];[.E397];&quot;},&quot;)" office:value-type="string" office:string-value="'DE16070':{name:'Ilm-Kreis',osmkey:'de:amtlicher_gemeindeschlüssel',osmvalue:'16070'},">
            <text:p>'DE16070':{name:'Ilm-Kreis',osmkey:'de:amtlicher_gemeindeschlüssel',osmvalue:'16070'},</text:p>
          </table:table-cell>
          <table:table-cell/>
          <table:table-cell table:formula="of:=IF([Tabelle1.D399]&lt;&gt;&quot;&quot;;CONCATENATE(&quot;,osmkey:'&quot;;[Tabelle1.D399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399]&lt;&gt;&quot;&quot;;CONCATENATE(&quot;,osmvalue:'&quot;;[Tabelle1.E399];&quot;'&quot;);&quot;&quot;)" office:value-type="string" office:string-value=",osmvalue:'16070'">
            <text:p>,osmvalue:'16070'</text:p>
          </table:table-cell>
        </table:table-row>
        <table:table-row table:style-name="ro1">
          <table:table-cell/>
          <table:table-cell table:formula="of:=CONCATENATE(&quot;'&quot;;[Tabelle1.A400];&quot;&quot;;[Tabelle1.B400];&quot;':{name:'&quot;;[Tabelle1.C400];&quot;'&quot;;[.D398];[.E398];&quot;},&quot;)" office:value-type="string" office:string-value="'DE16071':{name:'Landkreis Weimarer Land',osmkey:'de:amtlicher_gemeindeschlüssel',osmvalue:'16071'},">
            <text:p>'DE16071':{name:'Landkreis Weimarer Land',osmkey:'de:amtlicher_gemeindeschlüssel',osmvalue:'16071'},</text:p>
          </table:table-cell>
          <table:table-cell/>
          <table:table-cell table:formula="of:=IF([Tabelle1.D400]&lt;&gt;&quot;&quot;;CONCATENATE(&quot;,osmkey:'&quot;;[Tabelle1.D400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400]&lt;&gt;&quot;&quot;;CONCATENATE(&quot;,osmvalue:'&quot;;[Tabelle1.E400];&quot;'&quot;);&quot;&quot;)" office:value-type="string" office:string-value=",osmvalue:'16071'">
            <text:p>,osmvalue:'16071'</text:p>
          </table:table-cell>
        </table:table-row>
        <table:table-row table:style-name="ro1">
          <table:table-cell/>
          <table:table-cell table:formula="of:=CONCATENATE(&quot;'&quot;;[Tabelle1.A401];&quot;&quot;;[Tabelle1.B401];&quot;':{name:'&quot;;[Tabelle1.C401];&quot;'&quot;;[.D399];[.E399];&quot;},&quot;)" office:value-type="string" office:string-value="'DE16072':{name:'Landkreis Sonneberg',osmkey:'de:amtlicher_gemeindeschlüssel',osmvalue:'16072'},">
            <text:p>'DE16072':{name:'Landkreis Sonneberg',osmkey:'de:amtlicher_gemeindeschlüssel',osmvalue:'16072'},</text:p>
          </table:table-cell>
          <table:table-cell/>
          <table:table-cell table:formula="of:=IF([Tabelle1.D401]&lt;&gt;&quot;&quot;;CONCATENATE(&quot;,osmkey:'&quot;;[Tabelle1.D401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401]&lt;&gt;&quot;&quot;;CONCATENATE(&quot;,osmvalue:'&quot;;[Tabelle1.E401];&quot;'&quot;);&quot;&quot;)" office:value-type="string" office:string-value=",osmvalue:'16072'">
            <text:p>,osmvalue:'16072'</text:p>
          </table:table-cell>
        </table:table-row>
        <table:table-row table:style-name="ro1">
          <table:table-cell/>
          <table:table-cell table:formula="of:=CONCATENATE(&quot;'&quot;;[Tabelle1.A402];&quot;&quot;;[Tabelle1.B402];&quot;':{name:'&quot;;[Tabelle1.C402];&quot;'&quot;;[.D400];[.E400];&quot;},&quot;)" office:value-type="string" office:string-value="'DE16073':{name:'Landkreis Saalfeld-Rudolstadt',osmkey:'de:amtlicher_gemeindeschlüssel',osmvalue:'16073'},">
            <text:p>'DE16073':{name:'Landkreis Saalfeld-Rudolstadt',osmkey:'de:amtlicher_gemeindeschlüssel',osmvalue:'16073'},</text:p>
          </table:table-cell>
          <table:table-cell/>
          <table:table-cell table:formula="of:=IF([Tabelle1.D402]&lt;&gt;&quot;&quot;;CONCATENATE(&quot;,osmkey:'&quot;;[Tabelle1.D402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402]&lt;&gt;&quot;&quot;;CONCATENATE(&quot;,osmvalue:'&quot;;[Tabelle1.E402];&quot;'&quot;);&quot;&quot;)" office:value-type="string" office:string-value=",osmvalue:'16073'">
            <text:p>,osmvalue:'16073'</text:p>
          </table:table-cell>
        </table:table-row>
        <table:table-row table:style-name="ro1">
          <table:table-cell/>
          <table:table-cell table:formula="of:=CONCATENATE(&quot;'&quot;;[Tabelle1.A403];&quot;&quot;;[Tabelle1.B403];&quot;':{name:'&quot;;[Tabelle1.C403];&quot;'&quot;;[.D401];[.E401];&quot;},&quot;)" office:value-type="string" office:string-value="'DE16074':{name:'Saale-Holzland-Kreis',osmkey:'de:amtlicher_gemeindeschlüssel',osmvalue:'16074'},">
            <text:p>'DE16074':{name:'Saale-Holzland-Kreis',osmkey:'de:amtlicher_gemeindeschlüssel',osmvalue:'16074'},</text:p>
          </table:table-cell>
          <table:table-cell/>
          <table:table-cell table:formula="of:=IF([Tabelle1.D403]&lt;&gt;&quot;&quot;;CONCATENATE(&quot;,osmkey:'&quot;;[Tabelle1.D403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403]&lt;&gt;&quot;&quot;;CONCATENATE(&quot;,osmvalue:'&quot;;[Tabelle1.E403];&quot;'&quot;);&quot;&quot;)" office:value-type="string" office:string-value=",osmvalue:'16074'">
            <text:p>,osmvalue:'16074'</text:p>
          </table:table-cell>
        </table:table-row>
        <table:table-row table:style-name="ro1">
          <table:table-cell/>
          <table:table-cell table:formula="of:=CONCATENATE(&quot;'&quot;;[Tabelle1.A404];&quot;&quot;;[Tabelle1.B404];&quot;':{name:'&quot;;[Tabelle1.C404];&quot;'&quot;;[.D402];[.E402];&quot;},&quot;)" office:value-type="string" office:string-value="'DE16075':{name:'Saale-Orla-Kreis',osmkey:'de:amtlicher_gemeindeschlüssel',osmvalue:'16075'},">
            <text:p>'DE16075':{name:'Saale-Orla-Kreis',osmkey:'de:amtlicher_gemeindeschlüssel',osmvalue:'16075'},</text:p>
          </table:table-cell>
          <table:table-cell/>
          <table:table-cell table:formula="of:=IF([Tabelle1.D404]&lt;&gt;&quot;&quot;;CONCATENATE(&quot;,osmkey:'&quot;;[Tabelle1.D404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404]&lt;&gt;&quot;&quot;;CONCATENATE(&quot;,osmvalue:'&quot;;[Tabelle1.E404];&quot;'&quot;);&quot;&quot;)" office:value-type="string" office:string-value=",osmvalue:'16075'">
            <text:p>,osmvalue:'16075'</text:p>
          </table:table-cell>
        </table:table-row>
        <table:table-row table:style-name="ro1">
          <table:table-cell/>
          <table:table-cell table:formula="of:=CONCATENATE(&quot;'&quot;;[Tabelle1.A405];&quot;&quot;;[Tabelle1.B405];&quot;':{name:'&quot;;[Tabelle1.C405];&quot;'&quot;;[.D403];[.E403];&quot;},&quot;)" office:value-type="string" office:string-value="'DE16076':{name:'Landkreis Greiz',osmkey:'de:amtlicher_gemeindeschlüssel',osmvalue:'16076'},">
            <text:p>'DE16076':{name:'Landkreis Greiz',osmkey:'de:amtlicher_gemeindeschlüssel',osmvalue:'16076'},</text:p>
          </table:table-cell>
          <table:table-cell/>
          <table:table-cell table:formula="of:=IF([Tabelle1.D405]&lt;&gt;&quot;&quot;;CONCATENATE(&quot;,osmkey:'&quot;;[Tabelle1.D405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405]&lt;&gt;&quot;&quot;;CONCATENATE(&quot;,osmvalue:'&quot;;[Tabelle1.E405];&quot;'&quot;);&quot;&quot;)" office:value-type="string" office:string-value=",osmvalue:'16076'">
            <text:p>,osmvalue:'16076'</text:p>
          </table:table-cell>
        </table:table-row>
        <table:table-row table:style-name="ro1">
          <table:table-cell/>
          <table:table-cell table:formula="of:=CONCATENATE(&quot;'&quot;;[Tabelle1.A406];&quot;&quot;;[Tabelle1.B406];&quot;':{name:'&quot;;[Tabelle1.C406];&quot;'&quot;;[.D404];[.E404];&quot;},&quot;)" office:value-type="string" office:string-value="'DE16077':{name:'Landkreis Altenburger Land',osmkey:'de:amtlicher_gemeindeschlüssel',osmvalue:'16077'},">
            <text:p>'DE16077':{name:'Landkreis Altenburger Land',osmkey:'de:amtlicher_gemeindeschlüssel',osmvalue:'16077'},</text:p>
          </table:table-cell>
          <table:table-cell/>
          <table:table-cell table:formula="of:=IF([Tabelle1.D406]&lt;&gt;&quot;&quot;;CONCATENATE(&quot;,osmkey:'&quot;;[Tabelle1.D406];&quot;'&quot;);&quot;&quot;)" office:value-type="string" office:string-value=",osmkey:'de:amtlicher_gemeindeschlüssel'">
            <text:p>,osmkey:'de:amtlicher_gemeindeschlüssel'</text:p>
          </table:table-cell>
          <table:table-cell table:formula="of:=IF([Tabelle1.E406]&lt;&gt;&quot;&quot;;CONCATENATE(&quot;,osmvalue:'&quot;;[Tabelle1.E406];&quot;'&quot;);&quot;&quot;)" office:value-type="string" office:string-value=",osmvalue:'16077'">
            <text:p>,osmvalue:'16077'</text:p>
          </table:table-cell>
        </table:table-row>
        <table:table-row table:style-name="ro1">
          <table:table-cell/>
          <table:table-cell table:formula="of:=CONCATENATE(&quot;'&quot;;[Tabelle1.A407];&quot;&quot;;[Tabelle1.B407];&quot;':{name:'&quot;;[Tabelle1.C407];&quot;'&quot;;[.D405];[.E405];&quot;},&quot;)" office:value-type="string" office:string-value="'DE0106':{name:'Kreis Segeberg'},">
            <text:p>'DE0106':{name:'Kreis Segeberg'},</text:p>
          </table:table-cell>
          <table:table-cell/>
          <table:table-cell table:formula="of:=IF([Tabelle1.D407]&lt;&gt;&quot;&quot;;CONCATENATE(&quot;,osmkey:'&quot;;[Tabelle1.D407];&quot;'&quot;);&quot;&quot;)">
            <text:p/>
          </table:table-cell>
          <table:table-cell table:formula="of:=IF([Tabelle1.E407]&lt;&gt;&quot;&quot;;CONCATENATE(&quot;,osmvalue:'&quot;;[Tabelle1.E407];&quot;'&quot;);&quot;&quot;)">
            <text:p/>
          </table:table-cell>
        </table:table-row>
        <table:table-row table:style-name="ro1">
          <table:table-cell/>
          <table:table-cell table:formula="of:=CONCATENATE(&quot;'&quot;;[Tabelle1.A408];&quot;&quot;;[Tabelle1.B408];&quot;':{name:'&quot;;[Tabelle1.C408];&quot;'&quot;;[.D406];[.E406];&quot;},&quot;)" office:value-type="string" office:string-value="'DE0200':{name:'Hamburg'},">
            <text:p>'DE0200':{name:'Hamburg'},</text:p>
          </table:table-cell>
          <table:table-cell/>
          <table:table-cell table:formula="of:=IF([Tabelle1.D408]&lt;&gt;&quot;&quot;;CONCATENATE(&quot;,osmkey:'&quot;;[Tabelle1.D408];&quot;'&quot;);&quot;&quot;)">
            <text:p/>
          </table:table-cell>
          <table:table-cell table:formula="of:=IF([Tabelle1.E408]&lt;&gt;&quot;&quot;;CONCATENATE(&quot;,osmvalue:'&quot;;[Tabelle1.E408];&quot;'&quot;);&quot;&quot;)">
            <text:p/>
          </table:table-cell>
        </table:table-row>
        <table:table-row table:style-name="ro1">
          <table:table-cell/>
          <table:table-cell table:formula="of:=CONCATENATE(&quot;'&quot;;[Tabelle1.A409];&quot;&quot;;[Tabelle1.B409];&quot;':{name:'&quot;;[Tabelle1.C409];&quot;'&quot;;[.D407];[.E407];&quot;},&quot;)" office:value-type="string" office:string-value="'DE0336':{name:'Landkreis Uelzen'},">
            <text:p>'DE0336':{name:'Landkreis Uelzen'},</text:p>
          </table:table-cell>
          <table:table-cell/>
          <table:table-cell table:formula="of:=IF([Tabelle1.D409]&lt;&gt;&quot;&quot;;CONCATENATE(&quot;,osmkey:'&quot;;[Tabelle1.D409];&quot;'&quot;);&quot;&quot;)">
            <text:p/>
          </table:table-cell>
          <table:table-cell table:formula="of:=IF([Tabelle1.E409]&lt;&gt;&quot;&quot;;CONCATENATE(&quot;,osmvalue:'&quot;;[Tabelle1.E409];&quot;'&quot;);&quot;&quot;)">
            <text:p/>
          </table:table-cell>
        </table:table-row>
        <table:table-row table:style-name="ro1">
          <table:table-cell/>
          <table:table-cell table:formula="of:=CONCATENATE(&quot;'&quot;;[Tabelle1.A410];&quot;&quot;;[Tabelle1.B410];&quot;':{name:'&quot;;[Tabelle1.C410];&quot;'&quot;;[.D408];[.E408];&quot;},&quot;)" office:value-type="string" office:string-value="'DE0346':{name:'Landkreis Vechta'},">
            <text:p>'DE0346':{name:'Landkreis Vechta'},</text:p>
          </table:table-cell>
          <table:table-cell/>
          <table:table-cell table:formula="of:=IF([Tabelle1.D410]&lt;&gt;&quot;&quot;;CONCATENATE(&quot;,osmkey:'&quot;;[Tabelle1.D410];&quot;'&quot;);&quot;&quot;)">
            <text:p/>
          </table:table-cell>
          <table:table-cell table:formula="of:=IF([Tabelle1.E410]&lt;&gt;&quot;&quot;;CONCATENATE(&quot;,osmvalue:'&quot;;[Tabelle1.E410];&quot;'&quot;);&quot;&quot;)">
            <text:p/>
          </table:table-cell>
        </table:table-row>
        <table:table-row table:style-name="ro1">
          <table:table-cell/>
          <table:table-cell table:formula="of:=CONCATENATE(&quot;'&quot;;[Tabelle1.A411];&quot;&quot;;[Tabelle1.B411];&quot;':{name:'&quot;;[Tabelle1.C411];&quot;'&quot;;[.D409];[.E409];&quot;},&quot;)" office:value-type="string" office:string-value="'DE0512':{name:'Remscheid'},">
            <text:p>'DE0512':{name:'Remscheid'},</text:p>
          </table:table-cell>
          <table:table-cell/>
          <table:table-cell table:formula="of:=IF([Tabelle1.D411]&lt;&gt;&quot;&quot;;CONCATENATE(&quot;,osmkey:'&quot;;[Tabelle1.D411];&quot;'&quot;);&quot;&quot;)">
            <text:p/>
          </table:table-cell>
          <table:table-cell table:formula="of:=IF([Tabelle1.E411]&lt;&gt;&quot;&quot;;CONCATENATE(&quot;,osmvalue:'&quot;;[Tabelle1.E411];&quot;'&quot;);&quot;&quot;)">
            <text:p/>
          </table:table-cell>
        </table:table-row>
        <table:table-row table:style-name="ro1">
          <table:table-cell/>
          <table:table-cell table:formula="of:=CONCATENATE(&quot;'&quot;;[Tabelle1.A412];&quot;&quot;;[Tabelle1.B412];&quot;':{name:'&quot;;[Tabelle1.C412];&quot;'&quot;;[.D410];[.E410];&quot;},&quot;)" office:value-type="string" office:string-value="'DE0517':{name:'Kreis Wesel'},">
            <text:p>'DE0517':{name:'Kreis Wesel'},</text:p>
          </table:table-cell>
          <table:table-cell/>
          <table:table-cell table:formula="of:=IF([Tabelle1.D412]&lt;&gt;&quot;&quot;;CONCATENATE(&quot;,osmkey:'&quot;;[Tabelle1.D412];&quot;'&quot;);&quot;&quot;)">
            <text:p/>
          </table:table-cell>
          <table:table-cell table:formula="of:=IF([Tabelle1.E412]&lt;&gt;&quot;&quot;;CONCATENATE(&quot;,osmvalue:'&quot;;[Tabelle1.E412];&quot;'&quot;);&quot;&quot;)">
            <text:p/>
          </table:table-cell>
        </table:table-row>
        <table:table-row table:style-name="ro1">
          <table:table-cell/>
          <table:table-cell table:formula="of:=CONCATENATE(&quot;'&quot;;[Tabelle1.A413];&quot;&quot;;[Tabelle1.B413];&quot;':{name:'&quot;;[Tabelle1.C413];&quot;'&quot;;[.D411];[.E411];&quot;},&quot;)" office:value-type="string" office:string-value="'DE0537':{name:'Kreis Heinsberg'},">
            <text:p>'DE0537':{name:'Kreis Heinsberg'},</text:p>
          </table:table-cell>
          <table:table-cell/>
          <table:table-cell table:formula="of:=IF([Tabelle1.D413]&lt;&gt;&quot;&quot;;CONCATENATE(&quot;,osmkey:'&quot;;[Tabelle1.D413];&quot;'&quot;);&quot;&quot;)">
            <text:p/>
          </table:table-cell>
          <table:table-cell table:formula="of:=IF([Tabelle1.E413]&lt;&gt;&quot;&quot;;CONCATENATE(&quot;,osmvalue:'&quot;;[Tabelle1.E413];&quot;'&quot;);&quot;&quot;)">
            <text:p/>
          </table:table-cell>
        </table:table-row>
        <table:table-row table:style-name="ro1">
          <table:table-cell/>
          <table:table-cell table:formula="of:=CONCATENATE(&quot;'&quot;;[Tabelle1.A414];&quot;&quot;;[Tabelle1.B414];&quot;':{name:'&quot;;[Tabelle1.C414];&quot;'&quot;;[.D412];[.E412];&quot;},&quot;)" office:value-type="string" office:string-value="'DE0557':{name:'Kreis Warendorf'},">
            <text:p>'DE0557':{name:'Kreis Warendorf'},</text:p>
          </table:table-cell>
          <table:table-cell/>
          <table:table-cell table:formula="of:=IF([Tabelle1.D414]&lt;&gt;&quot;&quot;;CONCATENATE(&quot;,osmkey:'&quot;;[Tabelle1.D414];&quot;'&quot;);&quot;&quot;)">
            <text:p/>
          </table:table-cell>
          <table:table-cell table:formula="of:=IF([Tabelle1.E414]&lt;&gt;&quot;&quot;;CONCATENATE(&quot;,osmvalue:'&quot;;[Tabelle1.E414];&quot;'&quot;);&quot;&quot;)">
            <text:p/>
          </table:table-cell>
        </table:table-row>
        <table:table-row table:style-name="ro1">
          <table:table-cell/>
          <table:table-cell table:formula="of:=CONCATENATE(&quot;'&quot;;[Tabelle1.A415];&quot;&quot;;[Tabelle1.B415];&quot;':{name:'&quot;;[Tabelle1.C415];&quot;'&quot;;[.D413];[.E413];&quot;},&quot;)" office:value-type="string" office:string-value="'DE0577':{name:'Kreis Minden-Lübbecke'},">
            <text:p>'DE0577':{name:'Kreis Minden-Lübbecke'},</text:p>
          </table:table-cell>
          <table:table-cell/>
          <table:table-cell table:formula="of:=IF([Tabelle1.D415]&lt;&gt;&quot;&quot;;CONCATENATE(&quot;,osmkey:'&quot;;[Tabelle1.D415];&quot;'&quot;);&quot;&quot;)">
            <text:p/>
          </table:table-cell>
          <table:table-cell table:formula="of:=IF([Tabelle1.E415]&lt;&gt;&quot;&quot;;CONCATENATE(&quot;,osmvalue:'&quot;;[Tabelle1.E415];&quot;'&quot;);&quot;&quot;)">
            <text:p/>
          </table:table-cell>
        </table:table-row>
        <table:table-row table:style-name="ro1">
          <table:table-cell/>
          <table:table-cell table:formula="of:=CONCATENATE(&quot;'&quot;;[Tabelle1.A416];&quot;&quot;;[Tabelle1.B416];&quot;':{name:'&quot;;[Tabelle1.C416];&quot;'&quot;;[.D414];[.E414];&quot;},&quot;)" office:value-type="string" office:string-value="'DE0597':{name:'Kreis Siegen-Wittgenstein'},">
            <text:p>'DE0597':{name:'Kreis Siegen-Wittgenstein'},</text:p>
          </table:table-cell>
          <table:table-cell/>
          <table:table-cell table:formula="of:=IF([Tabelle1.D416]&lt;&gt;&quot;&quot;;CONCATENATE(&quot;,osmkey:'&quot;;[Tabelle1.D416];&quot;'&quot;);&quot;&quot;)">
            <text:p/>
          </table:table-cell>
          <table:table-cell table:formula="of:=IF([Tabelle1.E416]&lt;&gt;&quot;&quot;;CONCATENATE(&quot;,osmvalue:'&quot;;[Tabelle1.E416];&quot;'&quot;);&quot;&quot;)">
            <text:p/>
          </table:table-cell>
        </table:table-row>
        <table:table-row table:style-name="ro1">
          <table:table-cell/>
          <table:table-cell table:formula="of:=CONCATENATE(&quot;'&quot;;[Tabelle1.A417];&quot;&quot;;[Tabelle1.B417];&quot;':{name:'&quot;;[Tabelle1.C417];&quot;'&quot;;[.D415];[.E415];&quot;},&quot;)" office:value-type="string" office:string-value="'DE0644':{name:'Wetteraukreis'},">
            <text:p>'DE0644':{name:'Wetteraukreis'},</text:p>
          </table:table-cell>
          <table:table-cell/>
          <table:table-cell table:formula="of:=IF([Tabelle1.D417]&lt;&gt;&quot;&quot;;CONCATENATE(&quot;,osmkey:'&quot;;[Tabelle1.D417];&quot;'&quot;);&quot;&quot;)">
            <text:p/>
          </table:table-cell>
          <table:table-cell table:formula="of:=IF([Tabelle1.E417]&lt;&gt;&quot;&quot;;CONCATENATE(&quot;,osmvalue:'&quot;;[Tabelle1.E417];&quot;'&quot;);&quot;&quot;)">
            <text:p/>
          </table:table-cell>
        </table:table-row>
        <table:table-row table:style-name="ro1">
          <table:table-cell/>
          <table:table-cell table:formula="of:=CONCATENATE(&quot;'&quot;;[Tabelle1.A418];&quot;&quot;;[Tabelle1.B418];&quot;':{name:'&quot;;[Tabelle1.C418];&quot;'&quot;;[.D416];[.E416];&quot;},&quot;)" office:value-type="string" office:string-value="'DE0714':{name:'Rhein-Hunsrück-Kreis'},">
            <text:p>'DE0714':{name:'Rhein-Hunsrück-Kreis'},</text:p>
          </table:table-cell>
          <table:table-cell/>
          <table:table-cell table:formula="of:=IF([Tabelle1.D418]&lt;&gt;&quot;&quot;;CONCATENATE(&quot;,osmkey:'&quot;;[Tabelle1.D418];&quot;'&quot;);&quot;&quot;)">
            <text:p/>
          </table:table-cell>
          <table:table-cell table:formula="of:=IF([Tabelle1.E418]&lt;&gt;&quot;&quot;;CONCATENATE(&quot;,osmvalue:'&quot;;[Tabelle1.E418];&quot;'&quot;);&quot;&quot;)">
            <text:p/>
          </table:table-cell>
        </table:table-row>
        <table:table-row table:style-name="ro1">
          <table:table-cell/>
          <table:table-cell table:formula="of:=CONCATENATE(&quot;'&quot;;[Tabelle1.A419];&quot;&quot;;[Tabelle1.B419];&quot;':{name:'&quot;;[Tabelle1.C419];&quot;'&quot;;[.D417];[.E417];&quot;},&quot;)" office:value-type="string" office:string-value="'DE0732':{name:'Zweibrücken'},">
            <text:p>'DE0732':{name:'Zweibrücken'},</text:p>
          </table:table-cell>
          <table:table-cell/>
          <table:table-cell table:formula="of:=IF([Tabelle1.D419]&lt;&gt;&quot;&quot;;CONCATENATE(&quot;,osmkey:'&quot;;[Tabelle1.D419];&quot;'&quot;);&quot;&quot;)">
            <text:p/>
          </table:table-cell>
          <table:table-cell table:formula="of:=IF([Tabelle1.E419]&lt;&gt;&quot;&quot;;CONCATENATE(&quot;,osmvalue:'&quot;;[Tabelle1.E419];&quot;'&quot;);&quot;&quot;)">
            <text:p/>
          </table:table-cell>
        </table:table-row>
        <table:table-row table:style-name="ro1">
          <table:table-cell/>
          <table:table-cell table:formula="of:=CONCATENATE(&quot;'&quot;;[Tabelle1.A420];&quot;&quot;;[Tabelle1.B420];&quot;':{name:'&quot;;[Tabelle1.C420];&quot;'&quot;;[.D418];[.E418];&quot;},&quot;)" office:value-type="string" office:string-value="'DE0734':{name:'Landkreis Südwestpfalz'},">
            <text:p>'DE0734':{name:'Landkreis Südwestpfalz'},</text:p>
          </table:table-cell>
          <table:table-cell/>
          <table:table-cell table:formula="of:=IF([Tabelle1.D420]&lt;&gt;&quot;&quot;;CONCATENATE(&quot;,osmkey:'&quot;;[Tabelle1.D420];&quot;'&quot;);&quot;&quot;)">
            <text:p/>
          </table:table-cell>
          <table:table-cell table:formula="of:=IF([Tabelle1.E420]&lt;&gt;&quot;&quot;;CONCATENATE(&quot;,osmvalue:'&quot;;[Tabelle1.E420];&quot;'&quot;);&quot;&quot;)">
            <text:p/>
          </table:table-cell>
        </table:table-row>
        <table:table-row table:style-name="ro1">
          <table:table-cell/>
          <table:table-cell table:formula="of:=CONCATENATE(&quot;'&quot;;[Tabelle1.A421];&quot;&quot;;[Tabelle1.B421];&quot;':{name:'&quot;;[Tabelle1.C421];&quot;'&quot;;[.D419];[.E419];&quot;},&quot;)" office:value-type="string" office:string-value="'DE0918':{name:'Landkreis Garmisch-Partenkirchen'},">
            <text:p>'DE0918':{name:'Landkreis Garmisch-Partenkirchen'},</text:p>
          </table:table-cell>
          <table:table-cell/>
          <table:table-cell table:formula="of:=IF([Tabelle1.D421]&lt;&gt;&quot;&quot;;CONCATENATE(&quot;,osmkey:'&quot;;[Tabelle1.D421];&quot;'&quot;);&quot;&quot;)">
            <text:p/>
          </table:table-cell>
          <table:table-cell table:formula="of:=IF([Tabelle1.E421]&lt;&gt;&quot;&quot;;CONCATENATE(&quot;,osmvalue:'&quot;;[Tabelle1.E421];&quot;'&quot;);&quot;&quot;)">
            <text:p/>
          </table:table-cell>
        </table:table-row>
        <table:table-row table:style-name="ro1">
          <table:table-cell/>
          <table:table-cell table:formula="of:=CONCATENATE(&quot;'&quot;;[Tabelle1.A422];&quot;&quot;;[Tabelle1.B422];&quot;':{name:'&quot;;[Tabelle1.C422];&quot;'&quot;;[.D420];[.E420];&quot;},&quot;)" office:value-type="string" office:string-value="'DE0919':{name:'Landkreis Weilheim-Schongau'},">
            <text:p>'DE0919':{name:'Landkreis Weilheim-Schongau'},</text:p>
          </table:table-cell>
          <table:table-cell/>
          <table:table-cell table:formula="of:=IF([Tabelle1.D422]&lt;&gt;&quot;&quot;;CONCATENATE(&quot;,osmkey:'&quot;;[Tabelle1.D422];&quot;'&quot;);&quot;&quot;)">
            <text:p/>
          </table:table-cell>
          <table:table-cell table:formula="of:=IF([Tabelle1.E422]&lt;&gt;&quot;&quot;;CONCATENATE(&quot;,osmvalue:'&quot;;[Tabelle1.E422];&quot;'&quot;);&quot;&quot;)">
            <text:p/>
          </table:table-cell>
        </table:table-row>
        <table:table-row table:style-name="ro1">
          <table:table-cell/>
          <table:table-cell table:formula="of:=CONCATENATE(&quot;'&quot;;[Tabelle1.A423];&quot;&quot;;[Tabelle1.B423];&quot;':{name:'&quot;;[Tabelle1.C423];&quot;'&quot;;[.D421];[.E421];&quot;},&quot;)" office:value-type="string" office:string-value="'DE0978':{name:'Landkreis Oberallgäu'},">
            <text:p>'DE0978':{name:'Landkreis Oberallgäu'},</text:p>
          </table:table-cell>
          <table:table-cell/>
          <table:table-cell table:formula="of:=IF([Tabelle1.D423]&lt;&gt;&quot;&quot;;CONCATENATE(&quot;,osmkey:'&quot;;[Tabelle1.D423];&quot;'&quot;);&quot;&quot;)">
            <text:p/>
          </table:table-cell>
          <table:table-cell table:formula="of:=IF([Tabelle1.E423]&lt;&gt;&quot;&quot;;CONCATENATE(&quot;,osmvalue:'&quot;;[Tabelle1.E423];&quot;'&quot;);&quot;&quot;)">
            <text:p/>
          </table:table-cell>
        </table:table-row>
        <table:table-row table:style-name="ro1">
          <table:table-cell/>
          <table:table-cell table:formula="of:=CONCATENATE(&quot;'&quot;;[Tabelle1.A424];&quot;&quot;;[Tabelle1.B424];&quot;':{name:'&quot;;[Tabelle1.C424];&quot;'&quot;;[.D422];[.E422];&quot;},&quot;)" office:value-type="string" office:string-value="'DE1100':{name:'Berlin'},">
            <text:p>'DE1100':{name:'Berlin'},</text:p>
          </table:table-cell>
          <table:table-cell/>
          <table:table-cell table:formula="of:=IF([Tabelle1.D424]&lt;&gt;&quot;&quot;;CONCATENATE(&quot;,osmkey:'&quot;;[Tabelle1.D424];&quot;'&quot;);&quot;&quot;)">
            <text:p/>
          </table:table-cell>
          <table:table-cell table:formula="of:=IF([Tabelle1.E424]&lt;&gt;&quot;&quot;;CONCATENATE(&quot;,osmvalue:'&quot;;[Tabelle1.E424];&quot;'&quot;);&quot;&quot;)">
            <text:p/>
          </table:table-cell>
        </table:table-row>
        <table:table-row table:style-name="ro1">
          <table:table-cell/>
          <table:table-cell table:formula="of:=CONCATENATE(&quot;'&quot;;[Tabelle1.A425];&quot;&quot;;[Tabelle1.B425];&quot;':{name:'&quot;;[Tabelle1.C425];&quot;'&quot;;[.D423];[.E423];&quot;},&quot;)" office:value-type="string" office:string-value="'DE1206':{name:'Landkreis Barnim'},">
            <text:p>'DE1206':{name:'Landkreis Barnim'},</text:p>
          </table:table-cell>
          <table:table-cell/>
          <table:table-cell table:formula="of:=IF([Tabelle1.D425]&lt;&gt;&quot;&quot;;CONCATENATE(&quot;,osmkey:'&quot;;[Tabelle1.D425];&quot;'&quot;);&quot;&quot;)">
            <text:p/>
          </table:table-cell>
          <table:table-cell table:formula="of:=IF([Tabelle1.E425]&lt;&gt;&quot;&quot;;CONCATENATE(&quot;,osmvalue:'&quot;;[Tabelle1.E425];&quot;'&quot;);&quot;&quot;)">
            <text:p/>
          </table:table-cell>
        </table:table-row>
        <table:table-row table:style-name="ro1">
          <table:table-cell/>
          <table:table-cell table:formula="of:=CONCATENATE(&quot;'&quot;;[Tabelle1.A426];&quot;&quot;;[Tabelle1.B426];&quot;':{name:'&quot;;[Tabelle1.C426];&quot;'&quot;;[.D424];[.E424];&quot;},&quot;)" office:value-type="string" office:string-value="'DE1207':{name:'Landkreis Prignitz'},">
            <text:p>'DE1207':{name:'Landkreis Prignitz'},</text:p>
          </table:table-cell>
          <table:table-cell/>
          <table:table-cell table:formula="of:=IF([Tabelle1.D426]&lt;&gt;&quot;&quot;;CONCATENATE(&quot;,osmkey:'&quot;;[Tabelle1.D426];&quot;'&quot;);&quot;&quot;)">
            <text:p/>
          </table:table-cell>
          <table:table-cell table:formula="of:=IF([Tabelle1.E426]&lt;&gt;&quot;&quot;;CONCATENATE(&quot;,osmvalue:'&quot;;[Tabelle1.E426];&quot;'&quot;);&quot;&quot;)">
            <text:p/>
          </table:table-cell>
        </table:table-row>
        <table:table-row table:style-name="ro1">
          <table:table-cell/>
          <table:table-cell table:formula="of:=CONCATENATE(&quot;'&quot;;[Tabelle1.A427];&quot;&quot;;[Tabelle1.B427];&quot;':{name:'&quot;;[Tabelle1.C427];&quot;'&quot;;[.D425];[.E425];&quot;},&quot;)" office:value-type="string" office:string-value="'DE1473':{name:'Landkreis Nordsachsen'},">
            <text:p>'DE1473':{name:'Landkreis Nordsachsen'},</text:p>
          </table:table-cell>
          <table:table-cell/>
          <table:table-cell table:formula="of:=IF([Tabelle1.D427]&lt;&gt;&quot;&quot;;CONCATENATE(&quot;,osmkey:'&quot;;[Tabelle1.D427];&quot;'&quot;);&quot;&quot;)">
            <text:p/>
          </table:table-cell>
          <table:table-cell table:formula="of:=IF([Tabelle1.E427]&lt;&gt;&quot;&quot;;CONCATENATE(&quot;,osmvalue:'&quot;;[Tabelle1.E427];&quot;'&quot;);&quot;&quot;)">
            <text:p/>
          </table:table-cell>
        </table:table-row>
        <table:table-row table:style-name="ro1">
          <table:table-cell/>
          <table:table-cell table:formula="of:=CONCATENATE(&quot;'&quot;;[Tabelle1.A428];&quot;&quot;;[Tabelle1.B428];&quot;':{name:'&quot;;[Tabelle1.C428];&quot;'&quot;;[.D426];[.E426];&quot;},&quot;)" office:value-type="string" office:string-value="'DE1509':{name:'Landkreis Stendal'},">
            <text:p>'DE1509':{name:'Landkreis Stendal'},</text:p>
          </table:table-cell>
          <table:table-cell/>
          <table:table-cell table:formula="of:=IF([Tabelle1.D428]&lt;&gt;&quot;&quot;;CONCATENATE(&quot;,osmkey:'&quot;;[Tabelle1.D428];&quot;'&quot;);&quot;&quot;)">
            <text:p/>
          </table:table-cell>
          <table:table-cell table:formula="of:=IF([Tabelle1.E428]&lt;&gt;&quot;&quot;;CONCATENATE(&quot;,osmvalue:'&quot;;[Tabelle1.E428];&quot;'&quot;);&quot;&quot;)">
            <text:p/>
          </table:table-cell>
        </table:table-row>
        <table:table-row table:style-name="ro1">
          <table:table-cell/>
          <table:table-cell table:formula="of:=CONCATENATE(&quot;'&quot;;[Tabelle1.A429];&quot;&quot;;[Tabelle1.B429];&quot;':{name:'&quot;;[Tabelle1.C429];&quot;'&quot;;[.D427];[.E427];&quot;},&quot;)" office:value-type="string" office:string-value="'DE1607':{name:'Ilm-Kreis'},">
            <text:p>'DE1607':{name:'Ilm-Kreis'},</text:p>
          </table:table-cell>
          <table:table-cell/>
          <table:table-cell table:formula="of:=IF([Tabelle1.D429]&lt;&gt;&quot;&quot;;CONCATENATE(&quot;,osmkey:'&quot;;[Tabelle1.D429];&quot;'&quot;);&quot;&quot;)">
            <text:p/>
          </table:table-cell>
          <table:table-cell table:formula="of:=IF([Tabelle1.E429]&lt;&gt;&quot;&quot;;CONCATENATE(&quot;,osmvalue:'&quot;;[Tabelle1.E429];&quot;'&quot;);&quot;&quot;)">
            <text:p/>
          </table:table-cell>
        </table:table-row>
        <table:table-row table:style-name="ro1">
          <table:table-cell/>
          <table:table-cell table:formula="of:=CONCATENATE(&quot;'&quot;;[Tabelle1.A430];&quot;&quot;;[Tabelle1.B430];&quot;':{name:'&quot;;[Tabelle1.C430];&quot;'&quot;;[.D428];[.E428];&quot;},&quot;)" office:value-type="string" office:string-value="'DE081':{name:'Regierungsbezirk Stuttgart'},">
            <text:p>'DE081':{name:'Regierungsbezirk Stuttgart'},</text:p>
          </table:table-cell>
          <table:table-cell/>
          <table:table-cell table:formula="of:=IF([Tabelle1.D430]&lt;&gt;&quot;&quot;;CONCATENATE(&quot;,osmkey:'&quot;;[Tabelle1.D430];&quot;'&quot;);&quot;&quot;)">
            <text:p/>
          </table:table-cell>
          <table:table-cell table:formula="of:=IF([Tabelle1.E430]&lt;&gt;&quot;&quot;;CONCATENATE(&quot;,osmvalue:'&quot;;[Tabelle1.E430];&quot;'&quot;);&quot;&quot;)">
            <text:p/>
          </table:table-cell>
        </table:table-row>
        <table:table-row table:style-name="ro1">
          <table:table-cell/>
          <table:table-cell table:formula="of:=CONCATENATE(&quot;'&quot;;[Tabelle1.A431];&quot;&quot;;[Tabelle1.B431];&quot;':{name:'&quot;;[Tabelle1.C431];&quot;'&quot;;[.D429];[.E429];&quot;},&quot;)" office:value-type="string" office:string-value="'DE051':{name:'Regierungsbezirk Düsseldorf'},">
            <text:p>'DE051':{name:'Regierungsbezirk Düsseldorf'},</text:p>
          </table:table-cell>
          <table:table-cell/>
          <table:table-cell table:formula="of:=IF([Tabelle1.D431]&lt;&gt;&quot;&quot;;CONCATENATE(&quot;,osmkey:'&quot;;[Tabelle1.D431];&quot;'&quot;);&quot;&quot;)">
            <text:p/>
          </table:table-cell>
          <table:table-cell table:formula="of:=IF([Tabelle1.E431]&lt;&gt;&quot;&quot;;CONCATENATE(&quot;,osmvalue:'&quot;;[Tabelle1.E431];&quot;'&quot;);&quot;&quot;)">
            <text:p/>
          </table:table-cell>
        </table:table-row>
        <table:table-row table:style-name="ro1">
          <table:table-cell/>
          <table:table-cell table:formula="of:=CONCATENATE(&quot;'&quot;;[Tabelle1.A432];&quot;&quot;;[Tabelle1.B432];&quot;':{name:'&quot;;[Tabelle1.C432];&quot;'&quot;;[.D430];[.E430];&quot;},&quot;)" office:value-type="string" office:string-value="'DE053':{name:'Regierungsbezirk Köln'},">
            <text:p>'DE053':{name:'Regierungsbezirk Köln'},</text:p>
          </table:table-cell>
          <table:table-cell/>
          <table:table-cell table:formula="of:=IF([Tabelle1.D432]&lt;&gt;&quot;&quot;;CONCATENATE(&quot;,osmkey:'&quot;;[Tabelle1.D432];&quot;'&quot;);&quot;&quot;)">
            <text:p/>
          </table:table-cell>
          <table:table-cell table:formula="of:=IF([Tabelle1.E432]&lt;&gt;&quot;&quot;;CONCATENATE(&quot;,osmvalue:'&quot;;[Tabelle1.E432];&quot;'&quot;);&quot;&quot;)">
            <text:p/>
          </table:table-cell>
        </table:table-row>
        <table:table-row table:style-name="ro1">
          <table:table-cell/>
          <table:table-cell table:formula="of:=CONCATENATE(&quot;'&quot;;[Tabelle1.A433];&quot;&quot;;[Tabelle1.B433];&quot;':{name:'&quot;;[Tabelle1.C433];&quot;'&quot;;[.D431];[.E431];&quot;},&quot;)" office:value-type="string" office:string-value="'DE055':{name:'Regierungsbezirk Münster'},">
            <text:p>'DE055':{name:'Regierungsbezirk Münster'},</text:p>
          </table:table-cell>
          <table:table-cell/>
          <table:table-cell table:formula="of:=IF([Tabelle1.D433]&lt;&gt;&quot;&quot;;CONCATENATE(&quot;,osmkey:'&quot;;[Tabelle1.D433];&quot;'&quot;);&quot;&quot;)">
            <text:p/>
          </table:table-cell>
          <table:table-cell table:formula="of:=IF([Tabelle1.E433]&lt;&gt;&quot;&quot;;CONCATENATE(&quot;,osmvalue:'&quot;;[Tabelle1.E433];&quot;'&quot;);&quot;&quot;)">
            <text:p/>
          </table:table-cell>
        </table:table-row>
        <table:table-row table:style-name="ro1">
          <table:table-cell/>
          <table:table-cell table:formula="of:=CONCATENATE(&quot;'&quot;;[Tabelle1.A434];&quot;&quot;;[Tabelle1.B434];&quot;':{name:'&quot;;[Tabelle1.C434];&quot;'&quot;;[.D432];[.E432];&quot;},&quot;)" office:value-type="string" office:string-value="'DE057':{name:'Regierungsbezirk Detmold'},">
            <text:p>'DE057':{name:'Regierungsbezirk Detmold'},</text:p>
          </table:table-cell>
          <table:table-cell/>
          <table:table-cell table:formula="of:=IF([Tabelle1.D434]&lt;&gt;&quot;&quot;;CONCATENATE(&quot;,osmkey:'&quot;;[Tabelle1.D434];&quot;'&quot;);&quot;&quot;)">
            <text:p/>
          </table:table-cell>
          <table:table-cell table:formula="of:=IF([Tabelle1.E434]&lt;&gt;&quot;&quot;;CONCATENATE(&quot;,osmvalue:'&quot;;[Tabelle1.E434];&quot;'&quot;);&quot;&quot;)">
            <text:p/>
          </table:table-cell>
        </table:table-row>
        <table:table-row table:style-name="ro1">
          <table:table-cell/>
          <table:table-cell table:formula="of:=CONCATENATE(&quot;'&quot;;[Tabelle1.A435];&quot;&quot;;[Tabelle1.B435];&quot;':{name:'&quot;;[Tabelle1.C435];&quot;'&quot;;[.D433];[.E433];&quot;},&quot;)" office:value-type="string" office:string-value="'DE059':{name:'Regierungsbezirk Arnsberg'},">
            <text:p>'DE059':{name:'Regierungsbezirk Arnsberg'},</text:p>
          </table:table-cell>
          <table:table-cell/>
          <table:table-cell table:formula="of:=IF([Tabelle1.D435]&lt;&gt;&quot;&quot;;CONCATENATE(&quot;,osmkey:'&quot;;[Tabelle1.D435];&quot;'&quot;);&quot;&quot;)">
            <text:p/>
          </table:table-cell>
          <table:table-cell table:formula="of:=IF([Tabelle1.E435]&lt;&gt;&quot;&quot;;CONCATENATE(&quot;,osmvalue:'&quot;;[Tabelle1.E435];&quot;'&quot;);&quot;&quot;)">
            <text:p/>
          </table:table-cell>
        </table:table-row>
        <table:table-row table:style-name="ro1">
          <table:table-cell/>
          <table:table-cell table:formula="of:=CONCATENATE(&quot;'&quot;;[Tabelle1.A436];&quot;&quot;;[Tabelle1.B436];&quot;':{name:'&quot;;[Tabelle1.C436];&quot;'&quot;;[.D434];[.E434];&quot;},&quot;)" office:value-type="string" office:string-value="'DE064':{name:'Regierungsbezirk Darmstadt'},">
            <text:p>'DE064':{name:'Regierungsbezirk Darmstadt'},</text:p>
          </table:table-cell>
          <table:table-cell/>
          <table:table-cell table:formula="of:=IF([Tabelle1.D436]&lt;&gt;&quot;&quot;;CONCATENATE(&quot;,osmkey:'&quot;;[Tabelle1.D436];&quot;'&quot;);&quot;&quot;)">
            <text:p/>
          </table:table-cell>
          <table:table-cell table:formula="of:=IF([Tabelle1.E436]&lt;&gt;&quot;&quot;;CONCATENATE(&quot;,osmvalue:'&quot;;[Tabelle1.E436];&quot;'&quot;);&quot;&quot;)">
            <text:p/>
          </table:table-cell>
        </table:table-row>
        <table:table-row table:style-name="ro1">
          <table:table-cell/>
          <table:table-cell table:formula="of:=CONCATENATE(&quot;'&quot;;[Tabelle1.A437];&quot;&quot;;[Tabelle1.B437];&quot;':{name:'&quot;;[Tabelle1.C437];&quot;'&quot;;[.D435];[.E435];&quot;},&quot;)" office:value-type="string" office:string-value="'DE065':{name:'Regierungsbezirk Gießen'},">
            <text:p>'DE065':{name:'Regierungsbezirk Gießen'},</text:p>
          </table:table-cell>
          <table:table-cell/>
          <table:table-cell table:formula="of:=IF([Tabelle1.D437]&lt;&gt;&quot;&quot;;CONCATENATE(&quot;,osmkey:'&quot;;[Tabelle1.D437];&quot;'&quot;);&quot;&quot;)">
            <text:p/>
          </table:table-cell>
          <table:table-cell table:formula="of:=IF([Tabelle1.E437]&lt;&gt;&quot;&quot;;CONCATENATE(&quot;,osmvalue:'&quot;;[Tabelle1.E437];&quot;'&quot;);&quot;&quot;)">
            <text:p/>
          </table:table-cell>
        </table:table-row>
        <table:table-row table:style-name="ro1">
          <table:table-cell/>
          <table:table-cell table:formula="of:=CONCATENATE(&quot;'&quot;;[Tabelle1.A438];&quot;&quot;;[Tabelle1.B438];&quot;':{name:'&quot;;[Tabelle1.C438];&quot;'&quot;;[.D436];[.E436];&quot;},&quot;)" office:value-type="string" office:string-value="'DE066':{name:'Regierungsbezirk Kassel'},">
            <text:p>'DE066':{name:'Regierungsbezirk Kassel'},</text:p>
          </table:table-cell>
          <table:table-cell/>
          <table:table-cell table:formula="of:=IF([Tabelle1.D438]&lt;&gt;&quot;&quot;;CONCATENATE(&quot;,osmkey:'&quot;;[Tabelle1.D438];&quot;'&quot;);&quot;&quot;)">
            <text:p/>
          </table:table-cell>
          <table:table-cell table:formula="of:=IF([Tabelle1.E438]&lt;&gt;&quot;&quot;;CONCATENATE(&quot;,osmvalue:'&quot;;[Tabelle1.E438];&quot;'&quot;);&quot;&quot;)">
            <text:p/>
          </table:table-cell>
        </table:table-row>
        <table:table-row table:style-name="ro1">
          <table:table-cell/>
          <table:table-cell table:formula="of:=CONCATENATE(&quot;'&quot;;[Tabelle1.A439];&quot;&quot;;[Tabelle1.B439];&quot;':{name:'&quot;;[Tabelle1.C439];&quot;'&quot;;[.D437];[.E437];&quot;},&quot;)" office:value-type="string" office:string-value="'DE020':{name:'Hamburg'},">
            <text:p>'DE020':{name:'Hamburg'},</text:p>
          </table:table-cell>
          <table:table-cell/>
          <table:table-cell table:formula="of:=IF([Tabelle1.D439]&lt;&gt;&quot;&quot;;CONCATENATE(&quot;,osmkey:'&quot;;[Tabelle1.D439];&quot;'&quot;);&quot;&quot;)">
            <text:p/>
          </table:table-cell>
          <table:table-cell table:formula="of:=IF([Tabelle1.E439]&lt;&gt;&quot;&quot;;CONCATENATE(&quot;,osmvalue:'&quot;;[Tabelle1.E439];&quot;'&quot;);&quot;&quot;)">
            <text:p/>
          </table:table-cell>
        </table:table-row>
        <table:table-row table:style-name="ro1">
          <table:table-cell/>
          <table:table-cell table:formula="of:=CONCATENATE(&quot;'&quot;;[Tabelle1.A440];&quot;&quot;;[Tabelle1.B440];&quot;':{name:'&quot;;[Tabelle1.C440];&quot;'&quot;;[.D438];[.E438];&quot;},&quot;)" office:value-type="string" office:string-value="'DE082':{name:'Regierungsbezirk Karlsruhe'},">
            <text:p>'DE082':{name:'Regierungsbezirk Karlsruhe'},</text:p>
          </table:table-cell>
          <table:table-cell/>
          <table:table-cell table:formula="of:=IF([Tabelle1.D440]&lt;&gt;&quot;&quot;;CONCATENATE(&quot;,osmkey:'&quot;;[Tabelle1.D440];&quot;'&quot;);&quot;&quot;)">
            <text:p/>
          </table:table-cell>
          <table:table-cell table:formula="of:=IF([Tabelle1.E440]&lt;&gt;&quot;&quot;;CONCATENATE(&quot;,osmvalue:'&quot;;[Tabelle1.E440];&quot;'&quot;);&quot;&quot;)">
            <text:p/>
          </table:table-cell>
        </table:table-row>
        <table:table-row table:style-name="ro1">
          <table:table-cell/>
          <table:table-cell table:formula="of:=CONCATENATE(&quot;'&quot;;[Tabelle1.A441];&quot;&quot;;[Tabelle1.B441];&quot;':{name:'&quot;;[Tabelle1.C441];&quot;'&quot;;[.D439];[.E439];&quot;},&quot;)" office:value-type="string" office:string-value="'DE083':{name:'Regierungsbezirk Freiburg'},">
            <text:p>'DE083':{name:'Regierungsbezirk Freiburg'},</text:p>
          </table:table-cell>
          <table:table-cell/>
          <table:table-cell table:formula="of:=IF([Tabelle1.D441]&lt;&gt;&quot;&quot;;CONCATENATE(&quot;,osmkey:'&quot;;[Tabelle1.D441];&quot;'&quot;);&quot;&quot;)">
            <text:p/>
          </table:table-cell>
          <table:table-cell table:formula="of:=IF([Tabelle1.E441]&lt;&gt;&quot;&quot;;CONCATENATE(&quot;,osmvalue:'&quot;;[Tabelle1.E441];&quot;'&quot;);&quot;&quot;)">
            <text:p/>
          </table:table-cell>
        </table:table-row>
        <table:table-row table:style-name="ro1">
          <table:table-cell/>
          <table:table-cell table:formula="of:=CONCATENATE(&quot;'&quot;;[Tabelle1.A442];&quot;&quot;;[Tabelle1.B442];&quot;':{name:'&quot;;[Tabelle1.C442];&quot;'&quot;;[.D440];[.E440];&quot;},&quot;)" office:value-type="string" office:string-value="'DE084':{name:'Regierungsbezirk Tübingen'},">
            <text:p>'DE084':{name:'Regierungsbezirk Tübingen'},</text:p>
          </table:table-cell>
          <table:table-cell/>
          <table:table-cell table:formula="of:=IF([Tabelle1.D442]&lt;&gt;&quot;&quot;;CONCATENATE(&quot;,osmkey:'&quot;;[Tabelle1.D442];&quot;'&quot;);&quot;&quot;)">
            <text:p/>
          </table:table-cell>
          <table:table-cell table:formula="of:=IF([Tabelle1.E442]&lt;&gt;&quot;&quot;;CONCATENATE(&quot;,osmvalue:'&quot;;[Tabelle1.E442];&quot;'&quot;);&quot;&quot;)">
            <text:p/>
          </table:table-cell>
        </table:table-row>
        <table:table-row table:style-name="ro1">
          <table:table-cell/>
          <table:table-cell table:formula="of:=CONCATENATE(&quot;'&quot;;[Tabelle1.A443];&quot;&quot;;[Tabelle1.B443];&quot;':{name:'&quot;;[Tabelle1.C443];&quot;'&quot;;[.D441];[.E441];&quot;},&quot;)" office:value-type="string" office:string-value="'DE091':{name:'Oberbayern'},">
            <text:p>'DE091':{name:'Oberbayern'},</text:p>
          </table:table-cell>
          <table:table-cell/>
          <table:table-cell table:formula="of:=IF([Tabelle1.D443]&lt;&gt;&quot;&quot;;CONCATENATE(&quot;,osmkey:'&quot;;[Tabelle1.D443];&quot;'&quot;);&quot;&quot;)">
            <text:p/>
          </table:table-cell>
          <table:table-cell table:formula="of:=IF([Tabelle1.E443]&lt;&gt;&quot;&quot;;CONCATENATE(&quot;,osmvalue:'&quot;;[Tabelle1.E443];&quot;'&quot;);&quot;&quot;)">
            <text:p/>
          </table:table-cell>
        </table:table-row>
        <table:table-row table:style-name="ro1">
          <table:table-cell/>
          <table:table-cell table:formula="of:=CONCATENATE(&quot;'&quot;;[Tabelle1.A444];&quot;&quot;;[Tabelle1.B444];&quot;':{name:'&quot;;[Tabelle1.C444];&quot;'&quot;;[.D442];[.E442];&quot;},&quot;)" office:value-type="string" office:string-value="'DE092':{name:'Niederbayern'},">
            <text:p>'DE092':{name:'Niederbayern'},</text:p>
          </table:table-cell>
          <table:table-cell/>
          <table:table-cell table:formula="of:=IF([Tabelle1.D444]&lt;&gt;&quot;&quot;;CONCATENATE(&quot;,osmkey:'&quot;;[Tabelle1.D444];&quot;'&quot;);&quot;&quot;)">
            <text:p/>
          </table:table-cell>
          <table:table-cell table:formula="of:=IF([Tabelle1.E444]&lt;&gt;&quot;&quot;;CONCATENATE(&quot;,osmvalue:'&quot;;[Tabelle1.E444];&quot;'&quot;);&quot;&quot;)">
            <text:p/>
          </table:table-cell>
        </table:table-row>
        <table:table-row table:style-name="ro1">
          <table:table-cell/>
          <table:table-cell table:formula="of:=CONCATENATE(&quot;'&quot;;[Tabelle1.A445];&quot;&quot;;[Tabelle1.B445];&quot;':{name:'&quot;;[Tabelle1.C445];&quot;'&quot;;[.D443];[.E443];&quot;},&quot;)" office:value-type="string" office:string-value="'DE093':{name:'Oberpfalz'},">
            <text:p>'DE093':{name:'Oberpfalz'},</text:p>
          </table:table-cell>
          <table:table-cell/>
          <table:table-cell table:formula="of:=IF([Tabelle1.D445]&lt;&gt;&quot;&quot;;CONCATENATE(&quot;,osmkey:'&quot;;[Tabelle1.D445];&quot;'&quot;);&quot;&quot;)">
            <text:p/>
          </table:table-cell>
          <table:table-cell table:formula="of:=IF([Tabelle1.E445]&lt;&gt;&quot;&quot;;CONCATENATE(&quot;,osmvalue:'&quot;;[Tabelle1.E445];&quot;'&quot;);&quot;&quot;)">
            <text:p/>
          </table:table-cell>
        </table:table-row>
        <table:table-row table:style-name="ro1">
          <table:table-cell/>
          <table:table-cell table:formula="of:=CONCATENATE(&quot;'&quot;;[Tabelle1.A446];&quot;&quot;;[Tabelle1.B446];&quot;':{name:'&quot;;[Tabelle1.C446];&quot;'&quot;;[.D444];[.E444];&quot;},&quot;)" office:value-type="string" office:string-value="'DE094':{name:'Oberfranken'},">
            <text:p>'DE094':{name:'Oberfranken'},</text:p>
          </table:table-cell>
          <table:table-cell/>
          <table:table-cell table:formula="of:=IF([Tabelle1.D446]&lt;&gt;&quot;&quot;;CONCATENATE(&quot;,osmkey:'&quot;;[Tabelle1.D446];&quot;'&quot;);&quot;&quot;)">
            <text:p/>
          </table:table-cell>
          <table:table-cell table:formula="of:=IF([Tabelle1.E446]&lt;&gt;&quot;&quot;;CONCATENATE(&quot;,osmvalue:'&quot;;[Tabelle1.E446];&quot;'&quot;);&quot;&quot;)">
            <text:p/>
          </table:table-cell>
        </table:table-row>
        <table:table-row table:style-name="ro1">
          <table:table-cell/>
          <table:table-cell table:formula="of:=CONCATENATE(&quot;'&quot;;[Tabelle1.A447];&quot;&quot;;[Tabelle1.B447];&quot;':{name:'&quot;;[Tabelle1.C447];&quot;'&quot;;[.D445];[.E445];&quot;},&quot;)" office:value-type="string" office:string-value="'DE095':{name:'Mittelfranken'},">
            <text:p>'DE095':{name:'Mittelfranken'},</text:p>
          </table:table-cell>
          <table:table-cell/>
          <table:table-cell table:formula="of:=IF([Tabelle1.D447]&lt;&gt;&quot;&quot;;CONCATENATE(&quot;,osmkey:'&quot;;[Tabelle1.D447];&quot;'&quot;);&quot;&quot;)">
            <text:p/>
          </table:table-cell>
          <table:table-cell table:formula="of:=IF([Tabelle1.E447]&lt;&gt;&quot;&quot;;CONCATENATE(&quot;,osmvalue:'&quot;;[Tabelle1.E447];&quot;'&quot;);&quot;&quot;)">
            <text:p/>
          </table:table-cell>
        </table:table-row>
        <table:table-row table:style-name="ro1">
          <table:table-cell/>
          <table:table-cell table:formula="of:=CONCATENATE(&quot;'&quot;;[Tabelle1.A448];&quot;&quot;;[Tabelle1.B448];&quot;':{name:'&quot;;[Tabelle1.C448];&quot;'&quot;;[.D446];[.E446];&quot;},&quot;)" office:value-type="string" office:string-value="'DE096':{name:'Unterfranken'},">
            <text:p>'DE096':{name:'Unterfranken'},</text:p>
          </table:table-cell>
          <table:table-cell/>
          <table:table-cell table:formula="of:=IF([Tabelle1.D448]&lt;&gt;&quot;&quot;;CONCATENATE(&quot;,osmkey:'&quot;;[Tabelle1.D448];&quot;'&quot;);&quot;&quot;)">
            <text:p/>
          </table:table-cell>
          <table:table-cell table:formula="of:=IF([Tabelle1.E448]&lt;&gt;&quot;&quot;;CONCATENATE(&quot;,osmvalue:'&quot;;[Tabelle1.E448];&quot;'&quot;);&quot;&quot;)">
            <text:p/>
          </table:table-cell>
        </table:table-row>
        <table:table-row table:style-name="ro1">
          <table:table-cell/>
          <table:table-cell table:formula="of:=CONCATENATE(&quot;'&quot;;[Tabelle1.A449];&quot;&quot;;[Tabelle1.B449];&quot;':{name:'&quot;;[Tabelle1.C449];&quot;'&quot;;[.D447];[.E447];&quot;},&quot;)" office:value-type="string" office:string-value="'DE097':{name:'Schwaben'},">
            <text:p>'DE097':{name:'Schwaben'},</text:p>
          </table:table-cell>
          <table:table-cell/>
          <table:table-cell table:formula="of:=IF([Tabelle1.D449]&lt;&gt;&quot;&quot;;CONCATENATE(&quot;,osmkey:'&quot;;[Tabelle1.D449];&quot;'&quot;);&quot;&quot;)">
            <text:p/>
          </table:table-cell>
          <table:table-cell table:formula="of:=IF([Tabelle1.E449]&lt;&gt;&quot;&quot;;CONCATENATE(&quot;,osmvalue:'&quot;;[Tabelle1.E449];&quot;'&quot;);&quot;&quot;)">
            <text:p/>
          </table:table-cell>
        </table:table-row>
        <table:table-row table:style-name="ro1">
          <table:table-cell/>
          <table:table-cell table:formula="of:=CONCATENATE(&quot;'&quot;;[Tabelle1.A450];&quot;&quot;;[Tabelle1.B450];&quot;':{name:'&quot;;[Tabelle1.C450];&quot;'&quot;;[.D448];[.E448];&quot;},&quot;)" office:value-type="string" office:string-value="'DE110':{name:'Berlin'},">
            <text:p>'DE110':{name:'Berlin'},</text:p>
          </table:table-cell>
          <table:table-cell/>
          <table:table-cell table:formula="of:=IF([Tabelle1.D450]&lt;&gt;&quot;&quot;;CONCATENATE(&quot;,osmkey:'&quot;;[Tabelle1.D450];&quot;'&quot;);&quot;&quot;)">
            <text:p/>
          </table:table-cell>
          <table:table-cell table:formula="of:=IF([Tabelle1.E450]&lt;&gt;&quot;&quot;;CONCATENATE(&quot;,osmvalue:'&quot;;[Tabelle1.E450];&quot;'&quot;);&quot;&quot;)">
            <text:p/>
          </table:table-cell>
        </table:table-row>
        <table:table-row table:style-name="ro1">
          <table:table-cell/>
          <table:table-cell table:formula="of:=CONCATENATE(&quot;'&quot;;[Tabelle1.A451];&quot;&quot;;[Tabelle1.B451];&quot;':{name:'&quot;;[Tabelle1.C451];&quot;'&quot;;[.D449];[.E449];&quot;},&quot;)" office:value-type="string" office:string-value="'DE09':{name:'Bayern'},">
            <text:p>'DE09':{name:'Bayern'},</text:p>
          </table:table-cell>
          <table:table-cell/>
          <table:table-cell table:formula="of:=IF([Tabelle1.D451]&lt;&gt;&quot;&quot;;CONCATENATE(&quot;,osmkey:'&quot;;[Tabelle1.D451];&quot;'&quot;);&quot;&quot;)">
            <text:p/>
          </table:table-cell>
          <table:table-cell table:formula="of:=IF([Tabelle1.E451]&lt;&gt;&quot;&quot;;CONCATENATE(&quot;,osmvalue:'&quot;;[Tabelle1.E451];&quot;'&quot;);&quot;&quot;)">
            <text:p/>
          </table:table-cell>
        </table:table-row>
        <table:table-row table:style-name="ro1">
          <table:table-cell/>
          <table:table-cell table:formula="of:=CONCATENATE(&quot;'&quot;;[Tabelle1.A452];&quot;&quot;;[Tabelle1.B452];&quot;':{name:'&quot;;[Tabelle1.C452];&quot;'&quot;;[.D450];[.E450];&quot;},&quot;)" office:value-type="string" office:string-value="'DE01':{name:'Schleswig-Holstein'},">
            <text:p>'DE01':{name:'Schleswig-Holstein'},</text:p>
          </table:table-cell>
          <table:table-cell/>
          <table:table-cell table:formula="of:=IF([Tabelle1.D452]&lt;&gt;&quot;&quot;;CONCATENATE(&quot;,osmkey:'&quot;;[Tabelle1.D452];&quot;'&quot;);&quot;&quot;)">
            <text:p/>
          </table:table-cell>
          <table:table-cell table:formula="of:=IF([Tabelle1.E452]&lt;&gt;&quot;&quot;;CONCATENATE(&quot;,osmvalue:'&quot;;[Tabelle1.E452];&quot;'&quot;);&quot;&quot;)">
            <text:p/>
          </table:table-cell>
        </table:table-row>
        <table:table-row table:style-name="ro1">
          <table:table-cell/>
          <table:table-cell table:formula="of:=CONCATENATE(&quot;'&quot;;[Tabelle1.A453];&quot;&quot;;[Tabelle1.B453];&quot;':{name:'&quot;;[Tabelle1.C453];&quot;'&quot;;[.D451];[.E451];&quot;},&quot;)" office:value-type="string" office:string-value="'DE03':{name:'Niedersachsen'},">
            <text:p>'DE03':{name:'Niedersachsen'},</text:p>
          </table:table-cell>
          <table:table-cell/>
          <table:table-cell table:formula="of:=IF([Tabelle1.D453]&lt;&gt;&quot;&quot;;CONCATENATE(&quot;,osmkey:'&quot;;[Tabelle1.D453];&quot;'&quot;);&quot;&quot;)">
            <text:p/>
          </table:table-cell>
          <table:table-cell table:formula="of:=IF([Tabelle1.E453]&lt;&gt;&quot;&quot;;CONCATENATE(&quot;,osmvalue:'&quot;;[Tabelle1.E453];&quot;'&quot;);&quot;&quot;)">
            <text:p/>
          </table:table-cell>
        </table:table-row>
        <table:table-row table:style-name="ro1">
          <table:table-cell/>
          <table:table-cell table:formula="of:=CONCATENATE(&quot;'&quot;;[Tabelle1.A454];&quot;&quot;;[Tabelle1.B454];&quot;':{name:'&quot;;[Tabelle1.C454];&quot;'&quot;;[.D452];[.E452];&quot;},&quot;)" office:value-type="string" office:string-value="'DE04':{name:'Bremen'},">
            <text:p>'DE04':{name:'Bremen'},</text:p>
          </table:table-cell>
          <table:table-cell/>
          <table:table-cell table:formula="of:=IF([Tabelle1.D454]&lt;&gt;&quot;&quot;;CONCATENATE(&quot;,osmkey:'&quot;;[Tabelle1.D454];&quot;'&quot;);&quot;&quot;)">
            <text:p/>
          </table:table-cell>
          <table:table-cell table:formula="of:=IF([Tabelle1.E454]&lt;&gt;&quot;&quot;;CONCATENATE(&quot;,osmvalue:'&quot;;[Tabelle1.E454];&quot;'&quot;);&quot;&quot;)">
            <text:p/>
          </table:table-cell>
        </table:table-row>
        <table:table-row table:style-name="ro1">
          <table:table-cell/>
          <table:table-cell table:formula="of:=CONCATENATE(&quot;'&quot;;[Tabelle1.A455];&quot;&quot;;[Tabelle1.B455];&quot;':{name:'&quot;;[Tabelle1.C455];&quot;'&quot;;[.D453];[.E453];&quot;},&quot;)" office:value-type="string" office:string-value="'DE05':{name:'Nordrhein-Westfalen'},">
            <text:p>'DE05':{name:'Nordrhein-Westfalen'},</text:p>
          </table:table-cell>
          <table:table-cell/>
          <table:table-cell table:formula="of:=IF([Tabelle1.D455]&lt;&gt;&quot;&quot;;CONCATENATE(&quot;,osmkey:'&quot;;[Tabelle1.D455];&quot;'&quot;);&quot;&quot;)">
            <text:p/>
          </table:table-cell>
          <table:table-cell table:formula="of:=IF([Tabelle1.E455]&lt;&gt;&quot;&quot;;CONCATENATE(&quot;,osmvalue:'&quot;;[Tabelle1.E455];&quot;'&quot;);&quot;&quot;)">
            <text:p/>
          </table:table-cell>
        </table:table-row>
        <table:table-row table:style-name="ro1">
          <table:table-cell/>
          <table:table-cell table:formula="of:=CONCATENATE(&quot;'&quot;;[Tabelle1.A456];&quot;&quot;;[Tabelle1.B456];&quot;':{name:'&quot;;[Tabelle1.C456];&quot;'&quot;;[.D454];[.E454];&quot;},&quot;)" office:value-type="string" office:string-value="'DE06':{name:'Hessen'},">
            <text:p>'DE06':{name:'Hessen'},</text:p>
          </table:table-cell>
          <table:table-cell/>
          <table:table-cell table:formula="of:=IF([Tabelle1.D456]&lt;&gt;&quot;&quot;;CONCATENATE(&quot;,osmkey:'&quot;;[Tabelle1.D456];&quot;'&quot;);&quot;&quot;)">
            <text:p/>
          </table:table-cell>
          <table:table-cell table:formula="of:=IF([Tabelle1.E456]&lt;&gt;&quot;&quot;;CONCATENATE(&quot;,osmvalue:'&quot;;[Tabelle1.E456];&quot;'&quot;);&quot;&quot;)">
            <text:p/>
          </table:table-cell>
        </table:table-row>
        <table:table-row table:style-name="ro1">
          <table:table-cell/>
          <table:table-cell table:formula="of:=CONCATENATE(&quot;'&quot;;[Tabelle1.A457];&quot;&quot;;[Tabelle1.B457];&quot;':{name:'&quot;;[Tabelle1.C457];&quot;'&quot;;[.D455];[.E455];&quot;},&quot;)" office:value-type="string" office:string-value="'DE07':{name:'Rheinland-Pfalz'},">
            <text:p>'DE07':{name:'Rheinland-Pfalz'},</text:p>
          </table:table-cell>
          <table:table-cell/>
          <table:table-cell table:formula="of:=IF([Tabelle1.D457]&lt;&gt;&quot;&quot;;CONCATENATE(&quot;,osmkey:'&quot;;[Tabelle1.D457];&quot;'&quot;);&quot;&quot;)">
            <text:p/>
          </table:table-cell>
          <table:table-cell table:formula="of:=IF([Tabelle1.E457]&lt;&gt;&quot;&quot;;CONCATENATE(&quot;,osmvalue:'&quot;;[Tabelle1.E457];&quot;'&quot;);&quot;&quot;)">
            <text:p/>
          </table:table-cell>
        </table:table-row>
        <table:table-row table:style-name="ro1">
          <table:table-cell/>
          <table:table-cell table:formula="of:=CONCATENATE(&quot;'&quot;;[Tabelle1.A458];&quot;&quot;;[Tabelle1.B458];&quot;':{name:'&quot;;[Tabelle1.C458];&quot;'&quot;;[.D456];[.E456];&quot;},&quot;)" office:value-type="string" office:string-value="'DE08':{name:'Baden-Württemberg'},">
            <text:p>'DE08':{name:'Baden-Württemberg'},</text:p>
          </table:table-cell>
          <table:table-cell/>
          <table:table-cell table:formula="of:=IF([Tabelle1.D458]&lt;&gt;&quot;&quot;;CONCATENATE(&quot;,osmkey:'&quot;;[Tabelle1.D458];&quot;'&quot;);&quot;&quot;)">
            <text:p/>
          </table:table-cell>
          <table:table-cell table:formula="of:=IF([Tabelle1.E458]&lt;&gt;&quot;&quot;;CONCATENATE(&quot;,osmvalue:'&quot;;[Tabelle1.E458];&quot;'&quot;);&quot;&quot;)">
            <text:p/>
          </table:table-cell>
        </table:table-row>
        <table:table-row table:style-name="ro1">
          <table:table-cell/>
          <table:table-cell table:formula="of:=CONCATENATE(&quot;'&quot;;[Tabelle1.A459];&quot;&quot;;[Tabelle1.B459];&quot;':{name:'&quot;;[Tabelle1.C459];&quot;'&quot;;[.D457];[.E457];&quot;},&quot;)" office:value-type="string" office:string-value="'DE02':{name:'Hamburg'},">
            <text:p>'DE02':{name:'Hamburg'},</text:p>
          </table:table-cell>
          <table:table-cell/>
          <table:table-cell table:formula="of:=IF([Tabelle1.D459]&lt;&gt;&quot;&quot;;CONCATENATE(&quot;,osmkey:'&quot;;[Tabelle1.D459];&quot;'&quot;);&quot;&quot;)">
            <text:p/>
          </table:table-cell>
          <table:table-cell table:formula="of:=IF([Tabelle1.E459]&lt;&gt;&quot;&quot;;CONCATENATE(&quot;,osmvalue:'&quot;;[Tabelle1.E459];&quot;'&quot;);&quot;&quot;)">
            <text:p/>
          </table:table-cell>
        </table:table-row>
        <table:table-row table:style-name="ro1">
          <table:table-cell/>
          <table:table-cell table:formula="of:=CONCATENATE(&quot;'&quot;;[Tabelle1.A460];&quot;&quot;;[Tabelle1.B460];&quot;':{name:'&quot;;[Tabelle1.C460];&quot;'&quot;;[.D458];[.E458];&quot;},&quot;)" office:value-type="string" office:string-value="'DE10':{name:'Saarland'},">
            <text:p>'DE10':{name:'Saarland'},</text:p>
          </table:table-cell>
          <table:table-cell/>
          <table:table-cell table:formula="of:=IF([Tabelle1.D460]&lt;&gt;&quot;&quot;;CONCATENATE(&quot;,osmkey:'&quot;;[Tabelle1.D460];&quot;'&quot;);&quot;&quot;)">
            <text:p/>
          </table:table-cell>
          <table:table-cell table:formula="of:=IF([Tabelle1.E460]&lt;&gt;&quot;&quot;;CONCATENATE(&quot;,osmvalue:'&quot;;[Tabelle1.E460];&quot;'&quot;);&quot;&quot;)">
            <text:p/>
          </table:table-cell>
        </table:table-row>
        <table:table-row table:style-name="ro1">
          <table:table-cell/>
          <table:table-cell table:formula="of:=CONCATENATE(&quot;'&quot;;[Tabelle1.A461];&quot;&quot;;[Tabelle1.B461];&quot;':{name:'&quot;;[Tabelle1.C461];&quot;'&quot;;[.D459];[.E459];&quot;},&quot;)" office:value-type="string" office:string-value="'DE11':{name:'Berlin'},">
            <text:p>'DE11':{name:'Berlin'},</text:p>
          </table:table-cell>
          <table:table-cell/>
          <table:table-cell table:formula="of:=IF([Tabelle1.D461]&lt;&gt;&quot;&quot;;CONCATENATE(&quot;,osmkey:'&quot;;[Tabelle1.D461];&quot;'&quot;);&quot;&quot;)">
            <text:p/>
          </table:table-cell>
          <table:table-cell table:formula="of:=IF([Tabelle1.E461]&lt;&gt;&quot;&quot;;CONCATENATE(&quot;,osmvalue:'&quot;;[Tabelle1.E461];&quot;'&quot;);&quot;&quot;)">
            <text:p/>
          </table:table-cell>
        </table:table-row>
        <table:table-row table:style-name="ro1">
          <table:table-cell/>
          <table:table-cell table:formula="of:=CONCATENATE(&quot;'&quot;;[Tabelle1.A462];&quot;&quot;;[Tabelle1.B462];&quot;':{name:'&quot;;[Tabelle1.C462];&quot;'&quot;;[.D460];[.E460];&quot;},&quot;)" office:value-type="string" office:string-value="'DE12':{name:'Brandenburg'},">
            <text:p>'DE12':{name:'Brandenburg'},</text:p>
          </table:table-cell>
          <table:table-cell/>
          <table:table-cell table:formula="of:=IF([Tabelle1.D462]&lt;&gt;&quot;&quot;;CONCATENATE(&quot;,osmkey:'&quot;;[Tabelle1.D462];&quot;'&quot;);&quot;&quot;)">
            <text:p/>
          </table:table-cell>
          <table:table-cell table:formula="of:=IF([Tabelle1.E462]&lt;&gt;&quot;&quot;;CONCATENATE(&quot;,osmvalue:'&quot;;[Tabelle1.E462];&quot;'&quot;);&quot;&quot;)">
            <text:p/>
          </table:table-cell>
        </table:table-row>
        <table:table-row table:style-name="ro1">
          <table:table-cell/>
          <table:table-cell table:formula="of:=CONCATENATE(&quot;'&quot;;[Tabelle1.A463];&quot;&quot;;[Tabelle1.B463];&quot;':{name:'&quot;;[Tabelle1.C463];&quot;'&quot;;[.D461];[.E461];&quot;},&quot;)" office:value-type="string" office:string-value="'DE13':{name:'Mecklenburg-Vorpommern'},">
            <text:p>'DE13':{name:'Mecklenburg-Vorpommern'},</text:p>
          </table:table-cell>
          <table:table-cell/>
          <table:table-cell table:formula="of:=IF([Tabelle1.D463]&lt;&gt;&quot;&quot;;CONCATENATE(&quot;,osmkey:'&quot;;[Tabelle1.D463];&quot;'&quot;);&quot;&quot;)">
            <text:p/>
          </table:table-cell>
          <table:table-cell table:formula="of:=IF([Tabelle1.E463]&lt;&gt;&quot;&quot;;CONCATENATE(&quot;,osmvalue:'&quot;;[Tabelle1.E463];&quot;'&quot;);&quot;&quot;)">
            <text:p/>
          </table:table-cell>
        </table:table-row>
        <table:table-row table:style-name="ro1">
          <table:table-cell/>
          <table:table-cell table:formula="of:=CONCATENATE(&quot;'&quot;;[Tabelle1.A464];&quot;&quot;;[Tabelle1.B464];&quot;':{name:'&quot;;[Tabelle1.C464];&quot;'&quot;;[.D462];[.E462];&quot;},&quot;)" office:value-type="string" office:string-value="'DE14':{name:'Sachsen'},">
            <text:p>'DE14':{name:'Sachsen'},</text:p>
          </table:table-cell>
          <table:table-cell/>
          <table:table-cell table:formula="of:=IF([Tabelle1.D464]&lt;&gt;&quot;&quot;;CONCATENATE(&quot;,osmkey:'&quot;;[Tabelle1.D464];&quot;'&quot;);&quot;&quot;)">
            <text:p/>
          </table:table-cell>
          <table:table-cell table:formula="of:=IF([Tabelle1.E464]&lt;&gt;&quot;&quot;;CONCATENATE(&quot;,osmvalue:'&quot;;[Tabelle1.E464];&quot;'&quot;);&quot;&quot;)">
            <text:p/>
          </table:table-cell>
        </table:table-row>
        <table:table-row table:style-name="ro1">
          <table:table-cell/>
          <table:table-cell table:formula="of:=CONCATENATE(&quot;'&quot;;[Tabelle1.A465];&quot;&quot;;[Tabelle1.B465];&quot;':{name:'&quot;;[Tabelle1.C465];&quot;'&quot;;[.D463];[.E463];&quot;},&quot;)" office:value-type="string" office:string-value="'DE15':{name:'Sachsen-Anhalt'},">
            <text:p>'DE15':{name:'Sachsen-Anhalt'},</text:p>
          </table:table-cell>
          <table:table-cell/>
          <table:table-cell table:formula="of:=IF([Tabelle1.D465]&lt;&gt;&quot;&quot;;CONCATENATE(&quot;,osmkey:'&quot;;[Tabelle1.D465];&quot;'&quot;);&quot;&quot;)">
            <text:p/>
          </table:table-cell>
          <table:table-cell table:formula="of:=IF([Tabelle1.E465]&lt;&gt;&quot;&quot;;CONCATENATE(&quot;,osmvalue:'&quot;;[Tabelle1.E465];&quot;'&quot;);&quot;&quot;)">
            <text:p/>
          </table:table-cell>
        </table:table-row>
        <table:table-row table:style-name="ro1">
          <table:table-cell/>
          <table:table-cell table:formula="of:=CONCATENATE(&quot;'&quot;;[Tabelle1.A466];&quot;&quot;;[Tabelle1.B466];&quot;':{name:'&quot;;[Tabelle1.C466];&quot;'&quot;;[.D464];[.E464];&quot;},&quot;)" office:value-type="string" office:string-value="'DE16':{name:'Thüringen'},">
            <text:p>'DE16':{name:'Thüringen'},</text:p>
          </table:table-cell>
          <table:table-cell/>
          <table:table-cell table:formula="of:=IF([Tabelle1.D466]&lt;&gt;&quot;&quot;;CONCATENATE(&quot;,osmkey:'&quot;;[Tabelle1.D466];&quot;'&quot;);&quot;&quot;)">
            <text:p/>
          </table:table-cell>
          <table:table-cell table:formula="of:=IF([Tabelle1.E466]&lt;&gt;&quot;&quot;;CONCATENATE(&quot;,osmvalue:'&quot;;[Tabelle1.E466];&quot;'&quot;);&quot;&quot;)">
            <text:p/>
          </table:table-cell>
        </table:table-row>
        <table:table-row table:style-name="ro1">
          <table:table-cell table:number-columns-repeated="3"/>
          <table:table-cell table:formula="of:=IF([Tabelle1.D467]&lt;&gt;&quot;&quot;;CONCATENATE(&quot;,osmkey:'&quot;;[Tabelle1.D467];&quot;'&quot;);&quot;&quot;)">
            <text:p/>
          </table:table-cell>
          <table:table-cell table:formula="of:=IF([Tabelle1.E467]&lt;&gt;&quot;&quot;;CONCATENATE(&quot;,osmvalue:'&quot;;[Tabelle1.E467];&quot;'&quot;);&quot;&quot;)">
            <text:p/>
          </table:table-cell>
        </table:table-row>
        <table:table-row table:style-name="ro1">
          <table:table-cell table:number-columns-repeated="3"/>
          <table:table-cell table:formula="of:=IF([Tabelle1.D468]&lt;&gt;&quot;&quot;;CONCATENATE(&quot;,osmkey:'&quot;;[Tabelle1.D468];&quot;'&quot;);&quot;&quot;)">
            <text:p/>
          </table:table-cell>
          <table:table-cell table:formula="of:=IF([Tabelle1.E468]&lt;&gt;&quot;&quot;;CONCATENATE(&quot;,osmvalue:'&quot;;[Tabelle1.E468];&quot;'&quot;);&quot;&quot;)">
            <text:p/>
          </table:table-cell>
        </table:table-row>
        <table:table-row table:style-name="ro1">
          <table:table-cell table:number-columns-repeated="3"/>
          <table:table-cell table:formula="of:=IF([Tabelle1.D469]&lt;&gt;&quot;&quot;;CONCATENATE(&quot;,osmkey:'&quot;;[Tabelle1.D469];&quot;'&quot;);&quot;&quot;)">
            <text:p/>
          </table:table-cell>
          <table:table-cell table:formula="of:=IF([Tabelle1.E469]&lt;&gt;&quot;&quot;;CONCATENATE(&quot;,osmvalue:'&quot;;[Tabelle1.E469];&quot;'&quot;);&quot;&quot;)">
            <text:p/>
          </table:table-cell>
        </table:table-row>
        <table:table-row table:style-name="ro1">
          <table:table-cell table:number-columns-repeated="3"/>
          <table:table-cell table:formula="of:=IF([Tabelle1.D470]&lt;&gt;&quot;&quot;;CONCATENATE(&quot;,osmkey:'&quot;;[Tabelle1.D470];&quot;'&quot;);&quot;&quot;)">
            <text:p/>
          </table:table-cell>
          <table:table-cell table:formula="of:=IF([Tabelle1.E470]&lt;&gt;&quot;&quot;;CONCATENATE(&quot;,osmvalue:'&quot;;[Tabelle1.E470];&quot;'&quot;);&quot;&quot;)">
            <text:p/>
          </table:table-cell>
        </table:table-row>
        <table:table-row table:style-name="ro1">
          <table:table-cell/>
          <table:table-cell table:formula="of:=CONCATENATE(&quot;'&quot;;[Tabelle1.A471];&quot;&quot;;[Tabelle1.B471];&quot;':{name:'&quot;;[Tabelle1.C471];&quot;'&quot;;[.D469];[.E469];&quot;},&quot;)" office:value-type="string" office:string-value="'AT416':{name:'Urfahr-Umgebung',osmkey:'ref:at:gkz',osmvalue:'416'},">
            <text:p>'AT416':{name:'Urfahr-Umgebung',osmkey:'ref:at:gkz',osmvalue:'416'},</text:p>
          </table:table-cell>
          <table:table-cell/>
          <table:table-cell table:formula="of:=IF([Tabelle1.D471]&lt;&gt;&quot;&quot;;CONCATENATE(&quot;,osmkey:'&quot;;[Tabelle1.D471];&quot;'&quot;);&quot;&quot;)" office:value-type="string" office:string-value=",osmkey:'ref:at:gkz'">
            <text:p>,osmkey:'ref:at:gkz'</text:p>
          </table:table-cell>
          <table:table-cell table:formula="of:=IF([Tabelle1.E471]&lt;&gt;&quot;&quot;;CONCATENATE(&quot;,osmvalue:'&quot;;[Tabelle1.E471];&quot;'&quot;);&quot;&quot;)" office:value-type="string" office:string-value=",osmvalue:'416'">
            <text:p>,osmvalue:'416'</text:p>
          </table:table-cell>
        </table:table-row>
        <table:table-row table:style-name="ro1">
          <table:table-cell/>
          <table:table-cell table:formula="of:=CONCATENATE(&quot;'&quot;;[Tabelle1.A472];&quot;&quot;;[Tabelle1.B472];&quot;':{name:'&quot;;[Tabelle1.C472];&quot;'&quot;;[.D470];[.E470];&quot;},&quot;)" office:value-type="string" office:string-value="'AT101':{name:'Eisenstadt (Stadt)',osmkey:'ref:at:gkz',osmvalue:'101'},">
            <text:p>'AT101':{name:'Eisenstadt (Stadt)',osmkey:'ref:at:gkz',osmvalue:'101'},</text:p>
          </table:table-cell>
          <table:table-cell/>
          <table:table-cell table:formula="of:=IF([Tabelle1.D472]&lt;&gt;&quot;&quot;;CONCATENATE(&quot;,osmkey:'&quot;;[Tabelle1.D472];&quot;'&quot;);&quot;&quot;)" office:value-type="string" office:string-value=",osmkey:'ref:at:gkz'">
            <text:p>,osmkey:'ref:at:gkz'</text:p>
          </table:table-cell>
          <table:table-cell table:formula="of:=IF([Tabelle1.E472]&lt;&gt;&quot;&quot;;CONCATENATE(&quot;,osmvalue:'&quot;;[Tabelle1.E472];&quot;'&quot;);&quot;&quot;)" office:value-type="string" office:string-value=",osmvalue:'101'">
            <text:p>,osmvalue:'101'</text:p>
          </table:table-cell>
        </table:table-row>
        <table:table-row table:style-name="ro1">
          <table:table-cell/>
          <table:table-cell table:formula="of:=CONCATENATE(&quot;'&quot;;[Tabelle1.A473];&quot;&quot;;[Tabelle1.B473];&quot;':{name:'&quot;;[Tabelle1.C473];&quot;'&quot;;[.D471];[.E471];&quot;},&quot;)" office:value-type="string" office:string-value="'AT103':{name:'Eisenstadt-Umgebung',osmkey:'ref:at:gkz',osmvalue:'103'},">
            <text:p>'AT103':{name:'Eisenstadt-Umgebung',osmkey:'ref:at:gkz',osmvalue:'103'},</text:p>
          </table:table-cell>
          <table:table-cell/>
          <table:table-cell table:formula="of:=IF([Tabelle1.D473]&lt;&gt;&quot;&quot;;CONCATENATE(&quot;,osmkey:'&quot;;[Tabelle1.D473];&quot;'&quot;);&quot;&quot;)" office:value-type="string" office:string-value=",osmkey:'ref:at:gkz'">
            <text:p>,osmkey:'ref:at:gkz'</text:p>
          </table:table-cell>
          <table:table-cell table:formula="of:=IF([Tabelle1.E473]&lt;&gt;&quot;&quot;;CONCATENATE(&quot;,osmvalue:'&quot;;[Tabelle1.E473];&quot;'&quot;);&quot;&quot;)" office:value-type="string" office:string-value=",osmvalue:'103'">
            <text:p>,osmvalue:'103'</text:p>
          </table:table-cell>
        </table:table-row>
        <table:table-row table:style-name="ro1">
          <table:table-cell/>
          <table:table-cell table:formula="of:=CONCATENATE(&quot;'&quot;;[Tabelle1.A474];&quot;&quot;;[Tabelle1.B474];&quot;':{name:'&quot;;[Tabelle1.C474];&quot;'&quot;;[.D472];[.E472];&quot;},&quot;)" office:value-type="string" office:string-value="'AT104':{name:'Güssing',osmkey:'ref:at:gkz',osmvalue:'104'},">
            <text:p>'AT104':{name:'Güssing',osmkey:'ref:at:gkz',osmvalue:'104'},</text:p>
          </table:table-cell>
          <table:table-cell/>
          <table:table-cell table:formula="of:=IF([Tabelle1.D474]&lt;&gt;&quot;&quot;;CONCATENATE(&quot;,osmkey:'&quot;;[Tabelle1.D474];&quot;'&quot;);&quot;&quot;)" office:value-type="string" office:string-value=",osmkey:'ref:at:gkz'">
            <text:p>,osmkey:'ref:at:gkz'</text:p>
          </table:table-cell>
          <table:table-cell table:formula="of:=IF([Tabelle1.E474]&lt;&gt;&quot;&quot;;CONCATENATE(&quot;,osmvalue:'&quot;;[Tabelle1.E474];&quot;'&quot;);&quot;&quot;)" office:value-type="string" office:string-value=",osmvalue:'104'">
            <text:p>,osmvalue:'104'</text:p>
          </table:table-cell>
        </table:table-row>
        <table:table-row table:style-name="ro1">
          <table:table-cell/>
          <table:table-cell table:formula="of:=CONCATENATE(&quot;'&quot;;[Tabelle1.A475];&quot;&quot;;[Tabelle1.B475];&quot;':{name:'&quot;;[Tabelle1.C475];&quot;'&quot;;[.D473];[.E473];&quot;},&quot;)" office:value-type="string" office:string-value="'AT105':{name:'Jennersdorf',osmkey:'ref:at:gkz',osmvalue:'105'},">
            <text:p>'AT105':{name:'Jennersdorf',osmkey:'ref:at:gkz',osmvalue:'105'},</text:p>
          </table:table-cell>
          <table:table-cell/>
          <table:table-cell table:formula="of:=IF([Tabelle1.D475]&lt;&gt;&quot;&quot;;CONCATENATE(&quot;,osmkey:'&quot;;[Tabelle1.D475];&quot;'&quot;);&quot;&quot;)" office:value-type="string" office:string-value=",osmkey:'ref:at:gkz'">
            <text:p>,osmkey:'ref:at:gkz'</text:p>
          </table:table-cell>
          <table:table-cell table:formula="of:=IF([Tabelle1.E475]&lt;&gt;&quot;&quot;;CONCATENATE(&quot;,osmvalue:'&quot;;[Tabelle1.E475];&quot;'&quot;);&quot;&quot;)" office:value-type="string" office:string-value=",osmvalue:'105'">
            <text:p>,osmvalue:'105'</text:p>
          </table:table-cell>
        </table:table-row>
        <table:table-row table:style-name="ro1">
          <table:table-cell/>
          <table:table-cell table:formula="of:=CONCATENATE(&quot;'&quot;;[Tabelle1.A476];&quot;&quot;;[Tabelle1.B476];&quot;':{name:'&quot;;[Tabelle1.C476];&quot;'&quot;;[.D474];[.E474];&quot;},&quot;)" office:value-type="string" office:string-value="'AT106':{name:'Mattersburg',osmkey:'ref:at:gkz',osmvalue:'106'},">
            <text:p>'AT106':{name:'Mattersburg',osmkey:'ref:at:gkz',osmvalue:'106'},</text:p>
          </table:table-cell>
          <table:table-cell/>
          <table:table-cell table:formula="of:=IF([Tabelle1.D476]&lt;&gt;&quot;&quot;;CONCATENATE(&quot;,osmkey:'&quot;;[Tabelle1.D476];&quot;'&quot;);&quot;&quot;)" office:value-type="string" office:string-value=",osmkey:'ref:at:gkz'">
            <text:p>,osmkey:'ref:at:gkz'</text:p>
          </table:table-cell>
          <table:table-cell table:formula="of:=IF([Tabelle1.E476]&lt;&gt;&quot;&quot;;CONCATENATE(&quot;,osmvalue:'&quot;;[Tabelle1.E476];&quot;'&quot;);&quot;&quot;)" office:value-type="string" office:string-value=",osmvalue:'106'">
            <text:p>,osmvalue:'106'</text:p>
          </table:table-cell>
        </table:table-row>
        <table:table-row table:style-name="ro1">
          <table:table-cell/>
          <table:table-cell table:formula="of:=CONCATENATE(&quot;'&quot;;[Tabelle1.A477];&quot;&quot;;[Tabelle1.B477];&quot;':{name:'&quot;;[Tabelle1.C477];&quot;'&quot;;[.D475];[.E475];&quot;},&quot;)" office:value-type="string" office:string-value="'AT107':{name:'Neusiedl am See',osmkey:'ref:at:gkz',osmvalue:'107'},">
            <text:p>'AT107':{name:'Neusiedl am See',osmkey:'ref:at:gkz',osmvalue:'107'},</text:p>
          </table:table-cell>
          <table:table-cell/>
          <table:table-cell table:formula="of:=IF([Tabelle1.D477]&lt;&gt;&quot;&quot;;CONCATENATE(&quot;,osmkey:'&quot;;[Tabelle1.D477];&quot;'&quot;);&quot;&quot;)" office:value-type="string" office:string-value=",osmkey:'ref:at:gkz'">
            <text:p>,osmkey:'ref:at:gkz'</text:p>
          </table:table-cell>
          <table:table-cell table:formula="of:=IF([Tabelle1.E477]&lt;&gt;&quot;&quot;;CONCATENATE(&quot;,osmvalue:'&quot;;[Tabelle1.E477];&quot;'&quot;);&quot;&quot;)" office:value-type="string" office:string-value=",osmvalue:'107'">
            <text:p>,osmvalue:'107'</text:p>
          </table:table-cell>
        </table:table-row>
        <table:table-row table:style-name="ro1">
          <table:table-cell/>
          <table:table-cell table:formula="of:=CONCATENATE(&quot;'&quot;;[Tabelle1.A478];&quot;&quot;;[Tabelle1.B478];&quot;':{name:'&quot;;[Tabelle1.C478];&quot;'&quot;;[.D476];[.E476];&quot;},&quot;)" office:value-type="string" office:string-value="'AT108':{name:'Oberpullendorf',osmkey:'ref:at:gkz',osmvalue:'108'},">
            <text:p>'AT108':{name:'Oberpullendorf',osmkey:'ref:at:gkz',osmvalue:'108'},</text:p>
          </table:table-cell>
          <table:table-cell/>
          <table:table-cell table:formula="of:=IF([Tabelle1.D478]&lt;&gt;&quot;&quot;;CONCATENATE(&quot;,osmkey:'&quot;;[Tabelle1.D478];&quot;'&quot;);&quot;&quot;)" office:value-type="string" office:string-value=",osmkey:'ref:at:gkz'">
            <text:p>,osmkey:'ref:at:gkz'</text:p>
          </table:table-cell>
          <table:table-cell table:formula="of:=IF([Tabelle1.E478]&lt;&gt;&quot;&quot;;CONCATENATE(&quot;,osmvalue:'&quot;;[Tabelle1.E478];&quot;'&quot;);&quot;&quot;)" office:value-type="string" office:string-value=",osmvalue:'108'">
            <text:p>,osmvalue:'108'</text:p>
          </table:table-cell>
        </table:table-row>
        <table:table-row table:style-name="ro1">
          <table:table-cell/>
          <table:table-cell table:formula="of:=CONCATENATE(&quot;'&quot;;[Tabelle1.A479];&quot;&quot;;[Tabelle1.B479];&quot;':{name:'&quot;;[Tabelle1.C479];&quot;'&quot;;[.D477];[.E477];&quot;},&quot;)" office:value-type="string" office:string-value="'AT109':{name:'Oberwart',osmkey:'ref:at:gkz',osmvalue:'109'},">
            <text:p>'AT109':{name:'Oberwart',osmkey:'ref:at:gkz',osmvalue:'109'},</text:p>
          </table:table-cell>
          <table:table-cell/>
          <table:table-cell table:formula="of:=IF([Tabelle1.D479]&lt;&gt;&quot;&quot;;CONCATENATE(&quot;,osmkey:'&quot;;[Tabelle1.D479];&quot;'&quot;);&quot;&quot;)" office:value-type="string" office:string-value=",osmkey:'ref:at:gkz'">
            <text:p>,osmkey:'ref:at:gkz'</text:p>
          </table:table-cell>
          <table:table-cell table:formula="of:=IF([Tabelle1.E479]&lt;&gt;&quot;&quot;;CONCATENATE(&quot;,osmvalue:'&quot;;[Tabelle1.E479];&quot;'&quot;);&quot;&quot;)" office:value-type="string" office:string-value=",osmvalue:'109'">
            <text:p>,osmvalue:'109'</text:p>
          </table:table-cell>
        </table:table-row>
        <table:table-row table:style-name="ro1">
          <table:table-cell/>
          <table:table-cell table:formula="of:=CONCATENATE(&quot;'&quot;;[Tabelle1.A480];&quot;&quot;;[Tabelle1.B480];&quot;':{name:'&quot;;[Tabelle1.C480];&quot;'&quot;;[.D478];[.E478];&quot;},&quot;)" office:value-type="string" office:string-value="'AT202':{name:'Villach (Stadt)',osmkey:'ref:at:gkz',osmvalue:'202'},">
            <text:p>'AT202':{name:'Villach (Stadt)',osmkey:'ref:at:gkz',osmvalue:'202'},</text:p>
          </table:table-cell>
          <table:table-cell/>
          <table:table-cell table:formula="of:=IF([Tabelle1.D480]&lt;&gt;&quot;&quot;;CONCATENATE(&quot;,osmkey:'&quot;;[Tabelle1.D480];&quot;'&quot;);&quot;&quot;)" office:value-type="string" office:string-value=",osmkey:'ref:at:gkz'">
            <text:p>,osmkey:'ref:at:gkz'</text:p>
          </table:table-cell>
          <table:table-cell table:formula="of:=IF([Tabelle1.E480]&lt;&gt;&quot;&quot;;CONCATENATE(&quot;,osmvalue:'&quot;;[Tabelle1.E480];&quot;'&quot;);&quot;&quot;)" office:value-type="string" office:string-value=",osmvalue:'202'">
            <text:p>,osmvalue:'202'</text:p>
          </table:table-cell>
        </table:table-row>
        <table:table-row table:style-name="ro1">
          <table:table-cell/>
          <table:table-cell table:formula="of:=CONCATENATE(&quot;'&quot;;[Tabelle1.A481];&quot;&quot;;[Tabelle1.B481];&quot;':{name:'&quot;;[Tabelle1.C481];&quot;'&quot;;[.D479];[.E479];&quot;},&quot;)" office:value-type="string" office:string-value="'AT203':{name:'Hermagor',osmkey:'ref:at:gkz',osmvalue:'203'},">
            <text:p>'AT203':{name:'Hermagor',osmkey:'ref:at:gkz',osmvalue:'203'},</text:p>
          </table:table-cell>
          <table:table-cell/>
          <table:table-cell table:formula="of:=IF([Tabelle1.D481]&lt;&gt;&quot;&quot;;CONCATENATE(&quot;,osmkey:'&quot;;[Tabelle1.D481];&quot;'&quot;);&quot;&quot;)" office:value-type="string" office:string-value=",osmkey:'ref:at:gkz'">
            <text:p>,osmkey:'ref:at:gkz'</text:p>
          </table:table-cell>
          <table:table-cell table:formula="of:=IF([Tabelle1.E481]&lt;&gt;&quot;&quot;;CONCATENATE(&quot;,osmvalue:'&quot;;[Tabelle1.E481];&quot;'&quot;);&quot;&quot;)" office:value-type="string" office:string-value=",osmvalue:'203'">
            <text:p>,osmvalue:'203'</text:p>
          </table:table-cell>
        </table:table-row>
        <table:table-row table:style-name="ro1">
          <table:table-cell/>
          <table:table-cell table:formula="of:=CONCATENATE(&quot;'&quot;;[Tabelle1.A482];&quot;&quot;;[Tabelle1.B482];&quot;':{name:'&quot;;[Tabelle1.C482];&quot;'&quot;;[.D480];[.E480];&quot;},&quot;)" office:value-type="string" office:string-value="'AT204':{name:'Klagenfurt-Land',osmkey:'ref:at:gkz',osmvalue:'204'},">
            <text:p>'AT204':{name:'Klagenfurt-Land',osmkey:'ref:at:gkz',osmvalue:'204'},</text:p>
          </table:table-cell>
          <table:table-cell/>
          <table:table-cell table:formula="of:=IF([Tabelle1.D482]&lt;&gt;&quot;&quot;;CONCATENATE(&quot;,osmkey:'&quot;;[Tabelle1.D482];&quot;'&quot;);&quot;&quot;)" office:value-type="string" office:string-value=",osmkey:'ref:at:gkz'">
            <text:p>,osmkey:'ref:at:gkz'</text:p>
          </table:table-cell>
          <table:table-cell table:formula="of:=IF([Tabelle1.E482]&lt;&gt;&quot;&quot;;CONCATENATE(&quot;,osmvalue:'&quot;;[Tabelle1.E482];&quot;'&quot;);&quot;&quot;)" office:value-type="string" office:string-value=",osmvalue:'204'">
            <text:p>,osmvalue:'204'</text:p>
          </table:table-cell>
        </table:table-row>
        <table:table-row table:style-name="ro1">
          <table:table-cell/>
          <table:table-cell table:formula="of:=CONCATENATE(&quot;'&quot;;[Tabelle1.A483];&quot;&quot;;[Tabelle1.B483];&quot;':{name:'&quot;;[Tabelle1.C483];&quot;'&quot;;[.D481];[.E481];&quot;},&quot;)" office:value-type="string" office:string-value="'AT205':{name:'Sankt Veit an der Glan',osmkey:'ref:at:gkz',osmvalue:'205'},">
            <text:p>'AT205':{name:'Sankt Veit an der Glan',osmkey:'ref:at:gkz',osmvalue:'205'},</text:p>
          </table:table-cell>
          <table:table-cell/>
          <table:table-cell table:formula="of:=IF([Tabelle1.D483]&lt;&gt;&quot;&quot;;CONCATENATE(&quot;,osmkey:'&quot;;[Tabelle1.D483];&quot;'&quot;);&quot;&quot;)" office:value-type="string" office:string-value=",osmkey:'ref:at:gkz'">
            <text:p>,osmkey:'ref:at:gkz'</text:p>
          </table:table-cell>
          <table:table-cell table:formula="of:=IF([Tabelle1.E483]&lt;&gt;&quot;&quot;;CONCATENATE(&quot;,osmvalue:'&quot;;[Tabelle1.E483];&quot;'&quot;);&quot;&quot;)" office:value-type="string" office:string-value=",osmvalue:'205'">
            <text:p>,osmvalue:'205'</text:p>
          </table:table-cell>
        </table:table-row>
        <table:table-row table:style-name="ro1">
          <table:table-cell/>
          <table:table-cell table:formula="of:=CONCATENATE(&quot;'&quot;;[Tabelle1.A484];&quot;&quot;;[Tabelle1.B484];&quot;':{name:'&quot;;[Tabelle1.C484];&quot;'&quot;;[.D482];[.E482];&quot;},&quot;)" office:value-type="string" office:string-value="'AT206':{name:'Spittal an der Drau',osmkey:'ref:at:gkz',osmvalue:'206'},">
            <text:p>'AT206':{name:'Spittal an der Drau',osmkey:'ref:at:gkz',osmvalue:'206'},</text:p>
          </table:table-cell>
          <table:table-cell/>
          <table:table-cell table:formula="of:=IF([Tabelle1.D484]&lt;&gt;&quot;&quot;;CONCATENATE(&quot;,osmkey:'&quot;;[Tabelle1.D484];&quot;'&quot;);&quot;&quot;)" office:value-type="string" office:string-value=",osmkey:'ref:at:gkz'">
            <text:p>,osmkey:'ref:at:gkz'</text:p>
          </table:table-cell>
          <table:table-cell table:formula="of:=IF([Tabelle1.E484]&lt;&gt;&quot;&quot;;CONCATENATE(&quot;,osmvalue:'&quot;;[Tabelle1.E484];&quot;'&quot;);&quot;&quot;)" office:value-type="string" office:string-value=",osmvalue:'206'">
            <text:p>,osmvalue:'206'</text:p>
          </table:table-cell>
        </table:table-row>
        <table:table-row table:style-name="ro1">
          <table:table-cell/>
          <table:table-cell table:formula="of:=CONCATENATE(&quot;'&quot;;[Tabelle1.A485];&quot;&quot;;[Tabelle1.B485];&quot;':{name:'&quot;;[Tabelle1.C485];&quot;'&quot;;[.D483];[.E483];&quot;},&quot;)" office:value-type="string" office:string-value="'AT207':{name:'Villach-Land',osmkey:'ref:at:gkz',osmvalue:'207'},">
            <text:p>'AT207':{name:'Villach-Land',osmkey:'ref:at:gkz',osmvalue:'207'},</text:p>
          </table:table-cell>
          <table:table-cell/>
          <table:table-cell table:formula="of:=IF([Tabelle1.D485]&lt;&gt;&quot;&quot;;CONCATENATE(&quot;,osmkey:'&quot;;[Tabelle1.D485];&quot;'&quot;);&quot;&quot;)" office:value-type="string" office:string-value=",osmkey:'ref:at:gkz'">
            <text:p>,osmkey:'ref:at:gkz'</text:p>
          </table:table-cell>
          <table:table-cell table:formula="of:=IF([Tabelle1.E485]&lt;&gt;&quot;&quot;;CONCATENATE(&quot;,osmvalue:'&quot;;[Tabelle1.E485];&quot;'&quot;);&quot;&quot;)" office:value-type="string" office:string-value=",osmvalue:'207'">
            <text:p>,osmvalue:'207'</text:p>
          </table:table-cell>
        </table:table-row>
        <table:table-row table:style-name="ro1">
          <table:table-cell/>
          <table:table-cell table:formula="of:=CONCATENATE(&quot;'&quot;;[Tabelle1.A486];&quot;&quot;;[Tabelle1.B486];&quot;':{name:'&quot;;[Tabelle1.C486];&quot;'&quot;;[.D484];[.E484];&quot;},&quot;)" office:value-type="string" office:string-value="'AT208':{name:'Völkermarkt',osmkey:'ref:at:gkz',osmvalue:'208'},">
            <text:p>'AT208':{name:'Völkermarkt',osmkey:'ref:at:gkz',osmvalue:'208'},</text:p>
          </table:table-cell>
          <table:table-cell/>
          <table:table-cell table:formula="of:=IF([Tabelle1.D486]&lt;&gt;&quot;&quot;;CONCATENATE(&quot;,osmkey:'&quot;;[Tabelle1.D486];&quot;'&quot;);&quot;&quot;)" office:value-type="string" office:string-value=",osmkey:'ref:at:gkz'">
            <text:p>,osmkey:'ref:at:gkz'</text:p>
          </table:table-cell>
          <table:table-cell table:formula="of:=IF([Tabelle1.E486]&lt;&gt;&quot;&quot;;CONCATENATE(&quot;,osmvalue:'&quot;;[Tabelle1.E486];&quot;'&quot;);&quot;&quot;)" office:value-type="string" office:string-value=",osmvalue:'208'">
            <text:p>,osmvalue:'208'</text:p>
          </table:table-cell>
        </table:table-row>
        <table:table-row table:style-name="ro1">
          <table:table-cell/>
          <table:table-cell table:formula="of:=CONCATENATE(&quot;'&quot;;[Tabelle1.A487];&quot;&quot;;[Tabelle1.B487];&quot;':{name:'&quot;;[Tabelle1.C487];&quot;'&quot;;[.D485];[.E485];&quot;},&quot;)" office:value-type="string" office:string-value="'AT209':{name:'Wolfsberg',osmkey:'ref:at:gkz',osmvalue:'209'},">
            <text:p>'AT209':{name:'Wolfsberg',osmkey:'ref:at:gkz',osmvalue:'209'},</text:p>
          </table:table-cell>
          <table:table-cell/>
          <table:table-cell table:formula="of:=IF([Tabelle1.D487]&lt;&gt;&quot;&quot;;CONCATENATE(&quot;,osmkey:'&quot;;[Tabelle1.D487];&quot;'&quot;);&quot;&quot;)" office:value-type="string" office:string-value=",osmkey:'ref:at:gkz'">
            <text:p>,osmkey:'ref:at:gkz'</text:p>
          </table:table-cell>
          <table:table-cell table:formula="of:=IF([Tabelle1.E487]&lt;&gt;&quot;&quot;;CONCATENATE(&quot;,osmvalue:'&quot;;[Tabelle1.E487];&quot;'&quot;);&quot;&quot;)" office:value-type="string" office:string-value=",osmvalue:'209'">
            <text:p>,osmvalue:'209'</text:p>
          </table:table-cell>
        </table:table-row>
        <table:table-row table:style-name="ro1">
          <table:table-cell/>
          <table:table-cell table:formula="of:=CONCATENATE(&quot;'&quot;;[Tabelle1.A488];&quot;&quot;;[Tabelle1.B488];&quot;':{name:'&quot;;[Tabelle1.C488];&quot;'&quot;;[.D486];[.E486];&quot;},&quot;)" office:value-type="string" office:string-value="'AT210':{name:'Feldkirchen',osmkey:'ref:at:gkz',osmvalue:'210'},">
            <text:p>'AT210':{name:'Feldkirchen',osmkey:'ref:at:gkz',osmvalue:'210'},</text:p>
          </table:table-cell>
          <table:table-cell/>
          <table:table-cell table:formula="of:=IF([Tabelle1.D488]&lt;&gt;&quot;&quot;;CONCATENATE(&quot;,osmkey:'&quot;;[Tabelle1.D488];&quot;'&quot;);&quot;&quot;)" office:value-type="string" office:string-value=",osmkey:'ref:at:gkz'">
            <text:p>,osmkey:'ref:at:gkz'</text:p>
          </table:table-cell>
          <table:table-cell table:formula="of:=IF([Tabelle1.E488]&lt;&gt;&quot;&quot;;CONCATENATE(&quot;,osmvalue:'&quot;;[Tabelle1.E488];&quot;'&quot;);&quot;&quot;)" office:value-type="string" office:string-value=",osmvalue:'210'">
            <text:p>,osmvalue:'210'</text:p>
          </table:table-cell>
        </table:table-row>
        <table:table-row table:style-name="ro1">
          <table:table-cell/>
          <table:table-cell table:formula="of:=CONCATENATE(&quot;'&quot;;[Tabelle1.A489];&quot;&quot;;[Tabelle1.B489];&quot;':{name:'&quot;;[Tabelle1.C489];&quot;'&quot;;[.D487];[.E487];&quot;},&quot;)" office:value-type="string" office:string-value="'AT301':{name:'Krems an der Donau (Stadt)',osmkey:'ref:at:gkz',osmvalue:'301'},">
            <text:p>'AT301':{name:'Krems an der Donau (Stadt)',osmkey:'ref:at:gkz',osmvalue:'301'},</text:p>
          </table:table-cell>
          <table:table-cell/>
          <table:table-cell table:formula="of:=IF([Tabelle1.D489]&lt;&gt;&quot;&quot;;CONCATENATE(&quot;,osmkey:'&quot;;[Tabelle1.D489];&quot;'&quot;);&quot;&quot;)" office:value-type="string" office:string-value=",osmkey:'ref:at:gkz'">
            <text:p>,osmkey:'ref:at:gkz'</text:p>
          </table:table-cell>
          <table:table-cell table:formula="of:=IF([Tabelle1.E489]&lt;&gt;&quot;&quot;;CONCATENATE(&quot;,osmvalue:'&quot;;[Tabelle1.E489];&quot;'&quot;);&quot;&quot;)" office:value-type="string" office:string-value=",osmvalue:'301'">
            <text:p>,osmvalue:'301'</text:p>
          </table:table-cell>
        </table:table-row>
        <table:table-row table:style-name="ro1">
          <table:table-cell/>
          <table:table-cell table:formula="of:=CONCATENATE(&quot;'&quot;;[Tabelle1.A490];&quot;&quot;;[Tabelle1.B490];&quot;':{name:'&quot;;[Tabelle1.C490];&quot;'&quot;;[.D488];[.E488];&quot;},&quot;)" office:value-type="string" office:string-value="'AT302':{name:'St.Pölten (Stadt)',osmkey:'ref:at:gkz',osmvalue:'302'},">
            <text:p>'AT302':{name:'St.Pölten (Stadt)',osmkey:'ref:at:gkz',osmvalue:'302'},</text:p>
          </table:table-cell>
          <table:table-cell/>
          <table:table-cell table:formula="of:=IF([Tabelle1.D490]&lt;&gt;&quot;&quot;;CONCATENATE(&quot;,osmkey:'&quot;;[Tabelle1.D490];&quot;'&quot;);&quot;&quot;)" office:value-type="string" office:string-value=",osmkey:'ref:at:gkz'">
            <text:p>,osmkey:'ref:at:gkz'</text:p>
          </table:table-cell>
          <table:table-cell table:formula="of:=IF([Tabelle1.E490]&lt;&gt;&quot;&quot;;CONCATENATE(&quot;,osmvalue:'&quot;;[Tabelle1.E490];&quot;'&quot;);&quot;&quot;)" office:value-type="string" office:string-value=",osmvalue:'302'">
            <text:p>,osmvalue:'302'</text:p>
          </table:table-cell>
        </table:table-row>
        <table:table-row table:style-name="ro1">
          <table:table-cell/>
          <table:table-cell table:formula="of:=CONCATENATE(&quot;'&quot;;[Tabelle1.A491];&quot;&quot;;[Tabelle1.B491];&quot;':{name:'&quot;;[Tabelle1.C491];&quot;'&quot;;[.D489];[.E489];&quot;},&quot;)" office:value-type="string" office:string-value="'AT303':{name:'Waidhofen an der Ybbs (Stadt)',osmkey:'ref:at:gkz',osmvalue:'303'},">
            <text:p>'AT303':{name:'Waidhofen an der Ybbs (Stadt)',osmkey:'ref:at:gkz',osmvalue:'303'},</text:p>
          </table:table-cell>
          <table:table-cell/>
          <table:table-cell table:formula="of:=IF([Tabelle1.D491]&lt;&gt;&quot;&quot;;CONCATENATE(&quot;,osmkey:'&quot;;[Tabelle1.D491];&quot;'&quot;);&quot;&quot;)" office:value-type="string" office:string-value=",osmkey:'ref:at:gkz'">
            <text:p>,osmkey:'ref:at:gkz'</text:p>
          </table:table-cell>
          <table:table-cell table:formula="of:=IF([Tabelle1.E491]&lt;&gt;&quot;&quot;;CONCATENATE(&quot;,osmvalue:'&quot;;[Tabelle1.E491];&quot;'&quot;);&quot;&quot;)" office:value-type="string" office:string-value=",osmvalue:'303'">
            <text:p>,osmvalue:'303'</text:p>
          </table:table-cell>
        </table:table-row>
        <table:table-row table:style-name="ro1">
          <table:table-cell/>
          <table:table-cell table:formula="of:=CONCATENATE(&quot;'&quot;;[Tabelle1.A492];&quot;&quot;;[Tabelle1.B492];&quot;':{name:'&quot;;[Tabelle1.C492];&quot;'&quot;;[.D490];[.E490];&quot;},&quot;)" office:value-type="string" office:string-value="'AT304':{name:'Wiener Neustadt (Stadt)',osmkey:'ref:at:gkz',osmvalue:'304'},">
            <text:p>'AT304':{name:'Wiener Neustadt (Stadt)',osmkey:'ref:at:gkz',osmvalue:'304'},</text:p>
          </table:table-cell>
          <table:table-cell/>
          <table:table-cell table:formula="of:=IF([Tabelle1.D492]&lt;&gt;&quot;&quot;;CONCATENATE(&quot;,osmkey:'&quot;;[Tabelle1.D492];&quot;'&quot;);&quot;&quot;)" office:value-type="string" office:string-value=",osmkey:'ref:at:gkz'">
            <text:p>,osmkey:'ref:at:gkz'</text:p>
          </table:table-cell>
          <table:table-cell table:formula="of:=IF([Tabelle1.E492]&lt;&gt;&quot;&quot;;CONCATENATE(&quot;,osmvalue:'&quot;;[Tabelle1.E492];&quot;'&quot;);&quot;&quot;)" office:value-type="string" office:string-value=",osmvalue:'304'">
            <text:p>,osmvalue:'304'</text:p>
          </table:table-cell>
        </table:table-row>
        <table:table-row table:style-name="ro1">
          <table:table-cell/>
          <table:table-cell table:formula="of:=CONCATENATE(&quot;'&quot;;[Tabelle1.A493];&quot;&quot;;[Tabelle1.B493];&quot;':{name:'&quot;;[Tabelle1.C493];&quot;'&quot;;[.D491];[.E491];&quot;},&quot;)" office:value-type="string" office:string-value="'AT305':{name:'Amstetten',osmkey:'ref:at:gkz',osmvalue:'305'},">
            <text:p>'AT305':{name:'Amstetten',osmkey:'ref:at:gkz',osmvalue:'305'},</text:p>
          </table:table-cell>
          <table:table-cell/>
          <table:table-cell table:formula="of:=IF([Tabelle1.D493]&lt;&gt;&quot;&quot;;CONCATENATE(&quot;,osmkey:'&quot;;[Tabelle1.D493];&quot;'&quot;);&quot;&quot;)" office:value-type="string" office:string-value=",osmkey:'ref:at:gkz'">
            <text:p>,osmkey:'ref:at:gkz'</text:p>
          </table:table-cell>
          <table:table-cell table:formula="of:=IF([Tabelle1.E493]&lt;&gt;&quot;&quot;;CONCATENATE(&quot;,osmvalue:'&quot;;[Tabelle1.E493];&quot;'&quot;);&quot;&quot;)" office:value-type="string" office:string-value=",osmvalue:'305'">
            <text:p>,osmvalue:'305'</text:p>
          </table:table-cell>
        </table:table-row>
        <table:table-row table:style-name="ro1">
          <table:table-cell/>
          <table:table-cell table:formula="of:=CONCATENATE(&quot;'&quot;;[Tabelle1.A494];&quot;&quot;;[Tabelle1.B494];&quot;':{name:'&quot;;[Tabelle1.C494];&quot;'&quot;;[.D492];[.E492];&quot;},&quot;)" office:value-type="string" office:string-value="'AT306':{name:'Baden',osmkey:'ref:at:gkz',osmvalue:'306'},">
            <text:p>'AT306':{name:'Baden',osmkey:'ref:at:gkz',osmvalue:'306'},</text:p>
          </table:table-cell>
          <table:table-cell/>
          <table:table-cell table:formula="of:=IF([Tabelle1.D494]&lt;&gt;&quot;&quot;;CONCATENATE(&quot;,osmkey:'&quot;;[Tabelle1.D494];&quot;'&quot;);&quot;&quot;)" office:value-type="string" office:string-value=",osmkey:'ref:at:gkz'">
            <text:p>,osmkey:'ref:at:gkz'</text:p>
          </table:table-cell>
          <table:table-cell table:formula="of:=IF([Tabelle1.E494]&lt;&gt;&quot;&quot;;CONCATENATE(&quot;,osmvalue:'&quot;;[Tabelle1.E494];&quot;'&quot;);&quot;&quot;)" office:value-type="string" office:string-value=",osmvalue:'306'">
            <text:p>,osmvalue:'306'</text:p>
          </table:table-cell>
        </table:table-row>
        <table:table-row table:style-name="ro1">
          <table:table-cell/>
          <table:table-cell table:formula="of:=CONCATENATE(&quot;'&quot;;[Tabelle1.A495];&quot;&quot;;[Tabelle1.B495];&quot;':{name:'&quot;;[Tabelle1.C495];&quot;'&quot;;[.D493];[.E493];&quot;},&quot;)" office:value-type="string" office:string-value="'AT307':{name:'Bruck an der Leitha',osmkey:'ref:at:gkz',osmvalue:'307'},">
            <text:p>'AT307':{name:'Bruck an der Leitha',osmkey:'ref:at:gkz',osmvalue:'307'},</text:p>
          </table:table-cell>
          <table:table-cell/>
          <table:table-cell table:formula="of:=IF([Tabelle1.D495]&lt;&gt;&quot;&quot;;CONCATENATE(&quot;,osmkey:'&quot;;[Tabelle1.D495];&quot;'&quot;);&quot;&quot;)" office:value-type="string" office:string-value=",osmkey:'ref:at:gkz'">
            <text:p>,osmkey:'ref:at:gkz'</text:p>
          </table:table-cell>
          <table:table-cell table:formula="of:=IF([Tabelle1.E495]&lt;&gt;&quot;&quot;;CONCATENATE(&quot;,osmvalue:'&quot;;[Tabelle1.E495];&quot;'&quot;);&quot;&quot;)" office:value-type="string" office:string-value=",osmvalue:'307'">
            <text:p>,osmvalue:'307'</text:p>
          </table:table-cell>
        </table:table-row>
        <table:table-row table:style-name="ro1">
          <table:table-cell/>
          <table:table-cell table:formula="of:=CONCATENATE(&quot;'&quot;;[Tabelle1.A496];&quot;&quot;;[Tabelle1.B496];&quot;':{name:'&quot;;[Tabelle1.C496];&quot;'&quot;;[.D494];[.E494];&quot;},&quot;)" office:value-type="string" office:string-value="'AT308':{name:'Gänserndorf',osmkey:'ref:at:gkz',osmvalue:'308'},">
            <text:p>'AT308':{name:'Gänserndorf',osmkey:'ref:at:gkz',osmvalue:'308'},</text:p>
          </table:table-cell>
          <table:table-cell/>
          <table:table-cell table:formula="of:=IF([Tabelle1.D496]&lt;&gt;&quot;&quot;;CONCATENATE(&quot;,osmkey:'&quot;;[Tabelle1.D496];&quot;'&quot;);&quot;&quot;)" office:value-type="string" office:string-value=",osmkey:'ref:at:gkz'">
            <text:p>,osmkey:'ref:at:gkz'</text:p>
          </table:table-cell>
          <table:table-cell table:formula="of:=IF([Tabelle1.E496]&lt;&gt;&quot;&quot;;CONCATENATE(&quot;,osmvalue:'&quot;;[Tabelle1.E496];&quot;'&quot;);&quot;&quot;)" office:value-type="string" office:string-value=",osmvalue:'308'">
            <text:p>,osmvalue:'308'</text:p>
          </table:table-cell>
        </table:table-row>
        <table:table-row table:style-name="ro1">
          <table:table-cell/>
          <table:table-cell table:formula="of:=CONCATENATE(&quot;'&quot;;[Tabelle1.A497];&quot;&quot;;[Tabelle1.B497];&quot;':{name:'&quot;;[Tabelle1.C497];&quot;'&quot;;[.D495];[.E495];&quot;},&quot;)" office:value-type="string" office:string-value="'AT309':{name:'Gmünd',osmkey:'ref:at:gkz',osmvalue:'309'},">
            <text:p>'AT309':{name:'Gmünd',osmkey:'ref:at:gkz',osmvalue:'309'},</text:p>
          </table:table-cell>
          <table:table-cell/>
          <table:table-cell table:formula="of:=IF([Tabelle1.D497]&lt;&gt;&quot;&quot;;CONCATENATE(&quot;,osmkey:'&quot;;[Tabelle1.D497];&quot;'&quot;);&quot;&quot;)" office:value-type="string" office:string-value=",osmkey:'ref:at:gkz'">
            <text:p>,osmkey:'ref:at:gkz'</text:p>
          </table:table-cell>
          <table:table-cell table:formula="of:=IF([Tabelle1.E497]&lt;&gt;&quot;&quot;;CONCATENATE(&quot;,osmvalue:'&quot;;[Tabelle1.E497];&quot;'&quot;);&quot;&quot;)" office:value-type="string" office:string-value=",osmvalue:'309'">
            <text:p>,osmvalue:'309'</text:p>
          </table:table-cell>
        </table:table-row>
        <table:table-row table:style-name="ro1">
          <table:table-cell/>
          <table:table-cell table:formula="of:=CONCATENATE(&quot;'&quot;;[Tabelle1.A498];&quot;&quot;;[Tabelle1.B498];&quot;':{name:'&quot;;[Tabelle1.C498];&quot;'&quot;;[.D496];[.E496];&quot;},&quot;)" office:value-type="string" office:string-value="'AT310':{name:'Hollabrunn',osmkey:'ref:at:gkz',osmvalue:'310'},">
            <text:p>'AT310':{name:'Hollabrunn',osmkey:'ref:at:gkz',osmvalue:'310'},</text:p>
          </table:table-cell>
          <table:table-cell/>
          <table:table-cell table:formula="of:=IF([Tabelle1.D498]&lt;&gt;&quot;&quot;;CONCATENATE(&quot;,osmkey:'&quot;;[Tabelle1.D498];&quot;'&quot;);&quot;&quot;)" office:value-type="string" office:string-value=",osmkey:'ref:at:gkz'">
            <text:p>,osmkey:'ref:at:gkz'</text:p>
          </table:table-cell>
          <table:table-cell table:formula="of:=IF([Tabelle1.E498]&lt;&gt;&quot;&quot;;CONCATENATE(&quot;,osmvalue:'&quot;;[Tabelle1.E498];&quot;'&quot;);&quot;&quot;)" office:value-type="string" office:string-value=",osmvalue:'310'">
            <text:p>,osmvalue:'310'</text:p>
          </table:table-cell>
        </table:table-row>
        <table:table-row table:style-name="ro1">
          <table:table-cell/>
          <table:table-cell table:formula="of:=CONCATENATE(&quot;'&quot;;[Tabelle1.A499];&quot;&quot;;[Tabelle1.B499];&quot;':{name:'&quot;;[Tabelle1.C499];&quot;'&quot;;[.D497];[.E497];&quot;},&quot;)" office:value-type="string" office:string-value="'AT311':{name:'Horn',osmkey:'ref:at:gkz',osmvalue:'311'},">
            <text:p>'AT311':{name:'Horn',osmkey:'ref:at:gkz',osmvalue:'311'},</text:p>
          </table:table-cell>
          <table:table-cell/>
          <table:table-cell table:formula="of:=IF([Tabelle1.D499]&lt;&gt;&quot;&quot;;CONCATENATE(&quot;,osmkey:'&quot;;[Tabelle1.D499];&quot;'&quot;);&quot;&quot;)" office:value-type="string" office:string-value=",osmkey:'ref:at:gkz'">
            <text:p>,osmkey:'ref:at:gkz'</text:p>
          </table:table-cell>
          <table:table-cell table:formula="of:=IF([Tabelle1.E499]&lt;&gt;&quot;&quot;;CONCATENATE(&quot;,osmvalue:'&quot;;[Tabelle1.E499];&quot;'&quot;);&quot;&quot;)" office:value-type="string" office:string-value=",osmvalue:'311'">
            <text:p>,osmvalue:'311'</text:p>
          </table:table-cell>
        </table:table-row>
        <table:table-row table:style-name="ro1">
          <table:table-cell/>
          <table:table-cell table:formula="of:=CONCATENATE(&quot;'&quot;;[Tabelle1.A500];&quot;&quot;;[Tabelle1.B500];&quot;':{name:'&quot;;[Tabelle1.C500];&quot;'&quot;;[.D498];[.E498];&quot;},&quot;)" office:value-type="string" office:string-value="'AT312':{name:'Korneuburg',osmkey:'ref:at:gkz',osmvalue:'312'},">
            <text:p>'AT312':{name:'Korneuburg',osmkey:'ref:at:gkz',osmvalue:'312'},</text:p>
          </table:table-cell>
          <table:table-cell/>
          <table:table-cell table:formula="of:=IF([Tabelle1.D500]&lt;&gt;&quot;&quot;;CONCATENATE(&quot;,osmkey:'&quot;;[Tabelle1.D500];&quot;'&quot;);&quot;&quot;)" office:value-type="string" office:string-value=",osmkey:'ref:at:gkz'">
            <text:p>,osmkey:'ref:at:gkz'</text:p>
          </table:table-cell>
          <table:table-cell table:formula="of:=IF([Tabelle1.E500]&lt;&gt;&quot;&quot;;CONCATENATE(&quot;,osmvalue:'&quot;;[Tabelle1.E500];&quot;'&quot;);&quot;&quot;)" office:value-type="string" office:string-value=",osmvalue:'312'">
            <text:p>,osmvalue:'312'</text:p>
          </table:table-cell>
        </table:table-row>
        <table:table-row table:style-name="ro1">
          <table:table-cell/>
          <table:table-cell table:formula="of:=CONCATENATE(&quot;'&quot;;[Tabelle1.A501];&quot;&quot;;[Tabelle1.B501];&quot;':{name:'&quot;;[Tabelle1.C501];&quot;'&quot;;[.D499];[.E499];&quot;},&quot;)" office:value-type="string" office:string-value="'AT313':{name:'Krems (Land)',osmkey:'ref:at:gkz',osmvalue:'313'},">
            <text:p>'AT313':{name:'Krems (Land)',osmkey:'ref:at:gkz',osmvalue:'313'},</text:p>
          </table:table-cell>
          <table:table-cell/>
          <table:table-cell table:formula="of:=IF([Tabelle1.D501]&lt;&gt;&quot;&quot;;CONCATENATE(&quot;,osmkey:'&quot;;[Tabelle1.D501];&quot;'&quot;);&quot;&quot;)" office:value-type="string" office:string-value=",osmkey:'ref:at:gkz'">
            <text:p>,osmkey:'ref:at:gkz'</text:p>
          </table:table-cell>
          <table:table-cell table:formula="of:=IF([Tabelle1.E501]&lt;&gt;&quot;&quot;;CONCATENATE(&quot;,osmvalue:'&quot;;[Tabelle1.E501];&quot;'&quot;);&quot;&quot;)" office:value-type="string" office:string-value=",osmvalue:'313'">
            <text:p>,osmvalue:'313'</text:p>
          </table:table-cell>
        </table:table-row>
        <table:table-row table:style-name="ro1">
          <table:table-cell/>
          <table:table-cell table:formula="of:=CONCATENATE(&quot;'&quot;;[Tabelle1.A502];&quot;&quot;;[Tabelle1.B502];&quot;':{name:'&quot;;[Tabelle1.C502];&quot;'&quot;;[.D500];[.E500];&quot;},&quot;)" office:value-type="string" office:string-value="'AT314':{name:'Lilienfeld',osmkey:'ref:at:gkz',osmvalue:'314'},">
            <text:p>'AT314':{name:'Lilienfeld',osmkey:'ref:at:gkz',osmvalue:'314'},</text:p>
          </table:table-cell>
          <table:table-cell/>
          <table:table-cell table:formula="of:=IF([Tabelle1.D502]&lt;&gt;&quot;&quot;;CONCATENATE(&quot;,osmkey:'&quot;;[Tabelle1.D502];&quot;'&quot;);&quot;&quot;)" office:value-type="string" office:string-value=",osmkey:'ref:at:gkz'">
            <text:p>,osmkey:'ref:at:gkz'</text:p>
          </table:table-cell>
          <table:table-cell table:formula="of:=IF([Tabelle1.E502]&lt;&gt;&quot;&quot;;CONCATENATE(&quot;,osmvalue:'&quot;;[Tabelle1.E502];&quot;'&quot;);&quot;&quot;)" office:value-type="string" office:string-value=",osmvalue:'314'">
            <text:p>,osmvalue:'314'</text:p>
          </table:table-cell>
        </table:table-row>
        <table:table-row table:style-name="ro1">
          <table:table-cell/>
          <table:table-cell table:formula="of:=CONCATENATE(&quot;'&quot;;[Tabelle1.A503];&quot;&quot;;[Tabelle1.B503];&quot;':{name:'&quot;;[Tabelle1.C503];&quot;'&quot;;[.D501];[.E501];&quot;},&quot;)" office:value-type="string" office:string-value="'AT315':{name:'Melk',osmkey:'ref:at:gkz',osmvalue:'315'},">
            <text:p>'AT315':{name:'Melk',osmkey:'ref:at:gkz',osmvalue:'315'},</text:p>
          </table:table-cell>
          <table:table-cell/>
          <table:table-cell table:formula="of:=IF([Tabelle1.D503]&lt;&gt;&quot;&quot;;CONCATENATE(&quot;,osmkey:'&quot;;[Tabelle1.D503];&quot;'&quot;);&quot;&quot;)" office:value-type="string" office:string-value=",osmkey:'ref:at:gkz'">
            <text:p>,osmkey:'ref:at:gkz'</text:p>
          </table:table-cell>
          <table:table-cell table:formula="of:=IF([Tabelle1.E503]&lt;&gt;&quot;&quot;;CONCATENATE(&quot;,osmvalue:'&quot;;[Tabelle1.E503];&quot;'&quot;);&quot;&quot;)" office:value-type="string" office:string-value=",osmvalue:'315'">
            <text:p>,osmvalue:'315'</text:p>
          </table:table-cell>
        </table:table-row>
        <table:table-row table:style-name="ro1">
          <table:table-cell/>
          <table:table-cell table:formula="of:=CONCATENATE(&quot;'&quot;;[Tabelle1.A504];&quot;&quot;;[Tabelle1.B504];&quot;':{name:'&quot;;[Tabelle1.C504];&quot;'&quot;;[.D502];[.E502];&quot;},&quot;)" office:value-type="string" office:string-value="'AT316':{name:'Mistelbach',osmkey:'ref:at:gkz',osmvalue:'316'},">
            <text:p>'AT316':{name:'Mistelbach',osmkey:'ref:at:gkz',osmvalue:'316'},</text:p>
          </table:table-cell>
          <table:table-cell/>
          <table:table-cell table:formula="of:=IF([Tabelle1.D504]&lt;&gt;&quot;&quot;;CONCATENATE(&quot;,osmkey:'&quot;;[Tabelle1.D504];&quot;'&quot;);&quot;&quot;)" office:value-type="string" office:string-value=",osmkey:'ref:at:gkz'">
            <text:p>,osmkey:'ref:at:gkz'</text:p>
          </table:table-cell>
          <table:table-cell table:formula="of:=IF([Tabelle1.E504]&lt;&gt;&quot;&quot;;CONCATENATE(&quot;,osmvalue:'&quot;;[Tabelle1.E504];&quot;'&quot;);&quot;&quot;)" office:value-type="string" office:string-value=",osmvalue:'316'">
            <text:p>,osmvalue:'316'</text:p>
          </table:table-cell>
        </table:table-row>
        <table:table-row table:style-name="ro1">
          <table:table-cell/>
          <table:table-cell table:formula="of:=CONCATENATE(&quot;'&quot;;[Tabelle1.A505];&quot;&quot;;[Tabelle1.B505];&quot;':{name:'&quot;;[Tabelle1.C505];&quot;'&quot;;[.D503];[.E503];&quot;},&quot;)" office:value-type="string" office:string-value="'AT317':{name:'Mödling',osmkey:'ref:at:gkz',osmvalue:'317'},">
            <text:p>'AT317':{name:'Mödling',osmkey:'ref:at:gkz',osmvalue:'317'},</text:p>
          </table:table-cell>
          <table:table-cell/>
          <table:table-cell table:formula="of:=IF([Tabelle1.D505]&lt;&gt;&quot;&quot;;CONCATENATE(&quot;,osmkey:'&quot;;[Tabelle1.D505];&quot;'&quot;);&quot;&quot;)" office:value-type="string" office:string-value=",osmkey:'ref:at:gkz'">
            <text:p>,osmkey:'ref:at:gkz'</text:p>
          </table:table-cell>
          <table:table-cell table:formula="of:=IF([Tabelle1.E505]&lt;&gt;&quot;&quot;;CONCATENATE(&quot;,osmvalue:'&quot;;[Tabelle1.E505];&quot;'&quot;);&quot;&quot;)" office:value-type="string" office:string-value=",osmvalue:'317'">
            <text:p>,osmvalue:'317'</text:p>
          </table:table-cell>
        </table:table-row>
        <table:table-row table:style-name="ro1">
          <table:table-cell/>
          <table:table-cell table:formula="of:=CONCATENATE(&quot;'&quot;;[Tabelle1.A506];&quot;&quot;;[Tabelle1.B506];&quot;':{name:'&quot;;[Tabelle1.C506];&quot;'&quot;;[.D504];[.E504];&quot;},&quot;)" office:value-type="string" office:string-value="'AT318':{name:'Bezirk Neunkirchen',osmkey:'ref:at:gkz',osmvalue:'318'},">
            <text:p>'AT318':{name:'Bezirk Neunkirchen',osmkey:'ref:at:gkz',osmvalue:'318'},</text:p>
          </table:table-cell>
          <table:table-cell/>
          <table:table-cell table:formula="of:=IF([Tabelle1.D506]&lt;&gt;&quot;&quot;;CONCATENATE(&quot;,osmkey:'&quot;;[Tabelle1.D506];&quot;'&quot;);&quot;&quot;)" office:value-type="string" office:string-value=",osmkey:'ref:at:gkz'">
            <text:p>,osmkey:'ref:at:gkz'</text:p>
          </table:table-cell>
          <table:table-cell table:formula="of:=IF([Tabelle1.E506]&lt;&gt;&quot;&quot;;CONCATENATE(&quot;,osmvalue:'&quot;;[Tabelle1.E506];&quot;'&quot;);&quot;&quot;)" office:value-type="string" office:string-value=",osmvalue:'318'">
            <text:p>,osmvalue:'318'</text:p>
          </table:table-cell>
        </table:table-row>
        <table:table-row table:style-name="ro1">
          <table:table-cell/>
          <table:table-cell table:formula="of:=CONCATENATE(&quot;'&quot;;[Tabelle1.A507];&quot;&quot;;[Tabelle1.B507];&quot;':{name:'&quot;;[Tabelle1.C507];&quot;'&quot;;[.D505];[.E505];&quot;},&quot;)" office:value-type="string" office:string-value="'AT319':{name:'Sankt Pölten (Land)',osmkey:'ref:at:gkz',osmvalue:'319'},">
            <text:p>'AT319':{name:'Sankt Pölten (Land)',osmkey:'ref:at:gkz',osmvalue:'319'},</text:p>
          </table:table-cell>
          <table:table-cell/>
          <table:table-cell table:formula="of:=IF([Tabelle1.D507]&lt;&gt;&quot;&quot;;CONCATENATE(&quot;,osmkey:'&quot;;[Tabelle1.D507];&quot;'&quot;);&quot;&quot;)" office:value-type="string" office:string-value=",osmkey:'ref:at:gkz'">
            <text:p>,osmkey:'ref:at:gkz'</text:p>
          </table:table-cell>
          <table:table-cell table:formula="of:=IF([Tabelle1.E507]&lt;&gt;&quot;&quot;;CONCATENATE(&quot;,osmvalue:'&quot;;[Tabelle1.E507];&quot;'&quot;);&quot;&quot;)" office:value-type="string" office:string-value=",osmvalue:'319'">
            <text:p>,osmvalue:'319'</text:p>
          </table:table-cell>
        </table:table-row>
        <table:table-row table:style-name="ro1">
          <table:table-cell/>
          <table:table-cell table:formula="of:=CONCATENATE(&quot;'&quot;;[Tabelle1.A508];&quot;&quot;;[Tabelle1.B508];&quot;':{name:'&quot;;[Tabelle1.C508];&quot;'&quot;;[.D506];[.E506];&quot;},&quot;)" office:value-type="string" office:string-value="'AT320':{name:'Scheibbs',osmkey:'ref:at:gkz',osmvalue:'320'},">
            <text:p>'AT320':{name:'Scheibbs',osmkey:'ref:at:gkz',osmvalue:'320'},</text:p>
          </table:table-cell>
          <table:table-cell/>
          <table:table-cell table:formula="of:=IF([Tabelle1.D508]&lt;&gt;&quot;&quot;;CONCATENATE(&quot;,osmkey:'&quot;;[Tabelle1.D508];&quot;'&quot;);&quot;&quot;)" office:value-type="string" office:string-value=",osmkey:'ref:at:gkz'">
            <text:p>,osmkey:'ref:at:gkz'</text:p>
          </table:table-cell>
          <table:table-cell table:formula="of:=IF([Tabelle1.E508]&lt;&gt;&quot;&quot;;CONCATENATE(&quot;,osmvalue:'&quot;;[Tabelle1.E508];&quot;'&quot;);&quot;&quot;)" office:value-type="string" office:string-value=",osmvalue:'320'">
            <text:p>,osmvalue:'320'</text:p>
          </table:table-cell>
        </table:table-row>
        <table:table-row table:style-name="ro1">
          <table:table-cell/>
          <table:table-cell table:formula="of:=CONCATENATE(&quot;'&quot;;[Tabelle1.A509];&quot;&quot;;[Tabelle1.B509];&quot;':{name:'&quot;;[Tabelle1.C509];&quot;'&quot;;[.D507];[.E507];&quot;},&quot;)" office:value-type="string" office:string-value="'AT321':{name:'Tulln',osmkey:'ref:at:gkz',osmvalue:'321'},">
            <text:p>'AT321':{name:'Tulln',osmkey:'ref:at:gkz',osmvalue:'321'},</text:p>
          </table:table-cell>
          <table:table-cell/>
          <table:table-cell table:formula="of:=IF([Tabelle1.D509]&lt;&gt;&quot;&quot;;CONCATENATE(&quot;,osmkey:'&quot;;[Tabelle1.D509];&quot;'&quot;);&quot;&quot;)" office:value-type="string" office:string-value=",osmkey:'ref:at:gkz'">
            <text:p>,osmkey:'ref:at:gkz'</text:p>
          </table:table-cell>
          <table:table-cell table:formula="of:=IF([Tabelle1.E509]&lt;&gt;&quot;&quot;;CONCATENATE(&quot;,osmvalue:'&quot;;[Tabelle1.E509];&quot;'&quot;);&quot;&quot;)" office:value-type="string" office:string-value=",osmvalue:'321'">
            <text:p>,osmvalue:'321'</text:p>
          </table:table-cell>
        </table:table-row>
        <table:table-row table:style-name="ro1">
          <table:table-cell/>
          <table:table-cell table:formula="of:=CONCATENATE(&quot;'&quot;;[Tabelle1.A510];&quot;&quot;;[Tabelle1.B510];&quot;':{name:'&quot;;[Tabelle1.C510];&quot;'&quot;;[.D508];[.E508];&quot;},&quot;)" office:value-type="string" office:string-value="'AT322':{name:'Waidhofen an der Thaya',osmkey:'ref:at:gkz',osmvalue:'322'},">
            <text:p>'AT322':{name:'Waidhofen an der Thaya',osmkey:'ref:at:gkz',osmvalue:'322'},</text:p>
          </table:table-cell>
          <table:table-cell/>
          <table:table-cell table:formula="of:=IF([Tabelle1.D510]&lt;&gt;&quot;&quot;;CONCATENATE(&quot;,osmkey:'&quot;;[Tabelle1.D510];&quot;'&quot;);&quot;&quot;)" office:value-type="string" office:string-value=",osmkey:'ref:at:gkz'">
            <text:p>,osmkey:'ref:at:gkz'</text:p>
          </table:table-cell>
          <table:table-cell table:formula="of:=IF([Tabelle1.E510]&lt;&gt;&quot;&quot;;CONCATENATE(&quot;,osmvalue:'&quot;;[Tabelle1.E510];&quot;'&quot;);&quot;&quot;)" office:value-type="string" office:string-value=",osmvalue:'322'">
            <text:p>,osmvalue:'322'</text:p>
          </table:table-cell>
        </table:table-row>
        <table:table-row table:style-name="ro1">
          <table:table-cell/>
          <table:table-cell table:formula="of:=CONCATENATE(&quot;'&quot;;[Tabelle1.A511];&quot;&quot;;[Tabelle1.B511];&quot;':{name:'&quot;;[Tabelle1.C511];&quot;'&quot;;[.D509];[.E509];&quot;},&quot;)" office:value-type="string" office:string-value="'AT323':{name:'Wiener Neustadt (Land)',osmkey:'ref:at:gkz',osmvalue:'323'},">
            <text:p>'AT323':{name:'Wiener Neustadt (Land)',osmkey:'ref:at:gkz',osmvalue:'323'},</text:p>
          </table:table-cell>
          <table:table-cell/>
          <table:table-cell table:formula="of:=IF([Tabelle1.D511]&lt;&gt;&quot;&quot;;CONCATENATE(&quot;,osmkey:'&quot;;[Tabelle1.D511];&quot;'&quot;);&quot;&quot;)" office:value-type="string" office:string-value=",osmkey:'ref:at:gkz'">
            <text:p>,osmkey:'ref:at:gkz'</text:p>
          </table:table-cell>
          <table:table-cell table:formula="of:=IF([Tabelle1.E511]&lt;&gt;&quot;&quot;;CONCATENATE(&quot;,osmvalue:'&quot;;[Tabelle1.E511];&quot;'&quot;);&quot;&quot;)" office:value-type="string" office:string-value=",osmvalue:'323'">
            <text:p>,osmvalue:'323'</text:p>
          </table:table-cell>
        </table:table-row>
        <table:table-row table:style-name="ro1">
          <table:table-cell/>
          <table:table-cell table:formula="of:=CONCATENATE(&quot;'&quot;;[Tabelle1.A512];&quot;&quot;;[Tabelle1.B512];&quot;':{name:'&quot;;[Tabelle1.C512];&quot;'&quot;;[.D510];[.E510];&quot;},&quot;)" office:value-type="string" office:string-value="'AT324':{name:'Wien-Umgebung',osmkey:'ref:at:gkz',osmvalue:'324'},">
            <text:p>'AT324':{name:'Wien-Umgebung',osmkey:'ref:at:gkz',osmvalue:'324'},</text:p>
          </table:table-cell>
          <table:table-cell/>
          <table:table-cell table:formula="of:=IF([Tabelle1.D512]&lt;&gt;&quot;&quot;;CONCATENATE(&quot;,osmkey:'&quot;;[Tabelle1.D512];&quot;'&quot;);&quot;&quot;)" office:value-type="string" office:string-value=",osmkey:'ref:at:gkz'">
            <text:p>,osmkey:'ref:at:gkz'</text:p>
          </table:table-cell>
          <table:table-cell table:formula="of:=IF([Tabelle1.E512]&lt;&gt;&quot;&quot;;CONCATENATE(&quot;,osmvalue:'&quot;;[Tabelle1.E512];&quot;'&quot;);&quot;&quot;)" office:value-type="string" office:string-value=",osmvalue:'324'">
            <text:p>,osmvalue:'324'</text:p>
          </table:table-cell>
        </table:table-row>
        <table:table-row table:style-name="ro1">
          <table:table-cell/>
          <table:table-cell table:formula="of:=CONCATENATE(&quot;'&quot;;[Tabelle1.A513];&quot;&quot;;[Tabelle1.B513];&quot;':{name:'&quot;;[Tabelle1.C513];&quot;'&quot;;[.D511];[.E511];&quot;},&quot;)" office:value-type="string" office:string-value="'AT325':{name:'Zwettl',osmkey:'ref:at:gkz',osmvalue:'325'},">
            <text:p>'AT325':{name:'Zwettl',osmkey:'ref:at:gkz',osmvalue:'325'},</text:p>
          </table:table-cell>
          <table:table-cell/>
          <table:table-cell table:formula="of:=IF([Tabelle1.D513]&lt;&gt;&quot;&quot;;CONCATENATE(&quot;,osmkey:'&quot;;[Tabelle1.D513];&quot;'&quot;);&quot;&quot;)" office:value-type="string" office:string-value=",osmkey:'ref:at:gkz'">
            <text:p>,osmkey:'ref:at:gkz'</text:p>
          </table:table-cell>
          <table:table-cell table:formula="of:=IF([Tabelle1.E513]&lt;&gt;&quot;&quot;;CONCATENATE(&quot;,osmvalue:'&quot;;[Tabelle1.E513];&quot;'&quot;);&quot;&quot;)" office:value-type="string" office:string-value=",osmvalue:'325'">
            <text:p>,osmvalue:'325'</text:p>
          </table:table-cell>
        </table:table-row>
        <table:table-row table:style-name="ro1">
          <table:table-cell/>
          <table:table-cell table:formula="of:=CONCATENATE(&quot;'&quot;;[Tabelle1.A514];&quot;&quot;;[Tabelle1.B514];&quot;':{name:'&quot;;[Tabelle1.C514];&quot;'&quot;;[.D512];[.E512];&quot;},&quot;)" office:value-type="string" office:string-value="'AT401':{name:'Linz (Stadt)',osmkey:'ref:at:gkz',osmvalue:'401'},">
            <text:p>'AT401':{name:'Linz (Stadt)',osmkey:'ref:at:gkz',osmvalue:'401'},</text:p>
          </table:table-cell>
          <table:table-cell/>
          <table:table-cell table:formula="of:=IF([Tabelle1.D514]&lt;&gt;&quot;&quot;;CONCATENATE(&quot;,osmkey:'&quot;;[Tabelle1.D514];&quot;'&quot;);&quot;&quot;)" office:value-type="string" office:string-value=",osmkey:'ref:at:gkz'">
            <text:p>,osmkey:'ref:at:gkz'</text:p>
          </table:table-cell>
          <table:table-cell table:formula="of:=IF([Tabelle1.E514]&lt;&gt;&quot;&quot;;CONCATENATE(&quot;,osmvalue:'&quot;;[Tabelle1.E514];&quot;'&quot;);&quot;&quot;)" office:value-type="string" office:string-value=",osmvalue:'401'">
            <text:p>,osmvalue:'401'</text:p>
          </table:table-cell>
        </table:table-row>
        <table:table-row table:style-name="ro1">
          <table:table-cell/>
          <table:table-cell table:formula="of:=CONCATENATE(&quot;'&quot;;[Tabelle1.A515];&quot;&quot;;[Tabelle1.B515];&quot;':{name:'&quot;;[Tabelle1.C515];&quot;'&quot;;[.D513];[.E513];&quot;},&quot;)" office:value-type="string" office:string-value="'AT402':{name:'Steyr (Stadt)',osmkey:'ref:at:gkz',osmvalue:'402'},">
            <text:p>'AT402':{name:'Steyr (Stadt)',osmkey:'ref:at:gkz',osmvalue:'402'},</text:p>
          </table:table-cell>
          <table:table-cell/>
          <table:table-cell table:formula="of:=IF([Tabelle1.D515]&lt;&gt;&quot;&quot;;CONCATENATE(&quot;,osmkey:'&quot;;[Tabelle1.D515];&quot;'&quot;);&quot;&quot;)" office:value-type="string" office:string-value=",osmkey:'ref:at:gkz'">
            <text:p>,osmkey:'ref:at:gkz'</text:p>
          </table:table-cell>
          <table:table-cell table:formula="of:=IF([Tabelle1.E515]&lt;&gt;&quot;&quot;;CONCATENATE(&quot;,osmvalue:'&quot;;[Tabelle1.E515];&quot;'&quot;);&quot;&quot;)" office:value-type="string" office:string-value=",osmvalue:'402'">
            <text:p>,osmvalue:'402'</text:p>
          </table:table-cell>
        </table:table-row>
        <table:table-row table:style-name="ro1">
          <table:table-cell/>
          <table:table-cell table:formula="of:=CONCATENATE(&quot;'&quot;;[Tabelle1.A516];&quot;&quot;;[Tabelle1.B516];&quot;':{name:'&quot;;[Tabelle1.C516];&quot;'&quot;;[.D514];[.E514];&quot;},&quot;)" office:value-type="string" office:string-value="'AT403':{name:'Wels',osmkey:'ref:at:gkz',osmvalue:'403'},">
            <text:p>'AT403':{name:'Wels',osmkey:'ref:at:gkz',osmvalue:'403'},</text:p>
          </table:table-cell>
          <table:table-cell/>
          <table:table-cell table:formula="of:=IF([Tabelle1.D516]&lt;&gt;&quot;&quot;;CONCATENATE(&quot;,osmkey:'&quot;;[Tabelle1.D516];&quot;'&quot;);&quot;&quot;)" office:value-type="string" office:string-value=",osmkey:'ref:at:gkz'">
            <text:p>,osmkey:'ref:at:gkz'</text:p>
          </table:table-cell>
          <table:table-cell table:formula="of:=IF([Tabelle1.E516]&lt;&gt;&quot;&quot;;CONCATENATE(&quot;,osmvalue:'&quot;;[Tabelle1.E516];&quot;'&quot;);&quot;&quot;)" office:value-type="string" office:string-value=",osmvalue:'403'">
            <text:p>,osmvalue:'403'</text:p>
          </table:table-cell>
        </table:table-row>
        <table:table-row table:style-name="ro1">
          <table:table-cell/>
          <table:table-cell table:formula="of:=CONCATENATE(&quot;'&quot;;[Tabelle1.A517];&quot;&quot;;[Tabelle1.B517];&quot;':{name:'&quot;;[Tabelle1.C517];&quot;'&quot;;[.D515];[.E515];&quot;},&quot;)" office:value-type="string" office:string-value="'AT404':{name:'Braunau am Inn',osmkey:'ref:at:gkz',osmvalue:'404'},">
            <text:p>'AT404':{name:'Braunau am Inn',osmkey:'ref:at:gkz',osmvalue:'404'},</text:p>
          </table:table-cell>
          <table:table-cell/>
          <table:table-cell table:formula="of:=IF([Tabelle1.D517]&lt;&gt;&quot;&quot;;CONCATENATE(&quot;,osmkey:'&quot;;[Tabelle1.D517];&quot;'&quot;);&quot;&quot;)" office:value-type="string" office:string-value=",osmkey:'ref:at:gkz'">
            <text:p>,osmkey:'ref:at:gkz'</text:p>
          </table:table-cell>
          <table:table-cell table:formula="of:=IF([Tabelle1.E517]&lt;&gt;&quot;&quot;;CONCATENATE(&quot;,osmvalue:'&quot;;[Tabelle1.E517];&quot;'&quot;);&quot;&quot;)" office:value-type="string" office:string-value=",osmvalue:'404'">
            <text:p>,osmvalue:'404'</text:p>
          </table:table-cell>
        </table:table-row>
        <table:table-row table:style-name="ro1">
          <table:table-cell/>
          <table:table-cell table:formula="of:=CONCATENATE(&quot;'&quot;;[Tabelle1.A518];&quot;&quot;;[Tabelle1.B518];&quot;':{name:'&quot;;[Tabelle1.C518];&quot;'&quot;;[.D516];[.E516];&quot;},&quot;)" office:value-type="string" office:string-value="'AT405':{name:'Eferding',osmkey:'ref:at:gkz',osmvalue:'405'},">
            <text:p>'AT405':{name:'Eferding',osmkey:'ref:at:gkz',osmvalue:'405'},</text:p>
          </table:table-cell>
          <table:table-cell/>
          <table:table-cell table:formula="of:=IF([Tabelle1.D518]&lt;&gt;&quot;&quot;;CONCATENATE(&quot;,osmkey:'&quot;;[Tabelle1.D518];&quot;'&quot;);&quot;&quot;)" office:value-type="string" office:string-value=",osmkey:'ref:at:gkz'">
            <text:p>,osmkey:'ref:at:gkz'</text:p>
          </table:table-cell>
          <table:table-cell table:formula="of:=IF([Tabelle1.E518]&lt;&gt;&quot;&quot;;CONCATENATE(&quot;,osmvalue:'&quot;;[Tabelle1.E518];&quot;'&quot;);&quot;&quot;)" office:value-type="string" office:string-value=",osmvalue:'405'">
            <text:p>,osmvalue:'405'</text:p>
          </table:table-cell>
        </table:table-row>
        <table:table-row table:style-name="ro1">
          <table:table-cell/>
          <table:table-cell table:formula="of:=CONCATENATE(&quot;'&quot;;[Tabelle1.A519];&quot;&quot;;[Tabelle1.B519];&quot;':{name:'&quot;;[Tabelle1.C519];&quot;'&quot;;[.D517];[.E517];&quot;},&quot;)" office:value-type="string" office:string-value="'AT406':{name:'Freistadt',osmkey:'ref:at:gkz',osmvalue:'406'},">
            <text:p>'AT406':{name:'Freistadt',osmkey:'ref:at:gkz',osmvalue:'406'},</text:p>
          </table:table-cell>
          <table:table-cell/>
          <table:table-cell table:formula="of:=IF([Tabelle1.D519]&lt;&gt;&quot;&quot;;CONCATENATE(&quot;,osmkey:'&quot;;[Tabelle1.D519];&quot;'&quot;);&quot;&quot;)" office:value-type="string" office:string-value=",osmkey:'ref:at:gkz'">
            <text:p>,osmkey:'ref:at:gkz'</text:p>
          </table:table-cell>
          <table:table-cell table:formula="of:=IF([Tabelle1.E519]&lt;&gt;&quot;&quot;;CONCATENATE(&quot;,osmvalue:'&quot;;[Tabelle1.E519];&quot;'&quot;);&quot;&quot;)" office:value-type="string" office:string-value=",osmvalue:'406'">
            <text:p>,osmvalue:'406'</text:p>
          </table:table-cell>
        </table:table-row>
        <table:table-row table:style-name="ro1">
          <table:table-cell/>
          <table:table-cell table:formula="of:=CONCATENATE(&quot;'&quot;;[Tabelle1.A520];&quot;&quot;;[Tabelle1.B520];&quot;':{name:'&quot;;[Tabelle1.C520];&quot;'&quot;;[.D518];[.E518];&quot;},&quot;)" office:value-type="string" office:string-value="'AT407':{name:'Gmunden',osmkey:'ref:at:gkz',osmvalue:'407'},">
            <text:p>'AT407':{name:'Gmunden',osmkey:'ref:at:gkz',osmvalue:'407'},</text:p>
          </table:table-cell>
          <table:table-cell/>
          <table:table-cell table:formula="of:=IF([Tabelle1.D520]&lt;&gt;&quot;&quot;;CONCATENATE(&quot;,osmkey:'&quot;;[Tabelle1.D520];&quot;'&quot;);&quot;&quot;)" office:value-type="string" office:string-value=",osmkey:'ref:at:gkz'">
            <text:p>,osmkey:'ref:at:gkz'</text:p>
          </table:table-cell>
          <table:table-cell table:formula="of:=IF([Tabelle1.E520]&lt;&gt;&quot;&quot;;CONCATENATE(&quot;,osmvalue:'&quot;;[Tabelle1.E520];&quot;'&quot;);&quot;&quot;)" office:value-type="string" office:string-value=",osmvalue:'407'">
            <text:p>,osmvalue:'407'</text:p>
          </table:table-cell>
        </table:table-row>
        <table:table-row table:style-name="ro1">
          <table:table-cell/>
          <table:table-cell table:formula="of:=CONCATENATE(&quot;'&quot;;[Tabelle1.A521];&quot;&quot;;[Tabelle1.B521];&quot;':{name:'&quot;;[Tabelle1.C521];&quot;'&quot;;[.D519];[.E519];&quot;},&quot;)" office:value-type="string" office:string-value="'AT408':{name:'Grieskirchen',osmkey:'ref:at:gkz',osmvalue:'408'},">
            <text:p>'AT408':{name:'Grieskirchen',osmkey:'ref:at:gkz',osmvalue:'408'},</text:p>
          </table:table-cell>
          <table:table-cell/>
          <table:table-cell table:formula="of:=IF([Tabelle1.D521]&lt;&gt;&quot;&quot;;CONCATENATE(&quot;,osmkey:'&quot;;[Tabelle1.D521];&quot;'&quot;);&quot;&quot;)" office:value-type="string" office:string-value=",osmkey:'ref:at:gkz'">
            <text:p>,osmkey:'ref:at:gkz'</text:p>
          </table:table-cell>
          <table:table-cell table:formula="of:=IF([Tabelle1.E521]&lt;&gt;&quot;&quot;;CONCATENATE(&quot;,osmvalue:'&quot;;[Tabelle1.E521];&quot;'&quot;);&quot;&quot;)" office:value-type="string" office:string-value=",osmvalue:'408'">
            <text:p>,osmvalue:'408'</text:p>
          </table:table-cell>
        </table:table-row>
        <table:table-row table:style-name="ro1">
          <table:table-cell/>
          <table:table-cell table:formula="of:=CONCATENATE(&quot;'&quot;;[Tabelle1.A522];&quot;&quot;;[Tabelle1.B522];&quot;':{name:'&quot;;[Tabelle1.C522];&quot;'&quot;;[.D520];[.E520];&quot;},&quot;)" office:value-type="string" office:string-value="'AT409':{name:'Kirchdorf an der Krems',osmkey:'ref:at:gkz',osmvalue:'409'},">
            <text:p>'AT409':{name:'Kirchdorf an der Krems',osmkey:'ref:at:gkz',osmvalue:'409'},</text:p>
          </table:table-cell>
          <table:table-cell/>
          <table:table-cell table:formula="of:=IF([Tabelle1.D522]&lt;&gt;&quot;&quot;;CONCATENATE(&quot;,osmkey:'&quot;;[Tabelle1.D522];&quot;'&quot;);&quot;&quot;)" office:value-type="string" office:string-value=",osmkey:'ref:at:gkz'">
            <text:p>,osmkey:'ref:at:gkz'</text:p>
          </table:table-cell>
          <table:table-cell table:formula="of:=IF([Tabelle1.E522]&lt;&gt;&quot;&quot;;CONCATENATE(&quot;,osmvalue:'&quot;;[Tabelle1.E522];&quot;'&quot;);&quot;&quot;)" office:value-type="string" office:string-value=",osmvalue:'409'">
            <text:p>,osmvalue:'409'</text:p>
          </table:table-cell>
        </table:table-row>
        <table:table-row table:style-name="ro1">
          <table:table-cell/>
          <table:table-cell table:formula="of:=CONCATENATE(&quot;'&quot;;[Tabelle1.A523];&quot;&quot;;[Tabelle1.B523];&quot;':{name:'&quot;;[Tabelle1.C523];&quot;'&quot;;[.D521];[.E521];&quot;},&quot;)" office:value-type="string" office:string-value="'AT410':{name:'Linz-Land',osmkey:'ref:at:gkz',osmvalue:'410'},">
            <text:p>'AT410':{name:'Linz-Land',osmkey:'ref:at:gkz',osmvalue:'410'},</text:p>
          </table:table-cell>
          <table:table-cell/>
          <table:table-cell table:formula="of:=IF([Tabelle1.D523]&lt;&gt;&quot;&quot;;CONCATENATE(&quot;,osmkey:'&quot;;[Tabelle1.D523];&quot;'&quot;);&quot;&quot;)" office:value-type="string" office:string-value=",osmkey:'ref:at:gkz'">
            <text:p>,osmkey:'ref:at:gkz'</text:p>
          </table:table-cell>
          <table:table-cell table:formula="of:=IF([Tabelle1.E523]&lt;&gt;&quot;&quot;;CONCATENATE(&quot;,osmvalue:'&quot;;[Tabelle1.E523];&quot;'&quot;);&quot;&quot;)" office:value-type="string" office:string-value=",osmvalue:'410'">
            <text:p>,osmvalue:'410'</text:p>
          </table:table-cell>
        </table:table-row>
        <table:table-row table:style-name="ro1">
          <table:table-cell/>
          <table:table-cell table:formula="of:=CONCATENATE(&quot;'&quot;;[Tabelle1.A524];&quot;&quot;;[Tabelle1.B524];&quot;':{name:'&quot;;[Tabelle1.C524];&quot;'&quot;;[.D522];[.E522];&quot;},&quot;)" office:value-type="string" office:string-value="'AT411':{name:'Perg',osmkey:'ref:at:gkz',osmvalue:'411'},">
            <text:p>'AT411':{name:'Perg',osmkey:'ref:at:gkz',osmvalue:'411'},</text:p>
          </table:table-cell>
          <table:table-cell/>
          <table:table-cell table:formula="of:=IF([Tabelle1.D524]&lt;&gt;&quot;&quot;;CONCATENATE(&quot;,osmkey:'&quot;;[Tabelle1.D524];&quot;'&quot;);&quot;&quot;)" office:value-type="string" office:string-value=",osmkey:'ref:at:gkz'">
            <text:p>,osmkey:'ref:at:gkz'</text:p>
          </table:table-cell>
          <table:table-cell table:formula="of:=IF([Tabelle1.E524]&lt;&gt;&quot;&quot;;CONCATENATE(&quot;,osmvalue:'&quot;;[Tabelle1.E524];&quot;'&quot;);&quot;&quot;)" office:value-type="string" office:string-value=",osmvalue:'411'">
            <text:p>,osmvalue:'411'</text:p>
          </table:table-cell>
        </table:table-row>
        <table:table-row table:style-name="ro1">
          <table:table-cell/>
          <table:table-cell table:formula="of:=CONCATENATE(&quot;'&quot;;[Tabelle1.A525];&quot;&quot;;[Tabelle1.B525];&quot;':{name:'&quot;;[Tabelle1.C525];&quot;'&quot;;[.D523];[.E523];&quot;},&quot;)" office:value-type="string" office:string-value="'AT412':{name:'Ried im Innkreis',osmkey:'ref:at:gkz',osmvalue:'412'},">
            <text:p>'AT412':{name:'Ried im Innkreis',osmkey:'ref:at:gkz',osmvalue:'412'},</text:p>
          </table:table-cell>
          <table:table-cell/>
          <table:table-cell table:formula="of:=IF([Tabelle1.D525]&lt;&gt;&quot;&quot;;CONCATENATE(&quot;,osmkey:'&quot;;[Tabelle1.D525];&quot;'&quot;);&quot;&quot;)" office:value-type="string" office:string-value=",osmkey:'ref:at:gkz'">
            <text:p>,osmkey:'ref:at:gkz'</text:p>
          </table:table-cell>
          <table:table-cell table:formula="of:=IF([Tabelle1.E525]&lt;&gt;&quot;&quot;;CONCATENATE(&quot;,osmvalue:'&quot;;[Tabelle1.E525];&quot;'&quot;);&quot;&quot;)" office:value-type="string" office:string-value=",osmvalue:'412'">
            <text:p>,osmvalue:'412'</text:p>
          </table:table-cell>
        </table:table-row>
        <table:table-row table:style-name="ro1">
          <table:table-cell/>
          <table:table-cell table:formula="of:=CONCATENATE(&quot;'&quot;;[Tabelle1.A526];&quot;&quot;;[Tabelle1.B526];&quot;':{name:'&quot;;[Tabelle1.C526];&quot;'&quot;;[.D524];[.E524];&quot;},&quot;)" office:value-type="string" office:string-value="'AT413':{name:'Rohrbach',osmkey:'ref:at:gkz',osmvalue:'413'},">
            <text:p>'AT413':{name:'Rohrbach',osmkey:'ref:at:gkz',osmvalue:'413'},</text:p>
          </table:table-cell>
          <table:table-cell/>
          <table:table-cell table:formula="of:=IF([Tabelle1.D526]&lt;&gt;&quot;&quot;;CONCATENATE(&quot;,osmkey:'&quot;;[Tabelle1.D526];&quot;'&quot;);&quot;&quot;)" office:value-type="string" office:string-value=",osmkey:'ref:at:gkz'">
            <text:p>,osmkey:'ref:at:gkz'</text:p>
          </table:table-cell>
          <table:table-cell table:formula="of:=IF([Tabelle1.E526]&lt;&gt;&quot;&quot;;CONCATENATE(&quot;,osmvalue:'&quot;;[Tabelle1.E526];&quot;'&quot;);&quot;&quot;)" office:value-type="string" office:string-value=",osmvalue:'413'">
            <text:p>,osmvalue:'413'</text:p>
          </table:table-cell>
        </table:table-row>
        <table:table-row table:style-name="ro1">
          <table:table-cell/>
          <table:table-cell table:formula="of:=CONCATENATE(&quot;'&quot;;[Tabelle1.A527];&quot;&quot;;[Tabelle1.B527];&quot;':{name:'&quot;;[Tabelle1.C527];&quot;'&quot;;[.D525];[.E525];&quot;},&quot;)" office:value-type="string" office:string-value="'AT414':{name:'Schärding',osmkey:'ref:at:gkz',osmvalue:'414'},">
            <text:p>'AT414':{name:'Schärding',osmkey:'ref:at:gkz',osmvalue:'414'},</text:p>
          </table:table-cell>
          <table:table-cell/>
          <table:table-cell table:formula="of:=IF([Tabelle1.D527]&lt;&gt;&quot;&quot;;CONCATENATE(&quot;,osmkey:'&quot;;[Tabelle1.D527];&quot;'&quot;);&quot;&quot;)" office:value-type="string" office:string-value=",osmkey:'ref:at:gkz'">
            <text:p>,osmkey:'ref:at:gkz'</text:p>
          </table:table-cell>
          <table:table-cell table:formula="of:=IF([Tabelle1.E527]&lt;&gt;&quot;&quot;;CONCATENATE(&quot;,osmvalue:'&quot;;[Tabelle1.E527];&quot;'&quot;);&quot;&quot;)" office:value-type="string" office:string-value=",osmvalue:'414'">
            <text:p>,osmvalue:'414'</text:p>
          </table:table-cell>
        </table:table-row>
        <table:table-row table:style-name="ro1">
          <table:table-cell/>
          <table:table-cell table:formula="of:=CONCATENATE(&quot;'&quot;;[Tabelle1.A528];&quot;&quot;;[Tabelle1.B528];&quot;':{name:'&quot;;[Tabelle1.C528];&quot;'&quot;;[.D526];[.E526];&quot;},&quot;)" office:value-type="string" office:string-value="'AT415':{name:'Steyr-Land',osmkey:'ref:at:gkz',osmvalue:'415'},">
            <text:p>'AT415':{name:'Steyr-Land',osmkey:'ref:at:gkz',osmvalue:'415'},</text:p>
          </table:table-cell>
          <table:table-cell/>
          <table:table-cell table:formula="of:=IF([Tabelle1.D528]&lt;&gt;&quot;&quot;;CONCATENATE(&quot;,osmkey:'&quot;;[Tabelle1.D528];&quot;'&quot;);&quot;&quot;)" office:value-type="string" office:string-value=",osmkey:'ref:at:gkz'">
            <text:p>,osmkey:'ref:at:gkz'</text:p>
          </table:table-cell>
          <table:table-cell table:formula="of:=IF([Tabelle1.E528]&lt;&gt;&quot;&quot;;CONCATENATE(&quot;,osmvalue:'&quot;;[Tabelle1.E528];&quot;'&quot;);&quot;&quot;)" office:value-type="string" office:string-value=",osmvalue:'415'">
            <text:p>,osmvalue:'415'</text:p>
          </table:table-cell>
        </table:table-row>
        <table:table-row table:style-name="ro1">
          <table:table-cell/>
          <table:table-cell table:formula="of:=CONCATENATE(&quot;'&quot;;[Tabelle1.A529];&quot;&quot;;[Tabelle1.B529];&quot;':{name:'&quot;;[Tabelle1.C529];&quot;'&quot;;[.D527];[.E527];&quot;},&quot;)" office:value-type="string" office:string-value="'AT102':{name:'Rust',osmkey:'ref:at:gkz',osmvalue:'102'},">
            <text:p>'AT102':{name:'Rust',osmkey:'ref:at:gkz',osmvalue:'102'},</text:p>
          </table:table-cell>
          <table:table-cell/>
          <table:table-cell table:formula="of:=IF([Tabelle1.D529]&lt;&gt;&quot;&quot;;CONCATENATE(&quot;,osmkey:'&quot;;[Tabelle1.D529];&quot;'&quot;);&quot;&quot;)" office:value-type="string" office:string-value=",osmkey:'ref:at:gkz'">
            <text:p>,osmkey:'ref:at:gkz'</text:p>
          </table:table-cell>
          <table:table-cell table:formula="of:=IF([Tabelle1.E529]&lt;&gt;&quot;&quot;;CONCATENATE(&quot;,osmvalue:'&quot;;[Tabelle1.E529];&quot;'&quot;);&quot;&quot;)" office:value-type="string" office:string-value=",osmvalue:'102'">
            <text:p>,osmvalue:'102'</text:p>
          </table:table-cell>
        </table:table-row>
        <table:table-row table:style-name="ro1">
          <table:table-cell/>
          <table:table-cell table:formula="of:=CONCATENATE(&quot;'&quot;;[Tabelle1.A530];&quot;&quot;;[Tabelle1.B530];&quot;':{name:'&quot;;[Tabelle1.C530];&quot;'&quot;;[.D528];[.E528];&quot;},&quot;)" office:value-type="string" office:string-value="'AT417':{name:'Vöcklabruck',osmkey:'ref:at:gkz',osmvalue:'417'},">
            <text:p>'AT417':{name:'Vöcklabruck',osmkey:'ref:at:gkz',osmvalue:'417'},</text:p>
          </table:table-cell>
          <table:table-cell/>
          <table:table-cell table:formula="of:=IF([Tabelle1.D530]&lt;&gt;&quot;&quot;;CONCATENATE(&quot;,osmkey:'&quot;;[Tabelle1.D530];&quot;'&quot;);&quot;&quot;)" office:value-type="string" office:string-value=",osmkey:'ref:at:gkz'">
            <text:p>,osmkey:'ref:at:gkz'</text:p>
          </table:table-cell>
          <table:table-cell table:formula="of:=IF([Tabelle1.E530]&lt;&gt;&quot;&quot;;CONCATENATE(&quot;,osmvalue:'&quot;;[Tabelle1.E530];&quot;'&quot;);&quot;&quot;)" office:value-type="string" office:string-value=",osmvalue:'417'">
            <text:p>,osmvalue:'417'</text:p>
          </table:table-cell>
        </table:table-row>
        <table:table-row table:style-name="ro1">
          <table:table-cell/>
          <table:table-cell table:formula="of:=CONCATENATE(&quot;'&quot;;[Tabelle1.A531];&quot;&quot;;[Tabelle1.B531];&quot;':{name:'&quot;;[Tabelle1.C531];&quot;'&quot;;[.D529];[.E529];&quot;},&quot;)" office:value-type="string" office:string-value="'AT418':{name:'Wels-Land',osmkey:'ref:at:gkz',osmvalue:'418'},">
            <text:p>'AT418':{name:'Wels-Land',osmkey:'ref:at:gkz',osmvalue:'418'},</text:p>
          </table:table-cell>
          <table:table-cell/>
          <table:table-cell table:formula="of:=IF([Tabelle1.D531]&lt;&gt;&quot;&quot;;CONCATENATE(&quot;,osmkey:'&quot;;[Tabelle1.D531];&quot;'&quot;);&quot;&quot;)" office:value-type="string" office:string-value=",osmkey:'ref:at:gkz'">
            <text:p>,osmkey:'ref:at:gkz'</text:p>
          </table:table-cell>
          <table:table-cell table:formula="of:=IF([Tabelle1.E531]&lt;&gt;&quot;&quot;;CONCATENATE(&quot;,osmvalue:'&quot;;[Tabelle1.E531];&quot;'&quot;);&quot;&quot;)" office:value-type="string" office:string-value=",osmvalue:'418'">
            <text:p>,osmvalue:'418'</text:p>
          </table:table-cell>
        </table:table-row>
        <table:table-row table:style-name="ro1">
          <table:table-cell/>
          <table:table-cell table:formula="of:=CONCATENATE(&quot;'&quot;;[Tabelle1.A532];&quot;&quot;;[Tabelle1.B532];&quot;':{name:'&quot;;[Tabelle1.C532];&quot;'&quot;;[.D530];[.E530];&quot;},&quot;)" office:value-type="string" office:string-value="'AT501':{name:'Salzburg',osmkey:'ref:at:gkz',osmvalue:'501'},">
            <text:p>'AT501':{name:'Salzburg',osmkey:'ref:at:gkz',osmvalue:'501'},</text:p>
          </table:table-cell>
          <table:table-cell/>
          <table:table-cell table:formula="of:=IF([Tabelle1.D532]&lt;&gt;&quot;&quot;;CONCATENATE(&quot;,osmkey:'&quot;;[Tabelle1.D532];&quot;'&quot;);&quot;&quot;)" office:value-type="string" office:string-value=",osmkey:'ref:at:gkz'">
            <text:p>,osmkey:'ref:at:gkz'</text:p>
          </table:table-cell>
          <table:table-cell table:formula="of:=IF([Tabelle1.E532]&lt;&gt;&quot;&quot;;CONCATENATE(&quot;,osmvalue:'&quot;;[Tabelle1.E532];&quot;'&quot;);&quot;&quot;)" office:value-type="string" office:string-value=",osmvalue:'501'">
            <text:p>,osmvalue:'501'</text:p>
          </table:table-cell>
        </table:table-row>
        <table:table-row table:style-name="ro1">
          <table:table-cell/>
          <table:table-cell table:formula="of:=CONCATENATE(&quot;'&quot;;[Tabelle1.A533];&quot;&quot;;[Tabelle1.B533];&quot;':{name:'&quot;;[Tabelle1.C533];&quot;'&quot;;[.D531];[.E531];&quot;},&quot;)" office:value-type="string" office:string-value="'AT502':{name:'Hallein',osmkey:'ref:at:gkz',osmvalue:'502'},">
            <text:p>'AT502':{name:'Hallein',osmkey:'ref:at:gkz',osmvalue:'502'},</text:p>
          </table:table-cell>
          <table:table-cell/>
          <table:table-cell table:formula="of:=IF([Tabelle1.D533]&lt;&gt;&quot;&quot;;CONCATENATE(&quot;,osmkey:'&quot;;[Tabelle1.D533];&quot;'&quot;);&quot;&quot;)" office:value-type="string" office:string-value=",osmkey:'ref:at:gkz'">
            <text:p>,osmkey:'ref:at:gkz'</text:p>
          </table:table-cell>
          <table:table-cell table:formula="of:=IF([Tabelle1.E533]&lt;&gt;&quot;&quot;;CONCATENATE(&quot;,osmvalue:'&quot;;[Tabelle1.E533];&quot;'&quot;);&quot;&quot;)" office:value-type="string" office:string-value=",osmvalue:'502'">
            <text:p>,osmvalue:'502'</text:p>
          </table:table-cell>
        </table:table-row>
        <table:table-row table:style-name="ro1">
          <table:table-cell/>
          <table:table-cell table:formula="of:=CONCATENATE(&quot;'&quot;;[Tabelle1.A534];&quot;&quot;;[Tabelle1.B534];&quot;':{name:'&quot;;[Tabelle1.C534];&quot;'&quot;;[.D532];[.E532];&quot;},&quot;)" office:value-type="string" office:string-value="'AT503':{name:'Salzburg-Umgebung',osmkey:'ref:at:gkz',osmvalue:'503'},">
            <text:p>'AT503':{name:'Salzburg-Umgebung',osmkey:'ref:at:gkz',osmvalue:'503'},</text:p>
          </table:table-cell>
          <table:table-cell/>
          <table:table-cell table:formula="of:=IF([Tabelle1.D534]&lt;&gt;&quot;&quot;;CONCATENATE(&quot;,osmkey:'&quot;;[Tabelle1.D534];&quot;'&quot;);&quot;&quot;)" office:value-type="string" office:string-value=",osmkey:'ref:at:gkz'">
            <text:p>,osmkey:'ref:at:gkz'</text:p>
          </table:table-cell>
          <table:table-cell table:formula="of:=IF([Tabelle1.E534]&lt;&gt;&quot;&quot;;CONCATENATE(&quot;,osmvalue:'&quot;;[Tabelle1.E534];&quot;'&quot;);&quot;&quot;)" office:value-type="string" office:string-value=",osmvalue:'503'">
            <text:p>,osmvalue:'503'</text:p>
          </table:table-cell>
        </table:table-row>
        <table:table-row table:style-name="ro1">
          <table:table-cell/>
          <table:table-cell table:formula="of:=CONCATENATE(&quot;'&quot;;[Tabelle1.A535];&quot;&quot;;[Tabelle1.B535];&quot;':{name:'&quot;;[Tabelle1.C535];&quot;'&quot;;[.D533];[.E533];&quot;},&quot;)" office:value-type="string" office:string-value="'AT504':{name:'Sankt Johann im Pongau',osmkey:'ref:at:gkz',osmvalue:'504'},">
            <text:p>'AT504':{name:'Sankt Johann im Pongau',osmkey:'ref:at:gkz',osmvalue:'504'},</text:p>
          </table:table-cell>
          <table:table-cell/>
          <table:table-cell table:formula="of:=IF([Tabelle1.D535]&lt;&gt;&quot;&quot;;CONCATENATE(&quot;,osmkey:'&quot;;[Tabelle1.D535];&quot;'&quot;);&quot;&quot;)" office:value-type="string" office:string-value=",osmkey:'ref:at:gkz'">
            <text:p>,osmkey:'ref:at:gkz'</text:p>
          </table:table-cell>
          <table:table-cell table:formula="of:=IF([Tabelle1.E535]&lt;&gt;&quot;&quot;;CONCATENATE(&quot;,osmvalue:'&quot;;[Tabelle1.E535];&quot;'&quot;);&quot;&quot;)" office:value-type="string" office:string-value=",osmvalue:'504'">
            <text:p>,osmvalue:'504'</text:p>
          </table:table-cell>
        </table:table-row>
        <table:table-row table:style-name="ro1">
          <table:table-cell/>
          <table:table-cell table:formula="of:=CONCATENATE(&quot;'&quot;;[Tabelle1.A536];&quot;&quot;;[Tabelle1.B536];&quot;':{name:'&quot;;[Tabelle1.C536];&quot;'&quot;;[.D534];[.E534];&quot;},&quot;)" office:value-type="string" office:string-value="'AT505':{name:'Tamsweg',osmkey:'ref:at:gkz',osmvalue:'505'},">
            <text:p>'AT505':{name:'Tamsweg',osmkey:'ref:at:gkz',osmvalue:'505'},</text:p>
          </table:table-cell>
          <table:table-cell/>
          <table:table-cell table:formula="of:=IF([Tabelle1.D536]&lt;&gt;&quot;&quot;;CONCATENATE(&quot;,osmkey:'&quot;;[Tabelle1.D536];&quot;'&quot;);&quot;&quot;)" office:value-type="string" office:string-value=",osmkey:'ref:at:gkz'">
            <text:p>,osmkey:'ref:at:gkz'</text:p>
          </table:table-cell>
          <table:table-cell table:formula="of:=IF([Tabelle1.E536]&lt;&gt;&quot;&quot;;CONCATENATE(&quot;,osmvalue:'&quot;;[Tabelle1.E536];&quot;'&quot;);&quot;&quot;)" office:value-type="string" office:string-value=",osmvalue:'505'">
            <text:p>,osmvalue:'505'</text:p>
          </table:table-cell>
        </table:table-row>
        <table:table-row table:style-name="ro1">
          <table:table-cell/>
          <table:table-cell table:formula="of:=CONCATENATE(&quot;'&quot;;[Tabelle1.A537];&quot;&quot;;[Tabelle1.B537];&quot;':{name:'&quot;;[Tabelle1.C537];&quot;'&quot;;[.D535];[.E535];&quot;},&quot;)" office:value-type="string" office:string-value="'AT506':{name:'Zell am See',osmkey:'ref:at:gkz',osmvalue:'506'},">
            <text:p>'AT506':{name:'Zell am See',osmkey:'ref:at:gkz',osmvalue:'506'},</text:p>
          </table:table-cell>
          <table:table-cell/>
          <table:table-cell table:formula="of:=IF([Tabelle1.D537]&lt;&gt;&quot;&quot;;CONCATENATE(&quot;,osmkey:'&quot;;[Tabelle1.D537];&quot;'&quot;);&quot;&quot;)" office:value-type="string" office:string-value=",osmkey:'ref:at:gkz'">
            <text:p>,osmkey:'ref:at:gkz'</text:p>
          </table:table-cell>
          <table:table-cell table:formula="of:=IF([Tabelle1.E537]&lt;&gt;&quot;&quot;;CONCATENATE(&quot;,osmvalue:'&quot;;[Tabelle1.E537];&quot;'&quot;);&quot;&quot;)" office:value-type="string" office:string-value=",osmvalue:'506'">
            <text:p>,osmvalue:'506'</text:p>
          </table:table-cell>
        </table:table-row>
        <table:table-row table:style-name="ro1">
          <table:table-cell/>
          <table:table-cell table:formula="of:=CONCATENATE(&quot;'&quot;;[Tabelle1.A538];&quot;&quot;;[Tabelle1.B538];&quot;':{name:'&quot;;[Tabelle1.C538];&quot;'&quot;;[.D536];[.E536];&quot;},&quot;)" office:value-type="string" office:string-value="'AT601':{name:'Graz',osmkey:'ref:at:gkz',osmvalue:'601'},">
            <text:p>'AT601':{name:'Graz',osmkey:'ref:at:gkz',osmvalue:'601'},</text:p>
          </table:table-cell>
          <table:table-cell/>
          <table:table-cell table:formula="of:=IF([Tabelle1.D538]&lt;&gt;&quot;&quot;;CONCATENATE(&quot;,osmkey:'&quot;;[Tabelle1.D538];&quot;'&quot;);&quot;&quot;)" office:value-type="string" office:string-value=",osmkey:'ref:at:gkz'">
            <text:p>,osmkey:'ref:at:gkz'</text:p>
          </table:table-cell>
          <table:table-cell table:formula="of:=IF([Tabelle1.E538]&lt;&gt;&quot;&quot;;CONCATENATE(&quot;,osmvalue:'&quot;;[Tabelle1.E538];&quot;'&quot;);&quot;&quot;)" office:value-type="string" office:string-value=",osmvalue:'601'">
            <text:p>,osmvalue:'601'</text:p>
          </table:table-cell>
        </table:table-row>
        <table:table-row table:style-name="ro1">
          <table:table-cell/>
          <table:table-cell table:formula="of:=CONCATENATE(&quot;'&quot;;[Tabelle1.A539];&quot;&quot;;[Tabelle1.B539];&quot;':{name:'&quot;;[Tabelle1.C539];&quot;'&quot;;[.D537];[.E537];&quot;},&quot;)" office:value-type="string" office:string-value="'AT603':{name:'Deutschlandsberg',osmkey:'ref:at:gkz',osmvalue:'603'},">
            <text:p>'AT603':{name:'Deutschlandsberg',osmkey:'ref:at:gkz',osmvalue:'603'},</text:p>
          </table:table-cell>
          <table:table-cell/>
          <table:table-cell table:formula="of:=IF([Tabelle1.D539]&lt;&gt;&quot;&quot;;CONCATENATE(&quot;,osmkey:'&quot;;[Tabelle1.D539];&quot;'&quot;);&quot;&quot;)" office:value-type="string" office:string-value=",osmkey:'ref:at:gkz'">
            <text:p>,osmkey:'ref:at:gkz'</text:p>
          </table:table-cell>
          <table:table-cell table:formula="of:=IF([Tabelle1.E539]&lt;&gt;&quot;&quot;;CONCATENATE(&quot;,osmvalue:'&quot;;[Tabelle1.E539];&quot;'&quot;);&quot;&quot;)" office:value-type="string" office:string-value=",osmvalue:'603'">
            <text:p>,osmvalue:'603'</text:p>
          </table:table-cell>
        </table:table-row>
        <table:table-row table:style-name="ro1">
          <table:table-cell/>
          <table:table-cell table:formula="of:=CONCATENATE(&quot;'&quot;;[Tabelle1.A540];&quot;&quot;;[Tabelle1.B540];&quot;':{name:'&quot;;[Tabelle1.C540];&quot;'&quot;;[.D538];[.E538];&quot;},&quot;)" office:value-type="string" office:string-value="'AT606':{name:'Graz-Umgebung',osmkey:'ref:at:gkz',osmvalue:'606'},">
            <text:p>'AT606':{name:'Graz-Umgebung',osmkey:'ref:at:gkz',osmvalue:'606'},</text:p>
          </table:table-cell>
          <table:table-cell/>
          <table:table-cell table:formula="of:=IF([Tabelle1.D540]&lt;&gt;&quot;&quot;;CONCATENATE(&quot;,osmkey:'&quot;;[Tabelle1.D540];&quot;'&quot;);&quot;&quot;)" office:value-type="string" office:string-value=",osmkey:'ref:at:gkz'">
            <text:p>,osmkey:'ref:at:gkz'</text:p>
          </table:table-cell>
          <table:table-cell table:formula="of:=IF([Tabelle1.E540]&lt;&gt;&quot;&quot;;CONCATENATE(&quot;,osmvalue:'&quot;;[Tabelle1.E540];&quot;'&quot;);&quot;&quot;)" office:value-type="string" office:string-value=",osmvalue:'606'">
            <text:p>,osmvalue:'606'</text:p>
          </table:table-cell>
        </table:table-row>
        <table:table-row table:style-name="ro1">
          <table:table-cell/>
          <table:table-cell table:formula="of:=CONCATENATE(&quot;'&quot;;[Tabelle1.A541];&quot;&quot;;[Tabelle1.B541];&quot;':{name:'&quot;;[Tabelle1.C541];&quot;'&quot;;[.D539];[.E539];&quot;},&quot;)" office:value-type="string" office:string-value="'AT610':{name:'Leibnitz',osmkey:'ref:at:gkz',osmvalue:'610'},">
            <text:p>'AT610':{name:'Leibnitz',osmkey:'ref:at:gkz',osmvalue:'610'},</text:p>
          </table:table-cell>
          <table:table-cell/>
          <table:table-cell table:formula="of:=IF([Tabelle1.D541]&lt;&gt;&quot;&quot;;CONCATENATE(&quot;,osmkey:'&quot;;[Tabelle1.D541];&quot;'&quot;);&quot;&quot;)" office:value-type="string" office:string-value=",osmkey:'ref:at:gkz'">
            <text:p>,osmkey:'ref:at:gkz'</text:p>
          </table:table-cell>
          <table:table-cell table:formula="of:=IF([Tabelle1.E541]&lt;&gt;&quot;&quot;;CONCATENATE(&quot;,osmvalue:'&quot;;[Tabelle1.E541];&quot;'&quot;);&quot;&quot;)" office:value-type="string" office:string-value=",osmvalue:'610'">
            <text:p>,osmvalue:'610'</text:p>
          </table:table-cell>
        </table:table-row>
        <table:table-row table:style-name="ro1">
          <table:table-cell/>
          <table:table-cell table:formula="of:=CONCATENATE(&quot;'&quot;;[Tabelle1.A542];&quot;&quot;;[Tabelle1.B542];&quot;':{name:'&quot;;[Tabelle1.C542];&quot;'&quot;;[.D540];[.E540];&quot;},&quot;)" office:value-type="string" office:string-value="'AT611':{name:'Leoben',osmkey:'ref:at:gkz',osmvalue:'611'},">
            <text:p>'AT611':{name:'Leoben',osmkey:'ref:at:gkz',osmvalue:'611'},</text:p>
          </table:table-cell>
          <table:table-cell/>
          <table:table-cell table:formula="of:=IF([Tabelle1.D542]&lt;&gt;&quot;&quot;;CONCATENATE(&quot;,osmkey:'&quot;;[Tabelle1.D542];&quot;'&quot;);&quot;&quot;)" office:value-type="string" office:string-value=",osmkey:'ref:at:gkz'">
            <text:p>,osmkey:'ref:at:gkz'</text:p>
          </table:table-cell>
          <table:table-cell table:formula="of:=IF([Tabelle1.E542]&lt;&gt;&quot;&quot;;CONCATENATE(&quot;,osmvalue:'&quot;;[Tabelle1.E542];&quot;'&quot;);&quot;&quot;)" office:value-type="string" office:string-value=",osmvalue:'611'">
            <text:p>,osmvalue:'611'</text:p>
          </table:table-cell>
        </table:table-row>
        <table:table-row table:style-name="ro1">
          <table:table-cell/>
          <table:table-cell table:formula="of:=CONCATENATE(&quot;'&quot;;[Tabelle1.A543];&quot;&quot;;[Tabelle1.B543];&quot;':{name:'&quot;;[Tabelle1.C543];&quot;'&quot;;[.D541];[.E541];&quot;},&quot;)" office:value-type="string" office:string-value="'AT612':{name:'Liezen',osmkey:'ref:at:gkz',osmvalue:'612'},">
            <text:p>'AT612':{name:'Liezen',osmkey:'ref:at:gkz',osmvalue:'612'},</text:p>
          </table:table-cell>
          <table:table-cell/>
          <table:table-cell table:formula="of:=IF([Tabelle1.D543]&lt;&gt;&quot;&quot;;CONCATENATE(&quot;,osmkey:'&quot;;[Tabelle1.D543];&quot;'&quot;);&quot;&quot;)" office:value-type="string" office:string-value=",osmkey:'ref:at:gkz'">
            <text:p>,osmkey:'ref:at:gkz'</text:p>
          </table:table-cell>
          <table:table-cell table:formula="of:=IF([Tabelle1.E543]&lt;&gt;&quot;&quot;;CONCATENATE(&quot;,osmvalue:'&quot;;[Tabelle1.E543];&quot;'&quot;);&quot;&quot;)" office:value-type="string" office:string-value=",osmvalue:'612'">
            <text:p>,osmvalue:'612'</text:p>
          </table:table-cell>
        </table:table-row>
        <table:table-row table:style-name="ro1">
          <table:table-cell/>
          <table:table-cell table:formula="of:=CONCATENATE(&quot;'&quot;;[Tabelle1.A544];&quot;&quot;;[Tabelle1.B544];&quot;':{name:'&quot;;[Tabelle1.C544];&quot;'&quot;;[.D542];[.E542];&quot;},&quot;)" office:value-type="string" office:string-value="'AT614':{name:'Murau',osmkey:'ref:at:gkz',osmvalue:'614'},">
            <text:p>'AT614':{name:'Murau',osmkey:'ref:at:gkz',osmvalue:'614'},</text:p>
          </table:table-cell>
          <table:table-cell/>
          <table:table-cell table:formula="of:=IF([Tabelle1.D544]&lt;&gt;&quot;&quot;;CONCATENATE(&quot;,osmkey:'&quot;;[Tabelle1.D544];&quot;'&quot;);&quot;&quot;)" office:value-type="string" office:string-value=",osmkey:'ref:at:gkz'">
            <text:p>,osmkey:'ref:at:gkz'</text:p>
          </table:table-cell>
          <table:table-cell table:formula="of:=IF([Tabelle1.E544]&lt;&gt;&quot;&quot;;CONCATENATE(&quot;,osmvalue:'&quot;;[Tabelle1.E544];&quot;'&quot;);&quot;&quot;)" office:value-type="string" office:string-value=",osmvalue:'614'">
            <text:p>,osmvalue:'614'</text:p>
          </table:table-cell>
        </table:table-row>
        <table:table-row table:style-name="ro1">
          <table:table-cell/>
          <table:table-cell table:formula="of:=CONCATENATE(&quot;'&quot;;[Tabelle1.A545];&quot;&quot;;[Tabelle1.B545];&quot;':{name:'&quot;;[Tabelle1.C545];&quot;'&quot;;[.D543];[.E543];&quot;},&quot;)" office:value-type="string" office:string-value="'AT616':{name:'Voitsberg',osmkey:'ref:at:gkz',osmvalue:'616'},">
            <text:p>'AT616':{name:'Voitsberg',osmkey:'ref:at:gkz',osmvalue:'616'},</text:p>
          </table:table-cell>
          <table:table-cell/>
          <table:table-cell table:formula="of:=IF([Tabelle1.D545]&lt;&gt;&quot;&quot;;CONCATENATE(&quot;,osmkey:'&quot;;[Tabelle1.D545];&quot;'&quot;);&quot;&quot;)" office:value-type="string" office:string-value=",osmkey:'ref:at:gkz'">
            <text:p>,osmkey:'ref:at:gkz'</text:p>
          </table:table-cell>
          <table:table-cell table:formula="of:=IF([Tabelle1.E545]&lt;&gt;&quot;&quot;;CONCATENATE(&quot;,osmvalue:'&quot;;[Tabelle1.E545];&quot;'&quot;);&quot;&quot;)" office:value-type="string" office:string-value=",osmvalue:'616'">
            <text:p>,osmvalue:'616'</text:p>
          </table:table-cell>
        </table:table-row>
        <table:table-row table:style-name="ro1">
          <table:table-cell/>
          <table:table-cell table:formula="of:=CONCATENATE(&quot;'&quot;;[Tabelle1.A546];&quot;&quot;;[Tabelle1.B546];&quot;':{name:'&quot;;[Tabelle1.C546];&quot;'&quot;;[.D544];[.E544];&quot;},&quot;)" office:value-type="string" office:string-value="'AT617':{name:'Weiz',osmkey:'ref:at:gkz',osmvalue:'617'},">
            <text:p>'AT617':{name:'Weiz',osmkey:'ref:at:gkz',osmvalue:'617'},</text:p>
          </table:table-cell>
          <table:table-cell/>
          <table:table-cell table:formula="of:=IF([Tabelle1.D546]&lt;&gt;&quot;&quot;;CONCATENATE(&quot;,osmkey:'&quot;;[Tabelle1.D546];&quot;'&quot;);&quot;&quot;)" office:value-type="string" office:string-value=",osmkey:'ref:at:gkz'">
            <text:p>,osmkey:'ref:at:gkz'</text:p>
          </table:table-cell>
          <table:table-cell table:formula="of:=IF([Tabelle1.E546]&lt;&gt;&quot;&quot;;CONCATENATE(&quot;,osmvalue:'&quot;;[Tabelle1.E546];&quot;'&quot;);&quot;&quot;)" office:value-type="string" office:string-value=",osmvalue:'617'">
            <text:p>,osmvalue:'617'</text:p>
          </table:table-cell>
        </table:table-row>
        <table:table-row table:style-name="ro1">
          <table:table-cell/>
          <table:table-cell table:formula="of:=CONCATENATE(&quot;'&quot;;[Tabelle1.A547];&quot;&quot;;[Tabelle1.B547];&quot;':{name:'&quot;;[Tabelle1.C547];&quot;'&quot;;[.D545];[.E545];&quot;},&quot;)" office:value-type="string" office:string-value="'AT620':{name:'Murtal',osmkey:'ref:at:gkz',osmvalue:'620'},">
            <text:p>'AT620':{name:'Murtal',osmkey:'ref:at:gkz',osmvalue:'620'},</text:p>
          </table:table-cell>
          <table:table-cell/>
          <table:table-cell table:formula="of:=IF([Tabelle1.D547]&lt;&gt;&quot;&quot;;CONCATENATE(&quot;,osmkey:'&quot;;[Tabelle1.D547];&quot;'&quot;);&quot;&quot;)" office:value-type="string" office:string-value=",osmkey:'ref:at:gkz'">
            <text:p>,osmkey:'ref:at:gkz'</text:p>
          </table:table-cell>
          <table:table-cell table:formula="of:=IF([Tabelle1.E547]&lt;&gt;&quot;&quot;;CONCATENATE(&quot;,osmvalue:'&quot;;[Tabelle1.E547];&quot;'&quot;);&quot;&quot;)" office:value-type="string" office:string-value=",osmvalue:'620'">
            <text:p>,osmvalue:'620'</text:p>
          </table:table-cell>
        </table:table-row>
        <table:table-row table:style-name="ro1">
          <table:table-cell/>
          <table:table-cell table:formula="of:=CONCATENATE(&quot;'&quot;;[Tabelle1.A548];&quot;&quot;;[Tabelle1.B548];&quot;':{name:'&quot;;[Tabelle1.C548];&quot;'&quot;;[.D546];[.E546];&quot;},&quot;)" office:value-type="string" office:string-value="'AT621':{name:'Bruck-Mürzzuschlag',osmkey:'ref:at:gkz',osmvalue:'621'},">
            <text:p>'AT621':{name:'Bruck-Mürzzuschlag',osmkey:'ref:at:gkz',osmvalue:'621'},</text:p>
          </table:table-cell>
          <table:table-cell/>
          <table:table-cell table:formula="of:=IF([Tabelle1.D548]&lt;&gt;&quot;&quot;;CONCATENATE(&quot;,osmkey:'&quot;;[Tabelle1.D548];&quot;'&quot;);&quot;&quot;)" office:value-type="string" office:string-value=",osmkey:'ref:at:gkz'">
            <text:p>,osmkey:'ref:at:gkz'</text:p>
          </table:table-cell>
          <table:table-cell table:formula="of:=IF([Tabelle1.E548]&lt;&gt;&quot;&quot;;CONCATENATE(&quot;,osmvalue:'&quot;;[Tabelle1.E548];&quot;'&quot;);&quot;&quot;)" office:value-type="string" office:string-value=",osmvalue:'621'">
            <text:p>,osmvalue:'621'</text:p>
          </table:table-cell>
        </table:table-row>
        <table:table-row table:style-name="ro1">
          <table:table-cell/>
          <table:table-cell table:formula="of:=CONCATENATE(&quot;'&quot;;[Tabelle1.A549];&quot;&quot;;[Tabelle1.B549];&quot;':{name:'&quot;;[Tabelle1.C549];&quot;'&quot;;[.D547];[.E547];&quot;},&quot;)" office:value-type="string" office:string-value="'AT622':{name:'Hartberg-Fürstenfeld',osmkey:'ref:at:gkz',osmvalue:'622'},">
            <text:p>'AT622':{name:'Hartberg-Fürstenfeld',osmkey:'ref:at:gkz',osmvalue:'622'},</text:p>
          </table:table-cell>
          <table:table-cell/>
          <table:table-cell table:formula="of:=IF([Tabelle1.D549]&lt;&gt;&quot;&quot;;CONCATENATE(&quot;,osmkey:'&quot;;[Tabelle1.D549];&quot;'&quot;);&quot;&quot;)" office:value-type="string" office:string-value=",osmkey:'ref:at:gkz'">
            <text:p>,osmkey:'ref:at:gkz'</text:p>
          </table:table-cell>
          <table:table-cell table:formula="of:=IF([Tabelle1.E549]&lt;&gt;&quot;&quot;;CONCATENATE(&quot;,osmvalue:'&quot;;[Tabelle1.E549];&quot;'&quot;);&quot;&quot;)" office:value-type="string" office:string-value=",osmvalue:'622'">
            <text:p>,osmvalue:'622'</text:p>
          </table:table-cell>
        </table:table-row>
        <table:table-row table:style-name="ro1">
          <table:table-cell/>
          <table:table-cell table:formula="of:=CONCATENATE(&quot;'&quot;;[Tabelle1.A550];&quot;&quot;;[Tabelle1.B550];&quot;':{name:'&quot;;[Tabelle1.C550];&quot;'&quot;;[.D548];[.E548];&quot;},&quot;)" office:value-type="string" office:string-value="'AT623':{name:'Südoststeiermark',osmkey:'ref:at:gkz',osmvalue:'623'},">
            <text:p>'AT623':{name:'Südoststeiermark',osmkey:'ref:at:gkz',osmvalue:'623'},</text:p>
          </table:table-cell>
          <table:table-cell/>
          <table:table-cell table:formula="of:=IF([Tabelle1.D550]&lt;&gt;&quot;&quot;;CONCATENATE(&quot;,osmkey:'&quot;;[Tabelle1.D550];&quot;'&quot;);&quot;&quot;)" office:value-type="string" office:string-value=",osmkey:'ref:at:gkz'">
            <text:p>,osmkey:'ref:at:gkz'</text:p>
          </table:table-cell>
          <table:table-cell table:formula="of:=IF([Tabelle1.E550]&lt;&gt;&quot;&quot;;CONCATENATE(&quot;,osmvalue:'&quot;;[Tabelle1.E550];&quot;'&quot;);&quot;&quot;)" office:value-type="string" office:string-value=",osmvalue:'623'">
            <text:p>,osmvalue:'623'</text:p>
          </table:table-cell>
        </table:table-row>
        <table:table-row table:style-name="ro1">
          <table:table-cell/>
          <table:table-cell table:formula="of:=CONCATENATE(&quot;'&quot;;[Tabelle1.A551];&quot;&quot;;[Tabelle1.B551];&quot;':{name:'&quot;;[Tabelle1.C551];&quot;'&quot;;[.D549];[.E549];&quot;},&quot;)" office:value-type="string" office:string-value="'AT701':{name:'Bezirk Innsbruck-Stadt',osmkey:'ref:at:gkz',osmvalue:'701'},">
            <text:p>'AT701':{name:'Bezirk Innsbruck-Stadt',osmkey:'ref:at:gkz',osmvalue:'701'},</text:p>
          </table:table-cell>
          <table:table-cell/>
          <table:table-cell table:formula="of:=IF([Tabelle1.D551]&lt;&gt;&quot;&quot;;CONCATENATE(&quot;,osmkey:'&quot;;[Tabelle1.D551];&quot;'&quot;);&quot;&quot;)" office:value-type="string" office:string-value=",osmkey:'ref:at:gkz'">
            <text:p>,osmkey:'ref:at:gkz'</text:p>
          </table:table-cell>
          <table:table-cell table:formula="of:=IF([Tabelle1.E551]&lt;&gt;&quot;&quot;;CONCATENATE(&quot;,osmvalue:'&quot;;[Tabelle1.E551];&quot;'&quot;);&quot;&quot;)" office:value-type="string" office:string-value=",osmvalue:'701'">
            <text:p>,osmvalue:'701'</text:p>
          </table:table-cell>
        </table:table-row>
        <table:table-row table:style-name="ro1">
          <table:table-cell/>
          <table:table-cell table:formula="of:=CONCATENATE(&quot;'&quot;;[Tabelle1.A552];&quot;&quot;;[Tabelle1.B552];&quot;':{name:'&quot;;[Tabelle1.C552];&quot;'&quot;;[.D550];[.E550];&quot;},&quot;)" office:value-type="string" office:string-value="'AT702':{name:'Imst',osmkey:'ref:at:gkz',osmvalue:'702'},">
            <text:p>'AT702':{name:'Imst',osmkey:'ref:at:gkz',osmvalue:'702'},</text:p>
          </table:table-cell>
          <table:table-cell/>
          <table:table-cell table:formula="of:=IF([Tabelle1.D552]&lt;&gt;&quot;&quot;;CONCATENATE(&quot;,osmkey:'&quot;;[Tabelle1.D552];&quot;'&quot;);&quot;&quot;)" office:value-type="string" office:string-value=",osmkey:'ref:at:gkz'">
            <text:p>,osmkey:'ref:at:gkz'</text:p>
          </table:table-cell>
          <table:table-cell table:formula="of:=IF([Tabelle1.E552]&lt;&gt;&quot;&quot;;CONCATENATE(&quot;,osmvalue:'&quot;;[Tabelle1.E552];&quot;'&quot;);&quot;&quot;)" office:value-type="string" office:string-value=",osmvalue:'702'">
            <text:p>,osmvalue:'702'</text:p>
          </table:table-cell>
        </table:table-row>
        <table:table-row table:style-name="ro1">
          <table:table-cell/>
          <table:table-cell table:formula="of:=CONCATENATE(&quot;'&quot;;[Tabelle1.A553];&quot;&quot;;[Tabelle1.B553];&quot;':{name:'&quot;;[Tabelle1.C553];&quot;'&quot;;[.D551];[.E551];&quot;},&quot;)" office:value-type="string" office:string-value="'AT703':{name:'Innsbruck Land',osmkey:'ref:at:gkz',osmvalue:'703'},">
            <text:p>'AT703':{name:'Innsbruck Land',osmkey:'ref:at:gkz',osmvalue:'703'},</text:p>
          </table:table-cell>
          <table:table-cell/>
          <table:table-cell table:formula="of:=IF([Tabelle1.D553]&lt;&gt;&quot;&quot;;CONCATENATE(&quot;,osmkey:'&quot;;[Tabelle1.D553];&quot;'&quot;);&quot;&quot;)" office:value-type="string" office:string-value=",osmkey:'ref:at:gkz'">
            <text:p>,osmkey:'ref:at:gkz'</text:p>
          </table:table-cell>
          <table:table-cell table:formula="of:=IF([Tabelle1.E553]&lt;&gt;&quot;&quot;;CONCATENATE(&quot;,osmvalue:'&quot;;[Tabelle1.E553];&quot;'&quot;);&quot;&quot;)" office:value-type="string" office:string-value=",osmvalue:'703'">
            <text:p>,osmvalue:'703'</text:p>
          </table:table-cell>
        </table:table-row>
        <table:table-row table:style-name="ro1">
          <table:table-cell/>
          <table:table-cell table:formula="of:=CONCATENATE(&quot;'&quot;;[Tabelle1.A554];&quot;&quot;;[Tabelle1.B554];&quot;':{name:'&quot;;[Tabelle1.C554];&quot;'&quot;;[.D552];[.E552];&quot;},&quot;)" office:value-type="string" office:string-value="'AT704':{name:'Kitzbühel',osmkey:'ref:at:gkz',osmvalue:'704'},">
            <text:p>'AT704':{name:'Kitzbühel',osmkey:'ref:at:gkz',osmvalue:'704'},</text:p>
          </table:table-cell>
          <table:table-cell/>
          <table:table-cell table:formula="of:=IF([Tabelle1.D554]&lt;&gt;&quot;&quot;;CONCATENATE(&quot;,osmkey:'&quot;;[Tabelle1.D554];&quot;'&quot;);&quot;&quot;)" office:value-type="string" office:string-value=",osmkey:'ref:at:gkz'">
            <text:p>,osmkey:'ref:at:gkz'</text:p>
          </table:table-cell>
          <table:table-cell table:formula="of:=IF([Tabelle1.E554]&lt;&gt;&quot;&quot;;CONCATENATE(&quot;,osmvalue:'&quot;;[Tabelle1.E554];&quot;'&quot;);&quot;&quot;)" office:value-type="string" office:string-value=",osmvalue:'704'">
            <text:p>,osmvalue:'704'</text:p>
          </table:table-cell>
        </table:table-row>
        <table:table-row table:style-name="ro1">
          <table:table-cell/>
          <table:table-cell table:formula="of:=CONCATENATE(&quot;'&quot;;[Tabelle1.A555];&quot;&quot;;[Tabelle1.B555];&quot;':{name:'&quot;;[Tabelle1.C555];&quot;'&quot;;[.D553];[.E553];&quot;},&quot;)" office:value-type="string" office:string-value="'AT705':{name:'Kufstein',osmkey:'ref:at:gkz',osmvalue:'705'},">
            <text:p>'AT705':{name:'Kufstein',osmkey:'ref:at:gkz',osmvalue:'705'},</text:p>
          </table:table-cell>
          <table:table-cell/>
          <table:table-cell table:formula="of:=IF([Tabelle1.D555]&lt;&gt;&quot;&quot;;CONCATENATE(&quot;,osmkey:'&quot;;[Tabelle1.D555];&quot;'&quot;);&quot;&quot;)" office:value-type="string" office:string-value=",osmkey:'ref:at:gkz'">
            <text:p>,osmkey:'ref:at:gkz'</text:p>
          </table:table-cell>
          <table:table-cell table:formula="of:=IF([Tabelle1.E555]&lt;&gt;&quot;&quot;;CONCATENATE(&quot;,osmvalue:'&quot;;[Tabelle1.E555];&quot;'&quot;);&quot;&quot;)" office:value-type="string" office:string-value=",osmvalue:'705'">
            <text:p>,osmvalue:'705'</text:p>
          </table:table-cell>
        </table:table-row>
        <table:table-row table:style-name="ro1">
          <table:table-cell/>
          <table:table-cell table:formula="of:=CONCATENATE(&quot;'&quot;;[Tabelle1.A556];&quot;&quot;;[Tabelle1.B556];&quot;':{name:'&quot;;[Tabelle1.C556];&quot;'&quot;;[.D554];[.E554];&quot;},&quot;)" office:value-type="string" office:string-value="'AT706':{name:'Landeck',osmkey:'ref:at:gkz',osmvalue:'706'},">
            <text:p>'AT706':{name:'Landeck',osmkey:'ref:at:gkz',osmvalue:'706'},</text:p>
          </table:table-cell>
          <table:table-cell/>
          <table:table-cell table:formula="of:=IF([Tabelle1.D556]&lt;&gt;&quot;&quot;;CONCATENATE(&quot;,osmkey:'&quot;;[Tabelle1.D556];&quot;'&quot;);&quot;&quot;)" office:value-type="string" office:string-value=",osmkey:'ref:at:gkz'">
            <text:p>,osmkey:'ref:at:gkz'</text:p>
          </table:table-cell>
          <table:table-cell table:formula="of:=IF([Tabelle1.E556]&lt;&gt;&quot;&quot;;CONCATENATE(&quot;,osmvalue:'&quot;;[Tabelle1.E556];&quot;'&quot;);&quot;&quot;)" office:value-type="string" office:string-value=",osmvalue:'706'">
            <text:p>,osmvalue:'706'</text:p>
          </table:table-cell>
        </table:table-row>
        <table:table-row table:style-name="ro1">
          <table:table-cell/>
          <table:table-cell table:formula="of:=CONCATENATE(&quot;'&quot;;[Tabelle1.A557];&quot;&quot;;[Tabelle1.B557];&quot;':{name:'&quot;;[Tabelle1.C557];&quot;'&quot;;[.D555];[.E555];&quot;},&quot;)" office:value-type="string" office:string-value="'AT707':{name:'Lienz',osmkey:'ref:at:gkz',osmvalue:'707'},">
            <text:p>'AT707':{name:'Lienz',osmkey:'ref:at:gkz',osmvalue:'707'},</text:p>
          </table:table-cell>
          <table:table-cell/>
          <table:table-cell table:formula="of:=IF([Tabelle1.D557]&lt;&gt;&quot;&quot;;CONCATENATE(&quot;,osmkey:'&quot;;[Tabelle1.D557];&quot;'&quot;);&quot;&quot;)" office:value-type="string" office:string-value=",osmkey:'ref:at:gkz'">
            <text:p>,osmkey:'ref:at:gkz'</text:p>
          </table:table-cell>
          <table:table-cell table:formula="of:=IF([Tabelle1.E557]&lt;&gt;&quot;&quot;;CONCATENATE(&quot;,osmvalue:'&quot;;[Tabelle1.E557];&quot;'&quot;);&quot;&quot;)" office:value-type="string" office:string-value=",osmvalue:'707'">
            <text:p>,osmvalue:'707'</text:p>
          </table:table-cell>
        </table:table-row>
        <table:table-row table:style-name="ro1">
          <table:table-cell/>
          <table:table-cell table:formula="of:=CONCATENATE(&quot;'&quot;;[Tabelle1.A558];&quot;&quot;;[Tabelle1.B558];&quot;':{name:'&quot;;[Tabelle1.C558];&quot;'&quot;;[.D556];[.E556];&quot;},&quot;)" office:value-type="string" office:string-value="'AT708':{name:'Reutte (Außerfern)',osmkey:'ref:at:gkz',osmvalue:'708'},">
            <text:p>'AT708':{name:'Reutte (Außerfern)',osmkey:'ref:at:gkz',osmvalue:'708'},</text:p>
          </table:table-cell>
          <table:table-cell/>
          <table:table-cell table:formula="of:=IF([Tabelle1.D558]&lt;&gt;&quot;&quot;;CONCATENATE(&quot;,osmkey:'&quot;;[Tabelle1.D558];&quot;'&quot;);&quot;&quot;)" office:value-type="string" office:string-value=",osmkey:'ref:at:gkz'">
            <text:p>,osmkey:'ref:at:gkz'</text:p>
          </table:table-cell>
          <table:table-cell table:formula="of:=IF([Tabelle1.E558]&lt;&gt;&quot;&quot;;CONCATENATE(&quot;,osmvalue:'&quot;;[Tabelle1.E558];&quot;'&quot;);&quot;&quot;)" office:value-type="string" office:string-value=",osmvalue:'708'">
            <text:p>,osmvalue:'708'</text:p>
          </table:table-cell>
        </table:table-row>
        <table:table-row table:style-name="ro1">
          <table:table-cell/>
          <table:table-cell table:formula="of:=CONCATENATE(&quot;'&quot;;[Tabelle1.A559];&quot;&quot;;[Tabelle1.B559];&quot;':{name:'&quot;;[Tabelle1.C559];&quot;'&quot;;[.D557];[.E557];&quot;},&quot;)" office:value-type="string" office:string-value="'AT709':{name:'Schwaz',osmkey:'ref:at:gkz',osmvalue:'709'},">
            <text:p>'AT709':{name:'Schwaz',osmkey:'ref:at:gkz',osmvalue:'709'},</text:p>
          </table:table-cell>
          <table:table-cell/>
          <table:table-cell table:formula="of:=IF([Tabelle1.D559]&lt;&gt;&quot;&quot;;CONCATENATE(&quot;,osmkey:'&quot;;[Tabelle1.D559];&quot;'&quot;);&quot;&quot;)" office:value-type="string" office:string-value=",osmkey:'ref:at:gkz'">
            <text:p>,osmkey:'ref:at:gkz'</text:p>
          </table:table-cell>
          <table:table-cell table:formula="of:=IF([Tabelle1.E559]&lt;&gt;&quot;&quot;;CONCATENATE(&quot;,osmvalue:'&quot;;[Tabelle1.E559];&quot;'&quot;);&quot;&quot;)" office:value-type="string" office:string-value=",osmvalue:'709'">
            <text:p>,osmvalue:'709'</text:p>
          </table:table-cell>
        </table:table-row>
        <table:table-row table:style-name="ro1">
          <table:table-cell/>
          <table:table-cell table:formula="of:=CONCATENATE(&quot;'&quot;;[Tabelle1.A560];&quot;&quot;;[Tabelle1.B560];&quot;':{name:'&quot;;[Tabelle1.C560];&quot;'&quot;;[.D558];[.E558];&quot;},&quot;)" office:value-type="string" office:string-value="'AT801':{name:'Bludenz',osmkey:'ref:at:gkz',osmvalue:'801'},">
            <text:p>'AT801':{name:'Bludenz',osmkey:'ref:at:gkz',osmvalue:'801'},</text:p>
          </table:table-cell>
          <table:table-cell/>
          <table:table-cell table:formula="of:=IF([Tabelle1.D560]&lt;&gt;&quot;&quot;;CONCATENATE(&quot;,osmkey:'&quot;;[Tabelle1.D560];&quot;'&quot;);&quot;&quot;)" office:value-type="string" office:string-value=",osmkey:'ref:at:gkz'">
            <text:p>,osmkey:'ref:at:gkz'</text:p>
          </table:table-cell>
          <table:table-cell table:formula="of:=IF([Tabelle1.E560]&lt;&gt;&quot;&quot;;CONCATENATE(&quot;,osmvalue:'&quot;;[Tabelle1.E560];&quot;'&quot;);&quot;&quot;)" office:value-type="string" office:string-value=",osmvalue:'801'">
            <text:p>,osmvalue:'801'</text:p>
          </table:table-cell>
        </table:table-row>
        <table:table-row table:style-name="ro1">
          <table:table-cell/>
          <table:table-cell table:formula="of:=CONCATENATE(&quot;'&quot;;[Tabelle1.A561];&quot;&quot;;[Tabelle1.B561];&quot;':{name:'&quot;;[Tabelle1.C561];&quot;'&quot;;[.D559];[.E559];&quot;},&quot;)" office:value-type="string" office:string-value="'AT802':{name:'Bregenz',osmkey:'ref:at:gkz',osmvalue:'802'},">
            <text:p>'AT802':{name:'Bregenz',osmkey:'ref:at:gkz',osmvalue:'802'},</text:p>
          </table:table-cell>
          <table:table-cell/>
          <table:table-cell table:formula="of:=IF([Tabelle1.D561]&lt;&gt;&quot;&quot;;CONCATENATE(&quot;,osmkey:'&quot;;[Tabelle1.D561];&quot;'&quot;);&quot;&quot;)" office:value-type="string" office:string-value=",osmkey:'ref:at:gkz'">
            <text:p>,osmkey:'ref:at:gkz'</text:p>
          </table:table-cell>
          <table:table-cell table:formula="of:=IF([Tabelle1.E561]&lt;&gt;&quot;&quot;;CONCATENATE(&quot;,osmvalue:'&quot;;[Tabelle1.E561];&quot;'&quot;);&quot;&quot;)" office:value-type="string" office:string-value=",osmvalue:'802'">
            <text:p>,osmvalue:'802'</text:p>
          </table:table-cell>
        </table:table-row>
        <table:table-row table:style-name="ro1">
          <table:table-cell/>
          <table:table-cell table:formula="of:=CONCATENATE(&quot;'&quot;;[Tabelle1.A562];&quot;&quot;;[Tabelle1.B562];&quot;':{name:'&quot;;[Tabelle1.C562];&quot;'&quot;;[.D560];[.E560];&quot;},&quot;)" office:value-type="string" office:string-value="'AT803':{name:'Dornbirn',osmkey:'ref:at:gkz',osmvalue:'803'},">
            <text:p>'AT803':{name:'Dornbirn',osmkey:'ref:at:gkz',osmvalue:'803'},</text:p>
          </table:table-cell>
          <table:table-cell/>
          <table:table-cell table:formula="of:=IF([Tabelle1.D562]&lt;&gt;&quot;&quot;;CONCATENATE(&quot;,osmkey:'&quot;;[Tabelle1.D562];&quot;'&quot;);&quot;&quot;)" office:value-type="string" office:string-value=",osmkey:'ref:at:gkz'">
            <text:p>,osmkey:'ref:at:gkz'</text:p>
          </table:table-cell>
          <table:table-cell table:formula="of:=IF([Tabelle1.E562]&lt;&gt;&quot;&quot;;CONCATENATE(&quot;,osmvalue:'&quot;;[Tabelle1.E562];&quot;'&quot;);&quot;&quot;)" office:value-type="string" office:string-value=",osmvalue:'803'">
            <text:p>,osmvalue:'803'</text:p>
          </table:table-cell>
        </table:table-row>
        <table:table-row table:style-name="ro1">
          <table:table-cell/>
          <table:table-cell table:formula="of:=CONCATENATE(&quot;'&quot;;[Tabelle1.A563];&quot;&quot;;[Tabelle1.B563];&quot;':{name:'&quot;;[Tabelle1.C563];&quot;'&quot;;[.D561];[.E561];&quot;},&quot;)" office:value-type="string" office:string-value="'AT804':{name:'Feldkirch',osmkey:'ref:at:gkz',osmvalue:'804'},">
            <text:p>'AT804':{name:'Feldkirch',osmkey:'ref:at:gkz',osmvalue:'804'},</text:p>
          </table:table-cell>
          <table:table-cell/>
          <table:table-cell table:formula="of:=IF([Tabelle1.D563]&lt;&gt;&quot;&quot;;CONCATENATE(&quot;,osmkey:'&quot;;[Tabelle1.D563];&quot;'&quot;);&quot;&quot;)" office:value-type="string" office:string-value=",osmkey:'ref:at:gkz'">
            <text:p>,osmkey:'ref:at:gkz'</text:p>
          </table:table-cell>
          <table:table-cell table:formula="of:=IF([Tabelle1.E563]&lt;&gt;&quot;&quot;;CONCATENATE(&quot;,osmvalue:'&quot;;[Tabelle1.E563];&quot;'&quot;);&quot;&quot;)" office:value-type="string" office:string-value=",osmvalue:'804'">
            <text:p>,osmvalue:'804'</text:p>
          </table:table-cell>
        </table:table-row>
        <table:table-row table:style-name="ro1">
          <table:table-cell/>
          <table:table-cell table:formula="of:=CONCATENATE(&quot;'&quot;;[Tabelle1.A564];&quot;&quot;;[Tabelle1.B564];&quot;':{name:'&quot;;[Tabelle1.C564];&quot;'&quot;;[.D562];[.E562];&quot;},&quot;)" office:value-type="string" office:string-value="'AT9':{name:'Wien',osmkey:'ref:at:gkz',osmvalue:'90001'},">
            <text:p>'AT9':{name:'Wien',osmkey:'ref:at:gkz',osmvalue:'90001'},</text:p>
          </table:table-cell>
          <table:table-cell/>
          <table:table-cell table:formula="of:=IF([Tabelle1.D564]&lt;&gt;&quot;&quot;;CONCATENATE(&quot;,osmkey:'&quot;;[Tabelle1.D564];&quot;'&quot;);&quot;&quot;)" office:value-type="string" office:string-value=",osmkey:'ref:at:gkz'">
            <text:p>,osmkey:'ref:at:gkz'</text:p>
          </table:table-cell>
          <table:table-cell table:formula="of:=IF([Tabelle1.E564]&lt;&gt;&quot;&quot;;CONCATENATE(&quot;,osmvalue:'&quot;;[Tabelle1.E564];&quot;'&quot;);&quot;&quot;)" office:value-type="string" office:string-value=",osmvalue:'90001'">
            <text:p>,osmvalue:'90001'</text:p>
          </table:table-cell>
        </table:table-row>
        <table:table-row table:style-name="ro1">
          <table:table-cell/>
          <table:table-cell table:formula="of:=CONCATENATE(&quot;'&quot;;[Tabelle1.A565];&quot;&quot;;[Tabelle1.B565];&quot;':{name:'&quot;;[Tabelle1.C565];&quot;'&quot;;[.D563];[.E563];&quot;},&quot;)" office:value-type="string" office:string-value="'AT201':{name:'Klagenfurt (Stadt)',osmkey:'ref:at:gkz',osmvalue:'201'},">
            <text:p>'AT201':{name:'Klagenfurt (Stadt)',osmkey:'ref:at:gkz',osmvalue:'201'},</text:p>
          </table:table-cell>
          <table:table-cell/>
          <table:table-cell table:formula="of:=IF([Tabelle1.D565]&lt;&gt;&quot;&quot;;CONCATENATE(&quot;,osmkey:'&quot;;[Tabelle1.D565];&quot;'&quot;);&quot;&quot;)" office:value-type="string" office:string-value=",osmkey:'ref:at:gkz'">
            <text:p>,osmkey:'ref:at:gkz'</text:p>
          </table:table-cell>
          <table:table-cell table:formula="of:=IF([Tabelle1.E565]&lt;&gt;&quot;&quot;;CONCATENATE(&quot;,osmvalue:'&quot;;[Tabelle1.E565];&quot;'&quot;);&quot;&quot;)" office:value-type="string" office:string-value=",osmvalue:'201'">
            <text:p>,osmvalue:'201'</text:p>
          </table:table-cell>
        </table:table-row>
        <table:table-row table:style-name="ro1">
          <table:table-cell/>
          <table:table-cell table:formula="of:=CONCATENATE(&quot;'&quot;;[Tabelle1.A566];&quot;&quot;;[Tabelle1.B566];&quot;':{name:'&quot;;[Tabelle1.C566];&quot;'&quot;;[.D564];[.E564];&quot;},&quot;)" office:value-type="string" office:string-value="'AT21':{name:'Feldkirchen'},">
            <text:p>'AT21':{name:'Feldkirchen'},</text:p>
          </table:table-cell>
          <table:table-cell/>
          <table:table-cell table:formula="of:=IF([Tabelle1.D566]&lt;&gt;&quot;&quot;;CONCATENATE(&quot;,osmkey:'&quot;;[Tabelle1.D566];&quot;'&quot;);&quot;&quot;)">
            <text:p/>
          </table:table-cell>
          <table:table-cell table:formula="of:=IF([Tabelle1.E566]&lt;&gt;&quot;&quot;;CONCATENATE(&quot;,osmvalue:'&quot;;[Tabelle1.E566];&quot;'&quot;);&quot;&quot;)">
            <text:p/>
          </table:table-cell>
        </table:table-row>
        <table:table-row table:style-name="ro1">
          <table:table-cell/>
          <table:table-cell table:formula="of:=CONCATENATE(&quot;'&quot;;[Tabelle1.A567];&quot;&quot;;[Tabelle1.B567];&quot;':{name:'&quot;;[Tabelle1.C567];&quot;'&quot;;[.D565];[.E565];&quot;},&quot;)" office:value-type="string" office:string-value="'AT31':{name:'Hollabrunn'},">
            <text:p>'AT31':{name:'Hollabrunn'},</text:p>
          </table:table-cell>
          <table:table-cell/>
          <table:table-cell table:formula="of:=IF([Tabelle1.D567]&lt;&gt;&quot;&quot;;CONCATENATE(&quot;,osmkey:'&quot;;[Tabelle1.D567];&quot;'&quot;);&quot;&quot;)">
            <text:p/>
          </table:table-cell>
          <table:table-cell table:formula="of:=IF([Tabelle1.E567]&lt;&gt;&quot;&quot;;CONCATENATE(&quot;,osmvalue:'&quot;;[Tabelle1.E567];&quot;'&quot;);&quot;&quot;)">
            <text:p/>
          </table:table-cell>
        </table:table-row>
        <table:table-row table:style-name="ro1">
          <table:table-cell/>
          <table:table-cell table:formula="of:=CONCATENATE(&quot;'&quot;;[Tabelle1.A568];&quot;&quot;;[Tabelle1.B568];&quot;':{name:'&quot;;[Tabelle1.C568];&quot;'&quot;;[.D566];[.E566];&quot;},&quot;)" office:value-type="string" office:string-value="'AT32':{name:'Scheibbs'},">
            <text:p>'AT32':{name:'Scheibbs'},</text:p>
          </table:table-cell>
          <table:table-cell/>
          <table:table-cell table:formula="of:=IF([Tabelle1.D568]&lt;&gt;&quot;&quot;;CONCATENATE(&quot;,osmkey:'&quot;;[Tabelle1.D568];&quot;'&quot;);&quot;&quot;)">
            <text:p/>
          </table:table-cell>
          <table:table-cell table:formula="of:=IF([Tabelle1.E568]&lt;&gt;&quot;&quot;;CONCATENATE(&quot;,osmvalue:'&quot;;[Tabelle1.E568];&quot;'&quot;);&quot;&quot;)">
            <text:p/>
          </table:table-cell>
        </table:table-row>
        <table:table-row table:style-name="ro1">
          <table:table-cell/>
          <table:table-cell table:formula="of:=CONCATENATE(&quot;'&quot;;[Tabelle1.A569];&quot;&quot;;[Tabelle1.B569];&quot;':{name:'&quot;;[Tabelle1.C569];&quot;'&quot;;[.D567];[.E567];&quot;},&quot;)" office:value-type="string" office:string-value="'AT41':{name:'Linz-Land'},">
            <text:p>'AT41':{name:'Linz-Land'},</text:p>
          </table:table-cell>
          <table:table-cell/>
          <table:table-cell table:formula="of:=IF([Tabelle1.D569]&lt;&gt;&quot;&quot;;CONCATENATE(&quot;,osmkey:'&quot;;[Tabelle1.D569];&quot;'&quot;);&quot;&quot;)">
            <text:p/>
          </table:table-cell>
          <table:table-cell table:formula="of:=IF([Tabelle1.E569]&lt;&gt;&quot;&quot;;CONCATENATE(&quot;,osmvalue:'&quot;;[Tabelle1.E569];&quot;'&quot;);&quot;&quot;)">
            <text:p/>
          </table:table-cell>
        </table:table-row>
        <table:table-row table:style-name="ro1">
          <table:table-cell/>
          <table:table-cell table:formula="of:=CONCATENATE(&quot;'&quot;;[Tabelle1.A570];&quot;&quot;;[Tabelle1.B570];&quot;':{name:'&quot;;[Tabelle1.C570];&quot;'&quot;;[.D568];[.E568];&quot;},&quot;)" office:value-type="string" office:string-value="'AT61':{name:'Leibnitz'},">
            <text:p>'AT61':{name:'Leibnitz'},</text:p>
          </table:table-cell>
          <table:table-cell/>
          <table:table-cell table:formula="of:=IF([Tabelle1.D570]&lt;&gt;&quot;&quot;;CONCATENATE(&quot;,osmkey:'&quot;;[Tabelle1.D570];&quot;'&quot;);&quot;&quot;)">
            <text:p/>
          </table:table-cell>
          <table:table-cell table:formula="of:=IF([Tabelle1.E570]&lt;&gt;&quot;&quot;;CONCATENATE(&quot;,osmvalue:'&quot;;[Tabelle1.E570];&quot;'&quot;);&quot;&quot;)">
            <text:p/>
          </table:table-cell>
        </table:table-row>
        <table:table-row table:style-name="ro1">
          <table:table-cell/>
          <table:table-cell table:formula="of:=CONCATENATE(&quot;'&quot;;[Tabelle1.A571];&quot;&quot;;[Tabelle1.B571];&quot;':{name:'&quot;;[Tabelle1.C571];&quot;'&quot;;[.D569];[.E569];&quot;},&quot;)" office:value-type="string" office:string-value="'AT62':{name:'Murtal'},">
            <text:p>'AT62':{name:'Murtal'},</text:p>
          </table:table-cell>
          <table:table-cell/>
          <table:table-cell table:formula="of:=IF([Tabelle1.D571]&lt;&gt;&quot;&quot;;CONCATENATE(&quot;,osmkey:'&quot;;[Tabelle1.D571];&quot;'&quot;);&quot;&quot;)">
            <text:p/>
          </table:table-cell>
          <table:table-cell table:formula="of:=IF([Tabelle1.E571]&lt;&gt;&quot;&quot;;CONCATENATE(&quot;,osmvalue:'&quot;;[Tabelle1.E571];&quot;'&quot;);&quot;&quot;)">
            <text:p/>
          </table:table-cell>
        </table:table-row>
        <table:table-row table:style-name="ro1">
          <table:table-cell/>
          <table:table-cell table:formula="of:=CONCATENATE(&quot;'&quot;;[Tabelle1.A572];&quot;&quot;;[Tabelle1.B572];&quot;':{name:'&quot;;[Tabelle1.C572];&quot;'&quot;;[.D570];[.E570];&quot;},&quot;)" office:value-type="string" office:string-value="'AT1':{name:'Burgenland'},">
            <text:p>'AT1':{name:'Burgenland'},</text:p>
          </table:table-cell>
          <table:table-cell/>
          <table:table-cell table:formula="of:=IF([Tabelle1.D572]&lt;&gt;&quot;&quot;;CONCATENATE(&quot;,osmkey:'&quot;;[Tabelle1.D572];&quot;'&quot;);&quot;&quot;)">
            <text:p/>
          </table:table-cell>
          <table:table-cell table:formula="of:=IF([Tabelle1.E572]&lt;&gt;&quot;&quot;;CONCATENATE(&quot;,osmvalue:'&quot;;[Tabelle1.E572];&quot;'&quot;);&quot;&quot;)">
            <text:p/>
          </table:table-cell>
        </table:table-row>
        <table:table-row table:style-name="ro1">
          <table:table-cell/>
          <table:table-cell table:formula="of:=CONCATENATE(&quot;'&quot;;[Tabelle1.A573];&quot;&quot;;[Tabelle1.B573];&quot;':{name:'&quot;;[Tabelle1.C573];&quot;'&quot;;[.D571];[.E571];&quot;},&quot;)" office:value-type="string" office:string-value="'AT2':{name:'Kärnten'},">
            <text:p>'AT2':{name:'Kärnten'},</text:p>
          </table:table-cell>
          <table:table-cell/>
          <table:table-cell table:formula="of:=IF([Tabelle1.D573]&lt;&gt;&quot;&quot;;CONCATENATE(&quot;,osmkey:'&quot;;[Tabelle1.D573];&quot;'&quot;);&quot;&quot;)">
            <text:p/>
          </table:table-cell>
          <table:table-cell table:formula="of:=IF([Tabelle1.E573]&lt;&gt;&quot;&quot;;CONCATENATE(&quot;,osmvalue:'&quot;;[Tabelle1.E573];&quot;'&quot;);&quot;&quot;)">
            <text:p/>
          </table:table-cell>
        </table:table-row>
        <table:table-row table:style-name="ro1">
          <table:table-cell/>
          <table:table-cell table:formula="of:=CONCATENATE(&quot;'&quot;;[Tabelle1.A574];&quot;&quot;;[Tabelle1.B574];&quot;':{name:'&quot;;[Tabelle1.C574];&quot;'&quot;;[.D572];[.E572];&quot;},&quot;)" office:value-type="string" office:string-value="'AT3':{name:'Niederösterreich'},">
            <text:p>'AT3':{name:'Niederösterreich'},</text:p>
          </table:table-cell>
          <table:table-cell/>
          <table:table-cell table:formula="of:=IF([Tabelle1.D574]&lt;&gt;&quot;&quot;;CONCATENATE(&quot;,osmkey:'&quot;;[Tabelle1.D574];&quot;'&quot;);&quot;&quot;)">
            <text:p/>
          </table:table-cell>
          <table:table-cell table:formula="of:=IF([Tabelle1.E574]&lt;&gt;&quot;&quot;;CONCATENATE(&quot;,osmvalue:'&quot;;[Tabelle1.E574];&quot;'&quot;);&quot;&quot;)">
            <text:p/>
          </table:table-cell>
        </table:table-row>
        <table:table-row table:style-name="ro1">
          <table:table-cell/>
          <table:table-cell table:formula="of:=CONCATENATE(&quot;'&quot;;[Tabelle1.A575];&quot;&quot;;[Tabelle1.B575];&quot;':{name:'&quot;;[Tabelle1.C575];&quot;'&quot;;[.D573];[.E573];&quot;},&quot;)" office:value-type="string" office:string-value="'AT4':{name:'Oberösterreich'},">
            <text:p>'AT4':{name:'Oberösterreich'},</text:p>
          </table:table-cell>
          <table:table-cell/>
          <table:table-cell table:formula="of:=IF([Tabelle1.D575]&lt;&gt;&quot;&quot;;CONCATENATE(&quot;,osmkey:'&quot;;[Tabelle1.D575];&quot;'&quot;);&quot;&quot;)">
            <text:p/>
          </table:table-cell>
          <table:table-cell table:formula="of:=IF([Tabelle1.E575]&lt;&gt;&quot;&quot;;CONCATENATE(&quot;,osmvalue:'&quot;;[Tabelle1.E575];&quot;'&quot;);&quot;&quot;)">
            <text:p/>
          </table:table-cell>
        </table:table-row>
        <table:table-row table:style-name="ro1">
          <table:table-cell/>
          <table:table-cell table:formula="of:=CONCATENATE(&quot;'&quot;;[Tabelle1.A576];&quot;&quot;;[Tabelle1.B576];&quot;':{name:'&quot;;[Tabelle1.C576];&quot;'&quot;;[.D574];[.E574];&quot;},&quot;)" office:value-type="string" office:string-value="'AT5':{name:'Salzburg'},">
            <text:p>'AT5':{name:'Salzburg'},</text:p>
          </table:table-cell>
          <table:table-cell/>
          <table:table-cell table:formula="of:=IF([Tabelle1.D576]&lt;&gt;&quot;&quot;;CONCATENATE(&quot;,osmkey:'&quot;;[Tabelle1.D576];&quot;'&quot;);&quot;&quot;)">
            <text:p/>
          </table:table-cell>
          <table:table-cell table:formula="of:=IF([Tabelle1.E576]&lt;&gt;&quot;&quot;;CONCATENATE(&quot;,osmvalue:'&quot;;[Tabelle1.E576];&quot;'&quot;);&quot;&quot;)">
            <text:p/>
          </table:table-cell>
        </table:table-row>
        <table:table-row table:style-name="ro1">
          <table:table-cell/>
          <table:table-cell table:formula="of:=CONCATENATE(&quot;'&quot;;[Tabelle1.A577];&quot;&quot;;[Tabelle1.B577];&quot;':{name:'&quot;;[Tabelle1.C577];&quot;'&quot;;[.D575];[.E575];&quot;},&quot;)" office:value-type="string" office:string-value="'AT6':{name:'Steiermark'},">
            <text:p>'AT6':{name:'Steiermark'},</text:p>
          </table:table-cell>
          <table:table-cell/>
          <table:table-cell table:formula="of:=IF([Tabelle1.D577]&lt;&gt;&quot;&quot;;CONCATENATE(&quot;,osmkey:'&quot;;[Tabelle1.D577];&quot;'&quot;);&quot;&quot;)">
            <text:p/>
          </table:table-cell>
          <table:table-cell table:formula="of:=IF([Tabelle1.E577]&lt;&gt;&quot;&quot;;CONCATENATE(&quot;,osmvalue:'&quot;;[Tabelle1.E577];&quot;'&quot;);&quot;&quot;)">
            <text:p/>
          </table:table-cell>
        </table:table-row>
        <table:table-row table:style-name="ro1">
          <table:table-cell/>
          <table:table-cell table:formula="of:=CONCATENATE(&quot;'&quot;;[Tabelle1.A578];&quot;&quot;;[Tabelle1.B578];&quot;':{name:'&quot;;[Tabelle1.C578];&quot;'&quot;;[.D576];[.E576];&quot;},&quot;)" office:value-type="string" office:string-value="'AT7':{name:'Tirol'},">
            <text:p>'AT7':{name:'Tirol'},</text:p>
          </table:table-cell>
          <table:table-cell/>
          <table:table-cell table:formula="of:=IF([Tabelle1.D578]&lt;&gt;&quot;&quot;;CONCATENATE(&quot;,osmkey:'&quot;;[Tabelle1.D578];&quot;'&quot;);&quot;&quot;)">
            <text:p/>
          </table:table-cell>
          <table:table-cell table:formula="of:=IF([Tabelle1.E578]&lt;&gt;&quot;&quot;;CONCATENATE(&quot;,osmvalue:'&quot;;[Tabelle1.E578];&quot;'&quot;);&quot;&quot;)">
            <text:p/>
          </table:table-cell>
        </table:table-row>
        <table:table-row table:style-name="ro1">
          <table:table-cell/>
          <table:table-cell table:formula="of:=CONCATENATE(&quot;'&quot;;[Tabelle1.A579];&quot;&quot;;[Tabelle1.B579];&quot;':{name:'&quot;;[Tabelle1.C579];&quot;'&quot;;[.D577];[.E577];&quot;},&quot;)" office:value-type="string" office:string-value="'AT8':{name:'Vorarlberg'},">
            <text:p>'AT8':{name:'Vorarlberg'},</text:p>
          </table:table-cell>
          <table:table-cell/>
          <table:table-cell table:formula="of:=IF([Tabelle1.D579]&lt;&gt;&quot;&quot;;CONCATENATE(&quot;,osmkey:'&quot;;[Tabelle1.D579];&quot;'&quot;);&quot;&quot;)">
            <text:p/>
          </table:table-cell>
          <table:table-cell table:formula="of:=IF([Tabelle1.E579]&lt;&gt;&quot;&quot;;CONCATENATE(&quot;,osmvalue:'&quot;;[Tabelle1.E579];&quot;'&quot;);&quot;&quot;)">
            <text:p/>
          </table:table-cell>
        </table:table-row>
        <table:table-row table:style-name="ro1">
          <table:table-cell table:number-columns-repeated="3"/>
          <table:table-cell table:formula="of:=IF([Tabelle1.D580]&lt;&gt;&quot;&quot;;CONCATENATE(&quot;,osmkey:'&quot;;[Tabelle1.D580];&quot;'&quot;);&quot;&quot;)">
            <text:p/>
          </table:table-cell>
          <table:table-cell table:formula="of:=IF([Tabelle1.E580]&lt;&gt;&quot;&quot;;CONCATENATE(&quot;,osmvalue:'&quot;;[Tabelle1.E580];&quot;'&quot;);&quot;&quot;)">
            <text:p/>
          </table:table-cell>
        </table:table-row>
        <table:table-row table:style-name="ro1">
          <table:table-cell/>
          <table:table-cell table:formula="of:=CONCATENATE(&quot;'&quot;;[Tabelle1.A581];&quot;&quot;;[Tabelle1.B581];&quot;':{name:'&quot;;[Tabelle1.C581];&quot;'&quot;;[.D579];[.E579];&quot;},&quot;)" office:value-type="string" office:string-value="'CH8':{name:'Glarus',osmkey:'swisstopo:KANTONSNUM',osmvalue:'8'},">
            <text:p>'CH8':{name:'Glarus',osmkey:'swisstopo:KANTONSNUM',osmvalue:'8'},</text:p>
          </table:table-cell>
          <table:table-cell/>
          <table:table-cell table:formula="of:=IF([Tabelle1.D581]&lt;&gt;&quot;&quot;;CONCATENATE(&quot;,osmkey:'&quot;;[Tabelle1.D581];&quot;'&quot;);&quot;&quot;)" office:value-type="string" office:string-value=",osmkey:'swisstopo:KANTONSNUM'">
            <text:p>,osmkey:'swisstopo:KANTONSNUM'</text:p>
          </table:table-cell>
          <table:table-cell table:formula="of:=IF([Tabelle1.E581]&lt;&gt;&quot;&quot;;CONCATENATE(&quot;,osmvalue:'&quot;;[Tabelle1.E581];&quot;'&quot;);&quot;&quot;)" office:value-type="string" office:string-value=",osmvalue:'8'">
            <text:p>,osmvalue:'8'</text:p>
          </table:table-cell>
        </table:table-row>
        <table:table-row table:style-name="ro1">
          <table:table-cell/>
          <table:table-cell table:formula="of:=CONCATENATE(&quot;'&quot;;[Tabelle1.A582];&quot;&quot;;[Tabelle1.B582];&quot;':{name:'&quot;;[Tabelle1.C582];&quot;'&quot;;[.D580];[.E580];&quot;},&quot;)" office:value-type="string" office:string-value="'CH3':{name:'Luzern',osmkey:'swisstopo:KANTONSNUM',osmvalue:'3'},">
            <text:p>'CH3':{name:'Luzern',osmkey:'swisstopo:KANTONSNUM',osmvalue:'3'},</text:p>
          </table:table-cell>
          <table:table-cell/>
          <table:table-cell table:formula="of:=IF([Tabelle1.D582]&lt;&gt;&quot;&quot;;CONCATENATE(&quot;,osmkey:'&quot;;[Tabelle1.D582];&quot;'&quot;);&quot;&quot;)" office:value-type="string" office:string-value=",osmkey:'swisstopo:KANTONSNUM'">
            <text:p>,osmkey:'swisstopo:KANTONSNUM'</text:p>
          </table:table-cell>
          <table:table-cell table:formula="of:=IF([Tabelle1.E582]&lt;&gt;&quot;&quot;;CONCATENATE(&quot;,osmvalue:'&quot;;[Tabelle1.E582];&quot;'&quot;);&quot;&quot;)" office:value-type="string" office:string-value=",osmvalue:'3'">
            <text:p>,osmvalue:'3'</text:p>
          </table:table-cell>
        </table:table-row>
        <table:table-row table:style-name="ro1">
          <table:table-cell/>
          <table:table-cell table:formula="of:=CONCATENATE(&quot;'&quot;;[Tabelle1.A583];&quot;&quot;;[Tabelle1.B583];&quot;':{name:'&quot;;[Tabelle1.C583];&quot;'&quot;;[.D581];[.E581];&quot;},&quot;)" office:value-type="string" office:string-value="'CH2':{name:'Bern – Berne',osmkey:'swisstopo:KANTONSNUM',osmvalue:'2'},">
            <text:p>'CH2':{name:'Bern – Berne',osmkey:'swisstopo:KANTONSNUM',osmvalue:'2'},</text:p>
          </table:table-cell>
          <table:table-cell/>
          <table:table-cell table:formula="of:=IF([Tabelle1.D583]&lt;&gt;&quot;&quot;;CONCATENATE(&quot;,osmkey:'&quot;;[Tabelle1.D583];&quot;'&quot;);&quot;&quot;)" office:value-type="string" office:string-value=",osmkey:'swisstopo:KANTONSNUM'">
            <text:p>,osmkey:'swisstopo:KANTONSNUM'</text:p>
          </table:table-cell>
          <table:table-cell table:formula="of:=IF([Tabelle1.E583]&lt;&gt;&quot;&quot;;CONCATENATE(&quot;,osmvalue:'&quot;;[Tabelle1.E583];&quot;'&quot;);&quot;&quot;)" office:value-type="string" office:string-value=",osmvalue:'2'">
            <text:p>,osmvalue:'2'</text:p>
          </table:table-cell>
        </table:table-row>
        <table:table-row table:style-name="ro1">
          <table:table-cell/>
          <table:table-cell table:formula="of:=CONCATENATE(&quot;'&quot;;[Tabelle1.A584];&quot;&quot;;[Tabelle1.B584];&quot;':{name:'&quot;;[Tabelle1.C584];&quot;'&quot;;[.D582];[.E582];&quot;},&quot;)" office:value-type="string" office:string-value="'CH19':{name:'Aargau',osmkey:'swisstopo:KANTONSNUM',osmvalue:'19'},">
            <text:p>'CH19':{name:'Aargau',osmkey:'swisstopo:KANTONSNUM',osmvalue:'19'},</text:p>
          </table:table-cell>
          <table:table-cell/>
          <table:table-cell table:formula="of:=IF([Tabelle1.D584]&lt;&gt;&quot;&quot;;CONCATENATE(&quot;,osmkey:'&quot;;[Tabelle1.D584];&quot;'&quot;);&quot;&quot;)" office:value-type="string" office:string-value=",osmkey:'swisstopo:KANTONSNUM'">
            <text:p>,osmkey:'swisstopo:KANTONSNUM'</text:p>
          </table:table-cell>
          <table:table-cell table:formula="of:=IF([Tabelle1.E584]&lt;&gt;&quot;&quot;;CONCATENATE(&quot;,osmvalue:'&quot;;[Tabelle1.E584];&quot;'&quot;);&quot;&quot;)" office:value-type="string" office:string-value=",osmvalue:'19'">
            <text:p>,osmvalue:'19'</text:p>
          </table:table-cell>
        </table:table-row>
        <table:table-row table:style-name="ro1">
          <table:table-cell/>
          <table:table-cell table:formula="of:=CONCATENATE(&quot;'&quot;;[Tabelle1.A585];&quot;&quot;;[Tabelle1.B585];&quot;':{name:'&quot;;[Tabelle1.C585];&quot;'&quot;;[.D583];[.E583];&quot;},&quot;)" office:value-type="string" office:string-value="'CH13':{name:'Basel-Landschaft',osmkey:'swisstopo:KANTONSNUM',osmvalue:'13'},">
            <text:p>'CH13':{name:'Basel-Landschaft',osmkey:'swisstopo:KANTONSNUM',osmvalue:'13'},</text:p>
          </table:table-cell>
          <table:table-cell/>
          <table:table-cell table:formula="of:=IF([Tabelle1.D585]&lt;&gt;&quot;&quot;;CONCATENATE(&quot;,osmkey:'&quot;;[Tabelle1.D585];&quot;'&quot;);&quot;&quot;)" office:value-type="string" office:string-value=",osmkey:'swisstopo:KANTONSNUM'">
            <text:p>,osmkey:'swisstopo:KANTONSNUM'</text:p>
          </table:table-cell>
          <table:table-cell table:formula="of:=IF([Tabelle1.E585]&lt;&gt;&quot;&quot;;CONCATENATE(&quot;,osmvalue:'&quot;;[Tabelle1.E585];&quot;'&quot;);&quot;&quot;)" office:value-type="string" office:string-value=",osmvalue:'13'">
            <text:p>,osmvalue:'13'</text:p>
          </table:table-cell>
        </table:table-row>
        <table:table-row table:style-name="ro1">
          <table:table-cell/>
          <table:table-cell table:formula="of:=CONCATENATE(&quot;'&quot;;[Tabelle1.A586];&quot;&quot;;[Tabelle1.B586];&quot;':{name:'&quot;;[Tabelle1.C586];&quot;'&quot;;[.D584];[.E584];&quot;},&quot;)" office:value-type="string" office:string-value="'CH9':{name:'Zug',osmkey:'swisstopo:KANTONSNUM',osmvalue:'9'},">
            <text:p>'CH9':{name:'Zug',osmkey:'swisstopo:KANTONSNUM',osmvalue:'9'},</text:p>
          </table:table-cell>
          <table:table-cell/>
          <table:table-cell table:formula="of:=IF([Tabelle1.D586]&lt;&gt;&quot;&quot;;CONCATENATE(&quot;,osmkey:'&quot;;[Tabelle1.D586];&quot;'&quot;);&quot;&quot;)" office:value-type="string" office:string-value=",osmkey:'swisstopo:KANTONSNUM'">
            <text:p>,osmkey:'swisstopo:KANTONSNUM'</text:p>
          </table:table-cell>
          <table:table-cell table:formula="of:=IF([Tabelle1.E586]&lt;&gt;&quot;&quot;;CONCATENATE(&quot;,osmvalue:'&quot;;[Tabelle1.E586];&quot;'&quot;);&quot;&quot;)" office:value-type="string" office:string-value=",osmvalue:'9'">
            <text:p>,osmvalue:'9'</text:p>
          </table:table-cell>
        </table:table-row>
        <table:table-row table:style-name="ro1">
          <table:table-cell/>
          <table:table-cell table:formula="of:=CONCATENATE(&quot;'&quot;;[Tabelle1.A587];&quot;&quot;;[Tabelle1.B587];&quot;':{name:'&quot;;[Tabelle1.C587];&quot;'&quot;;[.D585];[.E585];&quot;},&quot;)" office:value-type="string" office:string-value="'CH6':{name:'Obwalden',osmkey:'swisstopo:KANTONSNUM',osmvalue:'6'},">
            <text:p>'CH6':{name:'Obwalden',osmkey:'swisstopo:KANTONSNUM',osmvalue:'6'},</text:p>
          </table:table-cell>
          <table:table-cell/>
          <table:table-cell table:formula="of:=IF([Tabelle1.D587]&lt;&gt;&quot;&quot;;CONCATENATE(&quot;,osmkey:'&quot;;[Tabelle1.D587];&quot;'&quot;);&quot;&quot;)" office:value-type="string" office:string-value=",osmkey:'swisstopo:KANTONSNUM'">
            <text:p>,osmkey:'swisstopo:KANTONSNUM'</text:p>
          </table:table-cell>
          <table:table-cell table:formula="of:=IF([Tabelle1.E587]&lt;&gt;&quot;&quot;;CONCATENATE(&quot;,osmvalue:'&quot;;[Tabelle1.E587];&quot;'&quot;);&quot;&quot;)" office:value-type="string" office:string-value=",osmvalue:'6'">
            <text:p>,osmvalue:'6'</text:p>
          </table:table-cell>
        </table:table-row>
        <table:table-row table:style-name="ro1">
          <table:table-cell/>
          <table:table-cell table:formula="of:=CONCATENATE(&quot;'&quot;;[Tabelle1.A588];&quot;&quot;;[Tabelle1.B588];&quot;':{name:'&quot;;[Tabelle1.C588];&quot;'&quot;;[.D586];[.E586];&quot;},&quot;)" office:value-type="string" office:string-value="'CH7':{name:'Nidwalden',osmkey:'swisstopo:KANTONSNUM',osmvalue:'7'},">
            <text:p>'CH7':{name:'Nidwalden',osmkey:'swisstopo:KANTONSNUM',osmvalue:'7'},</text:p>
          </table:table-cell>
          <table:table-cell/>
          <table:table-cell table:formula="of:=IF([Tabelle1.D588]&lt;&gt;&quot;&quot;;CONCATENATE(&quot;,osmkey:'&quot;;[Tabelle1.D588];&quot;'&quot;);&quot;&quot;)" office:value-type="string" office:string-value=",osmkey:'swisstopo:KANTONSNUM'">
            <text:p>,osmkey:'swisstopo:KANTONSNUM'</text:p>
          </table:table-cell>
          <table:table-cell table:formula="of:=IF([Tabelle1.E588]&lt;&gt;&quot;&quot;;CONCATENATE(&quot;,osmvalue:'&quot;;[Tabelle1.E588];&quot;'&quot;);&quot;&quot;)" office:value-type="string" office:string-value=",osmvalue:'7'">
            <text:p>,osmvalue:'7'</text:p>
          </table:table-cell>
        </table:table-row>
        <table:table-row table:style-name="ro1">
          <table:table-cell/>
          <table:table-cell table:formula="of:=CONCATENATE(&quot;'&quot;;[Tabelle1.A589];&quot;&quot;;[Tabelle1.B589];&quot;':{name:'&quot;;[Tabelle1.C589];&quot;'&quot;;[.D587];[.E587];&quot;},&quot;)" office:value-type="string" office:string-value="'CH18':{name:'Graubünden - Grigioni - Grischun',osmkey:'swisstopo:KANTONSNUM',osmvalue:'18'},">
            <text:p>'CH18':{name:'Graubünden - Grigioni - Grischun',osmkey:'swisstopo:KANTONSNUM',osmvalue:'18'},</text:p>
          </table:table-cell>
          <table:table-cell/>
          <table:table-cell table:formula="of:=IF([Tabelle1.D589]&lt;&gt;&quot;&quot;;CONCATENATE(&quot;,osmkey:'&quot;;[Tabelle1.D589];&quot;'&quot;);&quot;&quot;)" office:value-type="string" office:string-value=",osmkey:'swisstopo:KANTONSNUM'">
            <text:p>,osmkey:'swisstopo:KANTONSNUM'</text:p>
          </table:table-cell>
          <table:table-cell table:formula="of:=IF([Tabelle1.E589]&lt;&gt;&quot;&quot;;CONCATENATE(&quot;,osmvalue:'&quot;;[Tabelle1.E589];&quot;'&quot;);&quot;&quot;)" office:value-type="string" office:string-value=",osmvalue:'18'">
            <text:p>,osmvalue:'18'</text:p>
          </table:table-cell>
        </table:table-row>
        <table:table-row table:style-name="ro1">
          <table:table-cell/>
          <table:table-cell table:formula="of:=CONCATENATE(&quot;'&quot;;[Tabelle1.A590];&quot;&quot;;[Tabelle1.B590];&quot;':{name:'&quot;;[Tabelle1.C590];&quot;'&quot;;[.D588];[.E588];&quot;},&quot;)" office:value-type="string" office:string-value="'CH15':{name:'Appenzell Ausserrhoden',osmkey:'swisstopo:KANTONSNUM',osmvalue:'15'},">
            <text:p>'CH15':{name:'Appenzell Ausserrhoden',osmkey:'swisstopo:KANTONSNUM',osmvalue:'15'},</text:p>
          </table:table-cell>
          <table:table-cell/>
          <table:table-cell table:formula="of:=IF([Tabelle1.D590]&lt;&gt;&quot;&quot;;CONCATENATE(&quot;,osmkey:'&quot;;[Tabelle1.D590];&quot;'&quot;);&quot;&quot;)" office:value-type="string" office:string-value=",osmkey:'swisstopo:KANTONSNUM'">
            <text:p>,osmkey:'swisstopo:KANTONSNUM'</text:p>
          </table:table-cell>
          <table:table-cell table:formula="of:=IF([Tabelle1.E590]&lt;&gt;&quot;&quot;;CONCATENATE(&quot;,osmvalue:'&quot;;[Tabelle1.E590];&quot;'&quot;);&quot;&quot;)" office:value-type="string" office:string-value=",osmvalue:'15'">
            <text:p>,osmvalue:'15'</text:p>
          </table:table-cell>
        </table:table-row>
        <table:table-row table:style-name="ro1">
          <table:table-cell/>
          <table:table-cell table:formula="of:=CONCATENATE(&quot;'&quot;;[Tabelle1.A591];&quot;&quot;;[Tabelle1.B591];&quot;':{name:'&quot;;[Tabelle1.C591];&quot;'&quot;;[.D589];[.E589];&quot;},&quot;)" office:value-type="string" office:string-value="'CH16':{name:'Appenzell Innerrhoden',osmkey:'swisstopo:KANTONSNUM',osmvalue:'16'},">
            <text:p>'CH16':{name:'Appenzell Innerrhoden',osmkey:'swisstopo:KANTONSNUM',osmvalue:'16'},</text:p>
          </table:table-cell>
          <table:table-cell/>
          <table:table-cell table:formula="of:=IF([Tabelle1.D591]&lt;&gt;&quot;&quot;;CONCATENATE(&quot;,osmkey:'&quot;;[Tabelle1.D591];&quot;'&quot;);&quot;&quot;)" office:value-type="string" office:string-value=",osmkey:'swisstopo:KANTONSNUM'">
            <text:p>,osmkey:'swisstopo:KANTONSNUM'</text:p>
          </table:table-cell>
          <table:table-cell table:formula="of:=IF([Tabelle1.E591]&lt;&gt;&quot;&quot;;CONCATENATE(&quot;,osmvalue:'&quot;;[Tabelle1.E591];&quot;'&quot;);&quot;&quot;)" office:value-type="string" office:string-value=",osmvalue:'16'">
            <text:p>,osmvalue:'16'</text:p>
          </table:table-cell>
        </table:table-row>
        <table:table-row table:style-name="ro1">
          <table:table-cell/>
          <table:table-cell table:formula="of:=CONCATENATE(&quot;'&quot;;[Tabelle1.A592];&quot;&quot;;[Tabelle1.B592];&quot;':{name:'&quot;;[Tabelle1.C592];&quot;'&quot;;[.D590];[.E590];&quot;},&quot;)" office:value-type="string" office:string-value="'CH23':{name:'Valais - Wallis',osmkey:'swisstopo:KANTONSNUM',osmvalue:'23'},">
            <text:p>'CH23':{name:'Valais - Wallis',osmkey:'swisstopo:KANTONSNUM',osmvalue:'23'},</text:p>
          </table:table-cell>
          <table:table-cell/>
          <table:table-cell table:formula="of:=IF([Tabelle1.D592]&lt;&gt;&quot;&quot;;CONCATENATE(&quot;,osmkey:'&quot;;[Tabelle1.D592];&quot;'&quot;);&quot;&quot;)" office:value-type="string" office:string-value=",osmkey:'swisstopo:KANTONSNUM'">
            <text:p>,osmkey:'swisstopo:KANTONSNUM'</text:p>
          </table:table-cell>
          <table:table-cell table:formula="of:=IF([Tabelle1.E592]&lt;&gt;&quot;&quot;;CONCATENATE(&quot;,osmvalue:'&quot;;[Tabelle1.E592];&quot;'&quot;);&quot;&quot;)" office:value-type="string" office:string-value=",osmvalue:'23'">
            <text:p>,osmvalue:'23'</text:p>
          </table:table-cell>
        </table:table-row>
        <table:table-row table:style-name="ro1">
          <table:table-cell/>
          <table:table-cell table:formula="of:=CONCATENATE(&quot;'&quot;;[Tabelle1.A593];&quot;&quot;;[Tabelle1.B593];&quot;':{name:'&quot;;[Tabelle1.C593];&quot;'&quot;;[.D591];[.E591];&quot;},&quot;)" office:value-type="string" office:string-value="'CH17':{name:'Sankt Gallen',osmkey:'swisstopo:KANTONSNUM',osmvalue:'17'},">
            <text:p>'CH17':{name:'Sankt Gallen',osmkey:'swisstopo:KANTONSNUM',osmvalue:'17'},</text:p>
          </table:table-cell>
          <table:table-cell/>
          <table:table-cell table:formula="of:=IF([Tabelle1.D593]&lt;&gt;&quot;&quot;;CONCATENATE(&quot;,osmkey:'&quot;;[Tabelle1.D593];&quot;'&quot;);&quot;&quot;)" office:value-type="string" office:string-value=",osmkey:'swisstopo:KANTONSNUM'">
            <text:p>,osmkey:'swisstopo:KANTONSNUM'</text:p>
          </table:table-cell>
          <table:table-cell table:formula="of:=IF([Tabelle1.E593]&lt;&gt;&quot;&quot;;CONCATENATE(&quot;,osmvalue:'&quot;;[Tabelle1.E593];&quot;'&quot;);&quot;&quot;)" office:value-type="string" office:string-value=",osmvalue:'17'">
            <text:p>,osmvalue:'17'</text:p>
          </table:table-cell>
        </table:table-row>
        <table:table-row table:style-name="ro1">
          <table:table-cell/>
          <table:table-cell table:formula="of:=CONCATENATE(&quot;'&quot;;[Tabelle1.A594];&quot;&quot;;[Tabelle1.B594];&quot;':{name:'&quot;;[Tabelle1.C594];&quot;'&quot;;[.D592];[.E592];&quot;},&quot;)" office:value-type="string" office:string-value="'CH21':{name:'Ticino',osmkey:'swisstopo:KANTONSNUM',osmvalue:'21'},">
            <text:p>'CH21':{name:'Ticino',osmkey:'swisstopo:KANTONSNUM',osmvalue:'21'},</text:p>
          </table:table-cell>
          <table:table-cell/>
          <table:table-cell table:formula="of:=IF([Tabelle1.D594]&lt;&gt;&quot;&quot;;CONCATENATE(&quot;,osmkey:'&quot;;[Tabelle1.D594];&quot;'&quot;);&quot;&quot;)" office:value-type="string" office:string-value=",osmkey:'swisstopo:KANTONSNUM'">
            <text:p>,osmkey:'swisstopo:KANTONSNUM'</text:p>
          </table:table-cell>
          <table:table-cell table:formula="of:=IF([Tabelle1.E594]&lt;&gt;&quot;&quot;;CONCATENATE(&quot;,osmvalue:'&quot;;[Tabelle1.E594];&quot;'&quot;);&quot;&quot;)" office:value-type="string" office:string-value=",osmvalue:'21'">
            <text:p>,osmvalue:'21'</text:p>
          </table:table-cell>
        </table:table-row>
        <table:table-row table:style-name="ro1">
          <table:table-cell/>
          <table:table-cell table:formula="of:=CONCATENATE(&quot;'&quot;;[Tabelle1.A595];&quot;&quot;;[Tabelle1.B595];&quot;':{name:'&quot;;[Tabelle1.C595];&quot;'&quot;;[.D593];[.E593];&quot;},&quot;)" office:value-type="string" office:string-value="'CH5':{name:'Schwyz',osmkey:'swisstopo:KANTONSNUM',osmvalue:'5'},">
            <text:p>'CH5':{name:'Schwyz',osmkey:'swisstopo:KANTONSNUM',osmvalue:'5'},</text:p>
          </table:table-cell>
          <table:table-cell/>
          <table:table-cell table:formula="of:=IF([Tabelle1.D595]&lt;&gt;&quot;&quot;;CONCATENATE(&quot;,osmkey:'&quot;;[Tabelle1.D595];&quot;'&quot;);&quot;&quot;)" office:value-type="string" office:string-value=",osmkey:'swisstopo:KANTONSNUM'">
            <text:p>,osmkey:'swisstopo:KANTONSNUM'</text:p>
          </table:table-cell>
          <table:table-cell table:formula="of:=IF([Tabelle1.E595]&lt;&gt;&quot;&quot;;CONCATENATE(&quot;,osmvalue:'&quot;;[Tabelle1.E595];&quot;'&quot;);&quot;&quot;)" office:value-type="string" office:string-value=",osmvalue:'5'">
            <text:p>,osmvalue:'5'</text:p>
          </table:table-cell>
        </table:table-row>
        <table:table-row table:style-name="ro1">
          <table:table-cell/>
          <table:table-cell table:formula="of:=CONCATENATE(&quot;'&quot;;[Tabelle1.A596];&quot;&quot;;[Tabelle1.B596];&quot;':{name:'&quot;;[Tabelle1.C596];&quot;'&quot;;[.D594];[.E594];&quot;},&quot;)" office:value-type="string" office:string-value="'CH1':{name:'Zürich',osmkey:'swisstopo:KANTONSNUM',osmvalue:'1'},">
            <text:p>'CH1':{name:'Zürich',osmkey:'swisstopo:KANTONSNUM',osmvalue:'1'},</text:p>
          </table:table-cell>
          <table:table-cell/>
          <table:table-cell table:formula="of:=IF([Tabelle1.D596]&lt;&gt;&quot;&quot;;CONCATENATE(&quot;,osmkey:'&quot;;[Tabelle1.D596];&quot;'&quot;);&quot;&quot;)" office:value-type="string" office:string-value=",osmkey:'swisstopo:KANTONSNUM'">
            <text:p>,osmkey:'swisstopo:KANTONSNUM'</text:p>
          </table:table-cell>
          <table:table-cell table:formula="of:=IF([Tabelle1.E596]&lt;&gt;&quot;&quot;;CONCATENATE(&quot;,osmvalue:'&quot;;[Tabelle1.E596];&quot;'&quot;);&quot;&quot;)" office:value-type="string" office:string-value=",osmvalue:'1'">
            <text:p>,osmvalue:'1'</text:p>
          </table:table-cell>
        </table:table-row>
        <table:table-row table:style-name="ro1">
          <table:table-cell/>
          <table:table-cell table:formula="of:=CONCATENATE(&quot;'&quot;;[Tabelle1.A597];&quot;&quot;;[Tabelle1.B597];&quot;':{name:'&quot;;[Tabelle1.C597];&quot;'&quot;;[.D595];[.E595];&quot;},&quot;)" office:value-type="string" office:string-value="'CH20':{name:'Thurgau',osmkey:'swisstopo:KANTONSNUM',osmvalue:'20'},">
            <text:p>'CH20':{name:'Thurgau',osmkey:'swisstopo:KANTONSNUM',osmvalue:'20'},</text:p>
          </table:table-cell>
          <table:table-cell/>
          <table:table-cell table:formula="of:=IF([Tabelle1.D597]&lt;&gt;&quot;&quot;;CONCATENATE(&quot;,osmkey:'&quot;;[Tabelle1.D597];&quot;'&quot;);&quot;&quot;)" office:value-type="string" office:string-value=",osmkey:'swisstopo:KANTONSNUM'">
            <text:p>,osmkey:'swisstopo:KANTONSNUM'</text:p>
          </table:table-cell>
          <table:table-cell table:formula="of:=IF([Tabelle1.E597]&lt;&gt;&quot;&quot;;CONCATENATE(&quot;,osmvalue:'&quot;;[Tabelle1.E597];&quot;'&quot;);&quot;&quot;)" office:value-type="string" office:string-value=",osmvalue:'20'">
            <text:p>,osmvalue:'20'</text:p>
          </table:table-cell>
        </table:table-row>
        <table:table-row table:style-name="ro1">
          <table:table-cell/>
          <table:table-cell table:formula="of:=CONCATENATE(&quot;'&quot;;[Tabelle1.A598];&quot;&quot;;[Tabelle1.B598];&quot;':{name:'&quot;;[Tabelle1.C598];&quot;'&quot;;[.D596];[.E596];&quot;},&quot;)" office:value-type="string" office:string-value="'CH4':{name:'Uri',osmkey:'swisstopo:KANTONSNUM',osmvalue:'4'},">
            <text:p>'CH4':{name:'Uri',osmkey:'swisstopo:KANTONSNUM',osmvalue:'4'},</text:p>
          </table:table-cell>
          <table:table-cell/>
          <table:table-cell table:formula="of:=IF([Tabelle1.D598]&lt;&gt;&quot;&quot;;CONCATENATE(&quot;,osmkey:'&quot;;[Tabelle1.D598];&quot;'&quot;);&quot;&quot;)" office:value-type="string" office:string-value=",osmkey:'swisstopo:KANTONSNUM'">
            <text:p>,osmkey:'swisstopo:KANTONSNUM'</text:p>
          </table:table-cell>
          <table:table-cell table:formula="of:=IF([Tabelle1.E598]&lt;&gt;&quot;&quot;;CONCATENATE(&quot;,osmvalue:'&quot;;[Tabelle1.E598];&quot;'&quot;);&quot;&quot;)" office:value-type="string" office:string-value=",osmvalue:'4'">
            <text:p>,osmvalue:'4'</text:p>
          </table:table-cell>
        </table:table-row>
        <table:table-row table:style-name="ro1">
          <table:table-cell/>
          <table:table-cell table:formula="of:=CONCATENATE(&quot;'&quot;;[Tabelle1.A599];&quot;&quot;;[Tabelle1.B599];&quot;':{name:'&quot;;[Tabelle1.C599];&quot;'&quot;;[.D597];[.E597];&quot;},&quot;)" office:value-type="string" office:string-value="'CH14':{name:'Schaffhausen',osmkey:'swisstopo:KANTONSNUM',osmvalue:'14'},">
            <text:p>'CH14':{name:'Schaffhausen',osmkey:'swisstopo:KANTONSNUM',osmvalue:'14'},</text:p>
          </table:table-cell>
          <table:table-cell/>
          <table:table-cell table:formula="of:=IF([Tabelle1.D599]&lt;&gt;&quot;&quot;;CONCATENATE(&quot;,osmkey:'&quot;;[Tabelle1.D599];&quot;'&quot;);&quot;&quot;)" office:value-type="string" office:string-value=",osmkey:'swisstopo:KANTONSNUM'">
            <text:p>,osmkey:'swisstopo:KANTONSNUM'</text:p>
          </table:table-cell>
          <table:table-cell table:formula="of:=IF([Tabelle1.E599]&lt;&gt;&quot;&quot;;CONCATENATE(&quot;,osmvalue:'&quot;;[Tabelle1.E599];&quot;'&quot;);&quot;&quot;)" office:value-type="string" office:string-value=",osmvalue:'14'">
            <text:p>,osmvalue:'14'</text:p>
          </table:table-cell>
        </table:table-row>
        <table:table-row table:style-name="ro1">
          <table:table-cell/>
          <table:table-cell table:formula="of:=CONCATENATE(&quot;'&quot;;[Tabelle1.A600];&quot;&quot;;[Tabelle1.B600];&quot;':{name:'&quot;;[Tabelle1.C600];&quot;'&quot;;[.D598];[.E598];&quot;},&quot;)" office:value-type="string" office:string-value="'CH26':{name:'Jura',osmkey:'swisstopo:KANTONSNUM',osmvalue:'26'},">
            <text:p>'CH26':{name:'Jura',osmkey:'swisstopo:KANTONSNUM',osmvalue:'26'},</text:p>
          </table:table-cell>
          <table:table-cell/>
          <table:table-cell table:formula="of:=IF([Tabelle1.D600]&lt;&gt;&quot;&quot;;CONCATENATE(&quot;,osmkey:'&quot;;[Tabelle1.D600];&quot;'&quot;);&quot;&quot;)" office:value-type="string" office:string-value=",osmkey:'swisstopo:KANTONSNUM'">
            <text:p>,osmkey:'swisstopo:KANTONSNUM'</text:p>
          </table:table-cell>
          <table:table-cell table:formula="of:=IF([Tabelle1.E600]&lt;&gt;&quot;&quot;;CONCATENATE(&quot;,osmvalue:'&quot;;[Tabelle1.E600];&quot;'&quot;);&quot;&quot;)" office:value-type="string" office:string-value=",osmvalue:'26'">
            <text:p>,osmvalue:'26'</text:p>
          </table:table-cell>
        </table:table-row>
        <table:table-row table:style-name="ro1">
          <table:table-cell/>
          <table:table-cell table:formula="of:=CONCATENATE(&quot;'&quot;;[Tabelle1.A601];&quot;&quot;;[Tabelle1.B601];&quot;':{name:'&quot;;[Tabelle1.C601];&quot;'&quot;;[.D599];[.E599];&quot;},&quot;)" office:value-type="string" office:string-value="'CH10':{name:'Fribourg - Freiburg',osmkey:'swisstopo:KANTONSNUM',osmvalue:'10'},">
            <text:p>'CH10':{name:'Fribourg - Freiburg',osmkey:'swisstopo:KANTONSNUM',osmvalue:'10'},</text:p>
          </table:table-cell>
          <table:table-cell/>
          <table:table-cell table:formula="of:=IF([Tabelle1.D601]&lt;&gt;&quot;&quot;;CONCATENATE(&quot;,osmkey:'&quot;;[Tabelle1.D601];&quot;'&quot;);&quot;&quot;)" office:value-type="string" office:string-value=",osmkey:'swisstopo:KANTONSNUM'">
            <text:p>,osmkey:'swisstopo:KANTONSNUM'</text:p>
          </table:table-cell>
          <table:table-cell table:formula="of:=IF([Tabelle1.E601]&lt;&gt;&quot;&quot;;CONCATENATE(&quot;,osmvalue:'&quot;;[Tabelle1.E601];&quot;'&quot;);&quot;&quot;)" office:value-type="string" office:string-value=",osmvalue:'10'">
            <text:p>,osmvalue:'10'</text:p>
          </table:table-cell>
        </table:table-row>
        <table:table-row table:style-name="ro1">
          <table:table-cell/>
          <table:table-cell table:formula="of:=CONCATENATE(&quot;'&quot;;[Tabelle1.A602];&quot;&quot;;[Tabelle1.B602];&quot;':{name:'&quot;;[Tabelle1.C602];&quot;'&quot;;[.D600];[.E600];&quot;},&quot;)" office:value-type="string" office:string-value="'CH12':{name:'Basel-Stadt',osmkey:'swisstopo:KANTONSNUM',osmvalue:'12'},">
            <text:p>'CH12':{name:'Basel-Stadt',osmkey:'swisstopo:KANTONSNUM',osmvalue:'12'},</text:p>
          </table:table-cell>
          <table:table-cell/>
          <table:table-cell table:formula="of:=IF([Tabelle1.D602]&lt;&gt;&quot;&quot;;CONCATENATE(&quot;,osmkey:'&quot;;[Tabelle1.D602];&quot;'&quot;);&quot;&quot;)" office:value-type="string" office:string-value=",osmkey:'swisstopo:KANTONSNUM'">
            <text:p>,osmkey:'swisstopo:KANTONSNUM'</text:p>
          </table:table-cell>
          <table:table-cell table:formula="of:=IF([Tabelle1.E602]&lt;&gt;&quot;&quot;;CONCATENATE(&quot;,osmvalue:'&quot;;[Tabelle1.E602];&quot;'&quot;);&quot;&quot;)" office:value-type="string" office:string-value=",osmvalue:'12'">
            <text:p>,osmvalue:'12'</text:p>
          </table:table-cell>
        </table:table-row>
        <table:table-row table:style-name="ro1">
          <table:table-cell/>
          <table:table-cell table:formula="of:=CONCATENATE(&quot;'&quot;;[Tabelle1.A603];&quot;&quot;;[Tabelle1.B603];&quot;':{name:'&quot;;[Tabelle1.C603];&quot;'&quot;;[.D601];[.E601];&quot;},&quot;)" office:value-type="string" office:string-value="'CH11':{name:'Solothurn',osmkey:'swisstopo:KANTONSNUM',osmvalue:'11'},">
            <text:p>'CH11':{name:'Solothurn',osmkey:'swisstopo:KANTONSNUM',osmvalue:'11'},</text:p>
          </table:table-cell>
          <table:table-cell/>
          <table:table-cell table:formula="of:=IF([Tabelle1.D603]&lt;&gt;&quot;&quot;;CONCATENATE(&quot;,osmkey:'&quot;;[Tabelle1.D603];&quot;'&quot;);&quot;&quot;)" office:value-type="string" office:string-value=",osmkey:'swisstopo:KANTONSNUM'">
            <text:p>,osmkey:'swisstopo:KANTONSNUM'</text:p>
          </table:table-cell>
          <table:table-cell table:formula="of:=IF([Tabelle1.E603]&lt;&gt;&quot;&quot;;CONCATENATE(&quot;,osmvalue:'&quot;;[Tabelle1.E603];&quot;'&quot;);&quot;&quot;)" office:value-type="string" office:string-value=",osmvalue:'11'">
            <text:p>,osmvalue:'11'</text:p>
          </table:table-cell>
        </table:table-row>
        <table:table-row table:style-name="ro1">
          <table:table-cell/>
          <table:table-cell table:formula="of:=CONCATENATE(&quot;'&quot;;[Tabelle1.A604];&quot;&quot;;[Tabelle1.B604];&quot;':{name:'&quot;;[Tabelle1.C604];&quot;'&quot;;[.D602];[.E602];&quot;},&quot;)" office:value-type="string" office:string-value="'CH25':{name:'Genève',osmkey:'swisstopo:KANTONSNUM',osmvalue:'25'},">
            <text:p>'CH25':{name:'Genève',osmkey:'swisstopo:KANTONSNUM',osmvalue:'25'},</text:p>
          </table:table-cell>
          <table:table-cell/>
          <table:table-cell table:formula="of:=IF([Tabelle1.D604]&lt;&gt;&quot;&quot;;CONCATENATE(&quot;,osmkey:'&quot;;[Tabelle1.D604];&quot;'&quot;);&quot;&quot;)" office:value-type="string" office:string-value=",osmkey:'swisstopo:KANTONSNUM'">
            <text:p>,osmkey:'swisstopo:KANTONSNUM'</text:p>
          </table:table-cell>
          <table:table-cell table:formula="of:=IF([Tabelle1.E604]&lt;&gt;&quot;&quot;;CONCATENATE(&quot;,osmvalue:'&quot;;[Tabelle1.E604];&quot;'&quot;);&quot;&quot;)" office:value-type="string" office:string-value=",osmvalue:'25'">
            <text:p>,osmvalue:'25'</text:p>
          </table:table-cell>
        </table:table-row>
        <table:table-row table:style-name="ro1">
          <table:table-cell/>
          <table:table-cell table:formula="of:=CONCATENATE(&quot;'&quot;;[Tabelle1.A605];&quot;&quot;;[Tabelle1.B605];&quot;':{name:'&quot;;[Tabelle1.C605];&quot;'&quot;;[.D603];[.E603];&quot;},&quot;)" office:value-type="string" office:string-value="'CH24':{name:'Neuchâtel',osmkey:'swisstopo:KANTONSNUM',osmvalue:'24'},">
            <text:p>'CH24':{name:'Neuchâtel',osmkey:'swisstopo:KANTONSNUM',osmvalue:'24'},</text:p>
          </table:table-cell>
          <table:table-cell/>
          <table:table-cell table:formula="of:=IF([Tabelle1.D605]&lt;&gt;&quot;&quot;;CONCATENATE(&quot;,osmkey:'&quot;;[Tabelle1.D605];&quot;'&quot;);&quot;&quot;)" office:value-type="string" office:string-value=",osmkey:'swisstopo:KANTONSNUM'">
            <text:p>,osmkey:'swisstopo:KANTONSNUM'</text:p>
          </table:table-cell>
          <table:table-cell table:formula="of:=IF([Tabelle1.E605]&lt;&gt;&quot;&quot;;CONCATENATE(&quot;,osmvalue:'&quot;;[Tabelle1.E605];&quot;'&quot;);&quot;&quot;)" office:value-type="string" office:string-value=",osmvalue:'24'">
            <text:p>,osmvalue:'24'</text:p>
          </table:table-cell>
        </table:table-row>
        <table:table-row table:style-name="ro1">
          <table:table-cell/>
          <table:table-cell table:formula="of:=CONCATENATE(&quot;'&quot;;[Tabelle1.A606];&quot;&quot;;[Tabelle1.B606];&quot;':{name:'&quot;;[Tabelle1.C606];&quot;'&quot;;[.D604];[.E604];&quot;},&quot;)" office:value-type="string" office:string-value="'CH22':{name:'Vaud',osmkey:'swisstopo:KANTONSNUM',osmvalue:'22'},">
            <text:p>'CH22':{name:'Vaud',osmkey:'swisstopo:KANTONSNUM',osmvalue:'22'},</text:p>
          </table:table-cell>
          <table:table-cell/>
          <table:table-cell table:formula="of:=IF([Tabelle1.D606]&lt;&gt;&quot;&quot;;CONCATENATE(&quot;,osmkey:'&quot;;[Tabelle1.D606];&quot;'&quot;);&quot;&quot;)" office:value-type="string" office:string-value=",osmkey:'swisstopo:KANTONSNUM'">
            <text:p>,osmkey:'swisstopo:KANTONSNUM'</text:p>
          </table:table-cell>
          <table:table-cell table:formula="of:=IF([Tabelle1.E606]&lt;&gt;&quot;&quot;;CONCATENATE(&quot;,osmvalue:'&quot;;[Tabelle1.E606];&quot;'&quot;);&quot;&quot;)" office:value-type="string" office:string-value=",osmvalue:'22'">
            <text:p>,osmvalue:'22'</text:p>
          </table:table-cell>
        </table:table-row>
        <table:table-row table:style-name="ro1">
          <table:table-cell/>
          <table:table-cell table:formula="of:=CONCATENATE(&quot;'&quot;;[Tabelle1.A607];&quot;&quot;;[Tabelle1.B607];&quot;':{name:'&quot;;[Tabelle1.C607];&quot;'&quot;;[.D605];[.E605];&quot;},&quot;)" office:value-type="string" office:string-value="'':{name:''},">
            <text:p>'':{name:''},</text:p>
          </table:table-cell>
          <table:table-cell/>
          <table:table-cell table:formula="of:=IF([Tabelle1.D607]&lt;&gt;&quot;&quot;;CONCATENATE(&quot;,osmkey:'&quot;;[Tabelle1.D607];&quot;'&quot;);&quot;&quot;)">
            <text:p/>
          </table:table-cell>
          <table:table-cell table:formula="of:=IF([Tabelle1.E607]&lt;&gt;&quot;&quot;;CONCATENATE(&quot;,osmvalue:'&quot;;[Tabelle1.E607];&quot;'&quot;);&quot;&quot;)">
            <text:p/>
          </table:table-cell>
        </table:table-row>
        <table:table-row table:style-name="ro1">
          <table:table-cell/>
          <table:table-cell table:formula="of:=CONCATENATE(&quot;'&quot;;[Tabelle1.A608];&quot;&quot;;[Tabelle1.B608];&quot;':{name:'&quot;;[Tabelle1.C608];&quot;'&quot;;[.D606];[.E606];&quot;},&quot;)" office:value-type="string" office:string-value="'':{name:''},">
            <text:p>'':{name:''},</text:p>
          </table:table-cell>
          <table:table-cell/>
          <table:table-cell table:formula="of:=IF([Tabelle1.D608]&lt;&gt;&quot;&quot;;CONCATENATE(&quot;,osmkey:'&quot;;[Tabelle1.D608];&quot;'&quot;);&quot;&quot;)">
            <text:p/>
          </table:table-cell>
          <table:table-cell table:formula="of:=IF([Tabelle1.E608]&lt;&gt;&quot;&quot;;CONCATENATE(&quot;,osmvalue:'&quot;;[Tabelle1.E608];&quot;'&quot;);&quot;&quot;)">
            <text:p/>
          </table:table-cell>
        </table:table-row>
        <table:table-row table:style-name="ro1" table:number-rows-repeated="13">
          <table:table-cell table:number-columns-repeated="5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formula="of:=IF([Tabelle1.D612]&lt;&gt;&quot;&quot;;CONCATENATE(&quot;,osmkey:'&quot;;[Tabelle1.D612];&quot;'&quot;);&quot;&quot;)">
            <text:p/>
          </table:table-cell>
          <table:table-cell table:formula="of:=IF([Tabelle1.E612]&lt;&gt;&quot;&quot;;CONCATENATE(&quot;,osmvalue:'&quot;;[Tabelle1.E612];&quot;'&quot;);&quot;&quot;)">
            <text:p/>
          </table:table-cell>
        </table:table-row>
        <table:table-row table:style-name="ro1">
          <table:table-cell table:number-columns-repeated="3"/>
          <table:table-cell table:formula="of:=IF([Tabelle1.D613]&lt;&gt;&quot;&quot;;CONCATENATE(&quot;,osmkey:'&quot;;[Tabelle1.D613];&quot;'&quot;);&quot;&quot;)">
            <text:p/>
          </table:table-cell>
          <table:table-cell table:formula="of:=IF([Tabelle1.E613]&lt;&gt;&quot;&quot;;CONCATENATE(&quot;,osmvalue:'&quot;;[Tabelle1.E613];&quot;'&quot;);&quot;&quot;)">
            <text:p/>
          </table:table-cell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name="__Anonymous_Sheet_DB__1" table:target-range-address="Tabelle1.B1:Tabelle1.E1048424" table:display-filter-buttons="true"/>
        <table:database-range table:name="__Anonymous_Sheet_DB__2" table:target-range-address="Tabelle2.A1:Tabelle2.E104849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3">13.07.2015</text:date>, <text:time>09:05:3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0T19:07:06</meta:creation-date>
    <dc:date>2015-07-13T09:05:36</dc:date>
    <meta:editing-duration>P1DT17H49M44S</meta:editing-duration>
    <meta:editing-cycles>1</meta:editing-cycles>
    <meta:document-statistic meta:table-count="3" meta:cell-count="4839" meta:object-count="0"/>
    <meta:generator>OpenOffice/4.1.1$Unix OpenOffice.org_project/411m6$Build-9775</meta:generator>
    <meta:user-defined meta:name=""/>
  </office:meta>
</office:document-meta>
</file>